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409in"/>
    </style:style>
    <style:style style:name="co6" style:family="table-column">
      <style:table-column-properties fo:break-before="auto" style:column-width="1.1744in"/>
    </style:style>
    <style:style style:name="co7" style:family="table-column">
      <style:table-column-properties fo:break-before="auto" style:column-width="1.683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Cell_20_Count">
      <style:table-properties table:display="true" style:writing-mode="lr-tb"/>
    </style:style>
    <style:style style:name="ta2" style:family="table" style:master-page-name="PageStyle_5f_Integral_20_of_20_Cell_20_Curve">
      <style:table-properties table:display="true" style:writing-mode="lr-tb"/>
    </style:style>
    <style:style style:name="ta3" style:family="table" style:master-page-name="PageStyle_5f_Processing_20_Cell_20_Count_20_For_20_Agg">
      <style:table-properties table:display="true" style:writing-mode="lr-tb"/>
    </style:style>
    <style:style style:name="ta4" style:family="table" style:master-page-name="PageStyle_5f_aggregated_20_Integral_20_of_20_Cell_20_Cur">
      <style:table-properties table:display="true" style:writing-mode="lr-tb"/>
    </style:style>
    <style:style style:name="ta5" style:family="table" style:master-page-name="PageStyle_5f_Mass_20_Spec_20_Summary">
      <style:table-properties table:display="true" style:writing-mode="lr-tb"/>
    </style:style>
    <style:style style:name="ta6" style:family="table" style:master-page-name="PageStyle_5f_NMR_5f_Summary">
      <style:table-properties table:display="true" style:writing-mode="lr-tb"/>
    </style:style>
    <style:style style:name="ta7" style:family="table" style:master-page-name="PageStyle_5f_Metabolite_20_Change">
      <style:table-properties table:display="true" style:writing-mode="lr-tb"/>
    </style:style>
    <style:style style:name="ta8" style:family="table" style:master-page-name="PageStyle_5f_Flux_5f_Data">
      <style:table-properties table:display="true" style:writing-mode="lr-tb"/>
    </style:style>
    <style:style style:name="ta9" style:family="table" style:master-page-name="PageStyle_5f_flux_5f_data_5f_aggregate">
      <style:table-properties table:display="true" style:writing-mode="lr-tb"/>
    </style:style>
    <style:style style:name="ta10" style:family="table" style:master-page-name="PageStyle_5f_Biomass_5f_aggregate">
      <style:table-properties table:display="true" style:writing-mode="lr-tb"/>
    </style:style>
    <style:style style:name="ta11" style:family="table" style:master-page-name="PageStyle_5f_AA_5f_analysi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61" number:language="en" number:country="US">
      <number:scientific-number number:decimal-places="2" number:min-integer-digits="1" number:min-exponent-digits="2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 style:data-style-name="N8061"/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Excel_20_Built-in_20_Normal" style:data-style-name="N8002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Excel_20_Built-in_20_Normal" style:data-style-name="N8002"/>
    <style:style style:name="ce11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 style:data-style-name="N8141"/>
    <style:style style:name="T1" style:family="text">
      <style:text-properties style:use-window-font-color="true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ell Count" table:style-name="ta1" table:print="false">
        <office:forms form:automatic-focus="false" form:apply-design-mode="false"/>
        <table:table-column table:style-name="co1" table:number-columns-repeated="13" table:default-cell-style-name="Excel_20_Built-in_20_Normal"/>
        <table:table-column table:style-name="co2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/>
          <table:table-cell table:style-name="ce1" office:value-type="string" table:number-columns-spanned="3" table:number-rows-spanned="1">
            <text:p>Day</text:p>
          </table:table-cell>
          <table:covered-table-cell table:number-columns-repeated="2" table:style-name="ce3"/>
          <table:table-cell table:number-columns-repeated="2"/>
          <table:table-cell table:style-name="ce1" table:number-columns-spanned="3" table:number-rows-spanned="1"/>
          <table:covered-table-cell table:number-columns-repeated="2"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office:value-type="string">
            <text:p>Mou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B6 1</text:p>
          </table:table-cell>
          <table:table-cell table:style-name="ce2" office:value-type="float" office:value="160000">
            <text:p>1.60E+05</text:p>
          </table:table-cell>
          <table:table-cell table:style-name="ce2" office:value-type="float" office:value="451000">
            <text:p>4.51E+05</text:p>
          </table:table-cell>
          <table:table-cell table:style-name="ce2" office:value-type="float" office:value="500000">
            <text:p>5.00E+05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B6 2</text:p>
          </table:table-cell>
          <table:table-cell table:style-name="ce2" office:value-type="float" office:value="194000">
            <text:p>1.94E+05</text:p>
          </table:table-cell>
          <table:table-cell table:style-name="ce2" office:value-type="float" office:value="658000">
            <text:p>6.58E+05</text:p>
          </table:table-cell>
          <table:table-cell table:style-name="ce2" office:value-type="float" office:value="504000">
            <text:p>5.04E+05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B6 3</text:p>
          </table:table-cell>
          <table:table-cell table:style-name="ce2" office:value-type="float" office:value="147000">
            <text:p>1.47E+05</text:p>
          </table:table-cell>
          <table:table-cell table:style-name="ce2" office:value-type="float" office:value="793000">
            <text:p>7.93E+05</text:p>
          </table:table-cell>
          <table:table-cell table:style-name="ce2" office:value-type="float" office:value="1060000">
            <text:p>1.06E+06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B6 4</text:p>
          </table:table-cell>
          <table:table-cell table:style-name="ce2" office:value-type="float" office:value="190000">
            <text:p>1.90E+05</text:p>
          </table:table-cell>
          <table:table-cell table:style-name="ce2" office:value-type="float" office:value="818000">
            <text:p>8.18E+05</text:p>
          </table:table-cell>
          <table:table-cell table:style-name="ce2" office:value-type="float" office:value="434000">
            <text:p>4.34E+05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TC 1</text:p>
          </table:table-cell>
          <table:table-cell table:style-name="ce2" office:value-type="float" office:value="56000">
            <text:p>5.60E+04</text:p>
          </table:table-cell>
          <table:table-cell table:style-name="ce2" office:value-type="float" office:value="1350000">
            <text:p>1.35E+06</text:p>
          </table:table-cell>
          <table:table-cell table:style-name="ce2" office:value-type="float" office:value="442000">
            <text:p>4.42E+05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TC 2</text:p>
          </table:table-cell>
          <table:table-cell table:style-name="ce2" office:value-type="float" office:value="56000">
            <text:p>5.60E+04</text:p>
          </table:table-cell>
          <table:table-cell table:style-name="ce2" office:value-type="float" office:value="1200000">
            <text:p>1.20E+06</text:p>
          </table:table-cell>
          <table:table-cell table:style-name="ce2" office:value-type="float" office:value="1100000">
            <text:p>1.10E+06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TC 3</text:p>
          </table:table-cell>
          <table:table-cell table:style-name="ce2" office:value-type="float" office:value="99000">
            <text:p>9.90E+04</text:p>
          </table:table-cell>
          <table:table-cell table:style-name="ce2" office:value-type="float" office:value="1250000">
            <text:p>1.25E+06</text:p>
          </table:table-cell>
          <table:table-cell table:style-name="ce2" office:value-type="float" office:value="1580000">
            <text:p>1.58E+06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TC 4</text:p>
          </table:table-cell>
          <table:table-cell table:style-name="ce2" office:value-type="float" office:value="244000">
            <text:p>2.44E+05</text:p>
          </table:table-cell>
          <table:table-cell table:style-name="ce2" office:value-type="float" office:value="1200000">
            <text:p>1.20E+06</text:p>
          </table:table-cell>
          <table:table-cell table:style-name="ce2" office:value-type="float" office:value="1550000">
            <text:p>1.55E+06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gral of Cell Curve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table:style-name="ce1" office:value-type="string" table:number-columns-spanned="3" table:number-rows-spanned="1">
            <text:p>2-3 Day Cell Count</text:p>
          </table:table-cell>
          <table:covered-table-cell table:number-columns-repeated="2" table:style-name="ce3"/>
          <table:table-cell table:number-columns-repeated="1020"/>
        </table:table-row>
        <table:table-row table:style-name="ro1">
          <table:table-cell office:value-type="string">
            <text:p>Mous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ount</text:p>
          </table:table-cell>
          <table:table-cell table:number-columns-repeated="1020"/>
        </table:table-row>
        <table:table-row table:style-name="ro1">
          <table:table-cell office:value-type="string">
            <text:p>B6 1</text:p>
          </table:table-cell>
          <table:table-cell table:number-matrix-columns-spanned="2" table:number-matrix-rows-spanned="1" table:formula="of:=LINEST(LOG([$'Cell Count'.B3:.C3];2);[$'Cell Count'.$B$2:.$C$2])" office:value-type="float" office:value="1.49505552836802">
            <text:p>1.4950555284</text:p>
          </table:table-cell>
          <table:table-cell office:value-type="float" office:value="14.2976013228134">
            <text:p>14.2976013228</text:p>
          </table:table-cell>
          <table:table-cell table:formula="of:=2^[.C3]*(2^([.B3]*3)-2^([.B3]*2))/([.B3]*LOG(2;EXP(1)))" office:value-type="float" office:value="280808.470944864">
            <text:p>280808.470944864</text:p>
          </table:table-cell>
          <table:table-cell/>
          <table:table-cell table:style-name="ce2" table:formula="of:=[.D3]/[.D$3]" office:value-type="float" office:value="1">
            <text:p>1.00E+00</text:p>
          </table:table-cell>
          <table:table-cell table:number-columns-repeated="1018"/>
        </table:table-row>
        <table:table-row table:style-name="ro1">
          <table:table-cell office:value-type="string">
            <text:p>B6 2</text:p>
          </table:table-cell>
          <table:table-cell table:number-matrix-columns-spanned="2" table:number-matrix-rows-spanned="1" table:formula="of:=LINEST(LOG([$'Cell Count'.B4:.C4];2);[$'Cell Count'.$B$2:.$C$2])" office:value-type="float" office:value="1.76203093154811">
            <text:p>1.7620309315</text:p>
          </table:table-cell>
          <table:table-cell office:value-type="float" office:value="14.041635263753">
            <text:p>14.0416352638</text:p>
          </table:table-cell>
          <table:table-cell table:formula="of:=2^[.C4]*(2^([.B4]*3)-2^([.B4]*2))/([.B4]*LOG(2;EXP(1)))" office:value-type="float" office:value="379908.483436404">
            <text:p>379908.483436404</text:p>
          </table:table-cell>
          <table:table-cell/>
          <table:table-cell table:style-name="ce2" table:formula="of:=[.D4]/[.D$3]" office:value-type="float" office:value="1.35290962611665">
            <text:p>1.35E+00</text:p>
          </table:table-cell>
          <table:table-cell table:number-columns-repeated="1018"/>
        </table:table-row>
        <table:table-row table:style-name="ro1">
          <table:table-cell office:value-type="string">
            <text:p>B6 3</text:p>
          </table:table-cell>
          <table:table-cell table:number-matrix-columns-spanned="2" table:number-matrix-rows-spanned="1" table:formula="of:=LINEST(LOG([$'Cell Count'.B5:.C5];2);[$'Cell Count'.$B$2:.$C$2])" office:value-type="float" office:value="2.43150471086762">
            <text:p>2.4315047109</text:p>
          </table:table-cell>
          <table:table-cell office:value-type="float" office:value="12.3024472077632">
            <text:p>12.3024472078</text:p>
          </table:table-cell>
          <table:table-cell table:formula="of:=2^[.C5]*(2^([.B5]*3)-2^([.B5]*2))/([.B5]*LOG(2;EXP(1)))" office:value-type="float" office:value="383293.929988611">
            <text:p>383293.929988611</text:p>
          </table:table-cell>
          <table:table-cell/>
          <table:table-cell table:style-name="ce2" table:formula="of:=[.D5]/[.D$3]" office:value-type="float" office:value="1.36496569600947">
            <text:p>1.36E+00</text:p>
          </table:table-cell>
          <table:table-cell table:number-columns-repeated="1018"/>
        </table:table-row>
        <table:table-row table:style-name="ro1">
          <table:table-cell office:value-type="string">
            <text:p>B6 4</text:p>
          </table:table-cell>
          <table:table-cell table:number-matrix-columns-spanned="2" table:number-matrix-rows-spanned="1" table:formula="of:=LINEST(LOG([$'Cell Count'.B6:.C6];2);[$'Cell Count'.$B$2:.$C$2])" office:value-type="float" office:value="2.1061014246108">
            <text:p>2.1061014246</text:p>
          </table:table-cell>
          <table:table-cell office:value-type="float" office:value="13.3234370437714">
            <text:p>13.3234370438</text:p>
          </table:table-cell>
          <table:table-cell table:formula="of:=2^[.C6]*(2^([.B6]*3)-2^([.B6]*2))/([.B6]*LOG(2;EXP(1)))" office:value-type="float" office:value="430184.641200599">
            <text:p>430184.641200599</text:p>
          </table:table-cell>
          <table:table-cell/>
          <table:table-cell table:style-name="ce2" table:formula="of:=[.D6]/[.D$3]" office:value-type="float" office:value="1.5319503708457">
            <text:p>1.53E+00</text:p>
          </table:table-cell>
          <table:table-cell table:number-columns-repeated="1018"/>
        </table:table-row>
        <table:table-row table:style-name="ro1">
          <table:table-cell office:value-type="string">
            <text:p>TC 1</text:p>
          </table:table-cell>
          <table:table-cell table:number-matrix-columns-spanned="2" table:number-matrix-rows-spanned="1" table:formula="of:=LINEST(LOG([$'Cell Count'.B7:.C7];2);[$'Cell Count'.$B$2:.$C$2])" office:value-type="float" office:value="4.59138876988059">
            <text:p>4.5913887699</text:p>
          </table:table-cell>
          <table:table-cell office:value-type="float" office:value="6.59036166695852">
            <text:p>6.590361667</text:p>
          </table:table-cell>
          <table:table-cell table:formula="of:=2^[.C7]*(2^([.B7]*3)-2^([.B7]*2))/([.B7]*LOG(2;EXP(1)))" office:value-type="float" office:value="406597.540847946">
            <text:p>406597.540847946</text:p>
          </table:table-cell>
          <table:table-cell/>
          <table:table-cell table:style-name="ce2" table:formula="of:=[.D7]/[.D$7]" office:value-type="float" office:value="1">
            <text:p>1.00E+00</text:p>
          </table:table-cell>
          <table:table-cell table:number-columns-repeated="1018"/>
        </table:table-row>
        <table:table-row table:style-name="ro1">
          <table:table-cell office:value-type="string">
            <text:p>TC 2</text:p>
          </table:table-cell>
          <table:table-cell table:number-matrix-columns-spanned="2" table:number-matrix-rows-spanned="1" table:formula="of:=LINEST(LOG([$'Cell Count'.B8:.C8];2);[$'Cell Count'.$B$2:.$C$2])" office:value-type="float" office:value="4.42146376843827">
            <text:p>4.4214637684</text:p>
          </table:table-cell>
          <table:table-cell office:value-type="float" office:value="6.93021166984315">
            <text:p>6.9302116698</text:p>
          </table:table-cell>
          <table:table-cell table:formula="of:=2^[.C8]*(2^([.B8]*3)-2^([.B8]*2))/([.B8]*LOG(2;EXP(1)))" office:value-type="float" office:value="373279.803525323">
            <text:p>373279.803525323</text:p>
          </table:table-cell>
          <table:table-cell/>
          <table:table-cell table:style-name="ce2" table:formula="of:=[.D8]/[.D$7]" office:value-type="float" office:value="0.918057208970965">
            <text:p>9.18E-01</text:p>
          </table:table-cell>
          <table:table-cell table:number-columns-repeated="1018"/>
        </table:table-row>
        <table:table-row table:style-name="ro1">
          <table:table-cell office:value-type="string">
            <text:p>TC 3</text:p>
          </table:table-cell>
          <table:table-cell table:number-matrix-columns-spanned="2" table:number-matrix-rows-spanned="1" table:formula="of:=LINEST(LOG([$'Cell Count'.B9:.C9];2);[$'Cell Count'.$B$2:.$C$2])" office:value-type="float" office:value="3.65835575946984">
            <text:p>3.6583557595</text:p>
          </table:table-cell>
          <table:table-cell office:value-type="float" office:value="9.27842938580201">
            <text:p>9.2784293858</text:p>
          </table:table-cell>
          <table:table-cell table:formula="of:=2^[.C9]*(2^([.B9]*3)-2^([.B9]*2))/([.B9]*LOG(2;EXP(1)))" office:value-type="float" office:value="453903.912369594">
            <text:p>453903.912369594</text:p>
          </table:table-cell>
          <table:table-cell/>
          <table:table-cell table:style-name="ce2" table:formula="of:=[.D9]/[.D$7]" office:value-type="float" office:value="1.11634691991248">
            <text:p>1.12E+00</text:p>
          </table:table-cell>
          <table:table-cell table:number-columns-repeated="1018"/>
        </table:table-row>
        <table:table-row table:style-name="ro1">
          <table:table-cell office:value-type="string">
            <text:p>TC 4</text:p>
          </table:table-cell>
          <table:table-cell table:number-matrix-columns-spanned="2" table:number-matrix-rows-spanned="1" table:formula="of:=LINEST(LOG([$'Cell Count'.B10:.C10];2);[$'Cell Count'.$B$2:.$C$2])" office:value-type="float" office:value="2.29808135293299">
            <text:p>2.2980813529</text:p>
          </table:table-cell>
          <table:table-cell office:value-type="float" office:value="13.300358916359">
            <text:p>13.3003589164</text:p>
          </table:table-cell>
          <table:table-cell table:formula="of:=2^[.C10]*(2^([.B10]*3)-2^([.B10]*2))/([.B10]*LOG(2;EXP(1)))" office:value-type="float" office:value="600159.980119757">
            <text:p>600159.980119757</text:p>
          </table:table-cell>
          <table:table-cell/>
          <table:table-cell table:style-name="ce2" table:formula="of:=[.D10]/[.D$7]" office:value-type="float" office:value="1.47605413172973">
            <text:p>1.48E+0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ssing Cell Count For Agg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table:style-name="ce1" office:value-type="string" table:number-columns-spanned="3" table:number-rows-spanned="1">
            <text:p>Day</text:p>
          </table:table-cell>
          <table:covered-table-cell table:number-columns-repeated="2" table:style-name="ce3"/>
          <table:table-cell table:number-columns-repeated="1020"/>
        </table:table-row>
        <table:table-row table:style-name="ro1">
          <table:table-cell office:value-type="string">
            <text:p>Mou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B6 1</text:p>
          </table:table-cell>
          <table:table-cell table:style-name="ce2" office:value-type="float" office:value="160000">
            <text:p>1.60E+05</text:p>
          </table:table-cell>
          <table:table-cell table:style-name="ce2" office:value-type="float" office:value="451000">
            <text:p>4.51E+05</text:p>
          </table:table-cell>
          <table:table-cell table:style-name="ce2" office:value-type="float" office:value="500000">
            <text:p>5.00E+05</text:p>
          </table:table-cell>
          <table:table-cell table:number-columns-repeated="1020"/>
        </table:table-row>
        <table:table-row table:style-name="ro1">
          <table:table-cell office:value-type="string">
            <text:p>B6 2</text:p>
          </table:table-cell>
          <table:table-cell table:style-name="ce2" office:value-type="float" office:value="194000">
            <text:p>1.94E+05</text:p>
          </table:table-cell>
          <table:table-cell table:style-name="ce2" office:value-type="float" office:value="658000">
            <text:p>6.58E+05</text:p>
          </table:table-cell>
          <table:table-cell table:style-name="ce2" office:value-type="float" office:value="504000">
            <text:p>5.04E+05</text:p>
          </table:table-cell>
          <table:table-cell table:number-columns-repeated="1020"/>
        </table:table-row>
        <table:table-row table:style-name="ro1">
          <table:table-cell office:value-type="string">
            <text:p>B6 3</text:p>
          </table:table-cell>
          <table:table-cell table:style-name="ce2" office:value-type="float" office:value="147000">
            <text:p>1.47E+05</text:p>
          </table:table-cell>
          <table:table-cell table:style-name="ce2" office:value-type="float" office:value="793000">
            <text:p>7.93E+05</text:p>
          </table:table-cell>
          <table:table-cell table:style-name="ce2" office:value-type="float" office:value="1060000">
            <text:p>1.06E+06</text:p>
          </table:table-cell>
          <table:table-cell table:number-columns-repeated="1020"/>
        </table:table-row>
        <table:table-row table:style-name="ro1">
          <table:table-cell office:value-type="string">
            <text:p>B6 4</text:p>
          </table:table-cell>
          <table:table-cell table:style-name="ce2" office:value-type="float" office:value="190000">
            <text:p>1.90E+05</text:p>
          </table:table-cell>
          <table:table-cell table:style-name="ce2" office:value-type="float" office:value="818000">
            <text:p>8.18E+05</text:p>
          </table:table-cell>
          <table:table-cell table:style-name="ce2" office:value-type="float" office:value="434000">
            <text:p>4.34E+05</text:p>
          </table:table-cell>
          <table:table-cell table:number-columns-repeated="1020"/>
        </table:table-row>
        <table:table-row table:style-name="ro1">
          <table:table-cell office:value-type="string">
            <text:p>TC 1</text:p>
          </table:table-cell>
          <table:table-cell table:style-name="ce2" office:value-type="float" office:value="56000">
            <text:p>5.60E+04</text:p>
          </table:table-cell>
          <table:table-cell table:style-name="ce2" office:value-type="float" office:value="1350000">
            <text:p>1.35E+06</text:p>
          </table:table-cell>
          <table:table-cell table:style-name="ce2" office:value-type="float" office:value="442000">
            <text:p>4.42E+05</text:p>
          </table:table-cell>
          <table:table-cell table:number-columns-repeated="1020"/>
        </table:table-row>
        <table:table-row table:style-name="ro1">
          <table:table-cell office:value-type="string">
            <text:p>TC 2</text:p>
          </table:table-cell>
          <table:table-cell table:style-name="ce2" office:value-type="float" office:value="56000">
            <text:p>5.60E+04</text:p>
          </table:table-cell>
          <table:table-cell table:style-name="ce2" office:value-type="float" office:value="1200000">
            <text:p>1.20E+06</text:p>
          </table:table-cell>
          <table:table-cell table:style-name="ce2" office:value-type="float" office:value="1100000">
            <text:p>1.10E+06</text:p>
          </table:table-cell>
          <table:table-cell table:number-columns-repeated="1020"/>
        </table:table-row>
        <table:table-row table:style-name="ro1">
          <table:table-cell office:value-type="string">
            <text:p>TC 3</text:p>
          </table:table-cell>
          <table:table-cell table:style-name="ce2" office:value-type="float" office:value="99000">
            <text:p>9.90E+04</text:p>
          </table:table-cell>
          <table:table-cell table:style-name="ce2" office:value-type="float" office:value="1250000">
            <text:p>1.25E+06</text:p>
          </table:table-cell>
          <table:table-cell table:style-name="ce2" office:value-type="float" office:value="1580000">
            <text:p>1.58E+06</text:p>
          </table:table-cell>
          <table:table-cell table:number-columns-repeated="1020"/>
        </table:table-row>
        <table:table-row table:style-name="ro1">
          <table:table-cell office:value-type="string">
            <text:p>TC 4</text:p>
          </table:table-cell>
          <table:table-cell table:style-name="ce2" office:value-type="float" office:value="244000">
            <text:p>2.44E+05</text:p>
          </table:table-cell>
          <table:table-cell table:style-name="ce2" office:value-type="float" office:value="1200000">
            <text:p>1.20E+06</text:p>
          </table:table-cell>
          <table:table-cell table:style-name="ce2" office:value-type="float" office:value="1550000">
            <text:p>1.55E+06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6 1</text:p>
          </table:table-cell>
          <table:table-cell table:style-name="ce2" table:formula="of:=[.B3]/[.$B3]" office:value-type="float" office:value="1">
            <text:p>1.00E+00</text:p>
          </table:table-cell>
          <table:table-cell table:style-name="ce2" table:formula="of:=[.C3]/[.$B3]" office:value-type="float" office:value="2.81875">
            <text:p>2.82E+00</text:p>
          </table:table-cell>
          <table:table-cell table:style-name="ce2" table:formula="of:=[.D3]/[.$B3]" office:value-type="float" office:value="3.125">
            <text:p>3.13E+00</text:p>
          </table:table-cell>
          <table:table-cell table:number-columns-repeated="1020"/>
        </table:table-row>
        <table:table-row table:style-name="ro1">
          <table:table-cell office:value-type="string">
            <text:p>B6 2</text:p>
          </table:table-cell>
          <table:table-cell table:style-name="ce2" table:formula="of:=[.B4]/[.$B4]" office:value-type="float" office:value="1">
            <text:p>1.00E+00</text:p>
          </table:table-cell>
          <table:table-cell table:style-name="ce2" table:formula="of:=[.C4]/[.$B4]" office:value-type="float" office:value="3.39175257731959">
            <text:p>3.39E+00</text:p>
          </table:table-cell>
          <table:table-cell table:style-name="ce2" table:formula="of:=[.D4]/[.$B4]" office:value-type="float" office:value="2.5979381443299">
            <text:p>2.60E+00</text:p>
          </table:table-cell>
          <table:table-cell table:number-columns-repeated="1020"/>
        </table:table-row>
        <table:table-row table:style-name="ro1">
          <table:table-cell office:value-type="string">
            <text:p>B6 3</text:p>
          </table:table-cell>
          <table:table-cell table:style-name="ce2" table:formula="of:=[.B5]/[.$B5]" office:value-type="float" office:value="1">
            <text:p>1.00E+00</text:p>
          </table:table-cell>
          <table:table-cell table:style-name="ce2" table:formula="of:=[.C5]/[.$B5]" office:value-type="float" office:value="5.39455782312925">
            <text:p>5.39E+00</text:p>
          </table:table-cell>
          <table:table-cell table:style-name="ce2" table:formula="of:=[.D5]/[.$B5]" office:value-type="float" office:value="7.2108843537415">
            <text:p>7.21E+00</text:p>
          </table:table-cell>
          <table:table-cell table:number-columns-repeated="1020"/>
        </table:table-row>
        <table:table-row table:style-name="ro1">
          <table:table-cell office:value-type="string">
            <text:p>B6 4</text:p>
          </table:table-cell>
          <table:table-cell table:style-name="ce2" table:formula="of:=[.B6]/[.$B6]" office:value-type="float" office:value="1">
            <text:p>1.00E+00</text:p>
          </table:table-cell>
          <table:table-cell table:style-name="ce2" table:formula="of:=[.C6]/[.$B6]" office:value-type="float" office:value="4.30526315789474">
            <text:p>4.31E+00</text:p>
          </table:table-cell>
          <table:table-cell table:style-name="ce2" table:formula="of:=[.D6]/[.$B6]" office:value-type="float" office:value="2.28421052631579">
            <text:p>2.28E+00</text:p>
          </table:table-cell>
          <table:table-cell table:number-columns-repeated="1020"/>
        </table:table-row>
        <table:table-row table:style-name="ro1">
          <table:table-cell office:value-type="string">
            <text:p>TC 1</text:p>
          </table:table-cell>
          <table:table-cell table:style-name="ce2" table:formula="of:=[.B7]/[.$B7]" office:value-type="float" office:value="1">
            <text:p>1.00E+00</text:p>
          </table:table-cell>
          <table:table-cell table:style-name="ce2" table:formula="of:=[.C7]/[.$B7]" office:value-type="float" office:value="24.1071428571429">
            <text:p>2.41E+01</text:p>
          </table:table-cell>
          <table:table-cell table:style-name="ce2" table:formula="of:=[.D7]/[.$B7]" office:value-type="float" office:value="7.89285714285714">
            <text:p>7.89E+00</text:p>
          </table:table-cell>
          <table:table-cell table:number-columns-repeated="1020"/>
        </table:table-row>
        <table:table-row table:style-name="ro1">
          <table:table-cell office:value-type="string">
            <text:p>TC 2</text:p>
          </table:table-cell>
          <table:table-cell table:style-name="ce2" table:formula="of:=[.B8]/[.$B8]" office:value-type="float" office:value="1">
            <text:p>1.00E+00</text:p>
          </table:table-cell>
          <table:table-cell table:style-name="ce2" table:formula="of:=[.C8]/[.$B8]" office:value-type="float" office:value="21.4285714285714">
            <text:p>2.14E+01</text:p>
          </table:table-cell>
          <table:table-cell table:style-name="ce2" table:formula="of:=[.D8]/[.$B8]" office:value-type="float" office:value="19.6428571428571">
            <text:p>1.96E+01</text:p>
          </table:table-cell>
          <table:table-cell table:number-columns-repeated="1020"/>
        </table:table-row>
        <table:table-row table:style-name="ro1">
          <table:table-cell office:value-type="string">
            <text:p>TC 3</text:p>
          </table:table-cell>
          <table:table-cell table:style-name="ce2" table:formula="of:=[.B9]/[.$B9]" office:value-type="float" office:value="1">
            <text:p>1.00E+00</text:p>
          </table:table-cell>
          <table:table-cell table:style-name="ce2" table:formula="of:=[.C9]/[.$B9]" office:value-type="float" office:value="12.6262626262626">
            <text:p>1.26E+01</text:p>
          </table:table-cell>
          <table:table-cell table:style-name="ce2" table:formula="of:=[.D9]/[.$B9]" office:value-type="float" office:value="15.959595959596">
            <text:p>1.60E+01</text:p>
          </table:table-cell>
          <table:table-cell table:number-columns-repeated="1020"/>
        </table:table-row>
        <table:table-row table:style-name="ro1">
          <table:table-cell office:value-type="string">
            <text:p>TC 4</text:p>
          </table:table-cell>
          <table:table-cell table:style-name="ce2" table:formula="of:=[.B10]/[.$B10]" office:value-type="float" office:value="1">
            <text:p>1.00E+00</text:p>
          </table:table-cell>
          <table:table-cell table:style-name="ce2" table:formula="of:=[.C10]/[.$B10]" office:value-type="float" office:value="4.91803278688525">
            <text:p>4.92E+00</text:p>
          </table:table-cell>
          <table:table-cell table:style-name="ce2" table:formula="of:=[.D10]/[.$B10]" office:value-type="float" office:value="6.35245901639344">
            <text:p>6.35E+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6</text:p>
          </table:table-cell>
          <table:table-cell table:style-name="ce2" table:number-matrix-columns-spanned="1" table:number-matrix-rows-spanned="1" table:formula="of:=AVERAGE(LOG([.B14:.B17];2))" office:value-type="float" office:value="0">
            <text:p>0.00E+00</text:p>
          </table:table-cell>
          <table:table-cell table:style-name="ce2" table:number-matrix-columns-spanned="1" table:number-matrix-rows-spanned="1" table:formula="of:=AVERAGE(LOG([.C14:.C17];2))" office:value-type="float" office:value="1.94867314884864">
            <text:p>1.95E+00</text:p>
          </table:table-cell>
          <table:table-cell table:number-columns-repeated="1021"/>
        </table:table-row>
        <table:table-row table:style-name="ro1">
          <table:table-cell office:value-type="string">
            <text:p>TC</text:p>
          </table:table-cell>
          <table:table-cell table:style-name="ce2" table:number-matrix-columns-spanned="1" table:number-matrix-rows-spanned="1" table:formula="of:=AVERAGE(LOG([.B15:.B18];2))" office:value-type="float" office:value="0">
            <text:p>0.00E+00</text:p>
          </table:table-cell>
          <table:table-cell table:style-name="ce2" table:number-matrix-columns-spanned="1" table:number-matrix-rows-spanned="1" table:formula="of:=AVERAGE(LOG([.C15:.C18];2))" office:value-type="float" office:value="2.72275645922678">
            <text:p>2.72E+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matrix-columns-spanned="2" table:number-matrix-rows-spanned="1" table:formula="of:=LINEST([.B24:.C24];[.$B$2:.$C$2])" office:value-type="float" office:value="1.94867314884864">
            <text:p>1.9486731488</text:p>
          </table:table-cell>
          <table:table-cell office:value-type="float" office:value="-3.89734629769727">
            <text:p>-3.8973462977</text:p>
          </table:table-cell>
          <table:table-cell table:formula="of:=2^[.C28]*(2^([.B28]*3)-2^([.B28]*2))/([.B28]*LOG(2;EXP(1)))" office:value-type="float" office:value="2.11753669906376">
            <text:p>2.1175366991</text:p>
          </table:table-cell>
          <table:table-cell table:style-name="ce2" table:formula="of:=[.D28]*AVERAGE([.B3:.B6])" office:value-type="float" office:value="365804.464763265">
            <text:p>3.66E+05</text:p>
          </table:table-cell>
          <table:table-cell table:style-name="ce2" table:formula="of:=LN(2)/(24/[.B28])" office:value-type="float" office:value="0.0562798874565543">
            <text:p>5.63E-02</text:p>
          </table:table-cell>
          <table:table-cell table:number-columns-repeated="1018"/>
        </table:table-row>
        <table:table-row table:style-name="ro1">
          <table:table-cell/>
          <table:table-cell table:number-matrix-columns-spanned="2" table:number-matrix-rows-spanned="1" table:formula="of:=LINEST([.B25:.C25];[.$B$2:.$C$2])" office:value-type="float" office:value="2.72275645922678">
            <text:p>2.7227564592</text:p>
          </table:table-cell>
          <table:table-cell office:value-type="float" office:value="-5.44551291845356">
            <text:p>-5.4455129185</text:p>
          </table:table-cell>
          <table:table-cell table:formula="of:=2^[.C29]*(2^([.B29]*3)-2^([.B29]*2))/([.B29]*LOG(2;EXP(1)))" office:value-type="float" office:value="2.96795156391619">
            <text:p>2.9679515639</text:p>
          </table:table-cell>
          <table:table-cell table:style-name="ce2" table:formula="of:=[.D29]*AVERAGE([.B7:.B10])" office:value-type="float" office:value="337604.490395467">
            <text:p>3.38E+05</text:p>
          </table:table-cell>
          <table:table-cell table:style-name="ce2" table:formula="of:=LN(2)/(24/[.B29])" office:value-type="float" office:value="0.0786362901276843">
            <text:p>7.86E-02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gregated Integral of Cell Cur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table:style-name="ce1" office:value-type="string" table:number-columns-spanned="3" table:number-rows-spanned="1">
            <text:p>2-3 Day Cell Count</text:p>
          </table:table-cell>
          <table:covered-table-cell table:number-columns-repeated="2" table:style-name="ce3"/>
          <table:table-cell table:number-columns-repeated="1020"/>
        </table:table-row>
        <table:table-row table:style-name="ro1">
          <table:table-cell office:value-type="string">
            <text:p>Mous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ount</text:p>
          </table:table-cell>
          <table:table-cell table:number-columns-repeated="1020"/>
        </table:table-row>
        <table:table-row table:style-name="ro1">
          <table:table-cell office:value-type="string">
            <text:p>B6 1</text:p>
          </table:table-cell>
          <table:table-cell table:number-matrix-columns-spanned="2" table:number-matrix-rows-spanned="1" table:formula="of:=LINEST(LOG([$'Cell Count'.B3:.C3];2);[$'Cell Count'.$B$2:.$C$2])" office:value-type="float" office:value="1.49505552836802">
            <text:p>1.4950555284</text:p>
          </table:table-cell>
          <table:table-cell office:value-type="float" office:value="14.2976013228134">
            <text:p>14.2976013228</text:p>
          </table:table-cell>
          <table:table-cell table:formula="of:=2^[.C3]*(2^([.B3]*3)-2^([.B3]*2))/([.B3]*LOG(2;EXP(1)))" office:value-type="float" office:value="280808.470944864">
            <text:p>280808.470944864</text:p>
          </table:table-cell>
          <table:table-cell/>
          <table:table-cell table:style-name="ce2" table:formula="of:=[.D3]/[.D$3]" office:value-type="float" office:value="1">
            <text:p>1.00E+00</text:p>
          </table:table-cell>
          <table:table-cell table:number-columns-repeated="1018"/>
        </table:table-row>
        <table:table-row table:style-name="ro1">
          <table:table-cell office:value-type="string">
            <text:p>B6 2</text:p>
          </table:table-cell>
          <table:table-cell table:number-matrix-columns-spanned="2" table:number-matrix-rows-spanned="1" table:formula="of:=LINEST(LOG([$'Cell Count'.B4:.C4];2);[$'Cell Count'.$B$2:.$C$2])" office:value-type="float" office:value="1.76203093154811">
            <text:p>1.7620309315</text:p>
          </table:table-cell>
          <table:table-cell office:value-type="float" office:value="14.041635263753">
            <text:p>14.0416352638</text:p>
          </table:table-cell>
          <table:table-cell table:formula="of:=2^[.C4]*(2^([.B4]*3)-2^([.B4]*2))/([.B4]*LOG(2;EXP(1)))" office:value-type="float" office:value="379908.483436404">
            <text:p>379908.483436404</text:p>
          </table:table-cell>
          <table:table-cell/>
          <table:table-cell table:style-name="ce2" table:formula="of:=[.D4]/[.D$3]" office:value-type="float" office:value="1.35290962611665">
            <text:p>1.35E+00</text:p>
          </table:table-cell>
          <table:table-cell table:number-columns-repeated="1018"/>
        </table:table-row>
        <table:table-row table:style-name="ro1">
          <table:table-cell office:value-type="string">
            <text:p>B6 3</text:p>
          </table:table-cell>
          <table:table-cell table:number-matrix-columns-spanned="2" table:number-matrix-rows-spanned="1" table:formula="of:=LINEST(LOG([$'Cell Count'.B5:.C5];2);[$'Cell Count'.$B$2:.$C$2])" office:value-type="float" office:value="2.43150471086762">
            <text:p>2.4315047109</text:p>
          </table:table-cell>
          <table:table-cell office:value-type="float" office:value="12.3024472077632">
            <text:p>12.3024472078</text:p>
          </table:table-cell>
          <table:table-cell table:formula="of:=2^[.C5]*(2^([.B5]*3)-2^([.B5]*2))/([.B5]*LOG(2;EXP(1)))" office:value-type="float" office:value="383293.929988611">
            <text:p>383293.929988611</text:p>
          </table:table-cell>
          <table:table-cell/>
          <table:table-cell table:style-name="ce2" table:formula="of:=[.D5]/[.D$3]" office:value-type="float" office:value="1.36496569600947">
            <text:p>1.36E+00</text:p>
          </table:table-cell>
          <table:table-cell table:number-columns-repeated="1018"/>
        </table:table-row>
        <table:table-row table:style-name="ro1">
          <table:table-cell office:value-type="string">
            <text:p>B6 4</text:p>
          </table:table-cell>
          <table:table-cell table:number-matrix-columns-spanned="2" table:number-matrix-rows-spanned="1" table:formula="of:=LINEST(LOG([$'Cell Count'.B6:.C6];2);[$'Cell Count'.$B$2:.$C$2])" office:value-type="float" office:value="2.1061014246108">
            <text:p>2.1061014246</text:p>
          </table:table-cell>
          <table:table-cell office:value-type="float" office:value="13.3234370437714">
            <text:p>13.3234370438</text:p>
          </table:table-cell>
          <table:table-cell table:formula="of:=2^[.C6]*(2^([.B6]*3)-2^([.B6]*2))/([.B6]*LOG(2;EXP(1)))" office:value-type="float" office:value="430184.641200599">
            <text:p>430184.641200599</text:p>
          </table:table-cell>
          <table:table-cell/>
          <table:table-cell table:style-name="ce2" table:formula="of:=[.D6]/[.D$3]" office:value-type="float" office:value="1.5319503708457">
            <text:p>1.53E+00</text:p>
          </table:table-cell>
          <table:table-cell table:number-columns-repeated="1018"/>
        </table:table-row>
        <table:table-row table:style-name="ro1">
          <table:table-cell office:value-type="string">
            <text:p>TC 1</text:p>
          </table:table-cell>
          <table:table-cell table:number-matrix-columns-spanned="2" table:number-matrix-rows-spanned="1" table:formula="of:=LINEST(LOG([$'Cell Count'.B7:.C7];2);[$'Cell Count'.$B$2:.$C$2])" office:value-type="float" office:value="4.59138876988059">
            <text:p>4.5913887699</text:p>
          </table:table-cell>
          <table:table-cell office:value-type="float" office:value="6.59036166695852">
            <text:p>6.590361667</text:p>
          </table:table-cell>
          <table:table-cell table:formula="of:=2^[.C7]*(2^([.B7]*3)-2^([.B7]*2))/([.B7]*LOG(2;EXP(1)))" office:value-type="float" office:value="406597.540847946">
            <text:p>406597.540847946</text:p>
          </table:table-cell>
          <table:table-cell/>
          <table:table-cell table:style-name="ce2" table:formula="of:=[.D7]/[.D$7]" office:value-type="float" office:value="1">
            <text:p>1.00E+00</text:p>
          </table:table-cell>
          <table:table-cell table:number-columns-repeated="1018"/>
        </table:table-row>
        <table:table-row table:style-name="ro1">
          <table:table-cell office:value-type="string">
            <text:p>TC 2</text:p>
          </table:table-cell>
          <table:table-cell table:number-matrix-columns-spanned="2" table:number-matrix-rows-spanned="1" table:formula="of:=LINEST(LOG([$'Cell Count'.B8:.C8];2);[$'Cell Count'.$B$2:.$C$2])" office:value-type="float" office:value="4.42146376843827">
            <text:p>4.4214637684</text:p>
          </table:table-cell>
          <table:table-cell office:value-type="float" office:value="6.93021166984315">
            <text:p>6.9302116698</text:p>
          </table:table-cell>
          <table:table-cell table:formula="of:=2^[.C8]*(2^([.B8]*3)-2^([.B8]*2))/([.B8]*LOG(2;EXP(1)))" office:value-type="float" office:value="373279.803525323">
            <text:p>373279.803525323</text:p>
          </table:table-cell>
          <table:table-cell/>
          <table:table-cell table:style-name="ce2" table:formula="of:=[.D8]/[.D$7]" office:value-type="float" office:value="0.918057208970965">
            <text:p>9.18E-01</text:p>
          </table:table-cell>
          <table:table-cell table:number-columns-repeated="1018"/>
        </table:table-row>
        <table:table-row table:style-name="ro1">
          <table:table-cell office:value-type="string">
            <text:p>TC 3</text:p>
          </table:table-cell>
          <table:table-cell table:number-matrix-columns-spanned="2" table:number-matrix-rows-spanned="1" table:formula="of:=LINEST(LOG([$'Cell Count'.B9:.C9];2);[$'Cell Count'.$B$2:.$C$2])" office:value-type="float" office:value="3.65835575946984">
            <text:p>3.6583557595</text:p>
          </table:table-cell>
          <table:table-cell office:value-type="float" office:value="9.27842938580201">
            <text:p>9.2784293858</text:p>
          </table:table-cell>
          <table:table-cell table:formula="of:=2^[.C9]*(2^([.B9]*3)-2^([.B9]*2))/([.B9]*LOG(2;EXP(1)))" office:value-type="float" office:value="453903.912369594">
            <text:p>453903.912369594</text:p>
          </table:table-cell>
          <table:table-cell/>
          <table:table-cell table:style-name="ce2" table:formula="of:=[.D9]/[.D$7]" office:value-type="float" office:value="1.11634691991248">
            <text:p>1.12E+00</text:p>
          </table:table-cell>
          <table:table-cell table:number-columns-repeated="1018"/>
        </table:table-row>
        <table:table-row table:style-name="ro1">
          <table:table-cell office:value-type="string">
            <text:p>TC 4</text:p>
          </table:table-cell>
          <table:table-cell table:number-matrix-columns-spanned="2" table:number-matrix-rows-spanned="1" table:formula="of:=LINEST(LOG([$'Cell Count'.B10:.C10];2);[$'Cell Count'.$B$2:.$C$2])" office:value-type="float" office:value="2.29808135293299">
            <text:p>2.2980813529</text:p>
          </table:table-cell>
          <table:table-cell office:value-type="float" office:value="13.300358916359">
            <text:p>13.3003589164</text:p>
          </table:table-cell>
          <table:table-cell table:formula="of:=2^[.C10]*(2^([.B10]*3)-2^([.B10]*2))/([.B10]*LOG(2;EXP(1)))" office:value-type="float" office:value="600159.980119757">
            <text:p>600159.980119757</text:p>
          </table:table-cell>
          <table:table-cell/>
          <table:table-cell table:style-name="ce2" table:formula="of:=[.D10]/[.D$7]" office:value-type="float" office:value="1.47605413172973">
            <text:p>1.48E+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number-matrix-columns-spanned="2" table:number-matrix-rows-spanned="1" table:formula="of:=LOG([$'Cell Count'.B3:.C3];2)" office:value-type="float" office:value="17.2877123795495">
            <text:p>17.2877123795</text:p>
          </table:table-cell>
          <table:table-cell office:value-type="float" office:value="18.7827679079175">
            <text:p>18.7827679079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s Spec Summary" table:style-name="ta5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4" office:value-type="string">
            <text:p>Notes:</text:p>
          </table:table-cell>
          <table:table-cell table:style-name="ce5" office:value-type="string">
            <text:p>Concentrations are in <text:span text:style-name="T1">µ</text:span><text:span text:style-name="T2">M </text:span></text:p>
          </table:table-cell>
          <table:table-cell table:style-name="ce5" table:number-columns-repeated="44"/>
          <table:table-cell table:number-columns-repeated="978"/>
        </table:table-row>
        <table:table-row table:style-name="ro1">
          <table:table-cell table:style-name="ce5"/>
          <table:table-cell table:style-name="ce5" office:value-type="string">
            <text:p>ND = not detected</text:p>
          </table:table-cell>
          <table:table-cell table:style-name="ce5" table:number-columns-repeated="44"/>
          <table:table-cell table:number-columns-repeated="978"/>
        </table:table-row>
        <table:table-row table:style-name="ro1">
          <table:table-cell table:style-name="ce5"/>
          <table:table-cell table:style-name="ce5" office:value-type="string">
            <text:p>LLOQ is 5 uM, some reported values are &lt;LLOQ</text:p>
          </table:table-cell>
          <table:table-cell table:style-name="ce5" table:number-columns-repeated="44"/>
          <table:table-cell table:number-columns-repeated="978"/>
        </table:table-row>
        <table:table-row table:style-name="ro1" table:number-rows-repeated="4">
          <table:table-cell table:style-name="ce5" table:number-columns-repeated="46"/>
          <table:table-cell table:number-columns-repeated="978"/>
        </table:table-row>
        <table:table-row table:style-name="ro1">
          <table:table-cell table:style-name="ce6" office:value-type="string">
            <text:p>Sample ID</text:p>
          </table:table-cell>
          <table:table-cell table:style-name="ce8" office:value-type="string">
            <text:p>Histidine</text:p>
          </table:table-cell>
          <table:table-cell table:style-name="ce8" office:value-type="string">
            <text:p>3-Methyl_Histidine</text:p>
          </table:table-cell>
          <table:table-cell table:style-name="ce8" office:value-type="string">
            <text:p>Hydroxyproline</text:p>
          </table:table-cell>
          <table:table-cell table:style-name="ce8" office:value-type="string">
            <text:p>1-Methyl_Histidine</text:p>
          </table:table-cell>
          <table:table-cell table:style-name="ce8" office:value-type="string">
            <text:p>Asparagine</text:p>
          </table:table-cell>
          <table:table-cell table:style-name="ce8" office:value-type="string">
            <text:p>Phosphoethanolamine</text:p>
          </table:table-cell>
          <table:table-cell table:style-name="ce8" office:value-type="string">
            <text:p>Arginine</text:p>
          </table:table-cell>
          <table:table-cell table:style-name="ce8" office:value-type="string">
            <text:p>Carnosine</text:p>
          </table:table-cell>
          <table:table-cell table:style-name="ce8" office:value-type="string">
            <text:p>Taurine</text:p>
          </table:table-cell>
          <table:table-cell table:style-name="ce8" office:value-type="string">
            <text:p>Anserine</text:p>
          </table:table-cell>
          <table:table-cell table:style-name="ce8" office:value-type="string">
            <text:p>Serine</text:p>
          </table:table-cell>
          <table:table-cell table:style-name="ce8" office:value-type="string">
            <text:p>Glutamine</text:p>
          </table:table-cell>
          <table:table-cell table:style-name="ce8" office:value-type="string">
            <text:p>S-sulfocysteine</text:p>
          </table:table-cell>
          <table:table-cell table:style-name="ce8" office:value-type="string">
            <text:p>Argininosuccinic_Acid</text:p>
          </table:table-cell>
          <table:table-cell table:style-name="ce8" office:value-type="string">
            <text:p>Ethanolamine</text:p>
          </table:table-cell>
          <table:table-cell table:style-name="ce8" office:value-type="string">
            <text:p>Glycine</text:p>
          </table:table-cell>
          <table:table-cell table:style-name="ce8" office:value-type="string">
            <text:p>Aspartic_Acid</text:p>
          </table:table-cell>
          <table:table-cell table:style-name="ce8" office:value-type="string">
            <text:p>Citrulline</text:p>
          </table:table-cell>
          <table:table-cell table:style-name="ce8" office:value-type="string">
            <text:p>Alanine</text:p>
          </table:table-cell>
          <table:table-cell table:style-name="ce8" office:value-type="string">
            <text:p>Beta_Alanine</text:p>
          </table:table-cell>
          <table:table-cell table:style-name="ce8" office:value-type="string">
            <text:p>Glutamic_Acid</text:p>
          </table:table-cell>
          <table:table-cell table:style-name="ce8" office:value-type="string">
            <text:p>Sarcosine</text:p>
          </table:table-cell>
          <table:table-cell table:style-name="ce8" office:value-type="string">
            <text:p>Cystine</text:p>
          </table:table-cell>
          <table:table-cell table:style-name="ce8" office:value-type="string">
            <text:p>Threonine</text:p>
          </table:table-cell>
          <table:table-cell table:style-name="ce8" office:value-type="string">
            <text:p>Homocitrulline</text:p>
          </table:table-cell>
          <table:table-cell table:style-name="ce8" office:value-type="string">
            <text:p>Gamma_Aminobutyric_Acid</text:p>
          </table:table-cell>
          <table:table-cell table:style-name="ce8" office:value-type="string">
            <text:p>Hydroxylysine</text:p>
          </table:table-cell>
          <table:table-cell table:style-name="ce8" office:value-type="string">
            <text:p>Alpha_Aminoadipic_Acid</text:p>
          </table:table-cell>
          <table:table-cell table:style-name="ce8" office:value-type="string">
            <text:p>Beta_Aminoisobutyric_Acid</text:p>
          </table:table-cell>
          <table:table-cell table:style-name="ce8" office:value-type="string">
            <text:p>Glycyl_Proline</text:p>
          </table:table-cell>
          <table:table-cell table:style-name="ce8" office:value-type="string">
            <text:p>Proline</text:p>
          </table:table-cell>
          <table:table-cell table:style-name="ce8" office:value-type="string">
            <text:p>Valine</text:p>
          </table:table-cell>
          <table:table-cell table:style-name="ce8" office:value-type="string">
            <text:p>Cystathionine</text:p>
          </table:table-cell>
          <table:table-cell table:style-name="ce8" office:value-type="string">
            <text:p>L-ornithine</text:p>
          </table:table-cell>
          <table:table-cell table:style-name="ce8" office:value-type="string">
            <text:p>Alpha_Aminobutyric_Acid</text:p>
          </table:table-cell>
          <table:table-cell table:style-name="ce8" office:value-type="string">
            <text:p>Lysine</text:p>
          </table:table-cell>
          <table:table-cell table:style-name="ce8" office:value-type="string">
            <text:p>Tyrosine</text:p>
          </table:table-cell>
          <table:table-cell table:style-name="ce8" office:value-type="string">
            <text:p>Methionine</text:p>
          </table:table-cell>
          <table:table-cell table:style-name="ce8" office:value-type="string">
            <text:p>Homocystine</text:p>
          </table:table-cell>
          <table:table-cell table:style-name="ce8" office:value-type="string">
            <text:p>Kynurenine</text:p>
          </table:table-cell>
          <table:table-cell table:style-name="ce8" office:value-type="string">
            <text:p>Isoleucine</text:p>
          </table:table-cell>
          <table:table-cell table:style-name="ce8" office:value-type="string">
            <text:p>All-isoleucine</text:p>
          </table:table-cell>
          <table:table-cell table:style-name="ce8" office:value-type="string">
            <text:p>Leucine</text:p>
          </table:table-cell>
          <table:table-cell table:style-name="ce8" office:value-type="string">
            <text:p>Phenylalanine</text:p>
          </table:table-cell>
          <table:table-cell table:style-name="ce8" office:value-type="string">
            <text:p>Tryptophan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2</text:p>
          </table:table-cell>
          <table:table-cell table:style-name="ce9" office:value-type="float" office:value="88.6593655852921">
            <text:p>88.66</text:p>
          </table:table-cell>
          <table:table-cell table:style-name="ce9" office:value-type="float" office:value="6.20317136023757">
            <text:p>6.20</text:p>
          </table:table-cell>
          <table:table-cell table:style-name="ce11" office:value-type="float" office:value="178.090197182888">
            <text:p>178.09</text:p>
          </table:table-cell>
          <table:table-cell table:style-name="ce9" office:value-type="float" office:value="5.8317813961859">
            <text:p>5.83</text:p>
          </table:table-cell>
          <table:table-cell table:style-name="ce9" office:value-type="float" office:value="238.389425282147">
            <text:p>238.39</text:p>
          </table:table-cell>
          <table:table-cell table:style-name="ce9" office:value-type="float" office:value="0.435092350104184">
            <text:p>0.44</text:p>
          </table:table-cell>
          <table:table-cell table:style-name="ce9" office:value-type="float" office:value="446.30325177745">
            <text:p>446.30</text:p>
          </table:table-cell>
          <table:table-cell table:style-name="ce11" office:value-type="float" office:value="0.488408899959383">
            <text:p>0.49</text:p>
          </table:table-cell>
          <table:table-cell table:style-name="ce11" office:value-type="float" office:value="14.1914476684626">
            <text:p>14.19</text:p>
          </table:table-cell>
          <table:table-cell table:style-name="ce11" office:value-type="float" office:value="12.2137916902243">
            <text:p>12.21</text:p>
          </table:table-cell>
          <table:table-cell table:style-name="ce9" office:value-type="float" office:value="290.104296585685">
            <text:p>290.10</text:p>
          </table:table-cell>
          <table:table-cell table:style-name="ce11" office:value-type="float" office:value="2399.12059841479">
            <text:p>2399.12</text:p>
          </table:table-cell>
          <table:table-cell table:style-name="ce9" office:value-type="float" office:value="4.91766530287417">
            <text:p>4.92</text:p>
          </table:table-cell>
          <table:table-cell table:style-name="ce9" office:value-type="float" office:value="8.61033288375082">
            <text:p>8.61</text:p>
          </table:table-cell>
          <table:table-cell table:style-name="ce9" office:value-type="string">
            <text:p>ND</text:p>
          </table:table-cell>
          <table:table-cell table:style-name="ce9" office:value-type="float" office:value="193.275316309925">
            <text:p>193.28</text:p>
          </table:table-cell>
          <table:table-cell table:style-name="ce11" office:value-type="float" office:value="269.729318380087">
            <text:p>269.73</text:p>
          </table:table-cell>
          <table:table-cell table:style-name="ce11" office:value-type="float" office:value="11.286975892188">
            <text:p>11.29</text:p>
          </table:table-cell>
          <table:table-cell table:style-name="ce9" office:value-type="float" office:value="136.408462721517">
            <text:p>136.41</text:p>
          </table:table-cell>
          <table:table-cell table:style-name="ce9" office:value-type="float" office:value="4.91338599143843">
            <text:p>4.91</text:p>
          </table:table-cell>
          <table:table-cell table:style-name="ce11" office:value-type="float" office:value="454.353322795975">
            <text:p>454.35</text:p>
          </table:table-cell>
          <table:table-cell table:style-name="ce11" office:value-type="float" office:value="0.162653698054041">
            <text:p>0.16</text:p>
          </table:table-cell>
          <table:table-cell table:style-name="ce11" office:value-type="float" office:value="115.442204265178">
            <text:p>115.44</text:p>
          </table:table-cell>
          <table:table-cell table:style-name="ce11" office:value-type="float" office:value="167.310199045944">
            <text:p>167.31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860514767968">
            <text:p>1.08</text:p>
          </table:table-cell>
          <table:table-cell table:style-name="ce11" office:value-type="float" office:value="2.58671666469745">
            <text:p>2.59</text:p>
          </table:table-cell>
          <table:table-cell table:style-name="ce9" office:value-type="string">
            <text:p>ND</text:p>
          </table:table-cell>
          <table:table-cell table:style-name="ce11" office:value-type="float" office:value="3.10882530376946">
            <text:p>3.11</text:p>
          </table:table-cell>
          <table:table-cell table:style-name="ce11" office:value-type="float" office:value="187.075594605547">
            <text:p>187.08</text:p>
          </table:table-cell>
          <table:table-cell table:style-name="ce9" office:value-type="float" office:value="197.927582708611">
            <text:p>197.93</text:p>
          </table:table-cell>
          <table:table-cell table:style-name="ce9" office:value-type="string">
            <text:p>ND</text:p>
          </table:table-cell>
          <table:table-cell table:style-name="ce11" office:value-type="float" office:value="950.851272358122">
            <text:p>950.85</text:p>
          </table:table-cell>
          <table:table-cell table:style-name="ce11" office:value-type="float" office:value="1.32495138739239">
            <text:p>1.32</text:p>
          </table:table-cell>
          <table:table-cell table:style-name="ce11" office:value-type="float" office:value="231.004210256835">
            <text:p>231.00</text:p>
          </table:table-cell>
          <table:table-cell table:style-name="ce11" office:value-type="float" office:value="105.756261401902">
            <text:p>105.76</text:p>
          </table:table-cell>
          <table:table-cell table:style-name="ce11" office:value-type="float" office:value="86.5065806002446">
            <text:p>86.51</text:p>
          </table:table-cell>
          <table:table-cell table:style-name="ce12" office:value-type="float" office:value="1.24870768542255">
            <text:p>1.249</text:p>
          </table:table-cell>
          <table:table-cell table:style-name="ce12" office:value-type="float" office:value="3.85081019259086">
            <text:p>3.851</text:p>
          </table:table-cell>
          <table:table-cell table:style-name="ce12" office:value-type="float" office:value="446.523296383834">
            <text:p>446.523</text:p>
          </table:table-cell>
          <table:table-cell table:style-name="ce12" office:value-type="float" office:value="479.954591497305">
            <text:p>479.955</text:p>
          </table:table-cell>
          <table:table-cell table:style-name="ce12" office:value-type="float" office:value="365.271322153829">
            <text:p>365.271</text:p>
          </table:table-cell>
          <table:table-cell table:style-name="ce12" office:value-type="float" office:value="98.0842742216283">
            <text:p>98.084</text:p>
          </table:table-cell>
          <table:table-cell table:style-name="ce12" office:value-type="float" office:value="21.9307639818988">
            <text:p>21.93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2</text:p>
          </table:table-cell>
          <table:table-cell table:style-name="ce9" office:value-type="float" office:value="83.8145782199976">
            <text:p>83.81</text:p>
          </table:table-cell>
          <table:table-cell table:style-name="ce9" office:value-type="float" office:value="6.57565884769854">
            <text:p>6.58</text:p>
          </table:table-cell>
          <table:table-cell table:style-name="ce11" office:value-type="float" office:value="155.95288137499">
            <text:p>155.95</text:p>
          </table:table-cell>
          <table:table-cell table:style-name="ce9" office:value-type="float" office:value="6.40874120349669">
            <text:p>6.41</text:p>
          </table:table-cell>
          <table:table-cell table:style-name="ce9" office:value-type="float" office:value="224.803372367604">
            <text:p>224.80</text:p>
          </table:table-cell>
          <table:table-cell table:style-name="ce9" office:value-type="float" office:value="0.528057944227901">
            <text:p>0.53</text:p>
          </table:table-cell>
          <table:table-cell table:style-name="ce9" office:value-type="float" office:value="391.076623065078">
            <text:p>391.08</text:p>
          </table:table-cell>
          <table:table-cell table:style-name="ce11" office:value-type="float" office:value="0.891974649614772">
            <text:p>0.89</text:p>
          </table:table-cell>
          <table:table-cell table:style-name="ce11" office:value-type="float" office:value="13.2371446459449">
            <text:p>13.24</text:p>
          </table:table-cell>
          <table:table-cell table:style-name="ce11" office:value-type="float" office:value="10.0144075493307">
            <text:p>10.01</text:p>
          </table:table-cell>
          <table:table-cell table:style-name="ce9" office:value-type="float" office:value="268.008985057779">
            <text:p>268.01</text:p>
          </table:table-cell>
          <table:table-cell table:style-name="ce11" office:value-type="float" office:value="2272.83594877679">
            <text:p>2272.84</text:p>
          </table:table-cell>
          <table:table-cell table:style-name="ce9" office:value-type="float" office:value="5.27042631741306">
            <text:p>5.27</text:p>
          </table:table-cell>
          <table:table-cell table:style-name="ce9" office:value-type="float" office:value="8.73664813625025">
            <text:p>8.74</text:p>
          </table:table-cell>
          <table:table-cell table:style-name="ce9" office:value-type="string">
            <text:p>ND</text:p>
          </table:table-cell>
          <table:table-cell table:style-name="ce9" office:value-type="float" office:value="182.13952551691">
            <text:p>182.14</text:p>
          </table:table-cell>
          <table:table-cell table:style-name="ce11" office:value-type="float" office:value="252.029853159862">
            <text:p>252.03</text:p>
          </table:table-cell>
          <table:table-cell table:style-name="ce11" office:value-type="float" office:value="10.5698981261423">
            <text:p>10.57</text:p>
          </table:table-cell>
          <table:table-cell table:style-name="ce9" office:value-type="float" office:value="130.896102198357">
            <text:p>130.90</text:p>
          </table:table-cell>
          <table:table-cell table:style-name="ce9" office:value-type="float" office:value="4.31494974214643">
            <text:p>4.31</text:p>
          </table:table-cell>
          <table:table-cell table:style-name="ce11" office:value-type="float" office:value="416.158632942258">
            <text:p>416.16</text:p>
          </table:table-cell>
          <table:table-cell table:style-name="ce11" office:value-type="float" office:value="0.170711227610839">
            <text:p>0.17</text:p>
          </table:table-cell>
          <table:table-cell table:style-name="ce11" office:value-type="float" office:value="100.566041996847">
            <text:p>100.57</text:p>
          </table:table-cell>
          <table:table-cell table:style-name="ce11" office:value-type="float" office:value="158.866710650108">
            <text:p>158.87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3090948953008">
            <text:p>1.03</text:p>
          </table:table-cell>
          <table:table-cell table:style-name="ce11" office:value-type="float" office:value="2.44921519707721">
            <text:p>2.45</text:p>
          </table:table-cell>
          <table:table-cell table:style-name="ce9" office:value-type="string">
            <text:p>ND</text:p>
          </table:table-cell>
          <table:table-cell table:style-name="ce11" office:value-type="float" office:value="3.08157817363202">
            <text:p>3.08</text:p>
          </table:table-cell>
          <table:table-cell table:style-name="ce11" office:value-type="float" office:value="175.510684607472">
            <text:p>175.51</text:p>
          </table:table-cell>
          <table:table-cell table:style-name="ce9" office:value-type="float" office:value="164.350786793339">
            <text:p>164.35</text:p>
          </table:table-cell>
          <table:table-cell table:style-name="ce9" office:value-type="string">
            <text:p>ND</text:p>
          </table:table-cell>
          <table:table-cell table:style-name="ce11" office:value-type="float" office:value="946.416539355049">
            <text:p>946.42</text:p>
          </table:table-cell>
          <table:table-cell table:style-name="ce11" office:value-type="string">
            <text:p>ND</text:p>
          </table:table-cell>
          <table:table-cell table:style-name="ce11" office:value-type="float" office:value="215.745527037427">
            <text:p>215.75</text:p>
          </table:table-cell>
          <table:table-cell table:style-name="ce11" office:value-type="float" office:value="99.6612654006126">
            <text:p>99.66</text:p>
          </table:table-cell>
          <table:table-cell table:style-name="ce11" office:value-type="float" office:value="80.4397041801509">
            <text:p>80.44</text:p>
          </table:table-cell>
          <table:table-cell table:style-name="ce12" office:value-type="float" office:value="1.24884036395406">
            <text:p>1.249</text:p>
          </table:table-cell>
          <table:table-cell table:style-name="ce12" office:value-type="float" office:value="3.98057360341575">
            <text:p>3.981</text:p>
          </table:table-cell>
          <table:table-cell table:style-name="ce12" office:value-type="float" office:value="410.52951825584">
            <text:p>410.530</text:p>
          </table:table-cell>
          <table:table-cell table:style-name="ce12" office:value-type="float" office:value="441.098199462425">
            <text:p>441.098</text:p>
          </table:table-cell>
          <table:table-cell table:style-name="ce12" office:value-type="float" office:value="329.416140997453">
            <text:p>329.416</text:p>
          </table:table-cell>
          <table:table-cell table:style-name="ce12" office:value-type="float" office:value="92.3007352975493">
            <text:p>92.301</text:p>
          </table:table-cell>
          <table:table-cell table:style-name="ce12" office:value-type="float" office:value="20.5999276351475">
            <text:p>20.600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2</text:p>
          </table:table-cell>
          <table:table-cell table:style-name="ce9" office:value-type="float" office:value="83.7428356289086">
            <text:p>83.74</text:p>
          </table:table-cell>
          <table:table-cell table:style-name="ce9" office:value-type="float" office:value="6.55602440161599">
            <text:p>6.56</text:p>
          </table:table-cell>
          <table:table-cell table:style-name="ce11" office:value-type="float" office:value="153.479751224529">
            <text:p>153.48</text:p>
          </table:table-cell>
          <table:table-cell table:style-name="ce9" office:value-type="float" office:value="6.35712668405356">
            <text:p>6.36</text:p>
          </table:table-cell>
          <table:table-cell table:style-name="ce9" office:value-type="float" office:value="222.699191425955">
            <text:p>222.70</text:p>
          </table:table-cell>
          <table:table-cell table:style-name="ce9" office:value-type="float" office:value="0.526853739801287">
            <text:p>0.53</text:p>
          </table:table-cell>
          <table:table-cell table:style-name="ce9" office:value-type="float" office:value="385.442492263363">
            <text:p>385.44</text:p>
          </table:table-cell>
          <table:table-cell table:style-name="ce11" office:value-type="float" office:value="0.762984242987978">
            <text:p>0.76</text:p>
          </table:table-cell>
          <table:table-cell table:style-name="ce11" office:value-type="float" office:value="13.2930448023323">
            <text:p>13.29</text:p>
          </table:table-cell>
          <table:table-cell table:style-name="ce11" office:value-type="float" office:value="24.7033006270559">
            <text:p>24.70</text:p>
          </table:table-cell>
          <table:table-cell table:style-name="ce9" office:value-type="float" office:value="267.356417233001">
            <text:p>267.36</text:p>
          </table:table-cell>
          <table:table-cell table:style-name="ce11" office:value-type="float" office:value="2272.7586053371">
            <text:p>2272.76</text:p>
          </table:table-cell>
          <table:table-cell table:style-name="ce9" office:value-type="float" office:value="5.28720721827609">
            <text:p>5.29</text:p>
          </table:table-cell>
          <table:table-cell table:style-name="ce9" office:value-type="float" office:value="8.94822807255208">
            <text:p>8.95</text:p>
          </table:table-cell>
          <table:table-cell table:style-name="ce9" office:value-type="string">
            <text:p>ND</text:p>
          </table:table-cell>
          <table:table-cell table:style-name="ce9" office:value-type="float" office:value="180.439411985858">
            <text:p>180.44</text:p>
          </table:table-cell>
          <table:table-cell table:style-name="ce11" office:value-type="float" office:value="247.655602860744">
            <text:p>247.66</text:p>
          </table:table-cell>
          <table:table-cell table:style-name="ce11" office:value-type="float" office:value="10.2033206092879">
            <text:p>10.20</text:p>
          </table:table-cell>
          <table:table-cell table:style-name="ce9" office:value-type="float" office:value="126.143539338735">
            <text:p>126.14</text:p>
          </table:table-cell>
          <table:table-cell table:style-name="ce9" office:value-type="float" office:value="4.33055612857129">
            <text:p>4.33</text:p>
          </table:table-cell>
          <table:table-cell table:style-name="ce11" office:value-type="float" office:value="409.982114419324">
            <text:p>409.98</text:p>
          </table:table-cell>
          <table:table-cell table:style-name="ce11" office:value-type="float" office:value="0.168440486237871">
            <text:p>0.17</text:p>
          </table:table-cell>
          <table:table-cell table:style-name="ce11" office:value-type="float" office:value="99.9174704804579">
            <text:p>99.92</text:p>
          </table:table-cell>
          <table:table-cell table:style-name="ce11" office:value-type="float" office:value="158.794365155641">
            <text:p>158.7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1950285025921">
            <text:p>1.02</text:p>
          </table:table-cell>
          <table:table-cell table:style-name="ce11" office:value-type="float" office:value="2.36305422433479">
            <text:p>2.36</text:p>
          </table:table-cell>
          <table:table-cell table:style-name="ce9" office:value-type="string">
            <text:p>ND</text:p>
          </table:table-cell>
          <table:table-cell table:style-name="ce11" office:value-type="float" office:value="3.09809330813669">
            <text:p>3.10</text:p>
          </table:table-cell>
          <table:table-cell table:style-name="ce11" office:value-type="float" office:value="171.449949982985">
            <text:p>171.45</text:p>
          </table:table-cell>
          <table:table-cell table:style-name="ce9" office:value-type="float" office:value="162.019515656415">
            <text:p>162.02</text:p>
          </table:table-cell>
          <table:table-cell table:style-name="ce9" office:value-type="string">
            <text:p>ND</text:p>
          </table:table-cell>
          <table:table-cell table:style-name="ce11" office:value-type="float" office:value="882.774339341722">
            <text:p>882.77</text:p>
          </table:table-cell>
          <table:table-cell table:style-name="ce11" office:value-type="float" office:value="1.34234842796558">
            <text:p>1.34</text:p>
          </table:table-cell>
          <table:table-cell table:style-name="ce11" office:value-type="float" office:value="212.103932515341">
            <text:p>212.10</text:p>
          </table:table-cell>
          <table:table-cell table:style-name="ce11" office:value-type="float" office:value="98.7520520979678">
            <text:p>98.75</text:p>
          </table:table-cell>
          <table:table-cell table:style-name="ce11" office:value-type="float" office:value="79.3862694173667">
            <text:p>79.39</text:p>
          </table:table-cell>
          <table:table-cell table:style-name="ce12" office:value-type="float" office:value="1.24893696443951">
            <text:p>1.249</text:p>
          </table:table-cell>
          <table:table-cell table:style-name="ce12" office:value-type="float" office:value="3.99492292121232">
            <text:p>3.995</text:p>
          </table:table-cell>
          <table:table-cell table:style-name="ce12" office:value-type="float" office:value="406.474284325905">
            <text:p>406.474</text:p>
          </table:table-cell>
          <table:table-cell table:style-name="ce12" office:value-type="float" office:value="436.720449540915">
            <text:p>436.720</text:p>
          </table:table-cell>
          <table:table-cell table:style-name="ce12" office:value-type="float" office:value="330.010823105703">
            <text:p>330.011</text:p>
          </table:table-cell>
          <table:table-cell table:style-name="ce12" office:value-type="float" office:value="90.7323622481434">
            <text:p>90.732</text:p>
          </table:table-cell>
          <table:table-cell table:style-name="ce12" office:value-type="float" office:value="20.3619979870297">
            <text:p>20.362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2</text:p>
          </table:table-cell>
          <table:table-cell table:style-name="ce9" office:value-type="float" office:value="83.957160889331">
            <text:p>83.96</text:p>
          </table:table-cell>
          <table:table-cell table:style-name="ce9" office:value-type="float" office:value="6.1290285065627">
            <text:p>6.13</text:p>
          </table:table-cell>
          <table:table-cell table:style-name="ce11" office:value-type="float" office:value="167.210143737884">
            <text:p>167.21</text:p>
          </table:table-cell>
          <table:table-cell table:style-name="ce9" office:value-type="float" office:value="5.77148367795936">
            <text:p>5.77</text:p>
          </table:table-cell>
          <table:table-cell table:style-name="ce9" office:value-type="float" office:value="229.442022011448">
            <text:p>229.44</text:p>
          </table:table-cell>
          <table:table-cell table:style-name="ce9" office:value-type="float" office:value="0.433541866833984">
            <text:p>0.43</text:p>
          </table:table-cell>
          <table:table-cell table:style-name="ce9" office:value-type="float" office:value="418.665176485437">
            <text:p>418.67</text:p>
          </table:table-cell>
          <table:table-cell table:style-name="ce11" office:value-type="float" office:value="0.454253159325583">
            <text:p>0.45</text:p>
          </table:table-cell>
          <table:table-cell table:style-name="ce11" office:value-type="float" office:value="13.4921622149314">
            <text:p>13.49</text:p>
          </table:table-cell>
          <table:table-cell table:style-name="ce11" office:value-type="float" office:value="14.7389286046067">
            <text:p>14.74</text:p>
          </table:table-cell>
          <table:table-cell table:style-name="ce9" office:value-type="float" office:value="275.587343954592">
            <text:p>275.59</text:p>
          </table:table-cell>
          <table:table-cell table:style-name="ce11" office:value-type="float" office:value="2296.47038460555">
            <text:p>2296.47</text:p>
          </table:table-cell>
          <table:table-cell table:style-name="ce9" office:value-type="float" office:value="4.82586550678708">
            <text:p>4.83</text:p>
          </table:table-cell>
          <table:table-cell table:style-name="ce9" office:value-type="float" office:value="8.30811083411173">
            <text:p>8.31</text:p>
          </table:table-cell>
          <table:table-cell table:style-name="ce9" office:value-type="string">
            <text:p>ND</text:p>
          </table:table-cell>
          <table:table-cell table:style-name="ce9" office:value-type="float" office:value="184.203833564052">
            <text:p>184.20</text:p>
          </table:table-cell>
          <table:table-cell table:style-name="ce11" office:value-type="float" office:value="257.424090398813">
            <text:p>257.42</text:p>
          </table:table-cell>
          <table:table-cell table:style-name="ce11" office:value-type="float" office:value="10.8997472938488">
            <text:p>10.90</text:p>
          </table:table-cell>
          <table:table-cell table:style-name="ce9" office:value-type="float" office:value="127.649043655918">
            <text:p>127.65</text:p>
          </table:table-cell>
          <table:table-cell table:style-name="ce9" office:value-type="float" office:value="4.57251479418706">
            <text:p>4.57</text:p>
          </table:table-cell>
          <table:table-cell table:style-name="ce11" office:value-type="float" office:value="421.075989317054">
            <text:p>421.08</text:p>
          </table:table-cell>
          <table:table-cell table:style-name="ce11" office:value-type="float" office:value="0.147883309360945">
            <text:p>0.15</text:p>
          </table:table-cell>
          <table:table-cell table:style-name="ce11" office:value-type="float" office:value="103.8722671924">
            <text:p>103.87</text:p>
          </table:table-cell>
          <table:table-cell table:style-name="ce11" office:value-type="float" office:value="163.784515574646">
            <text:p>163.78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995117157464029">
            <text:p>1.00</text:p>
          </table:table-cell>
          <table:table-cell table:style-name="ce11" office:value-type="float" office:value="2.48220421856272">
            <text:p>2.48</text:p>
          </table:table-cell>
          <table:table-cell table:style-name="ce9" office:value-type="string">
            <text:p>ND</text:p>
          </table:table-cell>
          <table:table-cell table:style-name="ce11" office:value-type="float" office:value="3.06874141057339">
            <text:p>3.07</text:p>
          </table:table-cell>
          <table:table-cell table:style-name="ce11" office:value-type="float" office:value="182.098061299302">
            <text:p>182.10</text:p>
          </table:table-cell>
          <table:table-cell table:style-name="ce9" office:value-type="float" office:value="177.62492405673">
            <text:p>177.62</text:p>
          </table:table-cell>
          <table:table-cell table:style-name="ce9" office:value-type="string">
            <text:p>ND</text:p>
          </table:table-cell>
          <table:table-cell table:style-name="ce11" office:value-type="float" office:value="877.703019645447">
            <text:p>877.70</text:p>
          </table:table-cell>
          <table:table-cell table:style-name="ce11" office:value-type="float" office:value="1.13787194275541">
            <text:p>1.14</text:p>
          </table:table-cell>
          <table:table-cell table:style-name="ce11" office:value-type="float" office:value="217.826863403846">
            <text:p>217.83</text:p>
          </table:table-cell>
          <table:table-cell table:style-name="ce11" office:value-type="float" office:value="100.891490000328">
            <text:p>100.89</text:p>
          </table:table-cell>
          <table:table-cell table:style-name="ce11" office:value-type="float" office:value="81.8589920695142">
            <text:p>81.86</text:p>
          </table:table-cell>
          <table:table-cell table:style-name="ce12" office:value-type="float" office:value="1.24894341007079">
            <text:p>1.249</text:p>
          </table:table-cell>
          <table:table-cell table:style-name="ce12" office:value-type="float" office:value="3.85164219764497">
            <text:p>3.852</text:p>
          </table:table-cell>
          <table:table-cell table:style-name="ce12" office:value-type="float" office:value="417.435024641374">
            <text:p>417.435</text:p>
          </table:table-cell>
          <table:table-cell table:style-name="ce12" office:value-type="float" office:value="448.552906283185">
            <text:p>448.553</text:p>
          </table:table-cell>
          <table:table-cell table:style-name="ce12" office:value-type="float" office:value="350.917990544976">
            <text:p>350.918</text:p>
          </table:table-cell>
          <table:table-cell table:style-name="ce12" office:value-type="float" office:value="93.4632862808426">
            <text:p>93.463</text:p>
          </table:table-cell>
          <table:table-cell table:style-name="ce12" office:value-type="float" office:value="20.8805844186401">
            <text:p>20.88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2</text:p>
          </table:table-cell>
          <table:table-cell table:style-name="ce9" office:value-type="float" office:value="97.3286114280767">
            <text:p>97.33</text:p>
          </table:table-cell>
          <table:table-cell table:style-name="ce9" office:value-type="float" office:value="6.777907816006">
            <text:p>6.78</text:p>
          </table:table-cell>
          <table:table-cell table:style-name="ce11" office:value-type="float" office:value="181.382852283915">
            <text:p>181.38</text:p>
          </table:table-cell>
          <table:table-cell table:style-name="ce9" office:value-type="float" office:value="6.66741577751927">
            <text:p>6.67</text:p>
          </table:table-cell>
          <table:table-cell table:style-name="ce9" office:value-type="float" office:value="259.59041279202">
            <text:p>259.59</text:p>
          </table:table-cell>
          <table:table-cell table:style-name="ce9" office:value-type="float" office:value="0.752759764505011">
            <text:p>0.75</text:p>
          </table:table-cell>
          <table:table-cell table:style-name="ce9" office:value-type="float" office:value="446.866514857142">
            <text:p>446.87</text:p>
          </table:table-cell>
          <table:table-cell table:style-name="ce11" office:value-type="float" office:value="0.977268298350555">
            <text:p>0.98</text:p>
          </table:table-cell>
          <table:table-cell table:style-name="ce11" office:value-type="float" office:value="15.8657513872728">
            <text:p>15.87</text:p>
          </table:table-cell>
          <table:table-cell table:style-name="ce11" office:value-type="float" office:value="95.5617158680918">
            <text:p>95.56</text:p>
          </table:table-cell>
          <table:table-cell table:style-name="ce9" office:value-type="float" office:value="311.234591090846">
            <text:p>311.23</text:p>
          </table:table-cell>
          <table:table-cell table:style-name="ce11" office:value-type="float" office:value="2601.24315671205">
            <text:p>2601.24</text:p>
          </table:table-cell>
          <table:table-cell table:style-name="ce9" office:value-type="float" office:value="5.78743477279123">
            <text:p>5.79</text:p>
          </table:table-cell>
          <table:table-cell table:style-name="ce9" office:value-type="float" office:value="9.002897608975">
            <text:p>9.00</text:p>
          </table:table-cell>
          <table:table-cell table:style-name="ce9" office:value-type="string">
            <text:p>ND</text:p>
          </table:table-cell>
          <table:table-cell table:style-name="ce9" office:value-type="float" office:value="213.924545799443">
            <text:p>213.92</text:p>
          </table:table-cell>
          <table:table-cell table:style-name="ce11" office:value-type="float" office:value="295.635838125343">
            <text:p>295.64</text:p>
          </table:table-cell>
          <table:table-cell table:style-name="ce11" office:value-type="float" office:value="11.8336939118635">
            <text:p>11.83</text:p>
          </table:table-cell>
          <table:table-cell table:style-name="ce9" office:value-type="float" office:value="150.260801354933">
            <text:p>150.26</text:p>
          </table:table-cell>
          <table:table-cell table:style-name="ce9" office:value-type="float" office:value="5.57483939055383">
            <text:p>5.57</text:p>
          </table:table-cell>
          <table:table-cell table:style-name="ce11" office:value-type="float" office:value="490.304391338121">
            <text:p>490.30</text:p>
          </table:table-cell>
          <table:table-cell table:style-name="ce11" office:value-type="float" office:value="0.322994585293203">
            <text:p>0.32</text:p>
          </table:table-cell>
          <table:table-cell table:style-name="ce11" office:value-type="float" office:value="126.511510502382">
            <text:p>126.51</text:p>
          </table:table-cell>
          <table:table-cell table:style-name="ce11" office:value-type="float" office:value="182.145943707079">
            <text:p>182.1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3537246052458">
            <text:p>1.14</text:p>
          </table:table-cell>
          <table:table-cell table:style-name="ce11" office:value-type="float" office:value="2.70332379273428">
            <text:p>2.70</text:p>
          </table:table-cell>
          <table:table-cell table:style-name="ce9" office:value-type="string">
            <text:p>ND</text:p>
          </table:table-cell>
          <table:table-cell table:style-name="ce11" office:value-type="float" office:value="3.15613222210409">
            <text:p>3.16</text:p>
          </table:table-cell>
          <table:table-cell table:style-name="ce11" office:value-type="float" office:value="204.743652221318">
            <text:p>204.74</text:p>
          </table:table-cell>
          <table:table-cell table:style-name="ce9" office:value-type="float" office:value="191.560074080324">
            <text:p>191.56</text:p>
          </table:table-cell>
          <table:table-cell table:style-name="ce9" office:value-type="string">
            <text:p>ND</text:p>
          </table:table-cell>
          <table:table-cell table:style-name="ce11" office:value-type="float" office:value="1011.70899383469">
            <text:p>1011.71</text:p>
          </table:table-cell>
          <table:table-cell table:style-name="ce11" office:value-type="float" office:value="1.7047929512404">
            <text:p>1.70</text:p>
          </table:table-cell>
          <table:table-cell table:style-name="ce11" office:value-type="float" office:value="247.702595273066">
            <text:p>247.70</text:p>
          </table:table-cell>
          <table:table-cell table:style-name="ce11" office:value-type="float" office:value="113.852729852076">
            <text:p>113.85</text:p>
          </table:table-cell>
          <table:table-cell table:style-name="ce11" office:value-type="float" office:value="91.7716348966194">
            <text:p>91.77</text:p>
          </table:table-cell>
          <table:table-cell table:style-name="ce12" office:value-type="float" office:value="1.25126558176742">
            <text:p>1.251</text:p>
          </table:table-cell>
          <table:table-cell table:style-name="ce12" office:value-type="float" office:value="4.25722550317477">
            <text:p>4.257</text:p>
          </table:table-cell>
          <table:table-cell table:style-name="ce12" office:value-type="float" office:value="467.65814060897">
            <text:p>467.658</text:p>
          </table:table-cell>
          <table:table-cell table:style-name="ce12" office:value-type="float" office:value="502.770306754751">
            <text:p>502.770</text:p>
          </table:table-cell>
          <table:table-cell table:style-name="ce12" office:value-type="float" office:value="386.000975188906">
            <text:p>386.001</text:p>
          </table:table-cell>
          <table:table-cell table:style-name="ce12" office:value-type="float" office:value="104.435809576205">
            <text:p>104.436</text:p>
          </table:table-cell>
          <table:table-cell table:style-name="ce12" office:value-type="float" office:value="23.0139337824069">
            <text:p>23.014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2</text:p>
          </table:table-cell>
          <table:table-cell table:style-name="ce9" office:value-type="float" office:value="81.2220409477793">
            <text:p>81.22</text:p>
          </table:table-cell>
          <table:table-cell table:style-name="ce9" office:value-type="float" office:value="6.35282837207183">
            <text:p>6.35</text:p>
          </table:table-cell>
          <table:table-cell table:style-name="ce11" office:value-type="float" office:value="162.888608211062">
            <text:p>162.89</text:p>
          </table:table-cell>
          <table:table-cell table:style-name="ce9" office:value-type="float" office:value="6.05395214623408">
            <text:p>6.05</text:p>
          </table:table-cell>
          <table:table-cell table:style-name="ce9" office:value-type="float" office:value="220.083957286042">
            <text:p>220.08</text:p>
          </table:table-cell>
          <table:table-cell table:style-name="ce9" office:value-type="float" office:value="0.52941188286784">
            <text:p>0.53</text:p>
          </table:table-cell>
          <table:table-cell table:style-name="ce9" office:value-type="float" office:value="391.065090858524">
            <text:p>391.07</text:p>
          </table:table-cell>
          <table:table-cell table:style-name="ce11" office:value-type="float" office:value="0.544784052004369">
            <text:p>0.54</text:p>
          </table:table-cell>
          <table:table-cell table:style-name="ce11" office:value-type="float" office:value="13.2764600604198">
            <text:p>13.28</text:p>
          </table:table-cell>
          <table:table-cell table:style-name="ce11" office:value-type="float" office:value="50.8370637310445">
            <text:p>50.84</text:p>
          </table:table-cell>
          <table:table-cell table:style-name="ce9" office:value-type="float" office:value="259.068158164039">
            <text:p>259.07</text:p>
          </table:table-cell>
          <table:table-cell table:style-name="ce11" office:value-type="float" office:value="2206.54739476504">
            <text:p>2206.55</text:p>
          </table:table-cell>
          <table:table-cell table:style-name="ce9" office:value-type="float" office:value="5.08817501478044">
            <text:p>5.09</text:p>
          </table:table-cell>
          <table:table-cell table:style-name="ce9" office:value-type="float" office:value="8.86461208981432">
            <text:p>8.86</text:p>
          </table:table-cell>
          <table:table-cell table:style-name="ce9" office:value-type="string">
            <text:p>ND</text:p>
          </table:table-cell>
          <table:table-cell table:style-name="ce9" office:value-type="float" office:value="183.332091901597">
            <text:p>183.33</text:p>
          </table:table-cell>
          <table:table-cell table:style-name="ce11" office:value-type="float" office:value="252.071753053858">
            <text:p>252.07</text:p>
          </table:table-cell>
          <table:table-cell table:style-name="ce11" office:value-type="float" office:value="10.4990869642708">
            <text:p>10.50</text:p>
          </table:table-cell>
          <table:table-cell table:style-name="ce9" office:value-type="float" office:value="122.483979569077">
            <text:p>122.48</text:p>
          </table:table-cell>
          <table:table-cell table:style-name="ce9" office:value-type="float" office:value="4.44350694251702">
            <text:p>4.44</text:p>
          </table:table-cell>
          <table:table-cell table:style-name="ce11" office:value-type="float" office:value="419.661626930811">
            <text:p>419.66</text:p>
          </table:table-cell>
          <table:table-cell table:style-name="ce11" office:value-type="float" office:value="0.117699502901674">
            <text:p>0.12</text:p>
          </table:table-cell>
          <table:table-cell table:style-name="ce11" office:value-type="float" office:value="96.7314436463709">
            <text:p>96.73</text:p>
          </table:table-cell>
          <table:table-cell table:style-name="ce11" office:value-type="float" office:value="156.751476288595">
            <text:p>156.7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980040406962484">
            <text:p>0.98</text:p>
          </table:table-cell>
          <table:table-cell table:style-name="ce11" office:value-type="float" office:value="2.3818976141279">
            <text:p>2.38</text:p>
          </table:table-cell>
          <table:table-cell table:style-name="ce9" office:value-type="string">
            <text:p>ND</text:p>
          </table:table-cell>
          <table:table-cell table:style-name="ce11" office:value-type="float" office:value="2.99059377699256">
            <text:p>2.99</text:p>
          </table:table-cell>
          <table:table-cell table:style-name="ce11" office:value-type="float" office:value="171.984872330356">
            <text:p>171.98</text:p>
          </table:table-cell>
          <table:table-cell table:style-name="ce9" office:value-type="float" office:value="172.327355555398">
            <text:p>172.33</text:p>
          </table:table-cell>
          <table:table-cell table:style-name="ce9" office:value-type="string">
            <text:p>ND</text:p>
          </table:table-cell>
          <table:table-cell table:style-name="ce11" office:value-type="float" office:value="869.007919008467">
            <text:p>869.01</text:p>
          </table:table-cell>
          <table:table-cell table:style-name="ce11" office:value-type="float" office:value="0.244845534298856">
            <text:p>0.24</text:p>
          </table:table-cell>
          <table:table-cell table:style-name="ce11" office:value-type="float" office:value="208.606430748977">
            <text:p>208.61</text:p>
          </table:table-cell>
          <table:table-cell table:style-name="ce11" office:value-type="float" office:value="97.1701137881853">
            <text:p>97.17</text:p>
          </table:table-cell>
          <table:table-cell table:style-name="ce11" office:value-type="float" office:value="78.1054419673844">
            <text:p>78.11</text:p>
          </table:table-cell>
          <table:table-cell table:style-name="ce12" office:value-type="float" office:value="1.25413756006809">
            <text:p>1.254</text:p>
          </table:table-cell>
          <table:table-cell table:style-name="ce12" office:value-type="float" office:value="3.99248190874525">
            <text:p>3.992</text:p>
          </table:table-cell>
          <table:table-cell table:style-name="ce12" office:value-type="float" office:value="398.58641097912">
            <text:p>398.586</text:p>
          </table:table-cell>
          <table:table-cell table:style-name="ce12" office:value-type="float" office:value="428.205247330291">
            <text:p>428.205</text:p>
          </table:table-cell>
          <table:table-cell table:style-name="ce12" office:value-type="float" office:value="341.213580482922">
            <text:p>341.214</text:p>
          </table:table-cell>
          <table:table-cell table:style-name="ce12" office:value-type="float" office:value="89.4289046458897">
            <text:p>89.429</text:p>
          </table:table-cell>
          <table:table-cell table:style-name="ce12" office:value-type="float" office:value="19.7876037004919">
            <text:p>19.78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2</text:p>
          </table:table-cell>
          <table:table-cell table:style-name="ce9" office:value-type="float" office:value="76.4785643815168">
            <text:p>76.48</text:p>
          </table:table-cell>
          <table:table-cell table:style-name="ce9" office:value-type="float" office:value="6.08947699474718">
            <text:p>6.09</text:p>
          </table:table-cell>
          <table:table-cell table:style-name="ce11" office:value-type="float" office:value="156.617294582441">
            <text:p>156.62</text:p>
          </table:table-cell>
          <table:table-cell table:style-name="ce9" office:value-type="float" office:value="5.72277860411808">
            <text:p>5.72</text:p>
          </table:table-cell>
          <table:table-cell table:style-name="ce9" office:value-type="float" office:value="210.421547730533">
            <text:p>210.42</text:p>
          </table:table-cell>
          <table:table-cell table:style-name="ce9" office:value-type="float" office:value="0.480627488009628">
            <text:p>0.48</text:p>
          </table:table-cell>
          <table:table-cell table:style-name="ce9" office:value-type="float" office:value="383.516787867734">
            <text:p>383.52</text:p>
          </table:table-cell>
          <table:table-cell table:style-name="ce11" office:value-type="float" office:value="0.396231394462981">
            <text:p>0.40</text:p>
          </table:table-cell>
          <table:table-cell table:style-name="ce11" office:value-type="float" office:value="12.2306451969902">
            <text:p>12.23</text:p>
          </table:table-cell>
          <table:table-cell table:style-name="ce11" office:value-type="float" office:value="22.7029546326161">
            <text:p>22.70</text:p>
          </table:table-cell>
          <table:table-cell table:style-name="ce9" office:value-type="float" office:value="247.897777505977">
            <text:p>247.90</text:p>
          </table:table-cell>
          <table:table-cell table:style-name="ce11" office:value-type="float" office:value="2085.42955797224">
            <text:p>2085.43</text:p>
          </table:table-cell>
          <table:table-cell table:style-name="ce9" office:value-type="float" office:value="4.66705401560725">
            <text:p>4.67</text:p>
          </table:table-cell>
          <table:table-cell table:style-name="ce9" office:value-type="float" office:value="8.45564943332006">
            <text:p>8.46</text:p>
          </table:table-cell>
          <table:table-cell table:style-name="ce9" office:value-type="string">
            <text:p>ND</text:p>
          </table:table-cell>
          <table:table-cell table:style-name="ce9" office:value-type="float" office:value="171.848092284923">
            <text:p>171.85</text:p>
          </table:table-cell>
          <table:table-cell table:style-name="ce11" office:value-type="float" office:value="235.44437918136">
            <text:p>235.44</text:p>
          </table:table-cell>
          <table:table-cell table:style-name="ce11" office:value-type="float" office:value="9.74988396981865">
            <text:p>9.75</text:p>
          </table:table-cell>
          <table:table-cell table:style-name="ce9" office:value-type="float" office:value="115.837201401109">
            <text:p>115.84</text:p>
          </table:table-cell>
          <table:table-cell table:style-name="ce9" office:value-type="float" office:value="4.18366204341872">
            <text:p>4.18</text:p>
          </table:table-cell>
          <table:table-cell table:style-name="ce11" office:value-type="float" office:value="396.848357851608">
            <text:p>396.85</text:p>
          </table:table-cell>
          <table:table-cell table:style-name="ce11" office:value-type="float" office:value="0.057840901892995">
            <text:p>0.06</text:p>
          </table:table-cell>
          <table:table-cell table:style-name="ce11" office:value-type="float" office:value="88.0650794545292">
            <text:p>88.07</text:p>
          </table:table-cell>
          <table:table-cell table:style-name="ce11" office:value-type="float" office:value="147.453265643713">
            <text:p>147.4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922014256618539">
            <text:p>0.92</text:p>
          </table:table-cell>
          <table:table-cell table:style-name="ce11" office:value-type="float" office:value="2.21433177498962">
            <text:p>2.21</text:p>
          </table:table-cell>
          <table:table-cell table:style-name="ce9" office:value-type="string">
            <text:p>ND</text:p>
          </table:table-cell>
          <table:table-cell table:style-name="ce11" office:value-type="float" office:value="3.0027257134102">
            <text:p>3.00</text:p>
          </table:table-cell>
          <table:table-cell table:style-name="ce11" office:value-type="float" office:value="164.766020875664">
            <text:p>164.77</text:p>
          </table:table-cell>
          <table:table-cell table:style-name="ce9" office:value-type="float" office:value="167.976907282534">
            <text:p>167.98</text:p>
          </table:table-cell>
          <table:table-cell table:style-name="ce9" office:value-type="string">
            <text:p>ND</text:p>
          </table:table-cell>
          <table:table-cell table:style-name="ce11" office:value-type="float" office:value="814.021809690826">
            <text:p>814.02</text:p>
          </table:table-cell>
          <table:table-cell table:style-name="ce11" office:value-type="float" office:value="0.099335261473812">
            <text:p>0.10</text:p>
          </table:table-cell>
          <table:table-cell table:style-name="ce11" office:value-type="float" office:value="199.725264913276">
            <text:p>199.73</text:p>
          </table:table-cell>
          <table:table-cell table:style-name="ce11" office:value-type="float" office:value="92.5736160005647">
            <text:p>92.57</text:p>
          </table:table-cell>
          <table:table-cell table:style-name="ce11" office:value-type="float" office:value="74.134250337949">
            <text:p>74.13</text:p>
          </table:table-cell>
          <table:table-cell table:style-name="ce12" office:value-type="float" office:value="1.2493298586039">
            <text:p>1.249</text:p>
          </table:table-cell>
          <table:table-cell table:style-name="ce12" office:value-type="float" office:value="3.83275490418698">
            <text:p>3.833</text:p>
          </table:table-cell>
          <table:table-cell table:style-name="ce12" office:value-type="float" office:value="373.229634010339">
            <text:p>373.230</text:p>
          </table:table-cell>
          <table:table-cell table:style-name="ce12" office:value-type="float" office:value="-3.94454579949056">
            <text:p>-3.945</text:p>
          </table:table-cell>
          <table:table-cell table:style-name="ce12" office:value-type="float" office:value="320.562986842234">
            <text:p>320.563</text:p>
          </table:table-cell>
          <table:table-cell table:style-name="ce12" office:value-type="float" office:value="85.5573252516367">
            <text:p>85.557</text:p>
          </table:table-cell>
          <table:table-cell table:style-name="ce12" office:value-type="float" office:value="19.1312996963635">
            <text:p>19.13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2</text:p>
          </table:table-cell>
          <table:table-cell table:style-name="ce9" office:value-type="float" office:value="81.286306581299">
            <text:p>81.29</text:p>
          </table:table-cell>
          <table:table-cell table:style-name="ce9" office:value-type="float" office:value="6.20545962004335">
            <text:p>6.21</text:p>
          </table:table-cell>
          <table:table-cell table:style-name="ce11" office:value-type="float" office:value="168.814519174417">
            <text:p>168.81</text:p>
          </table:table-cell>
          <table:table-cell table:style-name="ce9" office:value-type="float" office:value="5.83462990506697">
            <text:p>5.83</text:p>
          </table:table-cell>
          <table:table-cell table:style-name="ce9" office:value-type="float" office:value="222.824714862144">
            <text:p>222.82</text:p>
          </table:table-cell>
          <table:table-cell table:style-name="ce9" office:value-type="float" office:value="0.507032766322459">
            <text:p>0.51</text:p>
          </table:table-cell>
          <table:table-cell table:style-name="ce9" office:value-type="float" office:value="418.921787560968">
            <text:p>418.92</text:p>
          </table:table-cell>
          <table:table-cell table:style-name="ce11" office:value-type="float" office:value="0.425204211870745">
            <text:p>0.43</text:p>
          </table:table-cell>
          <table:table-cell table:style-name="ce11" office:value-type="float" office:value="13.0348052585117">
            <text:p>13.03</text:p>
          </table:table-cell>
          <table:table-cell table:style-name="ce11" office:value-type="float" office:value="27.2156292675179">
            <text:p>27.22</text:p>
          </table:table-cell>
          <table:table-cell table:style-name="ce9" office:value-type="float" office:value="262.622920035995">
            <text:p>262.62</text:p>
          </table:table-cell>
          <table:table-cell table:style-name="ce11" office:value-type="float" office:value="2226.92775314321">
            <text:p>2226.93</text:p>
          </table:table-cell>
          <table:table-cell table:style-name="ce9" office:value-type="float" office:value="4.79060886839962">
            <text:p>4.79</text:p>
          </table:table-cell>
          <table:table-cell table:style-name="ce9" office:value-type="float" office:value="8.56241228262617">
            <text:p>8.56</text:p>
          </table:table-cell>
          <table:table-cell table:style-name="ce9" office:value-type="string">
            <text:p>ND</text:p>
          </table:table-cell>
          <table:table-cell table:style-name="ce9" office:value-type="float" office:value="185.317041155321">
            <text:p>185.32</text:p>
          </table:table-cell>
          <table:table-cell table:style-name="ce11" office:value-type="float" office:value="252.670525674709">
            <text:p>252.67</text:p>
          </table:table-cell>
          <table:table-cell table:style-name="ce11" office:value-type="float" office:value="10.7475406703826">
            <text:p>10.75</text:p>
          </table:table-cell>
          <table:table-cell table:style-name="ce9" office:value-type="float" office:value="129.138350113324">
            <text:p>129.14</text:p>
          </table:table-cell>
          <table:table-cell table:style-name="ce9" office:value-type="float" office:value="4.61600817183597">
            <text:p>4.62</text:p>
          </table:table-cell>
          <table:table-cell table:style-name="ce11" office:value-type="float" office:value="437.427187790509">
            <text:p>437.43</text:p>
          </table:table-cell>
          <table:table-cell table:style-name="ce11" office:value-type="float" office:value="0.142076668166536">
            <text:p>0.14</text:p>
          </table:table-cell>
          <table:table-cell table:style-name="ce11" office:value-type="float" office:value="100.209123930367">
            <text:p>100.21</text:p>
          </table:table-cell>
          <table:table-cell table:style-name="ce11" office:value-type="float" office:value="160.073506782539">
            <text:p>160.07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1220177168985">
            <text:p>1.01</text:p>
          </table:table-cell>
          <table:table-cell table:style-name="ce11" office:value-type="float" office:value="2.40887527781477">
            <text:p>2.41</text:p>
          </table:table-cell>
          <table:table-cell table:style-name="ce9" office:value-type="string">
            <text:p>ND</text:p>
          </table:table-cell>
          <table:table-cell table:style-name="ce11" office:value-type="float" office:value="3.03601356009743">
            <text:p>3.04</text:p>
          </table:table-cell>
          <table:table-cell table:style-name="ce11" office:value-type="float" office:value="174.645352107952">
            <text:p>174.65</text:p>
          </table:table-cell>
          <table:table-cell table:style-name="ce9" office:value-type="float" office:value="172.983421325562">
            <text:p>172.98</text:p>
          </table:table-cell>
          <table:table-cell table:style-name="ce9" office:value-type="string">
            <text:p>ND</text:p>
          </table:table-cell>
          <table:table-cell table:style-name="ce11" office:value-type="float" office:value="882.621965716741">
            <text:p>882.62</text:p>
          </table:table-cell>
          <table:table-cell table:style-name="ce11" office:value-type="float" office:value="1.60955889985184">
            <text:p>1.61</text:p>
          </table:table-cell>
          <table:table-cell table:style-name="ce11" office:value-type="float" office:value="212.138131491726">
            <text:p>212.14</text:p>
          </table:table-cell>
          <table:table-cell table:style-name="ce11" office:value-type="float" office:value="98.9388662058376">
            <text:p>98.94</text:p>
          </table:table-cell>
          <table:table-cell table:style-name="ce11" office:value-type="float" office:value="79.4755135102154">
            <text:p>79.48</text:p>
          </table:table-cell>
          <table:table-cell table:style-name="ce12" office:value-type="float" office:value="1.24906365910227">
            <text:p>1.249</text:p>
          </table:table-cell>
          <table:table-cell table:style-name="ce12" office:value-type="float" office:value="3.90536995307817">
            <text:p>3.905</text:p>
          </table:table-cell>
          <table:table-cell table:style-name="ce12" office:value-type="float" office:value="429.574906456655">
            <text:p>429.575</text:p>
          </table:table-cell>
          <table:table-cell table:style-name="ce12" office:value-type="float" office:value="461.658282590008">
            <text:p>461.658</text:p>
          </table:table-cell>
          <table:table-cell table:style-name="ce12" office:value-type="float" office:value="349.009994892789">
            <text:p>349.010</text:p>
          </table:table-cell>
          <table:table-cell table:style-name="ce12" office:value-type="float" office:value="90.8585321452528">
            <text:p>90.859</text:p>
          </table:table-cell>
          <table:table-cell table:style-name="ce12" office:value-type="float" office:value="20.0946336102636">
            <text:p>20.09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2</text:p>
          </table:table-cell>
          <table:table-cell table:style-name="ce9" office:value-type="float" office:value="81.219074023255">
            <text:p>81.22</text:p>
          </table:table-cell>
          <table:table-cell table:style-name="ce9" office:value-type="float" office:value="6.13620989705124">
            <text:p>6.14</text:p>
          </table:table-cell>
          <table:table-cell table:style-name="ce11" office:value-type="float" office:value="171.180195646769">
            <text:p>171.18</text:p>
          </table:table-cell>
          <table:table-cell table:style-name="ce9" office:value-type="float" office:value="5.92184432976085">
            <text:p>5.92</text:p>
          </table:table-cell>
          <table:table-cell table:style-name="ce9" office:value-type="float" office:value="224.145883589534">
            <text:p>224.15</text:p>
          </table:table-cell>
          <table:table-cell table:style-name="ce9" office:value-type="float" office:value="0.472708169884844">
            <text:p>0.47</text:p>
          </table:table-cell>
          <table:table-cell table:style-name="ce9" office:value-type="float" office:value="420.659462744139">
            <text:p>420.66</text:p>
          </table:table-cell>
          <table:table-cell table:style-name="ce11" office:value-type="float" office:value="0.485893311757152">
            <text:p>0.49</text:p>
          </table:table-cell>
          <table:table-cell table:style-name="ce11" office:value-type="float" office:value="12.1085036217626">
            <text:p>12.11</text:p>
          </table:table-cell>
          <table:table-cell table:style-name="ce11" office:value-type="float" office:value="16.8931604756213">
            <text:p>16.89</text:p>
          </table:table-cell>
          <table:table-cell table:style-name="ce9" office:value-type="float" office:value="260.450881557004">
            <text:p>260.45</text:p>
          </table:table-cell>
          <table:table-cell table:style-name="ce11" office:value-type="float" office:value="2233.30684187636">
            <text:p>2233.31</text:p>
          </table:table-cell>
          <table:table-cell table:style-name="ce9" office:value-type="float" office:value="4.81306313820424">
            <text:p>4.81</text:p>
          </table:table-cell>
          <table:table-cell table:style-name="ce9" office:value-type="float" office:value="8.30470473993414">
            <text:p>8.30</text:p>
          </table:table-cell>
          <table:table-cell table:style-name="ce9" office:value-type="string">
            <text:p>ND</text:p>
          </table:table-cell>
          <table:table-cell table:style-name="ce9" office:value-type="float" office:value="185.508958248075">
            <text:p>185.51</text:p>
          </table:table-cell>
          <table:table-cell table:style-name="ce11" office:value-type="float" office:value="260.577551557624">
            <text:p>260.58</text:p>
          </table:table-cell>
          <table:table-cell table:style-name="ce11" office:value-type="float" office:value="10.5648006412126">
            <text:p>10.56</text:p>
          </table:table-cell>
          <table:table-cell table:style-name="ce9" office:value-type="float" office:value="127.524753941486">
            <text:p>127.52</text:p>
          </table:table-cell>
          <table:table-cell table:style-name="ce9" office:value-type="float" office:value="4.49750675815863">
            <text:p>4.50</text:p>
          </table:table-cell>
          <table:table-cell table:style-name="ce11" office:value-type="float" office:value="469.23839997667">
            <text:p>469.24</text:p>
          </table:table-cell>
          <table:table-cell table:style-name="ce11" office:value-type="float" office:value="0.114736268921075">
            <text:p>0.11</text:p>
          </table:table-cell>
          <table:table-cell table:style-name="ce11" office:value-type="float" office:value="98.9711172878054">
            <text:p>98.97</text:p>
          </table:table-cell>
          <table:table-cell table:style-name="ce11" office:value-type="float" office:value="157.952300242551">
            <text:p>157.9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983758396687504">
            <text:p>0.98</text:p>
          </table:table-cell>
          <table:table-cell table:style-name="ce11" office:value-type="float" office:value="2.45536183175821">
            <text:p>2.46</text:p>
          </table:table-cell>
          <table:table-cell table:style-name="ce9" office:value-type="string">
            <text:p>ND</text:p>
          </table:table-cell>
          <table:table-cell table:style-name="ce11" office:value-type="float" office:value="3.00367707379546">
            <text:p>3.00</text:p>
          </table:table-cell>
          <table:table-cell table:style-name="ce11" office:value-type="float" office:value="174.509784520676">
            <text:p>174.51</text:p>
          </table:table-cell>
          <table:table-cell table:style-name="ce9" office:value-type="float" office:value="181.865855872338">
            <text:p>181.87</text:p>
          </table:table-cell>
          <table:table-cell table:style-name="ce9" office:value-type="string">
            <text:p>ND</text:p>
          </table:table-cell>
          <table:table-cell table:style-name="ce11" office:value-type="float" office:value="933.172845147613">
            <text:p>933.17</text:p>
          </table:table-cell>
          <table:table-cell table:style-name="ce11" office:value-type="string">
            <text:p>ND</text:p>
          </table:table-cell>
          <table:table-cell table:style-name="ce11" office:value-type="float" office:value="210.400173246914">
            <text:p>210.40</text:p>
          </table:table-cell>
          <table:table-cell table:style-name="ce11" office:value-type="float" office:value="97.0632811398115">
            <text:p>97.06</text:p>
          </table:table-cell>
          <table:table-cell table:style-name="ce11" office:value-type="float" office:value="79.0371361622075">
            <text:p>79.04</text:p>
          </table:table-cell>
          <table:table-cell table:style-name="ce12" office:value-type="float" office:value="1.25038777088948">
            <text:p>1.250</text:p>
          </table:table-cell>
          <table:table-cell table:style-name="ce12" office:value-type="float" office:value="3.87568568613624">
            <text:p>3.876</text:p>
          </table:table-cell>
          <table:table-cell table:style-name="ce12" office:value-type="float" office:value="399.264526024614">
            <text:p>399.265</text:p>
          </table:table-cell>
          <table:table-cell table:style-name="ce12" office:value-type="float" office:value="428.937293406665">
            <text:p>428.937</text:p>
          </table:table-cell>
          <table:table-cell table:style-name="ce12" office:value-type="float" office:value="341.881007373458">
            <text:p>341.881</text:p>
          </table:table-cell>
          <table:table-cell table:style-name="ce12" office:value-type="float" office:value="89.9265960634223">
            <text:p>89.927</text:p>
          </table:table-cell>
          <table:table-cell table:style-name="ce12" office:value-type="float" office:value="19.827734925081">
            <text:p>19.82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2</text:p>
          </table:table-cell>
          <table:table-cell table:style-name="ce9" office:value-type="float" office:value="81.0990643452825">
            <text:p>81.10</text:p>
          </table:table-cell>
          <table:table-cell table:style-name="ce9" office:value-type="float" office:value="6.64371771836454">
            <text:p>6.64</text:p>
          </table:table-cell>
          <table:table-cell table:style-name="ce11" office:value-type="float" office:value="155.64453170924">
            <text:p>155.64</text:p>
          </table:table-cell>
          <table:table-cell table:style-name="ce9" office:value-type="float" office:value="6.37344010568094">
            <text:p>6.37</text:p>
          </table:table-cell>
          <table:table-cell table:style-name="ce9" office:value-type="float" office:value="216.892625054984">
            <text:p>216.89</text:p>
          </table:table-cell>
          <table:table-cell table:style-name="ce9" office:value-type="float" office:value="0.573308661464948">
            <text:p>0.57</text:p>
          </table:table-cell>
          <table:table-cell table:style-name="ce9" office:value-type="float" office:value="377.590600633446">
            <text:p>377.59</text:p>
          </table:table-cell>
          <table:table-cell table:style-name="ce11" office:value-type="float" office:value="0.807946283202519">
            <text:p>0.81</text:p>
          </table:table-cell>
          <table:table-cell table:style-name="ce11" office:value-type="float" office:value="12.6137519548523">
            <text:p>12.61</text:p>
          </table:table-cell>
          <table:table-cell table:style-name="ce11" office:value-type="float" office:value="4.22305158131537">
            <text:p>4.22</text:p>
          </table:table-cell>
          <table:table-cell table:style-name="ce9" office:value-type="float" office:value="256.017905728258">
            <text:p>256.02</text:p>
          </table:table-cell>
          <table:table-cell table:style-name="ce11" office:value-type="float" office:value="2183.78392586382">
            <text:p>2183.78</text:p>
          </table:table-cell>
          <table:table-cell table:style-name="ce9" office:value-type="float" office:value="5.53243180327904">
            <text:p>5.53</text:p>
          </table:table-cell>
          <table:table-cell table:style-name="ce9" office:value-type="float" office:value="8.40763715240586">
            <text:p>8.41</text:p>
          </table:table-cell>
          <table:table-cell table:style-name="ce9" office:value-type="string">
            <text:p>ND</text:p>
          </table:table-cell>
          <table:table-cell table:style-name="ce9" office:value-type="float" office:value="184.549733300417">
            <text:p>184.55</text:p>
          </table:table-cell>
          <table:table-cell table:style-name="ce11" office:value-type="float" office:value="252.282315915172">
            <text:p>252.28</text:p>
          </table:table-cell>
          <table:table-cell table:style-name="ce11" office:value-type="float" office:value="9.89886966416892">
            <text:p>9.90</text:p>
          </table:table-cell>
          <table:table-cell table:style-name="ce9" office:value-type="float" office:value="119.469568781255">
            <text:p>119.47</text:p>
          </table:table-cell>
          <table:table-cell table:style-name="ce9" office:value-type="float" office:value="4.58695411433732">
            <text:p>4.59</text:p>
          </table:table-cell>
          <table:table-cell table:style-name="ce11" office:value-type="float" office:value="414.002152576976">
            <text:p>414.00</text:p>
          </table:table-cell>
          <table:table-cell table:style-name="ce11" office:value-type="float" office:value="0.168026068574973">
            <text:p>0.17</text:p>
          </table:table-cell>
          <table:table-cell table:style-name="ce11" office:value-type="float" office:value="88.6076508396396">
            <text:p>88.61</text:p>
          </table:table-cell>
          <table:table-cell table:style-name="ce11" office:value-type="float" office:value="151.601806468503">
            <text:p>151.6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971087160806157">
            <text:p>0.97</text:p>
          </table:table-cell>
          <table:table-cell table:style-name="ce11" office:value-type="float" office:value="2.25062859755716">
            <text:p>2.25</text:p>
          </table:table-cell>
          <table:table-cell table:style-name="ce9" office:value-type="string">
            <text:p>ND</text:p>
          </table:table-cell>
          <table:table-cell table:style-name="ce11" office:value-type="float" office:value="3.01318373332628">
            <text:p>3.01</text:p>
          </table:table-cell>
          <table:table-cell table:style-name="ce11" office:value-type="float" office:value="167.818873256729">
            <text:p>167.82</text:p>
          </table:table-cell>
          <table:table-cell table:style-name="ce9" office:value-type="float" office:value="165.929422920181">
            <text:p>165.93</text:p>
          </table:table-cell>
          <table:table-cell table:style-name="ce9" office:value-type="string">
            <text:p>ND</text:p>
          </table:table-cell>
          <table:table-cell table:style-name="ce11" office:value-type="float" office:value="912.92746266298">
            <text:p>912.93</text:p>
          </table:table-cell>
          <table:table-cell table:style-name="ce11" office:value-type="string">
            <text:p>ND</text:p>
          </table:table-cell>
          <table:table-cell table:style-name="ce11" office:value-type="float" office:value="202.299352323834">
            <text:p>202.30</text:p>
          </table:table-cell>
          <table:table-cell table:style-name="ce11" office:value-type="float" office:value="94.4991121346027">
            <text:p>94.50</text:p>
          </table:table-cell>
          <table:table-cell table:style-name="ce11" office:value-type="float" office:value="75.7458266128357">
            <text:p>75.75</text:p>
          </table:table-cell>
          <table:table-cell table:style-name="ce12" office:value-type="float" office:value="1.25123438223599">
            <text:p>1.251</text:p>
          </table:table-cell>
          <table:table-cell table:style-name="ce12" office:value-type="float" office:value="4.14190634339449">
            <text:p>4.142</text:p>
          </table:table-cell>
          <table:table-cell table:style-name="ce12" office:value-type="float" office:value="376.52464947672">
            <text:p>376.525</text:p>
          </table:table-cell>
          <table:table-cell table:style-name="ce12" office:value-type="float" office:value="404.3888963246">
            <text:p>404.389</text:p>
          </table:table-cell>
          <table:table-cell table:style-name="ce12" office:value-type="float" office:value="336.407318383407">
            <text:p>336.407</text:p>
          </table:table-cell>
          <table:table-cell table:style-name="ce12" office:value-type="float" office:value="86.1890790413764">
            <text:p>86.189</text:p>
          </table:table-cell>
          <table:table-cell table:style-name="ce12" office:value-type="float" office:value="19.0851776634238">
            <text:p>19.08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2</text:p>
          </table:table-cell>
          <table:table-cell table:style-name="ce9" office:value-type="float" office:value="82.7150865722403">
            <text:p>82.72</text:p>
          </table:table-cell>
          <table:table-cell table:style-name="ce9" office:value-type="float" office:value="6.6244230629314">
            <text:p>6.62</text:p>
          </table:table-cell>
          <table:table-cell table:style-name="ce11" office:value-type="float" office:value="159.813637997959">
            <text:p>159.81</text:p>
          </table:table-cell>
          <table:table-cell table:style-name="ce9" office:value-type="float" office:value="6.3373681427921">
            <text:p>6.34</text:p>
          </table:table-cell>
          <table:table-cell table:style-name="ce9" office:value-type="float" office:value="220.882041204069">
            <text:p>220.88</text:p>
          </table:table-cell>
          <table:table-cell table:style-name="ce9" office:value-type="float" office:value="0.553333241312764">
            <text:p>0.55</text:p>
          </table:table-cell>
          <table:table-cell table:style-name="ce9" office:value-type="float" office:value="387.904267032378">
            <text:p>387.90</text:p>
          </table:table-cell>
          <table:table-cell table:style-name="ce11" office:value-type="float" office:value="0.878347009086451">
            <text:p>0.88</text:p>
          </table:table-cell>
          <table:table-cell table:style-name="ce11" office:value-type="float" office:value="12.3613463208929">
            <text:p>12.36</text:p>
          </table:table-cell>
          <table:table-cell table:style-name="ce11" office:value-type="float" office:value="4.36066645536531">
            <text:p>4.36</text:p>
          </table:table-cell>
          <table:table-cell table:style-name="ce9" office:value-type="float" office:value="259.106734296741">
            <text:p>259.11</text:p>
          </table:table-cell>
          <table:table-cell table:style-name="ce11" office:value-type="float" office:value="2200.44491757817">
            <text:p>2200.44</text:p>
          </table:table-cell>
          <table:table-cell table:style-name="ce9" office:value-type="float" office:value="5.36740040311264">
            <text:p>5.37</text:p>
          </table:table-cell>
          <table:table-cell table:style-name="ce9" office:value-type="float" office:value="8.64272047473226">
            <text:p>8.64</text:p>
          </table:table-cell>
          <table:table-cell table:style-name="ce9" office:value-type="string">
            <text:p>ND</text:p>
          </table:table-cell>
          <table:table-cell table:style-name="ce9" office:value-type="float" office:value="184.078865884488">
            <text:p>184.08</text:p>
          </table:table-cell>
          <table:table-cell table:style-name="ce11" office:value-type="float" office:value="250.800689454301">
            <text:p>250.80</text:p>
          </table:table-cell>
          <table:table-cell table:style-name="ce11" office:value-type="float" office:value="10.1402590369312">
            <text:p>10.14</text:p>
          </table:table-cell>
          <table:table-cell table:style-name="ce9" office:value-type="float" office:value="119.956540980385">
            <text:p>119.96</text:p>
          </table:table-cell>
          <table:table-cell table:style-name="ce9" office:value-type="float" office:value="4.2895884139881">
            <text:p>4.29</text:p>
          </table:table-cell>
          <table:table-cell table:style-name="ce11" office:value-type="float" office:value="431.166824247449">
            <text:p>431.17</text:p>
          </table:table-cell>
          <table:table-cell table:style-name="ce11" office:value-type="float" office:value="0.164803753729901">
            <text:p>0.16</text:p>
          </table:table-cell>
          <table:table-cell table:style-name="ce11" office:value-type="float" office:value="93.923273593452">
            <text:p>93.92</text:p>
          </table:table-cell>
          <table:table-cell table:style-name="ce11" office:value-type="float" office:value="153.115375646354">
            <text:p>153.1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187614859931">
            <text:p>1.02</text:p>
          </table:table-cell>
          <table:table-cell table:style-name="ce11" office:value-type="float" office:value="2.3311721816418">
            <text:p>2.33</text:p>
          </table:table-cell>
          <table:table-cell table:style-name="ce9" office:value-type="string">
            <text:p>ND</text:p>
          </table:table-cell>
          <table:table-cell table:style-name="ce11" office:value-type="float" office:value="3.05980768111873">
            <text:p>3.06</text:p>
          </table:table-cell>
          <table:table-cell table:style-name="ce11" office:value-type="float" office:value="172.460018071167">
            <text:p>172.46</text:p>
          </table:table-cell>
          <table:table-cell table:style-name="ce9" office:value-type="float" office:value="166.356571001805">
            <text:p>166.36</text:p>
          </table:table-cell>
          <table:table-cell table:style-name="ce9" office:value-type="string">
            <text:p>ND</text:p>
          </table:table-cell>
          <table:table-cell table:style-name="ce11" office:value-type="float" office:value="867.40592147842">
            <text:p>867.41</text:p>
          </table:table-cell>
          <table:table-cell table:style-name="ce11" office:value-type="float" office:value="0.969741211639971">
            <text:p>0.97</text:p>
          </table:table-cell>
          <table:table-cell table:style-name="ce11" office:value-type="float" office:value="208.34008480895">
            <text:p>208.34</text:p>
          </table:table-cell>
          <table:table-cell table:style-name="ce11" office:value-type="float" office:value="97.3509832331495">
            <text:p>97.35</text:p>
          </table:table-cell>
          <table:table-cell table:style-name="ce11" office:value-type="float" office:value="77.6992787628345">
            <text:p>77.70</text:p>
          </table:table-cell>
          <table:table-cell table:style-name="ce12" office:value-type="float" office:value="1.25182212349698">
            <text:p>1.252</text:p>
          </table:table-cell>
          <table:table-cell table:style-name="ce12" office:value-type="float" office:value="4.06579280949754">
            <text:p>4.066</text:p>
          </table:table-cell>
          <table:table-cell table:style-name="ce12" office:value-type="float" office:value="396.531750201609">
            <text:p>396.532</text:p>
          </table:table-cell>
          <table:table-cell table:style-name="ce12" office:value-type="float" office:value="425.987177740993">
            <text:p>425.987</text:p>
          </table:table-cell>
          <table:table-cell table:style-name="ce12" office:value-type="float" office:value="330.742147745526">
            <text:p>330.742</text:p>
          </table:table-cell>
          <table:table-cell table:style-name="ce12" office:value-type="float" office:value="87.8822665485566">
            <text:p>87.882</text:p>
          </table:table-cell>
          <table:table-cell table:style-name="ce12" office:value-type="float" office:value="19.3113436195749">
            <text:p>19.31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2</text:p>
          </table:table-cell>
          <table:table-cell table:style-name="ce9" office:value-type="float" office:value="82.7791491026851">
            <text:p>82.78</text:p>
          </table:table-cell>
          <table:table-cell table:style-name="ce9" office:value-type="float" office:value="6.69226200869986">
            <text:p>6.69</text:p>
          </table:table-cell>
          <table:table-cell table:style-name="ce11" office:value-type="float" office:value="152.720484158876">
            <text:p>152.72</text:p>
          </table:table-cell>
          <table:table-cell table:style-name="ce9" office:value-type="float" office:value="6.49393477068745">
            <text:p>6.49</text:p>
          </table:table-cell>
          <table:table-cell table:style-name="ce9" office:value-type="float" office:value="221.258408689219">
            <text:p>221.26</text:p>
          </table:table-cell>
          <table:table-cell table:style-name="ce9" office:value-type="float" office:value="0.591187289746684">
            <text:p>0.59</text:p>
          </table:table-cell>
          <table:table-cell table:style-name="ce9" office:value-type="float" office:value="387.596573217235">
            <text:p>387.60</text:p>
          </table:table-cell>
          <table:table-cell table:style-name="ce11" office:value-type="float" office:value="0.865613988916927">
            <text:p>0.87</text:p>
          </table:table-cell>
          <table:table-cell table:style-name="ce11" office:value-type="float" office:value="12.4482098510831">
            <text:p>12.45</text:p>
          </table:table-cell>
          <table:table-cell table:style-name="ce11" office:value-type="float" office:value="17.9799085849416">
            <text:p>17.98</text:p>
          </table:table-cell>
          <table:table-cell table:style-name="ce9" office:value-type="float" office:value="268.396635477771">
            <text:p>268.40</text:p>
          </table:table-cell>
          <table:table-cell table:style-name="ce11" office:value-type="float" office:value="2222.50715542334">
            <text:p>2222.51</text:p>
          </table:table-cell>
          <table:table-cell table:style-name="ce9" office:value-type="float" office:value="5.37867875495901">
            <text:p>5.38</text:p>
          </table:table-cell>
          <table:table-cell table:style-name="ce9" office:value-type="float" office:value="8.36860004254844">
            <text:p>8.37</text:p>
          </table:table-cell>
          <table:table-cell table:style-name="ce9" office:value-type="string">
            <text:p>ND</text:p>
          </table:table-cell>
          <table:table-cell table:style-name="ce9" office:value-type="float" office:value="183.738292089088">
            <text:p>183.74</text:p>
          </table:table-cell>
          <table:table-cell table:style-name="ce11" office:value-type="float" office:value="258.189124123628">
            <text:p>258.19</text:p>
          </table:table-cell>
          <table:table-cell table:style-name="ce11" office:value-type="float" office:value="10.4054463080982">
            <text:p>10.41</text:p>
          </table:table-cell>
          <table:table-cell table:style-name="ce9" office:value-type="float" office:value="121.582961290542">
            <text:p>121.58</text:p>
          </table:table-cell>
          <table:table-cell table:style-name="ce9" office:value-type="float" office:value="4.29435454147248">
            <text:p>4.29</text:p>
          </table:table-cell>
          <table:table-cell table:style-name="ce11" office:value-type="float" office:value="444.629972166642">
            <text:p>444.63</text:p>
          </table:table-cell>
          <table:table-cell table:style-name="ce11" office:value-type="float" office:value="0.210952930960408">
            <text:p>0.21</text:p>
          </table:table-cell>
          <table:table-cell table:style-name="ce11" office:value-type="float" office:value="93.6707394443522">
            <text:p>93.67</text:p>
          </table:table-cell>
          <table:table-cell table:style-name="ce11" office:value-type="float" office:value="155.775729638532">
            <text:p>155.78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5687427349562">
            <text:p>1.06</text:p>
          </table:table-cell>
          <table:table-cell table:style-name="ce11" office:value-type="float" office:value="2.37592688138692">
            <text:p>2.38</text:p>
          </table:table-cell>
          <table:table-cell table:style-name="ce9" office:value-type="string">
            <text:p>ND</text:p>
          </table:table-cell>
          <table:table-cell table:style-name="ce11" office:value-type="float" office:value="3.05226386528987">
            <text:p>3.05</text:p>
          </table:table-cell>
          <table:table-cell table:style-name="ce11" office:value-type="float" office:value="173.470129523229">
            <text:p>173.47</text:p>
          </table:table-cell>
          <table:table-cell table:style-name="ce9" office:value-type="float" office:value="167.395740245241">
            <text:p>167.40</text:p>
          </table:table-cell>
          <table:table-cell table:style-name="ce9" office:value-type="string">
            <text:p>ND</text:p>
          </table:table-cell>
          <table:table-cell table:style-name="ce11" office:value-type="float" office:value="922.610336614401">
            <text:p>922.61</text:p>
          </table:table-cell>
          <table:table-cell table:style-name="ce11" office:value-type="string">
            <text:p>ND</text:p>
          </table:table-cell>
          <table:table-cell table:style-name="ce11" office:value-type="float" office:value="206.850792913924">
            <text:p>206.85</text:p>
          </table:table-cell>
          <table:table-cell table:style-name="ce11" office:value-type="float" office:value="97.52281099587">
            <text:p>97.52</text:p>
          </table:table-cell>
          <table:table-cell table:style-name="ce11" office:value-type="float" office:value="77.3234445222093">
            <text:p>77.32</text:p>
          </table:table-cell>
          <table:table-cell table:style-name="ce12" office:value-type="float" office:value="1.25206318168804">
            <text:p>1.252</text:p>
          </table:table-cell>
          <table:table-cell table:style-name="ce12" office:value-type="float" office:value="4.09300967885159">
            <text:p>4.093</text:p>
          </table:table-cell>
          <table:table-cell table:style-name="ce12" office:value-type="float" office:value="405.114659648714">
            <text:p>405.115</text:p>
          </table:table-cell>
          <table:table-cell table:style-name="ce12" office:value-type="float" office:value="435.252692827813">
            <text:p>435.253</text:p>
          </table:table-cell>
          <table:table-cell table:style-name="ce12" office:value-type="float" office:value="336.51666662675">
            <text:p>336.517</text:p>
          </table:table-cell>
          <table:table-cell table:style-name="ce12" office:value-type="float" office:value="88.0859539695914">
            <text:p>88.086</text:p>
          </table:table-cell>
          <table:table-cell table:style-name="ce12" office:value-type="float" office:value="19.5591506689534">
            <text:p>19.55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2</text:p>
          </table:table-cell>
          <table:table-cell table:style-name="ce9" office:value-type="float" office:value="85.4885995514257">
            <text:p>85.49</text:p>
          </table:table-cell>
          <table:table-cell table:style-name="ce9" office:value-type="float" office:value="6.65539762406078">
            <text:p>6.66</text:p>
          </table:table-cell>
          <table:table-cell table:style-name="ce11" office:value-type="float" office:value="161.721838268097">
            <text:p>161.72</text:p>
          </table:table-cell>
          <table:table-cell table:style-name="ce9" office:value-type="float" office:value="6.36171139681784">
            <text:p>6.36</text:p>
          </table:table-cell>
          <table:table-cell table:style-name="ce9" office:value-type="float" office:value="227.933015906806">
            <text:p>227.93</text:p>
          </table:table-cell>
          <table:table-cell table:style-name="ce9" office:value-type="float" office:value="0.560761506365462">
            <text:p>0.56</text:p>
          </table:table-cell>
          <table:table-cell table:style-name="ce9" office:value-type="float" office:value="396.17970910935">
            <text:p>396.18</text:p>
          </table:table-cell>
          <table:table-cell table:style-name="ce11" office:value-type="float" office:value="0.741690220069393">
            <text:p>0.74</text:p>
          </table:table-cell>
          <table:table-cell table:style-name="ce11" office:value-type="float" office:value="14.4774970738351">
            <text:p>14.48</text:p>
          </table:table-cell>
          <table:table-cell table:style-name="ce11" office:value-type="float" office:value="54.9041893057668">
            <text:p>54.90</text:p>
          </table:table-cell>
          <table:table-cell table:style-name="ce9" office:value-type="float" office:value="272.549810416981">
            <text:p>272.55</text:p>
          </table:table-cell>
          <table:table-cell table:style-name="ce11" office:value-type="float" office:value="2281.8155593082">
            <text:p>2281.82</text:p>
          </table:table-cell>
          <table:table-cell table:style-name="ce9" office:value-type="float" office:value="5.23961110285009">
            <text:p>5.24</text:p>
          </table:table-cell>
          <table:table-cell table:style-name="ce9" office:value-type="float" office:value="8.96035212161635">
            <text:p>8.96</text:p>
          </table:table-cell>
          <table:table-cell table:style-name="ce9" office:value-type="string">
            <text:p>ND</text:p>
          </table:table-cell>
          <table:table-cell table:style-name="ce9" office:value-type="float" office:value="183.233205924474">
            <text:p>183.23</text:p>
          </table:table-cell>
          <table:table-cell table:style-name="ce11" office:value-type="float" office:value="256.584852802308">
            <text:p>256.58</text:p>
          </table:table-cell>
          <table:table-cell table:style-name="ce11" office:value-type="float" office:value="10.3778533747782">
            <text:p>10.38</text:p>
          </table:table-cell>
          <table:table-cell table:style-name="ce9" office:value-type="float" office:value="129.029787834396">
            <text:p>129.03</text:p>
          </table:table-cell>
          <table:table-cell table:style-name="ce9" office:value-type="float" office:value="4.41059219133601">
            <text:p>4.41</text:p>
          </table:table-cell>
          <table:table-cell table:style-name="ce11" office:value-type="float" office:value="403.928868865362">
            <text:p>403.93</text:p>
          </table:table-cell>
          <table:table-cell table:style-name="ce11" office:value-type="float" office:value="0.146660796962584">
            <text:p>0.15</text:p>
          </table:table-cell>
          <table:table-cell table:style-name="ce11" office:value-type="float" office:value="108.302673916063">
            <text:p>108.30</text:p>
          </table:table-cell>
          <table:table-cell table:style-name="ce11" office:value-type="float" office:value="160.733139163301">
            <text:p>160.7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98868768705457">
            <text:p>0.99</text:p>
          </table:table-cell>
          <table:table-cell table:style-name="ce11" office:value-type="float" office:value="2.38302298254118">
            <text:p>2.38</text:p>
          </table:table-cell>
          <table:table-cell table:style-name="ce9" office:value-type="string">
            <text:p>ND</text:p>
          </table:table-cell>
          <table:table-cell table:style-name="ce11" office:value-type="float" office:value="3.0507701258264">
            <text:p>3.05</text:p>
          </table:table-cell>
          <table:table-cell table:style-name="ce11" office:value-type="float" office:value="178.118058108628">
            <text:p>178.12</text:p>
          </table:table-cell>
          <table:table-cell table:style-name="ce9" office:value-type="float" office:value="168.2812546708">
            <text:p>168.28</text:p>
          </table:table-cell>
          <table:table-cell table:style-name="ce9" office:value-type="string">
            <text:p>ND</text:p>
          </table:table-cell>
          <table:table-cell table:style-name="ce11" office:value-type="float" office:value="914.5028951767">
            <text:p>914.50</text:p>
          </table:table-cell>
          <table:table-cell table:style-name="ce11" office:value-type="string">
            <text:p>ND</text:p>
          </table:table-cell>
          <table:table-cell table:style-name="ce11" office:value-type="float" office:value="225.331904158847">
            <text:p>225.33</text:p>
          </table:table-cell>
          <table:table-cell table:style-name="ce11" office:value-type="float" office:value="101.049523421369">
            <text:p>101.05</text:p>
          </table:table-cell>
          <table:table-cell table:style-name="ce11" office:value-type="float" office:value="82.3423419728377">
            <text:p>82.34</text:p>
          </table:table-cell>
          <table:table-cell table:style-name="ce12" office:value-type="float" office:value="1.27503055035003">
            <text:p>1.275</text:p>
          </table:table-cell>
          <table:table-cell table:style-name="ce12" office:value-type="float" office:value="4.06006721190256">
            <text:p>4.060</text:p>
          </table:table-cell>
          <table:table-cell table:style-name="ce12" office:value-type="float" office:value="412.484784590255">
            <text:p>412.485</text:p>
          </table:table-cell>
          <table:table-cell table:style-name="ce12" office:value-type="float" office:value="443.208969689225">
            <text:p>443.209</text:p>
          </table:table-cell>
          <table:table-cell table:style-name="ce12" office:value-type="float" office:value="353.382775645659">
            <text:p>353.383</text:p>
          </table:table-cell>
          <table:table-cell table:style-name="ce12" office:value-type="float" office:value="93.4151116735989">
            <text:p>93.415</text:p>
          </table:table-cell>
          <table:table-cell table:style-name="ce12" office:value-type="float" office:value="20.9218488321825">
            <text:p>20.922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2</text:p>
          </table:table-cell>
          <table:table-cell table:style-name="ce9" office:value-type="float" office:value="86.2034088655762">
            <text:p>86.20</text:p>
          </table:table-cell>
          <table:table-cell table:style-name="ce9" office:value-type="float" office:value="6.62056014107108">
            <text:p>6.62</text:p>
          </table:table-cell>
          <table:table-cell table:style-name="ce11" office:value-type="float" office:value="149.033457757051">
            <text:p>149.03</text:p>
          </table:table-cell>
          <table:table-cell table:style-name="ce9" office:value-type="float" office:value="6.39867358903891">
            <text:p>6.40</text:p>
          </table:table-cell>
          <table:table-cell table:style-name="ce9" office:value-type="float" office:value="227.852849205426">
            <text:p>227.85</text:p>
          </table:table-cell>
          <table:table-cell table:style-name="ce9" office:value-type="float" office:value="0.593052386983123">
            <text:p>0.59</text:p>
          </table:table-cell>
          <table:table-cell table:style-name="ce9" office:value-type="float" office:value="391.860422537809">
            <text:p>391.86</text:p>
          </table:table-cell>
          <table:table-cell table:style-name="ce11" office:value-type="float" office:value="0.864838398821562">
            <text:p>0.86</text:p>
          </table:table-cell>
          <table:table-cell table:style-name="ce11" office:value-type="float" office:value="14.4754210487025">
            <text:p>14.48</text:p>
          </table:table-cell>
          <table:table-cell table:style-name="ce11" office:value-type="float" office:value="24.1704112715762">
            <text:p>24.17</text:p>
          </table:table-cell>
          <table:table-cell table:style-name="ce9" office:value-type="float" office:value="275.725879431314">
            <text:p>275.73</text:p>
          </table:table-cell>
          <table:table-cell table:style-name="ce11" office:value-type="float" office:value="2287.31633851538">
            <text:p>2287.32</text:p>
          </table:table-cell>
          <table:table-cell table:style-name="ce9" office:value-type="float" office:value="5.576681291762">
            <text:p>5.58</text:p>
          </table:table-cell>
          <table:table-cell table:style-name="ce9" office:value-type="float" office:value="8.60646498796285">
            <text:p>8.61</text:p>
          </table:table-cell>
          <table:table-cell table:style-name="ce9" office:value-type="string">
            <text:p>ND</text:p>
          </table:table-cell>
          <table:table-cell table:style-name="ce9" office:value-type="float" office:value="184.888492978664">
            <text:p>184.89</text:p>
          </table:table-cell>
          <table:table-cell table:style-name="ce11" office:value-type="float" office:value="254.066626918925">
            <text:p>254.07</text:p>
          </table:table-cell>
          <table:table-cell table:style-name="ce11" office:value-type="float" office:value="10.4005500191691">
            <text:p>10.40</text:p>
          </table:table-cell>
          <table:table-cell table:style-name="ce9" office:value-type="float" office:value="131.585493063364">
            <text:p>131.59</text:p>
          </table:table-cell>
          <table:table-cell table:style-name="ce9" office:value-type="float" office:value="4.39180898684376">
            <text:p>4.39</text:p>
          </table:table-cell>
          <table:table-cell table:style-name="ce11" office:value-type="float" office:value="416.471751809117">
            <text:p>416.47</text:p>
          </table:table-cell>
          <table:table-cell table:style-name="ce11" office:value-type="float" office:value="0.201571807880985">
            <text:p>0.20</text:p>
          </table:table-cell>
          <table:table-cell table:style-name="ce11" office:value-type="float" office:value="101.839290622257">
            <text:p>101.84</text:p>
          </table:table-cell>
          <table:table-cell table:style-name="ce11" office:value-type="float" office:value="163.916055505454">
            <text:p>163.9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2726165414834">
            <text:p>1.03</text:p>
          </table:table-cell>
          <table:table-cell table:style-name="ce11" office:value-type="float" office:value="2.35957844185673">
            <text:p>2.36</text:p>
          </table:table-cell>
          <table:table-cell table:style-name="ce9" office:value-type="string">
            <text:p>ND</text:p>
          </table:table-cell>
          <table:table-cell table:style-name="ce11" office:value-type="float" office:value="3.05960964091817">
            <text:p>3.06</text:p>
          </table:table-cell>
          <table:table-cell table:style-name="ce11" office:value-type="float" office:value="177.545084094954">
            <text:p>177.55</text:p>
          </table:table-cell>
          <table:table-cell table:style-name="ce9" office:value-type="float" office:value="176.25755315417">
            <text:p>176.26</text:p>
          </table:table-cell>
          <table:table-cell table:style-name="ce9" office:value-type="string">
            <text:p>ND</text:p>
          </table:table-cell>
          <table:table-cell table:style-name="ce11" office:value-type="float" office:value="942.145137173827">
            <text:p>942.15</text:p>
          </table:table-cell>
          <table:table-cell table:style-name="ce11" office:value-type="string">
            <text:p>ND</text:p>
          </table:table-cell>
          <table:table-cell table:style-name="ce11" office:value-type="float" office:value="222.83047797138">
            <text:p>222.83</text:p>
          </table:table-cell>
          <table:table-cell table:style-name="ce11" office:value-type="float" office:value="101.328558319486">
            <text:p>101.33</text:p>
          </table:table-cell>
          <table:table-cell table:style-name="ce11" office:value-type="float" office:value="82.1660156271367">
            <text:p>82.17</text:p>
          </table:table-cell>
          <table:table-cell table:style-name="ce12" office:value-type="float" office:value="1.24933916138776">
            <text:p>1.249</text:p>
          </table:table-cell>
          <table:table-cell table:style-name="ce12" office:value-type="float" office:value="4.07336472036083">
            <text:p>4.073</text:p>
          </table:table-cell>
          <table:table-cell table:style-name="ce12" office:value-type="float" office:value="413.194386497894">
            <text:p>413.194</text:p>
          </table:table-cell>
          <table:table-cell table:style-name="ce12" office:value-type="float" office:value="443.975006803025">
            <text:p>443.975</text:p>
          </table:table-cell>
          <table:table-cell table:style-name="ce12" office:value-type="float" office:value="341.297393248658">
            <text:p>341.297</text:p>
          </table:table-cell>
          <table:table-cell table:style-name="ce12" office:value-type="float" office:value="93.8602149816178">
            <text:p>93.860</text:p>
          </table:table-cell>
          <table:table-cell table:style-name="ce12" office:value-type="float" office:value="21.1162665687528">
            <text:p>21.11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2</text:p>
          </table:table-cell>
          <table:table-cell table:style-name="ce9" office:value-type="float" office:value="86.928537648684">
            <text:p>86.93</text:p>
          </table:table-cell>
          <table:table-cell table:style-name="ce9" office:value-type="float" office:value="6.19538902110529">
            <text:p>6.20</text:p>
          </table:table-cell>
          <table:table-cell table:style-name="ce11" office:value-type="float" office:value="170.883588531788">
            <text:p>170.88</text:p>
          </table:table-cell>
          <table:table-cell table:style-name="ce9" office:value-type="float" office:value="5.88326548370106">
            <text:p>5.88</text:p>
          </table:table-cell>
          <table:table-cell table:style-name="ce9" office:value-type="float" office:value="234.157804636219">
            <text:p>234.16</text:p>
          </table:table-cell>
          <table:table-cell table:style-name="ce9" office:value-type="float" office:value="0.474609801832759">
            <text:p>0.47</text:p>
          </table:table-cell>
          <table:table-cell table:style-name="ce9" office:value-type="float" office:value="433.525031496024">
            <text:p>433.53</text:p>
          </table:table-cell>
          <table:table-cell table:style-name="ce11" office:value-type="float" office:value="0.465531001862551">
            <text:p>0.47</text:p>
          </table:table-cell>
          <table:table-cell table:style-name="ce11" office:value-type="float" office:value="13.9637350578976">
            <text:p>13.96</text:p>
          </table:table-cell>
          <table:table-cell table:style-name="ce11" office:value-type="float" office:value="8.02711369786822">
            <text:p>8.03</text:p>
          </table:table-cell>
          <table:table-cell table:style-name="ce9" office:value-type="float" office:value="275.792543758807">
            <text:p>275.79</text:p>
          </table:table-cell>
          <table:table-cell table:style-name="ce11" office:value-type="float" office:value="2334.0110312208">
            <text:p>2334.01</text:p>
          </table:table-cell>
          <table:table-cell table:style-name="ce9" office:value-type="float" office:value="4.74741166462265">
            <text:p>4.75</text:p>
          </table:table-cell>
          <table:table-cell table:style-name="ce9" office:value-type="float" office:value="8.56642154990894">
            <text:p>8.57</text:p>
          </table:table-cell>
          <table:table-cell table:style-name="ce9" office:value-type="string">
            <text:p>ND</text:p>
          </table:table-cell>
          <table:table-cell table:style-name="ce9" office:value-type="float" office:value="189.52931782392">
            <text:p>189.53</text:p>
          </table:table-cell>
          <table:table-cell table:style-name="ce11" office:value-type="float" office:value="261.044524949299">
            <text:p>261.04</text:p>
          </table:table-cell>
          <table:table-cell table:style-name="ce11" office:value-type="float" office:value="11.0623990821193">
            <text:p>11.06</text:p>
          </table:table-cell>
          <table:table-cell table:style-name="ce9" office:value-type="float" office:value="138.134308833974">
            <text:p>138.13</text:p>
          </table:table-cell>
          <table:table-cell table:style-name="ce9" office:value-type="float" office:value="4.89401930554107">
            <text:p>4.89</text:p>
          </table:table-cell>
          <table:table-cell table:style-name="ce11" office:value-type="float" office:value="457.697623529179">
            <text:p>457.70</text:p>
          </table:table-cell>
          <table:table-cell table:style-name="ce11" office:value-type="float" office:value="0.137669849002476">
            <text:p>0.14</text:p>
          </table:table-cell>
          <table:table-cell table:style-name="ce11" office:value-type="float" office:value="109.360433806842">
            <text:p>109.36</text:p>
          </table:table-cell>
          <table:table-cell table:style-name="ce11" office:value-type="float" office:value="168.124168895715">
            <text:p>168.1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1046328707929">
            <text:p>1.01</text:p>
          </table:table-cell>
          <table:table-cell table:style-name="ce11" office:value-type="float" office:value="2.52980417934379">
            <text:p>2.53</text:p>
          </table:table-cell>
          <table:table-cell table:style-name="ce9" office:value-type="string">
            <text:p>ND</text:p>
          </table:table-cell>
          <table:table-cell table:style-name="ce11" office:value-type="float" office:value="3.08083388260292">
            <text:p>3.08</text:p>
          </table:table-cell>
          <table:table-cell table:style-name="ce11" office:value-type="float" office:value="181.269022183796">
            <text:p>181.27</text:p>
          </table:table-cell>
          <table:table-cell table:style-name="ce9" office:value-type="float" office:value="185.091147592056">
            <text:p>185.09</text:p>
          </table:table-cell>
          <table:table-cell table:style-name="ce9" office:value-type="string">
            <text:p>ND</text:p>
          </table:table-cell>
          <table:table-cell table:style-name="ce11" office:value-type="float" office:value="949.897775294787">
            <text:p>949.90</text:p>
          </table:table-cell>
          <table:table-cell table:style-name="ce11" office:value-type="float" office:value="0.493696764990538">
            <text:p>0.49</text:p>
          </table:table-cell>
          <table:table-cell table:style-name="ce11" office:value-type="float" office:value="226.578023725616">
            <text:p>226.58</text:p>
          </table:table-cell>
          <table:table-cell table:style-name="ce11" office:value-type="float" office:value="103.807283001626">
            <text:p>103.81</text:p>
          </table:table-cell>
          <table:table-cell table:style-name="ce11" office:value-type="float" office:value="84.4750014759531">
            <text:p>84.48</text:p>
          </table:table-cell>
          <table:table-cell table:style-name="ce12" office:value-type="float" office:value="1.24844616802415">
            <text:p>1.248</text:p>
          </table:table-cell>
          <table:table-cell table:style-name="ce12" office:value-type="float" office:value="3.81728362001173">
            <text:p>3.817</text:p>
          </table:table-cell>
          <table:table-cell table:style-name="ce12" office:value-type="float" office:value="439.325932718973">
            <text:p>439.326</text:p>
          </table:table-cell>
          <table:table-cell table:style-name="ce12" office:value-type="float" office:value="472.184815754816">
            <text:p>472.185</text:p>
          </table:table-cell>
          <table:table-cell table:style-name="ce12" office:value-type="float" office:value="353.841014698385">
            <text:p>353.841</text:p>
          </table:table-cell>
          <table:table-cell table:style-name="ce12" office:value-type="float" office:value="95.9486428392149">
            <text:p>95.949</text:p>
          </table:table-cell>
          <table:table-cell table:style-name="ce12" office:value-type="float" office:value="21.4652255358282">
            <text:p>21.46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2</text:p>
          </table:table-cell>
          <table:table-cell table:style-name="ce9" office:value-type="float" office:value="84.8771384539816">
            <text:p>84.88</text:p>
          </table:table-cell>
          <table:table-cell table:style-name="ce9" office:value-type="float" office:value="6.10729706540985">
            <text:p>6.11</text:p>
          </table:table-cell>
          <table:table-cell table:style-name="ce11" office:value-type="float" office:value="163.53454621269">
            <text:p>163.53</text:p>
          </table:table-cell>
          <table:table-cell table:style-name="ce9" office:value-type="float" office:value="5.76996374553652">
            <text:p>5.77</text:p>
          </table:table-cell>
          <table:table-cell table:style-name="ce9" office:value-type="float" office:value="227.710603285566">
            <text:p>227.71</text:p>
          </table:table-cell>
          <table:table-cell table:style-name="ce9" office:value-type="float" office:value="0.484612700561306">
            <text:p>0.48</text:p>
          </table:table-cell>
          <table:table-cell table:style-name="ce9" office:value-type="float" office:value="412.415347418112">
            <text:p>412.42</text:p>
          </table:table-cell>
          <table:table-cell table:style-name="ce11" office:value-type="float" office:value="0.517694835181298">
            <text:p>0.52</text:p>
          </table:table-cell>
          <table:table-cell table:style-name="ce11" office:value-type="float" office:value="13.9592833896425">
            <text:p>13.96</text:p>
          </table:table-cell>
          <table:table-cell table:style-name="ce11" office:value-type="float" office:value="9.43583786713813">
            <text:p>9.44</text:p>
          </table:table-cell>
          <table:table-cell table:style-name="ce9" office:value-type="float" office:value="272.2866591814">
            <text:p>272.29</text:p>
          </table:table-cell>
          <table:table-cell table:style-name="ce11" office:value-type="float" office:value="2263.84571201773">
            <text:p>2263.85</text:p>
          </table:table-cell>
          <table:table-cell table:style-name="ce9" office:value-type="float" office:value="4.77648999947244">
            <text:p>4.78</text:p>
          </table:table-cell>
          <table:table-cell table:style-name="ce9" office:value-type="float" office:value="8.47783247284451">
            <text:p>8.48</text:p>
          </table:table-cell>
          <table:table-cell table:style-name="ce9" office:value-type="string">
            <text:p>ND</text:p>
          </table:table-cell>
          <table:table-cell table:style-name="ce9" office:value-type="float" office:value="182.800645316417">
            <text:p>182.80</text:p>
          </table:table-cell>
          <table:table-cell table:style-name="ce11" office:value-type="float" office:value="251.807706176985">
            <text:p>251.81</text:p>
          </table:table-cell>
          <table:table-cell table:style-name="ce11" office:value-type="float" office:value="10.6669315560894">
            <text:p>10.67</text:p>
          </table:table-cell>
          <table:table-cell table:style-name="ce9" office:value-type="float" office:value="129.107217661617">
            <text:p>129.11</text:p>
          </table:table-cell>
          <table:table-cell table:style-name="ce9" office:value-type="float" office:value="4.27843638644342">
            <text:p>4.28</text:p>
          </table:table-cell>
          <table:table-cell table:style-name="ce11" office:value-type="float" office:value="432.700065211294">
            <text:p>432.70</text:p>
          </table:table-cell>
          <table:table-cell table:style-name="ce11" office:value-type="float" office:value="0.125192157136745">
            <text:p>0.13</text:p>
          </table:table-cell>
          <table:table-cell table:style-name="ce11" office:value-type="float" office:value="102.718273404736">
            <text:p>102.72</text:p>
          </table:table-cell>
          <table:table-cell table:style-name="ce11" office:value-type="float" office:value="160.620127664446">
            <text:p>160.6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992367672737515">
            <text:p>0.99</text:p>
          </table:table-cell>
          <table:table-cell table:style-name="ce11" office:value-type="float" office:value="2.41454186824607">
            <text:p>2.41</text:p>
          </table:table-cell>
          <table:table-cell table:style-name="ce9" office:value-type="string">
            <text:p>ND</text:p>
          </table:table-cell>
          <table:table-cell table:style-name="ce11" office:value-type="float" office:value="3.05709400366908">
            <text:p>3.06</text:p>
          </table:table-cell>
          <table:table-cell table:style-name="ce11" office:value-type="float" office:value="176.834761504585">
            <text:p>176.83</text:p>
          </table:table-cell>
          <table:table-cell table:style-name="ce9" office:value-type="float" office:value="180.566312535502">
            <text:p>180.57</text:p>
          </table:table-cell>
          <table:table-cell table:style-name="ce9" office:value-type="string">
            <text:p>ND</text:p>
          </table:table-cell>
          <table:table-cell table:style-name="ce11" office:value-type="float" office:value="845.029259550511">
            <text:p>845.03</text:p>
          </table:table-cell>
          <table:table-cell table:style-name="ce11" office:value-type="float" office:value="1.45317090574795">
            <text:p>1.45</text:p>
          </table:table-cell>
          <table:table-cell table:style-name="ce11" office:value-type="float" office:value="218.668008434845">
            <text:p>218.67</text:p>
          </table:table-cell>
          <table:table-cell table:style-name="ce11" office:value-type="float" office:value="101.238361175922">
            <text:p>101.24</text:p>
          </table:table-cell>
          <table:table-cell table:style-name="ce11" office:value-type="float" office:value="82.5339045724599">
            <text:p>82.53</text:p>
          </table:table-cell>
          <table:table-cell table:style-name="ce12" office:value-type="float" office:value="1.24868878377208">
            <text:p>1.249</text:p>
          </table:table-cell>
          <table:table-cell table:style-name="ce12" office:value-type="float" office:value="3.8390839874322">
            <text:p>3.839</text:p>
          </table:table-cell>
          <table:table-cell table:style-name="ce12" office:value-type="float" office:value="407.460551508873">
            <text:p>407.461</text:p>
          </table:table-cell>
          <table:table-cell table:style-name="ce12" office:value-type="float" office:value="437.78515534024">
            <text:p>437.785</text:p>
          </table:table-cell>
          <table:table-cell table:style-name="ce12" office:value-type="float" office:value="347.641253719437">
            <text:p>347.641</text:p>
          </table:table-cell>
          <table:table-cell table:style-name="ce12" office:value-type="float" office:value="93.5357433894126">
            <text:p>93.536</text:p>
          </table:table-cell>
          <table:table-cell table:style-name="ce12" office:value-type="float" office:value="20.9868342494598">
            <text:p>20.987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2</text:p>
          </table:table-cell>
          <table:table-cell table:style-name="ce9" office:value-type="float" office:value="74.8141955768478">
            <text:p>74.81</text:p>
          </table:table-cell>
          <table:table-cell table:style-name="ce9" office:value-type="float" office:value="6.41750468609129">
            <text:p>6.42</text:p>
          </table:table-cell>
          <table:table-cell table:style-name="ce11" office:value-type="float" office:value="163.294584357609">
            <text:p>163.29</text:p>
          </table:table-cell>
          <table:table-cell table:style-name="ce9" office:value-type="float" office:value="6.16928558190524">
            <text:p>6.17</text:p>
          </table:table-cell>
          <table:table-cell table:style-name="ce9" office:value-type="float" office:value="211.892901855728">
            <text:p>211.89</text:p>
          </table:table-cell>
          <table:table-cell table:style-name="ce9" office:value-type="float" office:value="0.554562437121923">
            <text:p>0.55</text:p>
          </table:table-cell>
          <table:table-cell table:style-name="ce9" office:value-type="float" office:value="379.957465477811">
            <text:p>379.96</text:p>
          </table:table-cell>
          <table:table-cell table:style-name="ce11" office:value-type="float" office:value="0.633035788992103">
            <text:p>0.63</text:p>
          </table:table-cell>
          <table:table-cell table:style-name="ce11" office:value-type="float" office:value="10.1588223959657">
            <text:p>10.16</text:p>
          </table:table-cell>
          <table:table-cell table:style-name="ce11" office:value-type="float" office:value="73.6914031437547">
            <text:p>73.69</text:p>
          </table:table-cell>
          <table:table-cell table:style-name="ce9" office:value-type="float" office:value="232.752063657679">
            <text:p>232.75</text:p>
          </table:table-cell>
          <table:table-cell table:style-name="ce11" office:value-type="float" office:value="2080.88694662871">
            <text:p>2080.89</text:p>
          </table:table-cell>
          <table:table-cell table:style-name="ce9" office:value-type="float" office:value="5.01775408778776">
            <text:p>5.02</text:p>
          </table:table-cell>
          <table:table-cell table:style-name="ce9" office:value-type="float" office:value="8.55316209153039">
            <text:p>8.55</text:p>
          </table:table-cell>
          <table:table-cell table:style-name="ce9" office:value-type="string">
            <text:p>ND</text:p>
          </table:table-cell>
          <table:table-cell table:style-name="ce9" office:value-type="float" office:value="177.201418204268">
            <text:p>177.20</text:p>
          </table:table-cell>
          <table:table-cell table:style-name="ce11" office:value-type="float" office:value="254.228969034519">
            <text:p>254.23</text:p>
          </table:table-cell>
          <table:table-cell table:style-name="ce11" office:value-type="float" office:value="9.9940506166416">
            <text:p>9.99</text:p>
          </table:table-cell>
          <table:table-cell table:style-name="ce9" office:value-type="float" office:value="106.036123928569">
            <text:p>106.04</text:p>
          </table:table-cell>
          <table:table-cell table:style-name="ce9" office:value-type="float" office:value="4.15836772168774">
            <text:p>4.16</text:p>
          </table:table-cell>
          <table:table-cell table:style-name="ce11" office:value-type="float" office:value="456.922632544952">
            <text:p>456.92</text:p>
          </table:table-cell>
          <table:table-cell table:style-name="ce11" office:value-type="float" office:value="0.115058319767802">
            <text:p>0.12</text:p>
          </table:table-cell>
          <table:table-cell table:style-name="ce11" office:value-type="float" office:value="75.6283913776545">
            <text:p>75.63</text:p>
          </table:table-cell>
          <table:table-cell table:style-name="ce11" office:value-type="float" office:value="139.50612086583">
            <text:p>139.51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943043821480709">
            <text:p>0.94</text:p>
          </table:table-cell>
          <table:table-cell table:style-name="ce11" office:value-type="float" office:value="2.24644023503602">
            <text:p>2.25</text:p>
          </table:table-cell>
          <table:table-cell table:style-name="ce9" office:value-type="string">
            <text:p>ND</text:p>
          </table:table-cell>
          <table:table-cell table:style-name="ce11" office:value-type="float" office:value="2.94122375375595">
            <text:p>2.94</text:p>
          </table:table-cell>
          <table:table-cell table:style-name="ce11" office:value-type="float" office:value="163.633243020279">
            <text:p>163.63</text:p>
          </table:table-cell>
          <table:table-cell table:style-name="ce9" office:value-type="float" office:value="157.300273452521">
            <text:p>157.30</text:p>
          </table:table-cell>
          <table:table-cell table:style-name="ce9" office:value-type="string">
            <text:p>ND</text:p>
          </table:table-cell>
          <table:table-cell table:style-name="ce11" office:value-type="float" office:value="876.229780464299">
            <text:p>876.23</text:p>
          </table:table-cell>
          <table:table-cell table:style-name="ce11" office:value-type="string">
            <text:p>ND</text:p>
          </table:table-cell>
          <table:table-cell table:style-name="ce11" office:value-type="float" office:value="187.227287222102">
            <text:p>187.23</text:p>
          </table:table-cell>
          <table:table-cell table:style-name="ce11" office:value-type="float" office:value="89.6183941411472">
            <text:p>89.62</text:p>
          </table:table-cell>
          <table:table-cell table:style-name="ce11" office:value-type="float" office:value="71.2225966091515">
            <text:p>71.22</text:p>
          </table:table-cell>
          <table:table-cell table:style-name="ce12" office:value-type="float" office:value="1.25851406538756">
            <text:p>1.259</text:p>
          </table:table-cell>
          <table:table-cell table:style-name="ce12" office:value-type="float" office:value="4.02003488020679">
            <text:p>4.020</text:p>
          </table:table-cell>
          <table:table-cell table:style-name="ce12" office:value-type="float" office:value="365.647104840239">
            <text:p>365.647</text:p>
          </table:table-cell>
          <table:table-cell table:style-name="ce12" office:value-type="float" office:value="392.646251880079">
            <text:p>392.646</text:p>
          </table:table-cell>
          <table:table-cell table:style-name="ce12" office:value-type="float" office:value="323.149812132256">
            <text:p>323.150</text:p>
          </table:table-cell>
          <table:table-cell table:style-name="ce12" office:value-type="float" office:value="80.6511979339758">
            <text:p>80.651</text:p>
          </table:table-cell>
          <table:table-cell table:style-name="ce12" office:value-type="float" office:value="17.6562926927813">
            <text:p>17.65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2</text:p>
          </table:table-cell>
          <table:table-cell table:style-name="ce9" office:value-type="float" office:value="75.3074688465853">
            <text:p>75.31</text:p>
          </table:table-cell>
          <table:table-cell table:style-name="ce9" office:value-type="float" office:value="6.25417306383068">
            <text:p>6.25</text:p>
          </table:table-cell>
          <table:table-cell table:style-name="ce11" office:value-type="float" office:value="155.959550114605">
            <text:p>155.96</text:p>
          </table:table-cell>
          <table:table-cell table:style-name="ce9" office:value-type="float" office:value="6.05343579488702">
            <text:p>6.05</text:p>
          </table:table-cell>
          <table:table-cell table:style-name="ce9" office:value-type="float" office:value="210.68352328715">
            <text:p>210.68</text:p>
          </table:table-cell>
          <table:table-cell table:style-name="ce9" office:value-type="float" office:value="0.600744557111757">
            <text:p>0.60</text:p>
          </table:table-cell>
          <table:table-cell table:style-name="ce9" office:value-type="float" office:value="375.412256619227">
            <text:p>375.41</text:p>
          </table:table-cell>
          <table:table-cell table:style-name="ce11" office:value-type="float" office:value="0.643274743381527">
            <text:p>0.64</text:p>
          </table:table-cell>
          <table:table-cell table:style-name="ce11" office:value-type="float" office:value="9.59971654751993">
            <text:p>9.60</text:p>
          </table:table-cell>
          <table:table-cell table:style-name="ce11" office:value-type="float" office:value="6.12741168296343">
            <text:p>6.13</text:p>
          </table:table-cell>
          <table:table-cell table:style-name="ce9" office:value-type="float" office:value="228.34778561276">
            <text:p>228.35</text:p>
          </table:table-cell>
          <table:table-cell table:style-name="ce11" office:value-type="float" office:value="2081.59581884326">
            <text:p>2081.60</text:p>
          </table:table-cell>
          <table:table-cell table:style-name="ce9" office:value-type="float" office:value="4.91966807827999">
            <text:p>4.92</text:p>
          </table:table-cell>
          <table:table-cell table:style-name="ce9" office:value-type="float" office:value="8.42584988948866">
            <text:p>8.43</text:p>
          </table:table-cell>
          <table:table-cell table:style-name="ce9" office:value-type="string">
            <text:p>ND</text:p>
          </table:table-cell>
          <table:table-cell table:style-name="ce9" office:value-type="float" office:value="180.183919208264">
            <text:p>180.18</text:p>
          </table:table-cell>
          <table:table-cell table:style-name="ce11" office:value-type="float" office:value="251.692402649306">
            <text:p>251.69</text:p>
          </table:table-cell>
          <table:table-cell table:style-name="ce11" office:value-type="float" office:value="11.0246510687715">
            <text:p>11.02</text:p>
          </table:table-cell>
          <table:table-cell table:style-name="ce9" office:value-type="float" office:value="113.18158535941">
            <text:p>113.18</text:p>
          </table:table-cell>
          <table:table-cell table:style-name="ce9" office:value-type="float" office:value="4.17427130929157">
            <text:p>4.17</text:p>
          </table:table-cell>
          <table:table-cell table:style-name="ce11" office:value-type="float" office:value="488.686648644914">
            <text:p>488.69</text:p>
          </table:table-cell>
          <table:table-cell table:style-name="ce11" office:value-type="float" office:value="0.164574727858435">
            <text:p>0.16</text:p>
          </table:table-cell>
          <table:table-cell table:style-name="ce11" office:value-type="float" office:value="76.9750081020836">
            <text:p>76.98</text:p>
          </table:table-cell>
          <table:table-cell table:style-name="ce11" office:value-type="float" office:value="142.152125743911">
            <text:p>142.1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2631290076527">
            <text:p>1.03</text:p>
          </table:table-cell>
          <table:table-cell table:style-name="ce11" office:value-type="float" office:value="2.46980130261088">
            <text:p>2.47</text:p>
          </table:table-cell>
          <table:table-cell table:style-name="ce9" office:value-type="string">
            <text:p>ND</text:p>
          </table:table-cell>
          <table:table-cell table:style-name="ce11" office:value-type="float" office:value="2.98071201865234">
            <text:p>2.98</text:p>
          </table:table-cell>
          <table:table-cell table:style-name="ce11" office:value-type="float" office:value="163.435111533806">
            <text:p>163.44</text:p>
          </table:table-cell>
          <table:table-cell table:style-name="ce9" office:value-type="float" office:value="161.778547039523">
            <text:p>161.78</text:p>
          </table:table-cell>
          <table:table-cell table:style-name="ce9" office:value-type="string">
            <text:p>ND</text:p>
          </table:table-cell>
          <table:table-cell table:style-name="ce11" office:value-type="float" office:value="897.434697673076">
            <text:p>897.43</text:p>
          </table:table-cell>
          <table:table-cell table:style-name="ce11" office:value-type="string">
            <text:p>ND</text:p>
          </table:table-cell>
          <table:table-cell table:style-name="ce11" office:value-type="float" office:value="186.7277698504">
            <text:p>186.73</text:p>
          </table:table-cell>
          <table:table-cell table:style-name="ce11" office:value-type="float" office:value="89.1845486137607">
            <text:p>89.18</text:p>
          </table:table-cell>
          <table:table-cell table:style-name="ce11" office:value-type="float" office:value="71.259333138696">
            <text:p>71.26</text:p>
          </table:table-cell>
          <table:table-cell table:style-name="ce12" office:value-type="float" office:value="1.2615587145542">
            <text:p>1.262</text:p>
          </table:table-cell>
          <table:table-cell table:style-name="ce12" office:value-type="float" office:value="3.89027299188171">
            <text:p>3.890</text:p>
          </table:table-cell>
          <table:table-cell table:style-name="ce12" office:value-type="float" office:value="371.321645323115">
            <text:p>371.322</text:p>
          </table:table-cell>
          <table:table-cell table:style-name="ce12" office:value-type="float" office:value="398.772093097313">
            <text:p>398.772</text:p>
          </table:table-cell>
          <table:table-cell table:style-name="ce12" office:value-type="float" office:value="306.46005384721">
            <text:p>306.460</text:p>
          </table:table-cell>
          <table:table-cell table:style-name="ce12" office:value-type="float" office:value="79.7434512782291">
            <text:p>79.743</text:p>
          </table:table-cell>
          <table:table-cell table:style-name="ce12" office:value-type="float" office:value="17.4759670204742">
            <text:p>17.47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2</text:p>
          </table:table-cell>
          <table:table-cell table:style-name="ce9" office:value-type="float" office:value="77.8258614157546">
            <text:p>77.83</text:p>
          </table:table-cell>
          <table:table-cell table:style-name="ce9" office:value-type="float" office:value="6.65473517170907">
            <text:p>6.65</text:p>
          </table:table-cell>
          <table:table-cell table:style-name="ce11" office:value-type="float" office:value="158.412263998941">
            <text:p>158.41</text:p>
          </table:table-cell>
          <table:table-cell table:style-name="ce9" office:value-type="float" office:value="6.65207919116148">
            <text:p>6.65</text:p>
          </table:table-cell>
          <table:table-cell table:style-name="ce9" office:value-type="float" office:value="212.056877625587">
            <text:p>212.06</text:p>
          </table:table-cell>
          <table:table-cell table:style-name="ce9" office:value-type="float" office:value="0.628357392697892">
            <text:p>0.63</text:p>
          </table:table-cell>
          <table:table-cell table:style-name="ce9" office:value-type="float" office:value="367.714766858412">
            <text:p>367.71</text:p>
          </table:table-cell>
          <table:table-cell table:style-name="ce11" office:value-type="float" office:value="0.800188363385817">
            <text:p>0.80</text:p>
          </table:table-cell>
          <table:table-cell table:style-name="ce11" office:value-type="float" office:value="10.462648667966">
            <text:p>10.46</text:p>
          </table:table-cell>
          <table:table-cell table:style-name="ce11" office:value-type="float" office:value="4.26417042468805">
            <text:p>4.26</text:p>
          </table:table-cell>
          <table:table-cell table:style-name="ce9" office:value-type="float" office:value="230.137933292897">
            <text:p>230.14</text:p>
          </table:table-cell>
          <table:table-cell table:style-name="ce11" office:value-type="float" office:value="2091.22070965183">
            <text:p>2091.22</text:p>
          </table:table-cell>
          <table:table-cell table:style-name="ce9" office:value-type="float" office:value="5.51142051009235">
            <text:p>5.51</text:p>
          </table:table-cell>
          <table:table-cell table:style-name="ce9" office:value-type="float" office:value="8.14204886200831">
            <text:p>8.14</text:p>
          </table:table-cell>
          <table:table-cell table:style-name="ce9" office:value-type="string">
            <text:p>ND</text:p>
          </table:table-cell>
          <table:table-cell table:style-name="ce9" office:value-type="float" office:value="183.038771743246">
            <text:p>183.04</text:p>
          </table:table-cell>
          <table:table-cell table:style-name="ce11" office:value-type="float" office:value="254.850732978523">
            <text:p>254.85</text:p>
          </table:table-cell>
          <table:table-cell table:style-name="ce11" office:value-type="float" office:value="10.0165934845844">
            <text:p>10.02</text:p>
          </table:table-cell>
          <table:table-cell table:style-name="ce9" office:value-type="float" office:value="109.347466160925">
            <text:p>109.35</text:p>
          </table:table-cell>
          <table:table-cell table:style-name="ce9" office:value-type="float" office:value="4.44339969885633">
            <text:p>4.44</text:p>
          </table:table-cell>
          <table:table-cell table:style-name="ce11" office:value-type="float" office:value="433.170846627229">
            <text:p>433.17</text:p>
          </table:table-cell>
          <table:table-cell table:style-name="ce11" office:value-type="float" office:value="0.168523880703977">
            <text:p>0.17</text:p>
          </table:table-cell>
          <table:table-cell table:style-name="ce11" office:value-type="float" office:value="76.8660758937163">
            <text:p>76.87</text:p>
          </table:table-cell>
          <table:table-cell table:style-name="ce11" office:value-type="float" office:value="142.126882049602">
            <text:p>142.1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999144257209693">
            <text:p>1.00</text:p>
          </table:table-cell>
          <table:table-cell table:style-name="ce11" office:value-type="float" office:value="2.28374014548545">
            <text:p>2.28</text:p>
          </table:table-cell>
          <table:table-cell table:style-name="ce9" office:value-type="string">
            <text:p>ND</text:p>
          </table:table-cell>
          <table:table-cell table:style-name="ce11" office:value-type="float" office:value="2.97711174785716">
            <text:p>2.98</text:p>
          </table:table-cell>
          <table:table-cell table:style-name="ce11" office:value-type="float" office:value="163.790153206404">
            <text:p>163.79</text:p>
          </table:table-cell>
          <table:table-cell table:style-name="ce9" office:value-type="float" office:value="155.66575111227">
            <text:p>155.67</text:p>
          </table:table-cell>
          <table:table-cell table:style-name="ce9" office:value-type="string">
            <text:p>ND</text:p>
          </table:table-cell>
          <table:table-cell table:style-name="ce11" office:value-type="float" office:value="868.621261922654">
            <text:p>868.62</text:p>
          </table:table-cell>
          <table:table-cell table:style-name="ce11" office:value-type="string">
            <text:p>ND</text:p>
          </table:table-cell>
          <table:table-cell table:style-name="ce11" office:value-type="float" office:value="187.026405253664">
            <text:p>187.03</text:p>
          </table:table-cell>
          <table:table-cell table:style-name="ce11" office:value-type="float" office:value="90.2950037557242">
            <text:p>90.30</text:p>
          </table:table-cell>
          <table:table-cell table:style-name="ce11" office:value-type="float" office:value="70.5330787739571">
            <text:p>70.53</text:p>
          </table:table-cell>
          <table:table-cell table:style-name="ce12" office:value-type="float" office:value="1.2586160783743">
            <text:p>1.259</text:p>
          </table:table-cell>
          <table:table-cell table:style-name="ce12" office:value-type="float" office:value="4.11453832310965">
            <text:p>4.115</text:p>
          </table:table-cell>
          <table:table-cell table:style-name="ce12" office:value-type="float" office:value="357.431190558302">
            <text:p>357.431</text:p>
          </table:table-cell>
          <table:table-cell table:style-name="ce12" office:value-type="float" office:value="383.77691937687">
            <text:p>383.777</text:p>
          </table:table-cell>
          <table:table-cell table:style-name="ce12" office:value-type="float" office:value="319.831731414978">
            <text:p>319.832</text:p>
          </table:table-cell>
          <table:table-cell table:style-name="ce12" office:value-type="float" office:value="80.0526383462027">
            <text:p>80.053</text:p>
          </table:table-cell>
          <table:table-cell table:style-name="ce12" office:value-type="float" office:value="17.5024057768774">
            <text:p>17.502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2</text:p>
          </table:table-cell>
          <table:table-cell table:style-name="ce9" office:value-type="float" office:value="73.9935073982365">
            <text:p>73.99</text:p>
          </table:table-cell>
          <table:table-cell table:style-name="ce9" office:value-type="float" office:value="6.2572126341897">
            <text:p>6.26</text:p>
          </table:table-cell>
          <table:table-cell table:style-name="ce11" office:value-type="float" office:value="156.01775571683">
            <text:p>156.02</text:p>
          </table:table-cell>
          <table:table-cell table:style-name="ce9" office:value-type="float" office:value="5.86417875703891">
            <text:p>5.86</text:p>
          </table:table-cell>
          <table:table-cell table:style-name="ce9" office:value-type="float" office:value="207.332604603242">
            <text:p>207.33</text:p>
          </table:table-cell>
          <table:table-cell table:style-name="ce9" office:value-type="float" office:value="0.555710590492528">
            <text:p>0.56</text:p>
          </table:table-cell>
          <table:table-cell table:style-name="ce9" office:value-type="float" office:value="369.450389702001">
            <text:p>369.45</text:p>
          </table:table-cell>
          <table:table-cell table:style-name="ce11" office:value-type="float" office:value="0.55184685332741">
            <text:p>0.55</text:p>
          </table:table-cell>
          <table:table-cell table:style-name="ce11" office:value-type="float" office:value="9.43186036877141">
            <text:p>9.43</text:p>
          </table:table-cell>
          <table:table-cell table:style-name="ce11" office:value-type="float" office:value="12.0546150066643">
            <text:p>12.05</text:p>
          </table:table-cell>
          <table:table-cell table:style-name="ce9" office:value-type="float" office:value="226.27602992513">
            <text:p>226.28</text:p>
          </table:table-cell>
          <table:table-cell table:style-name="ce11" office:value-type="float" office:value="2019.62470389765">
            <text:p>2019.62</text:p>
          </table:table-cell>
          <table:table-cell table:style-name="ce9" office:value-type="float" office:value="4.92461679162246">
            <text:p>4.92</text:p>
          </table:table-cell>
          <table:table-cell table:style-name="ce9" office:value-type="float" office:value="8.427168953787">
            <text:p>8.43</text:p>
          </table:table-cell>
          <table:table-cell table:style-name="ce9" office:value-type="string">
            <text:p>ND</text:p>
          </table:table-cell>
          <table:table-cell table:style-name="ce9" office:value-type="float" office:value="175.90677079794">
            <text:p>175.91</text:p>
          </table:table-cell>
          <table:table-cell table:style-name="ce11" office:value-type="float" office:value="248.699454385073">
            <text:p>248.70</text:p>
          </table:table-cell>
          <table:table-cell table:style-name="ce11" office:value-type="float" office:value="10.2612076311182">
            <text:p>10.26</text:p>
          </table:table-cell>
          <table:table-cell table:style-name="ce9" office:value-type="float" office:value="111.485878458017">
            <text:p>111.49</text:p>
          </table:table-cell>
          <table:table-cell table:style-name="ce9" office:value-type="float" office:value="4.30471107427247">
            <text:p>4.30</text:p>
          </table:table-cell>
          <table:table-cell table:style-name="ce11" office:value-type="float" office:value="473.209155606557">
            <text:p>473.21</text:p>
          </table:table-cell>
          <table:table-cell table:style-name="ce11" office:value-type="float" office:value="0.126196711561808">
            <text:p>0.13</text:p>
          </table:table-cell>
          <table:table-cell table:style-name="ce11" office:value-type="float" office:value="75.251012138837">
            <text:p>75.25</text:p>
          </table:table-cell>
          <table:table-cell table:style-name="ce11" office:value-type="float" office:value="138.503373778947">
            <text:p>138.5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2508686895454">
            <text:p>1.03</text:p>
          </table:table-cell>
          <table:table-cell table:style-name="ce11" office:value-type="float" office:value="2.4067617186864">
            <text:p>2.41</text:p>
          </table:table-cell>
          <table:table-cell table:style-name="ce9" office:value-type="string">
            <text:p>ND</text:p>
          </table:table-cell>
          <table:table-cell table:style-name="ce11" office:value-type="float" office:value="2.99727785728754">
            <text:p>3.00</text:p>
          </table:table-cell>
          <table:table-cell table:style-name="ce11" office:value-type="float" office:value="160.541147221658">
            <text:p>160.54</text:p>
          </table:table-cell>
          <table:table-cell table:style-name="ce9" office:value-type="float" office:value="159.448139417175">
            <text:p>159.45</text:p>
          </table:table-cell>
          <table:table-cell table:style-name="ce9" office:value-type="string">
            <text:p>ND</text:p>
          </table:table-cell>
          <table:table-cell table:style-name="ce11" office:value-type="float" office:value="867.48831415671">
            <text:p>867.49</text:p>
          </table:table-cell>
          <table:table-cell table:style-name="ce11" office:value-type="float" office:value="0.80765076379848">
            <text:p>0.81</text:p>
          </table:table-cell>
          <table:table-cell table:style-name="ce11" office:value-type="float" office:value="183.011529343305">
            <text:p>183.01</text:p>
          </table:table-cell>
          <table:table-cell table:style-name="ce11" office:value-type="float" office:value="88.1769427169113">
            <text:p>88.18</text:p>
          </table:table-cell>
          <table:table-cell table:style-name="ce11" office:value-type="float" office:value="69.1549231068675">
            <text:p>69.15</text:p>
          </table:table-cell>
          <table:table-cell table:style-name="ce12" office:value-type="float" office:value="1.25421024287299">
            <text:p>1.254</text:p>
          </table:table-cell>
          <table:table-cell table:style-name="ce12" office:value-type="float" office:value="3.85336679947107">
            <text:p>3.853</text:p>
          </table:table-cell>
          <table:table-cell table:style-name="ce12" office:value-type="float" office:value="393.240878195599">
            <text:p>393.241</text:p>
          </table:table-cell>
          <table:table-cell table:style-name="ce12" office:value-type="float" office:value="422.434580057376">
            <text:p>422.435</text:p>
          </table:table-cell>
          <table:table-cell table:style-name="ce12" office:value-type="float" office:value="304.621986696482">
            <text:p>304.622</text:p>
          </table:table-cell>
          <table:table-cell table:style-name="ce12" office:value-type="float" office:value="78.3459991779158">
            <text:p>78.346</text:p>
          </table:table-cell>
          <table:table-cell table:style-name="ce12" office:value-type="float" office:value="17.2536916952217">
            <text:p>17.254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2</text:p>
          </table:table-cell>
          <table:table-cell table:style-name="ce9" office:value-type="float" office:value="72.8090738465519">
            <text:p>72.81</text:p>
          </table:table-cell>
          <table:table-cell table:style-name="ce9" office:value-type="float" office:value="6.6962361047009">
            <text:p>6.70</text:p>
          </table:table-cell>
          <table:table-cell table:style-name="ce11" office:value-type="float" office:value="149.761788007057">
            <text:p>149.76</text:p>
          </table:table-cell>
          <table:table-cell table:style-name="ce9" office:value-type="float" office:value="6.45765554850368">
            <text:p>6.46</text:p>
          </table:table-cell>
          <table:table-cell table:style-name="ce9" office:value-type="float" office:value="203.403010620733">
            <text:p>203.40</text:p>
          </table:table-cell>
          <table:table-cell table:style-name="ce9" office:value-type="float" office:value="0.878025008512051">
            <text:p>0.88</text:p>
          </table:table-cell>
          <table:table-cell table:style-name="ce9" office:value-type="float" office:value="361.106211306388">
            <text:p>361.11</text:p>
          </table:table-cell>
          <table:table-cell table:style-name="ce11" office:value-type="float" office:value="0.823497868257602">
            <text:p>0.82</text:p>
          </table:table-cell>
          <table:table-cell table:style-name="ce11" office:value-type="float" office:value="9.45515543080463">
            <text:p>9.46</text:p>
          </table:table-cell>
          <table:table-cell table:style-name="ce11" office:value-type="float" office:value="4.38546618662234">
            <text:p>4.39</text:p>
          </table:table-cell>
          <table:table-cell table:style-name="ce9" office:value-type="float" office:value="214.657774948022">
            <text:p>214.66</text:p>
          </table:table-cell>
          <table:table-cell table:style-name="ce11" office:value-type="float" office:value="1935.7524418943">
            <text:p>1935.75</text:p>
          </table:table-cell>
          <table:table-cell table:style-name="ce9" office:value-type="float" office:value="5.1514090869483">
            <text:p>5.15</text:p>
          </table:table-cell>
          <table:table-cell table:style-name="ce9" office:value-type="float" office:value="8.09633361380761">
            <text:p>8.10</text:p>
          </table:table-cell>
          <table:table-cell table:style-name="ce9" office:value-type="string">
            <text:p>ND</text:p>
          </table:table-cell>
          <table:table-cell table:style-name="ce9" office:value-type="float" office:value="174.051253010218">
            <text:p>174.05</text:p>
          </table:table-cell>
          <table:table-cell table:style-name="ce11" office:value-type="float" office:value="249.518207014081">
            <text:p>249.52</text:p>
          </table:table-cell>
          <table:table-cell table:style-name="ce11" office:value-type="float" office:value="10.0587502766707">
            <text:p>10.06</text:p>
          </table:table-cell>
          <table:table-cell table:style-name="ce9" office:value-type="float" office:value="117.799312371748">
            <text:p>117.80</text:p>
          </table:table-cell>
          <table:table-cell table:style-name="ce9" office:value-type="float" office:value="4.02457795079164">
            <text:p>4.02</text:p>
          </table:table-cell>
          <table:table-cell table:style-name="ce11" office:value-type="float" office:value="554.171367084803">
            <text:p>554.17</text:p>
          </table:table-cell>
          <table:table-cell table:style-name="ce11" office:value-type="float" office:value="0.201668899957596">
            <text:p>0.20</text:p>
          </table:table-cell>
          <table:table-cell table:style-name="ce11" office:value-type="float" office:value="61.1558474869484">
            <text:p>61.16</text:p>
          </table:table-cell>
          <table:table-cell table:style-name="ce11" office:value-type="float" office:value="127.996188456349">
            <text:p>128.0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3393209443524">
            <text:p>1.03</text:p>
          </table:table-cell>
          <table:table-cell table:style-name="ce11" office:value-type="float" office:value="2.38014604847477">
            <text:p>2.38</text:p>
          </table:table-cell>
          <table:table-cell table:style-name="ce9" office:value-type="string">
            <text:p>ND</text:p>
          </table:table-cell>
          <table:table-cell table:style-name="ce11" office:value-type="float" office:value="2.98510023164282">
            <text:p>2.99</text:p>
          </table:table-cell>
          <table:table-cell table:style-name="ce11" office:value-type="float" office:value="155.319521707896">
            <text:p>155.32</text:p>
          </table:table-cell>
          <table:table-cell table:style-name="ce9" office:value-type="float" office:value="148.183864119297">
            <text:p>148.18</text:p>
          </table:table-cell>
          <table:table-cell table:style-name="ce9" office:value-type="string">
            <text:p>ND</text:p>
          </table:table-cell>
          <table:table-cell table:style-name="ce11" office:value-type="float" office:value="917.874301716868">
            <text:p>917.87</text:p>
          </table:table-cell>
          <table:table-cell table:style-name="ce11" office:value-type="string">
            <text:p>ND</text:p>
          </table:table-cell>
          <table:table-cell table:style-name="ce11" office:value-type="float" office:value="171.383607029054">
            <text:p>171.38</text:p>
          </table:table-cell>
          <table:table-cell table:style-name="ce11" office:value-type="float" office:value="84.932250689318">
            <text:p>84.93</text:p>
          </table:table-cell>
          <table:table-cell table:style-name="ce11" office:value-type="float" office:value="65.0965154548745">
            <text:p>65.10</text:p>
          </table:table-cell>
          <table:table-cell table:style-name="ce12" office:value-type="float" office:value="1.26351528350868">
            <text:p>1.264</text:p>
          </table:table-cell>
          <table:table-cell table:style-name="ce12" office:value-type="float" office:value="4.02705659144036">
            <text:p>4.027</text:p>
          </table:table-cell>
          <table:table-cell table:style-name="ce12" office:value-type="float" office:value="357.274606324882">
            <text:p>357.275</text:p>
          </table:table-cell>
          <table:table-cell table:style-name="ce12" office:value-type="float" office:value="383.607881874371">
            <text:p>383.608</text:p>
          </table:table-cell>
          <table:table-cell table:style-name="ce12" office:value-type="float" office:value="281.246237327323">
            <text:p>281.246</text:p>
          </table:table-cell>
          <table:table-cell table:style-name="ce12" office:value-type="float" office:value="73.5333857060314">
            <text:p>73.533</text:p>
          </table:table-cell>
          <table:table-cell table:style-name="ce12" office:value-type="float" office:value="15.9858898177">
            <text:p>15.98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2</text:p>
          </table:table-cell>
          <table:table-cell table:style-name="ce9" office:value-type="float" office:value="73.1960747709982">
            <text:p>73.20</text:p>
          </table:table-cell>
          <table:table-cell table:style-name="ce9" office:value-type="float" office:value="6.35666419868873">
            <text:p>6.36</text:p>
          </table:table-cell>
          <table:table-cell table:style-name="ce11" office:value-type="float" office:value="162.958949240447">
            <text:p>162.96</text:p>
          </table:table-cell>
          <table:table-cell table:style-name="ce9" office:value-type="float" office:value="6.13767991250046">
            <text:p>6.14</text:p>
          </table:table-cell>
          <table:table-cell table:style-name="ce9" office:value-type="float" office:value="205.46776219757">
            <text:p>205.47</text:p>
          </table:table-cell>
          <table:table-cell table:style-name="ce9" office:value-type="float" office:value="0.713452669143017">
            <text:p>0.71</text:p>
          </table:table-cell>
          <table:table-cell table:style-name="ce9" office:value-type="float" office:value="377.311349689952">
            <text:p>377.31</text:p>
          </table:table-cell>
          <table:table-cell table:style-name="ce11" office:value-type="float" office:value="0.618243907576517">
            <text:p>0.62</text:p>
          </table:table-cell>
          <table:table-cell table:style-name="ce11" office:value-type="float" office:value="9.56919069090559">
            <text:p>9.57</text:p>
          </table:table-cell>
          <table:table-cell table:style-name="ce11" office:value-type="float" office:value="28.0760192580122">
            <text:p>28.08</text:p>
          </table:table-cell>
          <table:table-cell table:style-name="ce9" office:value-type="float" office:value="219.01365963371">
            <text:p>219.01</text:p>
          </table:table-cell>
          <table:table-cell table:style-name="ce11" office:value-type="float" office:value="1963.02191347946">
            <text:p>1963.02</text:p>
          </table:table-cell>
          <table:table-cell table:style-name="ce9" office:value-type="float" office:value="4.97571159991425">
            <text:p>4.98</text:p>
          </table:table-cell>
          <table:table-cell table:style-name="ce9" office:value-type="float" office:value="8.29454208521825">
            <text:p>8.29</text:p>
          </table:table-cell>
          <table:table-cell table:style-name="ce9" office:value-type="string">
            <text:p>ND</text:p>
          </table:table-cell>
          <table:table-cell table:style-name="ce9" office:value-type="float" office:value="171.254182586186">
            <text:p>171.25</text:p>
          </table:table-cell>
          <table:table-cell table:style-name="ce11" office:value-type="float" office:value="252.436427634801">
            <text:p>252.44</text:p>
          </table:table-cell>
          <table:table-cell table:style-name="ce11" office:value-type="float" office:value="10.2544411975169">
            <text:p>10.25</text:p>
          </table:table-cell>
          <table:table-cell table:style-name="ce9" office:value-type="float" office:value="115.485548980783">
            <text:p>115.49</text:p>
          </table:table-cell>
          <table:table-cell table:style-name="ce9" office:value-type="float" office:value="4.11746715280614">
            <text:p>4.12</text:p>
          </table:table-cell>
          <table:table-cell table:style-name="ce11" office:value-type="float" office:value="544.430241266394">
            <text:p>544.43</text:p>
          </table:table-cell>
          <table:table-cell table:style-name="ce11" office:value-type="float" office:value="0.139447321449787">
            <text:p>0.14</text:p>
          </table:table-cell>
          <table:table-cell table:style-name="ce11" office:value-type="float" office:value="67.6520192312099">
            <text:p>67.65</text:p>
          </table:table-cell>
          <table:table-cell table:style-name="ce11" office:value-type="float" office:value="133.831596227997">
            <text:p>133.8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3300958312835">
            <text:p>1.03</text:p>
          </table:table-cell>
          <table:table-cell table:style-name="ce11" office:value-type="float" office:value="2.39899452263596">
            <text:p>2.40</text:p>
          </table:table-cell>
          <table:table-cell table:style-name="ce9" office:value-type="string">
            <text:p>ND</text:p>
          </table:table-cell>
          <table:table-cell table:style-name="ce11" office:value-type="float" office:value="2.93407934679572">
            <text:p>2.93</text:p>
          </table:table-cell>
          <table:table-cell table:style-name="ce11" office:value-type="float" office:value="159.687688473977">
            <text:p>159.69</text:p>
          </table:table-cell>
          <table:table-cell table:style-name="ce9" office:value-type="float" office:value="159.290310594761">
            <text:p>159.29</text:p>
          </table:table-cell>
          <table:table-cell table:style-name="ce9" office:value-type="string">
            <text:p>ND</text:p>
          </table:table-cell>
          <table:table-cell table:style-name="ce11" office:value-type="float" office:value="878.177854965497">
            <text:p>878.18</text:p>
          </table:table-cell>
          <table:table-cell table:style-name="ce11" office:value-type="string">
            <text:p>ND</text:p>
          </table:table-cell>
          <table:table-cell table:style-name="ce11" office:value-type="float" office:value="173.74908270293">
            <text:p>173.75</text:p>
          </table:table-cell>
          <table:table-cell table:style-name="ce11" office:value-type="float" office:value="86.6607842125947">
            <text:p>86.66</text:p>
          </table:table-cell>
          <table:table-cell table:style-name="ce11" office:value-type="float" office:value="66.6583727205435">
            <text:p>66.66</text:p>
          </table:table-cell>
          <table:table-cell table:style-name="ce12" office:value-type="float" office:value="1.26502163503448">
            <text:p>1.265</text:p>
          </table:table-cell>
          <table:table-cell table:style-name="ce12" office:value-type="float" office:value="3.97542985967132">
            <text:p>3.975</text:p>
          </table:table-cell>
          <table:table-cell table:style-name="ce12" office:value-type="float" office:value="372.234917877235">
            <text:p>372.235</text:p>
          </table:table-cell>
          <table:table-cell table:style-name="ce12" office:value-type="float" office:value="399.75799894669">
            <text:p>399.758</text:p>
          </table:table-cell>
          <table:table-cell table:style-name="ce12" office:value-type="float" office:value="297.772830719266">
            <text:p>297.773</text:p>
          </table:table-cell>
          <table:table-cell table:style-name="ce12" office:value-type="float" office:value="74.8147089529051">
            <text:p>74.815</text:p>
          </table:table-cell>
          <table:table-cell table:style-name="ce12" office:value-type="float" office:value="16.2400022853346">
            <text:p>16.240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2</text:p>
          </table:table-cell>
          <table:table-cell table:style-name="ce9" office:value-type="float" office:value="74.0442551182768">
            <text:p>74.04</text:p>
          </table:table-cell>
          <table:table-cell table:style-name="ce9" office:value-type="float" office:value="6.56099805276851">
            <text:p>6.56</text:p>
          </table:table-cell>
          <table:table-cell table:style-name="ce11" office:value-type="float" office:value="151.608429732803">
            <text:p>151.61</text:p>
          </table:table-cell>
          <table:table-cell table:style-name="ce9" office:value-type="float" office:value="6.32435729896966">
            <text:p>6.32</text:p>
          </table:table-cell>
          <table:table-cell table:style-name="ce9" office:value-type="float" office:value="206.172238675551">
            <text:p>206.17</text:p>
          </table:table-cell>
          <table:table-cell table:style-name="ce9" office:value-type="float" office:value="0.832581984622778">
            <text:p>0.83</text:p>
          </table:table-cell>
          <table:table-cell table:style-name="ce9" office:value-type="float" office:value="364.189521323145">
            <text:p>364.19</text:p>
          </table:table-cell>
          <table:table-cell table:style-name="ce11" office:value-type="float" office:value="0.770048166697535">
            <text:p>0.77</text:p>
          </table:table-cell>
          <table:table-cell table:style-name="ce11" office:value-type="float" office:value="9.47560235818202">
            <text:p>9.48</text:p>
          </table:table-cell>
          <table:table-cell table:style-name="ce11" office:value-type="float" office:value="9.48295646499018">
            <text:p>9.48</text:p>
          </table:table-cell>
          <table:table-cell table:style-name="ce9" office:value-type="float" office:value="216.998321473514">
            <text:p>217.00</text:p>
          </table:table-cell>
          <table:table-cell table:style-name="ce11" office:value-type="float" office:value="1975.49054600639">
            <text:p>1975.49</text:p>
          </table:table-cell>
          <table:table-cell table:style-name="ce9" office:value-type="float" office:value="5.18023044904728">
            <text:p>5.18</text:p>
          </table:table-cell>
          <table:table-cell table:style-name="ce9" office:value-type="float" office:value="8.33366055228124">
            <text:p>8.33</text:p>
          </table:table-cell>
          <table:table-cell table:style-name="ce9" office:value-type="string">
            <text:p>ND</text:p>
          </table:table-cell>
          <table:table-cell table:style-name="ce9" office:value-type="float" office:value="175.221798665721">
            <text:p>175.22</text:p>
          </table:table-cell>
          <table:table-cell table:style-name="ce11" office:value-type="float" office:value="252.197656405756">
            <text:p>252.20</text:p>
          </table:table-cell>
          <table:table-cell table:style-name="ce11" office:value-type="float" office:value="10.360089607078">
            <text:p>10.36</text:p>
          </table:table-cell>
          <table:table-cell table:style-name="ce9" office:value-type="float" office:value="118.736630216554">
            <text:p>118.74</text:p>
          </table:table-cell>
          <table:table-cell table:style-name="ce9" office:value-type="float" office:value="3.83022538960395">
            <text:p>3.83</text:p>
          </table:table-cell>
          <table:table-cell table:style-name="ce11" office:value-type="float" office:value="550.175800604199">
            <text:p>550.18</text:p>
          </table:table-cell>
          <table:table-cell table:style-name="ce11" office:value-type="float" office:value="0.193970216799196">
            <text:p>0.19</text:p>
          </table:table-cell>
          <table:table-cell table:style-name="ce11" office:value-type="float" office:value="70.2477684729862">
            <text:p>70.25</text:p>
          </table:table-cell>
          <table:table-cell table:style-name="ce11" office:value-type="float" office:value="129.590926054695">
            <text:p>129.5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4669633263608">
            <text:p>1.05</text:p>
          </table:table-cell>
          <table:table-cell table:style-name="ce11" office:value-type="float" office:value="2.40414172617319">
            <text:p>2.40</text:p>
          </table:table-cell>
          <table:table-cell table:style-name="ce9" office:value-type="string">
            <text:p>ND</text:p>
          </table:table-cell>
          <table:table-cell table:style-name="ce11" office:value-type="float" office:value="2.99763620709422">
            <text:p>3.00</text:p>
          </table:table-cell>
          <table:table-cell table:style-name="ce11" office:value-type="float" office:value="159.421303185038">
            <text:p>159.42</text:p>
          </table:table-cell>
          <table:table-cell table:style-name="ce9" office:value-type="float" office:value="154.230155394866">
            <text:p>154.23</text:p>
          </table:table-cell>
          <table:table-cell table:style-name="ce9" office:value-type="string">
            <text:p>ND</text:p>
          </table:table-cell>
          <table:table-cell table:style-name="ce11" office:value-type="float" office:value="866.078157193204">
            <text:p>866.08</text:p>
          </table:table-cell>
          <table:table-cell table:style-name="ce11" office:value-type="float" office:value="0.795592310700706">
            <text:p>0.80</text:p>
          </table:table-cell>
          <table:table-cell table:style-name="ce11" office:value-type="float" office:value="175.694655244084">
            <text:p>175.69</text:p>
          </table:table-cell>
          <table:table-cell table:style-name="ce11" office:value-type="float" office:value="85.8246189656875">
            <text:p>85.82</text:p>
          </table:table-cell>
          <table:table-cell table:style-name="ce11" office:value-type="float" office:value="66.6082663895628">
            <text:p>66.61</text:p>
          </table:table-cell>
          <table:table-cell table:style-name="ce12" office:value-type="float" office:value="1.26165096450365">
            <text:p>1.262</text:p>
          </table:table-cell>
          <table:table-cell table:style-name="ce12" office:value-type="float" office:value="4.0015507137086">
            <text:p>4.002</text:p>
          </table:table-cell>
          <table:table-cell table:style-name="ce12" office:value-type="float" office:value="373.491656072195">
            <text:p>373.492</text:p>
          </table:table-cell>
          <table:table-cell table:style-name="ce12" office:value-type="float" office:value="401.114686533498">
            <text:p>401.115</text:p>
          </table:table-cell>
          <table:table-cell table:style-name="ce12" office:value-type="float" office:value="287.729845073365">
            <text:p>287.730</text:p>
          </table:table-cell>
          <table:table-cell table:style-name="ce12" office:value-type="float" office:value="74.8918075732529">
            <text:p>74.892</text:p>
          </table:table-cell>
          <table:table-cell table:style-name="ce12" office:value-type="float" office:value="16.2383543177705">
            <text:p>16.23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2</text:p>
          </table:table-cell>
          <table:table-cell table:style-name="ce9" office:value-type="float" office:value="80.4938659885708">
            <text:p>80.49</text:p>
          </table:table-cell>
          <table:table-cell table:style-name="ce9" office:value-type="float" office:value="6.69082684137822">
            <text:p>6.69</text:p>
          </table:table-cell>
          <table:table-cell table:style-name="ce11" office:value-type="float" office:value="165.067687095503">
            <text:p>165.07</text:p>
          </table:table-cell>
          <table:table-cell table:style-name="ce9" office:value-type="float" office:value="6.54692973288358">
            <text:p>6.55</text:p>
          </table:table-cell>
          <table:table-cell table:style-name="ce9" office:value-type="float" office:value="221.932077770742">
            <text:p>221.93</text:p>
          </table:table-cell>
          <table:table-cell table:style-name="ce9" office:value-type="float" office:value="0.88511405911345">
            <text:p>0.89</text:p>
          </table:table-cell>
          <table:table-cell table:style-name="ce9" office:value-type="float" office:value="385.638021438169">
            <text:p>385.64</text:p>
          </table:table-cell>
          <table:table-cell table:style-name="ce11" office:value-type="float" office:value="0.883507480276298">
            <text:p>0.88</text:p>
          </table:table-cell>
          <table:table-cell table:style-name="ce11" office:value-type="float" office:value="10.6562389202828">
            <text:p>10.66</text:p>
          </table:table-cell>
          <table:table-cell table:style-name="ce11" office:value-type="float" office:value="32.4239297527937">
            <text:p>32.42</text:p>
          </table:table-cell>
          <table:table-cell table:style-name="ce9" office:value-type="float" office:value="237.911211593246">
            <text:p>237.91</text:p>
          </table:table-cell>
          <table:table-cell table:style-name="ce11" office:value-type="float" office:value="2104.10042007861">
            <text:p>2104.10</text:p>
          </table:table-cell>
          <table:table-cell table:style-name="ce9" office:value-type="float" office:value="5.45504689230588">
            <text:p>5.46</text:p>
          </table:table-cell>
          <table:table-cell table:style-name="ce9" office:value-type="float" office:value="8.57609624781">
            <text:p>8.58</text:p>
          </table:table-cell>
          <table:table-cell table:style-name="ce9" office:value-type="string">
            <text:p>ND</text:p>
          </table:table-cell>
          <table:table-cell table:style-name="ce9" office:value-type="float" office:value="190.442911796228">
            <text:p>190.44</text:p>
          </table:table-cell>
          <table:table-cell table:style-name="ce11" office:value-type="float" office:value="275.346436917124">
            <text:p>275.35</text:p>
          </table:table-cell>
          <table:table-cell table:style-name="ce11" office:value-type="float" office:value="11.0399541690867">
            <text:p>11.04</text:p>
          </table:table-cell>
          <table:table-cell table:style-name="ce9" office:value-type="float" office:value="124.676977877245">
            <text:p>124.68</text:p>
          </table:table-cell>
          <table:table-cell table:style-name="ce9" office:value-type="float" office:value="4.20986911582398">
            <text:p>4.21</text:p>
          </table:table-cell>
          <table:table-cell table:style-name="ce11" office:value-type="float" office:value="576.580833659694">
            <text:p>576.58</text:p>
          </table:table-cell>
          <table:table-cell table:style-name="ce11" office:value-type="float" office:value="0.2178693791409">
            <text:p>0.22</text:p>
          </table:table-cell>
          <table:table-cell table:style-name="ce11" office:value-type="float" office:value="82.0524997493988">
            <text:p>82.05</text:p>
          </table:table-cell>
          <table:table-cell table:style-name="ce11" office:value-type="float" office:value="140.173266722012">
            <text:p>140.17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851015030206">
            <text:p>1.09</text:p>
          </table:table-cell>
          <table:table-cell table:style-name="ce11" office:value-type="float" office:value="2.50702335420686">
            <text:p>2.51</text:p>
          </table:table-cell>
          <table:table-cell table:style-name="ce9" office:value-type="string">
            <text:p>ND</text:p>
          </table:table-cell>
          <table:table-cell table:style-name="ce11" office:value-type="float" office:value="3.02292225637331">
            <text:p>3.02</text:p>
          </table:table-cell>
          <table:table-cell table:style-name="ce11" office:value-type="float" office:value="171.759300463958">
            <text:p>171.76</text:p>
          </table:table-cell>
          <table:table-cell table:style-name="ce9" office:value-type="float" office:value="164.386263531061">
            <text:p>164.39</text:p>
          </table:table-cell>
          <table:table-cell table:style-name="ce9" office:value-type="string">
            <text:p>ND</text:p>
          </table:table-cell>
          <table:table-cell table:style-name="ce11" office:value-type="float" office:value="926.321150328548">
            <text:p>926.32</text:p>
          </table:table-cell>
          <table:table-cell table:style-name="ce11" office:value-type="float" office:value="0.32692554696072">
            <text:p>0.33</text:p>
          </table:table-cell>
          <table:table-cell table:style-name="ce11" office:value-type="float" office:value="188.07496463283">
            <text:p>188.07</text:p>
          </table:table-cell>
          <table:table-cell table:style-name="ce11" office:value-type="float" office:value="91.9806733225146">
            <text:p>91.98</text:p>
          </table:table-cell>
          <table:table-cell table:style-name="ce11" office:value-type="float" office:value="71.7461790828529">
            <text:p>71.75</text:p>
          </table:table-cell>
          <table:table-cell table:style-name="ce12" office:value-type="float" office:value="1.26268137302423">
            <text:p>1.263</text:p>
          </table:table-cell>
          <table:table-cell table:style-name="ce12" office:value-type="float" office:value="4.14988704588133">
            <text:p>4.150</text:p>
          </table:table-cell>
          <table:table-cell table:style-name="ce12" office:value-type="float" office:value="399.125019721384">
            <text:p>399.125</text:p>
          </table:table-cell>
          <table:table-cell table:style-name="ce12" office:value-type="float" office:value="428.786692055777">
            <text:p>428.787</text:p>
          </table:table-cell>
          <table:table-cell table:style-name="ce12" office:value-type="float" office:value="322.982591756404">
            <text:p>322.983</text:p>
          </table:table-cell>
          <table:table-cell table:style-name="ce12" office:value-type="float" office:value="80.8001905925538">
            <text:p>80.800</text:p>
          </table:table-cell>
          <table:table-cell table:style-name="ce12" office:value-type="float" office:value="17.5192162703038">
            <text:p>17.51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2</text:p>
          </table:table-cell>
          <table:table-cell table:style-name="ce9" office:value-type="float" office:value="78.1925050082809">
            <text:p>78.19</text:p>
          </table:table-cell>
          <table:table-cell table:style-name="ce9" office:value-type="float" office:value="6.1665089820203">
            <text:p>6.17</text:p>
          </table:table-cell>
          <table:table-cell table:style-name="ce11" office:value-type="float" office:value="163.816020306105">
            <text:p>163.82</text:p>
          </table:table-cell>
          <table:table-cell table:style-name="ce9" office:value-type="float" office:value="5.88532718589285">
            <text:p>5.89</text:p>
          </table:table-cell>
          <table:table-cell table:style-name="ce9" office:value-type="float" office:value="215.328230445363">
            <text:p>215.33</text:p>
          </table:table-cell>
          <table:table-cell table:style-name="ce9" office:value-type="float" office:value="0.525527473403281">
            <text:p>0.53</text:p>
          </table:table-cell>
          <table:table-cell table:style-name="ce9" office:value-type="float" office:value="390.880695445264">
            <text:p>390.88</text:p>
          </table:table-cell>
          <table:table-cell table:style-name="ce11" office:value-type="float" office:value="0.449622043618187">
            <text:p>0.45</text:p>
          </table:table-cell>
          <table:table-cell table:style-name="ce11" office:value-type="float" office:value="10.8333327857005">
            <text:p>10.83</text:p>
          </table:table-cell>
          <table:table-cell table:style-name="ce11" office:value-type="float" office:value="11.9300445566272">
            <text:p>11.93</text:p>
          </table:table-cell>
          <table:table-cell table:style-name="ce9" office:value-type="float" office:value="238.782202387549">
            <text:p>238.78</text:p>
          </table:table-cell>
          <table:table-cell table:style-name="ce11" office:value-type="float" office:value="2111.66133373988">
            <text:p>2111.66</text:p>
          </table:table-cell>
          <table:table-cell table:style-name="ce9" office:value-type="float" office:value="5.00322626281095">
            <text:p>5.00</text:p>
          </table:table-cell>
          <table:table-cell table:style-name="ce9" office:value-type="float" office:value="8.57279265233225">
            <text:p>8.57</text:p>
          </table:table-cell>
          <table:table-cell table:style-name="ce9" office:value-type="string">
            <text:p>ND</text:p>
          </table:table-cell>
          <table:table-cell table:style-name="ce9" office:value-type="float" office:value="180.251460735469">
            <text:p>180.25</text:p>
          </table:table-cell>
          <table:table-cell table:style-name="ce11" office:value-type="float" office:value="254.380865834133">
            <text:p>254.38</text:p>
          </table:table-cell>
          <table:table-cell table:style-name="ce11" office:value-type="float" office:value="10.3863495501707">
            <text:p>10.39</text:p>
          </table:table-cell>
          <table:table-cell table:style-name="ce9" office:value-type="float" office:value="114.065019092884">
            <text:p>114.07</text:p>
          </table:table-cell>
          <table:table-cell table:style-name="ce9" office:value-type="float" office:value="4.04073422298161">
            <text:p>4.04</text:p>
          </table:table-cell>
          <table:table-cell table:style-name="ce11" office:value-type="float" office:value="474.685600085105">
            <text:p>474.69</text:p>
          </table:table-cell>
          <table:table-cell table:style-name="ce11" office:value-type="float" office:value="0.122482163768534">
            <text:p>0.12</text:p>
          </table:table-cell>
          <table:table-cell table:style-name="ce11" office:value-type="float" office:value="88.0735554664147">
            <text:p>88.07</text:p>
          </table:table-cell>
          <table:table-cell table:style-name="ce11" office:value-type="float" office:value="146.241614331467">
            <text:p>146.24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1132518041585">
            <text:p>1.01</text:p>
          </table:table-cell>
          <table:table-cell table:style-name="ce11" office:value-type="float" office:value="2.39710338230263">
            <text:p>2.40</text:p>
          </table:table-cell>
          <table:table-cell table:style-name="ce9" office:value-type="string">
            <text:p>ND</text:p>
          </table:table-cell>
          <table:table-cell table:style-name="ce11" office:value-type="float" office:value="2.99708129017525">
            <text:p>3.00</text:p>
          </table:table-cell>
          <table:table-cell table:style-name="ce11" office:value-type="float" office:value="166.08319825683">
            <text:p>166.08</text:p>
          </table:table-cell>
          <table:table-cell table:style-name="ce9" office:value-type="float" office:value="165.982484776498">
            <text:p>165.98</text:p>
          </table:table-cell>
          <table:table-cell table:style-name="ce9" office:value-type="string">
            <text:p>ND</text:p>
          </table:table-cell>
          <table:table-cell table:style-name="ce11" office:value-type="float" office:value="859.015492691183">
            <text:p>859.02</text:p>
          </table:table-cell>
          <table:table-cell table:style-name="ce11" office:value-type="float" office:value="0.443558008913239">
            <text:p>0.44</text:p>
          </table:table-cell>
          <table:table-cell table:style-name="ce11" office:value-type="float" office:value="193.79413392949">
            <text:p>193.79</text:p>
          </table:table-cell>
          <table:table-cell table:style-name="ce11" office:value-type="float" office:value="93.168939088407">
            <text:p>93.17</text:p>
          </table:table-cell>
          <table:table-cell table:style-name="ce11" office:value-type="float" office:value="73.4719463402122">
            <text:p>73.47</text:p>
          </table:table-cell>
          <table:table-cell table:style-name="ce12" office:value-type="float" office:value="1.25309154074782">
            <text:p>1.253</text:p>
          </table:table-cell>
          <table:table-cell table:style-name="ce12" office:value-type="float" office:value="3.854471845273">
            <text:p>3.854</text:p>
          </table:table-cell>
          <table:table-cell table:style-name="ce12" office:value-type="float" office:value="376.769244497515">
            <text:p>376.769</text:p>
          </table:table-cell>
          <table:table-cell table:style-name="ce12" office:value-type="float" office:value="404.65294418265">
            <text:p>404.653</text:p>
          </table:table-cell>
          <table:table-cell table:style-name="ce12" office:value-type="float" office:value="324.201783464527">
            <text:p>324.202</text:p>
          </table:table-cell>
          <table:table-cell table:style-name="ce12" office:value-type="float" office:value="83.7131177281461">
            <text:p>83.713</text:p>
          </table:table-cell>
          <table:table-cell table:style-name="ce12" office:value-type="float" office:value="18.4355578295172">
            <text:p>18.43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2</text:p>
          </table:table-cell>
          <table:table-cell table:style-name="ce9" office:value-type="float" office:value="81.585610324957">
            <text:p>81.59</text:p>
          </table:table-cell>
          <table:table-cell table:style-name="ce9" office:value-type="float" office:value="6.59339411073219">
            <text:p>6.59</text:p>
          </table:table-cell>
          <table:table-cell table:style-name="ce11" office:value-type="float" office:value="158.811139638963">
            <text:p>158.81</text:p>
          </table:table-cell>
          <table:table-cell table:style-name="ce9" office:value-type="float" office:value="6.32320985813975">
            <text:p>6.32</text:p>
          </table:table-cell>
          <table:table-cell table:style-name="ce9" office:value-type="float" office:value="221.29857506535">
            <text:p>221.30</text:p>
          </table:table-cell>
          <table:table-cell table:style-name="ce9" office:value-type="float" office:value="0.700140985051118">
            <text:p>0.70</text:p>
          </table:table-cell>
          <table:table-cell table:style-name="ce9" office:value-type="float" office:value="385.254780395979">
            <text:p>385.25</text:p>
          </table:table-cell>
          <table:table-cell table:style-name="ce11" office:value-type="float" office:value="0.935601043212244">
            <text:p>0.94</text:p>
          </table:table-cell>
          <table:table-cell table:style-name="ce11" office:value-type="float" office:value="11.1404950587624">
            <text:p>11.14</text:p>
          </table:table-cell>
          <table:table-cell table:style-name="ce11" office:value-type="float" office:value="4.46984990194689">
            <text:p>4.47</text:p>
          </table:table-cell>
          <table:table-cell table:style-name="ce9" office:value-type="float" office:value="247.4469061406">
            <text:p>247.45</text:p>
          </table:table-cell>
          <table:table-cell table:style-name="ce11" office:value-type="float" office:value="2198.56334700321">
            <text:p>2198.56</text:p>
          </table:table-cell>
          <table:table-cell table:style-name="ce9" office:value-type="float" office:value="5.49181221289923">
            <text:p>5.49</text:p>
          </table:table-cell>
          <table:table-cell table:style-name="ce9" office:value-type="float" office:value="8.75682549887542">
            <text:p>8.76</text:p>
          </table:table-cell>
          <table:table-cell table:style-name="ce9" office:value-type="string">
            <text:p>ND</text:p>
          </table:table-cell>
          <table:table-cell table:style-name="ce9" office:value-type="float" office:value="186.235592131939">
            <text:p>186.24</text:p>
          </table:table-cell>
          <table:table-cell table:style-name="ce11" office:value-type="float" office:value="262.768234849869">
            <text:p>262.77</text:p>
          </table:table-cell>
          <table:table-cell table:style-name="ce11" office:value-type="float" office:value="10.7666301084939">
            <text:p>10.77</text:p>
          </table:table-cell>
          <table:table-cell table:style-name="ce9" office:value-type="float" office:value="120.625595285118">
            <text:p>120.63</text:p>
          </table:table-cell>
          <table:table-cell table:style-name="ce9" office:value-type="float" office:value="4.40296606769475">
            <text:p>4.40</text:p>
          </table:table-cell>
          <table:table-cell table:style-name="ce11" office:value-type="float" office:value="492.087775378897">
            <text:p>492.09</text:p>
          </table:table-cell>
          <table:table-cell table:style-name="ce11" office:value-type="float" office:value="0.22387234095063">
            <text:p>0.22</text:p>
          </table:table-cell>
          <table:table-cell table:style-name="ce11" office:value-type="float" office:value="88.1519810345282">
            <text:p>88.15</text:p>
          </table:table-cell>
          <table:table-cell table:style-name="ce11" office:value-type="float" office:value="150.669392533707">
            <text:p>150.67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677890715314">
            <text:p>1.07</text:p>
          </table:table-cell>
          <table:table-cell table:style-name="ce11" office:value-type="float" office:value="2.50975080648233">
            <text:p>2.51</text:p>
          </table:table-cell>
          <table:table-cell table:style-name="ce9" office:value-type="string">
            <text:p>ND</text:p>
          </table:table-cell>
          <table:table-cell table:style-name="ce11" office:value-type="float" office:value="3.0755503297868">
            <text:p>3.08</text:p>
          </table:table-cell>
          <table:table-cell table:style-name="ce11" office:value-type="float" office:value="171.171387194597">
            <text:p>171.17</text:p>
          </table:table-cell>
          <table:table-cell table:style-name="ce9" office:value-type="float" office:value="162.367504112782">
            <text:p>162.37</text:p>
          </table:table-cell>
          <table:table-cell table:style-name="ce9" office:value-type="string">
            <text:p>ND</text:p>
          </table:table-cell>
          <table:table-cell table:style-name="ce11" office:value-type="float" office:value="906.735187875889">
            <text:p>906.74</text:p>
          </table:table-cell>
          <table:table-cell table:style-name="ce11" office:value-type="float" office:value="1.45142704435802">
            <text:p>1.45</text:p>
          </table:table-cell>
          <table:table-cell table:style-name="ce11" office:value-type="float" office:value="198.638160685349">
            <text:p>198.64</text:p>
          </table:table-cell>
          <table:table-cell table:style-name="ce11" office:value-type="float" office:value="94.8067216325961">
            <text:p>94.81</text:p>
          </table:table-cell>
          <table:table-cell table:style-name="ce11" office:value-type="float" office:value="75.1936999948986">
            <text:p>75.19</text:p>
          </table:table-cell>
          <table:table-cell table:style-name="ce12" office:value-type="float" office:value="1.25451309241603">
            <text:p>1.255</text:p>
          </table:table-cell>
          <table:table-cell table:style-name="ce12" office:value-type="float" office:value="4.05158190992207">
            <text:p>4.052</text:p>
          </table:table-cell>
          <table:table-cell table:style-name="ce12" office:value-type="float" office:value="397.52164271703">
            <text:p>397.522</text:p>
          </table:table-cell>
          <table:table-cell table:style-name="ce12" office:value-type="float" office:value="427.055797198356">
            <text:p>427.056</text:p>
          </table:table-cell>
          <table:table-cell table:style-name="ce12" office:value-type="float" office:value="315.911974172238">
            <text:p>315.912</text:p>
          </table:table-cell>
          <table:table-cell table:style-name="ce12" office:value-type="float" office:value="85.7106594487907">
            <text:p>85.711</text:p>
          </table:table-cell>
          <table:table-cell table:style-name="ce12" office:value-type="float" office:value="18.9073727520131">
            <text:p>18.907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2</text:p>
          </table:table-cell>
          <table:table-cell table:style-name="ce9" office:value-type="float" office:value="84.0443131032148">
            <text:p>84.04</text:p>
          </table:table-cell>
          <table:table-cell table:style-name="ce9" office:value-type="float" office:value="6.46127270415406">
            <text:p>6.46</text:p>
          </table:table-cell>
          <table:table-cell table:style-name="ce11" office:value-type="float" office:value="176.078106324225">
            <text:p>176.08</text:p>
          </table:table-cell>
          <table:table-cell table:style-name="ce9" office:value-type="float" office:value="6.12902631997673">
            <text:p>6.13</text:p>
          </table:table-cell>
          <table:table-cell table:style-name="ce9" office:value-type="float" office:value="227.819145307202">
            <text:p>227.82</text:p>
          </table:table-cell>
          <table:table-cell table:style-name="ce9" office:value-type="float" office:value="0.608947289366971">
            <text:p>0.61</text:p>
          </table:table-cell>
          <table:table-cell table:style-name="ce9" office:value-type="float" office:value="417.839906661114">
            <text:p>417.84</text:p>
          </table:table-cell>
          <table:table-cell table:style-name="ce11" office:value-type="float" office:value="0.706752108232434">
            <text:p>0.71</text:p>
          </table:table-cell>
          <table:table-cell table:style-name="ce11" office:value-type="float" office:value="11.5697313976163">
            <text:p>11.57</text:p>
          </table:table-cell>
          <table:table-cell table:style-name="ce11" office:value-type="float" office:value="4.28413956218581">
            <text:p>4.28</text:p>
          </table:table-cell>
          <table:table-cell table:style-name="ce9" office:value-type="float" office:value="255.650332000122">
            <text:p>255.65</text:p>
          </table:table-cell>
          <table:table-cell table:style-name="ce11" office:value-type="float" office:value="2248.25705172477">
            <text:p>2248.26</text:p>
          </table:table-cell>
          <table:table-cell table:style-name="ce9" office:value-type="float" office:value="5.19406669246575">
            <text:p>5.19</text:p>
          </table:table-cell>
          <table:table-cell table:style-name="ce9" office:value-type="float" office:value="8.59260990559515">
            <text:p>8.59</text:p>
          </table:table-cell>
          <table:table-cell table:style-name="ce9" office:value-type="string">
            <text:p>ND</text:p>
          </table:table-cell>
          <table:table-cell table:style-name="ce9" office:value-type="float" office:value="191.39436622717">
            <text:p>191.39</text:p>
          </table:table-cell>
          <table:table-cell table:style-name="ce11" office:value-type="float" office:value="273.653542385316">
            <text:p>273.65</text:p>
          </table:table-cell>
          <table:table-cell table:style-name="ce11" office:value-type="float" office:value="10.9260590703016">
            <text:p>10.93</text:p>
          </table:table-cell>
          <table:table-cell table:style-name="ce9" office:value-type="float" office:value="118.44130150653">
            <text:p>118.44</text:p>
          </table:table-cell>
          <table:table-cell table:style-name="ce9" office:value-type="float" office:value="4.3689394081745">
            <text:p>4.37</text:p>
          </table:table-cell>
          <table:table-cell table:style-name="ce11" office:value-type="float" office:value="499.75734140657">
            <text:p>499.76</text:p>
          </table:table-cell>
          <table:table-cell table:style-name="ce11" office:value-type="float" office:value="0.176434323769258">
            <text:p>0.18</text:p>
          </table:table-cell>
          <table:table-cell table:style-name="ce11" office:value-type="float" office:value="99.4926290122901">
            <text:p>99.49</text:p>
          </table:table-cell>
          <table:table-cell table:style-name="ce11" office:value-type="float" office:value="156.992481532078">
            <text:p>156.9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512524901599">
            <text:p>1.08</text:p>
          </table:table-cell>
          <table:table-cell table:style-name="ce11" office:value-type="float" office:value="2.5042299635799">
            <text:p>2.50</text:p>
          </table:table-cell>
          <table:table-cell table:style-name="ce9" office:value-type="string">
            <text:p>ND</text:p>
          </table:table-cell>
          <table:table-cell table:style-name="ce11" office:value-type="float" office:value="3.00588324163559">
            <text:p>3.01</text:p>
          </table:table-cell>
          <table:table-cell table:style-name="ce11" office:value-type="float" office:value="179.566764255638">
            <text:p>179.57</text:p>
          </table:table-cell>
          <table:table-cell table:style-name="ce9" office:value-type="float" office:value="175.410836726926">
            <text:p>175.41</text:p>
          </table:table-cell>
          <table:table-cell table:style-name="ce9" office:value-type="string">
            <text:p>ND</text:p>
          </table:table-cell>
          <table:table-cell table:style-name="ce11" office:value-type="float" office:value="908.41436215854">
            <text:p>908.41</text:p>
          </table:table-cell>
          <table:table-cell table:style-name="ce11" office:value-type="string">
            <text:p>ND</text:p>
          </table:table-cell>
          <table:table-cell table:style-name="ce11" office:value-type="float" office:value="205.97790113297">
            <text:p>205.98</text:p>
          </table:table-cell>
          <table:table-cell table:style-name="ce11" office:value-type="float" office:value="98.4863800737204">
            <text:p>98.49</text:p>
          </table:table-cell>
          <table:table-cell table:style-name="ce11" office:value-type="float" office:value="77.4422750021427">
            <text:p>77.44</text:p>
          </table:table-cell>
          <table:table-cell table:style-name="ce12" office:value-type="float" office:value="1.25397660614353">
            <text:p>1.254</text:p>
          </table:table-cell>
          <table:table-cell table:style-name="ce12" office:value-type="float" office:value="4.02322008353727">
            <text:p>4.023</text:p>
          </table:table-cell>
          <table:table-cell table:style-name="ce12" office:value-type="float" office:value="408.459419802955">
            <text:p>408.459</text:p>
          </table:table-cell>
          <table:table-cell table:style-name="ce12" office:value-type="float" office:value="438.863464427107">
            <text:p>438.863</text:p>
          </table:table-cell>
          <table:table-cell table:style-name="ce12" office:value-type="float" office:value="347.995945397594">
            <text:p>347.996</text:p>
          </table:table-cell>
          <table:table-cell table:style-name="ce12" office:value-type="float" office:value="88.8158467806662">
            <text:p>88.816</text:p>
          </table:table-cell>
          <table:table-cell table:style-name="ce12" office:value-type="float" office:value="19.5116927686995">
            <text:p>19.512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2</text:p>
          </table:table-cell>
          <table:table-cell table:style-name="ce9" office:value-type="float" office:value="84.7859348358712">
            <text:p>84.79</text:p>
          </table:table-cell>
          <table:table-cell table:style-name="ce9" office:value-type="float" office:value="6.79820656213273">
            <text:p>6.80</text:p>
          </table:table-cell>
          <table:table-cell table:style-name="ce11" office:value-type="float" office:value="154.339191367009">
            <text:p>154.34</text:p>
          </table:table-cell>
          <table:table-cell table:style-name="ce9" office:value-type="float" office:value="6.74065854520097">
            <text:p>6.74</text:p>
          </table:table-cell>
          <table:table-cell table:style-name="ce9" office:value-type="float" office:value="229.103163903164">
            <text:p>229.10</text:p>
          </table:table-cell>
          <table:table-cell table:style-name="ce9" office:value-type="float" office:value="0.889827236315402">
            <text:p>0.89</text:p>
          </table:table-cell>
          <table:table-cell table:style-name="ce9" office:value-type="float" office:value="393.718101161721">
            <text:p>393.72</text:p>
          </table:table-cell>
          <table:table-cell table:style-name="ce11" office:value-type="float" office:value="1.05007966535598">
            <text:p>1.05</text:p>
          </table:table-cell>
          <table:table-cell table:style-name="ce11" office:value-type="float" office:value="11.3651034383119">
            <text:p>11.37</text:p>
          </table:table-cell>
          <table:table-cell table:style-name="ce11" office:value-type="float" office:value="5.35329115429061">
            <text:p>5.35</text:p>
          </table:table-cell>
          <table:table-cell table:style-name="ce9" office:value-type="float" office:value="257.049917428111">
            <text:p>257.05</text:p>
          </table:table-cell>
          <table:table-cell table:style-name="ce11" office:value-type="float" office:value="2278.65744418751">
            <text:p>2278.66</text:p>
          </table:table-cell>
          <table:table-cell table:style-name="ce9" office:value-type="float" office:value="5.40221678369642">
            <text:p>5.40</text:p>
          </table:table-cell>
          <table:table-cell table:style-name="ce9" office:value-type="float" office:value="7.99774125586919">
            <text:p>8.00</text:p>
          </table:table-cell>
          <table:table-cell table:style-name="ce9" office:value-type="string">
            <text:p>ND</text:p>
          </table:table-cell>
          <table:table-cell table:style-name="ce9" office:value-type="float" office:value="188.280558163532">
            <text:p>188.28</text:p>
          </table:table-cell>
          <table:table-cell table:style-name="ce11" office:value-type="float" office:value="272.240733825346">
            <text:p>272.24</text:p>
          </table:table-cell>
          <table:table-cell table:style-name="ce11" office:value-type="float" office:value="11.0787739253695">
            <text:p>11.08</text:p>
          </table:table-cell>
          <table:table-cell table:style-name="ce9" office:value-type="float" office:value="132.992189741688">
            <text:p>132.99</text:p>
          </table:table-cell>
          <table:table-cell table:style-name="ce9" office:value-type="float" office:value="6.20830409754875">
            <text:p>6.21</text:p>
          </table:table-cell>
          <table:table-cell table:style-name="ce11" office:value-type="float" office:value="542.100065270851">
            <text:p>542.10</text:p>
          </table:table-cell>
          <table:table-cell table:style-name="ce11" office:value-type="float" office:value="0.330249175025981">
            <text:p>0.33</text:p>
          </table:table-cell>
          <table:table-cell table:style-name="ce11" office:value-type="float" office:value="95.3521041030464">
            <text:p>95.35</text:p>
          </table:table-cell>
          <table:table-cell table:style-name="ce11" office:value-type="float" office:value="154.670684326654">
            <text:p>154.67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3283781600767">
            <text:p>1.13</text:p>
          </table:table-cell>
          <table:table-cell table:style-name="ce11" office:value-type="float" office:value="2.68752582898813">
            <text:p>2.69</text:p>
          </table:table-cell>
          <table:table-cell table:style-name="ce9" office:value-type="string">
            <text:p>ND</text:p>
          </table:table-cell>
          <table:table-cell table:style-name="ce11" office:value-type="float" office:value="3.10236295575001">
            <text:p>3.10</text:p>
          </table:table-cell>
          <table:table-cell table:style-name="ce11" office:value-type="float" office:value="174.949125853332">
            <text:p>174.95</text:p>
          </table:table-cell>
          <table:table-cell table:style-name="ce9" office:value-type="float" office:value="162.815232166748">
            <text:p>162.82</text:p>
          </table:table-cell>
          <table:table-cell table:style-name="ce9" office:value-type="string">
            <text:p>ND</text:p>
          </table:table-cell>
          <table:table-cell table:style-name="ce11" office:value-type="float" office:value="1024.84334507848">
            <text:p>1024.84</text:p>
          </table:table-cell>
          <table:table-cell table:style-name="ce11" office:value-type="float" office:value="0.486547133876238">
            <text:p>0.49</text:p>
          </table:table-cell>
          <table:table-cell table:style-name="ce11" office:value-type="float" office:value="210.065421797321">
            <text:p>210.07</text:p>
          </table:table-cell>
          <table:table-cell table:style-name="ce11" office:value-type="float" office:value="98.2149671354444">
            <text:p>98.21</text:p>
          </table:table-cell>
          <table:table-cell table:style-name="ce11" office:value-type="float" office:value="77.7373790413225">
            <text:p>77.74</text:p>
          </table:table-cell>
          <table:table-cell table:style-name="ce12" office:value-type="float" office:value="1.28475224862351">
            <text:p>1.285</text:p>
          </table:table-cell>
          <table:table-cell table:style-name="ce12" office:value-type="float" office:value="4.20047394402417">
            <text:p>4.200</text:p>
          </table:table-cell>
          <table:table-cell table:style-name="ce12" office:value-type="float" office:value="445.586104368653">
            <text:p>445.586</text:p>
          </table:table-cell>
          <table:table-cell table:style-name="ce12" office:value-type="float" office:value="478.942863853035">
            <text:p>478.943</text:p>
          </table:table-cell>
          <table:table-cell table:style-name="ce12" office:value-type="float" office:value="310.399338812738">
            <text:p>310.399</text:p>
          </table:table-cell>
          <table:table-cell table:style-name="ce12" office:value-type="float" office:value="88.0193419369131">
            <text:p>88.019</text:p>
          </table:table-cell>
          <table:table-cell table:style-name="ce12" office:value-type="float" office:value="19.6388065584547">
            <text:p>19.63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2</text:p>
          </table:table-cell>
          <table:table-cell table:style-name="ce9" office:value-type="float" office:value="81.5687088805103">
            <text:p>81.57</text:p>
          </table:table-cell>
          <table:table-cell table:style-name="ce9" office:value-type="float" office:value="6.53661804130605">
            <text:p>6.54</text:p>
          </table:table-cell>
          <table:table-cell table:style-name="ce11" office:value-type="float" office:value="155.925610436659">
            <text:p>155.93</text:p>
          </table:table-cell>
          <table:table-cell table:style-name="ce9" office:value-type="float" office:value="6.28811570685542">
            <text:p>6.29</text:p>
          </table:table-cell>
          <table:table-cell table:style-name="ce9" office:value-type="float" office:value="218.640644563416">
            <text:p>218.64</text:p>
          </table:table-cell>
          <table:table-cell table:style-name="ce9" office:value-type="float" office:value="0.915989420569838">
            <text:p>0.92</text:p>
          </table:table-cell>
          <table:table-cell table:style-name="ce9" office:value-type="float" office:value="389.970431917323">
            <text:p>389.97</text:p>
          </table:table-cell>
          <table:table-cell table:style-name="ce11" office:value-type="float" office:value="0.762275466787571">
            <text:p>0.76</text:p>
          </table:table-cell>
          <table:table-cell table:style-name="ce11" office:value-type="float" office:value="11.072086745528">
            <text:p>11.07</text:p>
          </table:table-cell>
          <table:table-cell table:style-name="ce11" office:value-type="float" office:value="4.21355213985297">
            <text:p>4.21</text:p>
          </table:table-cell>
          <table:table-cell table:style-name="ce9" office:value-type="float" office:value="252.355253707347">
            <text:p>252.36</text:p>
          </table:table-cell>
          <table:table-cell table:style-name="ce11" office:value-type="float" office:value="2171.85077733188">
            <text:p>2171.85</text:p>
          </table:table-cell>
          <table:table-cell table:style-name="ce9" office:value-type="float" office:value="5.25863858872191">
            <text:p>5.26</text:p>
          </table:table-cell>
          <table:table-cell table:style-name="ce9" office:value-type="float" office:value="8.71049230036198">
            <text:p>8.71</text:p>
          </table:table-cell>
          <table:table-cell table:style-name="ce9" office:value-type="string">
            <text:p>ND</text:p>
          </table:table-cell>
          <table:table-cell table:style-name="ce9" office:value-type="float" office:value="184.587784064976">
            <text:p>184.59</text:p>
          </table:table-cell>
          <table:table-cell table:style-name="ce11" office:value-type="float" office:value="254.196280798362">
            <text:p>254.20</text:p>
          </table:table-cell>
          <table:table-cell table:style-name="ce11" office:value-type="float" office:value="10.7134667804483">
            <text:p>10.71</text:p>
          </table:table-cell>
          <table:table-cell table:style-name="ce9" office:value-type="float" office:value="130.524740498959">
            <text:p>130.52</text:p>
          </table:table-cell>
          <table:table-cell table:style-name="ce9" office:value-type="float" office:value="5.32272019178527">
            <text:p>5.32</text:p>
          </table:table-cell>
          <table:table-cell table:style-name="ce11" office:value-type="float" office:value="519.396399688993">
            <text:p>519.40</text:p>
          </table:table-cell>
          <table:table-cell table:style-name="ce11" office:value-type="float" office:value="0.233415666359718">
            <text:p>0.23</text:p>
          </table:table-cell>
          <table:table-cell table:style-name="ce11" office:value-type="float" office:value="87.842846810759">
            <text:p>87.84</text:p>
          </table:table-cell>
          <table:table-cell table:style-name="ce11" office:value-type="float" office:value="151.219498546763">
            <text:p>151.2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244363308473">
            <text:p>1.07</text:p>
          </table:table-cell>
          <table:table-cell table:style-name="ce11" office:value-type="float" office:value="2.66216321906088">
            <text:p>2.66</text:p>
          </table:table-cell>
          <table:table-cell table:style-name="ce9" office:value-type="string">
            <text:p>ND</text:p>
          </table:table-cell>
          <table:table-cell table:style-name="ce11" office:value-type="float" office:value="3.11377327599541">
            <text:p>3.11</text:p>
          </table:table-cell>
          <table:table-cell table:style-name="ce11" office:value-type="float" office:value="169.109676592732">
            <text:p>169.11</text:p>
          </table:table-cell>
          <table:table-cell table:style-name="ce9" office:value-type="float" office:value="161.710943322476">
            <text:p>161.71</text:p>
          </table:table-cell>
          <table:table-cell table:style-name="ce9" office:value-type="string">
            <text:p>ND</text:p>
          </table:table-cell>
          <table:table-cell table:style-name="ce11" office:value-type="float" office:value="957.126926806078">
            <text:p>957.13</text:p>
          </table:table-cell>
          <table:table-cell table:style-name="ce11" office:value-type="float" office:value="1.54393438423908">
            <text:p>1.54</text:p>
          </table:table-cell>
          <table:table-cell table:style-name="ce11" office:value-type="float" office:value="200.049199222303">
            <text:p>200.05</text:p>
          </table:table-cell>
          <table:table-cell table:style-name="ce11" office:value-type="float" office:value="95.6049817105351">
            <text:p>95.60</text:p>
          </table:table-cell>
          <table:table-cell table:style-name="ce11" office:value-type="float" office:value="75.5937720958716">
            <text:p>75.59</text:p>
          </table:table-cell>
          <table:table-cell table:style-name="ce12" office:value-type="float" office:value="1.25220753673437">
            <text:p>1.252</text:p>
          </table:table-cell>
          <table:table-cell table:style-name="ce12" office:value-type="float" office:value="4.02300433354926">
            <text:p>4.023</text:p>
          </table:table-cell>
          <table:table-cell table:style-name="ce12" office:value-type="float" office:value="412.049310779564">
            <text:p>412.049</text:p>
          </table:table-cell>
          <table:table-cell table:style-name="ce12" office:value-type="float" office:value="442.73886229875">
            <text:p>442.739</text:p>
          </table:table-cell>
          <table:table-cell table:style-name="ce12" office:value-type="float" office:value="298.442548989063">
            <text:p>298.443</text:p>
          </table:table-cell>
          <table:table-cell table:style-name="ce12" office:value-type="float" office:value="85.9864179964048">
            <text:p>85.986</text:p>
          </table:table-cell>
          <table:table-cell table:style-name="ce12" office:value-type="float" office:value="18.950455997138">
            <text:p>18.950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2</text:p>
          </table:table-cell>
          <table:table-cell table:style-name="ce9" office:value-type="float" office:value="89.698331891356">
            <text:p>89.70</text:p>
          </table:table-cell>
          <table:table-cell table:style-name="ce9" office:value-type="float" office:value="6.27572568988433">
            <text:p>6.28</text:p>
          </table:table-cell>
          <table:table-cell table:style-name="ce11" office:value-type="float" office:value="192.791279254353">
            <text:p>192.79</text:p>
          </table:table-cell>
          <table:table-cell table:style-name="ce9" office:value-type="float" office:value="5.98537558964196">
            <text:p>5.99</text:p>
          </table:table-cell>
          <table:table-cell table:style-name="ce9" office:value-type="float" office:value="246.321264343382">
            <text:p>246.32</text:p>
          </table:table-cell>
          <table:table-cell table:style-name="ce9" office:value-type="float" office:value="0.69792868343106">
            <text:p>0.70</text:p>
          </table:table-cell>
          <table:table-cell table:style-name="ce9" office:value-type="float" office:value="456.782601961358">
            <text:p>456.78</text:p>
          </table:table-cell>
          <table:table-cell table:style-name="ce11" office:value-type="float" office:value="0.548291490598286">
            <text:p>0.55</text:p>
          </table:table-cell>
          <table:table-cell table:style-name="ce11" office:value-type="float" office:value="12.6750261288133">
            <text:p>12.68</text:p>
          </table:table-cell>
          <table:table-cell table:style-name="ce11" office:value-type="float" office:value="44.1874088591959">
            <text:p>44.19</text:p>
          </table:table-cell>
          <table:table-cell table:style-name="ce9" office:value-type="float" office:value="276.357939969113">
            <text:p>276.36</text:p>
          </table:table-cell>
          <table:table-cell table:style-name="ce11" office:value-type="float" office:value="2401.64212424157">
            <text:p>2401.64</text:p>
          </table:table-cell>
          <table:table-cell table:style-name="ce9" office:value-type="float" office:value="5.29362500578929">
            <text:p>5.29</text:p>
          </table:table-cell>
          <table:table-cell table:style-name="ce9" office:value-type="float" office:value="8.66830449251658">
            <text:p>8.67</text:p>
          </table:table-cell>
          <table:table-cell table:style-name="ce9" office:value-type="string">
            <text:p>ND</text:p>
          </table:table-cell>
          <table:table-cell table:style-name="ce9" office:value-type="float" office:value="206.183662059043">
            <text:p>206.18</text:p>
          </table:table-cell>
          <table:table-cell table:style-name="ce11" office:value-type="float" office:value="286.640337908661">
            <text:p>286.64</text:p>
          </table:table-cell>
          <table:table-cell table:style-name="ce11" office:value-type="float" office:value="11.646614966786">
            <text:p>11.65</text:p>
          </table:table-cell>
          <table:table-cell table:style-name="ce9" office:value-type="float" office:value="132.896792301665">
            <text:p>132.90</text:p>
          </table:table-cell>
          <table:table-cell table:style-name="ce9" office:value-type="float" office:value="4.48614150104791">
            <text:p>4.49</text:p>
          </table:table-cell>
          <table:table-cell table:style-name="ce11" office:value-type="float" office:value="545.643996823719">
            <text:p>545.64</text:p>
          </table:table-cell>
          <table:table-cell table:style-name="ce11" office:value-type="float" office:value="0.214321232493749">
            <text:p>0.21</text:p>
          </table:table-cell>
          <table:table-cell table:style-name="ce11" office:value-type="float" office:value="111.935442282359">
            <text:p>111.94</text:p>
          </table:table-cell>
          <table:table-cell table:style-name="ce11" office:value-type="float" office:value="168.852119597993">
            <text:p>168.8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910259489656">
            <text:p>1.09</text:p>
          </table:table-cell>
          <table:table-cell table:style-name="ce11" office:value-type="float" office:value="2.6256442312943">
            <text:p>2.63</text:p>
          </table:table-cell>
          <table:table-cell table:style-name="ce9" office:value-type="string">
            <text:p>ND</text:p>
          </table:table-cell>
          <table:table-cell table:style-name="ce11" office:value-type="float" office:value="3.08331219430005">
            <text:p>3.08</text:p>
          </table:table-cell>
          <table:table-cell table:style-name="ce11" office:value-type="float" office:value="189.853563931531">
            <text:p>189.85</text:p>
          </table:table-cell>
          <table:table-cell table:style-name="ce9" office:value-type="float" office:value="191.728745171108">
            <text:p>191.73</text:p>
          </table:table-cell>
          <table:table-cell table:style-name="ce9" office:value-type="string">
            <text:p>ND</text:p>
          </table:table-cell>
          <table:table-cell table:style-name="ce11" office:value-type="float" office:value="941.587808641484">
            <text:p>941.59</text:p>
          </table:table-cell>
          <table:table-cell table:style-name="ce11" office:value-type="float" office:value="2.08003363139289">
            <text:p>2.08</text:p>
          </table:table-cell>
          <table:table-cell table:style-name="ce11" office:value-type="float" office:value="225.691563975057">
            <text:p>225.69</text:p>
          </table:table-cell>
          <table:table-cell table:style-name="ce11" office:value-type="float" office:value="106.659443581371">
            <text:p>106.66</text:p>
          </table:table-cell>
          <table:table-cell table:style-name="ce11" office:value-type="float" office:value="85.2999969940645">
            <text:p>85.30</text:p>
          </table:table-cell>
          <table:table-cell table:style-name="ce12" office:value-type="float" office:value="1.25197145237507">
            <text:p>1.252</text:p>
          </table:table-cell>
          <table:table-cell table:style-name="ce12" office:value-type="float" office:value="4.03606628227208">
            <text:p>4.036</text:p>
          </table:table-cell>
          <table:table-cell table:style-name="ce12" office:value-type="float" office:value="436.08079421477">
            <text:p>436.081</text:p>
          </table:table-cell>
          <table:table-cell table:style-name="ce12" office:value-type="float" office:value="468.681588794911">
            <text:p>468.682</text:p>
          </table:table-cell>
          <table:table-cell table:style-name="ce12" office:value-type="float" office:value="373.04432656406">
            <text:p>373.044</text:p>
          </table:table-cell>
          <table:table-cell table:style-name="ce12" office:value-type="float" office:value="96.6002151612993">
            <text:p>96.600</text:p>
          </table:table-cell>
          <table:table-cell table:style-name="ce12" office:value-type="float" office:value="21.0387722196739">
            <text:p>21.03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2</text:p>
          </table:table-cell>
          <table:table-cell table:style-name="ce9" office:value-type="float" office:value="83.9844152365989">
            <text:p>83.98</text:p>
          </table:table-cell>
          <table:table-cell table:style-name="ce9" office:value-type="float" office:value="6.24361005106762">
            <text:p>6.24</text:p>
          </table:table-cell>
          <table:table-cell table:style-name="ce11" office:value-type="float" office:value="172.341957196463">
            <text:p>172.34</text:p>
          </table:table-cell>
          <table:table-cell table:style-name="ce9" office:value-type="float" office:value="5.97888688010868">
            <text:p>5.98</text:p>
          </table:table-cell>
          <table:table-cell table:style-name="ce9" office:value-type="float" office:value="228.662223346458">
            <text:p>228.66</text:p>
          </table:table-cell>
          <table:table-cell table:style-name="ce9" office:value-type="float" office:value="0.641146216181488">
            <text:p>0.64</text:p>
          </table:table-cell>
          <table:table-cell table:style-name="ce9" office:value-type="float" office:value="420.520839592987">
            <text:p>420.52</text:p>
          </table:table-cell>
          <table:table-cell table:style-name="ce11" office:value-type="float" office:value="0.601883070722808">
            <text:p>0.60</text:p>
          </table:table-cell>
          <table:table-cell table:style-name="ce11" office:value-type="float" office:value="11.5722133338521">
            <text:p>11.57</text:p>
          </table:table-cell>
          <table:table-cell table:style-name="ce11" office:value-type="float" office:value="34.2130593932734">
            <text:p>34.21</text:p>
          </table:table-cell>
          <table:table-cell table:style-name="ce9" office:value-type="float" office:value="258.050418201498">
            <text:p>258.05</text:p>
          </table:table-cell>
          <table:table-cell table:style-name="ce11" office:value-type="float" office:value="2233.93833347409">
            <text:p>2233.94</text:p>
          </table:table-cell>
          <table:table-cell table:style-name="ce9" office:value-type="float" office:value="5.0434765198076">
            <text:p>5.04</text:p>
          </table:table-cell>
          <table:table-cell table:style-name="ce9" office:value-type="float" office:value="8.29610589384331">
            <text:p>8.30</text:p>
          </table:table-cell>
          <table:table-cell table:style-name="ce9" office:value-type="string">
            <text:p>ND</text:p>
          </table:table-cell>
          <table:table-cell table:style-name="ce9" office:value-type="float" office:value="191.526468452505">
            <text:p>191.53</text:p>
          </table:table-cell>
          <table:table-cell table:style-name="ce11" office:value-type="float" office:value="264.560737253527">
            <text:p>264.56</text:p>
          </table:table-cell>
          <table:table-cell table:style-name="ce11" office:value-type="float" office:value="11.1981297179493">
            <text:p>11.20</text:p>
          </table:table-cell>
          <table:table-cell table:style-name="ce9" office:value-type="float" office:value="125.457828966504">
            <text:p>125.46</text:p>
          </table:table-cell>
          <table:table-cell table:style-name="ce9" office:value-type="float" office:value="4.27104965929984">
            <text:p>4.27</text:p>
          </table:table-cell>
          <table:table-cell table:style-name="ce11" office:value-type="float" office:value="518.860070248008">
            <text:p>518.86</text:p>
          </table:table-cell>
          <table:table-cell table:style-name="ce11" office:value-type="float" office:value="0.186179324527372">
            <text:p>0.19</text:p>
          </table:table-cell>
          <table:table-cell table:style-name="ce11" office:value-type="float" office:value="94.4351643323794">
            <text:p>94.44</text:p>
          </table:table-cell>
          <table:table-cell table:style-name="ce11" office:value-type="float" office:value="155.346694657951">
            <text:p>155.3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6617154581823">
            <text:p>1.07</text:p>
          </table:table-cell>
          <table:table-cell table:style-name="ce11" office:value-type="float" office:value="2.51424996214078">
            <text:p>2.51</text:p>
          </table:table-cell>
          <table:table-cell table:style-name="ce9" office:value-type="string">
            <text:p>ND</text:p>
          </table:table-cell>
          <table:table-cell table:style-name="ce11" office:value-type="float" office:value="3.06197937057377">
            <text:p>3.06</text:p>
          </table:table-cell>
          <table:table-cell table:style-name="ce11" office:value-type="float" office:value="175.384768912968">
            <text:p>175.38</text:p>
          </table:table-cell>
          <table:table-cell table:style-name="ce9" office:value-type="float" office:value="176.652372241608">
            <text:p>176.65</text:p>
          </table:table-cell>
          <table:table-cell table:style-name="ce9" office:value-type="string">
            <text:p>ND</text:p>
          </table:table-cell>
          <table:table-cell table:style-name="ce11" office:value-type="float" office:value="911.189116329949">
            <text:p>911.19</text:p>
          </table:table-cell>
          <table:table-cell table:style-name="ce11" office:value-type="float" office:value="1.47895895090477">
            <text:p>1.48</text:p>
          </table:table-cell>
          <table:table-cell table:style-name="ce11" office:value-type="float" office:value="209.134555912047">
            <text:p>209.13</text:p>
          </table:table-cell>
          <table:table-cell table:style-name="ce11" office:value-type="float" office:value="98.5839407166403">
            <text:p>98.58</text:p>
          </table:table-cell>
          <table:table-cell table:style-name="ce11" office:value-type="float" office:value="78.4700786244518">
            <text:p>78.47</text:p>
          </table:table-cell>
          <table:table-cell table:style-name="ce12" office:value-type="float" office:value="1.25179077628329">
            <text:p>1.252</text:p>
          </table:table-cell>
          <table:table-cell table:style-name="ce12" office:value-type="float" office:value="4.02252508090205">
            <text:p>4.023</text:p>
          </table:table-cell>
          <table:table-cell table:style-name="ce12" office:value-type="float" office:value="413.343395957614">
            <text:p>413.343</text:p>
          </table:table-cell>
          <table:table-cell table:style-name="ce12" office:value-type="float" office:value="444.135867104026">
            <text:p>444.136</text:p>
          </table:table-cell>
          <table:table-cell table:style-name="ce12" office:value-type="float" office:value="342.030687481273">
            <text:p>342.031</text:p>
          </table:table-cell>
          <table:table-cell table:style-name="ce12" office:value-type="float" office:value="89.845410912456">
            <text:p>89.845</text:p>
          </table:table-cell>
          <table:table-cell table:style-name="ce12" office:value-type="float" office:value="19.8747523011611">
            <text:p>19.87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2</text:p>
          </table:table-cell>
          <table:table-cell table:style-name="ce9" office:value-type="float" office:value="78.9401436063039">
            <text:p>78.94</text:p>
          </table:table-cell>
          <table:table-cell table:style-name="ce9" office:value-type="float" office:value="6.20351719599434">
            <text:p>6.20</text:p>
          </table:table-cell>
          <table:table-cell table:style-name="ce11" office:value-type="float" office:value="168.469640287985">
            <text:p>168.47</text:p>
          </table:table-cell>
          <table:table-cell table:style-name="ce9" office:value-type="float" office:value="5.84855468793886">
            <text:p>5.85</text:p>
          </table:table-cell>
          <table:table-cell table:style-name="ce9" office:value-type="float" office:value="217.686056438388">
            <text:p>217.69</text:p>
          </table:table-cell>
          <table:table-cell table:style-name="ce9" office:value-type="float" office:value="0.650038248669445">
            <text:p>0.65</text:p>
          </table:table-cell>
          <table:table-cell table:style-name="ce9" office:value-type="float" office:value="401.346416929989">
            <text:p>401.35</text:p>
          </table:table-cell>
          <table:table-cell table:style-name="ce11" office:value-type="float" office:value="0.654640080067058">
            <text:p>0.65</text:p>
          </table:table-cell>
          <table:table-cell table:style-name="ce11" office:value-type="float" office:value="11.2564722965326">
            <text:p>11.26</text:p>
          </table:table-cell>
          <table:table-cell table:style-name="ce11" office:value-type="float" office:value="19.2008320099921">
            <text:p>19.20</text:p>
          </table:table-cell>
          <table:table-cell table:style-name="ce9" office:value-type="float" office:value="248.257614332882">
            <text:p>248.26</text:p>
          </table:table-cell>
          <table:table-cell table:style-name="ce11" office:value-type="float" office:value="2142.22268352075">
            <text:p>2142.22</text:p>
          </table:table-cell>
          <table:table-cell table:style-name="ce9" office:value-type="float" office:value="4.98823735098704">
            <text:p>4.99</text:p>
          </table:table-cell>
          <table:table-cell table:style-name="ce9" office:value-type="float" office:value="8.57141810447227">
            <text:p>8.57</text:p>
          </table:table-cell>
          <table:table-cell table:style-name="ce9" office:value-type="string">
            <text:p>ND</text:p>
          </table:table-cell>
          <table:table-cell table:style-name="ce9" office:value-type="float" office:value="186.42212416384">
            <text:p>186.42</text:p>
          </table:table-cell>
          <table:table-cell table:style-name="ce11" office:value-type="float" office:value="255.093627761822">
            <text:p>255.09</text:p>
          </table:table-cell>
          <table:table-cell table:style-name="ce11" office:value-type="float" office:value="10.5720867669265">
            <text:p>10.57</text:p>
          </table:table-cell>
          <table:table-cell table:style-name="ce9" office:value-type="float" office:value="118.160286688602">
            <text:p>118.16</text:p>
          </table:table-cell>
          <table:table-cell table:style-name="ce9" office:value-type="float" office:value="3.9416492592256">
            <text:p>3.94</text:p>
          </table:table-cell>
          <table:table-cell table:style-name="ce11" office:value-type="float" office:value="473.722078824691">
            <text:p>473.72</text:p>
          </table:table-cell>
          <table:table-cell table:style-name="ce11" office:value-type="float" office:value="0.130401117709393">
            <text:p>0.13</text:p>
          </table:table-cell>
          <table:table-cell table:style-name="ce11" office:value-type="float" office:value="90.5236788642936">
            <text:p>90.52</text:p>
          </table:table-cell>
          <table:table-cell table:style-name="ce11" office:value-type="float" office:value="150.80384562317">
            <text:p>150.8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048467948882">
            <text:p>1.00</text:p>
          </table:table-cell>
          <table:table-cell table:style-name="ce11" office:value-type="float" office:value="2.37499014926489">
            <text:p>2.37</text:p>
          </table:table-cell>
          <table:table-cell table:style-name="ce9" office:value-type="string">
            <text:p>ND</text:p>
          </table:table-cell>
          <table:table-cell table:style-name="ce11" office:value-type="float" office:value="3.01432576837426">
            <text:p>3.01</text:p>
          </table:table-cell>
          <table:table-cell table:style-name="ce11" office:value-type="float" office:value="167.864279998545">
            <text:p>167.86</text:p>
          </table:table-cell>
          <table:table-cell table:style-name="ce9" office:value-type="float" office:value="169.593423654259">
            <text:p>169.59</text:p>
          </table:table-cell>
          <table:table-cell table:style-name="ce9" office:value-type="string">
            <text:p>ND</text:p>
          </table:table-cell>
          <table:table-cell table:style-name="ce11" office:value-type="float" office:value="857.59065712184">
            <text:p>857.59</text:p>
          </table:table-cell>
          <table:table-cell table:style-name="ce11" office:value-type="float" office:value="0.962648537344579">
            <text:p>0.96</text:p>
          </table:table-cell>
          <table:table-cell table:style-name="ce11" office:value-type="float" office:value="198.745467791363">
            <text:p>198.75</text:p>
          </table:table-cell>
          <table:table-cell table:style-name="ce11" office:value-type="float" office:value="94.2480894624585">
            <text:p>94.25</text:p>
          </table:table-cell>
          <table:table-cell table:style-name="ce11" office:value-type="float" office:value="74.6556027006987">
            <text:p>74.66</text:p>
          </table:table-cell>
          <table:table-cell table:style-name="ce12" office:value-type="float" office:value="1.25198419881895">
            <text:p>1.252</text:p>
          </table:table-cell>
          <table:table-cell table:style-name="ce12" office:value-type="float" office:value="3.90428971357658">
            <text:p>3.904</text:p>
          </table:table-cell>
          <table:table-cell table:style-name="ce12" office:value-type="float" office:value="375.952603468538">
            <text:p>375.953</text:p>
          </table:table-cell>
          <table:table-cell table:style-name="ce12" office:value-type="float" office:value="403.771355040746">
            <text:p>403.771</text:p>
          </table:table-cell>
          <table:table-cell table:style-name="ce12" office:value-type="float" office:value="328.640218672168">
            <text:p>328.640</text:p>
          </table:table-cell>
          <table:table-cell table:style-name="ce12" office:value-type="float" office:value="85.6671124845976">
            <text:p>85.667</text:p>
          </table:table-cell>
          <table:table-cell table:style-name="ce12" office:value-type="float" office:value="18.983723170306">
            <text:p>18.984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3</text:p>
          </table:table-cell>
          <table:table-cell table:style-name="ce9" office:value-type="float" office:value="64.1024618021442">
            <text:p>64.10</text:p>
          </table:table-cell>
          <table:table-cell table:style-name="ce9" office:value-type="float" office:value="6.29113441610062">
            <text:p>6.29</text:p>
          </table:table-cell>
          <table:table-cell table:style-name="ce11" office:value-type="float" office:value="164.797287056196">
            <text:p>164.80</text:p>
          </table:table-cell>
          <table:table-cell table:style-name="ce9" office:value-type="float" office:value="5.9044869978574">
            <text:p>5.90</text:p>
          </table:table-cell>
          <table:table-cell table:style-name="ce9" office:value-type="float" office:value="188.705729174834">
            <text:p>188.71</text:p>
          </table:table-cell>
          <table:table-cell table:style-name="ce9" office:value-type="float" office:value="0.487122917821296">
            <text:p>0.49</text:p>
          </table:table-cell>
          <table:table-cell table:style-name="ce9" office:value-type="float" office:value="330.154382370726">
            <text:p>330.15</text:p>
          </table:table-cell>
          <table:table-cell table:style-name="ce11" office:value-type="float" office:value="0.536008970897869">
            <text:p>0.54</text:p>
          </table:table-cell>
          <table:table-cell table:style-name="ce11" office:value-type="float" office:value="10.6130377476352">
            <text:p>10.61</text:p>
          </table:table-cell>
          <table:table-cell table:style-name="ce11" office:value-type="float" office:value="7.18118173854909">
            <text:p>7.18</text:p>
          </table:table-cell>
          <table:table-cell table:style-name="ce9" office:value-type="float" office:value="183.416372690244">
            <text:p>183.42</text:p>
          </table:table-cell>
          <table:table-cell table:style-name="ce11" office:value-type="float" office:value="1180.61643115555">
            <text:p>1180.62</text:p>
          </table:table-cell>
          <table:table-cell table:style-name="ce9" office:value-type="float" office:value="4.653436111357">
            <text:p>4.65</text:p>
          </table:table-cell>
          <table:table-cell table:style-name="ce9" office:value-type="float" office:value="7.62952176000846">
            <text:p>7.63</text:p>
          </table:table-cell>
          <table:table-cell table:style-name="ce9" office:value-type="string">
            <text:p>ND</text:p>
          </table:table-cell>
          <table:table-cell table:style-name="ce9" office:value-type="float" office:value="194.731094677134">
            <text:p>194.73</text:p>
          </table:table-cell>
          <table:table-cell table:style-name="ce11" office:value-type="float" office:value="274.240740635824">
            <text:p>274.24</text:p>
          </table:table-cell>
          <table:table-cell table:style-name="ce11" office:value-type="float" office:value="9.52380398689938">
            <text:p>9.52</text:p>
          </table:table-cell>
          <table:table-cell table:style-name="ce9" office:value-type="float" office:value="155.424276923626">
            <text:p>155.42</text:p>
          </table:table-cell>
          <table:table-cell table:style-name="ce9" office:value-type="float" office:value="4.08028972345139">
            <text:p>4.08</text:p>
          </table:table-cell>
          <table:table-cell table:style-name="ce11" office:value-type="float" office:value="987.623474480159">
            <text:p>987.62</text:p>
          </table:table-cell>
          <table:table-cell table:style-name="ce11" office:value-type="float" office:value="0.117727490222143">
            <text:p>0.12</text:p>
          </table:table-cell>
          <table:table-cell table:style-name="ce11" office:value-type="float" office:value="43.5316779106907">
            <text:p>43.53</text:p>
          </table:table-cell>
          <table:table-cell table:style-name="ce11" office:value-type="float" office:value="112.122263181511">
            <text:p>112.1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4229395052601">
            <text:p>1.04</text:p>
          </table:table-cell>
          <table:table-cell table:style-name="ce11" office:value-type="float" office:value="2.43807453818857">
            <text:p>2.44</text:p>
          </table:table-cell>
          <table:table-cell table:style-name="ce9" office:value-type="string">
            <text:p>ND</text:p>
          </table:table-cell>
          <table:table-cell table:style-name="ce11" office:value-type="float" office:value="2.89469217821926">
            <text:p>2.89</text:p>
          </table:table-cell>
          <table:table-cell table:style-name="ce11" office:value-type="float" office:value="167.696735365697">
            <text:p>167.70</text:p>
          </table:table-cell>
          <table:table-cell table:style-name="ce9" office:value-type="float" office:value="158.425903797732">
            <text:p>158.43</text:p>
          </table:table-cell>
          <table:table-cell table:style-name="ce9" office:value-type="string">
            <text:p>ND</text:p>
          </table:table-cell>
          <table:table-cell table:style-name="ce11" office:value-type="float" office:value="872.475152077608">
            <text:p>872.48</text:p>
          </table:table-cell>
          <table:table-cell table:style-name="ce11" office:value-type="float" office:value="1.48850243202731">
            <text:p>1.49</text:p>
          </table:table-cell>
          <table:table-cell table:style-name="ce11" office:value-type="float" office:value="136.979794349296">
            <text:p>136.98</text:p>
          </table:table-cell>
          <table:table-cell table:style-name="ce11" office:value-type="float" office:value="74.8172852621994">
            <text:p>74.82</text:p>
          </table:table-cell>
          <table:table-cell table:style-name="ce11" office:value-type="float" office:value="54.7203945391942">
            <text:p>54.72</text:p>
          </table:table-cell>
          <table:table-cell table:style-name="ce12" office:value-type="float" office:value="1.28426728521855">
            <text:p>1.284</text:p>
          </table:table-cell>
          <table:table-cell table:style-name="ce12" office:value-type="float" office:value="3.8925848264521">
            <text:p>3.893</text:p>
          </table:table-cell>
          <table:table-cell table:style-name="ce12" office:value-type="float" office:value="350.666737328175">
            <text:p>350.667</text:p>
          </table:table-cell>
          <table:table-cell table:style-name="ce12" office:value-type="float" office:value="376.474483781563">
            <text:p>376.474</text:p>
          </table:table-cell>
          <table:table-cell table:style-name="ce12" office:value-type="float" office:value="264.992839941053">
            <text:p>264.993</text:p>
          </table:table-cell>
          <table:table-cell table:style-name="ce12" office:value-type="float" office:value="62.1526492408593">
            <text:p>62.153</text:p>
          </table:table-cell>
          <table:table-cell table:style-name="ce12" office:value-type="float" office:value="12.8762252705328">
            <text:p>12.87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3</text:p>
          </table:table-cell>
          <table:table-cell table:style-name="ce9" office:value-type="float" office:value="65.7700741834743">
            <text:p>65.77</text:p>
          </table:table-cell>
          <table:table-cell table:style-name="ce9" office:value-type="float" office:value="6.59103282379979">
            <text:p>6.59</text:p>
          </table:table-cell>
          <table:table-cell table:style-name="ce11" office:value-type="float" office:value="159.009508407647">
            <text:p>159.01</text:p>
          </table:table-cell>
          <table:table-cell table:style-name="ce9" office:value-type="float" office:value="6.24983202070903">
            <text:p>6.25</text:p>
          </table:table-cell>
          <table:table-cell table:style-name="ce9" office:value-type="float" office:value="186.73582474023">
            <text:p>186.74</text:p>
          </table:table-cell>
          <table:table-cell table:style-name="ce9" office:value-type="float" office:value="0.546957320150504">
            <text:p>0.55</text:p>
          </table:table-cell>
          <table:table-cell table:style-name="ce9" office:value-type="float" office:value="313.675406811351">
            <text:p>313.68</text:p>
          </table:table-cell>
          <table:table-cell table:style-name="ce11" office:value-type="float" office:value="0.605859493091444">
            <text:p>0.61</text:p>
          </table:table-cell>
          <table:table-cell table:style-name="ce11" office:value-type="float" office:value="11.2410521866776">
            <text:p>11.24</text:p>
          </table:table-cell>
          <table:table-cell table:style-name="ce11" office:value-type="float" office:value="34.0814129076045">
            <text:p>34.08</text:p>
          </table:table-cell>
          <table:table-cell table:style-name="ce9" office:value-type="float" office:value="183.281415326092">
            <text:p>183.28</text:p>
          </table:table-cell>
          <table:table-cell table:style-name="ce11" office:value-type="float" office:value="1195.01473020346">
            <text:p>1195.01</text:p>
          </table:table-cell>
          <table:table-cell table:style-name="ce9" office:value-type="float" office:value="5.17435320517611">
            <text:p>5.17</text:p>
          </table:table-cell>
          <table:table-cell table:style-name="ce9" office:value-type="float" office:value="7.57694296529677">
            <text:p>7.58</text:p>
          </table:table-cell>
          <table:table-cell table:style-name="ce9" office:value-type="string">
            <text:p>ND</text:p>
          </table:table-cell>
          <table:table-cell table:style-name="ce9" office:value-type="float" office:value="197.760956687006">
            <text:p>197.76</text:p>
          </table:table-cell>
          <table:table-cell table:style-name="ce11" office:value-type="float" office:value="267.507679287002">
            <text:p>267.51</text:p>
          </table:table-cell>
          <table:table-cell table:style-name="ce11" office:value-type="float" office:value="9.18186914918579">
            <text:p>9.18</text:p>
          </table:table-cell>
          <table:table-cell table:style-name="ce9" office:value-type="float" office:value="151.553243194437">
            <text:p>151.55</text:p>
          </table:table-cell>
          <table:table-cell table:style-name="ce9" office:value-type="float" office:value="3.96283399882402">
            <text:p>3.96</text:p>
          </table:table-cell>
          <table:table-cell table:style-name="ce11" office:value-type="float" office:value="954.03419348991">
            <text:p>954.03</text:p>
          </table:table-cell>
          <table:table-cell table:style-name="ce11" office:value-type="float" office:value="0.13321848484416">
            <text:p>0.13</text:p>
          </table:table-cell>
          <table:table-cell table:style-name="ce11" office:value-type="float" office:value="44.1813542547431">
            <text:p>44.18</text:p>
          </table:table-cell>
          <table:table-cell table:style-name="ce11" office:value-type="float" office:value="110.803525983251">
            <text:p>110.8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1853740951088">
            <text:p>1.02</text:p>
          </table:table-cell>
          <table:table-cell table:style-name="ce11" office:value-type="float" office:value="2.32097533784089">
            <text:p>2.32</text:p>
          </table:table-cell>
          <table:table-cell table:style-name="ce9" office:value-type="string">
            <text:p>ND</text:p>
          </table:table-cell>
          <table:table-cell table:style-name="ce11" office:value-type="float" office:value="2.88363260705954">
            <text:p>2.88</text:p>
          </table:table-cell>
          <table:table-cell table:style-name="ce11" office:value-type="float" office:value="165.882508792048">
            <text:p>165.88</text:p>
          </table:table-cell>
          <table:table-cell table:style-name="ce9" office:value-type="float" office:value="151.657747640074">
            <text:p>151.66</text:p>
          </table:table-cell>
          <table:table-cell table:style-name="ce9" office:value-type="string">
            <text:p>ND</text:p>
          </table:table-cell>
          <table:table-cell table:style-name="ce11" office:value-type="float" office:value="881.885190053496">
            <text:p>881.89</text:p>
          </table:table-cell>
          <table:table-cell table:style-name="ce11" office:value-type="float" office:value="0.42077416445674">
            <text:p>0.42</text:p>
          </table:table-cell>
          <table:table-cell table:style-name="ce11" office:value-type="float" office:value="138.628633815676">
            <text:p>138.63</text:p>
          </table:table-cell>
          <table:table-cell table:style-name="ce11" office:value-type="float" office:value="75.6430105318035">
            <text:p>75.64</text:p>
          </table:table-cell>
          <table:table-cell table:style-name="ce11" office:value-type="float" office:value="54.5308254115304">
            <text:p>54.53</text:p>
          </table:table-cell>
          <table:table-cell table:style-name="ce12" office:value-type="float" office:value="1.29097770937719">
            <text:p>1.291</text:p>
          </table:table-cell>
          <table:table-cell table:style-name="ce12" office:value-type="float" office:value="4.05207328989043">
            <text:p>4.052</text:p>
          </table:table-cell>
          <table:table-cell table:style-name="ce12" office:value-type="float" office:value="344.489156071808">
            <text:p>344.489</text:p>
          </table:table-cell>
          <table:table-cell table:style-name="ce12" office:value-type="float" office:value="369.805594556566">
            <text:p>369.806</text:p>
          </table:table-cell>
          <table:table-cell table:style-name="ce12" office:value-type="float" office:value="264.205637060447">
            <text:p>264.206</text:p>
          </table:table-cell>
          <table:table-cell table:style-name="ce12" office:value-type="float" office:value="61.7531187734567">
            <text:p>61.753</text:p>
          </table:table-cell>
          <table:table-cell table:style-name="ce12" office:value-type="float" office:value="12.8246624059652">
            <text:p>12.82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3</text:p>
          </table:table-cell>
          <table:table-cell table:style-name="ce9" office:value-type="float" office:value="65.5084965579024">
            <text:p>65.51</text:p>
          </table:table-cell>
          <table:table-cell table:style-name="ce9" office:value-type="float" office:value="6.37132599213323">
            <text:p>6.37</text:p>
          </table:table-cell>
          <table:table-cell table:style-name="ce11" office:value-type="float" office:value="171.66110261568">
            <text:p>171.66</text:p>
          </table:table-cell>
          <table:table-cell table:style-name="ce9" office:value-type="float" office:value="6.22977366763051">
            <text:p>6.23</text:p>
          </table:table-cell>
          <table:table-cell table:style-name="ce9" office:value-type="float" office:value="190.374206365645">
            <text:p>190.37</text:p>
          </table:table-cell>
          <table:table-cell table:style-name="ce9" office:value-type="float" office:value="0.482090745137251">
            <text:p>0.48</text:p>
          </table:table-cell>
          <table:table-cell table:style-name="ce9" office:value-type="float" office:value="334.77189454163">
            <text:p>334.77</text:p>
          </table:table-cell>
          <table:table-cell table:style-name="ce11" office:value-type="float" office:value="0.576396616657374">
            <text:p>0.58</text:p>
          </table:table-cell>
          <table:table-cell table:style-name="ce11" office:value-type="float" office:value="11.1561584671789">
            <text:p>11.16</text:p>
          </table:table-cell>
          <table:table-cell table:style-name="ce11" office:value-type="float" office:value="20.1964757959508">
            <text:p>20.20</text:p>
          </table:table-cell>
          <table:table-cell table:style-name="ce9" office:value-type="float" office:value="185.826373817922">
            <text:p>185.83</text:p>
          </table:table-cell>
          <table:table-cell table:style-name="ce11" office:value-type="float" office:value="1199.78677951894">
            <text:p>1199.79</text:p>
          </table:table-cell>
          <table:table-cell table:style-name="ce9" office:value-type="float" office:value="4.9255911202387">
            <text:p>4.93</text:p>
          </table:table-cell>
          <table:table-cell table:style-name="ce9" office:value-type="float" office:value="7.72902478996221">
            <text:p>7.73</text:p>
          </table:table-cell>
          <table:table-cell table:style-name="ce9" office:value-type="string">
            <text:p>ND</text:p>
          </table:table-cell>
          <table:table-cell table:style-name="ce9" office:value-type="float" office:value="198.276134131593">
            <text:p>198.28</text:p>
          </table:table-cell>
          <table:table-cell table:style-name="ce11" office:value-type="float" office:value="272.989830182705">
            <text:p>272.99</text:p>
          </table:table-cell>
          <table:table-cell table:style-name="ce11" office:value-type="float" office:value="9.29603304938784">
            <text:p>9.30</text:p>
          </table:table-cell>
          <table:table-cell table:style-name="ce9" office:value-type="float" office:value="151.055990745475">
            <text:p>151.06</text:p>
          </table:table-cell>
          <table:table-cell table:style-name="ce9" office:value-type="float" office:value="3.89020054051808">
            <text:p>3.89</text:p>
          </table:table-cell>
          <table:table-cell table:style-name="ce11" office:value-type="float" office:value="963.870249610375">
            <text:p>963.87</text:p>
          </table:table-cell>
          <table:table-cell table:style-name="ce11" office:value-type="float" office:value="0.121828429150825">
            <text:p>0.12</text:p>
          </table:table-cell>
          <table:table-cell table:style-name="ce11" office:value-type="float" office:value="44.7977627785242">
            <text:p>44.80</text:p>
          </table:table-cell>
          <table:table-cell table:style-name="ce11" office:value-type="float" office:value="111.7769781426">
            <text:p>111.78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2442474243706">
            <text:p>1.02</text:p>
          </table:table-cell>
          <table:table-cell table:style-name="ce11" office:value-type="float" office:value="2.34224316040007">
            <text:p>2.34</text:p>
          </table:table-cell>
          <table:table-cell table:style-name="ce9" office:value-type="string">
            <text:p>ND</text:p>
          </table:table-cell>
          <table:table-cell table:style-name="ce11" office:value-type="float" office:value="2.86329608139981">
            <text:p>2.86</text:p>
          </table:table-cell>
          <table:table-cell table:style-name="ce11" office:value-type="float" office:value="168.642999866775">
            <text:p>168.64</text:p>
          </table:table-cell>
          <table:table-cell table:style-name="ce9" office:value-type="float" office:value="162.702443908547">
            <text:p>162.70</text:p>
          </table:table-cell>
          <table:table-cell table:style-name="ce9" office:value-type="string">
            <text:p>ND</text:p>
          </table:table-cell>
          <table:table-cell table:style-name="ce11" office:value-type="float" office:value="896.147987405812">
            <text:p>896.15</text:p>
          </table:table-cell>
          <table:table-cell table:style-name="ce11" office:value-type="float" office:value="0.202520970771546">
            <text:p>0.20</text:p>
          </table:table-cell>
          <table:table-cell table:style-name="ce11" office:value-type="float" office:value="140.360242511023">
            <text:p>140.36</text:p>
          </table:table-cell>
          <table:table-cell table:style-name="ce11" office:value-type="float" office:value="75.3227465151361">
            <text:p>75.32</text:p>
          </table:table-cell>
          <table:table-cell table:style-name="ce11" office:value-type="float" office:value="55.765505574639">
            <text:p>55.77</text:p>
          </table:table-cell>
          <table:table-cell table:style-name="ce12" office:value-type="float" office:value="1.28906526787065">
            <text:p>1.289</text:p>
          </table:table-cell>
          <table:table-cell table:style-name="ce12" office:value-type="float" office:value="3.97799008798">
            <text:p>3.978</text:p>
          </table:table-cell>
          <table:table-cell table:style-name="ce12" office:value-type="float" office:value="338.052031595983">
            <text:p>338.052</text:p>
          </table:table-cell>
          <table:table-cell table:style-name="ce12" office:value-type="float" office:value="362.856520432684">
            <text:p>362.857</text:p>
          </table:table-cell>
          <table:table-cell table:style-name="ce12" office:value-type="float" office:value="276.801804916572">
            <text:p>276.802</text:p>
          </table:table-cell>
          <table:table-cell table:style-name="ce12" office:value-type="float" office:value="63.0720916525211">
            <text:p>63.072</text:p>
          </table:table-cell>
          <table:table-cell table:style-name="ce12" office:value-type="float" office:value="13.0116877521877">
            <text:p>13.012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3</text:p>
          </table:table-cell>
          <table:table-cell table:style-name="ce9" office:value-type="float" office:value="65.3079626247695">
            <text:p>65.31</text:p>
          </table:table-cell>
          <table:table-cell table:style-name="ce9" office:value-type="float" office:value="6.19390791920073">
            <text:p>6.19</text:p>
          </table:table-cell>
          <table:table-cell table:style-name="ce11" office:value-type="float" office:value="170.605995645676">
            <text:p>170.61</text:p>
          </table:table-cell>
          <table:table-cell table:style-name="ce9" office:value-type="float" office:value="6.00661637881368">
            <text:p>6.01</text:p>
          </table:table-cell>
          <table:table-cell table:style-name="ce9" office:value-type="float" office:value="192.139276344478">
            <text:p>192.14</text:p>
          </table:table-cell>
          <table:table-cell table:style-name="ce9" office:value-type="float" office:value="0.511780902095612">
            <text:p>0.51</text:p>
          </table:table-cell>
          <table:table-cell table:style-name="ce9" office:value-type="float" office:value="331.064442997428">
            <text:p>331.06</text:p>
          </table:table-cell>
          <table:table-cell table:style-name="ce11" office:value-type="float" office:value="0.605295563114838">
            <text:p>0.61</text:p>
          </table:table-cell>
          <table:table-cell table:style-name="ce11" office:value-type="float" office:value="10.9650580742375">
            <text:p>10.97</text:p>
          </table:table-cell>
          <table:table-cell table:style-name="ce11" office:value-type="float" office:value="4.30440056698886">
            <text:p>4.30</text:p>
          </table:table-cell>
          <table:table-cell table:style-name="ce9" office:value-type="float" office:value="186.910245650286">
            <text:p>186.91</text:p>
          </table:table-cell>
          <table:table-cell table:style-name="ce11" office:value-type="float" office:value="1211.95524404857">
            <text:p>1211.96</text:p>
          </table:table-cell>
          <table:table-cell table:style-name="ce9" office:value-type="float" office:value="5.08307417899947">
            <text:p>5.08</text:p>
          </table:table-cell>
          <table:table-cell table:style-name="ce9" office:value-type="float" office:value="7.73021973807433">
            <text:p>7.73</text:p>
          </table:table-cell>
          <table:table-cell table:style-name="ce9" office:value-type="string">
            <text:p>ND</text:p>
          </table:table-cell>
          <table:table-cell table:style-name="ce9" office:value-type="float" office:value="201.694183119679">
            <text:p>201.69</text:p>
          </table:table-cell>
          <table:table-cell table:style-name="ce11" office:value-type="float" office:value="271.491815799063">
            <text:p>271.49</text:p>
          </table:table-cell>
          <table:table-cell table:style-name="ce11" office:value-type="float" office:value="9.38387881151243">
            <text:p>9.38</text:p>
          </table:table-cell>
          <table:table-cell table:style-name="ce9" office:value-type="float" office:value="160.909383481858">
            <text:p>160.91</text:p>
          </table:table-cell>
          <table:table-cell table:style-name="ce9" office:value-type="float" office:value="4.74427545096027">
            <text:p>4.74</text:p>
          </table:table-cell>
          <table:table-cell table:style-name="ce11" office:value-type="float" office:value="1018.5430752003">
            <text:p>1018.54</text:p>
          </table:table-cell>
          <table:table-cell table:style-name="ce11" office:value-type="float" office:value="0.108530840323179">
            <text:p>0.11</text:p>
          </table:table-cell>
          <table:table-cell table:style-name="ce11" office:value-type="float" office:value="43.1225285812464">
            <text:p>43.12</text:p>
          </table:table-cell>
          <table:table-cell table:style-name="ce11" office:value-type="float" office:value="113.52070265131">
            <text:p>113.5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158002570246">
            <text:p>1.02</text:p>
          </table:table-cell>
          <table:table-cell table:style-name="ce11" office:value-type="float" office:value="2.43765684775331">
            <text:p>2.44</text:p>
          </table:table-cell>
          <table:table-cell table:style-name="ce9" office:value-type="string">
            <text:p>ND</text:p>
          </table:table-cell>
          <table:table-cell table:style-name="ce11" office:value-type="float" office:value="2.885555147768">
            <text:p>2.89</text:p>
          </table:table-cell>
          <table:table-cell table:style-name="ce11" office:value-type="float" office:value="168.534720345664">
            <text:p>168.53</text:p>
          </table:table-cell>
          <table:table-cell table:style-name="ce9" office:value-type="float" office:value="167.030600986328">
            <text:p>167.03</text:p>
          </table:table-cell>
          <table:table-cell table:style-name="ce9" office:value-type="string">
            <text:p>ND</text:p>
          </table:table-cell>
          <table:table-cell table:style-name="ce11" office:value-type="float" office:value="910.030736751959">
            <text:p>910.03</text:p>
          </table:table-cell>
          <table:table-cell table:style-name="ce11" office:value-type="float" office:value="1.5546079361182">
            <text:p>1.55</text:p>
          </table:table-cell>
          <table:table-cell table:style-name="ce11" office:value-type="float" office:value="143.208832425454">
            <text:p>143.21</text:p>
          </table:table-cell>
          <table:table-cell table:style-name="ce11" office:value-type="float" office:value="76.5029838345191">
            <text:p>76.50</text:p>
          </table:table-cell>
          <table:table-cell table:style-name="ce11" office:value-type="float" office:value="55.7956767835308">
            <text:p>55.80</text:p>
          </table:table-cell>
          <table:table-cell table:style-name="ce12" office:value-type="float" office:value="1.28351174094065">
            <text:p>1.284</text:p>
          </table:table-cell>
          <table:table-cell table:style-name="ce12" office:value-type="float" office:value="3.9186631521035">
            <text:p>3.919</text:p>
          </table:table-cell>
          <table:table-cell table:style-name="ce12" office:value-type="float" office:value="351.224629723542">
            <text:p>351.225</text:p>
          </table:table-cell>
          <table:table-cell table:style-name="ce12" office:value-type="float" office:value="377.076745804476">
            <text:p>377.077</text:p>
          </table:table-cell>
          <table:table-cell table:style-name="ce12" office:value-type="float" office:value="268.802675334065">
            <text:p>268.803</text:p>
          </table:table-cell>
          <table:table-cell table:style-name="ce12" office:value-type="float" office:value="63.5702101139672">
            <text:p>63.570</text:p>
          </table:table-cell>
          <table:table-cell table:style-name="ce12" office:value-type="float" office:value="13.0779246140263">
            <text:p>13.07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3</text:p>
          </table:table-cell>
          <table:table-cell table:style-name="ce9" office:value-type="float" office:value="60.1499481664573">
            <text:p>60.15</text:p>
          </table:table-cell>
          <table:table-cell table:style-name="ce9" office:value-type="float" office:value="6.43579708605484">
            <text:p>6.44</text:p>
          </table:table-cell>
          <table:table-cell table:style-name="ce11" office:value-type="float" office:value="164.298424054549">
            <text:p>164.30</text:p>
          </table:table-cell>
          <table:table-cell table:style-name="ce9" office:value-type="float" office:value="6.05993875329131">
            <text:p>6.06</text:p>
          </table:table-cell>
          <table:table-cell table:style-name="ce9" office:value-type="float" office:value="180.635195921169">
            <text:p>180.64</text:p>
          </table:table-cell>
          <table:table-cell table:style-name="ce9" office:value-type="float" office:value="0.583707828254418">
            <text:p>0.58</text:p>
          </table:table-cell>
          <table:table-cell table:style-name="ce9" office:value-type="float" office:value="311.990706839815">
            <text:p>311.99</text:p>
          </table:table-cell>
          <table:table-cell table:style-name="ce11" office:value-type="float" office:value="0.573726436941027">
            <text:p>0.57</text:p>
          </table:table-cell>
          <table:table-cell table:style-name="ce11" office:value-type="float" office:value="10.8041650975547">
            <text:p>10.80</text:p>
          </table:table-cell>
          <table:table-cell table:style-name="ce11" office:value-type="float" office:value="31.0264064895447">
            <text:p>31.03</text:p>
          </table:table-cell>
          <table:table-cell table:style-name="ce9" office:value-type="float" office:value="164.936932900267">
            <text:p>164.94</text:p>
          </table:table-cell>
          <table:table-cell table:style-name="ce11" office:value-type="float" office:value="1103.0682580799">
            <text:p>1103.07</text:p>
          </table:table-cell>
          <table:table-cell table:style-name="ce9" office:value-type="float" office:value="4.64588412213809">
            <text:p>4.65</text:p>
          </table:table-cell>
          <table:table-cell table:style-name="ce9" office:value-type="float" office:value="7.6210784567259">
            <text:p>7.62</text:p>
          </table:table-cell>
          <table:table-cell table:style-name="ce9" office:value-type="string">
            <text:p>ND</text:p>
          </table:table-cell>
          <table:table-cell table:style-name="ce9" office:value-type="float" office:value="197.484978633532">
            <text:p>197.48</text:p>
          </table:table-cell>
          <table:table-cell table:style-name="ce11" office:value-type="float" office:value="268.330925562315">
            <text:p>268.33</text:p>
          </table:table-cell>
          <table:table-cell table:style-name="ce11" office:value-type="float" office:value="9.21604187893732">
            <text:p>9.22</text:p>
          </table:table-cell>
          <table:table-cell table:style-name="ce9" office:value-type="float" office:value="179.428196096383">
            <text:p>179.43</text:p>
          </table:table-cell>
          <table:table-cell table:style-name="ce9" office:value-type="float" office:value="4.51529715034148">
            <text:p>4.52</text:p>
          </table:table-cell>
          <table:table-cell table:style-name="ce11" office:value-type="float" office:value="968.036031269678">
            <text:p>968.04</text:p>
          </table:table-cell>
          <table:table-cell table:style-name="ce11" office:value-type="float" office:value="0.155387743833532">
            <text:p>0.16</text:p>
          </table:table-cell>
          <table:table-cell table:style-name="ce11" office:value-type="float" office:value="34.5348988088411">
            <text:p>34.53</text:p>
          </table:table-cell>
          <table:table-cell table:style-name="ce11" office:value-type="float" office:value="103.353964149501">
            <text:p>103.3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5086377648637">
            <text:p>1.05</text:p>
          </table:table-cell>
          <table:table-cell table:style-name="ce11" office:value-type="float" office:value="2.45353911881627">
            <text:p>2.45</text:p>
          </table:table-cell>
          <table:table-cell table:style-name="ce9" office:value-type="string">
            <text:p>ND</text:p>
          </table:table-cell>
          <table:table-cell table:style-name="ce11" office:value-type="float" office:value="2.84813727668869">
            <text:p>2.85</text:p>
          </table:table-cell>
          <table:table-cell table:style-name="ce11" office:value-type="float" office:value="168.890135643465">
            <text:p>168.89</text:p>
          </table:table-cell>
          <table:table-cell table:style-name="ce9" office:value-type="float" office:value="161.257576669346">
            <text:p>161.26</text:p>
          </table:table-cell>
          <table:table-cell table:style-name="ce9" office:value-type="string">
            <text:p>ND</text:p>
          </table:table-cell>
          <table:table-cell table:style-name="ce11" office:value-type="float" office:value="891.060357635073">
            <text:p>891.06</text:p>
          </table:table-cell>
          <table:table-cell table:style-name="ce11" office:value-type="float" office:value="1.34989502712055">
            <text:p>1.35</text:p>
          </table:table-cell>
          <table:table-cell table:style-name="ce11" office:value-type="float" office:value="123.997959591771">
            <text:p>124.00</text:p>
          </table:table-cell>
          <table:table-cell table:style-name="ce11" office:value-type="float" office:value="70.4488718585202">
            <text:p>70.45</text:p>
          </table:table-cell>
          <table:table-cell table:style-name="ce11" office:value-type="float" office:value="50.3202880671031">
            <text:p>50.32</text:p>
          </table:table-cell>
          <table:table-cell table:style-name="ce12" office:value-type="float" office:value="1.3040897573384">
            <text:p>1.304</text:p>
          </table:table-cell>
          <table:table-cell table:style-name="ce12" office:value-type="float" office:value="3.97201924314084">
            <text:p>3.972</text:p>
          </table:table-cell>
          <table:table-cell table:style-name="ce12" office:value-type="float" office:value="342.275934158274">
            <text:p>342.276</text:p>
          </table:table-cell>
          <table:table-cell table:style-name="ce12" office:value-type="float" office:value="367.416353337523">
            <text:p>367.416</text:p>
          </table:table-cell>
          <table:table-cell table:style-name="ce12" office:value-type="float" office:value="250.33583768558">
            <text:p>250.336</text:p>
          </table:table-cell>
          <table:table-cell table:style-name="ce12" office:value-type="float" office:value="56.6522418286677">
            <text:p>56.652</text:p>
          </table:table-cell>
          <table:table-cell table:style-name="ce12" office:value-type="float" office:value="11.4046814821619">
            <text:p>11.40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3</text:p>
          </table:table-cell>
          <table:table-cell table:style-name="ce9" office:value-type="float" office:value="60.1410839187822">
            <text:p>60.14</text:p>
          </table:table-cell>
          <table:table-cell table:style-name="ce9" office:value-type="float" office:value="6.35027719616382">
            <text:p>6.35</text:p>
          </table:table-cell>
          <table:table-cell table:style-name="ce11" office:value-type="float" office:value="154.027987446835">
            <text:p>154.03</text:p>
          </table:table-cell>
          <table:table-cell table:style-name="ce9" office:value-type="float" office:value="6.11352556603428">
            <text:p>6.11</text:p>
          </table:table-cell>
          <table:table-cell table:style-name="ce9" office:value-type="float" office:value="179.598348004486">
            <text:p>179.60</text:p>
          </table:table-cell>
          <table:table-cell table:style-name="ce9" office:value-type="float" office:value="0.565004271258858">
            <text:p>0.57</text:p>
          </table:table-cell>
          <table:table-cell table:style-name="ce9" office:value-type="float" office:value="308.359130713545">
            <text:p>308.36</text:p>
          </table:table-cell>
          <table:table-cell table:style-name="ce11" office:value-type="float" office:value="0.617493291874812">
            <text:p>0.62</text:p>
          </table:table-cell>
          <table:table-cell table:style-name="ce11" office:value-type="float" office:value="10.7698850331647">
            <text:p>10.77</text:p>
          </table:table-cell>
          <table:table-cell table:style-name="ce11" office:value-type="float" office:value="6.64879519711792">
            <text:p>6.65</text:p>
          </table:table-cell>
          <table:table-cell table:style-name="ce9" office:value-type="float" office:value="164.852664308066">
            <text:p>164.85</text:p>
          </table:table-cell>
          <table:table-cell table:style-name="ce11" office:value-type="float" office:value="1109.22487988994">
            <text:p>1109.22</text:p>
          </table:table-cell>
          <table:table-cell table:style-name="ce9" office:value-type="float" office:value="4.55033821203065">
            <text:p>4.55</text:p>
          </table:table-cell>
          <table:table-cell table:style-name="ce9" office:value-type="float" office:value="7.43659145574542">
            <text:p>7.44</text:p>
          </table:table-cell>
          <table:table-cell table:style-name="ce9" office:value-type="string">
            <text:p>ND</text:p>
          </table:table-cell>
          <table:table-cell table:style-name="ce9" office:value-type="float" office:value="197.338489493214">
            <text:p>197.34</text:p>
          </table:table-cell>
          <table:table-cell table:style-name="ce11" office:value-type="float" office:value="263.149163447417">
            <text:p>263.15</text:p>
          </table:table-cell>
          <table:table-cell table:style-name="ce11" office:value-type="float" office:value="9.09486177739302">
            <text:p>9.09</text:p>
          </table:table-cell>
          <table:table-cell table:style-name="ce9" office:value-type="float" office:value="175.723768027382">
            <text:p>175.72</text:p>
          </table:table-cell>
          <table:table-cell table:style-name="ce9" office:value-type="float" office:value="4.42475974371788">
            <text:p>4.42</text:p>
          </table:table-cell>
          <table:table-cell table:style-name="ce11" office:value-type="float" office:value="961.633771216926">
            <text:p>961.63</text:p>
          </table:table-cell>
          <table:table-cell table:style-name="ce11" office:value-type="float" office:value="0.138140423607218">
            <text:p>0.14</text:p>
          </table:table-cell>
          <table:table-cell table:style-name="ce11" office:value-type="float" office:value="34.0952184301715">
            <text:p>34.10</text:p>
          </table:table-cell>
          <table:table-cell table:style-name="ce11" office:value-type="float" office:value="99.6840871425845">
            <text:p>99.68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427310873822">
            <text:p>1.07</text:p>
          </table:table-cell>
          <table:table-cell table:style-name="ce11" office:value-type="float" office:value="2.38123313549769">
            <text:p>2.38</text:p>
          </table:table-cell>
          <table:table-cell table:style-name="ce9" office:value-type="string">
            <text:p>ND</text:p>
          </table:table-cell>
          <table:table-cell table:style-name="ce11" office:value-type="float" office:value="2.84641849202299">
            <text:p>2.85</text:p>
          </table:table-cell>
          <table:table-cell table:style-name="ce11" office:value-type="float" office:value="165.708544775016">
            <text:p>165.71</text:p>
          </table:table-cell>
          <table:table-cell table:style-name="ce9" office:value-type="float" office:value="151.822140563778">
            <text:p>151.82</text:p>
          </table:table-cell>
          <table:table-cell table:style-name="ce9" office:value-type="string">
            <text:p>ND</text:p>
          </table:table-cell>
          <table:table-cell table:style-name="ce11" office:value-type="float" office:value="877.354486713923">
            <text:p>877.35</text:p>
          </table:table-cell>
          <table:table-cell table:style-name="ce11" office:value-type="float" office:value="1.48346845342742">
            <text:p>1.48</text:p>
          </table:table-cell>
          <table:table-cell table:style-name="ce11" office:value-type="float" office:value="124.309145681654">
            <text:p>124.31</text:p>
          </table:table-cell>
          <table:table-cell table:style-name="ce11" office:value-type="float" office:value="69.178961033732">
            <text:p>69.18</text:p>
          </table:table-cell>
          <table:table-cell table:style-name="ce11" office:value-type="float" office:value="49.3695644911906">
            <text:p>49.37</text:p>
          </table:table-cell>
          <table:table-cell table:style-name="ce12" office:value-type="float" office:value="1.31833029524983">
            <text:p>1.318</text:p>
          </table:table-cell>
          <table:table-cell table:style-name="ce12" office:value-type="float" office:value="4.08220044125379">
            <text:p>4.082</text:p>
          </table:table-cell>
          <table:table-cell table:style-name="ce12" office:value-type="float" office:value="337.774873940888">
            <text:p>337.775</text:p>
          </table:table-cell>
          <table:table-cell table:style-name="ce12" office:value-type="float" office:value="362.557320208035">
            <text:p>362.557</text:p>
          </table:table-cell>
          <table:table-cell table:style-name="ce12" office:value-type="float" office:value="255.392952188085">
            <text:p>255.393</text:p>
          </table:table-cell>
          <table:table-cell table:style-name="ce12" office:value-type="float" office:value="55.9617260980997">
            <text:p>55.962</text:p>
          </table:table-cell>
          <table:table-cell table:style-name="ce12" office:value-type="float" office:value="11.3585716641713">
            <text:p>11.35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3</text:p>
          </table:table-cell>
          <table:table-cell table:style-name="ce9" office:value-type="float" office:value="63.3348060816278">
            <text:p>63.33</text:p>
          </table:table-cell>
          <table:table-cell table:style-name="ce9" office:value-type="float" office:value="6.72892491041062">
            <text:p>6.73</text:p>
          </table:table-cell>
          <table:table-cell table:style-name="ce11" office:value-type="float" office:value="147.974274270099">
            <text:p>147.97</text:p>
          </table:table-cell>
          <table:table-cell table:style-name="ce9" office:value-type="float" office:value="6.55073798044042">
            <text:p>6.55</text:p>
          </table:table-cell>
          <table:table-cell table:style-name="ce9" office:value-type="float" office:value="179.408863688789">
            <text:p>179.41</text:p>
          </table:table-cell>
          <table:table-cell table:style-name="ce9" office:value-type="float" office:value="0.702830073355263">
            <text:p>0.70</text:p>
          </table:table-cell>
          <table:table-cell table:style-name="ce9" office:value-type="float" office:value="294.41609315092">
            <text:p>294.42</text:p>
          </table:table-cell>
          <table:table-cell table:style-name="ce11" office:value-type="float" office:value="0.811396410766164">
            <text:p>0.81</text:p>
          </table:table-cell>
          <table:table-cell table:style-name="ce11" office:value-type="float" office:value="10.8702775215166">
            <text:p>10.87</text:p>
          </table:table-cell>
          <table:table-cell table:style-name="ce11" office:value-type="float" office:value="4.41588669019031">
            <text:p>4.42</text:p>
          </table:table-cell>
          <table:table-cell table:style-name="ce9" office:value-type="float" office:value="163.119543239177">
            <text:p>163.12</text:p>
          </table:table-cell>
          <table:table-cell table:style-name="ce11" office:value-type="float" office:value="1129.67216558195">
            <text:p>1129.67</text:p>
          </table:table-cell>
          <table:table-cell table:style-name="ce9" office:value-type="float" office:value="4.90406087652857">
            <text:p>4.90</text:p>
          </table:table-cell>
          <table:table-cell table:style-name="ce9" office:value-type="float" office:value="7.32503400494406">
            <text:p>7.33</text:p>
          </table:table-cell>
          <table:table-cell table:style-name="ce9" office:value-type="string">
            <text:p>ND</text:p>
          </table:table-cell>
          <table:table-cell table:style-name="ce9" office:value-type="float" office:value="194.163588145636">
            <text:p>194.16</text:p>
          </table:table-cell>
          <table:table-cell table:style-name="ce11" office:value-type="float" office:value="264.162094133394">
            <text:p>264.16</text:p>
          </table:table-cell>
          <table:table-cell table:style-name="ce11" office:value-type="float" office:value="8.79703447148415">
            <text:p>8.80</text:p>
          </table:table-cell>
          <table:table-cell table:style-name="ce9" office:value-type="float" office:value="181.448775770847">
            <text:p>181.45</text:p>
          </table:table-cell>
          <table:table-cell table:style-name="ce9" office:value-type="float" office:value="4.36356563484972">
            <text:p>4.36</text:p>
          </table:table-cell>
          <table:table-cell table:style-name="ce11" office:value-type="float" office:value="1015.1632600286">
            <text:p>1015.16</text:p>
          </table:table-cell>
          <table:table-cell table:style-name="ce11" office:value-type="float" office:value="0.204164400765797">
            <text:p>0.20</text:p>
          </table:table-cell>
          <table:table-cell table:style-name="ce11" office:value-type="float" office:value="30.8116133539443">
            <text:p>30.81</text:p>
          </table:table-cell>
          <table:table-cell table:style-name="ce11" office:value-type="float" office:value="99.8149696941966">
            <text:p>99.81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5205707221917">
            <text:p>1.05</text:p>
          </table:table-cell>
          <table:table-cell table:style-name="ce11" office:value-type="float" office:value="2.39778434027125">
            <text:p>2.40</text:p>
          </table:table-cell>
          <table:table-cell table:style-name="ce9" office:value-type="string">
            <text:p>ND</text:p>
          </table:table-cell>
          <table:table-cell table:style-name="ce11" office:value-type="float" office:value="2.895111266981">
            <text:p>2.90</text:p>
          </table:table-cell>
          <table:table-cell table:style-name="ce11" office:value-type="float" office:value="168.152676563778">
            <text:p>168.15</text:p>
          </table:table-cell>
          <table:table-cell table:style-name="ce9" office:value-type="float" office:value="151.01321598494">
            <text:p>151.01</text:p>
          </table:table-cell>
          <table:table-cell table:style-name="ce9" office:value-type="string">
            <text:p>ND</text:p>
          </table:table-cell>
          <table:table-cell table:style-name="ce11" office:value-type="float" office:value="828.251221084286">
            <text:p>828.25</text:p>
          </table:table-cell>
          <table:table-cell table:style-name="ce11" office:value-type="float" office:value="1.32106039128365">
            <text:p>1.32</text:p>
          </table:table-cell>
          <table:table-cell table:style-name="ce11" office:value-type="float" office:value="124.141240336715">
            <text:p>124.14</text:p>
          </table:table-cell>
          <table:table-cell table:style-name="ce11" office:value-type="float" office:value="68.8133103633541">
            <text:p>68.81</text:p>
          </table:table-cell>
          <table:table-cell table:style-name="ce11" office:value-type="float" office:value="49.3341067001586">
            <text:p>49.33</text:p>
          </table:table-cell>
          <table:table-cell table:style-name="ce12" office:value-type="float" office:value="1.31853774390833">
            <text:p>1.319</text:p>
          </table:table-cell>
          <table:table-cell table:style-name="ce12" office:value-type="float" office:value="4.04805852501213">
            <text:p>4.048</text:p>
          </table:table-cell>
          <table:table-cell table:style-name="ce12" office:value-type="float" office:value="320.485559919519">
            <text:p>320.486</text:p>
          </table:table-cell>
          <table:table-cell table:style-name="ce12" office:value-type="float" office:value="343.892973241192">
            <text:p>343.893</text:p>
          </table:table-cell>
          <table:table-cell table:style-name="ce12" office:value-type="float" office:value="237.152793209021">
            <text:p>237.153</text:p>
          </table:table-cell>
          <table:table-cell table:style-name="ce12" office:value-type="float" office:value="55.8843359706078">
            <text:p>55.884</text:p>
          </table:table-cell>
          <table:table-cell table:style-name="ce12" office:value-type="float" office:value="11.3754047126932">
            <text:p>11.37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3</text:p>
          </table:table-cell>
          <table:table-cell table:style-name="ce9" office:value-type="float" office:value="62.3935601573925">
            <text:p>62.39</text:p>
          </table:table-cell>
          <table:table-cell table:style-name="ce9" office:value-type="float" office:value="6.42703433541208">
            <text:p>6.43</text:p>
          </table:table-cell>
          <table:table-cell table:style-name="ce11" office:value-type="float" office:value="153.066490387717">
            <text:p>153.07</text:p>
          </table:table-cell>
          <table:table-cell table:style-name="ce9" office:value-type="float" office:value="6.20849006736752">
            <text:p>6.21</text:p>
          </table:table-cell>
          <table:table-cell table:style-name="ce9" office:value-type="float" office:value="179.727922558568">
            <text:p>179.73</text:p>
          </table:table-cell>
          <table:table-cell table:style-name="ce9" office:value-type="float" office:value="0.676873771776144">
            <text:p>0.68</text:p>
          </table:table-cell>
          <table:table-cell table:style-name="ce9" office:value-type="float" office:value="301.273786240444">
            <text:p>301.27</text:p>
          </table:table-cell>
          <table:table-cell table:style-name="ce11" office:value-type="float" office:value="0.726743894400829">
            <text:p>0.73</text:p>
          </table:table-cell>
          <table:table-cell table:style-name="ce11" office:value-type="float" office:value="10.7102284263948">
            <text:p>10.71</text:p>
          </table:table-cell>
          <table:table-cell table:style-name="ce11" office:value-type="float" office:value="4.37566487506202">
            <text:p>4.38</text:p>
          </table:table-cell>
          <table:table-cell table:style-name="ce9" office:value-type="float" office:value="164.794498846552">
            <text:p>164.79</text:p>
          </table:table-cell>
          <table:table-cell table:style-name="ce11" office:value-type="float" office:value="1105.38150906238">
            <text:p>1105.38</text:p>
          </table:table-cell>
          <table:table-cell table:style-name="ce9" office:value-type="float" office:value="4.68515883779662">
            <text:p>4.69</text:p>
          </table:table-cell>
          <table:table-cell table:style-name="ce9" office:value-type="float" office:value="7.72343314104839">
            <text:p>7.72</text:p>
          </table:table-cell>
          <table:table-cell table:style-name="ce9" office:value-type="string">
            <text:p>ND</text:p>
          </table:table-cell>
          <table:table-cell table:style-name="ce9" office:value-type="float" office:value="197.213356357438">
            <text:p>197.21</text:p>
          </table:table-cell>
          <table:table-cell table:style-name="ce11" office:value-type="float" office:value="267.644649695566">
            <text:p>267.64</text:p>
          </table:table-cell>
          <table:table-cell table:style-name="ce11" office:value-type="float" office:value="9.11171277970651">
            <text:p>9.11</text:p>
          </table:table-cell>
          <table:table-cell table:style-name="ce9" office:value-type="float" office:value="180.864915009627">
            <text:p>180.86</text:p>
          </table:table-cell>
          <table:table-cell table:style-name="ce9" office:value-type="float" office:value="4.00484251398244">
            <text:p>4.00</text:p>
          </table:table-cell>
          <table:table-cell table:style-name="ce11" office:value-type="float" office:value="1002.22161091307">
            <text:p>1002.22</text:p>
          </table:table-cell>
          <table:table-cell table:style-name="ce11" office:value-type="float" office:value="0.155195305746808">
            <text:p>0.16</text:p>
          </table:table-cell>
          <table:table-cell table:style-name="ce11" office:value-type="float" office:value="30.1752975573052">
            <text:p>30.18</text:p>
          </table:table-cell>
          <table:table-cell table:style-name="ce11" office:value-type="float" office:value="100.092994824296">
            <text:p>100.0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8914541363149">
            <text:p>1.09</text:p>
          </table:table-cell>
          <table:table-cell table:style-name="ce11" office:value-type="float" office:value="2.45646357889554">
            <text:p>2.46</text:p>
          </table:table-cell>
          <table:table-cell table:style-name="ce9" office:value-type="string">
            <text:p>ND</text:p>
          </table:table-cell>
          <table:table-cell table:style-name="ce11" office:value-type="float" office:value="2.8777176109921">
            <text:p>2.88</text:p>
          </table:table-cell>
          <table:table-cell table:style-name="ce11" office:value-type="float" office:value="165.682768827324">
            <text:p>165.68</text:p>
          </table:table-cell>
          <table:table-cell table:style-name="ce9" office:value-type="float" office:value="154.509840570657">
            <text:p>154.51</text:p>
          </table:table-cell>
          <table:table-cell table:style-name="ce9" office:value-type="string">
            <text:p>ND</text:p>
          </table:table-cell>
          <table:table-cell table:style-name="ce11" office:value-type="float" office:value="863.164210790477">
            <text:p>863.16</text:p>
          </table:table-cell>
          <table:table-cell table:style-name="ce11" office:value-type="float" office:value="1.44250384984027">
            <text:p>1.44</text:p>
          </table:table-cell>
          <table:table-cell table:style-name="ce11" office:value-type="float" office:value="124.872532470406">
            <text:p>124.87</text:p>
          </table:table-cell>
          <table:table-cell table:style-name="ce11" office:value-type="float" office:value="70.1594710635639">
            <text:p>70.16</text:p>
          </table:table-cell>
          <table:table-cell table:style-name="ce11" office:value-type="float" office:value="49.7620123701859">
            <text:p>49.76</text:p>
          </table:table-cell>
          <table:table-cell table:style-name="ce12" office:value-type="float" office:value="1.30511509925351">
            <text:p>1.305</text:p>
          </table:table-cell>
          <table:table-cell table:style-name="ce12" office:value-type="float" office:value="3.9302791845183">
            <text:p>3.930</text:p>
          </table:table-cell>
          <table:table-cell table:style-name="ce12" office:value-type="float" office:value="316.639014631339">
            <text:p>316.639</text:p>
          </table:table-cell>
          <table:table-cell table:style-name="ce12" office:value-type="float" office:value="339.740509135703">
            <text:p>339.741</text:p>
          </table:table-cell>
          <table:table-cell table:style-name="ce12" office:value-type="float" office:value="235.291445675159">
            <text:p>235.291</text:p>
          </table:table-cell>
          <table:table-cell table:style-name="ce12" office:value-type="float" office:value="56.4716413225731">
            <text:p>56.472</text:p>
          </table:table-cell>
          <table:table-cell table:style-name="ce12" office:value-type="float" office:value="11.4251612711363">
            <text:p>11.42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3</text:p>
          </table:table-cell>
          <table:table-cell table:style-name="ce9" office:value-type="float" office:value="65.3393491139188">
            <text:p>65.34</text:p>
          </table:table-cell>
          <table:table-cell table:style-name="ce9" office:value-type="float" office:value="6.44478947781658">
            <text:p>6.44</text:p>
          </table:table-cell>
          <table:table-cell table:style-name="ce11" office:value-type="float" office:value="158.636868540102">
            <text:p>158.64</text:p>
          </table:table-cell>
          <table:table-cell table:style-name="ce9" office:value-type="float" office:value="6.04593294302556">
            <text:p>6.05</text:p>
          </table:table-cell>
          <table:table-cell table:style-name="ce9" office:value-type="float" office:value="187.433817776915">
            <text:p>187.43</text:p>
          </table:table-cell>
          <table:table-cell table:style-name="ce9" office:value-type="float" office:value="0.60573348517677">
            <text:p>0.61</text:p>
          </table:table-cell>
          <table:table-cell table:style-name="ce9" office:value-type="float" office:value="320.018432447279">
            <text:p>320.02</text:p>
          </table:table-cell>
          <table:table-cell table:style-name="ce11" office:value-type="float" office:value="0.653417281168394">
            <text:p>0.65</text:p>
          </table:table-cell>
          <table:table-cell table:style-name="ce11" office:value-type="float" office:value="10.8032101955644">
            <text:p>10.80</text:p>
          </table:table-cell>
          <table:table-cell table:style-name="ce11" office:value-type="float" office:value="10.5525026400501">
            <text:p>10.55</text:p>
          </table:table-cell>
          <table:table-cell table:style-name="ce9" office:value-type="float" office:value="186.886697352127">
            <text:p>186.89</text:p>
          </table:table-cell>
          <table:table-cell table:style-name="ce11" office:value-type="float" office:value="1250.15371805931">
            <text:p>1250.15</text:p>
          </table:table-cell>
          <table:table-cell table:style-name="ce9" office:value-type="float" office:value="4.99762526582958">
            <text:p>5.00</text:p>
          </table:table-cell>
          <table:table-cell table:style-name="ce9" office:value-type="float" office:value="7.75820677588616">
            <text:p>7.76</text:p>
          </table:table-cell>
          <table:table-cell table:style-name="ce9" office:value-type="string">
            <text:p>ND</text:p>
          </table:table-cell>
          <table:table-cell table:style-name="ce9" office:value-type="float" office:value="189.579190022419">
            <text:p>189.58</text:p>
          </table:table-cell>
          <table:table-cell table:style-name="ce11" office:value-type="float" office:value="262.124543115445">
            <text:p>262.12</text:p>
          </table:table-cell>
          <table:table-cell table:style-name="ce11" office:value-type="float" office:value="9.92399839355168">
            <text:p>9.92</text:p>
          </table:table-cell>
          <table:table-cell table:style-name="ce9" office:value-type="float" office:value="164.935433044052">
            <text:p>164.94</text:p>
          </table:table-cell>
          <table:table-cell table:style-name="ce9" office:value-type="float" office:value="4.27311304014648">
            <text:p>4.27</text:p>
          </table:table-cell>
          <table:table-cell table:style-name="ce11" office:value-type="float" office:value="964.10391178201">
            <text:p>964.10</text:p>
          </table:table-cell>
          <table:table-cell table:style-name="ce11" office:value-type="float" office:value="0.174960645184121">
            <text:p>0.17</text:p>
          </table:table-cell>
          <table:table-cell table:style-name="ce11" office:value-type="float" office:value="48.3981805438004">
            <text:p>48.40</text:p>
          </table:table-cell>
          <table:table-cell table:style-name="ce11" office:value-type="float" office:value="112.681691129046">
            <text:p>112.68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011807378597">
            <text:p>1.07</text:p>
          </table:table-cell>
          <table:table-cell table:style-name="ce11" office:value-type="float" office:value="2.49766883231668">
            <text:p>2.50</text:p>
          </table:table-cell>
          <table:table-cell table:style-name="ce9" office:value-type="string">
            <text:p>ND</text:p>
          </table:table-cell>
          <table:table-cell table:style-name="ce11" office:value-type="float" office:value="2.91495444356966">
            <text:p>2.91</text:p>
          </table:table-cell>
          <table:table-cell table:style-name="ce11" office:value-type="float" office:value="161.221706304814">
            <text:p>161.22</text:p>
          </table:table-cell>
          <table:table-cell table:style-name="ce9" office:value-type="float" office:value="154.102348181228">
            <text:p>154.10</text:p>
          </table:table-cell>
          <table:table-cell table:style-name="ce9" office:value-type="string">
            <text:p>ND</text:p>
          </table:table-cell>
          <table:table-cell table:style-name="ce11" office:value-type="float" office:value="901.11513017386">
            <text:p>901.12</text:p>
          </table:table-cell>
          <table:table-cell table:style-name="ce11" office:value-type="float" office:value="1.5352387842481">
            <text:p>1.54</text:p>
          </table:table-cell>
          <table:table-cell table:style-name="ce11" office:value-type="float" office:value="140.828213643447">
            <text:p>140.83</text:p>
          </table:table-cell>
          <table:table-cell table:style-name="ce11" office:value-type="float" office:value="75.2980839473669">
            <text:p>75.30</text:p>
          </table:table-cell>
          <table:table-cell table:style-name="ce11" office:value-type="float" office:value="55.6221245466244">
            <text:p>55.62</text:p>
          </table:table-cell>
          <table:table-cell table:style-name="ce12" office:value-type="float" office:value="1.2920949623897">
            <text:p>1.292</text:p>
          </table:table-cell>
          <table:table-cell table:style-name="ce12" office:value-type="float" office:value="3.99162664503024">
            <text:p>3.992</text:p>
          </table:table-cell>
          <table:table-cell table:style-name="ce12" office:value-type="float" office:value="346.450166779679">
            <text:p>346.450</text:p>
          </table:table-cell>
          <table:table-cell table:style-name="ce12" office:value-type="float" office:value="371.922566011429">
            <text:p>371.923</text:p>
          </table:table-cell>
          <table:table-cell table:style-name="ce12" office:value-type="float" office:value="259.484821078269">
            <text:p>259.485</text:p>
          </table:table-cell>
          <table:table-cell table:style-name="ce12" office:value-type="float" office:value="63.0845430414901">
            <text:p>63.085</text:p>
          </table:table-cell>
          <table:table-cell table:style-name="ce12" office:value-type="float" office:value="13.1389404434308">
            <text:p>13.13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3</text:p>
          </table:table-cell>
          <table:table-cell table:style-name="ce9" office:value-type="float" office:value="64.5141273630494">
            <text:p>64.51</text:p>
          </table:table-cell>
          <table:table-cell table:style-name="ce9" office:value-type="float" office:value="6.28797295158745">
            <text:p>6.29</text:p>
          </table:table-cell>
          <table:table-cell table:style-name="ce11" office:value-type="float" office:value="163.751393051349">
            <text:p>163.75</text:p>
          </table:table-cell>
          <table:table-cell table:style-name="ce9" office:value-type="float" office:value="5.88016128116102">
            <text:p>5.88</text:p>
          </table:table-cell>
          <table:table-cell table:style-name="ce9" office:value-type="float" office:value="191.824309521149">
            <text:p>191.82</text:p>
          </table:table-cell>
          <table:table-cell table:style-name="ce9" office:value-type="float" office:value="0.529951883370188">
            <text:p>0.53</text:p>
          </table:table-cell>
          <table:table-cell table:style-name="ce9" office:value-type="float" office:value="329.788720903627">
            <text:p>329.79</text:p>
          </table:table-cell>
          <table:table-cell table:style-name="ce11" office:value-type="float" office:value="0.525280561563291">
            <text:p>0.53</text:p>
          </table:table-cell>
          <table:table-cell table:style-name="ce11" office:value-type="float" office:value="10.8805408684832">
            <text:p>10.88</text:p>
          </table:table-cell>
          <table:table-cell table:style-name="ce11" office:value-type="float" office:value="6.11139732850577">
            <text:p>6.11</text:p>
          </table:table-cell>
          <table:table-cell table:style-name="ce9" office:value-type="float" office:value="190.396648411678">
            <text:p>190.40</text:p>
          </table:table-cell>
          <table:table-cell table:style-name="ce11" office:value-type="float" office:value="1274.27379583885">
            <text:p>1274.27</text:p>
          </table:table-cell>
          <table:table-cell table:style-name="ce9" office:value-type="float" office:value="4.78551856923846">
            <text:p>4.79</text:p>
          </table:table-cell>
          <table:table-cell table:style-name="ce9" office:value-type="float" office:value="7.57864952679174">
            <text:p>7.58</text:p>
          </table:table-cell>
          <table:table-cell table:style-name="ce9" office:value-type="string">
            <text:p>ND</text:p>
          </table:table-cell>
          <table:table-cell table:style-name="ce9" office:value-type="float" office:value="191.268662682629">
            <text:p>191.27</text:p>
          </table:table-cell>
          <table:table-cell table:style-name="ce11" office:value-type="float" office:value="267.467394457071">
            <text:p>267.47</text:p>
          </table:table-cell>
          <table:table-cell table:style-name="ce11" office:value-type="float" office:value="9.76937079960747">
            <text:p>9.77</text:p>
          </table:table-cell>
          <table:table-cell table:style-name="ce9" office:value-type="float" office:value="162.107497458605">
            <text:p>162.11</text:p>
          </table:table-cell>
          <table:table-cell table:style-name="ce9" office:value-type="float" office:value="4.15351679616479">
            <text:p>4.15</text:p>
          </table:table-cell>
          <table:table-cell table:style-name="ce11" office:value-type="float" office:value="968.601583358187">
            <text:p>968.60</text:p>
          </table:table-cell>
          <table:table-cell table:style-name="ce11" office:value-type="float" office:value="0.096756233930509">
            <text:p>0.10</text:p>
          </table:table-cell>
          <table:table-cell table:style-name="ce11" office:value-type="float" office:value="46.7821309072695">
            <text:p>46.78</text:p>
          </table:table-cell>
          <table:table-cell table:style-name="ce11" office:value-type="float" office:value="113.397182594705">
            <text:p>113.4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4457412988265">
            <text:p>1.04</text:p>
          </table:table-cell>
          <table:table-cell table:style-name="ce11" office:value-type="float" office:value="2.48056693633097">
            <text:p>2.48</text:p>
          </table:table-cell>
          <table:table-cell table:style-name="ce9" office:value-type="string">
            <text:p>ND</text:p>
          </table:table-cell>
          <table:table-cell table:style-name="ce11" office:value-type="float" office:value="2.89806368185713">
            <text:p>2.90</text:p>
          </table:table-cell>
          <table:table-cell table:style-name="ce11" office:value-type="float" office:value="165.116355015326">
            <text:p>165.12</text:p>
          </table:table-cell>
          <table:table-cell table:style-name="ce9" office:value-type="float" office:value="160.333239434544">
            <text:p>160.33</text:p>
          </table:table-cell>
          <table:table-cell table:style-name="ce9" office:value-type="string">
            <text:p>ND</text:p>
          </table:table-cell>
          <table:table-cell table:style-name="ce11" office:value-type="float" office:value="889.673110768946">
            <text:p>889.67</text:p>
          </table:table-cell>
          <table:table-cell table:style-name="ce11" office:value-type="float" office:value="1.65320532875723">
            <text:p>1.65</text:p>
          </table:table-cell>
          <table:table-cell table:style-name="ce11" office:value-type="float" office:value="143.903021318136">
            <text:p>143.90</text:p>
          </table:table-cell>
          <table:table-cell table:style-name="ce11" office:value-type="float" office:value="77.1373484151246">
            <text:p>77.14</text:p>
          </table:table-cell>
          <table:table-cell table:style-name="ce11" office:value-type="float" office:value="57.0252594405145">
            <text:p>57.03</text:p>
          </table:table-cell>
          <table:table-cell table:style-name="ce12" office:value-type="float" office:value="1.27731963335012">
            <text:p>1.277</text:p>
          </table:table-cell>
          <table:table-cell table:style-name="ce12" office:value-type="float" office:value="3.89057128501906">
            <text:p>3.891</text:p>
          </table:table-cell>
          <table:table-cell table:style-name="ce12" office:value-type="float" office:value="347.982986750399">
            <text:p>347.983</text:p>
          </table:table-cell>
          <table:table-cell table:style-name="ce12" office:value-type="float" office:value="373.577292378008">
            <text:p>373.577</text:p>
          </table:table-cell>
          <table:table-cell table:style-name="ce12" office:value-type="float" office:value="274.28548417385">
            <text:p>274.285</text:p>
          </table:table-cell>
          <table:table-cell table:style-name="ce12" office:value-type="float" office:value="64.7227666559968">
            <text:p>64.723</text:p>
          </table:table-cell>
          <table:table-cell table:style-name="ce12" office:value-type="float" office:value="13.4052954218243">
            <text:p>13.40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3</text:p>
          </table:table-cell>
          <table:table-cell table:style-name="ce9" office:value-type="float" office:value="67.2959624273561">
            <text:p>67.30</text:p>
          </table:table-cell>
          <table:table-cell table:style-name="ce9" office:value-type="float" office:value="6.66211948779633">
            <text:p>6.66</text:p>
          </table:table-cell>
          <table:table-cell table:style-name="ce11" office:value-type="float" office:value="150.265943243129">
            <text:p>150.27</text:p>
          </table:table-cell>
          <table:table-cell table:style-name="ce9" office:value-type="float" office:value="6.40918405840451">
            <text:p>6.41</text:p>
          </table:table-cell>
          <table:table-cell table:style-name="ce9" office:value-type="float" office:value="186.836231205802">
            <text:p>186.84</text:p>
          </table:table-cell>
          <table:table-cell table:style-name="ce9" office:value-type="float" office:value="0.700079301003467">
            <text:p>0.70</text:p>
          </table:table-cell>
          <table:table-cell table:style-name="ce9" office:value-type="float" office:value="310.142109228368">
            <text:p>310.14</text:p>
          </table:table-cell>
          <table:table-cell table:style-name="ce11" office:value-type="float" office:value="0.847808713235419">
            <text:p>0.85</text:p>
          </table:table-cell>
          <table:table-cell table:style-name="ce11" office:value-type="float" office:value="10.8785214093481">
            <text:p>10.88</text:p>
          </table:table-cell>
          <table:table-cell table:style-name="ce11" office:value-type="float" office:value="7.14799469019538">
            <text:p>7.15</text:p>
          </table:table-cell>
          <table:table-cell table:style-name="ce9" office:value-type="float" office:value="185.588527605424">
            <text:p>185.59</text:p>
          </table:table-cell>
          <table:table-cell table:style-name="ce11" office:value-type="float" office:value="1267.87055663979">
            <text:p>1267.87</text:p>
          </table:table-cell>
          <table:table-cell table:style-name="ce9" office:value-type="float" office:value="5.22477106656302">
            <text:p>5.22</text:p>
          </table:table-cell>
          <table:table-cell table:style-name="ce9" office:value-type="float" office:value="7.60846745109214">
            <text:p>7.61</text:p>
          </table:table-cell>
          <table:table-cell table:style-name="ce9" office:value-type="string">
            <text:p>ND</text:p>
          </table:table-cell>
          <table:table-cell table:style-name="ce9" office:value-type="float" office:value="186.406216575577">
            <text:p>186.41</text:p>
          </table:table-cell>
          <table:table-cell table:style-name="ce11" office:value-type="float" office:value="261.530929275033">
            <text:p>261.53</text:p>
          </table:table-cell>
          <table:table-cell table:style-name="ce11" office:value-type="float" office:value="9.56285775151185">
            <text:p>9.56</text:p>
          </table:table-cell>
          <table:table-cell table:style-name="ce9" office:value-type="float" office:value="165.534805033017">
            <text:p>165.53</text:p>
          </table:table-cell>
          <table:table-cell table:style-name="ce9" office:value-type="float" office:value="4.25764139697397">
            <text:p>4.26</text:p>
          </table:table-cell>
          <table:table-cell table:style-name="ce11" office:value-type="float" office:value="976.248087739847">
            <text:p>976.25</text:p>
          </table:table-cell>
          <table:table-cell table:style-name="ce11" office:value-type="float" office:value="0.209058506892873">
            <text:p>0.21</text:p>
          </table:table-cell>
          <table:table-cell table:style-name="ce11" office:value-type="float" office:value="43.7043038193127">
            <text:p>43.70</text:p>
          </table:table-cell>
          <table:table-cell table:style-name="ce11" office:value-type="float" office:value="110.933459642185">
            <text:p>110.9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4418635386301">
            <text:p>1.04</text:p>
          </table:table-cell>
          <table:table-cell table:style-name="ce11" office:value-type="float" office:value="2.3643140786669">
            <text:p>2.36</text:p>
          </table:table-cell>
          <table:table-cell table:style-name="ce9" office:value-type="string">
            <text:p>ND</text:p>
          </table:table-cell>
          <table:table-cell table:style-name="ce11" office:value-type="float" office:value="2.94167007861054">
            <text:p>2.94</text:p>
          </table:table-cell>
          <table:table-cell table:style-name="ce11" office:value-type="float" office:value="160.834995076443">
            <text:p>160.83</text:p>
          </table:table-cell>
          <table:table-cell table:style-name="ce9" office:value-type="float" office:value="149.281540705461">
            <text:p>149.28</text:p>
          </table:table-cell>
          <table:table-cell table:style-name="ce9" office:value-type="string">
            <text:p>ND</text:p>
          </table:table-cell>
          <table:table-cell table:style-name="ce11" office:value-type="float" office:value="844.613186435444">
            <text:p>844.61</text:p>
          </table:table-cell>
          <table:table-cell table:style-name="ce11" office:value-type="float" office:value="1.27100109470048">
            <text:p>1.27</text:p>
          </table:table-cell>
          <table:table-cell table:style-name="ce11" office:value-type="float" office:value="141.29454629884">
            <text:p>141.29</text:p>
          </table:table-cell>
          <table:table-cell table:style-name="ce11" office:value-type="float" office:value="75.3772602979394">
            <text:p>75.38</text:p>
          </table:table-cell>
          <table:table-cell table:style-name="ce11" office:value-type="float" office:value="55.7349375060801">
            <text:p>55.73</text:p>
          </table:table-cell>
          <table:table-cell table:style-name="ce12" office:value-type="float" office:value="1.29343051554372">
            <text:p>1.293</text:p>
          </table:table-cell>
          <table:table-cell table:style-name="ce12" office:value-type="float" office:value="4.04879055700163">
            <text:p>4.049</text:p>
          </table:table-cell>
          <table:table-cell table:style-name="ce12" office:value-type="float" office:value="351.613885342035">
            <text:p>351.614</text:p>
          </table:table-cell>
          <table:table-cell table:style-name="ce12" office:value-type="float" office:value="377.496959233035">
            <text:p>377.497</text:p>
          </table:table-cell>
          <table:table-cell table:style-name="ce12" office:value-type="float" office:value="249.034316208956">
            <text:p>249.034</text:p>
          </table:table-cell>
          <table:table-cell table:style-name="ce12" office:value-type="float" office:value="62.3755049825985">
            <text:p>62.376</text:p>
          </table:table-cell>
          <table:table-cell table:style-name="ce12" office:value-type="float" office:value="12.9751490192481">
            <text:p>12.97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3</text:p>
          </table:table-cell>
          <table:table-cell table:style-name="ce9" office:value-type="float" office:value="66.6429377385745">
            <text:p>66.64</text:p>
          </table:table-cell>
          <table:table-cell table:style-name="ce9" office:value-type="float" office:value="6.57198177880958">
            <text:p>6.57</text:p>
          </table:table-cell>
          <table:table-cell table:style-name="ce11" office:value-type="float" office:value="155.097651424087">
            <text:p>155.10</text:p>
          </table:table-cell>
          <table:table-cell table:style-name="ce9" office:value-type="string">
            <text:p>NF</text:p>
          </table:table-cell>
          <table:table-cell table:style-name="ce9" office:value-type="float" office:value="186.299565515192">
            <text:p>186.30</text:p>
          </table:table-cell>
          <table:table-cell table:style-name="ce9" office:value-type="float" office:value="0.620325608826664">
            <text:p>0.62</text:p>
          </table:table-cell>
          <table:table-cell table:style-name="ce9" office:value-type="float" office:value="312.932349421912">
            <text:p>312.93</text:p>
          </table:table-cell>
          <table:table-cell table:style-name="ce11" office:value-type="float" office:value="0.740685427360049">
            <text:p>0.74</text:p>
          </table:table-cell>
          <table:table-cell table:style-name="ce11" office:value-type="float" office:value="11.1390625707063">
            <text:p>11.14</text:p>
          </table:table-cell>
          <table:table-cell table:style-name="ce11" office:value-type="float" office:value="4.45572008427078">
            <text:p>4.46</text:p>
          </table:table-cell>
          <table:table-cell table:style-name="ce9" office:value-type="float" office:value="187.199931390404">
            <text:p>187.20</text:p>
          </table:table-cell>
          <table:table-cell table:style-name="ce11" office:value-type="float" office:value="1272.96105088947">
            <text:p>1272.96</text:p>
          </table:table-cell>
          <table:table-cell table:style-name="ce9" office:value-type="float" office:value="5.19256158529824">
            <text:p>5.19</text:p>
          </table:table-cell>
          <table:table-cell table:style-name="ce9" office:value-type="float" office:value="7.87558572772">
            <text:p>7.88</text:p>
          </table:table-cell>
          <table:table-cell table:style-name="ce9" office:value-type="string">
            <text:p>ND</text:p>
          </table:table-cell>
          <table:table-cell table:style-name="ce9" office:value-type="float" office:value="189.781274241667">
            <text:p>189.78</text:p>
          </table:table-cell>
          <table:table-cell table:style-name="ce11" office:value-type="float" office:value="261.041246780729">
            <text:p>261.04</text:p>
          </table:table-cell>
          <table:table-cell table:style-name="ce11" office:value-type="float" office:value="9.2919297778366">
            <text:p>9.29</text:p>
          </table:table-cell>
          <table:table-cell table:style-name="ce9" office:value-type="float" office:value="159.627881912436">
            <text:p>159.63</text:p>
          </table:table-cell>
          <table:table-cell table:style-name="ce9" office:value-type="float" office:value="3.90907421561736">
            <text:p>3.91</text:p>
          </table:table-cell>
          <table:table-cell table:style-name="ce11" office:value-type="float" office:value="918.024655048305">
            <text:p>918.02</text:p>
          </table:table-cell>
          <table:table-cell table:style-name="ce11" office:value-type="float" office:value="0.162884725968214">
            <text:p>0.16</text:p>
          </table:table-cell>
          <table:table-cell table:style-name="ce11" office:value-type="float" office:value="45.7227562051919">
            <text:p>45.72</text:p>
          </table:table-cell>
          <table:table-cell table:style-name="ce11" office:value-type="float" office:value="110.558059607979">
            <text:p>110.56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4518337815695">
            <text:p>1.05</text:p>
          </table:table-cell>
          <table:table-cell table:style-name="ce11" office:value-type="float" office:value="2.36157271986515">
            <text:p>2.36</text:p>
          </table:table-cell>
          <table:table-cell table:style-name="ce9" office:value-type="string">
            <text:p>ND</text:p>
          </table:table-cell>
          <table:table-cell table:style-name="ce11" office:value-type="float" office:value="2.91526742095723">
            <text:p>2.92</text:p>
          </table:table-cell>
          <table:table-cell table:style-name="ce11" office:value-type="float" office:value="161.278106338615">
            <text:p>161.28</text:p>
          </table:table-cell>
          <table:table-cell table:style-name="ce9" office:value-type="float" office:value="150.824514287889">
            <text:p>150.82</text:p>
          </table:table-cell>
          <table:table-cell table:style-name="ce9" office:value-type="string">
            <text:p>ND</text:p>
          </table:table-cell>
          <table:table-cell table:style-name="ce11" office:value-type="float" office:value="872.450214223668">
            <text:p>872.45</text:p>
          </table:table-cell>
          <table:table-cell table:style-name="ce11" office:value-type="float" office:value="1.27237036649046">
            <text:p>1.27</text:p>
          </table:table-cell>
          <table:table-cell table:style-name="ce11" office:value-type="float" office:value="143.061843011761">
            <text:p>143.06</text:p>
          </table:table-cell>
          <table:table-cell table:style-name="ce11" office:value-type="float" office:value="75.4709773283546">
            <text:p>75.47</text:p>
          </table:table-cell>
          <table:table-cell table:style-name="ce11" office:value-type="float" office:value="56.0658141536751">
            <text:p>56.07</text:p>
          </table:table-cell>
          <table:table-cell table:style-name="ce12" office:value-type="float" office:value="1.28796510711879">
            <text:p>1.288</text:p>
          </table:table-cell>
          <table:table-cell table:style-name="ce12" office:value-type="float" office:value="4.07884090855736">
            <text:p>4.079</text:p>
          </table:table-cell>
          <table:table-cell table:style-name="ce12" office:value-type="float" office:value="351.50578841182">
            <text:p>351.506</text:p>
          </table:table-cell>
          <table:table-cell table:style-name="ce12" office:value-type="float" office:value="377.380265267671">
            <text:p>377.380</text:p>
          </table:table-cell>
          <table:table-cell table:style-name="ce12" office:value-type="float" office:value="265.722421481832">
            <text:p>265.722</text:p>
          </table:table-cell>
          <table:table-cell table:style-name="ce12" office:value-type="float" office:value="62.9618202610779">
            <text:p>62.962</text:p>
          </table:table-cell>
          <table:table-cell table:style-name="ce12" office:value-type="float" office:value="13.1314882638436">
            <text:p>13.13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3</text:p>
          </table:table-cell>
          <table:table-cell table:style-name="ce9" office:value-type="float" office:value="74.1904500208455">
            <text:p>74.19</text:p>
          </table:table-cell>
          <table:table-cell table:style-name="ce9" office:value-type="float" office:value="6.7056050551486">
            <text:p>6.71</text:p>
          </table:table-cell>
          <table:table-cell table:style-name="ce11" office:value-type="float" office:value="159.715181307544">
            <text:p>159.72</text:p>
          </table:table-cell>
          <table:table-cell table:style-name="ce9" office:value-type="float" office:value="6.46030677010888">
            <text:p>6.46</text:p>
          </table:table-cell>
          <table:table-cell table:style-name="ce9" office:value-type="float" office:value="201.372189057045">
            <text:p>201.37</text:p>
          </table:table-cell>
          <table:table-cell table:style-name="ce9" office:value-type="float" office:value="0.732486571421426">
            <text:p>0.73</text:p>
          </table:table-cell>
          <table:table-cell table:style-name="ce9" office:value-type="float" office:value="341.523949998842">
            <text:p>341.52</text:p>
          </table:table-cell>
          <table:table-cell table:style-name="ce11" office:value-type="float" office:value="0.925583088411646">
            <text:p>0.93</text:p>
          </table:table-cell>
          <table:table-cell table:style-name="ce11" office:value-type="float" office:value="11.3305549674012">
            <text:p>11.33</text:p>
          </table:table-cell>
          <table:table-cell table:style-name="ce11" office:value-type="float" office:value="4.46409413396813">
            <text:p>4.46</text:p>
          </table:table-cell>
          <table:table-cell table:style-name="ce9" office:value-type="float" office:value="219.692127332089">
            <text:p>219.69</text:p>
          </table:table-cell>
          <table:table-cell table:style-name="ce11" office:value-type="float" office:value="1520.42551282207">
            <text:p>1520.43</text:p>
          </table:table-cell>
          <table:table-cell table:style-name="ce9" office:value-type="float" office:value="5.61564563632191">
            <text:p>5.62</text:p>
          </table:table-cell>
          <table:table-cell table:style-name="ce9" office:value-type="float" office:value="7.86609396198787">
            <text:p>7.87</text:p>
          </table:table-cell>
          <table:table-cell table:style-name="ce9" office:value-type="string">
            <text:p>ND</text:p>
          </table:table-cell>
          <table:table-cell table:style-name="ce9" office:value-type="float" office:value="198.736851928101">
            <text:p>198.74</text:p>
          </table:table-cell>
          <table:table-cell table:style-name="ce11" office:value-type="float" office:value="271.05976075572">
            <text:p>271.06</text:p>
          </table:table-cell>
          <table:table-cell table:style-name="ce11" office:value-type="float" office:value="9.83427332500208">
            <text:p>9.83</text:p>
          </table:table-cell>
          <table:table-cell table:style-name="ce9" office:value-type="float" office:value="144.30696875317">
            <text:p>144.31</text:p>
          </table:table-cell>
          <table:table-cell table:style-name="ce9" office:value-type="float" office:value="4.2489711198247">
            <text:p>4.25</text:p>
          </table:table-cell>
          <table:table-cell table:style-name="ce11" office:value-type="float" office:value="862.67870730182">
            <text:p>862.68</text:p>
          </table:table-cell>
          <table:table-cell table:style-name="ce11" office:value-type="float" office:value="0.2154402123374">
            <text:p>0.22</text:p>
          </table:table-cell>
          <table:table-cell table:style-name="ce11" office:value-type="float" office:value="64.9221044216484">
            <text:p>64.92</text:p>
          </table:table-cell>
          <table:table-cell table:style-name="ce11" office:value-type="float" office:value="129.497906205087">
            <text:p>129.5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845914190013">
            <text:p>1.08</text:p>
          </table:table-cell>
          <table:table-cell table:style-name="ce11" office:value-type="float" office:value="2.47972841810929">
            <text:p>2.48</text:p>
          </table:table-cell>
          <table:table-cell table:style-name="ce9" office:value-type="string">
            <text:p>ND</text:p>
          </table:table-cell>
          <table:table-cell table:style-name="ce11" office:value-type="float" office:value="3.00040653044777">
            <text:p>3.00</text:p>
          </table:table-cell>
          <table:table-cell table:style-name="ce11" office:value-type="float" office:value="168.973255827603">
            <text:p>168.97</text:p>
          </table:table-cell>
          <table:table-cell table:style-name="ce9" office:value-type="float" office:value="152.741283552597">
            <text:p>152.74</text:p>
          </table:table-cell>
          <table:table-cell table:style-name="ce9" office:value-type="string">
            <text:p>ND</text:p>
          </table:table-cell>
          <table:table-cell table:style-name="ce11" office:value-type="float" office:value="912.571195031725">
            <text:p>912.57</text:p>
          </table:table-cell>
          <table:table-cell table:style-name="ce11" office:value-type="float" office:value="1.4958671575217">
            <text:p>1.50</text:p>
          </table:table-cell>
          <table:table-cell table:style-name="ce11" office:value-type="float" office:value="166.54815397803">
            <text:p>166.55</text:p>
          </table:table-cell>
          <table:table-cell table:style-name="ce11" office:value-type="float" office:value="83.8686912466664">
            <text:p>83.87</text:p>
          </table:table-cell>
          <table:table-cell table:style-name="ce11" office:value-type="float" office:value="64.5020016761506">
            <text:p>64.50</text:p>
          </table:table-cell>
          <table:table-cell table:style-name="ce12" office:value-type="float" office:value="1.27340537475281">
            <text:p>1.273</text:p>
          </table:table-cell>
          <table:table-cell table:style-name="ce12" office:value-type="float" office:value="4.05673680730966">
            <text:p>4.057</text:p>
          </table:table-cell>
          <table:table-cell table:style-name="ce12" office:value-type="float" office:value="373.125525425589">
            <text:p>373.126</text:p>
          </table:table-cell>
          <table:table-cell table:style-name="ce12" office:value-type="float" office:value="400.7194372243">
            <text:p>400.719</text:p>
          </table:table-cell>
          <table:table-cell table:style-name="ce12" office:value-type="float" office:value="282.613239385052">
            <text:p>282.613</text:p>
          </table:table-cell>
          <table:table-cell table:style-name="ce12" office:value-type="float" office:value="72.9568374726732">
            <text:p>72.957</text:p>
          </table:table-cell>
          <table:table-cell table:style-name="ce12" office:value-type="float" office:value="15.5553581806088">
            <text:p>15.55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3</text:p>
          </table:table-cell>
          <table:table-cell table:style-name="ce9" office:value-type="float" office:value="73.38379678015">
            <text:p>73.38</text:p>
          </table:table-cell>
          <table:table-cell table:style-name="ce9" office:value-type="float" office:value="6.72050900722966">
            <text:p>6.72</text:p>
          </table:table-cell>
          <table:table-cell table:style-name="ce11" office:value-type="float" office:value="156.599138896644">
            <text:p>156.60</text:p>
          </table:table-cell>
          <table:table-cell table:style-name="ce9" office:value-type="float" office:value="6.56300822191946">
            <text:p>6.56</text:p>
          </table:table-cell>
          <table:table-cell table:style-name="ce9" office:value-type="float" office:value="201.727546725096">
            <text:p>201.73</text:p>
          </table:table-cell>
          <table:table-cell table:style-name="ce9" office:value-type="float" office:value="0.699639111256615">
            <text:p>0.70</text:p>
          </table:table-cell>
          <table:table-cell table:style-name="ce9" office:value-type="float" office:value="333.188706640484">
            <text:p>333.19</text:p>
          </table:table-cell>
          <table:table-cell table:style-name="ce11" office:value-type="float" office:value="0.969417384999724">
            <text:p>0.97</text:p>
          </table:table-cell>
          <table:table-cell table:style-name="ce11" office:value-type="float" office:value="11.2033457893313">
            <text:p>11.20</text:p>
          </table:table-cell>
          <table:table-cell table:style-name="ce11" office:value-type="float" office:value="8.92590425000064">
            <text:p>8.93</text:p>
          </table:table-cell>
          <table:table-cell table:style-name="ce9" office:value-type="float" office:value="217.869706383099">
            <text:p>217.87</text:p>
          </table:table-cell>
          <table:table-cell table:style-name="ce11" office:value-type="float" office:value="1521.12619731089">
            <text:p>1521.13</text:p>
          </table:table-cell>
          <table:table-cell table:style-name="ce9" office:value-type="float" office:value="5.55637707982914">
            <text:p>5.56</text:p>
          </table:table-cell>
          <table:table-cell table:style-name="ce9" office:value-type="float" office:value="8.04757676371807">
            <text:p>8.05</text:p>
          </table:table-cell>
          <table:table-cell table:style-name="ce9" office:value-type="string">
            <text:p>ND</text:p>
          </table:table-cell>
          <table:table-cell table:style-name="ce9" office:value-type="float" office:value="194.830159533583">
            <text:p>194.83</text:p>
          </table:table-cell>
          <table:table-cell table:style-name="ce11" office:value-type="float" office:value="268.956060206503">
            <text:p>268.96</text:p>
          </table:table-cell>
          <table:table-cell table:style-name="ce11" office:value-type="float" office:value="9.98771601923953">
            <text:p>9.99</text:p>
          </table:table-cell>
          <table:table-cell table:style-name="ce9" office:value-type="float" office:value="143.064264542663">
            <text:p>143.06</text:p>
          </table:table-cell>
          <table:table-cell table:style-name="ce9" office:value-type="float" office:value="4.18348895396214">
            <text:p>4.18</text:p>
          </table:table-cell>
          <table:table-cell table:style-name="ce11" office:value-type="float" office:value="859.823912200657">
            <text:p>859.82</text:p>
          </table:table-cell>
          <table:table-cell table:style-name="ce11" office:value-type="float" office:value="0.224204004235395">
            <text:p>0.22</text:p>
          </table:table-cell>
          <table:table-cell table:style-name="ce11" office:value-type="float" office:value="64.2354705283144">
            <text:p>64.24</text:p>
          </table:table-cell>
          <table:table-cell table:style-name="ce11" office:value-type="float" office:value="128.432010631353">
            <text:p>128.4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961789920054">
            <text:p>1.08</text:p>
          </table:table-cell>
          <table:table-cell table:style-name="ce11" office:value-type="float" office:value="2.47555279970106">
            <text:p>2.48</text:p>
          </table:table-cell>
          <table:table-cell table:style-name="ce9" office:value-type="string">
            <text:p>ND</text:p>
          </table:table-cell>
          <table:table-cell table:style-name="ce11" office:value-type="float" office:value="2.99026816632686">
            <text:p>2.99</text:p>
          </table:table-cell>
          <table:table-cell table:style-name="ce11" office:value-type="float" office:value="167.689882439198">
            <text:p>167.69</text:p>
          </table:table-cell>
          <table:table-cell table:style-name="ce9" office:value-type="float" office:value="157.005387543682">
            <text:p>157.01</text:p>
          </table:table-cell>
          <table:table-cell table:style-name="ce9" office:value-type="string">
            <text:p>ND</text:p>
          </table:table-cell>
          <table:table-cell table:style-name="ce11" office:value-type="float" office:value="907.821067657054">
            <text:p>907.82</text:p>
          </table:table-cell>
          <table:table-cell table:style-name="ce11" office:value-type="float" office:value="1.50097944571143">
            <text:p>1.50</text:p>
          </table:table-cell>
          <table:table-cell table:style-name="ce11" office:value-type="float" office:value="165.981593891839">
            <text:p>165.98</text:p>
          </table:table-cell>
          <table:table-cell table:style-name="ce11" office:value-type="float" office:value="84.7276000027723">
            <text:p>84.73</text:p>
          </table:table-cell>
          <table:table-cell table:style-name="ce11" office:value-type="float" office:value="64.2050203578083">
            <text:p>64.21</text:p>
          </table:table-cell>
          <table:table-cell table:style-name="ce12" office:value-type="float" office:value="1.2727601870725">
            <text:p>1.273</text:p>
          </table:table-cell>
          <table:table-cell table:style-name="ce12" office:value-type="float" office:value="4.05204722056994">
            <text:p>4.052</text:p>
          </table:table-cell>
          <table:table-cell table:style-name="ce12" office:value-type="float" office:value="373.763064487056">
            <text:p>373.763</text:p>
          </table:table-cell>
          <table:table-cell table:style-name="ce12" office:value-type="float" office:value="401.407680276247">
            <text:p>401.408</text:p>
          </table:table-cell>
          <table:table-cell table:style-name="ce12" office:value-type="float" office:value="286.749068904119">
            <text:p>286.749</text:p>
          </table:table-cell>
          <table:table-cell table:style-name="ce12" office:value-type="float" office:value="72.6105786242074">
            <text:p>72.611</text:p>
          </table:table-cell>
          <table:table-cell table:style-name="ce12" office:value-type="float" office:value="15.3966217785585">
            <text:p>15.397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3</text:p>
          </table:table-cell>
          <table:table-cell table:style-name="ce9" office:value-type="float" office:value="72.7479597260905">
            <text:p>72.75</text:p>
          </table:table-cell>
          <table:table-cell table:style-name="ce9" office:value-type="float" office:value="6.4865765182734">
            <text:p>6.49</text:p>
          </table:table-cell>
          <table:table-cell table:style-name="ce11" office:value-type="float" office:value="160.531442368788">
            <text:p>160.53</text:p>
          </table:table-cell>
          <table:table-cell table:style-name="ce9" office:value-type="float" office:value="6.2942496564838">
            <text:p>6.29</text:p>
          </table:table-cell>
          <table:table-cell table:style-name="ce9" office:value-type="float" office:value="198.688494817409">
            <text:p>198.69</text:p>
          </table:table-cell>
          <table:table-cell table:style-name="ce9" office:value-type="float" office:value="0.648035875664021">
            <text:p>0.65</text:p>
          </table:table-cell>
          <table:table-cell table:style-name="ce9" office:value-type="float" office:value="335.463380018231">
            <text:p>335.46</text:p>
          </table:table-cell>
          <table:table-cell table:style-name="ce11" office:value-type="float" office:value="0.72293315719004">
            <text:p>0.72</text:p>
          </table:table-cell>
          <table:table-cell table:style-name="ce11" office:value-type="float" office:value="11.1199324943826">
            <text:p>11.12</text:p>
          </table:table-cell>
          <table:table-cell table:style-name="ce11" office:value-type="float" office:value="19.3637858262475">
            <text:p>19.36</text:p>
          </table:table-cell>
          <table:table-cell table:style-name="ce9" office:value-type="float" office:value="212.024993402345">
            <text:p>212.02</text:p>
          </table:table-cell>
          <table:table-cell table:style-name="ce11" office:value-type="float" office:value="1500.64738996302">
            <text:p>1500.65</text:p>
          </table:table-cell>
          <table:table-cell table:style-name="ce9" office:value-type="float" office:value="5.4291989020165">
            <text:p>5.43</text:p>
          </table:table-cell>
          <table:table-cell table:style-name="ce9" office:value-type="float" office:value="8.02699160307107">
            <text:p>8.03</text:p>
          </table:table-cell>
          <table:table-cell table:style-name="ce9" office:value-type="string">
            <text:p>ND</text:p>
          </table:table-cell>
          <table:table-cell table:style-name="ce9" office:value-type="float" office:value="196.964518221323">
            <text:p>196.96</text:p>
          </table:table-cell>
          <table:table-cell table:style-name="ce11" office:value-type="float" office:value="264.568057036765">
            <text:p>264.57</text:p>
          </table:table-cell>
          <table:table-cell table:style-name="ce11" office:value-type="float" office:value="9.59754446700162">
            <text:p>9.60</text:p>
          </table:table-cell>
          <table:table-cell table:style-name="ce9" office:value-type="float" office:value="138.914715170225">
            <text:p>138.91</text:p>
          </table:table-cell>
          <table:table-cell table:style-name="ce9" office:value-type="float" office:value="4.28465878407117">
            <text:p>4.28</text:p>
          </table:table-cell>
          <table:table-cell table:style-name="ce11" office:value-type="float" office:value="823.633075519027">
            <text:p>823.63</text:p>
          </table:table-cell>
          <table:table-cell table:style-name="ce11" office:value-type="float" office:value="0.187362956816028">
            <text:p>0.19</text:p>
          </table:table-cell>
          <table:table-cell table:style-name="ce11" office:value-type="float" office:value="62.9702694172899">
            <text:p>62.97</text:p>
          </table:table-cell>
          <table:table-cell table:style-name="ce11" office:value-type="float" office:value="127.593334970592">
            <text:p>127.5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6214618589385">
            <text:p>1.06</text:p>
          </table:table-cell>
          <table:table-cell table:style-name="ce11" office:value-type="float" office:value="2.43521056092434">
            <text:p>2.44</text:p>
          </table:table-cell>
          <table:table-cell table:style-name="ce9" office:value-type="string">
            <text:p>ND</text:p>
          </table:table-cell>
          <table:table-cell table:style-name="ce11" office:value-type="float" office:value="2.96925043130679">
            <text:p>2.97</text:p>
          </table:table-cell>
          <table:table-cell table:style-name="ce11" office:value-type="float" office:value="167.558314564628">
            <text:p>167.56</text:p>
          </table:table-cell>
          <table:table-cell table:style-name="ce9" office:value-type="float" office:value="153.193746636779">
            <text:p>153.19</text:p>
          </table:table-cell>
          <table:table-cell table:style-name="ce9" office:value-type="string">
            <text:p>ND</text:p>
          </table:table-cell>
          <table:table-cell table:style-name="ce11" office:value-type="float" office:value="895.287150841219">
            <text:p>895.29</text:p>
          </table:table-cell>
          <table:table-cell table:style-name="ce11" office:value-type="float" office:value="0.985661434789272">
            <text:p>0.99</text:p>
          </table:table-cell>
          <table:table-cell table:style-name="ce11" office:value-type="float" office:value="163.194320477346">
            <text:p>163.19</text:p>
          </table:table-cell>
          <table:table-cell table:style-name="ce11" office:value-type="float" office:value="83.9201644549498">
            <text:p>83.92</text:p>
          </table:table-cell>
          <table:table-cell table:style-name="ce11" office:value-type="float" office:value="63.5372690939361">
            <text:p>63.54</text:p>
          </table:table-cell>
          <table:table-cell table:style-name="ce12" office:value-type="float" office:value="1.27182601251594">
            <text:p>1.272</text:p>
          </table:table-cell>
          <table:table-cell table:style-name="ce12" office:value-type="float" office:value="4.03484258137014">
            <text:p>4.035</text:p>
          </table:table-cell>
          <table:table-cell table:style-name="ce12" office:value-type="float" office:value="351.011379361625">
            <text:p>351.011</text:p>
          </table:table-cell>
          <table:table-cell table:style-name="ce12" office:value-type="float" office:value="376.846535471048">
            <text:p>376.847</text:p>
          </table:table-cell>
          <table:table-cell table:style-name="ce12" office:value-type="float" office:value="286.781091407874">
            <text:p>286.781</text:p>
          </table:table-cell>
          <table:table-cell table:style-name="ce12" office:value-type="float" office:value="71.9924949883036">
            <text:p>71.992</text:p>
          </table:table-cell>
          <table:table-cell table:style-name="ce12" office:value-type="float" office:value="15.3009073704236">
            <text:p>15.30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3</text:p>
          </table:table-cell>
          <table:table-cell table:style-name="ce9" office:value-type="float" office:value="70.0160037741827">
            <text:p>70.02</text:p>
          </table:table-cell>
          <table:table-cell table:style-name="ce9" office:value-type="float" office:value="6.31272574096933">
            <text:p>6.31</text:p>
          </table:table-cell>
          <table:table-cell table:style-name="ce11" office:value-type="float" office:value="155.522007623764">
            <text:p>155.52</text:p>
          </table:table-cell>
          <table:table-cell table:style-name="ce9" office:value-type="float" office:value="5.98648651331475">
            <text:p>5.99</text:p>
          </table:table-cell>
          <table:table-cell table:style-name="ce9" office:value-type="float" office:value="199.338800928102">
            <text:p>199.34</text:p>
          </table:table-cell>
          <table:table-cell table:style-name="ce9" office:value-type="float" office:value="0.675941598610444">
            <text:p>0.68</text:p>
          </table:table-cell>
          <table:table-cell table:style-name="ce9" office:value-type="float" office:value="333.280455614003">
            <text:p>333.28</text:p>
          </table:table-cell>
          <table:table-cell table:style-name="ce11" office:value-type="float" office:value="0.539710175230947">
            <text:p>0.54</text:p>
          </table:table-cell>
          <table:table-cell table:style-name="ce11" office:value-type="float" office:value="10.6594484500188">
            <text:p>10.66</text:p>
          </table:table-cell>
          <table:table-cell table:style-name="ce11" office:value-type="float" office:value="5.2111724248305">
            <text:p>5.21</text:p>
          </table:table-cell>
          <table:table-cell table:style-name="ce9" office:value-type="float" office:value="213.041415135805">
            <text:p>213.04</text:p>
          </table:table-cell>
          <table:table-cell table:style-name="ce11" office:value-type="float" office:value="1447.71947637073">
            <text:p>1447.72</text:p>
          </table:table-cell>
          <table:table-cell table:style-name="ce9" office:value-type="float" office:value="5.21674907083186">
            <text:p>5.22</text:p>
          </table:table-cell>
          <table:table-cell table:style-name="ce9" office:value-type="float" office:value="7.86149791959436">
            <text:p>7.86</text:p>
          </table:table-cell>
          <table:table-cell table:style-name="ce9" office:value-type="string">
            <text:p>ND</text:p>
          </table:table-cell>
          <table:table-cell table:style-name="ce9" office:value-type="float" office:value="194.963093809498">
            <text:p>194.96</text:p>
          </table:table-cell>
          <table:table-cell table:style-name="ce11" office:value-type="float" office:value="264.787835261106">
            <text:p>264.79</text:p>
          </table:table-cell>
          <table:table-cell table:style-name="ce11" office:value-type="float" office:value="9.88969220977605">
            <text:p>9.89</text:p>
          </table:table-cell>
          <table:table-cell table:style-name="ce9" office:value-type="float" office:value="142.887157725835">
            <text:p>142.89</text:p>
          </table:table-cell>
          <table:table-cell table:style-name="ce9" office:value-type="float" office:value="4.50869683770835">
            <text:p>4.51</text:p>
          </table:table-cell>
          <table:table-cell table:style-name="ce11" office:value-type="float" office:value="908.216595411969">
            <text:p>908.22</text:p>
          </table:table-cell>
          <table:table-cell table:style-name="ce11" office:value-type="float" office:value="0.153950350090671">
            <text:p>0.15</text:p>
          </table:table-cell>
          <table:table-cell table:style-name="ce11" office:value-type="float" office:value="59.8869968483661">
            <text:p>59.89</text:p>
          </table:table-cell>
          <table:table-cell table:style-name="ce11" office:value-type="float" office:value="127.012719485339">
            <text:p>127.01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974303957583">
            <text:p>1.08</text:p>
          </table:table-cell>
          <table:table-cell table:style-name="ce11" office:value-type="float" office:value="2.56801299829243">
            <text:p>2.57</text:p>
          </table:table-cell>
          <table:table-cell table:style-name="ce9" office:value-type="string">
            <text:p>ND</text:p>
          </table:table-cell>
          <table:table-cell table:style-name="ce11" office:value-type="float" office:value="2.99889284467295">
            <text:p>3.00</text:p>
          </table:table-cell>
          <table:table-cell table:style-name="ce11" office:value-type="float" office:value="164.405866922304">
            <text:p>164.41</text:p>
          </table:table-cell>
          <table:table-cell table:style-name="ce9" office:value-type="float" office:value="161.325914758431">
            <text:p>161.33</text:p>
          </table:table-cell>
          <table:table-cell table:style-name="ce9" office:value-type="string">
            <text:p>ND</text:p>
          </table:table-cell>
          <table:table-cell table:style-name="ce11" office:value-type="float" office:value="932.289899533997">
            <text:p>932.29</text:p>
          </table:table-cell>
          <table:table-cell table:style-name="ce11" office:value-type="float" office:value="1.87113707427837">
            <text:p>1.87</text:p>
          </table:table-cell>
          <table:table-cell table:style-name="ce11" office:value-type="float" office:value="162.160079748465">
            <text:p>162.16</text:p>
          </table:table-cell>
          <table:table-cell table:style-name="ce11" office:value-type="float" office:value="83.5202944280106">
            <text:p>83.52</text:p>
          </table:table-cell>
          <table:table-cell table:style-name="ce11" office:value-type="float" office:value="62.7471514338676">
            <text:p>62.75</text:p>
          </table:table-cell>
          <table:table-cell table:style-name="ce12" office:value-type="float" office:value="1.26907407443042">
            <text:p>1.269</text:p>
          </table:table-cell>
          <table:table-cell table:style-name="ce12" office:value-type="float" office:value="3.93758402898046">
            <text:p>3.938</text:p>
          </table:table-cell>
          <table:table-cell table:style-name="ce12" office:value-type="float" office:value="393.607331521012">
            <text:p>393.607</text:p>
          </table:table-cell>
          <table:table-cell table:style-name="ce12" office:value-type="float" office:value="422.830177708284">
            <text:p>422.830</text:p>
          </table:table-cell>
          <table:table-cell table:style-name="ce12" office:value-type="float" office:value="272.97944280648">
            <text:p>272.979</text:p>
          </table:table-cell>
          <table:table-cell table:style-name="ce12" office:value-type="float" office:value="71.5358177571688">
            <text:p>71.536</text:p>
          </table:table-cell>
          <table:table-cell table:style-name="ce12" office:value-type="float" office:value="15.3712760739075">
            <text:p>15.37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3</text:p>
          </table:table-cell>
          <table:table-cell table:style-name="ce9" office:value-type="float" office:value="62.0288268430379">
            <text:p>62.03</text:p>
          </table:table-cell>
          <table:table-cell table:style-name="ce9" office:value-type="float" office:value="6.62666395126594">
            <text:p>6.63</text:p>
          </table:table-cell>
          <table:table-cell table:style-name="ce11" office:value-type="float" office:value="159.799860853983">
            <text:p>159.80</text:p>
          </table:table-cell>
          <table:table-cell table:style-name="ce9" office:value-type="float" office:value="6.31654871499444">
            <text:p>6.32</text:p>
          </table:table-cell>
          <table:table-cell table:style-name="ce9" office:value-type="float" office:value="183.604660481308">
            <text:p>183.60</text:p>
          </table:table-cell>
          <table:table-cell table:style-name="ce9" office:value-type="float" office:value="0.744557687742056">
            <text:p>0.74</text:p>
          </table:table-cell>
          <table:table-cell table:style-name="ce9" office:value-type="float" office:value="306.2655940427">
            <text:p>306.27</text:p>
          </table:table-cell>
          <table:table-cell table:style-name="ce11" office:value-type="float" office:value="0.779027260073509">
            <text:p>0.78</text:p>
          </table:table-cell>
          <table:table-cell table:style-name="ce11" office:value-type="float" office:value="9.50451880500127">
            <text:p>9.50</text:p>
          </table:table-cell>
          <table:table-cell table:style-name="ce11" office:value-type="float" office:value="4.30745911301013">
            <text:p>4.31</text:p>
          </table:table-cell>
          <table:table-cell table:style-name="ce9" office:value-type="float" office:value="140.865728129442">
            <text:p>140.87</text:p>
          </table:table-cell>
          <table:table-cell table:style-name="ce11" office:value-type="float" office:value="1293.15742997511">
            <text:p>1293.16</text:p>
          </table:table-cell>
          <table:table-cell table:style-name="ce9" office:value-type="float" office:value="4.54946257412807">
            <text:p>4.55</text:p>
          </table:table-cell>
          <table:table-cell table:style-name="ce9" office:value-type="float" office:value="7.85240021068301">
            <text:p>7.85</text:p>
          </table:table-cell>
          <table:table-cell table:style-name="ce9" office:value-type="string">
            <text:p>ND</text:p>
          </table:table-cell>
          <table:table-cell table:style-name="ce9" office:value-type="float" office:value="193.365255560397">
            <text:p>193.37</text:p>
          </table:table-cell>
          <table:table-cell table:style-name="ce11" office:value-type="float" office:value="265.043576800488">
            <text:p>265.04</text:p>
          </table:table-cell>
          <table:table-cell table:style-name="ce11" office:value-type="float" office:value="9.77491615134521">
            <text:p>9.77</text:p>
          </table:table-cell>
          <table:table-cell table:style-name="ce9" office:value-type="float" office:value="194.112826704556">
            <text:p>194.11</text:p>
          </table:table-cell>
          <table:table-cell table:style-name="ce9" office:value-type="float" office:value="4.26991466560022">
            <text:p>4.27</text:p>
          </table:table-cell>
          <table:table-cell table:style-name="ce11" office:value-type="float" office:value="812.878889528785">
            <text:p>812.88</text:p>
          </table:table-cell>
          <table:table-cell table:style-name="ce11" office:value-type="float" office:value="0.191203139969873">
            <text:p>0.19</text:p>
          </table:table-cell>
          <table:table-cell table:style-name="ce11" office:value-type="float" office:value="27.779664488998">
            <text:p>27.78</text:p>
          </table:table-cell>
          <table:table-cell table:style-name="ce11" office:value-type="float" office:value="99.2126060960088">
            <text:p>99.21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6977928723628">
            <text:p>1.07</text:p>
          </table:table-cell>
          <table:table-cell table:style-name="ce11" office:value-type="float" office:value="2.50186843192873">
            <text:p>2.50</text:p>
          </table:table-cell>
          <table:table-cell table:style-name="ce9" office:value-type="string">
            <text:p>ND</text:p>
          </table:table-cell>
          <table:table-cell table:style-name="ce11" office:value-type="float" office:value="2.86024086602242">
            <text:p>2.86</text:p>
          </table:table-cell>
          <table:table-cell table:style-name="ce11" office:value-type="float" office:value="181.038457118354">
            <text:p>181.04</text:p>
          </table:table-cell>
          <table:table-cell table:style-name="ce9" office:value-type="float" office:value="168.276854728645">
            <text:p>168.28</text:p>
          </table:table-cell>
          <table:table-cell table:style-name="ce9" office:value-type="string">
            <text:p>ND</text:p>
          </table:table-cell>
          <table:table-cell table:style-name="ce11" office:value-type="float" office:value="897.214633464485">
            <text:p>897.21</text:p>
          </table:table-cell>
          <table:table-cell table:style-name="ce11" office:value-type="float" office:value="1.34844995267781">
            <text:p>1.35</text:p>
          </table:table-cell>
          <table:table-cell table:style-name="ce11" office:value-type="float" office:value="118.727197628056">
            <text:p>118.73</text:p>
          </table:table-cell>
          <table:table-cell table:style-name="ce11" office:value-type="float" office:value="70.0339969416329">
            <text:p>70.03</text:p>
          </table:table-cell>
          <table:table-cell table:style-name="ce11" office:value-type="float" office:value="48.9775283433214">
            <text:p>48.98</text:p>
          </table:table-cell>
          <table:table-cell table:style-name="ce12" office:value-type="float" office:value="1.31605630072324">
            <text:p>1.316</text:p>
          </table:table-cell>
          <table:table-cell table:style-name="ce12" office:value-type="float" office:value="4.0200992397794">
            <text:p>4.020</text:p>
          </table:table-cell>
          <table:table-cell table:style-name="ce12" office:value-type="float" office:value="323.670820364649">
            <text:p>323.671</text:p>
          </table:table-cell>
          <table:table-cell table:style-name="ce12" office:value-type="float" office:value="347.331559992187">
            <text:p>347.332</text:p>
          </table:table-cell>
          <table:table-cell table:style-name="ce12" office:value-type="float" office:value="237.7064585938">
            <text:p>237.706</text:p>
          </table:table-cell>
          <table:table-cell table:style-name="ce12" office:value-type="float" office:value="54.2155106254058">
            <text:p>54.216</text:p>
          </table:table-cell>
          <table:table-cell table:style-name="ce12" office:value-type="float" office:value="10.6968342649492">
            <text:p>10.697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3</text:p>
          </table:table-cell>
          <table:table-cell table:style-name="ce9" office:value-type="float" office:value="62.0863716667475">
            <text:p>62.09</text:p>
          </table:table-cell>
          <table:table-cell table:style-name="ce9" office:value-type="float" office:value="6.78961924977215">
            <text:p>6.79</text:p>
          </table:table-cell>
          <table:table-cell table:style-name="ce11" office:value-type="float" office:value="148.600767236109">
            <text:p>148.60</text:p>
          </table:table-cell>
          <table:table-cell table:style-name="ce9" office:value-type="float" office:value="6.55602826171573">
            <text:p>6.56</text:p>
          </table:table-cell>
          <table:table-cell table:style-name="ce9" office:value-type="float" office:value="180.466822876534">
            <text:p>180.47</text:p>
          </table:table-cell>
          <table:table-cell table:style-name="ce9" office:value-type="float" office:value="0.73029212863921">
            <text:p>0.73</text:p>
          </table:table-cell>
          <table:table-cell table:style-name="ce9" office:value-type="float" office:value="298.052945940591">
            <text:p>298.05</text:p>
          </table:table-cell>
          <table:table-cell table:style-name="ce11" office:value-type="float" office:value="0.812090725930037">
            <text:p>0.81</text:p>
          </table:table-cell>
          <table:table-cell table:style-name="ce11" office:value-type="float" office:value="9.7419219156501">
            <text:p>9.74</text:p>
          </table:table-cell>
          <table:table-cell table:style-name="ce11" office:value-type="float" office:value="15.2542418925334">
            <text:p>15.25</text:p>
          </table:table-cell>
          <table:table-cell table:style-name="ce9" office:value-type="float" office:value="137.261171368081">
            <text:p>137.26</text:p>
          </table:table-cell>
          <table:table-cell table:style-name="ce11" office:value-type="float" office:value="1293.86542021231">
            <text:p>1293.87</text:p>
          </table:table-cell>
          <table:table-cell table:style-name="ce9" office:value-type="float" office:value="4.66116293327015">
            <text:p>4.66</text:p>
          </table:table-cell>
          <table:table-cell table:style-name="ce9" office:value-type="float" office:value="7.62107338539051">
            <text:p>7.62</text:p>
          </table:table-cell>
          <table:table-cell table:style-name="ce9" office:value-type="string">
            <text:p>ND</text:p>
          </table:table-cell>
          <table:table-cell table:style-name="ce9" office:value-type="float" office:value="190.565772231786">
            <text:p>190.57</text:p>
          </table:table-cell>
          <table:table-cell table:style-name="ce11" office:value-type="float" office:value="260.819025313096">
            <text:p>260.82</text:p>
          </table:table-cell>
          <table:table-cell table:style-name="ce11" office:value-type="float" office:value="9.46449068464175">
            <text:p>9.46</text:p>
          </table:table-cell>
          <table:table-cell table:style-name="ce9" office:value-type="float" office:value="188.375327958278">
            <text:p>188.38</text:p>
          </table:table-cell>
          <table:table-cell table:style-name="ce9" office:value-type="float" office:value="4.12537166251056">
            <text:p>4.13</text:p>
          </table:table-cell>
          <table:table-cell table:style-name="ce11" office:value-type="float" office:value="772.064915944735">
            <text:p>772.06</text:p>
          </table:table-cell>
          <table:table-cell table:style-name="ce11" office:value-type="float" office:value="0.216235931544421">
            <text:p>0.22</text:p>
          </table:table-cell>
          <table:table-cell table:style-name="ce11" office:value-type="float" office:value="29.0785662514859">
            <text:p>29.08</text:p>
          </table:table-cell>
          <table:table-cell table:style-name="ce11" office:value-type="float" office:value="98.2841279368333">
            <text:p>98.28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6705766496967">
            <text:p>1.07</text:p>
          </table:table-cell>
          <table:table-cell table:style-name="ce11" office:value-type="float" office:value="2.40894389627832">
            <text:p>2.41</text:p>
          </table:table-cell>
          <table:table-cell table:style-name="ce9" office:value-type="string">
            <text:p>ND</text:p>
          </table:table-cell>
          <table:table-cell table:style-name="ce11" office:value-type="float" office:value="2.85639182066143">
            <text:p>2.86</text:p>
          </table:table-cell>
          <table:table-cell table:style-name="ce11" office:value-type="float" office:value="181.277768416639">
            <text:p>181.28</text:p>
          </table:table-cell>
          <table:table-cell table:style-name="ce9" office:value-type="float" office:value="158.091772112042">
            <text:p>158.09</text:p>
          </table:table-cell>
          <table:table-cell table:style-name="ce9" office:value-type="string">
            <text:p>ND</text:p>
          </table:table-cell>
          <table:table-cell table:style-name="ce11" office:value-type="float" office:value="861.820425490346">
            <text:p>861.82</text:p>
          </table:table-cell>
          <table:table-cell table:style-name="ce11" office:value-type="float" office:value="1.30840235741748">
            <text:p>1.31</text:p>
          </table:table-cell>
          <table:table-cell table:style-name="ce11" office:value-type="float" office:value="116.758508076796">
            <text:p>116.76</text:p>
          </table:table-cell>
          <table:table-cell table:style-name="ce11" office:value-type="float" office:value="67.9495772620207">
            <text:p>67.95</text:p>
          </table:table-cell>
          <table:table-cell table:style-name="ce11" office:value-type="float" office:value="47.4638977274451">
            <text:p>47.46</text:p>
          </table:table-cell>
          <table:table-cell table:style-name="ce12" office:value-type="float" office:value="1.31860442972208">
            <text:p>1.319</text:p>
          </table:table-cell>
          <table:table-cell table:style-name="ce12" office:value-type="float" office:value="4.13524502754176">
            <text:p>4.135</text:p>
          </table:table-cell>
          <table:table-cell table:style-name="ce12" office:value-type="float" office:value="327.600310753073">
            <text:p>327.600</text:p>
          </table:table-cell>
          <table:table-cell table:style-name="ce12" office:value-type="float" office:value="351.573565887955">
            <text:p>351.574</text:p>
          </table:table-cell>
          <table:table-cell table:style-name="ce12" office:value-type="float" office:value="241.225010842968">
            <text:p>241.225</text:p>
          </table:table-cell>
          <table:table-cell table:style-name="ce12" office:value-type="float" office:value="53.1585705544193">
            <text:p>53.159</text:p>
          </table:table-cell>
          <table:table-cell table:style-name="ce12" office:value-type="float" office:value="10.4670197769757">
            <text:p>10.467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3</text:p>
          </table:table-cell>
          <table:table-cell table:style-name="ce9" office:value-type="float" office:value="62.8407229001113">
            <text:p>62.84</text:p>
          </table:table-cell>
          <table:table-cell table:style-name="ce9" office:value-type="float" office:value="6.69456991184665">
            <text:p>6.69</text:p>
          </table:table-cell>
          <table:table-cell table:style-name="ce11" office:value-type="float" office:value="155.853640954133">
            <text:p>155.85</text:p>
          </table:table-cell>
          <table:table-cell table:style-name="ce9" office:value-type="float" office:value="6.52466369755806">
            <text:p>6.52</text:p>
          </table:table-cell>
          <table:table-cell table:style-name="ce9" office:value-type="float" office:value="182.572282891972">
            <text:p>182.57</text:p>
          </table:table-cell>
          <table:table-cell table:style-name="ce9" office:value-type="float" office:value="0.759687217905546">
            <text:p>0.76</text:p>
          </table:table-cell>
          <table:table-cell table:style-name="ce9" office:value-type="float" office:value="306.525186041918">
            <text:p>306.53</text:p>
          </table:table-cell>
          <table:table-cell table:style-name="ce11" office:value-type="float" office:value="0.808608573769664">
            <text:p>0.81</text:p>
          </table:table-cell>
          <table:table-cell table:style-name="ce11" office:value-type="float" office:value="9.58190874478488">
            <text:p>9.58</text:p>
          </table:table-cell>
          <table:table-cell table:style-name="ce11" office:value-type="float" office:value="4.31609843421863">
            <text:p>4.32</text:p>
          </table:table-cell>
          <table:table-cell table:style-name="ce9" office:value-type="float" office:value="139.749701642856">
            <text:p>139.75</text:p>
          </table:table-cell>
          <table:table-cell table:style-name="ce11" office:value-type="float" office:value="1302.87939708564">
            <text:p>1302.88</text:p>
          </table:table-cell>
          <table:table-cell table:style-name="ce9" office:value-type="float" office:value="4.50270752098738">
            <text:p>4.50</text:p>
          </table:table-cell>
          <table:table-cell table:style-name="ce9" office:value-type="float" office:value="7.66143461174998">
            <text:p>7.66</text:p>
          </table:table-cell>
          <table:table-cell table:style-name="ce9" office:value-type="string">
            <text:p>ND</text:p>
          </table:table-cell>
          <table:table-cell table:style-name="ce9" office:value-type="float" office:value="195.132167706936">
            <text:p>195.13</text:p>
          </table:table-cell>
          <table:table-cell table:style-name="ce11" office:value-type="float" office:value="265.587281642342">
            <text:p>265.59</text:p>
          </table:table-cell>
          <table:table-cell table:style-name="ce11" office:value-type="float" office:value="9.47767259617217">
            <text:p>9.48</text:p>
          </table:table-cell>
          <table:table-cell table:style-name="ce9" office:value-type="float" office:value="197.34230080992">
            <text:p>197.34</text:p>
          </table:table-cell>
          <table:table-cell table:style-name="ce9" office:value-type="float" office:value="4.23430878298492">
            <text:p>4.23</text:p>
          </table:table-cell>
          <table:table-cell table:style-name="ce11" office:value-type="float" office:value="817.141619145779">
            <text:p>817.14</text:p>
          </table:table-cell>
          <table:table-cell table:style-name="ce11" office:value-type="float" office:value="0.212358355545619">
            <text:p>0.21</text:p>
          </table:table-cell>
          <table:table-cell table:style-name="ce11" office:value-type="float" office:value="26.1487895403147">
            <text:p>26.15</text:p>
          </table:table-cell>
          <table:table-cell table:style-name="ce11" office:value-type="float" office:value="96.364413236192">
            <text:p>96.36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9646849333203">
            <text:p>1.10</text:p>
          </table:table-cell>
          <table:table-cell table:style-name="ce11" office:value-type="float" office:value="2.47372611481788">
            <text:p>2.47</text:p>
          </table:table-cell>
          <table:table-cell table:style-name="ce9" office:value-type="string">
            <text:p>ND</text:p>
          </table:table-cell>
          <table:table-cell table:style-name="ce11" office:value-type="float" office:value="2.87253339869277">
            <text:p>2.87</text:p>
          </table:table-cell>
          <table:table-cell table:style-name="ce11" office:value-type="float" office:value="180.363802813017">
            <text:p>180.36</text:p>
          </table:table-cell>
          <table:table-cell table:style-name="ce9" office:value-type="float" office:value="166.432548313686">
            <text:p>166.43</text:p>
          </table:table-cell>
          <table:table-cell table:style-name="ce9" office:value-type="string">
            <text:p>ND</text:p>
          </table:table-cell>
          <table:table-cell table:style-name="ce11" office:value-type="float" office:value="900.335827351893">
            <text:p>900.34</text:p>
          </table:table-cell>
          <table:table-cell table:style-name="ce11" office:value-type="float" office:value="1.47384179247803">
            <text:p>1.47</text:p>
          </table:table-cell>
          <table:table-cell table:style-name="ce11" office:value-type="float" office:value="117.812176484103">
            <text:p>117.81</text:p>
          </table:table-cell>
          <table:table-cell table:style-name="ce11" office:value-type="float" office:value="68.8054972861795">
            <text:p>68.81</text:p>
          </table:table-cell>
          <table:table-cell table:style-name="ce11" office:value-type="float" office:value="48.4335036262491">
            <text:p>48.43</text:p>
          </table:table-cell>
          <table:table-cell table:style-name="ce12" office:value-type="float" office:value="1.31539384023669">
            <text:p>1.315</text:p>
          </table:table-cell>
          <table:table-cell table:style-name="ce12" office:value-type="float" office:value="4.0518572339577">
            <text:p>4.052</text:p>
          </table:table-cell>
          <table:table-cell table:style-name="ce12" office:value-type="float" office:value="352.410251962397">
            <text:p>352.410</text:p>
          </table:table-cell>
          <table:table-cell table:style-name="ce12" office:value-type="float" office:value="378.356661526421">
            <text:p>378.357</text:p>
          </table:table-cell>
          <table:table-cell table:style-name="ce12" office:value-type="float" office:value="234.389043913967">
            <text:p>234.389</text:p>
          </table:table-cell>
          <table:table-cell table:style-name="ce12" office:value-type="float" office:value="53.9602791265354">
            <text:p>53.960</text:p>
          </table:table-cell>
          <table:table-cell table:style-name="ce12" office:value-type="float" office:value="10.5663551996758">
            <text:p>10.56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3</text:p>
          </table:table-cell>
          <table:table-cell table:style-name="ce9" office:value-type="float" office:value="62.6531915226557">
            <text:p>62.65</text:p>
          </table:table-cell>
          <table:table-cell table:style-name="ce9" office:value-type="float" office:value="6.80039003199073">
            <text:p>6.80</text:p>
          </table:table-cell>
          <table:table-cell table:style-name="ce11" office:value-type="float" office:value="156.704827990595">
            <text:p>156.70</text:p>
          </table:table-cell>
          <table:table-cell table:style-name="ce9" office:value-type="float" office:value="6.63770637941484">
            <text:p>6.64</text:p>
          </table:table-cell>
          <table:table-cell table:style-name="ce9" office:value-type="float" office:value="183.15745162505">
            <text:p>183.16</text:p>
          </table:table-cell>
          <table:table-cell table:style-name="ce9" office:value-type="float" office:value="0.772992100895769">
            <text:p>0.77</text:p>
          </table:table-cell>
          <table:table-cell table:style-name="ce9" office:value-type="float" office:value="306.202348840326">
            <text:p>306.20</text:p>
          </table:table-cell>
          <table:table-cell table:style-name="ce11" office:value-type="float" office:value="0.831903570897435">
            <text:p>0.83</text:p>
          </table:table-cell>
          <table:table-cell table:style-name="ce11" office:value-type="float" office:value="9.65799240740778">
            <text:p>9.66</text:p>
          </table:table-cell>
          <table:table-cell table:style-name="ce11" office:value-type="float" office:value="9.18142790308539">
            <text:p>9.18</text:p>
          </table:table-cell>
          <table:table-cell table:style-name="ce9" office:value-type="float" office:value="140.688029047593">
            <text:p>140.69</text:p>
          </table:table-cell>
          <table:table-cell table:style-name="ce11" office:value-type="float" office:value="1293.1960671372">
            <text:p>1293.20</text:p>
          </table:table-cell>
          <table:table-cell table:style-name="ce9" office:value-type="float" office:value="4.53223226106169">
            <text:p>4.53</text:p>
          </table:table-cell>
          <table:table-cell table:style-name="ce9" office:value-type="float" office:value="7.62539970730489">
            <text:p>7.63</text:p>
          </table:table-cell>
          <table:table-cell table:style-name="ce9" office:value-type="string">
            <text:p>ND</text:p>
          </table:table-cell>
          <table:table-cell table:style-name="ce9" office:value-type="float" office:value="194.645367154467">
            <text:p>194.65</text:p>
          </table:table-cell>
          <table:table-cell table:style-name="ce11" office:value-type="float" office:value="265.161980584844">
            <text:p>265.16</text:p>
          </table:table-cell>
          <table:table-cell table:style-name="ce11" office:value-type="float" office:value="9.55564151010272">
            <text:p>9.56</text:p>
          </table:table-cell>
          <table:table-cell table:style-name="ce9" office:value-type="float" office:value="197.539797159625">
            <text:p>197.54</text:p>
          </table:table-cell>
          <table:table-cell table:style-name="ce9" office:value-type="float" office:value="4.33536745829706">
            <text:p>4.34</text:p>
          </table:table-cell>
          <table:table-cell table:style-name="ce11" office:value-type="float" office:value="821.341401307265">
            <text:p>821.34</text:p>
          </table:table-cell>
          <table:table-cell table:style-name="ce11" office:value-type="float" office:value="0.236772408494423">
            <text:p>0.24</text:p>
          </table:table-cell>
          <table:table-cell table:style-name="ce11" office:value-type="float" office:value="26.4569204989156">
            <text:p>26.46</text:p>
          </table:table-cell>
          <table:table-cell table:style-name="ce11" office:value-type="float" office:value="96.9578451883341">
            <text:p>96.96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8168170564001">
            <text:p>1.08</text:p>
          </table:table-cell>
          <table:table-cell table:style-name="ce11" office:value-type="float" office:value="2.54480759095776">
            <text:p>2.54</text:p>
          </table:table-cell>
          <table:table-cell table:style-name="ce9" office:value-type="string">
            <text:p>ND</text:p>
          </table:table-cell>
          <table:table-cell table:style-name="ce11" office:value-type="float" office:value="2.87845781441586">
            <text:p>2.88</text:p>
          </table:table-cell>
          <table:table-cell table:style-name="ce11" office:value-type="float" office:value="181.182623607684">
            <text:p>181.18</text:p>
          </table:table-cell>
          <table:table-cell table:style-name="ce9" office:value-type="float" office:value="161.915826795512">
            <text:p>161.92</text:p>
          </table:table-cell>
          <table:table-cell table:style-name="ce9" office:value-type="string">
            <text:p>ND</text:p>
          </table:table-cell>
          <table:table-cell table:style-name="ce11" office:value-type="float" office:value="860.492475125928">
            <text:p>860.49</text:p>
          </table:table-cell>
          <table:table-cell table:style-name="ce11" office:value-type="float" office:value="1.47995167358162">
            <text:p>1.48</text:p>
          </table:table-cell>
          <table:table-cell table:style-name="ce11" office:value-type="float" office:value="118.007492905788">
            <text:p>118.01</text:p>
          </table:table-cell>
          <table:table-cell table:style-name="ce11" office:value-type="float" office:value="68.6775004577365">
            <text:p>68.68</text:p>
          </table:table-cell>
          <table:table-cell table:style-name="ce11" office:value-type="float" office:value="48.4436101464377">
            <text:p>48.44</text:p>
          </table:table-cell>
          <table:table-cell table:style-name="ce12" office:value-type="float" office:value="1.31962743237488">
            <text:p>1.320</text:p>
          </table:table-cell>
          <table:table-cell table:style-name="ce12" office:value-type="float" office:value="4.07060133330328">
            <text:p>4.071</text:p>
          </table:table-cell>
          <table:table-cell table:style-name="ce12" office:value-type="float" office:value="341.132672406394">
            <text:p>341.133</text:p>
          </table:table-cell>
          <table:table-cell table:style-name="ce12" office:value-type="float" office:value="366.182167065897">
            <text:p>366.182</text:p>
          </table:table-cell>
          <table:table-cell table:style-name="ce12" office:value-type="float" office:value="234.367535975739">
            <text:p>234.368</text:p>
          </table:table-cell>
          <table:table-cell table:style-name="ce12" office:value-type="float" office:value="53.9897335232711">
            <text:p>53.990</text:p>
          </table:table-cell>
          <table:table-cell table:style-name="ce12" office:value-type="float" office:value="10.7647913377669">
            <text:p>10.76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3</text:p>
          </table:table-cell>
          <table:table-cell table:style-name="ce9" office:value-type="float" office:value="56.0533557323545">
            <text:p>56.05</text:p>
          </table:table-cell>
          <table:table-cell table:style-name="ce9" office:value-type="float" office:value="6.39167718679324">
            <text:p>6.39</text:p>
          </table:table-cell>
          <table:table-cell table:style-name="ce11" office:value-type="float" office:value="164.732947251644">
            <text:p>164.73</text:p>
          </table:table-cell>
          <table:table-cell table:style-name="ce9" office:value-type="float" office:value="5.98512369474252">
            <text:p>5.99</text:p>
          </table:table-cell>
          <table:table-cell table:style-name="ce9" office:value-type="float" office:value="177.154971041734">
            <text:p>177.15</text:p>
          </table:table-cell>
          <table:table-cell table:style-name="ce9" office:value-type="float" office:value="0.767280499205964">
            <text:p>0.77</text:p>
          </table:table-cell>
          <table:table-cell table:style-name="ce9" office:value-type="float" office:value="307.036451908711">
            <text:p>307.04</text:p>
          </table:table-cell>
          <table:table-cell table:style-name="ce11" office:value-type="float" office:value="0.718337074386171">
            <text:p>0.72</text:p>
          </table:table-cell>
          <table:table-cell table:style-name="ce11" office:value-type="float" office:value="10.8213315740327">
            <text:p>10.82</text:p>
          </table:table-cell>
          <table:table-cell table:style-name="ce11" office:value-type="float" office:value="5.74599741409194">
            <text:p>5.75</text:p>
          </table:table-cell>
          <table:table-cell table:style-name="ce9" office:value-type="float" office:value="121.727526002">
            <text:p>121.73</text:p>
          </table:table-cell>
          <table:table-cell table:style-name="ce11" office:value-type="float" office:value="1200.3508705137">
            <text:p>1200.35</text:p>
          </table:table-cell>
          <table:table-cell table:style-name="ce9" office:value-type="float" office:value="3.83132810150137">
            <text:p>3.83</text:p>
          </table:table-cell>
          <table:table-cell table:style-name="ce9" office:value-type="float" office:value="7.73488581195841">
            <text:p>7.73</text:p>
          </table:table-cell>
          <table:table-cell table:style-name="ce9" office:value-type="string">
            <text:p>ND</text:p>
          </table:table-cell>
          <table:table-cell table:style-name="ce9" office:value-type="float" office:value="186.244006022274">
            <text:p>186.24</text:p>
          </table:table-cell>
          <table:table-cell table:style-name="ce11" office:value-type="float" office:value="257.655335852645">
            <text:p>257.66</text:p>
          </table:table-cell>
          <table:table-cell table:style-name="ce11" office:value-type="float" office:value="9.57998271585697">
            <text:p>9.58</text:p>
          </table:table-cell>
          <table:table-cell table:style-name="ce9" office:value-type="float" office:value="241.734257464605">
            <text:p>241.73</text:p>
          </table:table-cell>
          <table:table-cell table:style-name="ce9" office:value-type="float" office:value="4.35266486895607">
            <text:p>4.35</text:p>
          </table:table-cell>
          <table:table-cell table:style-name="ce11" office:value-type="float" office:value="768.978709179119">
            <text:p>768.98</text:p>
          </table:table-cell>
          <table:table-cell table:style-name="ce11" office:value-type="float" office:value="0.143004981683441">
            <text:p>0.14</text:p>
          </table:table-cell>
          <table:table-cell table:style-name="ce11" office:value-type="float" office:value="19.2926822466827">
            <text:p>19.29</text:p>
          </table:table-cell>
          <table:table-cell table:style-name="ce11" office:value-type="float" office:value="90.1656240037497">
            <text:p>90.17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8068474019443">
            <text:p>1.08</text:p>
          </table:table-cell>
          <table:table-cell table:style-name="ce11" office:value-type="float" office:value="2.48948765486391">
            <text:p>2.49</text:p>
          </table:table-cell>
          <table:table-cell table:style-name="ce9" office:value-type="string">
            <text:p>ND</text:p>
          </table:table-cell>
          <table:table-cell table:style-name="ce11" office:value-type="float" office:value="2.81618949109016">
            <text:p>2.82</text:p>
          </table:table-cell>
          <table:table-cell table:style-name="ce11" office:value-type="float" office:value="191.962008002194">
            <text:p>191.96</text:p>
          </table:table-cell>
          <table:table-cell table:style-name="ce9" office:value-type="float" office:value="166.948764278215">
            <text:p>166.95</text:p>
          </table:table-cell>
          <table:table-cell table:style-name="ce9" office:value-type="string">
            <text:p>ND</text:p>
          </table:table-cell>
          <table:table-cell table:style-name="ce11" office:value-type="float" office:value="893.93685397958">
            <text:p>893.94</text:p>
          </table:table-cell>
          <table:table-cell table:style-name="ce11" office:value-type="float" office:value="1.62940690560429">
            <text:p>1.63</text:p>
          </table:table-cell>
          <table:table-cell table:style-name="ce11" office:value-type="float" office:value="106.218028454302">
            <text:p>106.22</text:p>
          </table:table-cell>
          <table:table-cell table:style-name="ce11" office:value-type="float" office:value="64.2196835869523">
            <text:p>64.22</text:p>
          </table:table-cell>
          <table:table-cell table:style-name="ce11" office:value-type="float" office:value="43.7598345310586">
            <text:p>43.76</text:p>
          </table:table-cell>
          <table:table-cell table:style-name="ce12" office:value-type="float" office:value="1.31500520923611">
            <text:p>1.315</text:p>
          </table:table-cell>
          <table:table-cell table:style-name="ce12" office:value-type="float" office:value="3.99850184327887">
            <text:p>3.999</text:p>
          </table:table-cell>
          <table:table-cell table:style-name="ce12" office:value-type="float" office:value="342.106265073434">
            <text:p>342.106</text:p>
          </table:table-cell>
          <table:table-cell table:style-name="ce12" office:value-type="float" office:value="367.233190334926">
            <text:p>367.233</text:p>
          </table:table-cell>
          <table:table-cell table:style-name="ce12" office:value-type="float" office:value="230.855458191026">
            <text:p>230.855</text:p>
          </table:table-cell>
          <table:table-cell table:style-name="ce12" office:value-type="float" office:value="48.8591405175745">
            <text:p>48.859</text:p>
          </table:table-cell>
          <table:table-cell table:style-name="ce12" office:value-type="float" office:value="9.21581377215459">
            <text:p>9.21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3</text:p>
          </table:table-cell>
          <table:table-cell table:style-name="ce9" office:value-type="float" office:value="58.9959109209798">
            <text:p>59.00</text:p>
          </table:table-cell>
          <table:table-cell table:style-name="ce9" office:value-type="float" office:value="6.71268350849722">
            <text:p>6.71</text:p>
          </table:table-cell>
          <table:table-cell table:style-name="ce11" office:value-type="float" office:value="154.15854153804">
            <text:p>154.16</text:p>
          </table:table-cell>
          <table:table-cell table:style-name="ce9" office:value-type="float" office:value="6.56040130193606">
            <text:p>6.56</text:p>
          </table:table-cell>
          <table:table-cell table:style-name="ce9" office:value-type="float" office:value="177.020575597216">
            <text:p>177.02</text:p>
          </table:table-cell>
          <table:table-cell table:style-name="ce9" office:value-type="float" office:value="0.899164262822229">
            <text:p>0.90</text:p>
          </table:table-cell>
          <table:table-cell table:style-name="ce9" office:value-type="float" office:value="297.818612348693">
            <text:p>297.82</text:p>
          </table:table-cell>
          <table:table-cell table:style-name="ce11" office:value-type="float" office:value="0.861009493170623">
            <text:p>0.86</text:p>
          </table:table-cell>
          <table:table-cell table:style-name="ce11" office:value-type="float" office:value="11.2035518711404">
            <text:p>11.20</text:p>
          </table:table-cell>
          <table:table-cell table:style-name="ce11" office:value-type="float" office:value="4.46767346602199">
            <text:p>4.47</text:p>
          </table:table-cell>
          <table:table-cell table:style-name="ce9" office:value-type="float" office:value="121.58138226068">
            <text:p>121.58</text:p>
          </table:table-cell>
          <table:table-cell table:style-name="ce11" office:value-type="float" office:value="1214.38678243822">
            <text:p>1214.39</text:p>
          </table:table-cell>
          <table:table-cell table:style-name="ce9" office:value-type="float" office:value="4.3171178863581">
            <text:p>4.32</text:p>
          </table:table-cell>
          <table:table-cell table:style-name="ce9" office:value-type="float" office:value="7.563221365299">
            <text:p>7.56</text:p>
          </table:table-cell>
          <table:table-cell table:style-name="ce9" office:value-type="string">
            <text:p>ND</text:p>
          </table:table-cell>
          <table:table-cell table:style-name="ce9" office:value-type="float" office:value="187.701673371047">
            <text:p>187.70</text:p>
          </table:table-cell>
          <table:table-cell table:style-name="ce11" office:value-type="float" office:value="257.192826975647">
            <text:p>257.19</text:p>
          </table:table-cell>
          <table:table-cell table:style-name="ce11" office:value-type="float" office:value="9.32494132110091">
            <text:p>9.32</text:p>
          </table:table-cell>
          <table:table-cell table:style-name="ce9" office:value-type="float" office:value="245.166409547572">
            <text:p>245.17</text:p>
          </table:table-cell>
          <table:table-cell table:style-name="ce9" office:value-type="float" office:value="4.42186640970107">
            <text:p>4.42</text:p>
          </table:table-cell>
          <table:table-cell table:style-name="ce11" office:value-type="float" office:value="768.13535666875">
            <text:p>768.14</text:p>
          </table:table-cell>
          <table:table-cell table:style-name="ce11" office:value-type="float" office:value="0.206557700352128">
            <text:p>0.21</text:p>
          </table:table-cell>
          <table:table-cell table:style-name="ce11" office:value-type="float" office:value="18.099062256387">
            <text:p>18.10</text:p>
          </table:table-cell>
          <table:table-cell table:style-name="ce11" office:value-type="float" office:value="87.9980677963711">
            <text:p>88.0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830020250273">
            <text:p>1.08</text:p>
          </table:table-cell>
          <table:table-cell table:style-name="ce11" office:value-type="float" office:value="2.39408665105621">
            <text:p>2.39</text:p>
          </table:table-cell>
          <table:table-cell table:style-name="ce9" office:value-type="string">
            <text:p>ND</text:p>
          </table:table-cell>
          <table:table-cell table:style-name="ce11" office:value-type="float" office:value="2.83944872320012">
            <text:p>2.84</text:p>
          </table:table-cell>
          <table:table-cell table:style-name="ce11" office:value-type="float" office:value="199.590018214402">
            <text:p>199.59</text:p>
          </table:table-cell>
          <table:table-cell table:style-name="ce9" office:value-type="float" office:value="165.785643322682">
            <text:p>165.79</text:p>
          </table:table-cell>
          <table:table-cell table:style-name="ce9" office:value-type="string">
            <text:p>ND</text:p>
          </table:table-cell>
          <table:table-cell table:style-name="ce11" office:value-type="float" office:value="858.42892874872">
            <text:p>858.43</text:p>
          </table:table-cell>
          <table:table-cell table:style-name="ce11" office:value-type="float" office:value="1.38465903056928">
            <text:p>1.38</text:p>
          </table:table-cell>
          <table:table-cell table:style-name="ce11" office:value-type="float" office:value="106.707797898039">
            <text:p>106.71</text:p>
          </table:table-cell>
          <table:table-cell table:style-name="ce11" office:value-type="float" office:value="64.0358509271716">
            <text:p>64.04</text:p>
          </table:table-cell>
          <table:table-cell table:style-name="ce11" office:value-type="float" office:value="43.8548367399536">
            <text:p>43.85</text:p>
          </table:table-cell>
          <table:table-cell table:style-name="ce12" office:value-type="float" office:value="1.33275832170381">
            <text:p>1.333</text:p>
          </table:table-cell>
          <table:table-cell table:style-name="ce12" office:value-type="float" office:value="4.14330321581209">
            <text:p>4.143</text:p>
          </table:table-cell>
          <table:table-cell table:style-name="ce12" office:value-type="float" office:value="336.227041508279">
            <text:p>336.227</text:p>
          </table:table-cell>
          <table:table-cell table:style-name="ce12" office:value-type="float" office:value="360.886387426489">
            <text:p>360.886</text:p>
          </table:table-cell>
          <table:table-cell table:style-name="ce12" office:value-type="float" office:value="225.177445527379">
            <text:p>225.177</text:p>
          </table:table-cell>
          <table:table-cell table:style-name="ce12" office:value-type="float" office:value="48.5878934558403">
            <text:p>48.588</text:p>
          </table:table-cell>
          <table:table-cell table:style-name="ce12" office:value-type="float" office:value="9.24627823248038">
            <text:p>9.24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3</text:p>
          </table:table-cell>
          <table:table-cell table:style-name="ce9" office:value-type="float" office:value="61.0260140423177">
            <text:p>61.03</text:p>
          </table:table-cell>
          <table:table-cell table:style-name="ce9" office:value-type="float" office:value="6.80122079239542">
            <text:p>6.80</text:p>
          </table:table-cell>
          <table:table-cell table:style-name="ce11" office:value-type="float" office:value="160.644167695103">
            <text:p>160.64</text:p>
          </table:table-cell>
          <table:table-cell table:style-name="ce9" office:value-type="float" office:value="6.53417004558649">
            <text:p>6.53</text:p>
          </table:table-cell>
          <table:table-cell table:style-name="ce9" office:value-type="float" office:value="182.228541194048">
            <text:p>182.23</text:p>
          </table:table-cell>
          <table:table-cell table:style-name="ce9" office:value-type="float" office:value="0.932960254086674">
            <text:p>0.93</text:p>
          </table:table-cell>
          <table:table-cell table:style-name="ce9" office:value-type="float" office:value="313.072845514648">
            <text:p>313.07</text:p>
          </table:table-cell>
          <table:table-cell table:style-name="ce11" office:value-type="float" office:value="0.839963416177625">
            <text:p>0.84</text:p>
          </table:table-cell>
          <table:table-cell table:style-name="ce11" office:value-type="float" office:value="11.3531947520065">
            <text:p>11.35</text:p>
          </table:table-cell>
          <table:table-cell table:style-name="ce11" office:value-type="float" office:value="4.27933423414957">
            <text:p>4.28</text:p>
          </table:table-cell>
          <table:table-cell table:style-name="ce9" office:value-type="float" office:value="126.490592700286">
            <text:p>126.49</text:p>
          </table:table-cell>
          <table:table-cell table:style-name="ce11" office:value-type="float" office:value="1243.91873661497">
            <text:p>1243.92</text:p>
          </table:table-cell>
          <table:table-cell table:style-name="ce9" office:value-type="float" office:value="4.11194696068392">
            <text:p>4.11</text:p>
          </table:table-cell>
          <table:table-cell table:style-name="ce9" office:value-type="float" office:value="7.87884981413209">
            <text:p>7.88</text:p>
          </table:table-cell>
          <table:table-cell table:style-name="ce9" office:value-type="string">
            <text:p>ND</text:p>
          </table:table-cell>
          <table:table-cell table:style-name="ce9" office:value-type="float" office:value="196.738427045819">
            <text:p>196.74</text:p>
          </table:table-cell>
          <table:table-cell table:style-name="ce11" office:value-type="float" office:value="265.112467514962">
            <text:p>265.11</text:p>
          </table:table-cell>
          <table:table-cell table:style-name="ce11" office:value-type="float" office:value="9.9974009376891">
            <text:p>10.00</text:p>
          </table:table-cell>
          <table:table-cell table:style-name="ce9" office:value-type="float" office:value="262.289538667546">
            <text:p>262.29</text:p>
          </table:table-cell>
          <table:table-cell table:style-name="ce9" office:value-type="float" office:value="4.65305643252049">
            <text:p>4.65</text:p>
          </table:table-cell>
          <table:table-cell table:style-name="ce11" office:value-type="float" office:value="813.599404791014">
            <text:p>813.60</text:p>
          </table:table-cell>
          <table:table-cell table:style-name="ce11" office:value-type="float" office:value="0.229743163141956">
            <text:p>0.23</text:p>
          </table:table-cell>
          <table:table-cell table:style-name="ce11" office:value-type="float" office:value="22.7922999494662">
            <text:p>22.79</text:p>
          </table:table-cell>
          <table:table-cell table:style-name="ce11" office:value-type="float" office:value="92.7178206385153">
            <text:p>92.7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2012531507319">
            <text:p>1.12</text:p>
          </table:table-cell>
          <table:table-cell table:style-name="ce11" office:value-type="float" office:value="2.58981260621896">
            <text:p>2.59</text:p>
          </table:table-cell>
          <table:table-cell table:style-name="ce9" office:value-type="string">
            <text:p>ND</text:p>
          </table:table-cell>
          <table:table-cell table:style-name="ce11" office:value-type="float" office:value="2.85938270411582">
            <text:p>2.86</text:p>
          </table:table-cell>
          <table:table-cell table:style-name="ce11" office:value-type="float" office:value="201.371680036831">
            <text:p>201.37</text:p>
          </table:table-cell>
          <table:table-cell table:style-name="ce9" office:value-type="float" office:value="170.228566735215">
            <text:p>170.23</text:p>
          </table:table-cell>
          <table:table-cell table:style-name="ce9" office:value-type="string">
            <text:p>ND</text:p>
          </table:table-cell>
          <table:table-cell table:style-name="ce11" office:value-type="float" office:value="934.267067151796">
            <text:p>934.27</text:p>
          </table:table-cell>
          <table:table-cell table:style-name="ce11" office:value-type="float" office:value="1.66375070500885">
            <text:p>1.66</text:p>
          </table:table-cell>
          <table:table-cell table:style-name="ce11" office:value-type="float" office:value="109.76833529757">
            <text:p>109.77</text:p>
          </table:table-cell>
          <table:table-cell table:style-name="ce11" office:value-type="float" office:value="65.8341752989081">
            <text:p>65.83</text:p>
          </table:table-cell>
          <table:table-cell table:style-name="ce11" office:value-type="float" office:value="45.6222254449011">
            <text:p>45.62</text:p>
          </table:table-cell>
          <table:table-cell table:style-name="ce12" office:value-type="float" office:value="1.33308913894702">
            <text:p>1.333</text:p>
          </table:table-cell>
          <table:table-cell table:style-name="ce12" office:value-type="float" office:value="4.13819063246612">
            <text:p>4.138</text:p>
          </table:table-cell>
          <table:table-cell table:style-name="ce12" office:value-type="float" office:value="349.282803966221">
            <text:p>349.283</text:p>
          </table:table-cell>
          <table:table-cell table:style-name="ce12" office:value-type="float" office:value="374.980485094596">
            <text:p>374.980</text:p>
          </table:table-cell>
          <table:table-cell table:style-name="ce12" office:value-type="float" office:value="225.424501743021">
            <text:p>225.425</text:p>
          </table:table-cell>
          <table:table-cell table:style-name="ce12" office:value-type="float" office:value="50.4592259440855">
            <text:p>50.459</text:p>
          </table:table-cell>
          <table:table-cell table:style-name="ce12" office:value-type="float" office:value="9.54821167132078">
            <text:p>9.54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3</text:p>
          </table:table-cell>
          <table:table-cell table:style-name="ce9" office:value-type="float" office:value="53.9905252441021">
            <text:p>53.99</text:p>
          </table:table-cell>
          <table:table-cell table:style-name="ce9" office:value-type="float" office:value="6.23593996981518">
            <text:p>6.24</text:p>
          </table:table-cell>
          <table:table-cell table:style-name="ce11" office:value-type="float" office:value="165.743134022463">
            <text:p>165.74</text:p>
          </table:table-cell>
          <table:table-cell table:style-name="ce9" office:value-type="float" office:value="5.8959025066141">
            <text:p>5.90</text:p>
          </table:table-cell>
          <table:table-cell table:style-name="ce9" office:value-type="float" office:value="175.676586946637">
            <text:p>175.68</text:p>
          </table:table-cell>
          <table:table-cell table:style-name="ce9" office:value-type="float" office:value="0.651183814788821">
            <text:p>0.65</text:p>
          </table:table-cell>
          <table:table-cell table:style-name="ce9" office:value-type="float" office:value="308.96415498377">
            <text:p>308.96</text:p>
          </table:table-cell>
          <table:table-cell table:style-name="ce11" office:value-type="float" office:value="0.346579652852233">
            <text:p>0.35</text:p>
          </table:table-cell>
          <table:table-cell table:style-name="ce11" office:value-type="float" office:value="10.6576623682902">
            <text:p>10.66</text:p>
          </table:table-cell>
          <table:table-cell table:style-name="ce11" office:value-type="float" office:value="6.4636254852623">
            <text:p>6.46</text:p>
          </table:table-cell>
          <table:table-cell table:style-name="ce9" office:value-type="float" office:value="123.245907709453">
            <text:p>123.25</text:p>
          </table:table-cell>
          <table:table-cell table:style-name="ce11" office:value-type="float" office:value="1173.77375440649">
            <text:p>1173.77</text:p>
          </table:table-cell>
          <table:table-cell table:style-name="ce9" office:value-type="float" office:value="3.77246858262725">
            <text:p>3.77</text:p>
          </table:table-cell>
          <table:table-cell table:style-name="ce9" office:value-type="float" office:value="7.36809834591216">
            <text:p>7.37</text:p>
          </table:table-cell>
          <table:table-cell table:style-name="ce9" office:value-type="string">
            <text:p>ND</text:p>
          </table:table-cell>
          <table:table-cell table:style-name="ce9" office:value-type="float" office:value="187.944073244144">
            <text:p>187.94</text:p>
          </table:table-cell>
          <table:table-cell table:style-name="ce11" office:value-type="float" office:value="255.658949608101">
            <text:p>255.66</text:p>
          </table:table-cell>
          <table:table-cell table:style-name="ce11" office:value-type="float" office:value="9.23581213843466">
            <text:p>9.24</text:p>
          </table:table-cell>
          <table:table-cell table:style-name="ce9" office:value-type="float" office:value="238.535904331075">
            <text:p>238.54</text:p>
          </table:table-cell>
          <table:table-cell table:style-name="ce9" office:value-type="float" office:value="4.43626402766334">
            <text:p>4.44</text:p>
          </table:table-cell>
          <table:table-cell table:style-name="ce11" office:value-type="float" office:value="751.533448752505">
            <text:p>751.53</text:p>
          </table:table-cell>
          <table:table-cell table:style-name="ce11" office:value-type="float" office:value="0.104156036863948">
            <text:p>0.10</text:p>
          </table:table-cell>
          <table:table-cell table:style-name="ce11" office:value-type="float" office:value="17.0641449136416">
            <text:p>17.06</text:p>
          </table:table-cell>
          <table:table-cell table:style-name="ce11" office:value-type="float" office:value="89.4788149193977">
            <text:p>89.48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5651866077781">
            <text:p>1.06</text:p>
          </table:table-cell>
          <table:table-cell table:style-name="ce11" office:value-type="float" office:value="2.47288547787958">
            <text:p>2.47</text:p>
          </table:table-cell>
          <table:table-cell table:style-name="ce9" office:value-type="string">
            <text:p>ND</text:p>
          </table:table-cell>
          <table:table-cell table:style-name="ce11" office:value-type="float" office:value="2.79640715291707">
            <text:p>2.80</text:p>
          </table:table-cell>
          <table:table-cell table:style-name="ce11" office:value-type="float" office:value="192.838516765225">
            <text:p>192.84</text:p>
          </table:table-cell>
          <table:table-cell table:style-name="ce9" office:value-type="float" office:value="179.877921802967">
            <text:p>179.88</text:p>
          </table:table-cell>
          <table:table-cell table:style-name="ce9" office:value-type="string">
            <text:p>ND</text:p>
          </table:table-cell>
          <table:table-cell table:style-name="ce11" office:value-type="float" office:value="865.71039139702">
            <text:p>865.71</text:p>
          </table:table-cell>
          <table:table-cell table:style-name="ce11" office:value-type="float" office:value="1.36386200868179">
            <text:p>1.36</text:p>
          </table:table-cell>
          <table:table-cell table:style-name="ce11" office:value-type="float" office:value="105.921470909569">
            <text:p>105.92</text:p>
          </table:table-cell>
          <table:table-cell table:style-name="ce11" office:value-type="float" office:value="63.1142198729239">
            <text:p>63.11</text:p>
          </table:table-cell>
          <table:table-cell table:style-name="ce11" office:value-type="float" office:value="43.406472105449">
            <text:p>43.41</text:p>
          </table:table-cell>
          <table:table-cell table:style-name="ce12" office:value-type="float" office:value="1.31037118333404">
            <text:p>1.310</text:p>
          </table:table-cell>
          <table:table-cell table:style-name="ce12" office:value-type="float" office:value="3.81661923167514">
            <text:p>3.817</text:p>
          </table:table-cell>
          <table:table-cell table:style-name="ce12" office:value-type="float" office:value="316.508182204376">
            <text:p>316.508</text:p>
          </table:table-cell>
          <table:table-cell table:style-name="ce12" office:value-type="float" office:value="339.599271501385">
            <text:p>339.599</text:p>
          </table:table-cell>
          <table:table-cell table:style-name="ce12" office:value-type="float" office:value="216.772787206173">
            <text:p>216.773</text:p>
          </table:table-cell>
          <table:table-cell table:style-name="ce12" office:value-type="float" office:value="48.5584414325929">
            <text:p>48.558</text:p>
          </table:table-cell>
          <table:table-cell table:style-name="ce12" office:value-type="float" office:value="9.16760499031426">
            <text:p>9.16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3</text:p>
          </table:table-cell>
          <table:table-cell table:style-name="ce9" office:value-type="float" office:value="59.1410258037855">
            <text:p>59.14</text:p>
          </table:table-cell>
          <table:table-cell table:style-name="ce9" office:value-type="float" office:value="6.2491289100419">
            <text:p>6.25</text:p>
          </table:table-cell>
          <table:table-cell table:style-name="ce11" office:value-type="float" office:value="168.811250019842">
            <text:p>168.81</text:p>
          </table:table-cell>
          <table:table-cell table:style-name="ce9" office:value-type="float" office:value="5.8652305940579">
            <text:p>5.87</text:p>
          </table:table-cell>
          <table:table-cell table:style-name="ce9" office:value-type="float" office:value="185.597528835393">
            <text:p>185.60</text:p>
          </table:table-cell>
          <table:table-cell table:style-name="ce9" office:value-type="float" office:value="0.569025055239381">
            <text:p>0.57</text:p>
          </table:table-cell>
          <table:table-cell table:style-name="ce9" office:value-type="float" office:value="322.867256717592">
            <text:p>322.87</text:p>
          </table:table-cell>
          <table:table-cell table:style-name="ce11" office:value-type="float" office:value="0.404228591161493">
            <text:p>0.40</text:p>
          </table:table-cell>
          <table:table-cell table:style-name="ce11" office:value-type="float" office:value="9.92896017722221">
            <text:p>9.93</text:p>
          </table:table-cell>
          <table:table-cell table:style-name="ce11" office:value-type="float" office:value="6.28523810905402">
            <text:p>6.29</text:p>
          </table:table-cell>
          <table:table-cell table:style-name="ce9" office:value-type="float" office:value="144.656999795792">
            <text:p>144.66</text:p>
          </table:table-cell>
          <table:table-cell table:style-name="ce11" office:value-type="float" office:value="1322.58230764457">
            <text:p>1322.58</text:p>
          </table:table-cell>
          <table:table-cell table:style-name="ce9" office:value-type="float" office:value="4.18386457559661">
            <text:p>4.18</text:p>
          </table:table-cell>
          <table:table-cell table:style-name="ce9" office:value-type="float" office:value="7.63684657794451">
            <text:p>7.64</text:p>
          </table:table-cell>
          <table:table-cell table:style-name="ce9" office:value-type="string">
            <text:p>ND</text:p>
          </table:table-cell>
          <table:table-cell table:style-name="ce9" office:value-type="float" office:value="188.71862748269">
            <text:p>188.72</text:p>
          </table:table-cell>
          <table:table-cell table:style-name="ce11" office:value-type="float" office:value="264.953969957992">
            <text:p>264.95</text:p>
          </table:table-cell>
          <table:table-cell table:style-name="ce11" office:value-type="float" office:value="9.49972588129841">
            <text:p>9.50</text:p>
          </table:table-cell>
          <table:table-cell table:style-name="ce9" office:value-type="float" office:value="195.758216003449">
            <text:p>195.76</text:p>
          </table:table-cell>
          <table:table-cell table:style-name="ce9" office:value-type="float" office:value="4.32187992747047">
            <text:p>4.32</text:p>
          </table:table-cell>
          <table:table-cell table:style-name="ce11" office:value-type="float" office:value="738.257912503582">
            <text:p>738.26</text:p>
          </table:table-cell>
          <table:table-cell table:style-name="ce11" office:value-type="float" office:value="0.103214088200227">
            <text:p>0.10</text:p>
          </table:table-cell>
          <table:table-cell table:style-name="ce11" office:value-type="float" office:value="34.9896883600962">
            <text:p>34.99</text:p>
          </table:table-cell>
          <table:table-cell table:style-name="ce11" office:value-type="float" office:value="100.885244951063">
            <text:p>100.8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6544431885128">
            <text:p>1.07</text:p>
          </table:table-cell>
          <table:table-cell table:style-name="ce11" office:value-type="float" office:value="2.44599412439465">
            <text:p>2.45</text:p>
          </table:table-cell>
          <table:table-cell table:style-name="ce9" office:value-type="string">
            <text:p>ND</text:p>
          </table:table-cell>
          <table:table-cell table:style-name="ce11" office:value-type="float" office:value="2.83738265702656">
            <text:p>2.84</text:p>
          </table:table-cell>
          <table:table-cell table:style-name="ce11" office:value-type="float" office:value="176.708789017646">
            <text:p>176.71</text:p>
          </table:table-cell>
          <table:table-cell table:style-name="ce9" office:value-type="float" office:value="177.483194790124">
            <text:p>177.48</text:p>
          </table:table-cell>
          <table:table-cell table:style-name="ce9" office:value-type="string">
            <text:p>ND</text:p>
          </table:table-cell>
          <table:table-cell table:style-name="ce11" office:value-type="float" office:value="889.491800788208">
            <text:p>889.49</text:p>
          </table:table-cell>
          <table:table-cell table:style-name="ce11" office:value-type="float" office:value="1.57813054394094">
            <text:p>1.58</text:p>
          </table:table-cell>
          <table:table-cell table:style-name="ce11" office:value-type="float" office:value="123.093367094456">
            <text:p>123.09</text:p>
          </table:table-cell>
          <table:table-cell table:style-name="ce11" office:value-type="float" office:value="70.6026736773141">
            <text:p>70.60</text:p>
          </table:table-cell>
          <table:table-cell table:style-name="ce11" office:value-type="float" office:value="50.28836326601">
            <text:p>50.29</text:p>
          </table:table-cell>
          <table:table-cell table:style-name="ce12" office:value-type="float" office:value="1.29356009126379">
            <text:p>1.294</text:p>
          </table:table-cell>
          <table:table-cell table:style-name="ce12" office:value-type="float" office:value="3.89969297688296">
            <text:p>3.900</text:p>
          </table:table-cell>
          <table:table-cell table:style-name="ce12" office:value-type="float" office:value="353.571101092962">
            <text:p>353.571</text:p>
          </table:table-cell>
          <table:table-cell table:style-name="ce12" office:value-type="float" office:value="379.609833914999">
            <text:p>379.610</text:p>
          </table:table-cell>
          <table:table-cell table:style-name="ce12" office:value-type="float" office:value="258.360429112559">
            <text:p>258.360</text:p>
          </table:table-cell>
          <table:table-cell table:style-name="ce12" office:value-type="float" office:value="55.6541891047338">
            <text:p>55.654</text:p>
          </table:table-cell>
          <table:table-cell table:style-name="ce12" office:value-type="float" office:value="11.1479316327393">
            <text:p>11.14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3</text:p>
          </table:table-cell>
          <table:table-cell table:style-name="ce9" office:value-type="float" office:value="61.6391530464795">
            <text:p>61.64</text:p>
          </table:table-cell>
          <table:table-cell table:style-name="ce9" office:value-type="float" office:value="6.64590233819933">
            <text:p>6.65</text:p>
          </table:table-cell>
          <table:table-cell table:style-name="ce11" office:value-type="float" office:value="153.447461847045">
            <text:p>153.45</text:p>
          </table:table-cell>
          <table:table-cell table:style-name="ce9" office:value-type="float" office:value="6.26545474727473">
            <text:p>6.27</text:p>
          </table:table-cell>
          <table:table-cell table:style-name="ce9" office:value-type="float" office:value="179.833706186226">
            <text:p>179.83</text:p>
          </table:table-cell>
          <table:table-cell table:style-name="ce9" office:value-type="float" office:value="0.709176550128928">
            <text:p>0.71</text:p>
          </table:table-cell>
          <table:table-cell table:style-name="ce9" office:value-type="float" office:value="299.635281028894">
            <text:p>299.64</text:p>
          </table:table-cell>
          <table:table-cell table:style-name="ce11" office:value-type="float" office:value="0.740382422860778">
            <text:p>0.74</text:p>
          </table:table-cell>
          <table:table-cell table:style-name="ce11" office:value-type="float" office:value="10.0757701315083">
            <text:p>10.08</text:p>
          </table:table-cell>
          <table:table-cell table:style-name="ce11" office:value-type="float" office:value="4.27695269654387">
            <text:p>4.28</text:p>
          </table:table-cell>
          <table:table-cell table:style-name="ce9" office:value-type="float" office:value="142.591727009926">
            <text:p>142.59</text:p>
          </table:table-cell>
          <table:table-cell table:style-name="ce11" office:value-type="float" office:value="1312.5817602811">
            <text:p>1312.58</text:p>
          </table:table-cell>
          <table:table-cell table:style-name="ce9" office:value-type="float" office:value="4.82558739098714">
            <text:p>4.83</text:p>
          </table:table-cell>
          <table:table-cell table:style-name="ce9" office:value-type="float" office:value="7.86858757739679">
            <text:p>7.87</text:p>
          </table:table-cell>
          <table:table-cell table:style-name="ce9" office:value-type="string">
            <text:p>ND</text:p>
          </table:table-cell>
          <table:table-cell table:style-name="ce9" office:value-type="float" office:value="182.052254278183">
            <text:p>182.05</text:p>
          </table:table-cell>
          <table:table-cell table:style-name="ce11" office:value-type="float" office:value="257.039099846032">
            <text:p>257.04</text:p>
          </table:table-cell>
          <table:table-cell table:style-name="ce11" office:value-type="float" office:value="9.10395101412013">
            <text:p>9.10</text:p>
          </table:table-cell>
          <table:table-cell table:style-name="ce9" office:value-type="float" office:value="185.306996247798">
            <text:p>185.31</text:p>
          </table:table-cell>
          <table:table-cell table:style-name="ce9" office:value-type="float" office:value="3.875776771921">
            <text:p>3.88</text:p>
          </table:table-cell>
          <table:table-cell table:style-name="ce11" office:value-type="float" office:value="706.663169394062">
            <text:p>706.66</text:p>
          </table:table-cell>
          <table:table-cell table:style-name="ce11" office:value-type="float" office:value="0.147987822090887">
            <text:p>0.15</text:p>
          </table:table-cell>
          <table:table-cell table:style-name="ce11" office:value-type="float" office:value="28.4777041986735">
            <text:p>28.48</text:p>
          </table:table-cell>
          <table:table-cell table:style-name="ce11" office:value-type="float" office:value="97.536064637018">
            <text:p>97.54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4772725512384">
            <text:p>1.05</text:p>
          </table:table-cell>
          <table:table-cell table:style-name="ce11" office:value-type="float" office:value="2.32863472730138">
            <text:p>2.33</text:p>
          </table:table-cell>
          <table:table-cell table:style-name="ce9" office:value-type="string">
            <text:p>ND</text:p>
          </table:table-cell>
          <table:table-cell table:style-name="ce11" office:value-type="float" office:value="2.84890818854572">
            <text:p>2.85</text:p>
          </table:table-cell>
          <table:table-cell table:style-name="ce11" office:value-type="float" office:value="173.110773364441">
            <text:p>173.11</text:p>
          </table:table-cell>
          <table:table-cell table:style-name="ce9" office:value-type="float" office:value="154.140467998625">
            <text:p>154.14</text:p>
          </table:table-cell>
          <table:table-cell table:style-name="ce9" office:value-type="string">
            <text:p>ND</text:p>
          </table:table-cell>
          <table:table-cell table:style-name="ce11" office:value-type="float" office:value="841.693243437075">
            <text:p>841.69</text:p>
          </table:table-cell>
          <table:table-cell table:style-name="ce11" office:value-type="float" office:value="1.18251531218054">
            <text:p>1.18</text:p>
          </table:table-cell>
          <table:table-cell table:style-name="ce11" office:value-type="float" office:value="120.349717358271">
            <text:p>120.35</text:p>
          </table:table-cell>
          <table:table-cell table:style-name="ce11" office:value-type="float" office:value="68.5918842079691">
            <text:p>68.59</text:p>
          </table:table-cell>
          <table:table-cell table:style-name="ce11" office:value-type="float" office:value="48.520948125762">
            <text:p>48.52</text:p>
          </table:table-cell>
          <table:table-cell table:style-name="ce12" office:value-type="float" office:value="1.30843848138574">
            <text:p>1.308</text:p>
          </table:table-cell>
          <table:table-cell table:style-name="ce12" office:value-type="float" office:value="4.04081035402992">
            <text:p>4.041</text:p>
          </table:table-cell>
          <table:table-cell table:style-name="ce12" office:value-type="float" office:value="325.733351043495">
            <text:p>325.733</text:p>
          </table:table-cell>
          <table:table-cell table:style-name="ce12" office:value-type="float" office:value="349.558125382356">
            <text:p>349.558</text:p>
          </table:table-cell>
          <table:table-cell table:style-name="ce12" office:value-type="float" office:value="242.006455454677">
            <text:p>242.006</text:p>
          </table:table-cell>
          <table:table-cell table:style-name="ce12" office:value-type="float" office:value="54.047949963928">
            <text:p>54.048</text:p>
          </table:table-cell>
          <table:table-cell table:style-name="ce12" office:value-type="float" office:value="10.9060350266448">
            <text:p>10.90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3</text:p>
          </table:table-cell>
          <table:table-cell table:style-name="ce9" office:value-type="float" office:value="59.5604438650118">
            <text:p>59.56</text:p>
          </table:table-cell>
          <table:table-cell table:style-name="ce9" office:value-type="float" office:value="6.60465981642379">
            <text:p>6.60</text:p>
          </table:table-cell>
          <table:table-cell table:style-name="ce11" office:value-type="float" office:value="156.221693438341">
            <text:p>156.22</text:p>
          </table:table-cell>
          <table:table-cell table:style-name="ce9" office:value-type="float" office:value="6.27107641117505">
            <text:p>6.27</text:p>
          </table:table-cell>
          <table:table-cell table:style-name="ce9" office:value-type="float" office:value="177.547573424535">
            <text:p>177.55</text:p>
          </table:table-cell>
          <table:table-cell table:style-name="ce9" office:value-type="float" office:value="0.680758941926418">
            <text:p>0.68</text:p>
          </table:table-cell>
          <table:table-cell table:style-name="ce9" office:value-type="float" office:value="298.245721586992">
            <text:p>298.25</text:p>
          </table:table-cell>
          <table:table-cell table:style-name="ce11" office:value-type="float" office:value="0.850089999528453">
            <text:p>0.85</text:p>
          </table:table-cell>
          <table:table-cell table:style-name="ce11" office:value-type="float" office:value="10.1448055841202">
            <text:p>10.14</text:p>
          </table:table-cell>
          <table:table-cell table:style-name="ce11" office:value-type="float" office:value="4.42696465827621">
            <text:p>4.43</text:p>
          </table:table-cell>
          <table:table-cell table:style-name="ce9" office:value-type="float" office:value="140.121526433077">
            <text:p>140.12</text:p>
          </table:table-cell>
          <table:table-cell table:style-name="ce11" office:value-type="float" office:value="1288.79228115482">
            <text:p>1288.79</text:p>
          </table:table-cell>
          <table:table-cell table:style-name="ce9" office:value-type="float" office:value="4.72160973367661">
            <text:p>4.72</text:p>
          </table:table-cell>
          <table:table-cell table:style-name="ce9" office:value-type="float" office:value="7.79972902064046">
            <text:p>7.80</text:p>
          </table:table-cell>
          <table:table-cell table:style-name="ce9" office:value-type="string">
            <text:p>ND</text:p>
          </table:table-cell>
          <table:table-cell table:style-name="ce9" office:value-type="float" office:value="180.012555971106">
            <text:p>180.01</text:p>
          </table:table-cell>
          <table:table-cell table:style-name="ce11" office:value-type="float" office:value="249.263475745143">
            <text:p>249.26</text:p>
          </table:table-cell>
          <table:table-cell table:style-name="ce11" office:value-type="float" office:value="8.79400160761772">
            <text:p>8.79</text:p>
          </table:table-cell>
          <table:table-cell table:style-name="ce9" office:value-type="float" office:value="182.772950860254">
            <text:p>182.77</text:p>
          </table:table-cell>
          <table:table-cell table:style-name="ce9" office:value-type="float" office:value="3.92075425349875">
            <text:p>3.92</text:p>
          </table:table-cell>
          <table:table-cell table:style-name="ce11" office:value-type="float" office:value="691.532542382038">
            <text:p>691.53</text:p>
          </table:table-cell>
          <table:table-cell table:style-name="ce11" office:value-type="float" office:value="0.126684274788251">
            <text:p>0.13</text:p>
          </table:table-cell>
          <table:table-cell table:style-name="ce11" office:value-type="float" office:value="25.82278032811">
            <text:p>25.82</text:p>
          </table:table-cell>
          <table:table-cell table:style-name="ce11" office:value-type="float" office:value="95.8388843981554">
            <text:p>95.84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3341995820962">
            <text:p>1.03</text:p>
          </table:table-cell>
          <table:table-cell table:style-name="ce11" office:value-type="float" office:value="2.24833684926402">
            <text:p>2.25</text:p>
          </table:table-cell>
          <table:table-cell table:style-name="ce9" office:value-type="string">
            <text:p>ND</text:p>
          </table:table-cell>
          <table:table-cell table:style-name="ce11" office:value-type="float" office:value="2.84317279916371">
            <text:p>2.84</text:p>
          </table:table-cell>
          <table:table-cell table:style-name="ce11" office:value-type="float" office:value="171.592681513799">
            <text:p>171.59</text:p>
          </table:table-cell>
          <table:table-cell table:style-name="ce9" office:value-type="float" office:value="159.244096534609">
            <text:p>159.24</text:p>
          </table:table-cell>
          <table:table-cell table:style-name="ce9" office:value-type="string">
            <text:p>ND</text:p>
          </table:table-cell>
          <table:table-cell table:style-name="ce11" office:value-type="float" office:value="839.34334994905">
            <text:p>839.34</text:p>
          </table:table-cell>
          <table:table-cell table:style-name="ce11" office:value-type="float" office:value="1.07636939211347">
            <text:p>1.08</text:p>
          </table:table-cell>
          <table:table-cell table:style-name="ce11" office:value-type="float" office:value="117.627786613198">
            <text:p>117.63</text:p>
          </table:table-cell>
          <table:table-cell table:style-name="ce11" office:value-type="float" office:value="66.8184460458945">
            <text:p>66.82</text:p>
          </table:table-cell>
          <table:table-cell table:style-name="ce11" office:value-type="float" office:value="47.5099763175019">
            <text:p>47.51</text:p>
          </table:table-cell>
          <table:table-cell table:style-name="ce12" office:value-type="float" office:value="1.30662823319312">
            <text:p>1.307</text:p>
          </table:table-cell>
          <table:table-cell table:style-name="ce12" office:value-type="float" office:value="4.03748938385561">
            <text:p>4.037</text:p>
          </table:table-cell>
          <table:table-cell table:style-name="ce12" office:value-type="float" office:value="325.126702557563">
            <text:p>325.127</text:p>
          </table:table-cell>
          <table:table-cell table:style-name="ce12" office:value-type="float" office:value="348.903229658075">
            <text:p>348.903</text:p>
          </table:table-cell>
          <table:table-cell table:style-name="ce12" office:value-type="float" office:value="236.931732258965">
            <text:p>236.932</text:p>
          </table:table-cell>
          <table:table-cell table:style-name="ce12" office:value-type="float" office:value="53.1691905053002">
            <text:p>53.169</text:p>
          </table:table-cell>
          <table:table-cell table:style-name="ce12" office:value-type="float" office:value="10.7570634966822">
            <text:p>10.757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3</text:p>
          </table:table-cell>
          <table:table-cell table:style-name="ce9" office:value-type="float" office:value="59.0067845817572">
            <text:p>59.01</text:p>
          </table:table-cell>
          <table:table-cell table:style-name="ce9" office:value-type="float" office:value="6.38377807887879">
            <text:p>6.38</text:p>
          </table:table-cell>
          <table:table-cell table:style-name="ce11" office:value-type="float" office:value="156.503523976097">
            <text:p>156.50</text:p>
          </table:table-cell>
          <table:table-cell table:style-name="ce9" office:value-type="float" office:value="6.09613763112778">
            <text:p>6.10</text:p>
          </table:table-cell>
          <table:table-cell table:style-name="ce9" office:value-type="float" office:value="179.184976841888">
            <text:p>179.18</text:p>
          </table:table-cell>
          <table:table-cell table:style-name="ce9" office:value-type="float" office:value="0.663743989079286">
            <text:p>0.66</text:p>
          </table:table-cell>
          <table:table-cell table:style-name="ce9" office:value-type="float" office:value="303.528324995705">
            <text:p>303.53</text:p>
          </table:table-cell>
          <table:table-cell table:style-name="ce11" office:value-type="float" office:value="0.586471982527026">
            <text:p>0.59</text:p>
          </table:table-cell>
          <table:table-cell table:style-name="ce11" office:value-type="float" office:value="9.86593063742473">
            <text:p>9.87</text:p>
          </table:table-cell>
          <table:table-cell table:style-name="ce11" office:value-type="float" office:value="7.57048804178717">
            <text:p>7.57</text:p>
          </table:table-cell>
          <table:table-cell table:style-name="ce9" office:value-type="float" office:value="140.575978066651">
            <text:p>140.58</text:p>
          </table:table-cell>
          <table:table-cell table:style-name="ce11" office:value-type="float" office:value="1275.73763902845">
            <text:p>1275.74</text:p>
          </table:table-cell>
          <table:table-cell table:style-name="ce9" office:value-type="float" office:value="4.35034024415527">
            <text:p>4.35</text:p>
          </table:table-cell>
          <table:table-cell table:style-name="ce9" office:value-type="float" office:value="7.65441609770376">
            <text:p>7.65</text:p>
          </table:table-cell>
          <table:table-cell table:style-name="ce9" office:value-type="string">
            <text:p>ND</text:p>
          </table:table-cell>
          <table:table-cell table:style-name="ce9" office:value-type="float" office:value="181.421338678103">
            <text:p>181.42</text:p>
          </table:table-cell>
          <table:table-cell table:style-name="ce11" office:value-type="float" office:value="252.859581520449">
            <text:p>252.86</text:p>
          </table:table-cell>
          <table:table-cell table:style-name="ce11" office:value-type="float" office:value="8.96443068224996">
            <text:p>8.96</text:p>
          </table:table-cell>
          <table:table-cell table:style-name="ce9" office:value-type="float" office:value="192.822222308266">
            <text:p>192.82</text:p>
          </table:table-cell>
          <table:table-cell table:style-name="ce9" office:value-type="float" office:value="4.15193065382448">
            <text:p>4.15</text:p>
          </table:table-cell>
          <table:table-cell table:style-name="ce11" office:value-type="float" office:value="749.601251095957">
            <text:p>749.60</text:p>
          </table:table-cell>
          <table:table-cell table:style-name="ce11" office:value-type="float" office:value="0.145571497675553">
            <text:p>0.15</text:p>
          </table:table-cell>
          <table:table-cell table:style-name="ce11" office:value-type="float" office:value="25.6635957458232">
            <text:p>25.66</text:p>
          </table:table-cell>
          <table:table-cell table:style-name="ce11" office:value-type="float" office:value="95.4878051476162">
            <text:p>95.4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6947973502817">
            <text:p>1.07</text:p>
          </table:table-cell>
          <table:table-cell table:style-name="ce11" office:value-type="float" office:value="2.48135765219782">
            <text:p>2.48</text:p>
          </table:table-cell>
          <table:table-cell table:style-name="ce9" office:value-type="string">
            <text:p>ND</text:p>
          </table:table-cell>
          <table:table-cell table:style-name="ce11" office:value-type="float" office:value="2.84221205978113">
            <text:p>2.84</text:p>
          </table:table-cell>
          <table:table-cell table:style-name="ce11" office:value-type="float" office:value="173.536126556926">
            <text:p>173.54</text:p>
          </table:table-cell>
          <table:table-cell table:style-name="ce9" office:value-type="float" office:value="165.412832346297">
            <text:p>165.41</text:p>
          </table:table-cell>
          <table:table-cell table:style-name="ce9" office:value-type="string">
            <text:p>ND</text:p>
          </table:table-cell>
          <table:table-cell table:style-name="ce11" office:value-type="float" office:value="892.048715496199">
            <text:p>892.05</text:p>
          </table:table-cell>
          <table:table-cell table:style-name="ce11" office:value-type="float" office:value="1.37363184491175">
            <text:p>1.37</text:p>
          </table:table-cell>
          <table:table-cell table:style-name="ce11" office:value-type="float" office:value="118.722342535453">
            <text:p>118.72</text:p>
          </table:table-cell>
          <table:table-cell table:style-name="ce11" office:value-type="float" office:value="67.9452305020585">
            <text:p>67.95</text:p>
          </table:table-cell>
          <table:table-cell table:style-name="ce11" office:value-type="float" office:value="48.4310036394938">
            <text:p>48.43</text:p>
          </table:table-cell>
          <table:table-cell table:style-name="ce12" office:value-type="float" office:value="1.31046834941418">
            <text:p>1.310</text:p>
          </table:table-cell>
          <table:table-cell table:style-name="ce12" office:value-type="float" office:value="3.91891226250349">
            <text:p>3.919</text:p>
          </table:table-cell>
          <table:table-cell table:style-name="ce12" office:value-type="float" office:value="344.326028229522">
            <text:p>344.326</text:p>
          </table:table-cell>
          <table:table-cell table:style-name="ce12" office:value-type="float" office:value="369.629493026765">
            <text:p>369.629</text:p>
          </table:table-cell>
          <table:table-cell table:style-name="ce12" office:value-type="float" office:value="236.641037398946">
            <text:p>236.641</text:p>
          </table:table-cell>
          <table:table-cell table:style-name="ce12" office:value-type="float" office:value="54.2003365523414">
            <text:p>54.200</text:p>
          </table:table-cell>
          <table:table-cell table:style-name="ce12" office:value-type="float" office:value="10.9304560046669">
            <text:p>10.930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3</text:p>
          </table:table-cell>
          <table:table-cell table:style-name="ce9" office:value-type="float" office:value="62.0565801165669">
            <text:p>62.06</text:p>
          </table:table-cell>
          <table:table-cell table:style-name="ce9" office:value-type="float" office:value="6.38816404240393">
            <text:p>6.39</text:p>
          </table:table-cell>
          <table:table-cell table:style-name="ce11" office:value-type="float" office:value="161.860478797811">
            <text:p>161.86</text:p>
          </table:table-cell>
          <table:table-cell table:style-name="ce9" office:value-type="float" office:value="6.09968084863781">
            <text:p>6.10</text:p>
          </table:table-cell>
          <table:table-cell table:style-name="ce9" office:value-type="float" office:value="186.309497498753">
            <text:p>186.31</text:p>
          </table:table-cell>
          <table:table-cell table:style-name="ce9" office:value-type="float" office:value="0.737908583901886">
            <text:p>0.74</text:p>
          </table:table-cell>
          <table:table-cell table:style-name="ce9" office:value-type="float" office:value="315.743686963443">
            <text:p>315.74</text:p>
          </table:table-cell>
          <table:table-cell table:style-name="ce11" office:value-type="float" office:value="0.621567049572237">
            <text:p>0.62</text:p>
          </table:table-cell>
          <table:table-cell table:style-name="ce11" office:value-type="float" office:value="8.98355514133105">
            <text:p>8.98</text:p>
          </table:table-cell>
          <table:table-cell table:style-name="ce11" office:value-type="float" office:value="4.40309221974816">
            <text:p>4.40</text:p>
          </table:table-cell>
          <table:table-cell table:style-name="ce9" office:value-type="float" office:value="156.468312513752">
            <text:p>156.47</text:p>
          </table:table-cell>
          <table:table-cell table:style-name="ce11" office:value-type="float" office:value="1342.64508456807">
            <text:p>1342.65</text:p>
          </table:table-cell>
          <table:table-cell table:style-name="ce9" office:value-type="float" office:value="4.60866621725983">
            <text:p>4.61</text:p>
          </table:table-cell>
          <table:table-cell table:style-name="ce9" office:value-type="float" office:value="7.8454622108317">
            <text:p>7.85</text:p>
          </table:table-cell>
          <table:table-cell table:style-name="ce9" office:value-type="string">
            <text:p>ND</text:p>
          </table:table-cell>
          <table:table-cell table:style-name="ce9" office:value-type="float" office:value="193.561119372133">
            <text:p>193.56</text:p>
          </table:table-cell>
          <table:table-cell table:style-name="ce11" office:value-type="float" office:value="261.690630820477">
            <text:p>261.69</text:p>
          </table:table-cell>
          <table:table-cell table:style-name="ce11" office:value-type="float" office:value="9.45048181418172">
            <text:p>9.45</text:p>
          </table:table-cell>
          <table:table-cell table:style-name="ce9" office:value-type="float" office:value="171.499653330429">
            <text:p>171.50</text:p>
          </table:table-cell>
          <table:table-cell table:style-name="ce9" office:value-type="float" office:value="4.13012743532065">
            <text:p>4.13</text:p>
          </table:table-cell>
          <table:table-cell table:style-name="ce11" office:value-type="float" office:value="814.94816639514">
            <text:p>814.95</text:p>
          </table:table-cell>
          <table:table-cell table:style-name="ce11" office:value-type="float" office:value="0.168869062528841">
            <text:p>0.17</text:p>
          </table:table-cell>
          <table:table-cell table:style-name="ce11" office:value-type="float" office:value="37.6699707125544">
            <text:p>37.67</text:p>
          </table:table-cell>
          <table:table-cell table:style-name="ce11" office:value-type="float" office:value="106.040998718074">
            <text:p>106.04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8740188978804">
            <text:p>1.09</text:p>
          </table:table-cell>
          <table:table-cell table:style-name="ce11" office:value-type="float" office:value="2.46863107204784">
            <text:p>2.47</text:p>
          </table:table-cell>
          <table:table-cell table:style-name="ce9" office:value-type="string">
            <text:p>ND</text:p>
          </table:table-cell>
          <table:table-cell table:style-name="ce11" office:value-type="float" office:value="2.86319044612279">
            <text:p>2.86</text:p>
          </table:table-cell>
          <table:table-cell table:style-name="ce11" office:value-type="float" office:value="174.318697287117">
            <text:p>174.32</text:p>
          </table:table-cell>
          <table:table-cell table:style-name="ce9" office:value-type="float" office:value="164.178670510781">
            <text:p>164.18</text:p>
          </table:table-cell>
          <table:table-cell table:style-name="ce9" office:value-type="string">
            <text:p>ND</text:p>
          </table:table-cell>
          <table:table-cell table:style-name="ce11" office:value-type="float" office:value="896.724425910335">
            <text:p>896.72</text:p>
          </table:table-cell>
          <table:table-cell table:style-name="ce11" office:value-type="float" office:value="1.48509819351822">
            <text:p>1.49</text:p>
          </table:table-cell>
          <table:table-cell table:style-name="ce11" office:value-type="float" office:value="129.22349581079">
            <text:p>129.22</text:p>
          </table:table-cell>
          <table:table-cell table:style-name="ce11" office:value-type="float" office:value="71.3619100211745">
            <text:p>71.36</text:p>
          </table:table-cell>
          <table:table-cell table:style-name="ce11" office:value-type="float" office:value="51.4360841700325">
            <text:p>51.44</text:p>
          </table:table-cell>
          <table:table-cell table:style-name="ce12" office:value-type="float" office:value="1.30106890751443">
            <text:p>1.301</text:p>
          </table:table-cell>
          <table:table-cell table:style-name="ce12" office:value-type="float" office:value="3.94925156022871">
            <text:p>3.949</text:p>
          </table:table-cell>
          <table:table-cell table:style-name="ce12" office:value-type="float" office:value="337.869591625279">
            <text:p>337.870</text:p>
          </table:table-cell>
          <table:table-cell table:style-name="ce12" office:value-type="float" office:value="362.659570865476">
            <text:p>362.660</text:p>
          </table:table-cell>
          <table:table-cell table:style-name="ce12" office:value-type="float" office:value="249.180146917743">
            <text:p>249.180</text:p>
          </table:table-cell>
          <table:table-cell table:style-name="ce12" office:value-type="float" office:value="57.7709095014443">
            <text:p>57.771</text:p>
          </table:table-cell>
          <table:table-cell table:style-name="ce12" office:value-type="float" office:value="11.7089769803145">
            <text:p>11.70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3</text:p>
          </table:table-cell>
          <table:table-cell table:style-name="ce9" office:value-type="float" office:value="58.0570654194796">
            <text:p>58.06</text:p>
          </table:table-cell>
          <table:table-cell table:style-name="ce9" office:value-type="float" office:value="6.10505857371099">
            <text:p>6.11</text:p>
          </table:table-cell>
          <table:table-cell table:style-name="ce11" office:value-type="float" office:value="161.328641712893">
            <text:p>161.33</text:p>
          </table:table-cell>
          <table:table-cell table:style-name="ce9" office:value-type="float" office:value="5.82114823125961">
            <text:p>5.82</text:p>
          </table:table-cell>
          <table:table-cell table:style-name="ce9" office:value-type="float" office:value="179.119957162674">
            <text:p>179.12</text:p>
          </table:table-cell>
          <table:table-cell table:style-name="ce9" office:value-type="float" office:value="0.607248462900493">
            <text:p>0.61</text:p>
          </table:table-cell>
          <table:table-cell table:style-name="ce9" office:value-type="float" office:value="309.209798215019">
            <text:p>309.21</text:p>
          </table:table-cell>
          <table:table-cell table:style-name="ce11" office:value-type="float" office:value="0.455684454195555">
            <text:p>0.46</text:p>
          </table:table-cell>
          <table:table-cell table:style-name="ce11" office:value-type="float" office:value="8.56097521256472">
            <text:p>8.56</text:p>
          </table:table-cell>
          <table:table-cell table:style-name="ce11" office:value-type="float" office:value="7.16375681964417">
            <text:p>7.16</text:p>
          </table:table-cell>
          <table:table-cell table:style-name="ce9" office:value-type="float" office:value="152.174634724111">
            <text:p>152.17</text:p>
          </table:table-cell>
          <table:table-cell table:style-name="ce11" office:value-type="float" office:value="1272.44872475319">
            <text:p>1272.45</text:p>
          </table:table-cell>
          <table:table-cell table:style-name="ce9" office:value-type="float" office:value="4.29372398853637">
            <text:p>4.29</text:p>
          </table:table-cell>
          <table:table-cell table:style-name="ce9" office:value-type="float" office:value="7.58024443982156">
            <text:p>7.58</text:p>
          </table:table-cell>
          <table:table-cell table:style-name="ce9" office:value-type="string">
            <text:p>ND</text:p>
          </table:table-cell>
          <table:table-cell table:style-name="ce9" office:value-type="float" office:value="185.799147242919">
            <text:p>185.80</text:p>
          </table:table-cell>
          <table:table-cell table:style-name="ce11" office:value-type="float" office:value="254.770031675199">
            <text:p>254.77</text:p>
          </table:table-cell>
          <table:table-cell table:style-name="ce11" office:value-type="float" office:value="9.11370920466695">
            <text:p>9.11</text:p>
          </table:table-cell>
          <table:table-cell table:style-name="ce9" office:value-type="float" office:value="160.760154931238">
            <text:p>160.76</text:p>
          </table:table-cell>
          <table:table-cell table:style-name="ce9" office:value-type="float" office:value="4.05800457127162">
            <text:p>4.06</text:p>
          </table:table-cell>
          <table:table-cell table:style-name="ce11" office:value-type="float" office:value="793.761188515091">
            <text:p>793.76</text:p>
          </table:table-cell>
          <table:table-cell table:style-name="ce11" office:value-type="float" office:value="0.066846739104681">
            <text:p>0.07</text:p>
          </table:table-cell>
          <table:table-cell table:style-name="ce11" office:value-type="float" office:value="31.4457410333055">
            <text:p>31.45</text:p>
          </table:table-cell>
          <table:table-cell table:style-name="ce11" office:value-type="float" office:value="100.514106495718">
            <text:p>100.51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0833857210536">
            <text:p>1.01</text:p>
          </table:table-cell>
          <table:table-cell table:style-name="ce11" office:value-type="float" office:value="2.37475042622102">
            <text:p>2.37</text:p>
          </table:table-cell>
          <table:table-cell table:style-name="ce9" office:value-type="string">
            <text:p>ND</text:p>
          </table:table-cell>
          <table:table-cell table:style-name="ce11" office:value-type="float" office:value="2.83172168413933">
            <text:p>2.83</text:p>
          </table:table-cell>
          <table:table-cell table:style-name="ce11" office:value-type="float" office:value="166.205697102688">
            <text:p>166.21</text:p>
          </table:table-cell>
          <table:table-cell table:style-name="ce9" office:value-type="float" office:value="165.527604412187">
            <text:p>165.53</text:p>
          </table:table-cell>
          <table:table-cell table:style-name="ce9" office:value-type="string">
            <text:p>ND</text:p>
          </table:table-cell>
          <table:table-cell table:style-name="ce11" office:value-type="float" office:value="867.185691967075">
            <text:p>867.19</text:p>
          </table:table-cell>
          <table:table-cell table:style-name="ce11" office:value-type="float" office:value="1.42380187411676">
            <text:p>1.42</text:p>
          </table:table-cell>
          <table:table-cell table:style-name="ce11" office:value-type="float" office:value="121.829326764">
            <text:p>121.83</text:p>
          </table:table-cell>
          <table:table-cell table:style-name="ce11" office:value-type="float" office:value="68.9893239214247">
            <text:p>68.99</text:p>
          </table:table-cell>
          <table:table-cell table:style-name="ce11" office:value-type="float" office:value="49.8153787918618">
            <text:p>49.82</text:p>
          </table:table-cell>
          <table:table-cell table:style-name="ce12" office:value-type="float" office:value="1.28672906670384">
            <text:p>1.287</text:p>
          </table:table-cell>
          <table:table-cell table:style-name="ce12" office:value-type="float" office:value="3.83500618900181">
            <text:p>3.835</text:p>
          </table:table-cell>
          <table:table-cell table:style-name="ce12" office:value-type="float" office:value="339.089983426561">
            <text:p>339.090</text:p>
          </table:table-cell>
          <table:table-cell table:style-name="ce12" office:value-type="float" office:value="363.977021400902">
            <text:p>363.977</text:p>
          </table:table-cell>
          <table:table-cell table:style-name="ce12" office:value-type="float" office:value="250.467000171511">
            <text:p>250.467</text:p>
          </table:table-cell>
          <table:table-cell table:style-name="ce12" office:value-type="float" office:value="55.9970581783926">
            <text:p>55.997</text:p>
          </table:table-cell>
          <table:table-cell table:style-name="ce12" office:value-type="float" office:value="11.3017082348206">
            <text:p>11.302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3</text:p>
          </table:table-cell>
          <table:table-cell table:style-name="ce9" office:value-type="float" office:value="58.4974171534019">
            <text:p>58.50</text:p>
          </table:table-cell>
          <table:table-cell table:style-name="ce9" office:value-type="float" office:value="6.2317221054303">
            <text:p>6.23</text:p>
          </table:table-cell>
          <table:table-cell table:style-name="ce11" office:value-type="float" office:value="168.977966530437">
            <text:p>168.98</text:p>
          </table:table-cell>
          <table:table-cell table:style-name="ce9" office:value-type="float" office:value="5.85150311271446">
            <text:p>5.85</text:p>
          </table:table-cell>
          <table:table-cell table:style-name="ce9" office:value-type="float" office:value="182.175447084011">
            <text:p>182.18</text:p>
          </table:table-cell>
          <table:table-cell table:style-name="ce9" office:value-type="float" office:value="0.645661554813984">
            <text:p>0.65</text:p>
          </table:table-cell>
          <table:table-cell table:style-name="ce9" office:value-type="float" office:value="323.90573697021">
            <text:p>323.91</text:p>
          </table:table-cell>
          <table:table-cell table:style-name="ce11" office:value-type="float" office:value="0.520710810885978">
            <text:p>0.52</text:p>
          </table:table-cell>
          <table:table-cell table:style-name="ce11" office:value-type="float" office:value="8.67491550135899">
            <text:p>8.67</text:p>
          </table:table-cell>
          <table:table-cell table:style-name="ce11" office:value-type="float" office:value="10.5361407888969">
            <text:p>10.54</text:p>
          </table:table-cell>
          <table:table-cell table:style-name="ce9" office:value-type="float" office:value="154.240972374111">
            <text:p>154.24</text:p>
          </table:table-cell>
          <table:table-cell table:style-name="ce11" office:value-type="float" office:value="1287.47126015258">
            <text:p>1287.47</text:p>
          </table:table-cell>
          <table:table-cell table:style-name="ce9" office:value-type="float" office:value="4.54838815995473">
            <text:p>4.55</text:p>
          </table:table-cell>
          <table:table-cell table:style-name="ce9" office:value-type="float" office:value="7.8840716817617">
            <text:p>7.88</text:p>
          </table:table-cell>
          <table:table-cell table:style-name="ce9" office:value-type="string">
            <text:p>ND</text:p>
          </table:table-cell>
          <table:table-cell table:style-name="ce9" office:value-type="float" office:value="189.385851309898">
            <text:p>189.39</text:p>
          </table:table-cell>
          <table:table-cell table:style-name="ce11" office:value-type="float" office:value="263.124349412407">
            <text:p>263.12</text:p>
          </table:table-cell>
          <table:table-cell table:style-name="ce11" office:value-type="float" office:value="9.02808729034483">
            <text:p>9.03</text:p>
          </table:table-cell>
          <table:table-cell table:style-name="ce9" office:value-type="float" office:value="170.225530576454">
            <text:p>170.23</text:p>
          </table:table-cell>
          <table:table-cell table:style-name="ce9" office:value-type="float" office:value="4.39826775147651">
            <text:p>4.40</text:p>
          </table:table-cell>
          <table:table-cell table:style-name="ce11" office:value-type="float" office:value="806.388036112997">
            <text:p>806.39</text:p>
          </table:table-cell>
          <table:table-cell table:style-name="ce11" office:value-type="float" office:value="0.106494263605902">
            <text:p>0.11</text:p>
          </table:table-cell>
          <table:table-cell table:style-name="ce11" office:value-type="float" office:value="33.9556696830147">
            <text:p>33.96</text:p>
          </table:table-cell>
          <table:table-cell table:style-name="ce11" office:value-type="float" office:value="104.885493039798">
            <text:p>104.8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48191748244">
            <text:p>1.05</text:p>
          </table:table-cell>
          <table:table-cell table:style-name="ce11" office:value-type="float" office:value="2.46589643014722">
            <text:p>2.47</text:p>
          </table:table-cell>
          <table:table-cell table:style-name="ce9" office:value-type="string">
            <text:p>ND</text:p>
          </table:table-cell>
          <table:table-cell table:style-name="ce11" office:value-type="float" office:value="2.83954293617471">
            <text:p>2.84</text:p>
          </table:table-cell>
          <table:table-cell table:style-name="ce11" office:value-type="float" office:value="168.892106056481">
            <text:p>168.89</text:p>
          </table:table-cell>
          <table:table-cell table:style-name="ce9" office:value-type="float" office:value="162.643155427096">
            <text:p>162.64</text:p>
          </table:table-cell>
          <table:table-cell table:style-name="ce9" office:value-type="string">
            <text:p>ND</text:p>
          </table:table-cell>
          <table:table-cell table:style-name="ce11" office:value-type="float" office:value="915.047164812616">
            <text:p>915.05</text:p>
          </table:table-cell>
          <table:table-cell table:style-name="ce11" office:value-type="float" office:value="1.47934671542248">
            <text:p>1.48</text:p>
          </table:table-cell>
          <table:table-cell table:style-name="ce11" office:value-type="float" office:value="127.456209060911">
            <text:p>127.46</text:p>
          </table:table-cell>
          <table:table-cell table:style-name="ce11" office:value-type="float" office:value="70.6771278953744">
            <text:p>70.68</text:p>
          </table:table-cell>
          <table:table-cell table:style-name="ce11" office:value-type="float" office:value="50.7925131385521">
            <text:p>50.79</text:p>
          </table:table-cell>
          <table:table-cell table:style-name="ce12" office:value-type="float" office:value="1.28597589499219">
            <text:p>1.286</text:p>
          </table:table-cell>
          <table:table-cell table:style-name="ce12" office:value-type="float" office:value="3.84641150053237">
            <text:p>3.846</text:p>
          </table:table-cell>
          <table:table-cell table:style-name="ce12" office:value-type="float" office:value="335.390525858877">
            <text:p>335.391</text:p>
          </table:table-cell>
          <table:table-cell table:style-name="ce12" office:value-type="float" office:value="359.983343019734">
            <text:p>359.983</text:p>
          </table:table-cell>
          <table:table-cell table:style-name="ce12" office:value-type="float" office:value="252.236680601892">
            <text:p>252.237</text:p>
          </table:table-cell>
          <table:table-cell table:style-name="ce12" office:value-type="float" office:value="57.2572393042256">
            <text:p>57.257</text:p>
          </table:table-cell>
          <table:table-cell table:style-name="ce12" office:value-type="float" office:value="11.6000335016744">
            <text:p>11.600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3</text:p>
          </table:table-cell>
          <table:table-cell table:style-name="ce9" office:value-type="float" office:value="61.3830143864751">
            <text:p>61.38</text:p>
          </table:table-cell>
          <table:table-cell table:style-name="ce9" office:value-type="float" office:value="6.39003217488073">
            <text:p>6.39</text:p>
          </table:table-cell>
          <table:table-cell table:style-name="ce11" office:value-type="float" office:value="168.988423572945">
            <text:p>168.99</text:p>
          </table:table-cell>
          <table:table-cell table:style-name="ce9" office:value-type="float" office:value="6.09094030060643">
            <text:p>6.09</text:p>
          </table:table-cell>
          <table:table-cell table:style-name="ce9" office:value-type="float" office:value="186.774184409647">
            <text:p>186.77</text:p>
          </table:table-cell>
          <table:table-cell table:style-name="ce9" office:value-type="float" office:value="0.718663695411512">
            <text:p>0.72</text:p>
          </table:table-cell>
          <table:table-cell table:style-name="ce9" office:value-type="float" office:value="319.023534596774">
            <text:p>319.02</text:p>
          </table:table-cell>
          <table:table-cell table:style-name="ce11" office:value-type="float" office:value="0.569789245559933">
            <text:p>0.57</text:p>
          </table:table-cell>
          <table:table-cell table:style-name="ce11" office:value-type="float" office:value="9.01905928938799">
            <text:p>9.02</text:p>
          </table:table-cell>
          <table:table-cell table:style-name="ce11" office:value-type="float" office:value="22.0940965435984">
            <text:p>22.09</text:p>
          </table:table-cell>
          <table:table-cell table:style-name="ce9" office:value-type="float" office:value="158.107228919971">
            <text:p>158.11</text:p>
          </table:table-cell>
          <table:table-cell table:style-name="ce11" office:value-type="float" office:value="1308.26078204506">
            <text:p>1308.26</text:p>
          </table:table-cell>
          <table:table-cell table:style-name="ce9" office:value-type="float" office:value="4.5704841144477">
            <text:p>4.57</text:p>
          </table:table-cell>
          <table:table-cell table:style-name="ce9" office:value-type="float" office:value="7.89968018919718">
            <text:p>7.90</text:p>
          </table:table-cell>
          <table:table-cell table:style-name="ce9" office:value-type="string">
            <text:p>ND</text:p>
          </table:table-cell>
          <table:table-cell table:style-name="ce9" office:value-type="float" office:value="192.028007917471">
            <text:p>192.03</text:p>
          </table:table-cell>
          <table:table-cell table:style-name="ce11" office:value-type="float" office:value="262.995132910361">
            <text:p>263.00</text:p>
          </table:table-cell>
          <table:table-cell table:style-name="ce11" office:value-type="float" office:value="9.4017821640149">
            <text:p>9.40</text:p>
          </table:table-cell>
          <table:table-cell table:style-name="ce9" office:value-type="float" office:value="165.927137310779">
            <text:p>165.93</text:p>
          </table:table-cell>
          <table:table-cell table:style-name="ce9" office:value-type="float" office:value="4.42309643653147">
            <text:p>4.42</text:p>
          </table:table-cell>
          <table:table-cell table:style-name="ce11" office:value-type="float" office:value="810.923284776977">
            <text:p>810.92</text:p>
          </table:table-cell>
          <table:table-cell table:style-name="ce11" office:value-type="float" office:value="0.117443741946227">
            <text:p>0.12</text:p>
          </table:table-cell>
          <table:table-cell table:style-name="ce11" office:value-type="float" office:value="34.8143168841488">
            <text:p>34.81</text:p>
          </table:table-cell>
          <table:table-cell table:style-name="ce11" office:value-type="float" office:value="103.394994217725">
            <text:p>103.3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2223119938158">
            <text:p>1.02</text:p>
          </table:table-cell>
          <table:table-cell table:style-name="ce11" office:value-type="float" office:value="2.39213177593135">
            <text:p>2.39</text:p>
          </table:table-cell>
          <table:table-cell table:style-name="ce9" office:value-type="string">
            <text:p>ND</text:p>
          </table:table-cell>
          <table:table-cell table:style-name="ce11" office:value-type="float" office:value="2.85230212778965">
            <text:p>2.85</text:p>
          </table:table-cell>
          <table:table-cell table:style-name="ce11" office:value-type="float" office:value="170.027171022943">
            <text:p>170.03</text:p>
          </table:table-cell>
          <table:table-cell table:style-name="ce9" office:value-type="float" office:value="161.896759189104">
            <text:p>161.90</text:p>
          </table:table-cell>
          <table:table-cell table:style-name="ce9" office:value-type="string">
            <text:p>ND</text:p>
          </table:table-cell>
          <table:table-cell table:style-name="ce11" office:value-type="float" office:value="902.963224338951">
            <text:p>902.96</text:p>
          </table:table-cell>
          <table:table-cell table:style-name="ce11" office:value-type="float" office:value="1.39211856238433">
            <text:p>1.39</text:p>
          </table:table-cell>
          <table:table-cell table:style-name="ce11" office:value-type="float" office:value="125.854795770554">
            <text:p>125.85</text:p>
          </table:table-cell>
          <table:table-cell table:style-name="ce11" office:value-type="float" office:value="71.5735989237033">
            <text:p>71.57</text:p>
          </table:table-cell>
          <table:table-cell table:style-name="ce11" office:value-type="float" office:value="51.6389631005281">
            <text:p>51.64</text:p>
          </table:table-cell>
          <table:table-cell table:style-name="ce12" office:value-type="float" office:value="1.29505221866034">
            <text:p>1.295</text:p>
          </table:table-cell>
          <table:table-cell table:style-name="ce12" office:value-type="float" office:value="3.94319781213973">
            <text:p>3.943</text:p>
          </table:table-cell>
          <table:table-cell table:style-name="ce12" office:value-type="float" office:value="352.939670015606">
            <text:p>352.940</text:p>
          </table:table-cell>
          <table:table-cell table:style-name="ce12" office:value-type="float" office:value="378.928184620015">
            <text:p>378.928</text:p>
          </table:table-cell>
          <table:table-cell table:style-name="ce12" office:value-type="float" office:value="250.119827555422">
            <text:p>250.120</text:p>
          </table:table-cell>
          <table:table-cell table:style-name="ce12" office:value-type="float" office:value="58.0132176251156">
            <text:p>58.013</text:p>
          </table:table-cell>
          <table:table-cell table:style-name="ce12" office:value-type="float" office:value="11.6081789233417">
            <text:p>11.60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4</text:p>
          </table:table-cell>
          <table:table-cell table:style-name="ce9" office:value-type="float" office:value="60.6167209045311">
            <text:p>60.62</text:p>
          </table:table-cell>
          <table:table-cell table:style-name="ce9" office:value-type="float" office:value="6.6252814845691">
            <text:p>6.63</text:p>
          </table:table-cell>
          <table:table-cell table:style-name="ce11" office:value-type="float" office:value="167.990698976825">
            <text:p>167.99</text:p>
          </table:table-cell>
          <table:table-cell table:style-name="ce9" office:value-type="float" office:value="5.844776217538">
            <text:p>5.84</text:p>
          </table:table-cell>
          <table:table-cell table:style-name="ce9" office:value-type="float" office:value="187.00089501675">
            <text:p>187.00</text:p>
          </table:table-cell>
          <table:table-cell table:style-name="ce9" office:value-type="float" office:value="0.296574139837855">
            <text:p>0.30</text:p>
          </table:table-cell>
          <table:table-cell table:style-name="ce9" office:value-type="float" office:value="317.022051083654">
            <text:p>317.02</text:p>
          </table:table-cell>
          <table:table-cell table:style-name="ce11" office:value-type="float" office:value="1.25180693005924">
            <text:p>1.25</text:p>
          </table:table-cell>
          <table:table-cell table:style-name="ce11" office:value-type="float" office:value="13.2846703042377">
            <text:p>13.28</text:p>
          </table:table-cell>
          <table:table-cell table:style-name="ce11" office:value-type="float" office:value="4.35436589014177">
            <text:p>4.35</text:p>
          </table:table-cell>
          <table:table-cell table:style-name="ce9" office:value-type="float" office:value="163.208788217717">
            <text:p>163.21</text:p>
          </table:table-cell>
          <table:table-cell table:style-name="ce11" office:value-type="float" office:value="1022.75799414051">
            <text:p>1022.76</text:p>
          </table:table-cell>
          <table:table-cell table:style-name="ce9" office:value-type="float" office:value="5.51964365800623">
            <text:p>5.52</text:p>
          </table:table-cell>
          <table:table-cell table:style-name="ce9" office:value-type="float" office:value="7.10291820193617">
            <text:p>7.10</text:p>
          </table:table-cell>
          <table:table-cell table:style-name="ce9" office:value-type="string">
            <text:p>ND</text:p>
          </table:table-cell>
          <table:table-cell table:style-name="ce9" office:value-type="float" office:value="213.489570848299">
            <text:p>213.49</text:p>
          </table:table-cell>
          <table:table-cell table:style-name="ce11" office:value-type="float" office:value="282.820193946309">
            <text:p>282.82</text:p>
          </table:table-cell>
          <table:table-cell table:style-name="ce11" office:value-type="float" office:value="6.4892911284629">
            <text:p>6.49</text:p>
          </table:table-cell>
          <table:table-cell table:style-name="ce9" office:value-type="float" office:value="118.614528208304">
            <text:p>118.61</text:p>
          </table:table-cell>
          <table:table-cell table:style-name="ce9" office:value-type="float" office:value="0.667797409714753">
            <text:p>0.67</text:p>
          </table:table-cell>
          <table:table-cell table:style-name="ce11" office:value-type="float" office:value="455.365318140446">
            <text:p>455.37</text:p>
          </table:table-cell>
          <table:table-cell table:style-name="ce11" office:value-type="float" office:value="-0.1178374507659">
            <text:p>-0.12</text:p>
          </table:table-cell>
          <table:table-cell table:style-name="ce11" office:value-type="float" office:value="34.7453207244981">
            <text:p>34.75</text:p>
          </table:table-cell>
          <table:table-cell table:style-name="ce11" office:value-type="float" office:value="103.705963234859">
            <text:p>103.71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0.799780455503237">
            <text:p>0.80</text:p>
          </table:table-cell>
          <table:table-cell table:style-name="ce11" office:value-type="float" office:value="1.36644416129914">
            <text:p>1.37</text:p>
          </table:table-cell>
          <table:table-cell table:style-name="ce9" office:value-type="string">
            <text:p>ND</text:p>
          </table:table-cell>
          <table:table-cell table:style-name="ce11" office:value-type="float" office:value="2.6595590030927">
            <text:p>2.66</text:p>
          </table:table-cell>
          <table:table-cell table:style-name="ce11" office:value-type="float" office:value="173.397416086192">
            <text:p>173.40</text:p>
          </table:table-cell>
          <table:table-cell table:style-name="ce9" office:value-type="float" office:value="143.337136438833">
            <text:p>143.34</text:p>
          </table:table-cell>
          <table:table-cell table:style-name="ce9" office:value-type="string">
            <text:p>ND</text:p>
          </table:table-cell>
          <table:table-cell table:style-name="ce11" office:value-type="float" office:value="508.189345637769">
            <text:p>508.19</text:p>
          </table:table-cell>
          <table:table-cell table:style-name="ce11" office:value-type="string">
            <text:p>ND</text:p>
          </table:table-cell>
          <table:table-cell table:style-name="ce11" office:value-type="float" office:value="128.529864688694">
            <text:p>128.53</text:p>
          </table:table-cell>
          <table:table-cell table:style-name="ce11" office:value-type="float" office:value="71.7844901402593">
            <text:p>71.78</text:p>
          </table:table-cell>
          <table:table-cell table:style-name="ce11" office:value-type="float" office:value="50.4239604673533">
            <text:p>50.42</text:p>
          </table:table-cell>
          <table:table-cell table:style-name="ce12" office:value-type="float" office:value="1.30752828241309">
            <text:p>1.308</text:p>
          </table:table-cell>
          <table:table-cell table:style-name="ce12" office:value-type="float" office:value="4.05105331580313">
            <text:p>4.051</text:p>
          </table:table-cell>
          <table:table-cell table:style-name="ce12" office:value-type="float" office:value="265.917159206677">
            <text:p>265.917</text:p>
          </table:table-cell>
          <table:table-cell table:style-name="ce12" office:value-type="float" office:value="284.984704059926">
            <text:p>284.985</text:p>
          </table:table-cell>
          <table:table-cell table:style-name="ce12" office:value-type="float" office:value="563.119463896502">
            <text:p>563.119</text:p>
          </table:table-cell>
          <table:table-cell table:style-name="ce12" office:value-type="float" office:value="57.00571300877">
            <text:p>57.006</text:p>
          </table:table-cell>
          <table:table-cell table:style-name="ce12" office:value-type="float" office:value="11.323390317203">
            <text:p>11.323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4</text:p>
          </table:table-cell>
          <table:table-cell table:style-name="ce9" office:value-type="float" office:value="64.9843455618621">
            <text:p>64.98</text:p>
          </table:table-cell>
          <table:table-cell table:style-name="ce9" office:value-type="float" office:value="6.6848973209125">
            <text:p>6.68</text:p>
          </table:table-cell>
          <table:table-cell table:style-name="ce11" office:value-type="float" office:value="163.153831738061">
            <text:p>163.15</text:p>
          </table:table-cell>
          <table:table-cell table:style-name="ce9" office:value-type="float" office:value="6.59814826163346">
            <text:p>6.60</text:p>
          </table:table-cell>
          <table:table-cell table:style-name="ce9" office:value-type="float" office:value="183.995196781937">
            <text:p>184.00</text:p>
          </table:table-cell>
          <table:table-cell table:style-name="ce9" office:value-type="float" office:value="0.639513132058289">
            <text:p>0.64</text:p>
          </table:table-cell>
          <table:table-cell table:style-name="ce9" office:value-type="float" office:value="293.364070149332">
            <text:p>293.36</text:p>
          </table:table-cell>
          <table:table-cell table:style-name="ce11" office:value-type="float" office:value="0.829366013575778">
            <text:p>0.83</text:p>
          </table:table-cell>
          <table:table-cell table:style-name="ce11" office:value-type="float" office:value="12.1311635545822">
            <text:p>12.13</text:p>
          </table:table-cell>
          <table:table-cell table:style-name="ce11" office:value-type="float" office:value="4.32731727893729">
            <text:p>4.33</text:p>
          </table:table-cell>
          <table:table-cell table:style-name="ce9" office:value-type="float" office:value="162.721674273871">
            <text:p>162.72</text:p>
          </table:table-cell>
          <table:table-cell table:style-name="ce11" office:value-type="float" office:value="715.709751534137">
            <text:p>715.71</text:p>
          </table:table-cell>
          <table:table-cell table:style-name="ce9" office:value-type="float" office:value="5.41485832833258">
            <text:p>5.41</text:p>
          </table:table-cell>
          <table:table-cell table:style-name="ce9" office:value-type="float" office:value="7.31791057139634">
            <text:p>7.32</text:p>
          </table:table-cell>
          <table:table-cell table:style-name="ce9" office:value-type="string">
            <text:p>ND</text:p>
          </table:table-cell>
          <table:table-cell table:style-name="ce9" office:value-type="float" office:value="231.543535693538">
            <text:p>231.54</text:p>
          </table:table-cell>
          <table:table-cell table:style-name="ce11" office:value-type="float" office:value="292.01394468257">
            <text:p>292.01</text:p>
          </table:table-cell>
          <table:table-cell table:style-name="ce11" office:value-type="float" office:value="9.06977633270037">
            <text:p>9.07</text:p>
          </table:table-cell>
          <table:table-cell table:style-name="ce9" office:value-type="float" office:value="254.025613668189">
            <text:p>254.03</text:p>
          </table:table-cell>
          <table:table-cell table:style-name="ce9" office:value-type="float" office:value="4.29883933302765">
            <text:p>4.30</text:p>
          </table:table-cell>
          <table:table-cell table:style-name="ce11" office:value-type="float" office:value="1253.34482300909">
            <text:p>1253.34</text:p>
          </table:table-cell>
          <table:table-cell table:style-name="ce11" office:value-type="float" office:value="0.198268697113629">
            <text:p>0.20</text:p>
          </table:table-cell>
          <table:table-cell table:style-name="ce11" office:value-type="float" office:value="27.8296041972755">
            <text:p>27.83</text:p>
          </table:table-cell>
          <table:table-cell table:style-name="ce11" office:value-type="float" office:value="99.8012721226742">
            <text:p>99.8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5515947845568">
            <text:p>1.16</text:p>
          </table:table-cell>
          <table:table-cell table:style-name="ce11" office:value-type="float" office:value="2.43478855804014">
            <text:p>2.43</text:p>
          </table:table-cell>
          <table:table-cell table:style-name="ce9" office:value-type="string">
            <text:p>ND</text:p>
          </table:table-cell>
          <table:table-cell table:style-name="ce11" office:value-type="float" office:value="2.87635222412714">
            <text:p>2.88</text:p>
          </table:table-cell>
          <table:table-cell table:style-name="ce11" office:value-type="float" office:value="185.829544138151">
            <text:p>185.83</text:p>
          </table:table-cell>
          <table:table-cell table:style-name="ce9" office:value-type="float" office:value="167.181786512087">
            <text:p>167.18</text:p>
          </table:table-cell>
          <table:table-cell table:style-name="ce9" office:value-type="string">
            <text:p>ND</text:p>
          </table:table-cell>
          <table:table-cell table:style-name="ce11" office:value-type="float" office:value="844.442696760326">
            <text:p>844.44</text:p>
          </table:table-cell>
          <table:table-cell table:style-name="ce11" office:value-type="float" office:value="1.19539175392015">
            <text:p>1.20</text:p>
          </table:table-cell>
          <table:table-cell table:style-name="ce11" office:value-type="float" office:value="122.240876280408">
            <text:p>122.24</text:p>
          </table:table-cell>
          <table:table-cell table:style-name="ce11" office:value-type="float" office:value="70.2995891963469">
            <text:p>70.30</text:p>
          </table:table-cell>
          <table:table-cell table:style-name="ce11" office:value-type="float" office:value="48.217773222251">
            <text:p>48.22</text:p>
          </table:table-cell>
          <table:table-cell table:style-name="ce12" office:value-type="float" office:value="1.34802124727461">
            <text:p>1.348</text:p>
          </table:table-cell>
          <table:table-cell table:style-name="ce12" office:value-type="float" office:value="4.15799808156708">
            <text:p>4.158</text:p>
          </table:table-cell>
          <table:table-cell table:style-name="ce12" office:value-type="float" office:value="336.466976066317">
            <text:p>336.467</text:p>
          </table:table-cell>
          <table:table-cell table:style-name="ce12" office:value-type="float" office:value="361.145404171459">
            <text:p>361.145</text:p>
          </table:table-cell>
          <table:table-cell table:style-name="ce12" office:value-type="float" office:value="255.784834839681">
            <text:p>255.785</text:p>
          </table:table-cell>
          <table:table-cell table:style-name="ce12" office:value-type="float" office:value="54.7749407382822">
            <text:p>54.775</text:p>
          </table:table-cell>
          <table:table-cell table:style-name="ce12" office:value-type="float" office:value="10.7351867011741">
            <text:p>10.73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4</text:p>
          </table:table-cell>
          <table:table-cell table:style-name="ce9" office:value-type="float" office:value="63.7214394570497">
            <text:p>63.72</text:p>
          </table:table-cell>
          <table:table-cell table:style-name="ce9" office:value-type="float" office:value="6.78268952734175">
            <text:p>6.78</text:p>
          </table:table-cell>
          <table:table-cell table:style-name="ce11" office:value-type="float" office:value="161.73425962489">
            <text:p>161.73</text:p>
          </table:table-cell>
          <table:table-cell table:style-name="ce9" office:value-type="float" office:value="6.59635827197307">
            <text:p>6.60</text:p>
          </table:table-cell>
          <table:table-cell table:style-name="ce9" office:value-type="float" office:value="179.687436162095">
            <text:p>179.69</text:p>
          </table:table-cell>
          <table:table-cell table:style-name="ce9" office:value-type="float" office:value="0.651054734777419">
            <text:p>0.65</text:p>
          </table:table-cell>
          <table:table-cell table:style-name="ce9" office:value-type="float" office:value="287.756131807069">
            <text:p>287.76</text:p>
          </table:table-cell>
          <table:table-cell table:style-name="ce11" office:value-type="float" office:value="0.886841693523772">
            <text:p>0.89</text:p>
          </table:table-cell>
          <table:table-cell table:style-name="ce11" office:value-type="float" office:value="11.9421702010117">
            <text:p>11.94</text:p>
          </table:table-cell>
          <table:table-cell table:style-name="ce11" office:value-type="float" office:value="11.5334634583337">
            <text:p>11.53</text:p>
          </table:table-cell>
          <table:table-cell table:style-name="ce9" office:value-type="float" office:value="159.040226822031">
            <text:p>159.04</text:p>
          </table:table-cell>
          <table:table-cell table:style-name="ce11" office:value-type="float" office:value="704.37114953058">
            <text:p>704.37</text:p>
          </table:table-cell>
          <table:table-cell table:style-name="ce9" office:value-type="float" office:value="5.33693791127864">
            <text:p>5.34</text:p>
          </table:table-cell>
          <table:table-cell table:style-name="ce9" office:value-type="float" office:value="7.14681140880097">
            <text:p>7.15</text:p>
          </table:table-cell>
          <table:table-cell table:style-name="ce9" office:value-type="string">
            <text:p>ND</text:p>
          </table:table-cell>
          <table:table-cell table:style-name="ce9" office:value-type="float" office:value="224.639925531673">
            <text:p>224.64</text:p>
          </table:table-cell>
          <table:table-cell table:style-name="ce11" office:value-type="float" office:value="287.574984172398">
            <text:p>287.57</text:p>
          </table:table-cell>
          <table:table-cell table:style-name="ce11" office:value-type="float" office:value="8.8059579684547">
            <text:p>8.81</text:p>
          </table:table-cell>
          <table:table-cell table:style-name="ce9" office:value-type="float" office:value="250.023474543695">
            <text:p>250.02</text:p>
          </table:table-cell>
          <table:table-cell table:style-name="ce9" office:value-type="float" office:value="4.65305740602458">
            <text:p>4.65</text:p>
          </table:table-cell>
          <table:table-cell table:style-name="ce11" office:value-type="float" office:value="1267.10711827824">
            <text:p>1267.11</text:p>
          </table:table-cell>
          <table:table-cell table:style-name="ce11" office:value-type="float" office:value="0.219020755186906">
            <text:p>0.22</text:p>
          </table:table-cell>
          <table:table-cell table:style-name="ce11" office:value-type="float" office:value="30.0480325625736">
            <text:p>30.05</text:p>
          </table:table-cell>
          <table:table-cell table:style-name="ce11" office:value-type="float" office:value="99.2331950685067">
            <text:p>99.2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3720165605948">
            <text:p>1.14</text:p>
          </table:table-cell>
          <table:table-cell table:style-name="ce11" office:value-type="float" office:value="2.41709872119853">
            <text:p>2.42</text:p>
          </table:table-cell>
          <table:table-cell table:style-name="ce9" office:value-type="string">
            <text:p>ND</text:p>
          </table:table-cell>
          <table:table-cell table:style-name="ce11" office:value-type="float" office:value="2.86119522852752">
            <text:p>2.86</text:p>
          </table:table-cell>
          <table:table-cell table:style-name="ce11" office:value-type="float" office:value="181.762336166904">
            <text:p>181.76</text:p>
          </table:table-cell>
          <table:table-cell table:style-name="ce9" office:value-type="float" office:value="162.269981373864">
            <text:p>162.27</text:p>
          </table:table-cell>
          <table:table-cell table:style-name="ce9" office:value-type="string">
            <text:p>ND</text:p>
          </table:table-cell>
          <table:table-cell table:style-name="ce11" office:value-type="float" office:value="879.607353503734">
            <text:p>879.61</text:p>
          </table:table-cell>
          <table:table-cell table:style-name="ce11" office:value-type="float" office:value="1.3429775171223">
            <text:p>1.34</text:p>
          </table:table-cell>
          <table:table-cell table:style-name="ce11" office:value-type="float" office:value="118.974802929222">
            <text:p>118.97</text:p>
          </table:table-cell>
          <table:table-cell table:style-name="ce11" office:value-type="float" office:value="69.4329120858186">
            <text:p>69.43</text:p>
          </table:table-cell>
          <table:table-cell table:style-name="ce11" office:value-type="float" office:value="47.3156830307716">
            <text:p>47.32</text:p>
          </table:table-cell>
          <table:table-cell table:style-name="ce12" office:value-type="float" office:value="1.35043024892755">
            <text:p>1.350</text:p>
          </table:table-cell>
          <table:table-cell table:style-name="ce12" office:value-type="float" office:value="4.16263539230391">
            <text:p>4.163</text:p>
          </table:table-cell>
          <table:table-cell table:style-name="ce12" office:value-type="float" office:value="341.012834571614">
            <text:p>341.013</text:p>
          </table:table-cell>
          <table:table-cell table:style-name="ce12" office:value-type="float" office:value="366.052798432456">
            <text:p>366.053</text:p>
          </table:table-cell>
          <table:table-cell table:style-name="ce12" office:value-type="float" office:value="248.225779720037">
            <text:p>248.226</text:p>
          </table:table-cell>
          <table:table-cell table:style-name="ce12" office:value-type="float" office:value="54.257365282377">
            <text:p>54.257</text:p>
          </table:table-cell>
          <table:table-cell table:style-name="ce12" office:value-type="float" office:value="10.5081512455446">
            <text:p>10.50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1 Day 4</text:p>
          </table:table-cell>
          <table:table-cell table:style-name="ce9" office:value-type="float" office:value="63.4590442121051">
            <text:p>63.46</text:p>
          </table:table-cell>
          <table:table-cell table:style-name="ce9" office:value-type="float" office:value="6.71675876369384">
            <text:p>6.72</text:p>
          </table:table-cell>
          <table:table-cell table:style-name="ce11" office:value-type="float" office:value="161.017381028196">
            <text:p>161.02</text:p>
          </table:table-cell>
          <table:table-cell table:style-name="ce9" office:value-type="float" office:value="6.56368688889035">
            <text:p>6.56</text:p>
          </table:table-cell>
          <table:table-cell table:style-name="ce9" office:value-type="float" office:value="178.64422399827">
            <text:p>178.64</text:p>
          </table:table-cell>
          <table:table-cell table:style-name="ce9" office:value-type="float" office:value="0.627897821940833">
            <text:p>0.63</text:p>
          </table:table-cell>
          <table:table-cell table:style-name="ce9" office:value-type="float" office:value="287.982059509055">
            <text:p>287.98</text:p>
          </table:table-cell>
          <table:table-cell table:style-name="ce11" office:value-type="float" office:value="0.852336761225601">
            <text:p>0.85</text:p>
          </table:table-cell>
          <table:table-cell table:style-name="ce11" office:value-type="float" office:value="11.6946683190035">
            <text:p>11.69</text:p>
          </table:table-cell>
          <table:table-cell table:style-name="ce11" office:value-type="float" office:value="4.40508816075092">
            <text:p>4.41</text:p>
          </table:table-cell>
          <table:table-cell table:style-name="ce9" office:value-type="float" office:value="159.739471757959">
            <text:p>159.74</text:p>
          </table:table-cell>
          <table:table-cell table:style-name="ce11" office:value-type="float" office:value="697.491528404572">
            <text:p>697.49</text:p>
          </table:table-cell>
          <table:table-cell table:style-name="ce9" office:value-type="float" office:value="5.52038562892078">
            <text:p>5.52</text:p>
          </table:table-cell>
          <table:table-cell table:style-name="ce9" office:value-type="float" office:value="7.1691558840497">
            <text:p>7.17</text:p>
          </table:table-cell>
          <table:table-cell table:style-name="ce9" office:value-type="string">
            <text:p>ND</text:p>
          </table:table-cell>
          <table:table-cell table:style-name="ce9" office:value-type="float" office:value="228.42225671494">
            <text:p>228.42</text:p>
          </table:table-cell>
          <table:table-cell table:style-name="ce11" office:value-type="float" office:value="283.930310746736">
            <text:p>283.93</text:p>
          </table:table-cell>
          <table:table-cell table:style-name="ce11" office:value-type="float" office:value="8.89868136784851">
            <text:p>8.90</text:p>
          </table:table-cell>
          <table:table-cell table:style-name="ce9" office:value-type="float" office:value="251.582761178101">
            <text:p>251.58</text:p>
          </table:table-cell>
          <table:table-cell table:style-name="ce9" office:value-type="float" office:value="5.75561545541648">
            <text:p>5.76</text:p>
          </table:table-cell>
          <table:table-cell table:style-name="ce11" office:value-type="float" office:value="1286.16338337615">
            <text:p>1286.16</text:p>
          </table:table-cell>
          <table:table-cell table:style-name="ce11" office:value-type="float" office:value="0.208091210726973">
            <text:p>0.21</text:p>
          </table:table-cell>
          <table:table-cell table:style-name="ce11" office:value-type="float" office:value="28.7378111377959">
            <text:p>28.74</text:p>
          </table:table-cell>
          <table:table-cell table:style-name="ce11" office:value-type="float" office:value="98.1008208612514">
            <text:p>98.1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345152247826">
            <text:p>1.13</text:p>
          </table:table-cell>
          <table:table-cell table:style-name="ce11" office:value-type="float" office:value="2.43804525931512">
            <text:p>2.44</text:p>
          </table:table-cell>
          <table:table-cell table:style-name="ce9" office:value-type="string">
            <text:p>ND</text:p>
          </table:table-cell>
          <table:table-cell table:style-name="ce11" office:value-type="float" office:value="2.85511150892048">
            <text:p>2.86</text:p>
          </table:table-cell>
          <table:table-cell table:style-name="ce11" office:value-type="float" office:value="179.875341686919">
            <text:p>179.88</text:p>
          </table:table-cell>
          <table:table-cell table:style-name="ce9" office:value-type="float" office:value="170.733911219763">
            <text:p>170.73</text:p>
          </table:table-cell>
          <table:table-cell table:style-name="ce9" office:value-type="string">
            <text:p>ND</text:p>
          </table:table-cell>
          <table:table-cell table:style-name="ce11" office:value-type="float" office:value="854.309913572366">
            <text:p>854.31</text:p>
          </table:table-cell>
          <table:table-cell table:style-name="ce11" office:value-type="float" office:value="1.38965219492094">
            <text:p>1.39</text:p>
          </table:table-cell>
          <table:table-cell table:style-name="ce11" office:value-type="float" office:value="118.260829933398">
            <text:p>118.26</text:p>
          </table:table-cell>
          <table:table-cell table:style-name="ce11" office:value-type="float" office:value="68.7812406460524">
            <text:p>68.78</text:p>
          </table:table-cell>
          <table:table-cell table:style-name="ce11" office:value-type="float" office:value="47.2328923290585">
            <text:p>47.23</text:p>
          </table:table-cell>
          <table:table-cell table:style-name="ce12" office:value-type="float" office:value="1.35033439030983">
            <text:p>1.350</text:p>
          </table:table-cell>
          <table:table-cell table:style-name="ce12" office:value-type="float" office:value="4.05046173270802">
            <text:p>4.050</text:p>
          </table:table-cell>
          <table:table-cell table:style-name="ce12" office:value-type="float" office:value="334.547008279689">
            <text:p>334.547</text:p>
          </table:table-cell>
          <table:table-cell table:style-name="ce12" office:value-type="float" office:value="359.072739814128">
            <text:p>359.073</text:p>
          </table:table-cell>
          <table:table-cell table:style-name="ce12" office:value-type="float" office:value="243.178680856156">
            <text:p>243.179</text:p>
          </table:table-cell>
          <table:table-cell table:style-name="ce12" office:value-type="float" office:value="54.1548204788922">
            <text:p>54.155</text:p>
          </table:table-cell>
          <table:table-cell table:style-name="ce12" office:value-type="float" office:value="10.5440007133076">
            <text:p>10.544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4</text:p>
          </table:table-cell>
          <table:table-cell table:style-name="ce9" office:value-type="float" office:value="62.9036586520777">
            <text:p>62.90</text:p>
          </table:table-cell>
          <table:table-cell table:style-name="ce9" office:value-type="float" office:value="6.27679350364349">
            <text:p>6.28</text:p>
          </table:table-cell>
          <table:table-cell table:style-name="ce11" office:value-type="float" office:value="163.220984128555">
            <text:p>163.22</text:p>
          </table:table-cell>
          <table:table-cell table:style-name="ce9" office:value-type="float" office:value="6.04083332298991">
            <text:p>6.04</text:p>
          </table:table-cell>
          <table:table-cell table:style-name="ce9" office:value-type="float" office:value="182.461477191164">
            <text:p>182.46</text:p>
          </table:table-cell>
          <table:table-cell table:style-name="ce9" office:value-type="float" office:value="0.627757771493115">
            <text:p>0.63</text:p>
          </table:table-cell>
          <table:table-cell table:style-name="ce9" office:value-type="float" office:value="296.525762002578">
            <text:p>296.53</text:p>
          </table:table-cell>
          <table:table-cell table:style-name="ce11" office:value-type="float" office:value="0.611038948928035">
            <text:p>0.61</text:p>
          </table:table-cell>
          <table:table-cell table:style-name="ce11" office:value-type="float" office:value="11.2105060967199">
            <text:p>11.21</text:p>
          </table:table-cell>
          <table:table-cell table:style-name="ce11" office:value-type="float" office:value="4.29504421047411">
            <text:p>4.30</text:p>
          </table:table-cell>
          <table:table-cell table:style-name="ce9" office:value-type="float" office:value="176.045398379215">
            <text:p>176.05</text:p>
          </table:table-cell>
          <table:table-cell table:style-name="ce11" office:value-type="float" office:value="861.67509938806">
            <text:p>861.68</text:p>
          </table:table-cell>
          <table:table-cell table:style-name="ce9" office:value-type="float" office:value="5.00719024836255">
            <text:p>5.01</text:p>
          </table:table-cell>
          <table:table-cell table:style-name="ce9" office:value-type="float" office:value="7.33986572338162">
            <text:p>7.34</text:p>
          </table:table-cell>
          <table:table-cell table:style-name="ce9" office:value-type="string">
            <text:p>ND</text:p>
          </table:table-cell>
          <table:table-cell table:style-name="ce9" office:value-type="float" office:value="210.154920148312">
            <text:p>210.15</text:p>
          </table:table-cell>
          <table:table-cell table:style-name="ce11" office:value-type="float" office:value="273.531388003856">
            <text:p>273.53</text:p>
          </table:table-cell>
          <table:table-cell table:style-name="ce11" office:value-type="float" office:value="9.19842038561293">
            <text:p>9.20</text:p>
          </table:table-cell>
          <table:table-cell table:style-name="ce9" office:value-type="float" office:value="202.628925181409">
            <text:p>202.63</text:p>
          </table:table-cell>
          <table:table-cell table:style-name="ce9" office:value-type="float" office:value="4.87700104425015">
            <text:p>4.88</text:p>
          </table:table-cell>
          <table:table-cell table:style-name="ce11" office:value-type="float" office:value="1196.31038442057">
            <text:p>1196.31</text:p>
          </table:table-cell>
          <table:table-cell table:style-name="ce11" office:value-type="float" office:value="0.13389800935831">
            <text:p>0.13</text:p>
          </table:table-cell>
          <table:table-cell table:style-name="ce11" office:value-type="float" office:value="37.6884222670596">
            <text:p>37.69</text:p>
          </table:table-cell>
          <table:table-cell table:style-name="ce11" office:value-type="float" office:value="106.091901091504">
            <text:p>106.0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243016203429">
            <text:p>1.07</text:p>
          </table:table-cell>
          <table:table-cell table:style-name="ce11" office:value-type="float" office:value="2.44660376225603">
            <text:p>2.45</text:p>
          </table:table-cell>
          <table:table-cell table:style-name="ce9" office:value-type="string">
            <text:p>ND</text:p>
          </table:table-cell>
          <table:table-cell table:style-name="ce11" office:value-type="float" office:value="2.86374843707159">
            <text:p>2.86</text:p>
          </table:table-cell>
          <table:table-cell table:style-name="ce11" office:value-type="float" office:value="167.584294034164">
            <text:p>167.58</text:p>
          </table:table-cell>
          <table:table-cell table:style-name="ce9" office:value-type="float" office:value="167.104809968799">
            <text:p>167.10</text:p>
          </table:table-cell>
          <table:table-cell table:style-name="ce9" office:value-type="string">
            <text:p>ND</text:p>
          </table:table-cell>
          <table:table-cell table:style-name="ce11" office:value-type="float" office:value="912.831649959713">
            <text:p>912.83</text:p>
          </table:table-cell>
          <table:table-cell table:style-name="ce11" office:value-type="float" office:value="1.18621008402744">
            <text:p>1.19</text:p>
          </table:table-cell>
          <table:table-cell table:style-name="ce11" office:value-type="float" office:value="130.620869158361">
            <text:p>130.62</text:p>
          </table:table-cell>
          <table:table-cell table:style-name="ce11" office:value-type="float" office:value="72.1390645285445">
            <text:p>72.14</text:p>
          </table:table-cell>
          <table:table-cell table:style-name="ce11" office:value-type="float" office:value="51.5043241757084">
            <text:p>51.50</text:p>
          </table:table-cell>
          <table:table-cell table:style-name="ce12" office:value-type="float" office:value="1.30147118780027">
            <text:p>1.301</text:p>
          </table:table-cell>
          <table:table-cell table:style-name="ce12" office:value-type="float" office:value="3.9589915372406">
            <text:p>3.959</text:p>
          </table:table-cell>
          <table:table-cell table:style-name="ce12" office:value-type="float" office:value="343.122503027906">
            <text:p>343.123</text:p>
          </table:table-cell>
          <table:table-cell table:style-name="ce12" office:value-type="float" office:value="368.330250505139">
            <text:p>368.330</text:p>
          </table:table-cell>
          <table:table-cell table:style-name="ce12" office:value-type="float" office:value="260.030234692082">
            <text:p>260.030</text:p>
          </table:table-cell>
          <table:table-cell table:style-name="ce12" office:value-type="float" office:value="58.7509708973808">
            <text:p>58.751</text:p>
          </table:table-cell>
          <table:table-cell table:style-name="ce12" office:value-type="float" office:value="11.9227238979143">
            <text:p>11.923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4</text:p>
          </table:table-cell>
          <table:table-cell table:style-name="ce9" office:value-type="float" office:value="60.1450208898119">
            <text:p>60.15</text:p>
          </table:table-cell>
          <table:table-cell table:style-name="ce9" office:value-type="float" office:value="6.3124342133125">
            <text:p>6.31</text:p>
          </table:table-cell>
          <table:table-cell table:style-name="ce11" office:value-type="float" office:value="159.523017771747">
            <text:p>159.52</text:p>
          </table:table-cell>
          <table:table-cell table:style-name="ce9" office:value-type="float" office:value="5.95183388291409">
            <text:p>5.95</text:p>
          </table:table-cell>
          <table:table-cell table:style-name="ce9" office:value-type="float" office:value="176.362823595767">
            <text:p>176.36</text:p>
          </table:table-cell>
          <table:table-cell table:style-name="ce9" office:value-type="float" office:value="0.636921532923594">
            <text:p>0.64</text:p>
          </table:table-cell>
          <table:table-cell table:style-name="ce9" office:value-type="float" office:value="286.38074629076">
            <text:p>286.38</text:p>
          </table:table-cell>
          <table:table-cell table:style-name="ce11" office:value-type="float" office:value="0.459575509797452">
            <text:p>0.46</text:p>
          </table:table-cell>
          <table:table-cell table:style-name="ce11" office:value-type="float" office:value="10.6910944545093">
            <text:p>10.69</text:p>
          </table:table-cell>
          <table:table-cell table:style-name="ce11" office:value-type="float" office:value="5.87161292998761">
            <text:p>5.87</text:p>
          </table:table-cell>
          <table:table-cell table:style-name="ce9" office:value-type="float" office:value="166.378760340513">
            <text:p>166.38</text:p>
          </table:table-cell>
          <table:table-cell table:style-name="ce11" office:value-type="float" office:value="814.688421822179">
            <text:p>814.69</text:p>
          </table:table-cell>
          <table:table-cell table:style-name="ce9" office:value-type="float" office:value="4.97932000699852">
            <text:p>4.98</text:p>
          </table:table-cell>
          <table:table-cell table:style-name="ce9" office:value-type="float" office:value="7.26000634238017">
            <text:p>7.26</text:p>
          </table:table-cell>
          <table:table-cell table:style-name="ce9" office:value-type="string">
            <text:p>ND</text:p>
          </table:table-cell>
          <table:table-cell table:style-name="ce9" office:value-type="float" office:value="209.68287315">
            <text:p>209.68</text:p>
          </table:table-cell>
          <table:table-cell table:style-name="ce11" office:value-type="float" office:value="267.757677382207">
            <text:p>267.76</text:p>
          </table:table-cell>
          <table:table-cell table:style-name="ce11" office:value-type="float" office:value="8.90421517496953">
            <text:p>8.90</text:p>
          </table:table-cell>
          <table:table-cell table:style-name="ce9" office:value-type="float" office:value="197.285817893496">
            <text:p>197.29</text:p>
          </table:table-cell>
          <table:table-cell table:style-name="ce9" office:value-type="float" office:value="5.04834590332641">
            <text:p>5.05</text:p>
          </table:table-cell>
          <table:table-cell table:style-name="ce11" office:value-type="float" office:value="1170.16438480579">
            <text:p>1170.16</text:p>
          </table:table-cell>
          <table:table-cell table:style-name="ce11" office:value-type="float" office:value="0.091699311576611">
            <text:p>0.09</text:p>
          </table:table-cell>
          <table:table-cell table:style-name="ce11" office:value-type="float" office:value="33.5438014641064">
            <text:p>33.54</text:p>
          </table:table-cell>
          <table:table-cell table:style-name="ce11" office:value-type="float" office:value="102.551369930015">
            <text:p>102.5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5678791033599">
            <text:p>1.06</text:p>
          </table:table-cell>
          <table:table-cell table:style-name="ce11" office:value-type="float" office:value="2.41094371755907">
            <text:p>2.41</text:p>
          </table:table-cell>
          <table:table-cell table:style-name="ce9" office:value-type="string">
            <text:p>ND</text:p>
          </table:table-cell>
          <table:table-cell table:style-name="ce11" office:value-type="float" office:value="2.86212603262605">
            <text:p>2.86</text:p>
          </table:table-cell>
          <table:table-cell table:style-name="ce11" office:value-type="float" office:value="163.374367124939">
            <text:p>163.37</text:p>
          </table:table-cell>
          <table:table-cell table:style-name="ce9" office:value-type="float" office:value="151.23345801819">
            <text:p>151.23</text:p>
          </table:table-cell>
          <table:table-cell table:style-name="ce9" office:value-type="string">
            <text:p>ND</text:p>
          </table:table-cell>
          <table:table-cell table:style-name="ce11" office:value-type="float" office:value="886.732144741019">
            <text:p>886.73</text:p>
          </table:table-cell>
          <table:table-cell table:style-name="ce11" office:value-type="float" office:value="1.47264467407125">
            <text:p>1.47</text:p>
          </table:table-cell>
          <table:table-cell table:style-name="ce11" office:value-type="float" office:value="125.898408315687">
            <text:p>125.90</text:p>
          </table:table-cell>
          <table:table-cell table:style-name="ce11" office:value-type="float" office:value="70.1538927191627">
            <text:p>70.15</text:p>
          </table:table-cell>
          <table:table-cell table:style-name="ce11" office:value-type="float" office:value="50.1370439379733">
            <text:p>50.14</text:p>
          </table:table-cell>
          <table:table-cell table:style-name="ce12" office:value-type="float" office:value="1.30206618744648">
            <text:p>1.302</text:p>
          </table:table-cell>
          <table:table-cell table:style-name="ce12" office:value-type="float" office:value="3.89057709413334">
            <text:p>3.891</text:p>
          </table:table-cell>
          <table:table-cell table:style-name="ce12" office:value-type="float" office:value="338.22662277615">
            <text:p>338.227</text:p>
          </table:table-cell>
          <table:table-cell table:style-name="ce12" office:value-type="float" office:value="363.044996988779">
            <text:p>363.045</text:p>
          </table:table-cell>
          <table:table-cell table:style-name="ce12" office:value-type="float" office:value="247.722635927812">
            <text:p>247.723</text:p>
          </table:table-cell>
          <table:table-cell table:style-name="ce12" office:value-type="float" office:value="57.4060201062078">
            <text:p>57.406</text:p>
          </table:table-cell>
          <table:table-cell table:style-name="ce12" office:value-type="float" office:value="11.6429069023867">
            <text:p>11.643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4</text:p>
          </table:table-cell>
          <table:table-cell table:style-name="ce9" office:value-type="float" office:value="62.9579610436474">
            <text:p>62.96</text:p>
          </table:table-cell>
          <table:table-cell table:style-name="ce9" office:value-type="float" office:value="6.25812018124059">
            <text:p>6.26</text:p>
          </table:table-cell>
          <table:table-cell table:style-name="ce11" office:value-type="float" office:value="170.300064369548">
            <text:p>170.30</text:p>
          </table:table-cell>
          <table:table-cell table:style-name="ce9" office:value-type="float" office:value="6.04613631251534">
            <text:p>6.05</text:p>
          </table:table-cell>
          <table:table-cell table:style-name="ce9" office:value-type="float" office:value="184.158937917127">
            <text:p>184.16</text:p>
          </table:table-cell>
          <table:table-cell table:style-name="ce9" office:value-type="float" office:value="0.620524416227708">
            <text:p>0.62</text:p>
          </table:table-cell>
          <table:table-cell table:style-name="ce9" office:value-type="float" office:value="306.115592875721">
            <text:p>306.12</text:p>
          </table:table-cell>
          <table:table-cell table:style-name="ce11" office:value-type="float" office:value="0.699462951780046">
            <text:p>0.70</text:p>
          </table:table-cell>
          <table:table-cell table:style-name="ce11" office:value-type="float" office:value="11.0798122086293">
            <text:p>11.08</text:p>
          </table:table-cell>
          <table:table-cell table:style-name="ce11" office:value-type="float" office:value="6.67206755643021">
            <text:p>6.67</text:p>
          </table:table-cell>
          <table:table-cell table:style-name="ce9" office:value-type="float" office:value="174.217037304391">
            <text:p>174.22</text:p>
          </table:table-cell>
          <table:table-cell table:style-name="ce11" office:value-type="float" office:value="863.850265227644">
            <text:p>863.85</text:p>
          </table:table-cell>
          <table:table-cell table:style-name="ce9" office:value-type="float" office:value="4.97415995338201">
            <text:p>4.97</text:p>
          </table:table-cell>
          <table:table-cell table:style-name="ce9" office:value-type="float" office:value="7.31966415864753">
            <text:p>7.32</text:p>
          </table:table-cell>
          <table:table-cell table:style-name="ce9" office:value-type="string">
            <text:p>ND</text:p>
          </table:table-cell>
          <table:table-cell table:style-name="ce9" office:value-type="float" office:value="215.378253251314">
            <text:p>215.38</text:p>
          </table:table-cell>
          <table:table-cell table:style-name="ce11" office:value-type="float" office:value="278.311872186735">
            <text:p>278.31</text:p>
          </table:table-cell>
          <table:table-cell table:style-name="ce11" office:value-type="float" office:value="9.48529116825904">
            <text:p>9.49</text:p>
          </table:table-cell>
          <table:table-cell table:style-name="ce9" office:value-type="float" office:value="206.4142158347">
            <text:p>206.41</text:p>
          </table:table-cell>
          <table:table-cell table:style-name="ce9" office:value-type="float" office:value="4.67775259977673">
            <text:p>4.68</text:p>
          </table:table-cell>
          <table:table-cell table:style-name="ce11" office:value-type="float" office:value="1240.59955564823">
            <text:p>1240.60</text:p>
          </table:table-cell>
          <table:table-cell table:style-name="ce11" office:value-type="float" office:value="0.120820787799908">
            <text:p>0.12</text:p>
          </table:table-cell>
          <table:table-cell table:style-name="ce11" office:value-type="float" office:value="40.3906657134156">
            <text:p>40.39</text:p>
          </table:table-cell>
          <table:table-cell table:style-name="ce11" office:value-type="float" office:value="106.416133841458">
            <text:p>106.4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1346403906556">
            <text:p>1.11</text:p>
          </table:table-cell>
          <table:table-cell table:style-name="ce11" office:value-type="float" office:value="2.52443007975853">
            <text:p>2.52</text:p>
          </table:table-cell>
          <table:table-cell table:style-name="ce9" office:value-type="string">
            <text:p>ND</text:p>
          </table:table-cell>
          <table:table-cell table:style-name="ce11" office:value-type="float" office:value="2.87815267603719">
            <text:p>2.88</text:p>
          </table:table-cell>
          <table:table-cell table:style-name="ce11" office:value-type="float" office:value="168.879005508724">
            <text:p>168.88</text:p>
          </table:table-cell>
          <table:table-cell table:style-name="ce9" office:value-type="float" office:value="161.909303348666">
            <text:p>161.91</text:p>
          </table:table-cell>
          <table:table-cell table:style-name="ce9" office:value-type="string">
            <text:p>ND</text:p>
          </table:table-cell>
          <table:table-cell table:style-name="ce11" office:value-type="float" office:value="933.121604452097">
            <text:p>933.12</text:p>
          </table:table-cell>
          <table:table-cell table:style-name="ce11" office:value-type="float" office:value="1.74525646642259">
            <text:p>1.75</text:p>
          </table:table-cell>
          <table:table-cell table:style-name="ce11" office:value-type="float" office:value="132.787669713747">
            <text:p>132.79</text:p>
          </table:table-cell>
          <table:table-cell table:style-name="ce11" office:value-type="float" office:value="73.8043640055167">
            <text:p>73.80</text:p>
          </table:table-cell>
          <table:table-cell table:style-name="ce11" office:value-type="float" office:value="52.6368029346653">
            <text:p>52.64</text:p>
          </table:table-cell>
          <table:table-cell table:style-name="ce12" office:value-type="float" office:value="1.29938939649489">
            <text:p>1.299</text:p>
          </table:table-cell>
          <table:table-cell table:style-name="ce12" office:value-type="float" office:value="3.94358628758288">
            <text:p>3.944</text:p>
          </table:table-cell>
          <table:table-cell table:style-name="ce12" office:value-type="float" office:value="355.255056956646">
            <text:p>355.255</text:p>
          </table:table-cell>
          <table:table-cell table:style-name="ce12" office:value-type="float" office:value="381.427716132756">
            <text:p>381.428</text:p>
          </table:table-cell>
          <table:table-cell table:style-name="ce12" office:value-type="float" office:value="259.367951258468">
            <text:p>259.368</text:p>
          </table:table-cell>
          <table:table-cell table:style-name="ce12" office:value-type="float" office:value="60.1852352197619">
            <text:p>60.185</text:p>
          </table:table-cell>
          <table:table-cell table:style-name="ce12" office:value-type="float" office:value="11.983351929083">
            <text:p>11.983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2 Day 4</text:p>
          </table:table-cell>
          <table:table-cell table:style-name="ce9" office:value-type="float" office:value="64.2079827520971">
            <text:p>64.21</text:p>
          </table:table-cell>
          <table:table-cell table:style-name="ce9" office:value-type="float" office:value="6.61026789362338">
            <text:p>6.61</text:p>
          </table:table-cell>
          <table:table-cell table:style-name="ce11" office:value-type="float" office:value="152.435958009312">
            <text:p>152.44</text:p>
          </table:table-cell>
          <table:table-cell table:style-name="ce9" office:value-type="float" office:value="6.44547859977824">
            <text:p>6.45</text:p>
          </table:table-cell>
          <table:table-cell table:style-name="ce9" office:value-type="float" office:value="179.287806912875">
            <text:p>179.29</text:p>
          </table:table-cell>
          <table:table-cell table:style-name="ce9" office:value-type="float" office:value="0.7729005509912">
            <text:p>0.77</text:p>
          </table:table-cell>
          <table:table-cell table:style-name="ce9" office:value-type="float" office:value="283.744018679973">
            <text:p>283.74</text:p>
          </table:table-cell>
          <table:table-cell table:style-name="ce11" office:value-type="float" office:value="0.777582448842696">
            <text:p>0.78</text:p>
          </table:table-cell>
          <table:table-cell table:style-name="ce11" office:value-type="float" office:value="11.1845703679901">
            <text:p>11.18</text:p>
          </table:table-cell>
          <table:table-cell table:style-name="ce11" office:value-type="float" office:value="4.31205817948812">
            <text:p>4.31</text:p>
          </table:table-cell>
          <table:table-cell table:style-name="ce9" office:value-type="float" office:value="175.10005952216">
            <text:p>175.10</text:p>
          </table:table-cell>
          <table:table-cell table:style-name="ce11" office:value-type="float" office:value="846.919443421978">
            <text:p>846.92</text:p>
          </table:table-cell>
          <table:table-cell table:style-name="ce9" office:value-type="float" office:value="5.3549435223612">
            <text:p>5.35</text:p>
          </table:table-cell>
          <table:table-cell table:style-name="ce9" office:value-type="float" office:value="7.38502369444004">
            <text:p>7.39</text:p>
          </table:table-cell>
          <table:table-cell table:style-name="ce9" office:value-type="string">
            <text:p>ND</text:p>
          </table:table-cell>
          <table:table-cell table:style-name="ce9" office:value-type="float" office:value="208.144669990079">
            <text:p>208.14</text:p>
          </table:table-cell>
          <table:table-cell table:style-name="ce11" office:value-type="float" office:value="267.923371139241">
            <text:p>267.92</text:p>
          </table:table-cell>
          <table:table-cell table:style-name="ce11" office:value-type="float" office:value="8.96614541152345">
            <text:p>8.97</text:p>
          </table:table-cell>
          <table:table-cell table:style-name="ce9" office:value-type="float" office:value="204.618132368956">
            <text:p>204.62</text:p>
          </table:table-cell>
          <table:table-cell table:style-name="ce9" office:value-type="float" office:value="4.24889176067761">
            <text:p>4.25</text:p>
          </table:table-cell>
          <table:table-cell table:style-name="ce11" office:value-type="float" office:value="1226.78636836174">
            <text:p>1226.79</text:p>
          </table:table-cell>
          <table:table-cell table:style-name="ce11" office:value-type="float" office:value="0.168826249433708">
            <text:p>0.17</text:p>
          </table:table-cell>
          <table:table-cell table:style-name="ce11" office:value-type="float" office:value="34.1759398607386">
            <text:p>34.18</text:p>
          </table:table-cell>
          <table:table-cell table:style-name="ce11" office:value-type="float" office:value="103.811389965611">
            <text:p>103.81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8707402249299">
            <text:p>1.09</text:p>
          </table:table-cell>
          <table:table-cell table:style-name="ce11" office:value-type="float" office:value="2.44647832860134">
            <text:p>2.45</text:p>
          </table:table-cell>
          <table:table-cell table:style-name="ce9" office:value-type="string">
            <text:p>ND</text:p>
          </table:table-cell>
          <table:table-cell table:style-name="ce11" office:value-type="float" office:value="2.90603407785894">
            <text:p>2.91</text:p>
          </table:table-cell>
          <table:table-cell table:style-name="ce11" office:value-type="float" office:value="165.625067078238">
            <text:p>165.63</text:p>
          </table:table-cell>
          <table:table-cell table:style-name="ce9" office:value-type="float" office:value="161.923587641745">
            <text:p>161.92</text:p>
          </table:table-cell>
          <table:table-cell table:style-name="ce9" office:value-type="string">
            <text:p>ND</text:p>
          </table:table-cell>
          <table:table-cell table:style-name="ce11" office:value-type="float" office:value="881.443789390437">
            <text:p>881.44</text:p>
          </table:table-cell>
          <table:table-cell table:style-name="ce11" office:value-type="float" office:value="1.46204728307936">
            <text:p>1.46</text:p>
          </table:table-cell>
          <table:table-cell table:style-name="ce11" office:value-type="float" office:value="127.399550919996">
            <text:p>127.40</text:p>
          </table:table-cell>
          <table:table-cell table:style-name="ce11" office:value-type="float" office:value="70.4666957656302">
            <text:p>70.47</text:p>
          </table:table-cell>
          <table:table-cell table:style-name="ce11" office:value-type="float" office:value="50.9866783119226">
            <text:p>50.99</text:p>
          </table:table-cell>
          <table:table-cell table:style-name="ce12" office:value-type="float" office:value="1.31460988817008">
            <text:p>1.315</text:p>
          </table:table-cell>
          <table:table-cell table:style-name="ce12" office:value-type="float" office:value="4.04169951480208">
            <text:p>4.042</text:p>
          </table:table-cell>
          <table:table-cell table:style-name="ce12" office:value-type="float" office:value="325.879234006865">
            <text:p>325.879</text:p>
          </table:table-cell>
          <table:table-cell table:style-name="ce12" office:value-type="float" office:value="349.715610534255">
            <text:p>349.716</text:p>
          </table:table-cell>
          <table:table-cell table:style-name="ce12" office:value-type="float" office:value="241.38684458276">
            <text:p>241.387</text:p>
          </table:table-cell>
          <table:table-cell table:style-name="ce12" office:value-type="float" office:value="57.7475383507163">
            <text:p>57.748</text:p>
          </table:table-cell>
          <table:table-cell table:style-name="ce12" office:value-type="float" office:value="11.6576951777603">
            <text:p>11.65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4</text:p>
          </table:table-cell>
          <table:table-cell table:style-name="ce9" office:value-type="float" office:value="63.2611097232935">
            <text:p>63.26</text:p>
          </table:table-cell>
          <table:table-cell table:style-name="ce9" office:value-type="float" office:value="6.70922418014704">
            <text:p>6.71</text:p>
          </table:table-cell>
          <table:table-cell table:style-name="ce11" office:value-type="float" office:value="158.262130465174">
            <text:p>158.26</text:p>
          </table:table-cell>
          <table:table-cell table:style-name="ce9" office:value-type="float" office:value="6.53830329462309">
            <text:p>6.54</text:p>
          </table:table-cell>
          <table:table-cell table:style-name="ce9" office:value-type="float" office:value="180.111553252453">
            <text:p>180.11</text:p>
          </table:table-cell>
          <table:table-cell table:style-name="ce9" office:value-type="float" office:value="0.751884421218129">
            <text:p>0.75</text:p>
          </table:table-cell>
          <table:table-cell table:style-name="ce9" office:value-type="float" office:value="283.230335675327">
            <text:p>283.23</text:p>
          </table:table-cell>
          <table:table-cell table:style-name="ce11" office:value-type="float" office:value="0.926896687561884">
            <text:p>0.93</text:p>
          </table:table-cell>
          <table:table-cell table:style-name="ce11" office:value-type="float" office:value="9.60142824676419">
            <text:p>9.60</text:p>
          </table:table-cell>
          <table:table-cell table:style-name="ce11" office:value-type="float" office:value="4.32146664885636">
            <text:p>4.32</text:p>
          </table:table-cell>
          <table:table-cell table:style-name="ce9" office:value-type="float" office:value="159.603818783527">
            <text:p>159.60</text:p>
          </table:table-cell>
          <table:table-cell table:style-name="ce11" office:value-type="float" office:value="916.14936456041">
            <text:p>916.15</text:p>
          </table:table-cell>
          <table:table-cell table:style-name="ce9" office:value-type="float" office:value="5.22164100125677">
            <text:p>5.22</text:p>
          </table:table-cell>
          <table:table-cell table:style-name="ce9" office:value-type="float" office:value="7.25264642275884">
            <text:p>7.25</text:p>
          </table:table-cell>
          <table:table-cell table:style-name="ce9" office:value-type="string">
            <text:p>ND</text:p>
          </table:table-cell>
          <table:table-cell table:style-name="ce9" office:value-type="float" office:value="210.658889272843">
            <text:p>210.66</text:p>
          </table:table-cell>
          <table:table-cell table:style-name="ce11" office:value-type="float" office:value="274.038868813326">
            <text:p>274.04</text:p>
          </table:table-cell>
          <table:table-cell table:style-name="ce11" office:value-type="float" office:value="9.788378589702">
            <text:p>9.79</text:p>
          </table:table-cell>
          <table:table-cell table:style-name="ce9" office:value-type="float" office:value="245.071537288306">
            <text:p>245.07</text:p>
          </table:table-cell>
          <table:table-cell table:style-name="ce9" office:value-type="float" office:value="4.35127348841391">
            <text:p>4.35</text:p>
          </table:table-cell>
          <table:table-cell table:style-name="ce11" office:value-type="float" office:value="1137.25162677528">
            <text:p>1137.25</text:p>
          </table:table-cell>
          <table:table-cell table:style-name="ce11" office:value-type="float" office:value="0.251728714005798">
            <text:p>0.25</text:p>
          </table:table-cell>
          <table:table-cell table:style-name="ce11" office:value-type="float" office:value="28.0260960979757">
            <text:p>28.03</text:p>
          </table:table-cell>
          <table:table-cell table:style-name="ce11" office:value-type="float" office:value="95.4557570353642">
            <text:p>95.46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1655187951445">
            <text:p>1.12</text:p>
          </table:table-cell>
          <table:table-cell table:style-name="ce11" office:value-type="float" office:value="2.52601458703687">
            <text:p>2.53</text:p>
          </table:table-cell>
          <table:table-cell table:style-name="ce9" office:value-type="string">
            <text:p>ND</text:p>
          </table:table-cell>
          <table:table-cell table:style-name="ce11" office:value-type="float" office:value="2.8663886742705">
            <text:p>2.87</text:p>
          </table:table-cell>
          <table:table-cell table:style-name="ce11" office:value-type="float" office:value="178.982528472293">
            <text:p>178.98</text:p>
          </table:table-cell>
          <table:table-cell table:style-name="ce9" office:value-type="float" office:value="166.248500304633">
            <text:p>166.25</text:p>
          </table:table-cell>
          <table:table-cell table:style-name="ce9" office:value-type="string">
            <text:p>ND</text:p>
          </table:table-cell>
          <table:table-cell table:style-name="ce11" office:value-type="float" office:value="857.152320269255">
            <text:p>857.15</text:p>
          </table:table-cell>
          <table:table-cell table:style-name="ce11" office:value-type="float" office:value="1.58312745328678">
            <text:p>1.58</text:p>
          </table:table-cell>
          <table:table-cell table:style-name="ce11" office:value-type="float" office:value="118.719975998241">
            <text:p>118.72</text:p>
          </table:table-cell>
          <table:table-cell table:style-name="ce11" office:value-type="float" office:value="68.8367005550642">
            <text:p>68.84</text:p>
          </table:table-cell>
          <table:table-cell table:style-name="ce11" office:value-type="float" office:value="47.873438278114">
            <text:p>47.87</text:p>
          </table:table-cell>
          <table:table-cell table:style-name="ce12" office:value-type="float" office:value="1.35487812904941">
            <text:p>1.355</text:p>
          </table:table-cell>
          <table:table-cell table:style-name="ce12" office:value-type="float" office:value="4.44941935404611">
            <text:p>4.449</text:p>
          </table:table-cell>
          <table:table-cell table:style-name="ce12" office:value-type="float" office:value="334.939987952318">
            <text:p>334.940</text:p>
          </table:table-cell>
          <table:table-cell table:style-name="ce12" office:value-type="float" office:value="359.496973473821">
            <text:p>359.497</text:p>
          </table:table-cell>
          <table:table-cell table:style-name="ce12" office:value-type="float" office:value="237.308548722934">
            <text:p>237.309</text:p>
          </table:table-cell>
          <table:table-cell table:style-name="ce12" office:value-type="float" office:value="54.1857238463528">
            <text:p>54.186</text:p>
          </table:table-cell>
          <table:table-cell table:style-name="ce12" office:value-type="float" office:value="10.0061001639278">
            <text:p>10.00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4</text:p>
          </table:table-cell>
          <table:table-cell table:style-name="ce9" office:value-type="float" office:value="57.4704670542001">
            <text:p>57.47</text:p>
          </table:table-cell>
          <table:table-cell table:style-name="ce9" office:value-type="float" office:value="6.20377816108581">
            <text:p>6.20</text:p>
          </table:table-cell>
          <table:table-cell table:style-name="ce11" office:value-type="float" office:value="162.878380398164">
            <text:p>162.88</text:p>
          </table:table-cell>
          <table:table-cell table:style-name="ce9" office:value-type="float" office:value="5.9352870503697">
            <text:p>5.94</text:p>
          </table:table-cell>
          <table:table-cell table:style-name="ce9" office:value-type="float" office:value="173.981744242372">
            <text:p>173.98</text:p>
          </table:table-cell>
          <table:table-cell table:style-name="ce9" office:value-type="float" office:value="0.535229927984413">
            <text:p>0.54</text:p>
          </table:table-cell>
          <table:table-cell table:style-name="ce9" office:value-type="float" office:value="284.323630368655">
            <text:p>284.32</text:p>
          </table:table-cell>
          <table:table-cell table:style-name="ce11" office:value-type="float" office:value="0.505256514911353">
            <text:p>0.51</text:p>
          </table:table-cell>
          <table:table-cell table:style-name="ce11" office:value-type="float" office:value="9.18664744879216">
            <text:p>9.19</text:p>
          </table:table-cell>
          <table:table-cell table:style-name="ce11" office:value-type="float" office:value="6.71897939554019">
            <text:p>6.72</text:p>
          </table:table-cell>
          <table:table-cell table:style-name="ce9" office:value-type="float" office:value="151.864068211573">
            <text:p>151.86</text:p>
          </table:table-cell>
          <table:table-cell table:style-name="ce11" office:value-type="float" office:value="870.399693890449">
            <text:p>870.40</text:p>
          </table:table-cell>
          <table:table-cell table:style-name="ce9" office:value-type="float" office:value="4.60965650758739">
            <text:p>4.61</text:p>
          </table:table-cell>
          <table:table-cell table:style-name="ce9" office:value-type="float" office:value="7.12871854217898">
            <text:p>7.13</text:p>
          </table:table-cell>
          <table:table-cell table:style-name="ce9" office:value-type="string">
            <text:p>ND</text:p>
          </table:table-cell>
          <table:table-cell table:style-name="ce9" office:value-type="float" office:value="198.975435197296">
            <text:p>198.98</text:p>
          </table:table-cell>
          <table:table-cell table:style-name="ce11" office:value-type="float" office:value="262.679436930715">
            <text:p>262.68</text:p>
          </table:table-cell>
          <table:table-cell table:style-name="ce11" office:value-type="float" office:value="9.78327461725663">
            <text:p>9.78</text:p>
          </table:table-cell>
          <table:table-cell table:style-name="ce9" office:value-type="float" office:value="226.691670994015">
            <text:p>226.69</text:p>
          </table:table-cell>
          <table:table-cell table:style-name="ce9" office:value-type="float" office:value="3.89622386111013">
            <text:p>3.90</text:p>
          </table:table-cell>
          <table:table-cell table:style-name="ce11" office:value-type="float" office:value="1033.20505924583">
            <text:p>1033.21</text:p>
          </table:table-cell>
          <table:table-cell table:style-name="ce11" office:value-type="float" office:value="0.099351338077242">
            <text:p>0.10</text:p>
          </table:table-cell>
          <table:table-cell table:style-name="ce11" office:value-type="float" office:value="26.0488073653763">
            <text:p>26.05</text:p>
          </table:table-cell>
          <table:table-cell table:style-name="ce11" office:value-type="float" office:value="93.9876188751677">
            <text:p>93.9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8593410782914">
            <text:p>1.09</text:p>
          </table:table-cell>
          <table:table-cell table:style-name="ce11" office:value-type="float" office:value="2.46817851831928">
            <text:p>2.47</text:p>
          </table:table-cell>
          <table:table-cell table:style-name="ce9" office:value-type="string">
            <text:p>ND</text:p>
          </table:table-cell>
          <table:table-cell table:style-name="ce11" office:value-type="float" office:value="2.81128666646422">
            <text:p>2.81</text:p>
          </table:table-cell>
          <table:table-cell table:style-name="ce11" office:value-type="float" office:value="168.046249586788">
            <text:p>168.05</text:p>
          </table:table-cell>
          <table:table-cell table:style-name="ce9" office:value-type="float" office:value="172.789968867187">
            <text:p>172.79</text:p>
          </table:table-cell>
          <table:table-cell table:style-name="ce9" office:value-type="string">
            <text:p>ND</text:p>
          </table:table-cell>
          <table:table-cell table:style-name="ce11" office:value-type="float" office:value="868.636485605998">
            <text:p>868.64</text:p>
          </table:table-cell>
          <table:table-cell table:style-name="ce11" office:value-type="float" office:value="1.21050087059394">
            <text:p>1.21</text:p>
          </table:table-cell>
          <table:table-cell table:style-name="ce11" office:value-type="float" office:value="114.123574909714">
            <text:p>114.12</text:p>
          </table:table-cell>
          <table:table-cell table:style-name="ce11" office:value-type="float" office:value="66.0583562347558">
            <text:p>66.06</text:p>
          </table:table-cell>
          <table:table-cell table:style-name="ce11" office:value-type="float" office:value="46.5610668437658">
            <text:p>46.56</text:p>
          </table:table-cell>
          <table:table-cell table:style-name="ce12" office:value-type="float" office:value="1.31104735451575">
            <text:p>1.311</text:p>
          </table:table-cell>
          <table:table-cell table:style-name="ce12" office:value-type="float" office:value="4.17626391935938">
            <text:p>4.176</text:p>
          </table:table-cell>
          <table:table-cell table:style-name="ce12" office:value-type="float" office:value="320.81076580133">
            <text:p>320.811</text:p>
          </table:table-cell>
          <table:table-cell table:style-name="ce12" office:value-type="float" office:value="344.244043006383">
            <text:p>344.244</text:p>
          </table:table-cell>
          <table:table-cell table:style-name="ce12" office:value-type="float" office:value="242.886688001524">
            <text:p>242.887</text:p>
          </table:table-cell>
          <table:table-cell table:style-name="ce12" office:value-type="float" office:value="52.3223932466703">
            <text:p>52.322</text:p>
          </table:table-cell>
          <table:table-cell table:style-name="ce12" office:value-type="float" office:value="9.5809589895822">
            <text:p>9.58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4</text:p>
          </table:table-cell>
          <table:table-cell table:style-name="ce9" office:value-type="float" office:value="60.8267909314142">
            <text:p>60.83</text:p>
          </table:table-cell>
          <table:table-cell table:style-name="ce9" office:value-type="float" office:value="6.49402104678845">
            <text:p>6.49</text:p>
          </table:table-cell>
          <table:table-cell table:style-name="ce11" office:value-type="float" office:value="164.507419099882">
            <text:p>164.51</text:p>
          </table:table-cell>
          <table:table-cell table:style-name="ce9" office:value-type="float" office:value="6.29120447668115">
            <text:p>6.29</text:p>
          </table:table-cell>
          <table:table-cell table:style-name="ce9" office:value-type="float" office:value="174.825263975164">
            <text:p>174.83</text:p>
          </table:table-cell>
          <table:table-cell table:style-name="ce9" office:value-type="float" office:value="0.642197625960692">
            <text:p>0.64</text:p>
          </table:table-cell>
          <table:table-cell table:style-name="ce9" office:value-type="float" office:value="285.504064682255">
            <text:p>285.50</text:p>
          </table:table-cell>
          <table:table-cell table:style-name="ce11" office:value-type="float" office:value="0.764883343923638">
            <text:p>0.76</text:p>
          </table:table-cell>
          <table:table-cell table:style-name="ce11" office:value-type="float" office:value="9.34437641939877">
            <text:p>9.34</text:p>
          </table:table-cell>
          <table:table-cell table:style-name="ce11" office:value-type="float" office:value="13.0502362303115">
            <text:p>13.05</text:p>
          </table:table-cell>
          <table:table-cell table:style-name="ce9" office:value-type="float" office:value="155.504341709256">
            <text:p>155.50</text:p>
          </table:table-cell>
          <table:table-cell table:style-name="ce11" office:value-type="float" office:value="866.400678836953">
            <text:p>866.40</text:p>
          </table:table-cell>
          <table:table-cell table:style-name="ce9" office:value-type="float" office:value="4.97727918120269">
            <text:p>4.98</text:p>
          </table:table-cell>
          <table:table-cell table:style-name="ce9" office:value-type="float" office:value="7.33102551062133">
            <text:p>7.33</text:p>
          </table:table-cell>
          <table:table-cell table:style-name="ce9" office:value-type="string">
            <text:p>ND</text:p>
          </table:table-cell>
          <table:table-cell table:style-name="ce9" office:value-type="float" office:value="202.857046755345">
            <text:p>202.86</text:p>
          </table:table-cell>
          <table:table-cell table:style-name="ce11" office:value-type="float" office:value="266.370298446054">
            <text:p>266.37</text:p>
          </table:table-cell>
          <table:table-cell table:style-name="ce11" office:value-type="float" office:value="9.46354915597372">
            <text:p>9.46</text:p>
          </table:table-cell>
          <table:table-cell table:style-name="ce9" office:value-type="float" office:value="229.405546982366">
            <text:p>229.41</text:p>
          </table:table-cell>
          <table:table-cell table:style-name="ce9" office:value-type="float" office:value="4.21076158409413">
            <text:p>4.21</text:p>
          </table:table-cell>
          <table:table-cell table:style-name="ce11" office:value-type="float" office:value="1054.46582344569">
            <text:p>1054.47</text:p>
          </table:table-cell>
          <table:table-cell table:style-name="ce11" office:value-type="float" office:value="0.148563945157401">
            <text:p>0.15</text:p>
          </table:table-cell>
          <table:table-cell table:style-name="ce11" office:value-type="float" office:value="26.1614829301126">
            <text:p>26.16</text:p>
          </table:table-cell>
          <table:table-cell table:style-name="ce11" office:value-type="float" office:value="94.8390994079394">
            <text:p>94.84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602746974029">
            <text:p>1.08</text:p>
          </table:table-cell>
          <table:table-cell table:style-name="ce11" office:value-type="float" office:value="2.41341021422142">
            <text:p>2.41</text:p>
          </table:table-cell>
          <table:table-cell table:style-name="ce9" office:value-type="string">
            <text:p>ND</text:p>
          </table:table-cell>
          <table:table-cell table:style-name="ce11" office:value-type="float" office:value="2.84754963347221">
            <text:p>2.85</text:p>
          </table:table-cell>
          <table:table-cell table:style-name="ce11" office:value-type="float" office:value="171.942013534303">
            <text:p>171.94</text:p>
          </table:table-cell>
          <table:table-cell table:style-name="ce9" office:value-type="float" office:value="163.049070066543">
            <text:p>163.05</text:p>
          </table:table-cell>
          <table:table-cell table:style-name="ce9" office:value-type="string">
            <text:p>ND</text:p>
          </table:table-cell>
          <table:table-cell table:style-name="ce11" office:value-type="float" office:value="897.067044527731">
            <text:p>897.07</text:p>
          </table:table-cell>
          <table:table-cell table:style-name="ce11" office:value-type="float" office:value="1.27857135227059">
            <text:p>1.28</text:p>
          </table:table-cell>
          <table:table-cell table:style-name="ce11" office:value-type="float" office:value="114.571551298592">
            <text:p>114.57</text:p>
          </table:table-cell>
          <table:table-cell table:style-name="ce11" office:value-type="float" office:value="67.1604678091219">
            <text:p>67.16</text:p>
          </table:table-cell>
          <table:table-cell table:style-name="ce11" office:value-type="float" office:value="46.8049578550982">
            <text:p>46.80</text:p>
          </table:table-cell>
          <table:table-cell table:style-name="ce12" office:value-type="float" office:value="1.32775539636361">
            <text:p>1.328</text:p>
          </table:table-cell>
          <table:table-cell table:style-name="ce12" office:value-type="float" office:value="4.40263430993771">
            <text:p>4.403</text:p>
          </table:table-cell>
          <table:table-cell table:style-name="ce12" office:value-type="float" office:value="315.50277985653">
            <text:p>315.503</text:p>
          </table:table-cell>
          <table:table-cell table:style-name="ce12" office:value-type="float" office:value="338.513908702244">
            <text:p>338.514</text:p>
          </table:table-cell>
          <table:table-cell table:style-name="ce12" office:value-type="float" office:value="239.228122477269">
            <text:p>239.228</text:p>
          </table:table-cell>
          <table:table-cell table:style-name="ce12" office:value-type="float" office:value="52.9110118158092">
            <text:p>52.911</text:p>
          </table:table-cell>
          <table:table-cell table:style-name="ce12" office:value-type="float" office:value="9.62847755267475">
            <text:p>9.62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3 Day 4</text:p>
          </table:table-cell>
          <table:table-cell table:style-name="ce9" office:value-type="float" office:value="59.6197446729255">
            <text:p>59.62</text:p>
          </table:table-cell>
          <table:table-cell table:style-name="ce9" office:value-type="float" office:value="6.33207057036377">
            <text:p>6.33</text:p>
          </table:table-cell>
          <table:table-cell table:style-name="ce11" office:value-type="float" office:value="172.648245709524">
            <text:p>172.65</text:p>
          </table:table-cell>
          <table:table-cell table:style-name="ce9" office:value-type="float" office:value="6.05250743571132">
            <text:p>6.05</text:p>
          </table:table-cell>
          <table:table-cell table:style-name="ce9" office:value-type="float" office:value="178.972845895068">
            <text:p>178.97</text:p>
          </table:table-cell>
          <table:table-cell table:style-name="ce9" office:value-type="float" office:value="0.600402225926386">
            <text:p>0.60</text:p>
          </table:table-cell>
          <table:table-cell table:style-name="ce9" office:value-type="float" office:value="300.342663694696">
            <text:p>300.34</text:p>
          </table:table-cell>
          <table:table-cell table:style-name="ce11" office:value-type="float" office:value="0.728711797732207">
            <text:p>0.73</text:p>
          </table:table-cell>
          <table:table-cell table:style-name="ce11" office:value-type="float" office:value="9.25590217440673">
            <text:p>9.26</text:p>
          </table:table-cell>
          <table:table-cell table:style-name="ce11" office:value-type="float" office:value="8.58006705415571">
            <text:p>8.58</text:p>
          </table:table-cell>
          <table:table-cell table:style-name="ce9" office:value-type="float" office:value="158.005659585058">
            <text:p>158.01</text:p>
          </table:table-cell>
          <table:table-cell table:style-name="ce11" office:value-type="float" office:value="886.018534295088">
            <text:p>886.02</text:p>
          </table:table-cell>
          <table:table-cell table:style-name="ce9" office:value-type="float" office:value="4.65047214394192">
            <text:p>4.65</text:p>
          </table:table-cell>
          <table:table-cell table:style-name="ce9" office:value-type="float" office:value="7.21021555794269">
            <text:p>7.21</text:p>
          </table:table-cell>
          <table:table-cell table:style-name="ce9" office:value-type="string">
            <text:p>ND</text:p>
          </table:table-cell>
          <table:table-cell table:style-name="ce9" office:value-type="float" office:value="207.863390610823">
            <text:p>207.86</text:p>
          </table:table-cell>
          <table:table-cell table:style-name="ce11" office:value-type="float" office:value="272.894577684715">
            <text:p>272.89</text:p>
          </table:table-cell>
          <table:table-cell table:style-name="ce11" office:value-type="float" office:value="9.89645511324607">
            <text:p>9.90</text:p>
          </table:table-cell>
          <table:table-cell table:style-name="ce9" office:value-type="float" office:value="239.472086665139">
            <text:p>239.47</text:p>
          </table:table-cell>
          <table:table-cell table:style-name="ce9" office:value-type="float" office:value="4.3424401750509">
            <text:p>4.34</text:p>
          </table:table-cell>
          <table:table-cell table:style-name="ce11" office:value-type="float" office:value="1096.41918344618">
            <text:p>1096.42</text:p>
          </table:table-cell>
          <table:table-cell table:style-name="ce11" office:value-type="float" office:value="0.117391981968586">
            <text:p>0.12</text:p>
          </table:table-cell>
          <table:table-cell table:style-name="ce11" office:value-type="float" office:value="27.0593782794268">
            <text:p>27.06</text:p>
          </table:table-cell>
          <table:table-cell table:style-name="ce11" office:value-type="float" office:value="97.619513912676">
            <text:p>97.62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956197536674">
            <text:p>1.10</text:p>
          </table:table-cell>
          <table:table-cell table:style-name="ce11" office:value-type="float" office:value="2.5787409066388">
            <text:p>2.58</text:p>
          </table:table-cell>
          <table:table-cell table:style-name="ce9" office:value-type="string">
            <text:p>ND</text:p>
          </table:table-cell>
          <table:table-cell table:style-name="ce11" office:value-type="float" office:value="2.81797669841074">
            <text:p>2.82</text:p>
          </table:table-cell>
          <table:table-cell table:style-name="ce11" office:value-type="float" office:value="174.207359722605">
            <text:p>174.21</text:p>
          </table:table-cell>
          <table:table-cell table:style-name="ce9" office:value-type="float" office:value="168.216092224063">
            <text:p>168.22</text:p>
          </table:table-cell>
          <table:table-cell table:style-name="ce9" office:value-type="string">
            <text:p>ND</text:p>
          </table:table-cell>
          <table:table-cell table:style-name="ce11" office:value-type="float" office:value="935.226957140569">
            <text:p>935.23</text:p>
          </table:table-cell>
          <table:table-cell table:style-name="ce11" office:value-type="float" office:value="1.72636369737038">
            <text:p>1.73</text:p>
          </table:table-cell>
          <table:table-cell table:style-name="ce11" office:value-type="float" office:value="116.539866706813">
            <text:p>116.54</text:p>
          </table:table-cell>
          <table:table-cell table:style-name="ce11" office:value-type="float" office:value="68.6100393886832">
            <text:p>68.61</text:p>
          </table:table-cell>
          <table:table-cell table:style-name="ce11" office:value-type="float" office:value="47.9673022016475">
            <text:p>47.97</text:p>
          </table:table-cell>
          <table:table-cell table:style-name="ce12" office:value-type="float" office:value="1.31535812492674">
            <text:p>1.315</text:p>
          </table:table-cell>
          <table:table-cell table:style-name="ce12" office:value-type="float" office:value="4.21151510796976">
            <text:p>4.212</text:p>
          </table:table-cell>
          <table:table-cell table:style-name="ce12" office:value-type="float" office:value="343.066016915665">
            <text:p>343.066</text:p>
          </table:table-cell>
          <table:table-cell table:style-name="ce12" office:value-type="float" office:value="368.2692720073">
            <text:p>368.269</text:p>
          </table:table-cell>
          <table:table-cell table:style-name="ce12" office:value-type="float" office:value="245.956947675868">
            <text:p>245.957</text:p>
          </table:table-cell>
          <table:table-cell table:style-name="ce12" office:value-type="float" office:value="53.8457856808662">
            <text:p>53.846</text:p>
          </table:table-cell>
          <table:table-cell table:style-name="ce12" office:value-type="float" office:value="9.87381905461626">
            <text:p>9.874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4</text:p>
          </table:table-cell>
          <table:table-cell table:style-name="ce9" office:value-type="float" office:value="66.3504091583186">
            <text:p>66.35</text:p>
          </table:table-cell>
          <table:table-cell table:style-name="ce9" office:value-type="float" office:value="6.28592687950329">
            <text:p>6.29</text:p>
          </table:table-cell>
          <table:table-cell table:style-name="ce11" office:value-type="float" office:value="187.012121729357">
            <text:p>187.01</text:p>
          </table:table-cell>
          <table:table-cell table:style-name="ce9" office:value-type="float" office:value="5.99006509235946">
            <text:p>5.99</text:p>
          </table:table-cell>
          <table:table-cell table:style-name="ce9" office:value-type="float" office:value="193.730298830899">
            <text:p>193.73</text:p>
          </table:table-cell>
          <table:table-cell table:style-name="ce9" office:value-type="float" office:value="0.554982242078557">
            <text:p>0.55</text:p>
          </table:table-cell>
          <table:table-cell table:style-name="ce9" office:value-type="float" office:value="321.960743796425">
            <text:p>321.96</text:p>
          </table:table-cell>
          <table:table-cell table:style-name="ce11" office:value-type="float" office:value="0.40166433404314">
            <text:p>0.40</text:p>
          </table:table-cell>
          <table:table-cell table:style-name="ce11" office:value-type="float" office:value="10.2276419155489">
            <text:p>10.23</text:p>
          </table:table-cell>
          <table:table-cell table:style-name="ce11" office:value-type="float" office:value="50.4597266426126">
            <text:p>50.46</text:p>
          </table:table-cell>
          <table:table-cell table:style-name="ce9" office:value-type="float" office:value="189.503928904267">
            <text:p>189.50</text:p>
          </table:table-cell>
          <table:table-cell table:style-name="ce11" office:value-type="float" office:value="1038.52922516003">
            <text:p>1038.53</text:p>
          </table:table-cell>
          <table:table-cell table:style-name="ce9" office:value-type="float" office:value="5.25332058837274">
            <text:p>5.25</text:p>
          </table:table-cell>
          <table:table-cell table:style-name="ce9" office:value-type="float" office:value="7.31709114529178">
            <text:p>7.32</text:p>
          </table:table-cell>
          <table:table-cell table:style-name="ce9" office:value-type="string">
            <text:p>ND</text:p>
          </table:table-cell>
          <table:table-cell table:style-name="ce9" office:value-type="float" office:value="217.512139496063">
            <text:p>217.51</text:p>
          </table:table-cell>
          <table:table-cell table:style-name="ce11" office:value-type="float" office:value="284.422369068822">
            <text:p>284.42</text:p>
          </table:table-cell>
          <table:table-cell table:style-name="ce11" office:value-type="float" office:value="9.58765926073148">
            <text:p>9.59</text:p>
          </table:table-cell>
          <table:table-cell table:style-name="ce9" office:value-type="float" office:value="196.650958699362">
            <text:p>196.65</text:p>
          </table:table-cell>
          <table:table-cell table:style-name="ce9" office:value-type="float" office:value="4.25828547464458">
            <text:p>4.26</text:p>
          </table:table-cell>
          <table:table-cell table:style-name="ce11" office:value-type="float" office:value="1050.80710665114">
            <text:p>1050.81</text:p>
          </table:table-cell>
          <table:table-cell table:style-name="ce11" office:value-type="float" office:value="0.099509305260331">
            <text:p>0.10</text:p>
          </table:table-cell>
          <table:table-cell table:style-name="ce11" office:value-type="float" office:value="47.0851474716821">
            <text:p>47.09</text:p>
          </table:table-cell>
          <table:table-cell table:style-name="ce11" office:value-type="float" office:value="115.025590876752">
            <text:p>115.0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4536209512697">
            <text:p>1.05</text:p>
          </table:table-cell>
          <table:table-cell table:style-name="ce11" office:value-type="float" office:value="2.36526131485313">
            <text:p>2.37</text:p>
          </table:table-cell>
          <table:table-cell table:style-name="ce9" office:value-type="string">
            <text:p>ND</text:p>
          </table:table-cell>
          <table:table-cell table:style-name="ce11" office:value-type="float" office:value="2.83820644398628">
            <text:p>2.84</text:p>
          </table:table-cell>
          <table:table-cell table:style-name="ce11" office:value-type="float" office:value="174.857896594345">
            <text:p>174.86</text:p>
          </table:table-cell>
          <table:table-cell table:style-name="ce9" office:value-type="float" office:value="175.585442603223">
            <text:p>175.59</text:p>
          </table:table-cell>
          <table:table-cell table:style-name="ce9" office:value-type="string">
            <text:p>ND</text:p>
          </table:table-cell>
          <table:table-cell table:style-name="ce11" office:value-type="float" office:value="889.656610966166">
            <text:p>889.66</text:p>
          </table:table-cell>
          <table:table-cell table:style-name="ce11" office:value-type="float" office:value="1.53755142958344">
            <text:p>1.54</text:p>
          </table:table-cell>
          <table:table-cell table:style-name="ce11" office:value-type="float" office:value="141.117189264283">
            <text:p>141.12</text:p>
          </table:table-cell>
          <table:table-cell table:style-name="ce11" office:value-type="float" office:value="78.0616115876197">
            <text:p>78.06</text:p>
          </table:table-cell>
          <table:table-cell table:style-name="ce11" office:value-type="float" office:value="56.5623083467528">
            <text:p>56.56</text:p>
          </table:table-cell>
          <table:table-cell table:style-name="ce12" office:value-type="float" office:value="1.29136714349281">
            <text:p>1.291</text:p>
          </table:table-cell>
          <table:table-cell table:style-name="ce12" office:value-type="float" office:value="4.20986542532183">
            <text:p>4.210</text:p>
          </table:table-cell>
          <table:table-cell table:style-name="ce12" office:value-type="float" office:value="341.203460296979">
            <text:p>341.203</text:p>
          </table:table-cell>
          <table:table-cell table:style-name="ce12" office:value-type="float" office:value="366.258584773928">
            <text:p>366.259</text:p>
          </table:table-cell>
          <table:table-cell table:style-name="ce12" office:value-type="float" office:value="292.812528004507">
            <text:p>292.813</text:p>
          </table:table-cell>
          <table:table-cell table:style-name="ce12" office:value-type="float" office:value="64.6287561246967">
            <text:p>64.629</text:p>
          </table:table-cell>
          <table:table-cell table:style-name="ce12" office:value-type="float" office:value="12.6892131566218">
            <text:p>12.68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4</text:p>
          </table:table-cell>
          <table:table-cell table:style-name="ce9" office:value-type="float" office:value="66.3419739227236">
            <text:p>66.34</text:p>
          </table:table-cell>
          <table:table-cell table:style-name="ce9" office:value-type="float" office:value="6.60789811895049">
            <text:p>6.61</text:p>
          </table:table-cell>
          <table:table-cell table:style-name="ce11" office:value-type="float" office:value="163.269381334594">
            <text:p>163.27</text:p>
          </table:table-cell>
          <table:table-cell table:style-name="ce9" office:value-type="float" office:value="6.36730098649349">
            <text:p>6.37</text:p>
          </table:table-cell>
          <table:table-cell table:style-name="ce9" office:value-type="float" office:value="187.729763766895">
            <text:p>187.73</text:p>
          </table:table-cell>
          <table:table-cell table:style-name="ce9" office:value-type="float" office:value="0.663129794117149">
            <text:p>0.66</text:p>
          </table:table-cell>
          <table:table-cell table:style-name="ce9" office:value-type="float" office:value="297.434268184915">
            <text:p>297.43</text:p>
          </table:table-cell>
          <table:table-cell table:style-name="ce11" office:value-type="float" office:value="0.75933274280754">
            <text:p>0.76</text:p>
          </table:table-cell>
          <table:table-cell table:style-name="ce11" office:value-type="float" office:value="9.62119675881079">
            <text:p>9.62</text:p>
          </table:table-cell>
          <table:table-cell table:style-name="ce11" office:value-type="float" office:value="4.25388363925555">
            <text:p>4.25</text:p>
          </table:table-cell>
          <table:table-cell table:style-name="ce9" office:value-type="float" office:value="185.685273306568">
            <text:p>185.69</text:p>
          </table:table-cell>
          <table:table-cell table:style-name="ce11" office:value-type="float" office:value="1015.12438999894">
            <text:p>1015.12</text:p>
          </table:table-cell>
          <table:table-cell table:style-name="ce9" office:value-type="float" office:value="5.69477007146591">
            <text:p>5.69</text:p>
          </table:table-cell>
          <table:table-cell table:style-name="ce9" office:value-type="float" office:value="7.33547190778942">
            <text:p>7.34</text:p>
          </table:table-cell>
          <table:table-cell table:style-name="ce9" office:value-type="string">
            <text:p>ND</text:p>
          </table:table-cell>
          <table:table-cell table:style-name="ce9" office:value-type="float" office:value="210.132050104288">
            <text:p>210.13</text:p>
          </table:table-cell>
          <table:table-cell table:style-name="ce11" office:value-type="float" office:value="274.745228617591">
            <text:p>274.75</text:p>
          </table:table-cell>
          <table:table-cell table:style-name="ce11" office:value-type="float" office:value="9.45475125363026">
            <text:p>9.45</text:p>
          </table:table-cell>
          <table:table-cell table:style-name="ce9" office:value-type="float" office:value="201.309922151582">
            <text:p>201.31</text:p>
          </table:table-cell>
          <table:table-cell table:style-name="ce9" office:value-type="float" office:value="4.12346052294945">
            <text:p>4.12</text:p>
          </table:table-cell>
          <table:table-cell table:style-name="ce11" office:value-type="float" office:value="1107.46493203764">
            <text:p>1107.46</text:p>
          </table:table-cell>
          <table:table-cell table:style-name="ce11" office:value-type="float" office:value="0.175636113676585">
            <text:p>0.18</text:p>
          </table:table-cell>
          <table:table-cell table:style-name="ce11" office:value-type="float" office:value="44.8399279360866">
            <text:p>44.84</text:p>
          </table:table-cell>
          <table:table-cell table:style-name="ce11" office:value-type="float" office:value="109.276859504639">
            <text:p>109.28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1872267210993">
            <text:p>1.12</text:p>
          </table:table-cell>
          <table:table-cell table:style-name="ce11" office:value-type="float" office:value="2.43716351755227">
            <text:p>2.44</text:p>
          </table:table-cell>
          <table:table-cell table:style-name="ce9" office:value-type="string">
            <text:p>ND</text:p>
          </table:table-cell>
          <table:table-cell table:style-name="ce11" office:value-type="float" office:value="2.90580689411021">
            <text:p>2.91</text:p>
          </table:table-cell>
          <table:table-cell table:style-name="ce11" office:value-type="float" office:value="169.526601248612">
            <text:p>169.53</text:p>
          </table:table-cell>
          <table:table-cell table:style-name="ce9" office:value-type="float" office:value="161.919363626256">
            <text:p>161.92</text:p>
          </table:table-cell>
          <table:table-cell table:style-name="ce9" office:value-type="string">
            <text:p>ND</text:p>
          </table:table-cell>
          <table:table-cell table:style-name="ce11" office:value-type="float" office:value="926.114380389476">
            <text:p>926.11</text:p>
          </table:table-cell>
          <table:table-cell table:style-name="ce11" office:value-type="float" office:value="1.48886939996782">
            <text:p>1.49</text:p>
          </table:table-cell>
          <table:table-cell table:style-name="ce11" office:value-type="float" office:value="137.745543143146">
            <text:p>137.75</text:p>
          </table:table-cell>
          <table:table-cell table:style-name="ce11" office:value-type="float" office:value="75.1877310132802">
            <text:p>75.19</text:p>
          </table:table-cell>
          <table:table-cell table:style-name="ce11" office:value-type="float" office:value="54.745211219487">
            <text:p>54.75</text:p>
          </table:table-cell>
          <table:table-cell table:style-name="ce12" office:value-type="float" office:value="1.30539778585126">
            <text:p>1.305</text:p>
          </table:table-cell>
          <table:table-cell table:style-name="ce12" office:value-type="float" office:value="4.23175705134758">
            <text:p>4.232</text:p>
          </table:table-cell>
          <table:table-cell table:style-name="ce12" office:value-type="float" office:value="350.96758898831">
            <text:p>350.968</text:p>
          </table:table-cell>
          <table:table-cell table:style-name="ce12" office:value-type="float" office:value="376.799262414386">
            <text:p>376.799</text:p>
          </table:table-cell>
          <table:table-cell table:style-name="ce12" office:value-type="float" office:value="263.484516606228">
            <text:p>263.485</text:p>
          </table:table-cell>
          <table:table-cell table:style-name="ce12" office:value-type="float" office:value="61.7853157917071">
            <text:p>61.785</text:p>
          </table:table-cell>
          <table:table-cell table:style-name="ce12" office:value-type="float" office:value="12.2431354193124">
            <text:p>12.243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4</text:p>
          </table:table-cell>
          <table:table-cell table:style-name="ce9" office:value-type="float" office:value="64.7347563387726">
            <text:p>64.73</text:p>
          </table:table-cell>
          <table:table-cell table:style-name="ce9" office:value-type="float" office:value="6.32849895745939">
            <text:p>6.33</text:p>
          </table:table-cell>
          <table:table-cell table:style-name="ce11" office:value-type="float" office:value="166.978461349895">
            <text:p>166.98</text:p>
          </table:table-cell>
          <table:table-cell table:style-name="ce9" office:value-type="float" office:value="6.0379141721746">
            <text:p>6.04</text:p>
          </table:table-cell>
          <table:table-cell table:style-name="ce9" office:value-type="float" office:value="186.873855958352">
            <text:p>186.87</text:p>
          </table:table-cell>
          <table:table-cell table:style-name="ce9" office:value-type="float" office:value="0.640317929846709">
            <text:p>0.64</text:p>
          </table:table-cell>
          <table:table-cell table:style-name="ce9" office:value-type="float" office:value="307.379847720147">
            <text:p>307.38</text:p>
          </table:table-cell>
          <table:table-cell table:style-name="ce11" office:value-type="float" office:value="0.578439877057309">
            <text:p>0.58</text:p>
          </table:table-cell>
          <table:table-cell table:style-name="ce11" office:value-type="float" office:value="9.30877656397611">
            <text:p>9.31</text:p>
          </table:table-cell>
          <table:table-cell table:style-name="ce11" office:value-type="float" office:value="5.24194548273668">
            <text:p>5.24</text:p>
          </table:table-cell>
          <table:table-cell table:style-name="ce9" office:value-type="float" office:value="181.277018958997">
            <text:p>181.28</text:p>
          </table:table-cell>
          <table:table-cell table:style-name="ce11" office:value-type="float" office:value="1010.55343359236">
            <text:p>1010.55</text:p>
          </table:table-cell>
          <table:table-cell table:style-name="ce9" office:value-type="float" office:value="5.19380639379407">
            <text:p>5.19</text:p>
          </table:table-cell>
          <table:table-cell table:style-name="ce9" office:value-type="float" office:value="7.48233892219247">
            <text:p>7.48</text:p>
          </table:table-cell>
          <table:table-cell table:style-name="ce9" office:value-type="string">
            <text:p>ND</text:p>
          </table:table-cell>
          <table:table-cell table:style-name="ce9" office:value-type="float" office:value="207.155698108566">
            <text:p>207.16</text:p>
          </table:table-cell>
          <table:table-cell table:style-name="ce11" office:value-type="float" office:value="273.840159745343">
            <text:p>273.84</text:p>
          </table:table-cell>
          <table:table-cell table:style-name="ce11" office:value-type="float" office:value="9.92589957183189">
            <text:p>9.93</text:p>
          </table:table-cell>
          <table:table-cell table:style-name="ce9" office:value-type="float" office:value="206.959871359488">
            <text:p>206.96</text:p>
          </table:table-cell>
          <table:table-cell table:style-name="ce9" office:value-type="float" office:value="4.31486083871963">
            <text:p>4.31</text:p>
          </table:table-cell>
          <table:table-cell table:style-name="ce11" office:value-type="float" office:value="1131.54978325461">
            <text:p>1131.55</text:p>
          </table:table-cell>
          <table:table-cell table:style-name="ce11" office:value-type="float" office:value="0.167781152408054">
            <text:p>0.17</text:p>
          </table:table-cell>
          <table:table-cell table:style-name="ce11" office:value-type="float" office:value="45.2475185457078">
            <text:p>45.25</text:p>
          </table:table-cell>
          <table:table-cell table:style-name="ce11" office:value-type="float" office:value="112.714232215006">
            <text:p>112.71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2929631952846">
            <text:p>1.13</text:p>
          </table:table-cell>
          <table:table-cell table:style-name="ce11" office:value-type="float" office:value="2.58395960290052">
            <text:p>2.58</text:p>
          </table:table-cell>
          <table:table-cell table:style-name="ce9" office:value-type="string">
            <text:p>ND</text:p>
          </table:table-cell>
          <table:table-cell table:style-name="ce11" office:value-type="float" office:value="2.89207778491969">
            <text:p>2.89</text:p>
          </table:table-cell>
          <table:table-cell table:style-name="ce11" office:value-type="float" office:value="170.904920878275">
            <text:p>170.90</text:p>
          </table:table-cell>
          <table:table-cell table:style-name="ce9" office:value-type="float" office:value="165.433869791156">
            <text:p>165.43</text:p>
          </table:table-cell>
          <table:table-cell table:style-name="ce9" office:value-type="string">
            <text:p>ND</text:p>
          </table:table-cell>
          <table:table-cell table:style-name="ce11" office:value-type="float" office:value="959.44280096888">
            <text:p>959.44</text:p>
          </table:table-cell>
          <table:table-cell table:style-name="ce11" office:value-type="float" office:value="1.78421428619144">
            <text:p>1.78</text:p>
          </table:table-cell>
          <table:table-cell table:style-name="ce11" office:value-type="float" office:value="137.866291981152">
            <text:p>137.87</text:p>
          </table:table-cell>
          <table:table-cell table:style-name="ce11" office:value-type="float" office:value="74.8009439368218">
            <text:p>74.80</text:p>
          </table:table-cell>
          <table:table-cell table:style-name="ce11" office:value-type="float" office:value="54.6626750318881">
            <text:p>54.66</text:p>
          </table:table-cell>
          <table:table-cell table:style-name="ce12" office:value-type="float" office:value="1.29450271915425">
            <text:p>1.295</text:p>
          </table:table-cell>
          <table:table-cell table:style-name="ce12" office:value-type="float" office:value="4.09163987545428">
            <text:p>4.092</text:p>
          </table:table-cell>
          <table:table-cell table:style-name="ce12" office:value-type="float" office:value="360.090237996218">
            <text:p>360.090</text:p>
          </table:table-cell>
          <table:table-cell table:style-name="ce12" office:value-type="float" office:value="386.647442980132">
            <text:p>386.647</text:p>
          </table:table-cell>
          <table:table-cell table:style-name="ce12" office:value-type="float" office:value="260.081113065758">
            <text:p>260.081</text:p>
          </table:table-cell>
          <table:table-cell table:style-name="ce12" office:value-type="float" office:value="61.7269700683462">
            <text:p>61.727</text:p>
          </table:table-cell>
          <table:table-cell table:style-name="ce12" office:value-type="float" office:value="12.2258047206808">
            <text:p>12.226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B6 4 Day 4</text:p>
          </table:table-cell>
          <table:table-cell table:style-name="ce9" office:value-type="float" office:value="68.0887054455449">
            <text:p>68.09</text:p>
          </table:table-cell>
          <table:table-cell table:style-name="ce9" office:value-type="float" office:value="6.66633722892837">
            <text:p>6.67</text:p>
          </table:table-cell>
          <table:table-cell table:style-name="ce11" office:value-type="float" office:value="158.242373304914">
            <text:p>158.24</text:p>
          </table:table-cell>
          <table:table-cell table:style-name="ce9" office:value-type="float" office:value="6.53996682372264">
            <text:p>6.54</text:p>
          </table:table-cell>
          <table:table-cell table:style-name="ce9" office:value-type="float" office:value="187.636765349712">
            <text:p>187.64</text:p>
          </table:table-cell>
          <table:table-cell table:style-name="ce9" office:value-type="float" office:value="0.810164720497059">
            <text:p>0.81</text:p>
          </table:table-cell>
          <table:table-cell table:style-name="ce9" office:value-type="float" office:value="294.415878704197">
            <text:p>294.42</text:p>
          </table:table-cell>
          <table:table-cell table:style-name="ce11" office:value-type="float" office:value="0.89257704454146">
            <text:p>0.89</text:p>
          </table:table-cell>
          <table:table-cell table:style-name="ce11" office:value-type="float" office:value="9.4869510560913">
            <text:p>9.49</text:p>
          </table:table-cell>
          <table:table-cell table:style-name="ce11" office:value-type="float" office:value="4.52270354603861">
            <text:p>4.52</text:p>
          </table:table-cell>
          <table:table-cell table:style-name="ce9" office:value-type="float" office:value="182.579854314879">
            <text:p>182.58</text:p>
          </table:table-cell>
          <table:table-cell table:style-name="ce11" office:value-type="float" office:value="1030.74631257356">
            <text:p>1030.75</text:p>
          </table:table-cell>
          <table:table-cell table:style-name="ce9" office:value-type="float" office:value="5.68952461330815">
            <text:p>5.69</text:p>
          </table:table-cell>
          <table:table-cell table:style-name="ce9" office:value-type="float" office:value="7.33952004529626">
            <text:p>7.34</text:p>
          </table:table-cell>
          <table:table-cell table:style-name="ce9" office:value-type="string">
            <text:p>ND</text:p>
          </table:table-cell>
          <table:table-cell table:style-name="ce9" office:value-type="float" office:value="209.102777322684">
            <text:p>209.10</text:p>
          </table:table-cell>
          <table:table-cell table:style-name="ce11" office:value-type="float" office:value="274.215938686097">
            <text:p>274.22</text:p>
          </table:table-cell>
          <table:table-cell table:style-name="ce11" office:value-type="float" office:value="9.71176430724309">
            <text:p>9.71</text:p>
          </table:table-cell>
          <table:table-cell table:style-name="ce9" office:value-type="float" office:value="216.235951782935">
            <text:p>216.24</text:p>
          </table:table-cell>
          <table:table-cell table:style-name="ce9" office:value-type="float" office:value="4.55238925484857">
            <text:p>4.55</text:p>
          </table:table-cell>
          <table:table-cell table:style-name="ce11" office:value-type="float" office:value="1183.62846666621">
            <text:p>1183.63</text:p>
          </table:table-cell>
          <table:table-cell table:style-name="ce11" office:value-type="float" office:value="0.229750998622602">
            <text:p>0.23</text:p>
          </table:table-cell>
          <table:table-cell table:style-name="ce11" office:value-type="float" office:value="44.4296215473462">
            <text:p>44.43</text:p>
          </table:table-cell>
          <table:table-cell table:style-name="ce11" office:value-type="float" office:value="112.125490302503">
            <text:p>112.1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3499298437722">
            <text:p>1.13</text:p>
          </table:table-cell>
          <table:table-cell table:style-name="ce11" office:value-type="float" office:value="2.61888545424667">
            <text:p>2.62</text:p>
          </table:table-cell>
          <table:table-cell table:style-name="ce9" office:value-type="string">
            <text:p>ND</text:p>
          </table:table-cell>
          <table:table-cell table:style-name="ce11" office:value-type="float" office:value="2.93402673189687">
            <text:p>2.93</text:p>
          </table:table-cell>
          <table:table-cell table:style-name="ce11" office:value-type="float" office:value="173.297494444876">
            <text:p>173.30</text:p>
          </table:table-cell>
          <table:table-cell table:style-name="ce9" office:value-type="float" office:value="157.477968282434">
            <text:p>157.48</text:p>
          </table:table-cell>
          <table:table-cell table:style-name="ce9" office:value-type="string">
            <text:p>ND</text:p>
          </table:table-cell>
          <table:table-cell table:style-name="ce11" office:value-type="float" office:value="966.069592143559">
            <text:p>966.07</text:p>
          </table:table-cell>
          <table:table-cell table:style-name="ce11" office:value-type="float" office:value="0.890418752552612">
            <text:p>0.89</text:p>
          </table:table-cell>
          <table:table-cell table:style-name="ce11" office:value-type="float" office:value="134.333154027932">
            <text:p>134.33</text:p>
          </table:table-cell>
          <table:table-cell table:style-name="ce11" office:value-type="float" office:value="75.7159212345422">
            <text:p>75.72</text:p>
          </table:table-cell>
          <table:table-cell table:style-name="ce11" office:value-type="float" office:value="54.4285468260314">
            <text:p>54.43</text:p>
          </table:table-cell>
          <table:table-cell table:style-name="ce12" office:value-type="float" office:value="1.30752363832902">
            <text:p>1.308</text:p>
          </table:table-cell>
          <table:table-cell table:style-name="ce12" office:value-type="float" office:value="4.1794788752134">
            <text:p>4.179</text:p>
          </table:table-cell>
          <table:table-cell table:style-name="ce12" office:value-type="float" office:value="353.106278577781">
            <text:p>353.106</text:p>
          </table:table-cell>
          <table:table-cell table:style-name="ce12" office:value-type="float" office:value="379.108043694137">
            <text:p>379.108</text:p>
          </table:table-cell>
          <table:table-cell table:style-name="ce12" office:value-type="float" office:value="245.521982181153">
            <text:p>245.522</text:p>
          </table:table-cell>
          <table:table-cell table:style-name="ce12" office:value-type="float" office:value="61.5182683369161">
            <text:p>61.518</text:p>
          </table:table-cell>
          <table:table-cell table:style-name="ce12" office:value-type="float" office:value="12.1905724814102">
            <text:p>12.19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4</text:p>
          </table:table-cell>
          <table:table-cell table:style-name="ce9" office:value-type="float" office:value="55.0126836456221">
            <text:p>55.01</text:p>
          </table:table-cell>
          <table:table-cell table:style-name="ce9" office:value-type="float" office:value="6.74334494101741">
            <text:p>6.74</text:p>
          </table:table-cell>
          <table:table-cell table:style-name="ce11" office:value-type="float" office:value="162.219394980259">
            <text:p>162.22</text:p>
          </table:table-cell>
          <table:table-cell table:style-name="ce9" office:value-type="float" office:value="6.42111249488002">
            <text:p>6.42</text:p>
          </table:table-cell>
          <table:table-cell table:style-name="ce9" office:value-type="float" office:value="169.470503069321">
            <text:p>169.47</text:p>
          </table:table-cell>
          <table:table-cell table:style-name="ce9" office:value-type="float" office:value="0.776647519367595">
            <text:p>0.78</text:p>
          </table:table-cell>
          <table:table-cell table:style-name="ce9" office:value-type="float" office:value="274.627779320235">
            <text:p>274.63</text:p>
          </table:table-cell>
          <table:table-cell table:style-name="ce11" office:value-type="float" office:value="0.967108974264788">
            <text:p>0.97</text:p>
          </table:table-cell>
          <table:table-cell table:style-name="ce11" office:value-type="float" office:value="9.1948112152722">
            <text:p>9.19</text:p>
          </table:table-cell>
          <table:table-cell table:style-name="ce11" office:value-type="float" office:value="4.3347082078237">
            <text:p>4.33</text:p>
          </table:table-cell>
          <table:table-cell table:style-name="ce9" office:value-type="float" office:value="91.434939655343">
            <text:p>91.43</text:p>
          </table:table-cell>
          <table:table-cell table:style-name="ce11" office:value-type="float" office:value="868.101784791858">
            <text:p>868.10</text:p>
          </table:table-cell>
          <table:table-cell table:style-name="ce9" office:value-type="float" office:value="4.22407926128737">
            <text:p>4.22</text:p>
          </table:table-cell>
          <table:table-cell table:style-name="ce9" office:value-type="float" office:value="7.48772049955552">
            <text:p>7.49</text:p>
          </table:table-cell>
          <table:table-cell table:style-name="ce9" office:value-type="string">
            <text:p>ND</text:p>
          </table:table-cell>
          <table:table-cell table:style-name="ce9" office:value-type="float" office:value="212.987766332812">
            <text:p>212.99</text:p>
          </table:table-cell>
          <table:table-cell table:style-name="ce11" office:value-type="float" office:value="271.658496224071">
            <text:p>271.66</text:p>
          </table:table-cell>
          <table:table-cell table:style-name="ce11" office:value-type="float" office:value="9.14907513214904">
            <text:p>9.15</text:p>
          </table:table-cell>
          <table:table-cell table:style-name="ce9" office:value-type="float" office:value="302.617729233384">
            <text:p>302.62</text:p>
          </table:table-cell>
          <table:table-cell table:style-name="ce9" office:value-type="float" office:value="4.4787256870175">
            <text:p>4.48</text:p>
          </table:table-cell>
          <table:table-cell table:style-name="ce11" office:value-type="float" office:value="939.599370247562">
            <text:p>939.60</text:p>
          </table:table-cell>
          <table:table-cell table:style-name="ce11" office:value-type="float" office:value="0.197331624234933">
            <text:p>0.20</text:p>
          </table:table-cell>
          <table:table-cell table:style-name="ce11" office:value-type="float" office:value="4.69162957295772">
            <text:p>4.69</text:p>
          </table:table-cell>
          <table:table-cell table:style-name="ce11" office:value-type="float" office:value="78.6967456924912">
            <text:p>78.7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8222497120632">
            <text:p>1.18</text:p>
          </table:table-cell>
          <table:table-cell table:style-name="ce11" office:value-type="float" office:value="2.60788308477722">
            <text:p>2.61</text:p>
          </table:table-cell>
          <table:table-cell table:style-name="ce9" office:value-type="string">
            <text:p>ND</text:p>
          </table:table-cell>
          <table:table-cell table:style-name="ce11" office:value-type="float" office:value="2.81222403889466">
            <text:p>2.81</text:p>
          </table:table-cell>
          <table:table-cell table:style-name="ce11" office:value-type="float" office:value="224.8334066551">
            <text:p>224.83</text:p>
          </table:table-cell>
          <table:table-cell table:style-name="ce9" office:value-type="float" office:value="186.168365207205">
            <text:p>186.17</text:p>
          </table:table-cell>
          <table:table-cell table:style-name="ce9" office:value-type="string">
            <text:p>ND</text:p>
          </table:table-cell>
          <table:table-cell table:style-name="ce11" office:value-type="float" office:value="907.228350938669">
            <text:p>907.23</text:p>
          </table:table-cell>
          <table:table-cell table:style-name="ce11" office:value-type="float" office:value="1.75839767907478">
            <text:p>1.76</text:p>
          </table:table-cell>
          <table:table-cell table:style-name="ce11" office:value-type="float" office:value="87.6248065687383">
            <text:p>87.62</text:p>
          </table:table-cell>
          <table:table-cell table:style-name="ce11" office:value-type="float" office:value="58.8330198858981">
            <text:p>58.83</text:p>
          </table:table-cell>
          <table:table-cell table:style-name="ce11" office:value-type="float" office:value="37.675759153999">
            <text:p>37.68</text:p>
          </table:table-cell>
          <table:table-cell table:style-name="ce12" office:value-type="float" office:value="1.3729619278271">
            <text:p>1.373</text:p>
          </table:table-cell>
          <table:table-cell table:style-name="ce12" office:value-type="float" office:value="4.01917344897786">
            <text:p>4.019</text:p>
          </table:table-cell>
          <table:table-cell table:style-name="ce12" office:value-type="float" office:value="308.933208666927">
            <text:p>308.933</text:p>
          </table:table-cell>
          <table:table-cell table:style-name="ce12" office:value-type="float" office:value="331.42185427171">
            <text:p>331.422</text:p>
          </table:table-cell>
          <table:table-cell table:style-name="ce12" office:value-type="float" office:value="206.11620644789">
            <text:p>206.116</text:p>
          </table:table-cell>
          <table:table-cell table:style-name="ce12" office:value-type="float" office:value="42.0541923945896">
            <text:p>42.054</text:p>
          </table:table-cell>
          <table:table-cell table:style-name="ce12" office:value-type="float" office:value="7.19198961929499">
            <text:p>7.192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4</text:p>
          </table:table-cell>
          <table:table-cell table:style-name="ce9" office:value-type="float" office:value="52.3897413567903">
            <text:p>52.39</text:p>
          </table:table-cell>
          <table:table-cell table:style-name="ce9" office:value-type="float" office:value="6.48218689798804">
            <text:p>6.48</text:p>
          </table:table-cell>
          <table:table-cell table:style-name="ce11" office:value-type="float" office:value="167.227957531449">
            <text:p>167.23</text:p>
          </table:table-cell>
          <table:table-cell table:style-name="ce9" office:value-type="float" office:value="6.04255168178096">
            <text:p>6.04</text:p>
          </table:table-cell>
          <table:table-cell table:style-name="ce9" office:value-type="float" office:value="170.255611622338">
            <text:p>170.26</text:p>
          </table:table-cell>
          <table:table-cell table:style-name="ce9" office:value-type="float" office:value="0.664917807751814">
            <text:p>0.66</text:p>
          </table:table-cell>
          <table:table-cell table:style-name="ce9" office:value-type="float" office:value="278.865219589705">
            <text:p>278.87</text:p>
          </table:table-cell>
          <table:table-cell table:style-name="ce11" office:value-type="float" office:value="0.493172257314303">
            <text:p>0.49</text:p>
          </table:table-cell>
          <table:table-cell table:style-name="ce11" office:value-type="float" office:value="9.02839292794685">
            <text:p>9.03</text:p>
          </table:table-cell>
          <table:table-cell table:style-name="ce11" office:value-type="float" office:value="5.49088012543771">
            <text:p>5.49</text:p>
          </table:table-cell>
          <table:table-cell table:style-name="ce9" office:value-type="float" office:value="91.1805913807029">
            <text:p>91.18</text:p>
          </table:table-cell>
          <table:table-cell table:style-name="ce11" office:value-type="float" office:value="866.841701263765">
            <text:p>866.84</text:p>
          </table:table-cell>
          <table:table-cell table:style-name="ce9" office:value-type="float" office:value="4.08308298977003">
            <text:p>4.08</text:p>
          </table:table-cell>
          <table:table-cell table:style-name="ce9" office:value-type="float" office:value="7.35404347274906">
            <text:p>7.35</text:p>
          </table:table-cell>
          <table:table-cell table:style-name="ce9" office:value-type="string">
            <text:p>ND</text:p>
          </table:table-cell>
          <table:table-cell table:style-name="ce9" office:value-type="float" office:value="214.748878312765">
            <text:p>214.75</text:p>
          </table:table-cell>
          <table:table-cell table:style-name="ce11" office:value-type="float" office:value="272.080527520928">
            <text:p>272.08</text:p>
          </table:table-cell>
          <table:table-cell table:style-name="ce11" office:value-type="float" office:value="9.12617573760207">
            <text:p>9.13</text:p>
          </table:table-cell>
          <table:table-cell table:style-name="ce9" office:value-type="float" office:value="295.52127681073">
            <text:p>295.52</text:p>
          </table:table-cell>
          <table:table-cell table:style-name="ce9" office:value-type="float" office:value="4.71685005104601">
            <text:p>4.72</text:p>
          </table:table-cell>
          <table:table-cell table:style-name="ce11" office:value-type="float" office:value="948.356074822374">
            <text:p>948.36</text:p>
          </table:table-cell>
          <table:table-cell table:style-name="ce11" office:value-type="float" office:value="0.163183728703993">
            <text:p>0.16</text:p>
          </table:table-cell>
          <table:table-cell table:style-name="ce11" office:value-type="float" office:value="5.67177301932553">
            <text:p>5.67</text:p>
          </table:table-cell>
          <table:table-cell table:style-name="ce11" office:value-type="float" office:value="77.5345061425384">
            <text:p>77.5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4662092505332">
            <text:p>1.15</text:p>
          </table:table-cell>
          <table:table-cell table:style-name="ce11" office:value-type="float" office:value="2.67511731992931">
            <text:p>2.68</text:p>
          </table:table-cell>
          <table:table-cell table:style-name="ce9" office:value-type="string">
            <text:p>ND</text:p>
          </table:table-cell>
          <table:table-cell table:style-name="ce11" office:value-type="float" office:value="2.77235727939631">
            <text:p>2.77</text:p>
          </table:table-cell>
          <table:table-cell table:style-name="ce11" office:value-type="float" office:value="227.512886377289">
            <text:p>227.51</text:p>
          </table:table-cell>
          <table:table-cell table:style-name="ce9" office:value-type="float" office:value="205.103624174255">
            <text:p>205.10</text:p>
          </table:table-cell>
          <table:table-cell table:style-name="ce9" office:value-type="string">
            <text:p>ND</text:p>
          </table:table-cell>
          <table:table-cell table:style-name="ce11" office:value-type="float" office:value="934.63041817098">
            <text:p>934.63</text:p>
          </table:table-cell>
          <table:table-cell table:style-name="ce11" office:value-type="float" office:value="1.62919311042013">
            <text:p>1.63</text:p>
          </table:table-cell>
          <table:table-cell table:style-name="ce11" office:value-type="float" office:value="87.4397056460837">
            <text:p>87.44</text:p>
          </table:table-cell>
          <table:table-cell table:style-name="ce11" office:value-type="float" office:value="58.5478175028894">
            <text:p>58.55</text:p>
          </table:table-cell>
          <table:table-cell table:style-name="ce11" office:value-type="float" office:value="38.1249551044236">
            <text:p>38.12</text:p>
          </table:table-cell>
          <table:table-cell table:style-name="ce12" office:value-type="float" office:value="1.35741736016363">
            <text:p>1.357</text:p>
          </table:table-cell>
          <table:table-cell table:style-name="ce12" office:value-type="float" office:value="3.925961968064">
            <text:p>3.926</text:p>
          </table:table-cell>
          <table:table-cell table:style-name="ce12" office:value-type="float" office:value="318.7585536147">
            <text:p>318.759</text:p>
          </table:table-cell>
          <table:table-cell table:style-name="ce12" office:value-type="float" office:value="342.028616746352">
            <text:p>342.029</text:p>
          </table:table-cell>
          <table:table-cell table:style-name="ce12" office:value-type="float" office:value="209.916770602191">
            <text:p>209.917</text:p>
          </table:table-cell>
          <table:table-cell table:style-name="ce12" office:value-type="float" office:value="42.4590528225816">
            <text:p>42.459</text:p>
          </table:table-cell>
          <table:table-cell table:style-name="ce12" office:value-type="float" office:value="7.20104673675949">
            <text:p>7.20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4</text:p>
          </table:table-cell>
          <table:table-cell table:style-name="ce9" office:value-type="float" office:value="55.3510299923353">
            <text:p>55.35</text:p>
          </table:table-cell>
          <table:table-cell table:style-name="ce9" office:value-type="float" office:value="6.67034669274587">
            <text:p>6.67</text:p>
          </table:table-cell>
          <table:table-cell table:style-name="ce11" office:value-type="float" office:value="161.430685519062">
            <text:p>161.43</text:p>
          </table:table-cell>
          <table:table-cell table:style-name="ce9" office:value-type="float" office:value="6.52743395387097">
            <text:p>6.53</text:p>
          </table:table-cell>
          <table:table-cell table:style-name="ce9" office:value-type="float" office:value="172.021382540998">
            <text:p>172.02</text:p>
          </table:table-cell>
          <table:table-cell table:style-name="ce9" office:value-type="float" office:value="0.832290519286584">
            <text:p>0.83</text:p>
          </table:table-cell>
          <table:table-cell table:style-name="ce9" office:value-type="float" office:value="269.497465700193">
            <text:p>269.50</text:p>
          </table:table-cell>
          <table:table-cell table:style-name="ce11" office:value-type="float" office:value="0.883709897958538">
            <text:p>0.88</text:p>
          </table:table-cell>
          <table:table-cell table:style-name="ce11" office:value-type="float" office:value="9.34493635770303">
            <text:p>9.34</text:p>
          </table:table-cell>
          <table:table-cell table:style-name="ce11" office:value-type="float" office:value="4.28934324198122">
            <text:p>4.29</text:p>
          </table:table-cell>
          <table:table-cell table:style-name="ce9" office:value-type="float" office:value="92.5730899544267">
            <text:p>92.57</text:p>
          </table:table-cell>
          <table:table-cell table:style-name="ce11" office:value-type="float" office:value="885.571521131659">
            <text:p>885.57</text:p>
          </table:table-cell>
          <table:table-cell table:style-name="ce9" office:value-type="float" office:value="4.4210074540844">
            <text:p>4.42</text:p>
          </table:table-cell>
          <table:table-cell table:style-name="ce9" office:value-type="float" office:value="7.49230918039177">
            <text:p>7.49</text:p>
          </table:table-cell>
          <table:table-cell table:style-name="ce9" office:value-type="string">
            <text:p>ND</text:p>
          </table:table-cell>
          <table:table-cell table:style-name="ce9" office:value-type="float" office:value="212.689032468928">
            <text:p>212.69</text:p>
          </table:table-cell>
          <table:table-cell table:style-name="ce11" office:value-type="float" office:value="272.996964575798">
            <text:p>273.00</text:p>
          </table:table-cell>
          <table:table-cell table:style-name="ce11" office:value-type="float" office:value="9.2044440911928">
            <text:p>9.20</text:p>
          </table:table-cell>
          <table:table-cell table:style-name="ce9" office:value-type="float" office:value="303.755728257068">
            <text:p>303.76</text:p>
          </table:table-cell>
          <table:table-cell table:style-name="ce9" office:value-type="float" office:value="4.71240302877051">
            <text:p>4.71</text:p>
          </table:table-cell>
          <table:table-cell table:style-name="ce11" office:value-type="float" office:value="958.803490425436">
            <text:p>958.80</text:p>
          </table:table-cell>
          <table:table-cell table:style-name="ce11" office:value-type="float" office:value="0.214962747444254">
            <text:p>0.21</text:p>
          </table:table-cell>
          <table:table-cell table:style-name="ce11" office:value-type="float" office:value="6.73520560674456">
            <text:p>6.74</text:p>
          </table:table-cell>
          <table:table-cell table:style-name="ce11" office:value-type="float" office:value="77.2693762660496">
            <text:p>77.27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6614833599963">
            <text:p>1.17</text:p>
          </table:table-cell>
          <table:table-cell table:style-name="ce11" office:value-type="float" office:value="2.60798474638984">
            <text:p>2.61</text:p>
          </table:table-cell>
          <table:table-cell table:style-name="ce9" office:value-type="string">
            <text:p>ND</text:p>
          </table:table-cell>
          <table:table-cell table:style-name="ce11" office:value-type="float" office:value="2.79513280348522">
            <text:p>2.80</text:p>
          </table:table-cell>
          <table:table-cell table:style-name="ce11" office:value-type="float" office:value="230.307809894899">
            <text:p>230.31</text:p>
          </table:table-cell>
          <table:table-cell table:style-name="ce9" office:value-type="float" office:value="204.584655244607">
            <text:p>204.58</text:p>
          </table:table-cell>
          <table:table-cell table:style-name="ce9" office:value-type="string">
            <text:p>ND</text:p>
          </table:table-cell>
          <table:table-cell table:style-name="ce11" office:value-type="float" office:value="911.795529495662">
            <text:p>911.80</text:p>
          </table:table-cell>
          <table:table-cell table:style-name="ce11" office:value-type="float" office:value="1.30500591653401">
            <text:p>1.31</text:p>
          </table:table-cell>
          <table:table-cell table:style-name="ce11" office:value-type="float" office:value="88.4579186707211">
            <text:p>88.46</text:p>
          </table:table-cell>
          <table:table-cell table:style-name="ce11" office:value-type="float" office:value="59.0306924065758">
            <text:p>59.03</text:p>
          </table:table-cell>
          <table:table-cell table:style-name="ce11" office:value-type="float" office:value="38.1534651010117">
            <text:p>38.15</text:p>
          </table:table-cell>
          <table:table-cell table:style-name="ce12" office:value-type="float" office:value="1.38417241652435">
            <text:p>1.384</text:p>
          </table:table-cell>
          <table:table-cell table:style-name="ce12" office:value-type="float" office:value="4.11501376563339">
            <text:p>4.115</text:p>
          </table:table-cell>
          <table:table-cell table:style-name="ce12" office:value-type="float" office:value="326.493396341595">
            <text:p>326.493</text:p>
          </table:table-cell>
          <table:table-cell table:style-name="ce12" office:value-type="float" office:value="350.378617689727">
            <text:p>350.379</text:p>
          </table:table-cell>
          <table:table-cell table:style-name="ce12" office:value-type="float" office:value="204.786170609455">
            <text:p>204.786</text:p>
          </table:table-cell>
          <table:table-cell table:style-name="ce12" office:value-type="float" office:value="42.3129735640542">
            <text:p>42.313</text:p>
          </table:table-cell>
          <table:table-cell table:style-name="ce12" office:value-type="float" office:value="7.2016515535037">
            <text:p>7.202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5 Day 4</text:p>
          </table:table-cell>
          <table:table-cell table:style-name="ce9" office:value-type="float" office:value="53.846178112194">
            <text:p>53.85</text:p>
          </table:table-cell>
          <table:table-cell table:style-name="ce9" office:value-type="float" office:value="6.70239294865388">
            <text:p>6.70</text:p>
          </table:table-cell>
          <table:table-cell table:style-name="ce11" office:value-type="float" office:value="167.379940194397">
            <text:p>167.38</text:p>
          </table:table-cell>
          <table:table-cell table:style-name="ce9" office:value-type="float" office:value="6.34302617315122">
            <text:p>6.34</text:p>
          </table:table-cell>
          <table:table-cell table:style-name="ce9" office:value-type="float" office:value="172.993294909569">
            <text:p>172.99</text:p>
          </table:table-cell>
          <table:table-cell table:style-name="ce9" office:value-type="float" office:value="0.645079741508955">
            <text:p>0.65</text:p>
          </table:table-cell>
          <table:table-cell table:style-name="ce9" office:value-type="float" office:value="283.572869439618">
            <text:p>283.57</text:p>
          </table:table-cell>
          <table:table-cell table:style-name="ce11" office:value-type="float" office:value="0.686529927981457">
            <text:p>0.69</text:p>
          </table:table-cell>
          <table:table-cell table:style-name="ce11" office:value-type="float" office:value="9.32620401217307">
            <text:p>9.33</text:p>
          </table:table-cell>
          <table:table-cell table:style-name="ce11" office:value-type="float" office:value="4.31722329499375">
            <text:p>4.32</text:p>
          </table:table-cell>
          <table:table-cell table:style-name="ce9" office:value-type="float" office:value="94.1789453165375">
            <text:p>94.18</text:p>
          </table:table-cell>
          <table:table-cell table:style-name="ce11" office:value-type="float" office:value="886.204658572626">
            <text:p>886.20</text:p>
          </table:table-cell>
          <table:table-cell table:style-name="ce9" office:value-type="float" office:value="4.05062309577664">
            <text:p>4.05</text:p>
          </table:table-cell>
          <table:table-cell table:style-name="ce9" office:value-type="float" office:value="7.52761383519842">
            <text:p>7.53</text:p>
          </table:table-cell>
          <table:table-cell table:style-name="ce9" office:value-type="string">
            <text:p>ND</text:p>
          </table:table-cell>
          <table:table-cell table:style-name="ce9" office:value-type="float" office:value="215.85255597413">
            <text:p>215.85</text:p>
          </table:table-cell>
          <table:table-cell table:style-name="ce11" office:value-type="float" office:value="274.94238937756">
            <text:p>274.94</text:p>
          </table:table-cell>
          <table:table-cell table:style-name="ce11" office:value-type="float" office:value="9.34517646642473">
            <text:p>9.35</text:p>
          </table:table-cell>
          <table:table-cell table:style-name="ce9" office:value-type="float" office:value="295.831778888177">
            <text:p>295.83</text:p>
          </table:table-cell>
          <table:table-cell table:style-name="ce9" office:value-type="float" office:value="5.22938000491461">
            <text:p>5.23</text:p>
          </table:table-cell>
          <table:table-cell table:style-name="ce11" office:value-type="float" office:value="925.140599339223">
            <text:p>925.14</text:p>
          </table:table-cell>
          <table:table-cell table:style-name="ce11" office:value-type="float" office:value="0.188961889718815">
            <text:p>0.19</text:p>
          </table:table-cell>
          <table:table-cell table:style-name="ce11" office:value-type="float" office:value="8.18517355800559">
            <text:p>8.19</text:p>
          </table:table-cell>
          <table:table-cell table:style-name="ce11" office:value-type="float" office:value="79.1391877287291">
            <text:p>79.14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9221755171148">
            <text:p>1.19</text:p>
          </table:table-cell>
          <table:table-cell table:style-name="ce11" office:value-type="float" office:value="2.59347589834638">
            <text:p>2.59</text:p>
          </table:table-cell>
          <table:table-cell table:style-name="ce9" office:value-type="string">
            <text:p>ND</text:p>
          </table:table-cell>
          <table:table-cell table:style-name="ce11" office:value-type="float" office:value="2.75351029082999">
            <text:p>2.75</text:p>
          </table:table-cell>
          <table:table-cell table:style-name="ce11" office:value-type="float" office:value="229.616656757633">
            <text:p>229.62</text:p>
          </table:table-cell>
          <table:table-cell table:style-name="ce9" office:value-type="float" office:value="195.694520299291">
            <text:p>195.69</text:p>
          </table:table-cell>
          <table:table-cell table:style-name="ce9" office:value-type="string">
            <text:p>ND</text:p>
          </table:table-cell>
          <table:table-cell table:style-name="ce11" office:value-type="float" office:value="932.727015344679">
            <text:p>932.73</text:p>
          </table:table-cell>
          <table:table-cell table:style-name="ce11" office:value-type="string">
            <text:p>ND</text:p>
          </table:table-cell>
          <table:table-cell table:style-name="ce11" office:value-type="float" office:value="89.1718138621578">
            <text:p>89.17</text:p>
          </table:table-cell>
          <table:table-cell table:style-name="ce11" office:value-type="float" office:value="59.4373582102161">
            <text:p>59.44</text:p>
          </table:table-cell>
          <table:table-cell table:style-name="ce11" office:value-type="float" office:value="38.7000806496227">
            <text:p>38.70</text:p>
          </table:table-cell>
          <table:table-cell table:style-name="ce12" office:value-type="float" office:value="1.3737571207977">
            <text:p>1.374</text:p>
          </table:table-cell>
          <table:table-cell table:style-name="ce12" office:value-type="float" office:value="4.07289006925559">
            <text:p>4.073</text:p>
          </table:table-cell>
          <table:table-cell table:style-name="ce12" office:value-type="float" office:value="330.766089664979">
            <text:p>330.766</text:p>
          </table:table-cell>
          <table:table-cell table:style-name="ce12" office:value-type="float" office:value="354.991121723837">
            <text:p>354.991</text:p>
          </table:table-cell>
          <table:table-cell table:style-name="ce12" office:value-type="float" office:value="223.448282340272">
            <text:p>223.448</text:p>
          </table:table-cell>
          <table:table-cell table:style-name="ce12" office:value-type="float" office:value="42.6304458904208">
            <text:p>42.630</text:p>
          </table:table-cell>
          <table:table-cell table:style-name="ce12" office:value-type="float" office:value="7.30049879519907">
            <text:p>7.300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4</text:p>
          </table:table-cell>
          <table:table-cell table:style-name="ce9" office:value-type="float" office:value="57.6671470368785">
            <text:p>57.67</text:p>
          </table:table-cell>
          <table:table-cell table:style-name="ce9" office:value-type="float" office:value="7.0283586951517">
            <text:p>7.03</text:p>
          </table:table-cell>
          <table:table-cell table:style-name="ce11" office:value-type="float" office:value="155.746019705731">
            <text:p>155.75</text:p>
          </table:table-cell>
          <table:table-cell table:style-name="ce9" office:value-type="float" office:value="6.63144542022732">
            <text:p>6.63</text:p>
          </table:table-cell>
          <table:table-cell table:style-name="ce9" office:value-type="float" office:value="176.408937015263">
            <text:p>176.41</text:p>
          </table:table-cell>
          <table:table-cell table:style-name="ce9" office:value-type="float" office:value="0.892322544194611">
            <text:p>0.89</text:p>
          </table:table-cell>
          <table:table-cell table:style-name="ce9" office:value-type="float" office:value="277.410970285725">
            <text:p>277.41</text:p>
          </table:table-cell>
          <table:table-cell table:style-name="ce11" office:value-type="float" office:value="0.89917795762111">
            <text:p>0.90</text:p>
          </table:table-cell>
          <table:table-cell table:style-name="ce11" office:value-type="float" office:value="10.8285573624497">
            <text:p>10.83</text:p>
          </table:table-cell>
          <table:table-cell table:style-name="ce11" office:value-type="float" office:value="4.36296155029187">
            <text:p>4.36</text:p>
          </table:table-cell>
          <table:table-cell table:style-name="ce9" office:value-type="float" office:value="92.5121432990387">
            <text:p>92.51</text:p>
          </table:table-cell>
          <table:table-cell table:style-name="ce11" office:value-type="float" office:value="991.336617223014">
            <text:p>991.34</text:p>
          </table:table-cell>
          <table:table-cell table:style-name="ce9" office:value-type="float" office:value="4.04193920110995">
            <text:p>4.04</text:p>
          </table:table-cell>
          <table:table-cell table:style-name="ce9" office:value-type="float" office:value="7.45345358821092">
            <text:p>7.45</text:p>
          </table:table-cell>
          <table:table-cell table:style-name="ce9" office:value-type="string">
            <text:p>ND</text:p>
          </table:table-cell>
          <table:table-cell table:style-name="ce9" office:value-type="float" office:value="223.37684031047">
            <text:p>223.38</text:p>
          </table:table-cell>
          <table:table-cell table:style-name="ce11" office:value-type="float" office:value="260.998104403887">
            <text:p>261.00</text:p>
          </table:table-cell>
          <table:table-cell table:style-name="ce11" office:value-type="float" office:value="9.03083388278915">
            <text:p>9.03</text:p>
          </table:table-cell>
          <table:table-cell table:style-name="ce9" office:value-type="float" office:value="335.53681742043">
            <text:p>335.54</text:p>
          </table:table-cell>
          <table:table-cell table:style-name="ce9" office:value-type="float" office:value="5.23033437238651">
            <text:p>5.23</text:p>
          </table:table-cell>
          <table:table-cell table:style-name="ce11" office:value-type="float" office:value="811.570199159987">
            <text:p>811.57</text:p>
          </table:table-cell>
          <table:table-cell table:style-name="ce11" office:value-type="float" office:value="0.247057408920412">
            <text:p>0.25</text:p>
          </table:table-cell>
          <table:table-cell table:style-name="ce11" office:value-type="float" office:value="11.4003294250073">
            <text:p>11.40</text:p>
          </table:table-cell>
          <table:table-cell table:style-name="ce11" office:value-type="float" office:value="84.3688429012063">
            <text:p>84.37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4827355625553">
            <text:p>1.15</text:p>
          </table:table-cell>
          <table:table-cell table:style-name="ce11" office:value-type="float" office:value="2.48842552617642">
            <text:p>2.49</text:p>
          </table:table-cell>
          <table:table-cell table:style-name="ce9" office:value-type="string">
            <text:p>ND</text:p>
          </table:table-cell>
          <table:table-cell table:style-name="ce11" office:value-type="float" office:value="2.7893734064025">
            <text:p>2.79</text:p>
          </table:table-cell>
          <table:table-cell table:style-name="ce11" office:value-type="float" office:value="253.192465600572">
            <text:p>253.19</text:p>
          </table:table-cell>
          <table:table-cell table:style-name="ce9" office:value-type="float" office:value="178.428414483418">
            <text:p>178.43</text:p>
          </table:table-cell>
          <table:table-cell table:style-name="ce9" office:value-type="string">
            <text:p>ND</text:p>
          </table:table-cell>
          <table:table-cell table:style-name="ce11" office:value-type="float" office:value="915.598454965626">
            <text:p>915.60</text:p>
          </table:table-cell>
          <table:table-cell table:style-name="ce11" office:value-type="string">
            <text:p>ND</text:p>
          </table:table-cell>
          <table:table-cell table:style-name="ce11" office:value-type="float" office:value="97.5990918473254">
            <text:p>97.60</text:p>
          </table:table-cell>
          <table:table-cell table:style-name="ce11" office:value-type="float" office:value="60.2323067339257">
            <text:p>60.23</text:p>
          </table:table-cell>
          <table:table-cell table:style-name="ce11" office:value-type="float" office:value="40.6388442878208">
            <text:p>40.64</text:p>
          </table:table-cell>
          <table:table-cell table:style-name="ce12" office:value-type="float" office:value="1.37146747767256">
            <text:p>1.371</text:p>
          </table:table-cell>
          <table:table-cell table:style-name="ce12" office:value-type="float" office:value="4.25233569170107">
            <text:p>4.252</text:p>
          </table:table-cell>
          <table:table-cell table:style-name="ce12" office:value-type="float" office:value="334.403605399468">
            <text:p>334.404</text:p>
          </table:table-cell>
          <table:table-cell table:style-name="ce12" office:value-type="float" office:value="358.91793198837">
            <text:p>358.918</text:p>
          </table:table-cell>
          <table:table-cell table:style-name="ce12" office:value-type="float" office:value="223.786823911332">
            <text:p>223.787</text:p>
          </table:table-cell>
          <table:table-cell table:style-name="ce12" office:value-type="float" office:value="45.1326850183145">
            <text:p>45.133</text:p>
          </table:table-cell>
          <table:table-cell table:style-name="ce12" office:value-type="float" office:value="7.70329220937304">
            <text:p>7.703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4</text:p>
          </table:table-cell>
          <table:table-cell table:style-name="ce9" office:value-type="float" office:value="56.3632062870786">
            <text:p>56.36</text:p>
          </table:table-cell>
          <table:table-cell table:style-name="ce9" office:value-type="float" office:value="6.86775522246142">
            <text:p>6.87</text:p>
          </table:table-cell>
          <table:table-cell table:style-name="ce11" office:value-type="float" office:value="154.898990963407">
            <text:p>154.90</text:p>
          </table:table-cell>
          <table:table-cell table:style-name="ce9" office:value-type="float" office:value="6.42502178080491">
            <text:p>6.43</text:p>
          </table:table-cell>
          <table:table-cell table:style-name="ce9" office:value-type="float" office:value="170.479664790131">
            <text:p>170.48</text:p>
          </table:table-cell>
          <table:table-cell table:style-name="ce9" office:value-type="float" office:value="0.88262448230031">
            <text:p>0.88</text:p>
          </table:table-cell>
          <table:table-cell table:style-name="ce9" office:value-type="float" office:value="268.865372133383">
            <text:p>268.87</text:p>
          </table:table-cell>
          <table:table-cell table:style-name="ce11" office:value-type="float" office:value="0.915587219287928">
            <text:p>0.92</text:p>
          </table:table-cell>
          <table:table-cell table:style-name="ce11" office:value-type="float" office:value="10.3519283076435">
            <text:p>10.35</text:p>
          </table:table-cell>
          <table:table-cell table:style-name="ce11" office:value-type="float" office:value="6.31840552574635">
            <text:p>6.32</text:p>
          </table:table-cell>
          <table:table-cell table:style-name="ce9" office:value-type="float" office:value="90.633073988861">
            <text:p>90.63</text:p>
          </table:table-cell>
          <table:table-cell table:style-name="ce11" office:value-type="float" office:value="960.402722669831">
            <text:p>960.40</text:p>
          </table:table-cell>
          <table:table-cell table:style-name="ce9" office:value-type="float" office:value="4.28127148131302">
            <text:p>4.28</text:p>
          </table:table-cell>
          <table:table-cell table:style-name="ce9" office:value-type="float" office:value="7.38055617124161">
            <text:p>7.38</text:p>
          </table:table-cell>
          <table:table-cell table:style-name="ce9" office:value-type="string">
            <text:p>ND</text:p>
          </table:table-cell>
          <table:table-cell table:style-name="ce9" office:value-type="float" office:value="215.055732265927">
            <text:p>215.06</text:p>
          </table:table-cell>
          <table:table-cell table:style-name="ce11" office:value-type="float" office:value="254.550021396388">
            <text:p>254.55</text:p>
          </table:table-cell>
          <table:table-cell table:style-name="ce11" office:value-type="float" office:value="8.83292883920771">
            <text:p>8.83</text:p>
          </table:table-cell>
          <table:table-cell table:style-name="ce9" office:value-type="float" office:value="328.6873436024">
            <text:p>328.69</text:p>
          </table:table-cell>
          <table:table-cell table:style-name="ce9" office:value-type="float" office:value="5.35566045045235">
            <text:p>5.36</text:p>
          </table:table-cell>
          <table:table-cell table:style-name="ce11" office:value-type="float" office:value="809.949251574635">
            <text:p>809.95</text:p>
          </table:table-cell>
          <table:table-cell table:style-name="ce11" office:value-type="float" office:value="0.211690117122606">
            <text:p>0.21</text:p>
          </table:table-cell>
          <table:table-cell table:style-name="ce11" office:value-type="float" office:value="9.82148876214186">
            <text:p>9.82</text:p>
          </table:table-cell>
          <table:table-cell table:style-name="ce11" office:value-type="float" office:value="82.0320221631476">
            <text:p>82.0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4145228231351">
            <text:p>1.14</text:p>
          </table:table-cell>
          <table:table-cell table:style-name="ce11" office:value-type="float" office:value="2.5077779637716">
            <text:p>2.51</text:p>
          </table:table-cell>
          <table:table-cell table:style-name="ce9" office:value-type="string">
            <text:p>ND</text:p>
          </table:table-cell>
          <table:table-cell table:style-name="ce11" office:value-type="float" office:value="2.8051776362624">
            <text:p>2.81</text:p>
          </table:table-cell>
          <table:table-cell table:style-name="ce11" office:value-type="float" office:value="251.990576841208">
            <text:p>251.99</text:p>
          </table:table-cell>
          <table:table-cell table:style-name="ce9" office:value-type="float" office:value="192.897644940817">
            <text:p>192.90</text:p>
          </table:table-cell>
          <table:table-cell table:style-name="ce9" office:value-type="string">
            <text:p>ND</text:p>
          </table:table-cell>
          <table:table-cell table:style-name="ce11" office:value-type="float" office:value="928.665618028513">
            <text:p>928.67</text:p>
          </table:table-cell>
          <table:table-cell table:style-name="ce11" office:value-type="float" office:value="1.5369694995067">
            <text:p>1.54</text:p>
          </table:table-cell>
          <table:table-cell table:style-name="ce11" office:value-type="float" office:value="95.4472944454277">
            <text:p>95.45</text:p>
          </table:table-cell>
          <table:table-cell table:style-name="ce11" office:value-type="float" office:value="60.3390294123364">
            <text:p>60.34</text:p>
          </table:table-cell>
          <table:table-cell table:style-name="ce11" office:value-type="float" office:value="39.9496889527481">
            <text:p>39.95</text:p>
          </table:table-cell>
          <table:table-cell table:style-name="ce12" office:value-type="float" office:value="1.36711061086388">
            <text:p>1.367</text:p>
          </table:table-cell>
          <table:table-cell table:style-name="ce12" office:value-type="float" office:value="4.21322190888234">
            <text:p>4.213</text:p>
          </table:table-cell>
          <table:table-cell table:style-name="ce12" office:value-type="float" office:value="319.841306790446">
            <text:p>319.841</text:p>
          </table:table-cell>
          <table:table-cell table:style-name="ce12" office:value-type="float" office:value="343.197482146483">
            <text:p>343.197</text:p>
          </table:table-cell>
          <table:table-cell table:style-name="ce12" office:value-type="float" office:value="212.751852444372">
            <text:p>212.752</text:p>
          </table:table-cell>
          <table:table-cell table:style-name="ce12" office:value-type="float" office:value="44.2166745973053">
            <text:p>44.217</text:p>
          </table:table-cell>
          <table:table-cell table:style-name="ce12" office:value-type="float" office:value="7.57357085327216">
            <text:p>7.574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4</text:p>
          </table:table-cell>
          <table:table-cell table:style-name="ce9" office:value-type="float" office:value="54.9441151363271">
            <text:p>54.94</text:p>
          </table:table-cell>
          <table:table-cell table:style-name="ce9" office:value-type="float" office:value="6.74588321810776">
            <text:p>6.75</text:p>
          </table:table-cell>
          <table:table-cell table:style-name="ce11" office:value-type="float" office:value="165.227810464163">
            <text:p>165.23</text:p>
          </table:table-cell>
          <table:table-cell table:style-name="ce9" office:value-type="float" office:value="6.16864305215947">
            <text:p>6.17</text:p>
          </table:table-cell>
          <table:table-cell table:style-name="ce9" office:value-type="float" office:value="172.953178335103">
            <text:p>172.95</text:p>
          </table:table-cell>
          <table:table-cell table:style-name="ce9" office:value-type="float" office:value="0.732679543725152">
            <text:p>0.73</text:p>
          </table:table-cell>
          <table:table-cell table:style-name="ce9" office:value-type="float" office:value="285.151651185062">
            <text:p>285.15</text:p>
          </table:table-cell>
          <table:table-cell table:style-name="ce11" office:value-type="float" office:value="0.54821483855495">
            <text:p>0.55</text:p>
          </table:table-cell>
          <table:table-cell table:style-name="ce11" office:value-type="float" office:value="10.5187255437727">
            <text:p>10.52</text:p>
          </table:table-cell>
          <table:table-cell table:style-name="ce11" office:value-type="float" office:value="5.51002713070074">
            <text:p>5.51</text:p>
          </table:table-cell>
          <table:table-cell table:style-name="ce9" office:value-type="float" office:value="90.437308947917">
            <text:p>90.44</text:p>
          </table:table-cell>
          <table:table-cell table:style-name="ce11" office:value-type="float" office:value="951.344934021271">
            <text:p>951.34</text:p>
          </table:table-cell>
          <table:table-cell table:style-name="ce9" office:value-type="float" office:value="3.96979383538876">
            <text:p>3.97</text:p>
          </table:table-cell>
          <table:table-cell table:style-name="ce9" office:value-type="float" office:value="7.57629794955909">
            <text:p>7.58</text:p>
          </table:table-cell>
          <table:table-cell table:style-name="ce9" office:value-type="string">
            <text:p>ND</text:p>
          </table:table-cell>
          <table:table-cell table:style-name="ce9" office:value-type="float" office:value="218.527638166494">
            <text:p>218.53</text:p>
          </table:table-cell>
          <table:table-cell table:style-name="ce11" office:value-type="float" office:value="259.997710767706">
            <text:p>260.00</text:p>
          </table:table-cell>
          <table:table-cell table:style-name="ce11" office:value-type="float" office:value="9.01046315723654">
            <text:p>9.01</text:p>
          </table:table-cell>
          <table:table-cell table:style-name="ce9" office:value-type="float" office:value="323.682649211083">
            <text:p>323.68</text:p>
          </table:table-cell>
          <table:table-cell table:style-name="ce9" office:value-type="float" office:value="5.2581588692832">
            <text:p>5.26</text:p>
          </table:table-cell>
          <table:table-cell table:style-name="ce11" office:value-type="float" office:value="822.293629763109">
            <text:p>822.29</text:p>
          </table:table-cell>
          <table:table-cell table:style-name="ce11" office:value-type="float" office:value="0.167028067295693">
            <text:p>0.17</text:p>
          </table:table-cell>
          <table:table-cell table:style-name="ce11" office:value-type="float" office:value="10.6600457898468">
            <text:p>10.66</text:p>
          </table:table-cell>
          <table:table-cell table:style-name="ce11" office:value-type="float" office:value="80.8440512809371">
            <text:p>80.84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5749627975031">
            <text:p>1.16</text:p>
          </table:table-cell>
          <table:table-cell table:style-name="ce11" office:value-type="float" office:value="2.59033941418349">
            <text:p>2.59</text:p>
          </table:table-cell>
          <table:table-cell table:style-name="ce9" office:value-type="string">
            <text:p>ND</text:p>
          </table:table-cell>
          <table:table-cell table:style-name="ce11" office:value-type="float" office:value="2.76871867180093">
            <text:p>2.77</text:p>
          </table:table-cell>
          <table:table-cell table:style-name="ce11" office:value-type="float" office:value="250.384838319573">
            <text:p>250.38</text:p>
          </table:table-cell>
          <table:table-cell table:style-name="ce9" office:value-type="float" office:value="215.604566905657">
            <text:p>215.60</text:p>
          </table:table-cell>
          <table:table-cell table:style-name="ce9" office:value-type="string">
            <text:p>ND</text:p>
          </table:table-cell>
          <table:table-cell table:style-name="ce11" office:value-type="float" office:value="899.665798685137">
            <text:p>899.67</text:p>
          </table:table-cell>
          <table:table-cell table:style-name="ce11" office:value-type="float" office:value="1.00162392113606">
            <text:p>1.00</text:p>
          </table:table-cell>
          <table:table-cell table:style-name="ce11" office:value-type="float" office:value="96.299046677514">
            <text:p>96.30</text:p>
          </table:table-cell>
          <table:table-cell table:style-name="ce11" office:value-type="float" office:value="60.6384335815001">
            <text:p>60.64</text:p>
          </table:table-cell>
          <table:table-cell table:style-name="ce11" office:value-type="float" office:value="40.1638027700205">
            <text:p>40.16</text:p>
          </table:table-cell>
          <table:table-cell table:style-name="ce12" office:value-type="float" office:value="1.35621149163668">
            <text:p>1.356</text:p>
          </table:table-cell>
          <table:table-cell table:style-name="ce12" office:value-type="float" office:value="4.06772889630787">
            <text:p>4.068</text:p>
          </table:table-cell>
          <table:table-cell table:style-name="ce12" office:value-type="float" office:value="334.301129368784">
            <text:p>334.301</text:p>
          </table:table-cell>
          <table:table-cell table:style-name="ce12" office:value-type="float" office:value="358.807305957163">
            <text:p>358.807</text:p>
          </table:table-cell>
          <table:table-cell table:style-name="ce12" office:value-type="float" office:value="223.752926952251">
            <text:p>223.753</text:p>
          </table:table-cell>
          <table:table-cell table:style-name="ce12" office:value-type="float" office:value="44.9238725962497">
            <text:p>44.924</text:p>
          </table:table-cell>
          <table:table-cell table:style-name="ce12" office:value-type="float" office:value="7.65335471430893">
            <text:p>7.653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6 Day 4</text:p>
          </table:table-cell>
          <table:table-cell table:style-name="ce9" office:value-type="float" office:value="55.9587912301779">
            <text:p>55.96</text:p>
          </table:table-cell>
          <table:table-cell table:style-name="ce9" office:value-type="float" office:value="6.58351077369649">
            <text:p>6.58</text:p>
          </table:table-cell>
          <table:table-cell table:style-name="ce11" office:value-type="float" office:value="169.200249956546">
            <text:p>169.20</text:p>
          </table:table-cell>
          <table:table-cell table:style-name="ce9" office:value-type="float" office:value="6.08609095630865">
            <text:p>6.09</text:p>
          </table:table-cell>
          <table:table-cell table:style-name="ce9" office:value-type="float" office:value="176.291523363056">
            <text:p>176.29</text:p>
          </table:table-cell>
          <table:table-cell table:style-name="ce9" office:value-type="float" office:value="0.760095795618427">
            <text:p>0.76</text:p>
          </table:table-cell>
          <table:table-cell table:style-name="ce9" office:value-type="float" office:value="290.713152808303">
            <text:p>290.71</text:p>
          </table:table-cell>
          <table:table-cell table:style-name="ce11" office:value-type="float" office:value="0.738246754894282">
            <text:p>0.74</text:p>
          </table:table-cell>
          <table:table-cell table:style-name="ce11" office:value-type="float" office:value="10.7709915695531">
            <text:p>10.77</text:p>
          </table:table-cell>
          <table:table-cell table:style-name="ce11" office:value-type="float" office:value="4.22647423277636">
            <text:p>4.23</text:p>
          </table:table-cell>
          <table:table-cell table:style-name="ce9" office:value-type="float" office:value="92.3011242470464">
            <text:p>92.30</text:p>
          </table:table-cell>
          <table:table-cell table:style-name="ce11" office:value-type="float" office:value="985.796654266066">
            <text:p>985.80</text:p>
          </table:table-cell>
          <table:table-cell table:style-name="ce9" office:value-type="float" office:value="4.00107546052243">
            <text:p>4.00</text:p>
          </table:table-cell>
          <table:table-cell table:style-name="ce9" office:value-type="float" office:value="7.66562348632214">
            <text:p>7.67</text:p>
          </table:table-cell>
          <table:table-cell table:style-name="ce9" office:value-type="string">
            <text:p>ND</text:p>
          </table:table-cell>
          <table:table-cell table:style-name="ce9" office:value-type="float" office:value="222.687622133522">
            <text:p>222.69</text:p>
          </table:table-cell>
          <table:table-cell table:style-name="ce11" office:value-type="float" office:value="262.008122822161">
            <text:p>262.01</text:p>
          </table:table-cell>
          <table:table-cell table:style-name="ce11" office:value-type="float" office:value="9.13400200853625">
            <text:p>9.13</text:p>
          </table:table-cell>
          <table:table-cell table:style-name="ce9" office:value-type="float" office:value="325.296455436489">
            <text:p>325.30</text:p>
          </table:table-cell>
          <table:table-cell table:style-name="ce9" office:value-type="float" office:value="5.49327520678946">
            <text:p>5.49</text:p>
          </table:table-cell>
          <table:table-cell table:style-name="ce11" office:value-type="float" office:value="816.458772042501">
            <text:p>816.46</text:p>
          </table:table-cell>
          <table:table-cell table:style-name="ce11" office:value-type="float" office:value="0.166775484617611">
            <text:p>0.17</text:p>
          </table:table-cell>
          <table:table-cell table:style-name="ce11" office:value-type="float" office:value="10.3725292741707">
            <text:p>10.37</text:p>
          </table:table-cell>
          <table:table-cell table:style-name="ce11" office:value-type="float" office:value="83.1413440457099">
            <text:p>83.14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5049154783768">
            <text:p>1.15</text:p>
          </table:table-cell>
          <table:table-cell table:style-name="ce11" office:value-type="float" office:value="2.62068417069115">
            <text:p>2.62</text:p>
          </table:table-cell>
          <table:table-cell table:style-name="ce9" office:value-type="string">
            <text:p>ND</text:p>
          </table:table-cell>
          <table:table-cell table:style-name="ce11" office:value-type="float" office:value="2.77305173115221">
            <text:p>2.77</text:p>
          </table:table-cell>
          <table:table-cell table:style-name="ce11" office:value-type="float" office:value="250.437351878223">
            <text:p>250.44</text:p>
          </table:table-cell>
          <table:table-cell table:style-name="ce9" office:value-type="float" office:value="203.280781127891">
            <text:p>203.28</text:p>
          </table:table-cell>
          <table:table-cell table:style-name="ce9" office:value-type="string">
            <text:p>ND</text:p>
          </table:table-cell>
          <table:table-cell table:style-name="ce11" office:value-type="float" office:value="908.010782566204">
            <text:p>908.01</text:p>
          </table:table-cell>
          <table:table-cell table:style-name="ce11" office:value-type="float" office:value="1.47562553894612">
            <text:p>1.48</text:p>
          </table:table-cell>
          <table:table-cell table:style-name="ce11" office:value-type="float" office:value="97.8124765202585">
            <text:p>97.81</text:p>
          </table:table-cell>
          <table:table-cell table:style-name="ce11" office:value-type="float" office:value="60.7065089113394">
            <text:p>60.71</text:p>
          </table:table-cell>
          <table:table-cell table:style-name="ce11" office:value-type="float" office:value="40.9641359020127">
            <text:p>40.96</text:p>
          </table:table-cell>
          <table:table-cell table:style-name="ce12" office:value-type="float" office:value="1.35436827840731">
            <text:p>1.354</text:p>
          </table:table-cell>
          <table:table-cell table:style-name="ce12" office:value-type="float" office:value="4.16612680542031">
            <text:p>4.166</text:p>
          </table:table-cell>
          <table:table-cell table:style-name="ce12" office:value-type="float" office:value="323.195345685465">
            <text:p>323.195</text:p>
          </table:table-cell>
          <table:table-cell table:style-name="ce12" office:value-type="float" office:value="346.818270432215">
            <text:p>346.818</text:p>
          </table:table-cell>
          <table:table-cell table:style-name="ce12" office:value-type="float" office:value="229.844732754706">
            <text:p>229.845</text:p>
          </table:table-cell>
          <table:table-cell table:style-name="ce12" office:value-type="float" office:value="45.6260528066771">
            <text:p>45.626</text:p>
          </table:table-cell>
          <table:table-cell table:style-name="ce12" office:value-type="float" office:value="7.72824376288764">
            <text:p>7.728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4</text:p>
          </table:table-cell>
          <table:table-cell table:style-name="ce9" office:value-type="float" office:value="56.9911807839631">
            <text:p>56.99</text:p>
          </table:table-cell>
          <table:table-cell table:style-name="ce9" office:value-type="float" office:value="6.73184966537039">
            <text:p>6.73</text:p>
          </table:table-cell>
          <table:table-cell table:style-name="ce11" office:value-type="float" office:value="159.044177131712">
            <text:p>159.04</text:p>
          </table:table-cell>
          <table:table-cell table:style-name="ce9" office:value-type="float" office:value="6.32430406807401">
            <text:p>6.32</text:p>
          </table:table-cell>
          <table:table-cell table:style-name="ce9" office:value-type="float" office:value="171.393072395757">
            <text:p>171.39</text:p>
          </table:table-cell>
          <table:table-cell table:style-name="ce9" office:value-type="float" office:value="0.733328420727236">
            <text:p>0.73</text:p>
          </table:table-cell>
          <table:table-cell table:style-name="ce9" office:value-type="float" office:value="274.266675263593">
            <text:p>274.27</text:p>
          </table:table-cell>
          <table:table-cell table:style-name="ce11" office:value-type="float" office:value="0.880909186929767">
            <text:p>0.88</text:p>
          </table:table-cell>
          <table:table-cell table:style-name="ce11" office:value-type="float" office:value="9.47924390293753">
            <text:p>9.48</text:p>
          </table:table-cell>
          <table:table-cell table:style-name="ce11" office:value-type="float" office:value="9.85543324145432">
            <text:p>9.86</text:p>
          </table:table-cell>
          <table:table-cell table:style-name="ce9" office:value-type="float" office:value="110.262005540283">
            <text:p>110.26</text:p>
          </table:table-cell>
          <table:table-cell table:style-name="ce11" office:value-type="float" office:value="967.283993940079">
            <text:p>967.28</text:p>
          </table:table-cell>
          <table:table-cell table:style-name="ce9" office:value-type="float" office:value="4.41437083505494">
            <text:p>4.41</text:p>
          </table:table-cell>
          <table:table-cell table:style-name="ce9" office:value-type="float" office:value="7.49254016234144">
            <text:p>7.49</text:p>
          </table:table-cell>
          <table:table-cell table:style-name="ce9" office:value-type="string">
            <text:p>ND</text:p>
          </table:table-cell>
          <table:table-cell table:style-name="ce9" office:value-type="float" office:value="202.638713897118">
            <text:p>202.64</text:p>
          </table:table-cell>
          <table:table-cell table:style-name="ce11" office:value-type="float" office:value="263.812174550055">
            <text:p>263.81</text:p>
          </table:table-cell>
          <table:table-cell table:style-name="ce11" office:value-type="float" office:value="9.03215085936998">
            <text:p>9.03</text:p>
          </table:table-cell>
          <table:table-cell table:style-name="ce9" office:value-type="float" office:value="239.604776672241">
            <text:p>239.60</text:p>
          </table:table-cell>
          <table:table-cell table:style-name="ce9" office:value-type="float" office:value="4.19061362828959">
            <text:p>4.19</text:p>
          </table:table-cell>
          <table:table-cell table:style-name="ce11" office:value-type="float" office:value="869.113346762983">
            <text:p>869.11</text:p>
          </table:table-cell>
          <table:table-cell table:style-name="ce11" office:value-type="float" office:value="0.168589814442778">
            <text:p>0.17</text:p>
          </table:table-cell>
          <table:table-cell table:style-name="ce11" office:value-type="float" office:value="10.618803871885">
            <text:p>10.62</text:p>
          </table:table-cell>
          <table:table-cell table:style-name="ce11" office:value-type="float" office:value="84.4879338410777">
            <text:p>84.49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0867537919304">
            <text:p>1.11</text:p>
          </table:table-cell>
          <table:table-cell table:style-name="ce11" office:value-type="float" office:value="2.42132718138635">
            <text:p>2.42</text:p>
          </table:table-cell>
          <table:table-cell table:style-name="ce9" office:value-type="string">
            <text:p>ND</text:p>
          </table:table-cell>
          <table:table-cell table:style-name="ce11" office:value-type="float" office:value="2.8076416485729">
            <text:p>2.81</text:p>
          </table:table-cell>
          <table:table-cell table:style-name="ce11" office:value-type="float" office:value="194.146454444585">
            <text:p>194.15</text:p>
          </table:table-cell>
          <table:table-cell table:style-name="ce9" office:value-type="float" office:value="177.02801732056">
            <text:p>177.03</text:p>
          </table:table-cell>
          <table:table-cell table:style-name="ce9" office:value-type="string">
            <text:p>ND</text:p>
          </table:table-cell>
          <table:table-cell table:style-name="ce11" office:value-type="float" office:value="886.596233928247">
            <text:p>886.60</text:p>
          </table:table-cell>
          <table:table-cell table:style-name="ce11" office:value-type="float" office:value="1.3759239248702">
            <text:p>1.38</text:p>
          </table:table-cell>
          <table:table-cell table:style-name="ce11" office:value-type="float" office:value="98.1770246392982">
            <text:p>98.18</text:p>
          </table:table-cell>
          <table:table-cell table:style-name="ce11" office:value-type="float" office:value="61.3728078522371">
            <text:p>61.37</text:p>
          </table:table-cell>
          <table:table-cell table:style-name="ce11" office:value-type="float" office:value="40.934169298775">
            <text:p>40.93</text:p>
          </table:table-cell>
          <table:table-cell table:style-name="ce12" office:value-type="float" office:value="1.35214870113332">
            <text:p>1.352</text:p>
          </table:table-cell>
          <table:table-cell table:style-name="ce12" office:value-type="float" office:value="4.13263977355545">
            <text:p>4.133</text:p>
          </table:table-cell>
          <table:table-cell table:style-name="ce12" office:value-type="float" office:value="307.577087669243">
            <text:p>307.577</text:p>
          </table:table-cell>
          <table:table-cell table:style-name="ce12" office:value-type="float" office:value="329.957879888544">
            <text:p>329.958</text:p>
          </table:table-cell>
          <table:table-cell table:style-name="ce12" office:value-type="float" office:value="224.894888148043">
            <text:p>224.895</text:p>
          </table:table-cell>
          <table:table-cell table:style-name="ce12" office:value-type="float" office:value="46.0788463372815">
            <text:p>46.079</text:p>
          </table:table-cell>
          <table:table-cell table:style-name="ce12" office:value-type="float" office:value="8.47013716282244">
            <text:p>8.470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4</text:p>
          </table:table-cell>
          <table:table-cell table:style-name="ce9" office:value-type="float" office:value="58.2644152578742">
            <text:p>58.26</text:p>
          </table:table-cell>
          <table:table-cell table:style-name="ce9" office:value-type="float" office:value="6.84452185185245">
            <text:p>6.84</text:p>
          </table:table-cell>
          <table:table-cell table:style-name="ce11" office:value-type="float" office:value="158.296086562411">
            <text:p>158.30</text:p>
          </table:table-cell>
          <table:table-cell table:style-name="ce9" office:value-type="float" office:value="6.46158162504115">
            <text:p>6.46</text:p>
          </table:table-cell>
          <table:table-cell table:style-name="ce9" office:value-type="float" office:value="171.479942420408">
            <text:p>171.48</text:p>
          </table:table-cell>
          <table:table-cell table:style-name="ce9" office:value-type="float" office:value="0.713607499006321">
            <text:p>0.71</text:p>
          </table:table-cell>
          <table:table-cell table:style-name="ce9" office:value-type="float" office:value="271.684876457343">
            <text:p>271.68</text:p>
          </table:table-cell>
          <table:table-cell table:style-name="ce11" office:value-type="float" office:value="0.867741753078851">
            <text:p>0.87</text:p>
          </table:table-cell>
          <table:table-cell table:style-name="ce11" office:value-type="float" office:value="9.70964417356911">
            <text:p>9.71</text:p>
          </table:table-cell>
          <table:table-cell table:style-name="ce11" office:value-type="float" office:value="4.32641702669109">
            <text:p>4.33</text:p>
          </table:table-cell>
          <table:table-cell table:style-name="ce9" office:value-type="float" office:value="110.674859929956">
            <text:p>110.67</text:p>
          </table:table-cell>
          <table:table-cell table:style-name="ce11" office:value-type="float" office:value="972.979790498138">
            <text:p>972.98</text:p>
          </table:table-cell>
          <table:table-cell table:style-name="ce9" office:value-type="float" office:value="4.54864521732932">
            <text:p>4.55</text:p>
          </table:table-cell>
          <table:table-cell table:style-name="ce9" office:value-type="float" office:value="7.24282764510508">
            <text:p>7.24</text:p>
          </table:table-cell>
          <table:table-cell table:style-name="ce9" office:value-type="string">
            <text:p>ND</text:p>
          </table:table-cell>
          <table:table-cell table:style-name="ce9" office:value-type="float" office:value="207.822311849898">
            <text:p>207.82</text:p>
          </table:table-cell>
          <table:table-cell table:style-name="ce11" office:value-type="float" office:value="268.675145377269">
            <text:p>268.68</text:p>
          </table:table-cell>
          <table:table-cell table:style-name="ce11" office:value-type="float" office:value="8.9646645504066">
            <text:p>8.96</text:p>
          </table:table-cell>
          <table:table-cell table:style-name="ce9" office:value-type="float" office:value="234.268901147461">
            <text:p>234.27</text:p>
          </table:table-cell>
          <table:table-cell table:style-name="ce9" office:value-type="float" office:value="4.11103840049751">
            <text:p>4.11</text:p>
          </table:table-cell>
          <table:table-cell table:style-name="ce11" office:value-type="float" office:value="856.121285854509">
            <text:p>856.12</text:p>
          </table:table-cell>
          <table:table-cell table:style-name="ce11" office:value-type="float" office:value="0.179908109036436">
            <text:p>0.18</text:p>
          </table:table-cell>
          <table:table-cell table:style-name="ce11" office:value-type="float" office:value="12.3902064644226">
            <text:p>12.39</text:p>
          </table:table-cell>
          <table:table-cell table:style-name="ce11" office:value-type="float" office:value="83.8023266711923">
            <text:p>83.8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7186771581289">
            <text:p>1.07</text:p>
          </table:table-cell>
          <table:table-cell table:style-name="ce11" office:value-type="float" office:value="2.32283476414698">
            <text:p>2.32</text:p>
          </table:table-cell>
          <table:table-cell table:style-name="ce9" office:value-type="string">
            <text:p>ND</text:p>
          </table:table-cell>
          <table:table-cell table:style-name="ce11" office:value-type="float" office:value="2.78374109780349">
            <text:p>2.78</text:p>
          </table:table-cell>
          <table:table-cell table:style-name="ce11" office:value-type="float" office:value="198.864822457015">
            <text:p>198.86</text:p>
          </table:table-cell>
          <table:table-cell table:style-name="ce9" office:value-type="float" office:value="175.901265582451">
            <text:p>175.90</text:p>
          </table:table-cell>
          <table:table-cell table:style-name="ce9" office:value-type="string">
            <text:p>ND</text:p>
          </table:table-cell>
          <table:table-cell table:style-name="ce11" office:value-type="float" office:value="850.556161878641">
            <text:p>850.56</text:p>
          </table:table-cell>
          <table:table-cell table:style-name="ce11" office:value-type="float" office:value="0.51198679736286">
            <text:p>0.51</text:p>
          </table:table-cell>
          <table:table-cell table:style-name="ce11" office:value-type="float" office:value="98.3577762996207">
            <text:p>98.36</text:p>
          </table:table-cell>
          <table:table-cell table:style-name="ce11" office:value-type="float" office:value="61.5433567961842">
            <text:p>61.54</text:p>
          </table:table-cell>
          <table:table-cell table:style-name="ce11" office:value-type="float" office:value="41.373968843659">
            <text:p>41.37</text:p>
          </table:table-cell>
          <table:table-cell table:style-name="ce12" office:value-type="float" office:value="1.36147289737115">
            <text:p>1.361</text:p>
          </table:table-cell>
          <table:table-cell table:style-name="ce12" office:value-type="float" office:value="4.20603625554085">
            <text:p>4.206</text:p>
          </table:table-cell>
          <table:table-cell table:style-name="ce12" office:value-type="float" office:value="313.135060803372">
            <text:p>313.135</text:p>
          </table:table-cell>
          <table:table-cell table:style-name="ce12" office:value-type="float" office:value="335.957883062734">
            <text:p>335.958</text:p>
          </table:table-cell>
          <table:table-cell table:style-name="ce12" office:value-type="float" office:value="233.082692916666">
            <text:p>233.083</text:p>
          </table:table-cell>
          <table:table-cell table:style-name="ce12" office:value-type="float" office:value="46.3184636511061">
            <text:p>46.318</text:p>
          </table:table-cell>
          <table:table-cell table:style-name="ce12" office:value-type="float" office:value="8.48926623426628">
            <text:p>8.48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4</text:p>
          </table:table-cell>
          <table:table-cell table:style-name="ce9" office:value-type="float" office:value="53.0967412965353">
            <text:p>53.10</text:p>
          </table:table-cell>
          <table:table-cell table:style-name="ce9" office:value-type="float" office:value="6.20314543575724">
            <text:p>6.20</text:p>
          </table:table-cell>
          <table:table-cell table:style-name="ce11" office:value-type="float" office:value="171.913686505002">
            <text:p>171.91</text:p>
          </table:table-cell>
          <table:table-cell table:style-name="ce9" office:value-type="float" office:value="5.88295079740515">
            <text:p>5.88</text:p>
          </table:table-cell>
          <table:table-cell table:style-name="ce9" office:value-type="float" office:value="173.806941753715">
            <text:p>173.81</text:p>
          </table:table-cell>
          <table:table-cell table:style-name="ce9" office:value-type="float" office:value="0.538766206906996">
            <text:p>0.54</text:p>
          </table:table-cell>
          <table:table-cell table:style-name="ce9" office:value-type="float" office:value="286.329688698932">
            <text:p>286.33</text:p>
          </table:table-cell>
          <table:table-cell table:style-name="ce11" office:value-type="float" office:value="0.427868371236181">
            <text:p>0.43</text:p>
          </table:table-cell>
          <table:table-cell table:style-name="ce11" office:value-type="float" office:value="9.20530411423317">
            <text:p>9.21</text:p>
          </table:table-cell>
          <table:table-cell table:style-name="ce11" office:value-type="float" office:value="6.52808266832883">
            <text:p>6.53</text:p>
          </table:table-cell>
          <table:table-cell table:style-name="ce9" office:value-type="float" office:value="109.939983015291">
            <text:p>109.94</text:p>
          </table:table-cell>
          <table:table-cell table:style-name="ce11" office:value-type="float" office:value="973.411951771509">
            <text:p>973.41</text:p>
          </table:table-cell>
          <table:table-cell table:style-name="ce9" office:value-type="float" office:value="4.0601550527075">
            <text:p>4.06</text:p>
          </table:table-cell>
          <table:table-cell table:style-name="ce9" office:value-type="float" office:value="7.36243802591552">
            <text:p>7.36</text:p>
          </table:table-cell>
          <table:table-cell table:style-name="ce9" office:value-type="string">
            <text:p>ND</text:p>
          </table:table-cell>
          <table:table-cell table:style-name="ce9" office:value-type="float" office:value="203.120093110735">
            <text:p>203.12</text:p>
          </table:table-cell>
          <table:table-cell table:style-name="ce11" office:value-type="float" office:value="267.515425025863">
            <text:p>267.52</text:p>
          </table:table-cell>
          <table:table-cell table:style-name="ce11" office:value-type="float" office:value="9.13088503196325">
            <text:p>9.13</text:p>
          </table:table-cell>
          <table:table-cell table:style-name="ce9" office:value-type="float" office:value="240.317312030384">
            <text:p>240.32</text:p>
          </table:table-cell>
          <table:table-cell table:style-name="ce9" office:value-type="float" office:value="4.32134775452033">
            <text:p>4.32</text:p>
          </table:table-cell>
          <table:table-cell table:style-name="ce11" office:value-type="float" office:value="879.838568316427">
            <text:p>879.84</text:p>
          </table:table-cell>
          <table:table-cell table:style-name="ce11" office:value-type="float" office:value="0.079266651710144">
            <text:p>0.08</text:p>
          </table:table-cell>
          <table:table-cell table:style-name="ce11" office:value-type="float" office:value="13.2583243773662">
            <text:p>13.26</text:p>
          </table:table-cell>
          <table:table-cell table:style-name="ce11" office:value-type="float" office:value="86.2252868601765">
            <text:p>86.23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9784995979999">
            <text:p>1.10</text:p>
          </table:table-cell>
          <table:table-cell table:style-name="ce11" office:value-type="float" office:value="2.48128892448989">
            <text:p>2.48</text:p>
          </table:table-cell>
          <table:table-cell table:style-name="ce9" office:value-type="string">
            <text:p>ND</text:p>
          </table:table-cell>
          <table:table-cell table:style-name="ce11" office:value-type="float" office:value="2.75284278362475">
            <text:p>2.75</text:p>
          </table:table-cell>
          <table:table-cell table:style-name="ce11" office:value-type="float" office:value="197.640071327728">
            <text:p>197.64</text:p>
          </table:table-cell>
          <table:table-cell table:style-name="ce9" office:value-type="float" office:value="192.045214339705">
            <text:p>192.05</text:p>
          </table:table-cell>
          <table:table-cell table:style-name="ce9" office:value-type="string">
            <text:p>ND</text:p>
          </table:table-cell>
          <table:table-cell table:style-name="ce11" office:value-type="float" office:value="921.21960951005">
            <text:p>921.22</text:p>
          </table:table-cell>
          <table:table-cell table:style-name="ce11" office:value-type="string">
            <text:p>ND</text:p>
          </table:table-cell>
          <table:table-cell table:style-name="ce11" office:value-type="float" office:value="98.6441425945259">
            <text:p>98.64</text:p>
          </table:table-cell>
          <table:table-cell table:style-name="ce11" office:value-type="float" office:value="62.322224208827">
            <text:p>62.32</text:p>
          </table:table-cell>
          <table:table-cell table:style-name="ce11" office:value-type="float" office:value="41.7036479468172">
            <text:p>41.70</text:p>
          </table:table-cell>
          <table:table-cell table:style-name="ce12" office:value-type="float" office:value="1.32523446159265">
            <text:p>1.325</text:p>
          </table:table-cell>
          <table:table-cell table:style-name="ce12" office:value-type="float" office:value="3.93050331342638">
            <text:p>3.931</text:p>
          </table:table-cell>
          <table:table-cell table:style-name="ce12" office:value-type="float" office:value="330.161891310739">
            <text:p>330.162</text:p>
          </table:table-cell>
          <table:table-cell table:style-name="ce12" office:value-type="float" office:value="354.338870992177">
            <text:p>354.339</text:p>
          </table:table-cell>
          <table:table-cell table:style-name="ce12" office:value-type="float" office:value="237.563321419722">
            <text:p>237.563</text:p>
          </table:table-cell>
          <table:table-cell table:style-name="ce12" office:value-type="float" office:value="46.4815072231639">
            <text:p>46.482</text:p>
          </table:table-cell>
          <table:table-cell table:style-name="ce12" office:value-type="float" office:value="8.45491587707898">
            <text:p>8.455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7 Day 4</text:p>
          </table:table-cell>
          <table:table-cell table:style-name="ce9" office:value-type="float" office:value="64.88598040162">
            <text:p>64.89</text:p>
          </table:table-cell>
          <table:table-cell table:style-name="ce9" office:value-type="float" office:value="6.7879492423751">
            <text:p>6.79</text:p>
          </table:table-cell>
          <table:table-cell table:style-name="ce11" office:value-type="float" office:value="174.066127092497">
            <text:p>174.07</text:p>
          </table:table-cell>
          <table:table-cell table:style-name="ce9" office:value-type="float" office:value="6.64759209743812">
            <text:p>6.65</text:p>
          </table:table-cell>
          <table:table-cell table:style-name="ce9" office:value-type="float" office:value="191.707436682027">
            <text:p>191.71</text:p>
          </table:table-cell>
          <table:table-cell table:style-name="ce9" office:value-type="float" office:value="0.7355055193011">
            <text:p>0.74</text:p>
          </table:table-cell>
          <table:table-cell table:style-name="ce9" office:value-type="float" office:value="305.108632048777">
            <text:p>305.11</text:p>
          </table:table-cell>
          <table:table-cell table:style-name="ce11" office:value-type="float" office:value="1.05532353230988">
            <text:p>1.06</text:p>
          </table:table-cell>
          <table:table-cell table:style-name="ce11" office:value-type="float" office:value="10.6282448094182">
            <text:p>10.63</text:p>
          </table:table-cell>
          <table:table-cell table:style-name="ce11" office:value-type="float" office:value="11.0704229784986">
            <text:p>11.07</text:p>
          </table:table-cell>
          <table:table-cell table:style-name="ce9" office:value-type="float" office:value="121.815354139343">
            <text:p>121.82</text:p>
          </table:table-cell>
          <table:table-cell table:style-name="ce11" office:value-type="float" office:value="1106.09054382686">
            <text:p>1106.09</text:p>
          </table:table-cell>
          <table:table-cell table:style-name="ce9" office:value-type="float" office:value="4.72422000171695">
            <text:p>4.72</text:p>
          </table:table-cell>
          <table:table-cell table:style-name="ce9" office:value-type="float" office:value="7.36879429212631">
            <text:p>7.37</text:p>
          </table:table-cell>
          <table:table-cell table:style-name="ce9" office:value-type="string">
            <text:p>ND</text:p>
          </table:table-cell>
          <table:table-cell table:style-name="ce9" office:value-type="float" office:value="228.084114566815">
            <text:p>228.08</text:p>
          </table:table-cell>
          <table:table-cell table:style-name="ce11" office:value-type="float" office:value="297.286093223992">
            <text:p>297.29</text:p>
          </table:table-cell>
          <table:table-cell table:style-name="ce11" office:value-type="float" office:value="10.3827403009352">
            <text:p>10.38</text:p>
          </table:table-cell>
          <table:table-cell table:style-name="ce9" office:value-type="float" office:value="258.238389421698">
            <text:p>258.24</text:p>
          </table:table-cell>
          <table:table-cell table:style-name="ce9" office:value-type="float" office:value="4.33852656023871">
            <text:p>4.34</text:p>
          </table:table-cell>
          <table:table-cell table:style-name="ce11" office:value-type="float" office:value="957.579287482888">
            <text:p>957.58</text:p>
          </table:table-cell>
          <table:table-cell table:style-name="ce11" office:value-type="float" office:value="0.237363408548845">
            <text:p>0.24</text:p>
          </table:table-cell>
          <table:table-cell table:style-name="ce11" office:value-type="float" office:value="27.330362579656">
            <text:p>27.33</text:p>
          </table:table-cell>
          <table:table-cell table:style-name="ce11" office:value-type="float" office:value="94.4725597622628">
            <text:p>94.47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20262086815577">
            <text:p>1.20</text:p>
          </table:table-cell>
          <table:table-cell table:style-name="ce11" office:value-type="float" office:value="2.59325312893741">
            <text:p>2.59</text:p>
          </table:table-cell>
          <table:table-cell table:style-name="ce9" office:value-type="string">
            <text:p>ND</text:p>
          </table:table-cell>
          <table:table-cell table:style-name="ce11" office:value-type="float" office:value="2.82888329339533">
            <text:p>2.83</text:p>
          </table:table-cell>
          <table:table-cell table:style-name="ce11" office:value-type="float" office:value="220.930411311381">
            <text:p>220.93</text:p>
          </table:table-cell>
          <table:table-cell table:style-name="ce9" office:value-type="float" office:value="206.589558776323">
            <text:p>206.59</text:p>
          </table:table-cell>
          <table:table-cell table:style-name="ce9" office:value-type="string">
            <text:p>ND</text:p>
          </table:table-cell>
          <table:table-cell table:style-name="ce11" office:value-type="float" office:value="911.863734178662">
            <text:p>911.86</text:p>
          </table:table-cell>
          <table:table-cell table:style-name="ce11" office:value-type="float" office:value="1.91868307422054">
            <text:p>1.92</text:p>
          </table:table-cell>
          <table:table-cell table:style-name="ce11" office:value-type="float" office:value="109.914771421888">
            <text:p>109.91</text:p>
          </table:table-cell>
          <table:table-cell table:style-name="ce11" office:value-type="float" office:value="69.5571420546471">
            <text:p>69.56</text:p>
          </table:table-cell>
          <table:table-cell table:style-name="ce11" office:value-type="float" office:value="46.5155268286596">
            <text:p>46.52</text:p>
          </table:table-cell>
          <table:table-cell table:style-name="ce12" office:value-type="float" office:value="1.36767650773793">
            <text:p>1.368</text:p>
          </table:table-cell>
          <table:table-cell table:style-name="ce12" office:value-type="float" office:value="4.31048176480713">
            <text:p>4.310</text:p>
          </table:table-cell>
          <table:table-cell table:style-name="ce12" office:value-type="float" office:value="352.159245871">
            <text:p>352.159</text:p>
          </table:table-cell>
          <table:table-cell table:style-name="ce12" office:value-type="float" office:value="378.085692720207">
            <text:p>378.086</text:p>
          </table:table-cell>
          <table:table-cell table:style-name="ce12" office:value-type="float" office:value="262.70144321897">
            <text:p>262.701</text:p>
          </table:table-cell>
          <table:table-cell table:style-name="ce12" office:value-type="float" office:value="51.7569099230671">
            <text:p>51.757</text:p>
          </table:table-cell>
          <table:table-cell table:style-name="ce12" office:value-type="float" office:value="9.29120957441225">
            <text:p>9.29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4</text:p>
          </table:table-cell>
          <table:table-cell table:style-name="ce9" office:value-type="float" office:value="58.0725035388789">
            <text:p>58.07</text:p>
          </table:table-cell>
          <table:table-cell table:style-name="ce9" office:value-type="float" office:value="6.88563076863085">
            <text:p>6.89</text:p>
          </table:table-cell>
          <table:table-cell table:style-name="ce11" office:value-type="float" office:value="161.9713696895">
            <text:p>161.97</text:p>
          </table:table-cell>
          <table:table-cell table:style-name="ce9" office:value-type="float" office:value="6.6580032714612">
            <text:p>6.66</text:p>
          </table:table-cell>
          <table:table-cell table:style-name="ce9" office:value-type="float" office:value="175.257171863641">
            <text:p>175.26</text:p>
          </table:table-cell>
          <table:table-cell table:style-name="ce9" office:value-type="float" office:value="0.814683226686438">
            <text:p>0.81</text:p>
          </table:table-cell>
          <table:table-cell table:style-name="ce9" office:value-type="float" office:value="278.527626737054">
            <text:p>278.53</text:p>
          </table:table-cell>
          <table:table-cell table:style-name="ce11" office:value-type="float" office:value="0.82094915290422">
            <text:p>0.82</text:p>
          </table:table-cell>
          <table:table-cell table:style-name="ce11" office:value-type="float" office:value="8.07905021861936">
            <text:p>8.08</text:p>
          </table:table-cell>
          <table:table-cell table:style-name="ce11" office:value-type="float" office:value="4.36238198952927">
            <text:p>4.36</text:p>
          </table:table-cell>
          <table:table-cell table:style-name="ce9" office:value-type="float" office:value="107.975795563534">
            <text:p>107.98</text:p>
          </table:table-cell>
          <table:table-cell table:style-name="ce11" office:value-type="float" office:value="957.080388268496">
            <text:p>957.08</text:p>
          </table:table-cell>
          <table:table-cell table:style-name="ce9" office:value-type="float" office:value="4.66261375453194">
            <text:p>4.66</text:p>
          </table:table-cell>
          <table:table-cell table:style-name="ce9" office:value-type="float" office:value="7.31522457197289">
            <text:p>7.32</text:p>
          </table:table-cell>
          <table:table-cell table:style-name="ce9" office:value-type="string">
            <text:p>ND</text:p>
          </table:table-cell>
          <table:table-cell table:style-name="ce9" office:value-type="float" office:value="211.155073835763">
            <text:p>211.16</text:p>
          </table:table-cell>
          <table:table-cell table:style-name="ce11" office:value-type="float" office:value="271.791556792759">
            <text:p>271.79</text:p>
          </table:table-cell>
          <table:table-cell table:style-name="ce11" office:value-type="float" office:value="8.91334123489273">
            <text:p>8.91</text:p>
          </table:table-cell>
          <table:table-cell table:style-name="ce9" office:value-type="float" office:value="241.607882227688">
            <text:p>241.61</text:p>
          </table:table-cell>
          <table:table-cell table:style-name="ce9" office:value-type="float" office:value="3.88289209183289">
            <text:p>3.88</text:p>
          </table:table-cell>
          <table:table-cell table:style-name="ce11" office:value-type="float" office:value="932.965995299952">
            <text:p>932.97</text:p>
          </table:table-cell>
          <table:table-cell table:style-name="ce11" office:value-type="float" office:value="0.222003220397583">
            <text:p>0.22</text:p>
          </table:table-cell>
          <table:table-cell table:style-name="ce11" office:value-type="float" office:value="12.8602009584189">
            <text:p>12.86</text:p>
          </table:table-cell>
          <table:table-cell table:style-name="ce11" office:value-type="float" office:value="84.7543260029272">
            <text:p>84.75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4699284906954">
            <text:p>1.15</text:p>
          </table:table-cell>
          <table:table-cell table:style-name="ce11" office:value-type="float" office:value="2.45734058036941">
            <text:p>2.46</text:p>
          </table:table-cell>
          <table:table-cell table:style-name="ce9" office:value-type="string">
            <text:p>ND</text:p>
          </table:table-cell>
          <table:table-cell table:style-name="ce11" office:value-type="float" office:value="2.76384475634674">
            <text:p>2.76</text:p>
          </table:table-cell>
          <table:table-cell table:style-name="ce11" office:value-type="float" office:value="200.976738602023">
            <text:p>200.98</text:p>
          </table:table-cell>
          <table:table-cell table:style-name="ce9" office:value-type="float" office:value="179.658491170723">
            <text:p>179.66</text:p>
          </table:table-cell>
          <table:table-cell table:style-name="ce9" office:value-type="string">
            <text:p>ND</text:p>
          </table:table-cell>
          <table:table-cell table:style-name="ce11" office:value-type="float" office:value="904.048137570282">
            <text:p>904.05</text:p>
          </table:table-cell>
          <table:table-cell table:style-name="ce11" office:value-type="string">
            <text:p>ND</text:p>
          </table:table-cell>
          <table:table-cell table:style-name="ce11" office:value-type="float" office:value="97.5868120228358">
            <text:p>97.59</text:p>
          </table:table-cell>
          <table:table-cell table:style-name="ce11" office:value-type="float" office:value="62.2861275676765">
            <text:p>62.29</text:p>
          </table:table-cell>
          <table:table-cell table:style-name="ce11" office:value-type="float" office:value="40.9990287106635">
            <text:p>41.00</text:p>
          </table:table-cell>
          <table:table-cell table:style-name="ce12" office:value-type="float" office:value="1.36237592345821">
            <text:p>1.362</text:p>
          </table:table-cell>
          <table:table-cell table:style-name="ce12" office:value-type="float" office:value="4.18018552617645">
            <text:p>4.180</text:p>
          </table:table-cell>
          <table:table-cell table:style-name="ce12" office:value-type="float" office:value="325.039572457602">
            <text:p>325.040</text:p>
          </table:table-cell>
          <table:table-cell table:style-name="ce12" office:value-type="float" office:value="348.809170031712">
            <text:p>348.809</text:p>
          </table:table-cell>
          <table:table-cell table:style-name="ce12" office:value-type="float" office:value="236.319902745798">
            <text:p>236.320</text:p>
          </table:table-cell>
          <table:table-cell table:style-name="ce12" office:value-type="float" office:value="46.3026726362283">
            <text:p>46.303</text:p>
          </table:table-cell>
          <table:table-cell table:style-name="ce12" office:value-type="float" office:value="8.38701330841819">
            <text:p>8.387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4</text:p>
          </table:table-cell>
          <table:table-cell table:style-name="ce9" office:value-type="float" office:value="59.1120546922597">
            <text:p>59.11</text:p>
          </table:table-cell>
          <table:table-cell table:style-name="ce9" office:value-type="float" office:value="6.72744879594631">
            <text:p>6.73</text:p>
          </table:table-cell>
          <table:table-cell table:style-name="ce11" office:value-type="float" office:value="170.181479196663">
            <text:p>170.18</text:p>
          </table:table-cell>
          <table:table-cell table:style-name="ce9" office:value-type="float" office:value="6.4322154957827">
            <text:p>6.43</text:p>
          </table:table-cell>
          <table:table-cell table:style-name="ce9" office:value-type="float" office:value="178.128612524831">
            <text:p>178.13</text:p>
          </table:table-cell>
          <table:table-cell table:style-name="ce9" office:value-type="float" office:value="0.809615337346611">
            <text:p>0.81</text:p>
          </table:table-cell>
          <table:table-cell table:style-name="ce9" office:value-type="float" office:value="286.642133975397">
            <text:p>286.64</text:p>
          </table:table-cell>
          <table:table-cell table:style-name="ce11" office:value-type="float" office:value="0.733928472920467">
            <text:p>0.73</text:p>
          </table:table-cell>
          <table:table-cell table:style-name="ce11" office:value-type="float" office:value="8.30529012514516">
            <text:p>8.31</text:p>
          </table:table-cell>
          <table:table-cell table:style-name="ce11" office:value-type="float" office:value="7.67130726901653">
            <text:p>7.67</text:p>
          </table:table-cell>
          <table:table-cell table:style-name="ce9" office:value-type="float" office:value="110.006585449899">
            <text:p>110.01</text:p>
          </table:table-cell>
          <table:table-cell table:style-name="ce11" office:value-type="float" office:value="973.767268161233">
            <text:p>973.77</text:p>
          </table:table-cell>
          <table:table-cell table:style-name="ce9" office:value-type="float" office:value="4.74287689942795">
            <text:p>4.74</text:p>
          </table:table-cell>
          <table:table-cell table:style-name="ce9" office:value-type="float" office:value="7.51264152008487">
            <text:p>7.51</text:p>
          </table:table-cell>
          <table:table-cell table:style-name="ce9" office:value-type="string">
            <text:p>ND</text:p>
          </table:table-cell>
          <table:table-cell table:style-name="ce9" office:value-type="float" office:value="212.121527453886">
            <text:p>212.12</text:p>
          </table:table-cell>
          <table:table-cell table:style-name="ce11" office:value-type="float" office:value="280.17488112675">
            <text:p>280.17</text:p>
          </table:table-cell>
          <table:table-cell table:style-name="ce11" office:value-type="float" office:value="8.9960980926951">
            <text:p>9.00</text:p>
          </table:table-cell>
          <table:table-cell table:style-name="ce9" office:value-type="float" office:value="248.907777450091">
            <text:p>248.91</text:p>
          </table:table-cell>
          <table:table-cell table:style-name="ce9" office:value-type="float" office:value="4.18114540257612">
            <text:p>4.18</text:p>
          </table:table-cell>
          <table:table-cell table:style-name="ce11" office:value-type="float" office:value="960.53365154261">
            <text:p>960.53</text:p>
          </table:table-cell>
          <table:table-cell table:style-name="ce11" office:value-type="float" office:value="0.220438771579532">
            <text:p>0.22</text:p>
          </table:table-cell>
          <table:table-cell table:style-name="ce11" office:value-type="float" office:value="18.0506941693985">
            <text:p>18.05</text:p>
          </table:table-cell>
          <table:table-cell table:style-name="ce11" office:value-type="float" office:value="86.5968183196876">
            <text:p>86.6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6881672857794">
            <text:p>1.17</text:p>
          </table:table-cell>
          <table:table-cell table:style-name="ce11" office:value-type="float" office:value="2.50202929945645">
            <text:p>2.50</text:p>
          </table:table-cell>
          <table:table-cell table:style-name="ce9" office:value-type="string">
            <text:p>ND</text:p>
          </table:table-cell>
          <table:table-cell table:style-name="ce11" office:value-type="float" office:value="2.80600417674976">
            <text:p>2.81</text:p>
          </table:table-cell>
          <table:table-cell table:style-name="ce11" office:value-type="float" office:value="207.341086312433">
            <text:p>207.34</text:p>
          </table:table-cell>
          <table:table-cell table:style-name="ce9" office:value-type="float" office:value="189.071700665827">
            <text:p>189.07</text:p>
          </table:table-cell>
          <table:table-cell table:style-name="ce9" office:value-type="string">
            <text:p>ND</text:p>
          </table:table-cell>
          <table:table-cell table:style-name="ce11" office:value-type="float" office:value="911.997856816765">
            <text:p>912.00</text:p>
          </table:table-cell>
          <table:table-cell table:style-name="ce11" office:value-type="float" office:value="1.53351085523218">
            <text:p>1.53</text:p>
          </table:table-cell>
          <table:table-cell table:style-name="ce11" office:value-type="float" office:value="100.523085787833">
            <text:p>100.52</text:p>
          </table:table-cell>
          <table:table-cell table:style-name="ce11" office:value-type="float" office:value="62.9550850549518">
            <text:p>62.96</text:p>
          </table:table-cell>
          <table:table-cell table:style-name="ce11" office:value-type="float" office:value="42.8074330862252">
            <text:p>42.81</text:p>
          </table:table-cell>
          <table:table-cell table:style-name="ce12" office:value-type="float" office:value="1.35955004798339">
            <text:p>1.360</text:p>
          </table:table-cell>
          <table:table-cell table:style-name="ce12" office:value-type="float" office:value="4.191467571977">
            <text:p>4.191</text:p>
          </table:table-cell>
          <table:table-cell table:style-name="ce12" office:value-type="float" office:value="333.345016094669">
            <text:p>333.345</text:p>
          </table:table-cell>
          <table:table-cell table:style-name="ce12" office:value-type="float" office:value="357.775152231132">
            <text:p>357.775</text:p>
          </table:table-cell>
          <table:table-cell table:style-name="ce12" office:value-type="float" office:value="243.606110794759">
            <text:p>243.606</text:p>
          </table:table-cell>
          <table:table-cell table:style-name="ce12" office:value-type="float" office:value="47.6871872428136">
            <text:p>47.687</text:p>
          </table:table-cell>
          <table:table-cell table:style-name="ce12" office:value-type="float" office:value="8.591454596556">
            <text:p>8.591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4</text:p>
          </table:table-cell>
          <table:table-cell table:style-name="ce9" office:value-type="float" office:value="52.141356873106">
            <text:p>52.14</text:p>
          </table:table-cell>
          <table:table-cell table:style-name="ce9" office:value-type="float" office:value="6.42295078667109">
            <text:p>6.42</text:p>
          </table:table-cell>
          <table:table-cell table:style-name="ce11" office:value-type="float" office:value="165.866769293723">
            <text:p>165.87</text:p>
          </table:table-cell>
          <table:table-cell table:style-name="ce9" office:value-type="float" office:value="6.10784788620724">
            <text:p>6.11</text:p>
          </table:table-cell>
          <table:table-cell table:style-name="ce9" office:value-type="float" office:value="166.84892003756">
            <text:p>166.85</text:p>
          </table:table-cell>
          <table:table-cell table:style-name="ce9" office:value-type="float" office:value="0.595753465163038">
            <text:p>0.60</text:p>
          </table:table-cell>
          <table:table-cell table:style-name="ce9" office:value-type="float" office:value="270.126552091391">
            <text:p>270.13</text:p>
          </table:table-cell>
          <table:table-cell table:style-name="ce11" office:value-type="float" office:value="0.480763025210645">
            <text:p>0.48</text:p>
          </table:table-cell>
          <table:table-cell table:style-name="ce11" office:value-type="float" office:value="7.83104887549855">
            <text:p>7.83</text:p>
          </table:table-cell>
          <table:table-cell table:style-name="ce11" office:value-type="float" office:value="4.31433853912617">
            <text:p>4.31</text:p>
          </table:table-cell>
          <table:table-cell table:style-name="ce9" office:value-type="float" office:value="104.048815415438">
            <text:p>104.05</text:p>
          </table:table-cell>
          <table:table-cell table:style-name="ce11" office:value-type="float" office:value="907.590656374151">
            <text:p>907.59</text:p>
          </table:table-cell>
          <table:table-cell table:style-name="ce9" office:value-type="float" office:value="4.47785480663403">
            <text:p>4.48</text:p>
          </table:table-cell>
          <table:table-cell table:style-name="ce9" office:value-type="float" office:value="7.23682176834736">
            <text:p>7.24</text:p>
          </table:table-cell>
          <table:table-cell table:style-name="ce9" office:value-type="string">
            <text:p>ND</text:p>
          </table:table-cell>
          <table:table-cell table:style-name="ce9" office:value-type="float" office:value="198.448869722297">
            <text:p>198.45</text:p>
          </table:table-cell>
          <table:table-cell table:style-name="ce11" office:value-type="float" office:value="261.31205479264">
            <text:p>261.31</text:p>
          </table:table-cell>
          <table:table-cell table:style-name="ce11" office:value-type="float" office:value="8.49401448635663">
            <text:p>8.49</text:p>
          </table:table-cell>
          <table:table-cell table:style-name="ce9" office:value-type="float" office:value="210.708172118077">
            <text:p>210.71</text:p>
          </table:table-cell>
          <table:table-cell table:style-name="ce9" office:value-type="float" office:value="3.18400075645483">
            <text:p>3.18</text:p>
          </table:table-cell>
          <table:table-cell table:style-name="ce11" office:value-type="float" office:value="835.993617846925">
            <text:p>835.99</text:p>
          </table:table-cell>
          <table:table-cell table:style-name="ce11" office:value-type="float" office:value="0.083254947116619">
            <text:p>0.08</text:p>
          </table:table-cell>
          <table:table-cell table:style-name="ce11" office:value-type="float" office:value="8.75340524128066">
            <text:p>8.75</text:p>
          </table:table-cell>
          <table:table-cell table:style-name="ce11" office:value-type="float" office:value="79.1608648089114">
            <text:p>79.16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04093198251001">
            <text:p>1.04</text:p>
          </table:table-cell>
          <table:table-cell table:style-name="ce11" office:value-type="float" office:value="2.19850147897161">
            <text:p>2.20</text:p>
          </table:table-cell>
          <table:table-cell table:style-name="ce9" office:value-type="string">
            <text:p>ND</text:p>
          </table:table-cell>
          <table:table-cell table:style-name="ce11" office:value-type="float" office:value="2.73282655794097">
            <text:p>2.73</text:p>
          </table:table-cell>
          <table:table-cell table:style-name="ce11" office:value-type="float" office:value="191.123885785502">
            <text:p>191.12</text:p>
          </table:table-cell>
          <table:table-cell table:style-name="ce9" office:value-type="float" office:value="181.893818554046">
            <text:p>181.89</text:p>
          </table:table-cell>
          <table:table-cell table:style-name="ce9" office:value-type="string">
            <text:p>ND</text:p>
          </table:table-cell>
          <table:table-cell table:style-name="ce11" office:value-type="float" office:value="804.578248341114">
            <text:p>804.58</text:p>
          </table:table-cell>
          <table:table-cell table:style-name="ce11" office:value-type="float" office:value="0.12595735046384">
            <text:p>0.13</text:p>
          </table:table-cell>
          <table:table-cell table:style-name="ce11" office:value-type="float" office:value="93.1404754030964">
            <text:p>93.14</text:p>
          </table:table-cell>
          <table:table-cell table:style-name="ce11" office:value-type="float" office:value="58.976576719088">
            <text:p>58.98</text:p>
          </table:table-cell>
          <table:table-cell table:style-name="ce11" office:value-type="float" office:value="39.8953114421517">
            <text:p>39.90</text:p>
          </table:table-cell>
          <table:table-cell table:style-name="ce12" office:value-type="float" office:value="1.33817764847777">
            <text:p>1.338</text:p>
          </table:table-cell>
          <table:table-cell table:style-name="ce12" office:value-type="float" office:value="4.05245906382675">
            <text:p>4.052</text:p>
          </table:table-cell>
          <table:table-cell table:style-name="ce12" office:value-type="float" office:value="303.441133139605">
            <text:p>303.441</text:p>
          </table:table-cell>
          <table:table-cell table:style-name="ce12" office:value-type="float" office:value="325.4929895936">
            <text:p>325.493</text:p>
          </table:table-cell>
          <table:table-cell table:style-name="ce12" office:value-type="float" office:value="240.889996137881">
            <text:p>240.890</text:p>
          </table:table-cell>
          <table:table-cell table:style-name="ce12" office:value-type="float" office:value="44.6010330706972">
            <text:p>44.601</text:p>
          </table:table-cell>
          <table:table-cell table:style-name="ce12" office:value-type="float" office:value="8.12951322625339">
            <text:p>8.130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TC 8 Day 4</text:p>
          </table:table-cell>
          <table:table-cell table:style-name="ce9" office:value-type="float" office:value="56.5952765311772">
            <text:p>56.60</text:p>
          </table:table-cell>
          <table:table-cell table:style-name="ce9" office:value-type="float" office:value="6.41544317997824">
            <text:p>6.42</text:p>
          </table:table-cell>
          <table:table-cell table:style-name="ce11" office:value-type="float" office:value="176.79249971756">
            <text:p>176.79</text:p>
          </table:table-cell>
          <table:table-cell table:style-name="ce9" office:value-type="float" office:value="6.06618026430378">
            <text:p>6.07</text:p>
          </table:table-cell>
          <table:table-cell table:style-name="ce9" office:value-type="float" office:value="179.037053501691">
            <text:p>179.04</text:p>
          </table:table-cell>
          <table:table-cell table:style-name="ce9" office:value-type="float" office:value="0.684626882203548">
            <text:p>0.68</text:p>
          </table:table-cell>
          <table:table-cell table:style-name="ce9" office:value-type="float" office:value="289.997222162268">
            <text:p>290.00</text:p>
          </table:table-cell>
          <table:table-cell table:style-name="ce11" office:value-type="float" office:value="0.706901359223013">
            <text:p>0.71</text:p>
          </table:table-cell>
          <table:table-cell table:style-name="ce11" office:value-type="float" office:value="8.55882123061992">
            <text:p>8.56</text:p>
          </table:table-cell>
          <table:table-cell table:style-name="ce11" office:value-type="float" office:value="21.9423333983043">
            <text:p>21.94</text:p>
          </table:table-cell>
          <table:table-cell table:style-name="ce9" office:value-type="float" office:value="112.412180747178">
            <text:p>112.41</text:p>
          </table:table-cell>
          <table:table-cell table:style-name="ce11" office:value-type="float" office:value="967.615101464506">
            <text:p>967.62</text:p>
          </table:table-cell>
          <table:table-cell table:style-name="ce9" office:value-type="float" office:value="4.65024511856793">
            <text:p>4.65</text:p>
          </table:table-cell>
          <table:table-cell table:style-name="ce9" office:value-type="float" office:value="6.61940718942872">
            <text:p>6.62</text:p>
          </table:table-cell>
          <table:table-cell table:style-name="ce9" office:value-type="string">
            <text:p>ND</text:p>
          </table:table-cell>
          <table:table-cell table:style-name="ce9" office:value-type="float" office:value="213.730635193798">
            <text:p>213.73</text:p>
          </table:table-cell>
          <table:table-cell table:style-name="ce11" office:value-type="float" office:value="286.180674731126">
            <text:p>286.18</text:p>
          </table:table-cell>
          <table:table-cell table:style-name="ce11" office:value-type="float" office:value="9.3602984393121">
            <text:p>9.36</text:p>
          </table:table-cell>
          <table:table-cell table:style-name="ce9" office:value-type="float" office:value="233.322024366378">
            <text:p>233.32</text:p>
          </table:table-cell>
          <table:table-cell table:style-name="ce9" office:value-type="float" office:value="3.56363315943857">
            <text:p>3.56</text:p>
          </table:table-cell>
          <table:table-cell table:style-name="ce11" office:value-type="float" office:value="904.930675652443">
            <text:p>904.93</text:p>
          </table:table-cell>
          <table:table-cell table:style-name="ce11" office:value-type="float" office:value="0.113020332190145">
            <text:p>0.11</text:p>
          </table:table-cell>
          <table:table-cell table:style-name="ce11" office:value-type="float" office:value="15.092980984368">
            <text:p>15.09</text:p>
          </table:table-cell>
          <table:table-cell table:style-name="ce11" office:value-type="float" office:value="86.4988281239761">
            <text:p>86.50</text:p>
          </table:table-cell>
          <table:table-cell table:number-columns-repeated="2" table:style-name="ce9" office:value-type="string">
            <text:p>ND</text:p>
          </table:table-cell>
          <table:table-cell table:style-name="ce11" office:value-type="float" office:value="1.11630820574483">
            <text:p>1.12</text:p>
          </table:table-cell>
          <table:table-cell table:style-name="ce11" office:value-type="float" office:value="2.4552742415869">
            <text:p>2.46</text:p>
          </table:table-cell>
          <table:table-cell table:style-name="ce9" office:value-type="string">
            <text:p>ND</text:p>
          </table:table-cell>
          <table:table-cell table:style-name="ce11" office:value-type="float" office:value="2.76613299988531">
            <text:p>2.77</text:p>
          </table:table-cell>
          <table:table-cell table:style-name="ce11" office:value-type="float" office:value="207.161228619918">
            <text:p>207.16</text:p>
          </table:table-cell>
          <table:table-cell table:style-name="ce9" office:value-type="float" office:value="199.116971081143">
            <text:p>199.12</text:p>
          </table:table-cell>
          <table:table-cell table:style-name="ce9" office:value-type="string">
            <text:p>ND</text:p>
          </table:table-cell>
          <table:table-cell table:style-name="ce11" office:value-type="float" office:value="846.788911600258">
            <text:p>846.79</text:p>
          </table:table-cell>
          <table:table-cell table:style-name="ce11" office:value-type="float" office:value="1.22218601344839">
            <text:p>1.22</text:p>
          </table:table-cell>
          <table:table-cell table:style-name="ce11" office:value-type="float" office:value="101.108496410998">
            <text:p>101.11</text:p>
          </table:table-cell>
          <table:table-cell table:style-name="ce11" office:value-type="float" office:value="64.019620004451">
            <text:p>64.02</text:p>
          </table:table-cell>
          <table:table-cell table:style-name="ce11" office:value-type="float" office:value="42.5972513280301">
            <text:p>42.60</text:p>
          </table:table-cell>
          <table:table-cell table:style-name="ce12" office:value-type="float" office:value="1.3422703634678">
            <text:p>1.342</text:p>
          </table:table-cell>
          <table:table-cell table:style-name="ce12" office:value-type="float" office:value="4.05466592874065">
            <text:p>4.055</text:p>
          </table:table-cell>
          <table:table-cell table:style-name="ce12" office:value-type="float" office:value="315.348375268955">
            <text:p>315.348</text:p>
          </table:table-cell>
          <table:table-cell table:style-name="ce12" office:value-type="float" office:value="338.347224194563">
            <text:p>338.347</text:p>
          </table:table-cell>
          <table:table-cell table:style-name="ce12" office:value-type="float" office:value="253.417323465569">
            <text:p>253.417</text:p>
          </table:table-cell>
          <table:table-cell table:style-name="ce12" office:value-type="float" office:value="47.6125303550702">
            <text:p>47.613</text:p>
          </table:table-cell>
          <table:table-cell table:style-name="ce12" office:value-type="float" office:value="8.57441774397765">
            <text:p>8.574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0" table:number-columns-repeated="4"/>
          <table:table-cell table:number-columns-repeated="1018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MR_Summary" table:style-name="ta6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2" table:default-cell-style-name="Excel_20_Built-in_20_Normal"/>
        <table:table-column table:style-name="co7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NMR File #</text:p>
          </table:table-cell>
          <table:table-cell table:style-name="ce13" office:value-type="string">
            <text:p>Sample ID</text:p>
          </table:table-cell>
          <table:table-cell table:style-name="ce13" office:value-type="string">
            <text:p>Glucose* [ ] mM</text:p>
          </table:table-cell>
          <table:table-cell table:style-name="ce13" office:value-type="string">
            <text:p>Lactate [ ] mM</text:p>
          </table:table-cell>
          <table:table-cell table:number-columns-repeated="2"/>
          <table:table-cell table:style-name="ce13" office:value-type="string">
            <text:p>Sample Key: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<text:span text:style-name="T3">M = </text:span><text:span text:style-name="T4">♀ number</text:span>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1D2A1</text:p>
          </table:table-cell>
          <table:table-cell office:value-type="float" office:value="11.5">
            <text:p>11.5</text:p>
          </table:table-cell>
          <table:table-cell office:value-type="float" office:value="1.29">
            <text:p>1.29</text:p>
          </table:table-cell>
          <table:table-cell table:number-columns-repeated="2"/>
          <table:table-cell office:value-type="string">
            <text:p>D = Day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2D2A1</text:p>
          </table:table-cell>
          <table:table-cell office:value-type="float" office:value="11.36">
            <text:p>11.36</text:p>
          </table:table-cell>
          <table:table-cell office:value-type="float" office:value="1.39">
            <text:p>1.39</text:p>
          </table:table-cell>
          <table:table-cell table:number-columns-repeated="2"/>
          <table:table-cell office:value-type="string">
            <text:p>A = Aliquot number (1-4)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3D2A1</text:p>
          </table:table-cell>
          <table:table-cell office:value-type="float" office:value="10.98">
            <text:p>10.98</text:p>
          </table:table-cell>
          <table:table-cell office:value-type="float" office:value="1.8">
            <text:p>1.8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4D2A1</text:p>
          </table:table-cell>
          <table:table-cell office:value-type="float" office:value="11.23">
            <text:p>11.23</text:p>
          </table:table-cell>
          <table:table-cell office:value-type="float" office:value="1.22">
            <text:p>1.22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5D2A1</text:p>
          </table:table-cell>
          <table:table-cell office:value-type="float" office:value="10.47">
            <text:p>10.47</text:p>
          </table:table-cell>
          <table:table-cell office:value-type="float" office:value="2.45">
            <text:p>2.45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6D2A1</text:p>
          </table:table-cell>
          <table:table-cell office:value-type="float" office:value="9.1">
            <text:p>9.1</text:p>
          </table:table-cell>
          <table:table-cell office:value-type="float" office:value="2.63">
            <text:p>2.63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7D2A1</text:p>
          </table:table-cell>
          <table:table-cell office:value-type="float" office:value="10.13">
            <text:p>10.13</text:p>
          </table:table-cell>
          <table:table-cell office:value-type="float" office:value="2.03">
            <text:p>2.03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8D2A1</text:p>
          </table:table-cell>
          <table:table-cell office:value-type="float" office:value="10.25">
            <text:p>10.25</text:p>
          </table:table-cell>
          <table:table-cell office:value-type="float" office:value="1.84">
            <text:p>1.84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1D2A2</text:p>
          </table:table-cell>
          <table:table-cell office:value-type="float" office:value="11.94">
            <text:p>11.94</text:p>
          </table:table-cell>
          <table:table-cell office:value-type="float" office:value="1.42">
            <text:p>1.42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2D2A2</text:p>
          </table:table-cell>
          <table:table-cell office:value-type="float" office:value="11.37">
            <text:p>11.37</text:p>
          </table:table-cell>
          <table:table-cell office:value-type="float" office:value="1.48">
            <text:p>1.48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3D2A2</text:p>
          </table:table-cell>
          <table:table-cell office:value-type="float" office:value="11.05">
            <text:p>11.05</text:p>
          </table:table-cell>
          <table:table-cell office:value-type="float" office:value="1.75">
            <text:p>1.75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4D2A2</text:p>
          </table:table-cell>
          <table:table-cell office:value-type="float" office:value="11.85">
            <text:p>11.85</text:p>
          </table:table-cell>
          <table:table-cell office:value-type="float" office:value="1.3">
            <text:p>1.3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5D2A2</text:p>
          </table:table-cell>
          <table:table-cell office:value-type="float" office:value="9.93">
            <text:p>9.93</text:p>
          </table:table-cell>
          <table:table-cell office:value-type="float" office:value="2.16">
            <text:p>2.16</text:p>
          </table:table-cell>
          <table:table-cell table:number-columns-repeated="1020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6D2A2</text:p>
          </table:table-cell>
          <table:table-cell office:value-type="float" office:value="9.04">
            <text:p>9.04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7D2A2</text:p>
          </table:table-cell>
          <table:table-cell office:value-type="float" office:value="10.21">
            <text:p>10.21</text:p>
          </table:table-cell>
          <table:table-cell office:value-type="float" office:value="2.23">
            <text:p>2.23</text:p>
          </table:table-cell>
          <table:table-cell table:number-columns-repeated="1020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8D2A2</text:p>
          </table:table-cell>
          <table:table-cell office:value-type="float" office:value="10.54">
            <text:p>10.54</text:p>
          </table:table-cell>
          <table:table-cell office:value-type="float" office:value="1.85">
            <text:p>1.85</text:p>
          </table:table-cell>
          <table:table-cell table:number-columns-repeated="1020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1D2A3</text:p>
          </table:table-cell>
          <table:table-cell office:value-type="float" office:value="10.43">
            <text:p>10.43</text:p>
          </table:table-cell>
          <table:table-cell office:value-type="float" office:value="1.1">
            <text:p>1.1</text:p>
          </table:table-cell>
          <table:table-cell table:number-columns-repeated="1020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2D2A3</text:p>
          </table:table-cell>
          <table:table-cell office:value-type="float" office:value="11.42">
            <text:p>11.42</text:p>
          </table:table-cell>
          <table:table-cell office:value-type="float" office:value="1.45">
            <text:p>1.45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M3D2A3</text:p>
          </table:table-cell>
          <table:table-cell office:value-type="float" office:value="10.95">
            <text:p>10.95</text:p>
          </table:table-cell>
          <table:table-cell office:value-type="float" office:value="1.76">
            <text:p>1.76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4D2A3</text:p>
          </table:table-cell>
          <table:table-cell office:value-type="float" office:value="11.61">
            <text:p>11.61</text:p>
          </table:table-cell>
          <table:table-cell office:value-type="float" office:value="1.21">
            <text:p>1.21</text:p>
          </table:table-cell>
          <table:table-cell table:number-columns-repeated="1020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M5D2A3</text:p>
          </table:table-cell>
          <table:table-cell office:value-type="float" office:value="10.17">
            <text:p>10.17</text:p>
          </table:table-cell>
          <table:table-cell office:value-type="float" office:value="2.36">
            <text:p>2.36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6D2A3</text:p>
          </table:table-cell>
          <table:table-cell office:value-type="float" office:value="9.18">
            <text:p>9.18</text:p>
          </table:table-cell>
          <table:table-cell office:value-type="float" office:value="2.88">
            <text:p>2.88</text:p>
          </table:table-cell>
          <table:table-cell table:number-columns-repeated="1020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7D2A3</text:p>
          </table:table-cell>
          <table:table-cell office:value-type="float" office:value="9.71">
            <text:p>9.71</text:p>
          </table:table-cell>
          <table:table-cell office:value-type="float" office:value="1.93">
            <text:p>1.93</text:p>
          </table:table-cell>
          <table:table-cell table:number-columns-repeated="1020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8D2A3</text:p>
          </table:table-cell>
          <table:table-cell office:value-type="float" office:value="10.31">
            <text:p>10.31</text:p>
          </table:table-cell>
          <table:table-cell office:value-type="float" office:value="1.89">
            <text:p>1.89</text:p>
          </table:table-cell>
          <table:table-cell table:number-columns-repeated="1020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1D2A4</text:p>
          </table:table-cell>
          <table:table-cell office:value-type="float" office:value="11.01">
            <text:p>11.01</text:p>
          </table:table-cell>
          <table:table-cell office:value-type="float" office:value="1.29">
            <text:p>1.29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2D2A4</text:p>
          </table:table-cell>
          <table:table-cell office:value-type="float" office:value="11.06">
            <text:p>11.06</text:p>
          </table:table-cell>
          <table:table-cell office:value-type="float" office:value="1.47">
            <text:p>1.47</text:p>
          </table:table-cell>
          <table:table-cell table:number-columns-repeated="1020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M3D2A4</text:p>
          </table:table-cell>
          <table:table-cell office:value-type="float" office:value="11.15">
            <text:p>11.15</text:p>
          </table:table-cell>
          <table:table-cell office:value-type="float" office:value="1.7">
            <text:p>1.7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M4D2A4</text:p>
          </table:table-cell>
          <table:table-cell office:value-type="float" office:value="11.04">
            <text:p>11.04</text:p>
          </table:table-cell>
          <table:table-cell office:value-type="float" office:value="1.1">
            <text:p>1.1</text:p>
          </table:table-cell>
          <table:table-cell table:number-columns-repeated="1020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5D2A4</text:p>
          </table:table-cell>
          <table:table-cell office:value-type="float" office:value="10.33">
            <text:p>10.33</text:p>
          </table:table-cell>
          <table:table-cell office:value-type="float" office:value="2.28">
            <text:p>2.28</text:p>
          </table:table-cell>
          <table:table-cell table:number-columns-repeated="1020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6D2A4</text:p>
          </table:table-cell>
          <table:table-cell office:value-type="float" office:value="9.03">
            <text:p>9.03</text:p>
          </table:table-cell>
          <table:table-cell office:value-type="float" office:value="2.81">
            <text:p>2.81</text:p>
          </table:table-cell>
          <table:table-cell table:number-columns-repeated="1020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7D2A4</text:p>
          </table:table-cell>
          <table:table-cell office:value-type="float" office:value="9.9">
            <text:p>9.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8D2A4</text:p>
          </table:table-cell>
          <table:table-cell office:value-type="float" office:value="9.79">
            <text:p>9.79</text:p>
          </table:table-cell>
          <table:table-cell office:value-type="float" office:value="1.7">
            <text:p>1.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1D3A1</text:p>
          </table:table-cell>
          <table:table-cell office:value-type="float" office:value="7.64">
            <text:p>7.64</text:p>
          </table:table-cell>
          <table:table-cell office:value-type="float" office:value="4.37">
            <text:p>4.37</text:p>
          </table:table-cell>
          <table:table-cell table:number-columns-repeated="1020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2D3A1</text:p>
          </table:table-cell>
          <table:table-cell office:value-type="float" office:value="7.48">
            <text:p>7.48</text:p>
          </table:table-cell>
          <table:table-cell office:value-type="float" office:value="5.16">
            <text:p>5.16</text:p>
          </table:table-cell>
          <table:table-cell table:number-columns-repeated="1020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3D3A1</text:p>
          </table:table-cell>
          <table:table-cell office:value-type="float" office:value="7.5">
            <text:p>7.5</text:p>
          </table:table-cell>
          <table:table-cell office:value-type="float" office:value="3.74">
            <text:p>3.74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M4D3A1</text:p>
          </table:table-cell>
          <table:table-cell office:value-type="float" office:value="8.81">
            <text:p>8.81</text:p>
          </table:table-cell>
          <table:table-cell office:value-type="float" office:value="3.08">
            <text:p>3.08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M5D3A1</text:p>
          </table:table-cell>
          <table:table-cell office:value-type="float" office:value="6.3">
            <text:p>6.3</text:p>
          </table:table-cell>
          <table:table-cell office:value-type="float" office:value="5.67">
            <text:p>5.67</text:p>
          </table:table-cell>
          <table:table-cell table:number-columns-repeated="1020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M6D3A1</text:p>
          </table:table-cell>
          <table:table-cell office:value-type="float" office:value="5.25">
            <text:p>5.25</text:p>
          </table:table-cell>
          <table:table-cell office:value-type="float" office:value="6.5">
            <text:p>6.5</text:p>
          </table:table-cell>
          <table:table-cell table:number-columns-repeated="1020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M7D3A1</text:p>
          </table:table-cell>
          <table:table-cell office:value-type="float" office:value="6.68">
            <text:p>6.68</text:p>
          </table:table-cell>
          <table:table-cell office:value-type="float" office:value="5.74">
            <text:p>5.74</text:p>
          </table:table-cell>
          <table:table-cell table:number-columns-repeated="1020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M8D3A1</text:p>
          </table:table-cell>
          <table:table-cell office:value-type="float" office:value="6.71">
            <text:p>6.71</text:p>
          </table:table-cell>
          <table:table-cell office:value-type="float" office:value="4.63">
            <text:p>4.63</text:p>
          </table:table-cell>
          <table:table-cell table:number-columns-repeated="1020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M1D3A2</text:p>
          </table:table-cell>
          <table:table-cell office:value-type="float" office:value="8.12">
            <text:p>8.12</text:p>
          </table:table-cell>
          <table:table-cell office:value-type="float" office:value="4.72">
            <text:p>4.72</text:p>
          </table:table-cell>
          <table:table-cell table:number-columns-repeated="1020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M2D3A2</text:p>
          </table:table-cell>
          <table:table-cell office:value-type="float" office:value="7.04">
            <text:p>7.0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M3D3A2</text:p>
          </table:table-cell>
          <table:table-cell office:value-type="float" office:value="8.26">
            <text:p>8.26</text:p>
          </table:table-cell>
          <table:table-cell office:value-type="float" office:value="4.64">
            <text:p>4.64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M4D3A2</text:p>
          </table:table-cell>
          <table:table-cell office:value-type="float" office:value="8.94">
            <text:p>8.94</text:p>
          </table:table-cell>
          <table:table-cell office:value-type="float" office:value="3.35">
            <text:p>3.35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M5D3A2</text:p>
          </table:table-cell>
          <table:table-cell office:value-type="float" office:value="6.58">
            <text:p>6.58</text:p>
          </table:table-cell>
          <table:table-cell office:value-type="float" office:value="5.91">
            <text:p>5.91</text:p>
          </table:table-cell>
          <table:table-cell table:number-columns-repeated="1020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M6D3A2</text:p>
          </table:table-cell>
          <table:table-cell office:value-type="float" office:value="4.8">
            <text:p>4.8</text:p>
          </table:table-cell>
          <table:table-cell office:value-type="float" office:value="5.83">
            <text:p>5.83</text:p>
          </table:table-cell>
          <table:table-cell table:number-columns-repeated="1020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M7D3A2</text:p>
          </table:table-cell>
          <table:table-cell office:value-type="float" office:value="6.3">
            <text:p>6.3</text:p>
          </table:table-cell>
          <table:table-cell office:value-type="float" office:value="4.82">
            <text:p>4.82</text:p>
          </table:table-cell>
          <table:table-cell table:number-columns-repeated="1020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M8D3A2</text:p>
          </table:table-cell>
          <table:table-cell office:value-type="float" office:value="7.12">
            <text:p>7.12</text:p>
          </table:table-cell>
          <table:table-cell office:value-type="float" office:value="4.85">
            <text:p>4.85</text:p>
          </table:table-cell>
          <table:table-cell table:number-columns-repeated="1020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M1D3A3</text:p>
          </table:table-cell>
          <table:table-cell office:value-type="float" office:value="8.24">
            <text:p>8.24</text:p>
          </table:table-cell>
          <table:table-cell office:value-type="float" office:value="4.5">
            <text:p>4.5</text:p>
          </table:table-cell>
          <table:table-cell table:number-columns-repeated="1020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M2D3A3</text:p>
          </table:table-cell>
          <table:table-cell office:value-type="float" office:value="7.42">
            <text:p>7.42</text:p>
          </table:table-cell>
          <table:table-cell office:value-type="float" office:value="5.48">
            <text:p>5.48</text:p>
          </table:table-cell>
          <table:table-cell table:number-columns-repeated="1020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M3D3A3</text:p>
          </table:table-cell>
          <table:table-cell office:value-type="float" office:value="8.39">
            <text:p>8.39</text:p>
          </table:table-cell>
          <table:table-cell office:value-type="float" office:value="4.57">
            <text:p>4.57</text:p>
          </table:table-cell>
          <table:table-cell table:number-columns-repeated="1020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4D3A3</text:p>
          </table:table-cell>
          <table:table-cell office:value-type="float" office:value="9.59">
            <text:p>9.59</text:p>
          </table:table-cell>
          <table:table-cell office:value-type="float" office:value="3.74">
            <text:p>3.74</text:p>
          </table:table-cell>
          <table:table-cell table:number-columns-repeated="1020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M5D3A3</text:p>
          </table:table-cell>
          <table:table-cell office:value-type="float" office:value="6.38">
            <text:p>6.38</text:p>
          </table:table-cell>
          <table:table-cell office:value-type="float" office:value="5.79">
            <text:p>5.79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M6D3A3</text:p>
          </table:table-cell>
          <table:table-cell office:value-type="float" office:value="4.85">
            <text:p>4.85</text:p>
          </table:table-cell>
          <table:table-cell office:value-type="float" office:value="5.89">
            <text:p>5.89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M7D3A3</text:p>
          </table:table-cell>
          <table:table-cell office:value-type="float" office:value="6.62">
            <text:p>6.62</text:p>
          </table:table-cell>
          <table:table-cell office:value-type="float" office:value="5.78">
            <text:p>5.78</text:p>
          </table:table-cell>
          <table:table-cell table:number-columns-repeated="1020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M8D3A3</text:p>
          </table:table-cell>
          <table:table-cell office:value-type="float" office:value="7.05">
            <text:p>7.0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M1D3A4</text:p>
          </table:table-cell>
          <table:table-cell office:value-type="float" office:value="8.09">
            <text:p>8.09</text:p>
          </table:table-cell>
          <table:table-cell office:value-type="float" office:value="4.28">
            <text:p>4.28</text:p>
          </table:table-cell>
          <table:table-cell table:number-columns-repeated="1020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M2D3A4</text:p>
          </table:table-cell>
          <table:table-cell office:value-type="float" office:value="7.58">
            <text:p>7.58</text:p>
          </table:table-cell>
          <table:table-cell office:value-type="float" office:value="5.28">
            <text:p>5.28</text:p>
          </table:table-cell>
          <table:table-cell table:number-columns-repeated="1020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M3D3A4</text:p>
          </table:table-cell>
          <table:table-cell office:value-type="float" office:value="8.11">
            <text:p>8.11</text:p>
          </table:table-cell>
          <table:table-cell office:value-type="float" office:value="4.32">
            <text:p>4.32</text:p>
          </table:table-cell>
          <table:table-cell table:number-columns-repeated="1020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M4D3A4</text:p>
          </table:table-cell>
          <table:table-cell office:value-type="float" office:value="8.44">
            <text:p>8.44</text:p>
          </table:table-cell>
          <table:table-cell office:value-type="float" office:value="2.97">
            <text:p>2.97</text:p>
          </table:table-cell>
          <table:table-cell table:number-columns-repeated="1020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M5D3A4</text:p>
          </table:table-cell>
          <table:table-cell office:value-type="float" office:value="6.48">
            <text:p>6.48</text:p>
          </table:table-cell>
          <table:table-cell office:value-type="float" office:value="5.99">
            <text:p>5.99</text:p>
          </table:table-cell>
          <table:table-cell table:number-columns-repeated="1020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M6D3A4</text:p>
          </table:table-cell>
          <table:table-cell office:value-type="float" office:value="5.15">
            <text:p>5.15</text:p>
          </table:table-cell>
          <table:table-cell office:value-type="float" office:value="6.48">
            <text:p>6.48</text:p>
          </table:table-cell>
          <table:table-cell table:number-columns-repeated="1020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M7D3A4</text:p>
          </table:table-cell>
          <table:table-cell office:value-type="float" office:value="7.07">
            <text:p>7.07</text:p>
          </table:table-cell>
          <table:table-cell office:value-type="float" office:value="5.57">
            <text:p>5.57</text:p>
          </table:table-cell>
          <table:table-cell table:number-columns-repeated="1020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M8D3A4</text:p>
          </table:table-cell>
          <table:table-cell office:value-type="float" office:value="7.14">
            <text:p>7.14</text:p>
          </table:table-cell>
          <table:table-cell office:value-type="float" office:value="5.39">
            <text:p>5.3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M1D4A1</text:p>
          </table:table-cell>
          <table:table-cell office:value-type="float" office:value="6.98">
            <text:p>6.98</text:p>
          </table:table-cell>
          <table:table-cell office:value-type="float" office:value="6.08">
            <text:p>6.08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M2D4A1</text:p>
          </table:table-cell>
          <table:table-cell office:value-type="float" office:value="7.36">
            <text:p>7.36</text:p>
          </table:table-cell>
          <table:table-cell office:value-type="float" office:value="5.08">
            <text:p>5.08</text:p>
          </table:table-cell>
          <table:table-cell table:number-columns-repeated="1020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M3D4A1</text:p>
          </table:table-cell>
          <table:table-cell office:value-type="float" office:value="6.13">
            <text:p>6.13</text:p>
          </table:table-cell>
          <table:table-cell office:value-type="float" office:value="5.45">
            <text:p>5.45</text:p>
          </table:table-cell>
          <table:table-cell table:number-columns-repeated="1020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M4D4A1</text:p>
          </table:table-cell>
          <table:table-cell office:value-type="float" office:value="7.55">
            <text:p>7.55</text:p>
          </table:table-cell>
          <table:table-cell office:value-type="float" office:value="5.04">
            <text:p>5.04</text:p>
          </table:table-cell>
          <table:table-cell table:number-columns-repeated="1020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M5D4A1</text:p>
          </table:table-cell>
          <table:table-cell office:value-type="float" office:value="4.23">
            <text:p>4.23</text:p>
          </table:table-cell>
          <table:table-cell office:value-type="float" office:value="5.83">
            <text:p>5.83</text:p>
          </table:table-cell>
          <table:table-cell table:number-columns-repeated="1020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M6D4A1</text:p>
          </table:table-cell>
          <table:table-cell office:value-type="float" office:value="3.68">
            <text:p>3.68</text:p>
          </table:table-cell>
          <table:table-cell office:value-type="float" office:value="5.67">
            <text:p>5.67</text:p>
          </table:table-cell>
          <table:table-cell table:number-columns-repeated="1020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M7D4A1</text:p>
          </table:table-cell>
          <table:table-cell office:value-type="float" office:value="4.94">
            <text:p>4.94</text:p>
          </table:table-cell>
          <table:table-cell office:value-type="float" office:value="6.32">
            <text:p>6.32</text:p>
          </table:table-cell>
          <table:table-cell table:number-columns-repeated="1020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M8D4A1</text:p>
          </table:table-cell>
          <table:table-cell office:value-type="float" office:value="5.27">
            <text:p>5.27</text:p>
          </table:table-cell>
          <table:table-cell office:value-type="float" office:value="6.53">
            <text:p>6.53</text:p>
          </table:table-cell>
          <table:table-cell table:number-columns-repeated="1020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M1D4A2</text:p>
          </table:table-cell>
          <table:table-cell office:value-type="float" office:value="6.87">
            <text:p>6.87</text:p>
          </table:table-cell>
          <table:table-cell office:value-type="float" office:value="6.16">
            <text:p>6.16</text:p>
          </table:table-cell>
          <table:table-cell table:number-columns-repeated="1020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M2D4A2</text:p>
          </table:table-cell>
          <table:table-cell office:value-type="float" office:value="7.15">
            <text:p>7.15</text:p>
          </table:table-cell>
          <table:table-cell office:value-type="float" office:value="4.9">
            <text:p>4.9</text:p>
          </table:table-cell>
          <table:table-cell table:number-columns-repeated="1020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M3D4A2</text:p>
          </table:table-cell>
          <table:table-cell office:value-type="float" office:value="6.73">
            <text:p>6.73</text:p>
          </table:table-cell>
          <table:table-cell office:value-type="float" office:value="5.88">
            <text:p>5.88</text:p>
          </table:table-cell>
          <table:table-cell table:number-columns-repeated="1020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M4D4A2</text:p>
          </table:table-cell>
          <table:table-cell office:value-type="float" office:value="7.84">
            <text:p>7.84</text:p>
          </table:table-cell>
          <table:table-cell office:value-type="float" office:value="5.09">
            <text:p>5.09</text:p>
          </table:table-cell>
          <table:table-cell table:number-columns-repeated="1020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M5D4A2</text:p>
          </table:table-cell>
          <table:table-cell office:value-type="float" office:value="4.3">
            <text:p>4.3</text:p>
          </table:table-cell>
          <table:table-cell office:value-type="float" office:value="6.03">
            <text:p>6.03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M6D4A2</text:p>
          </table:table-cell>
          <table:table-cell office:value-type="float" office:value="3.61">
            <text:p>3.61</text:p>
          </table:table-cell>
          <table:table-cell office:value-type="float" office:value="5.83">
            <text:p>5.83</text:p>
          </table:table-cell>
          <table:table-cell table:number-columns-repeated="1020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M7D4A2</text:p>
          </table:table-cell>
          <table:table-cell office:value-type="float" office:value="5.47">
            <text:p>5.47</text:p>
          </table:table-cell>
          <table:table-cell office:value-type="float" office:value="6.76">
            <text:p>6.76</text:p>
          </table:table-cell>
          <table:table-cell table:number-columns-repeated="1020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M8D4A2</text:p>
          </table:table-cell>
          <table:table-cell office:value-type="float" office:value="5.09">
            <text:p>5.09</text:p>
          </table:table-cell>
          <table:table-cell office:value-type="float" office:value="6.32">
            <text:p>6.32</text:p>
          </table:table-cell>
          <table:table-cell table:number-columns-repeated="1020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M1D4A3</text:p>
          </table:table-cell>
          <table:table-cell office:value-type="float" office:value="7.32">
            <text:p>7.32</text:p>
          </table:table-cell>
          <table:table-cell office:value-type="float" office:value="6.14">
            <text:p>6.14</text:p>
          </table:table-cell>
          <table:table-cell table:number-columns-repeated="1020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M2D4A3</text:p>
          </table:table-cell>
          <table:table-cell office:value-type="float" office:value="7.74">
            <text:p>7.74</text:p>
          </table:table-cell>
          <table:table-cell office:value-type="float" office:value="5.14">
            <text:p>5.14</text:p>
          </table:table-cell>
          <table:table-cell table:number-columns-repeated="1020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M3D4A3</text:p>
          </table:table-cell>
          <table:table-cell office:value-type="float" office:value="6.57">
            <text:p>6.57</text:p>
          </table:table-cell>
          <table:table-cell office:value-type="float" office:value="5.61">
            <text:p>5.61</text:p>
          </table:table-cell>
          <table:table-cell table:number-columns-repeated="1020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M4D4A3</text:p>
          </table:table-cell>
          <table:table-cell office:value-type="float" office:value="7.89">
            <text:p>7.89</text:p>
          </table:table-cell>
          <table:table-cell office:value-type="float" office:value="5.12">
            <text:p>5.12</text:p>
          </table:table-cell>
          <table:table-cell table:number-columns-repeated="1020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M5D4A3</text:p>
          </table:table-cell>
          <table:table-cell office:value-type="float" office:value="4.39">
            <text:p>4.39</text:p>
          </table:table-cell>
          <table:table-cell office:value-type="float" office:value="6.67">
            <text:p>6.67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M6D4A3</text:p>
          </table:table-cell>
          <table:table-cell office:value-type="float" office:value="3.65">
            <text:p>3.65</text:p>
          </table:table-cell>
          <table:table-cell office:value-type="float" office:value="6.36">
            <text:p>6.36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M7D4A3</text:p>
          </table:table-cell>
          <table:table-cell office:value-type="float" office:value="4.87">
            <text:p>4.87</text:p>
          </table:table-cell>
          <table:table-cell office:value-type="float" office:value="6.06">
            <text:p>6.06</text:p>
          </table:table-cell>
          <table:table-cell table:number-columns-repeated="1020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M8D4A3</text:p>
          </table:table-cell>
          <table:table-cell office:value-type="float" office:value="5.23">
            <text:p>5.23</text:p>
          </table:table-cell>
          <table:table-cell office:value-type="float" office:value="6.52">
            <text:p>6.52</text:p>
          </table:table-cell>
          <table:table-cell table:number-columns-repeated="1020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M1D4A4</text:p>
          </table:table-cell>
          <table:table-cell office:value-type="float" office:value="7.22">
            <text:p>7.22</text:p>
          </table:table-cell>
          <table:table-cell office:value-type="float" office:value="6.26">
            <text:p>6.26</text:p>
          </table:table-cell>
          <table:table-cell table:number-columns-repeated="1020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M2D4A4</text:p>
          </table:table-cell>
          <table:table-cell office:value-type="float" office:value="7.39">
            <text:p>7.39</text:p>
          </table:table-cell>
          <table:table-cell office:value-type="float" office:value="4.87">
            <text:p>4.87</text:p>
          </table:table-cell>
          <table:table-cell table:number-columns-repeated="1020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M3D4A4</text:p>
          </table:table-cell>
          <table:table-cell office:value-type="float" office:value="6.73">
            <text:p>6.73</text:p>
          </table:table-cell>
          <table:table-cell office:value-type="float" office:value="5.7">
            <text:p>5.7</text:p>
          </table:table-cell>
          <table:table-cell table:number-columns-repeated="1020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M4D4A4</text:p>
          </table:table-cell>
          <table:table-cell office:value-type="float" office:value="8.09">
            <text:p>8.09</text:p>
          </table:table-cell>
          <table:table-cell office:value-type="float" office:value="5.29">
            <text:p>5.29</text:p>
          </table:table-cell>
          <table:table-cell table:number-columns-repeated="1020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M5D4A4</text:p>
          </table:table-cell>
          <table:table-cell office:value-type="float" office:value="4.4">
            <text:p>4.4</text:p>
          </table:table-cell>
          <table:table-cell office:value-type="float" office:value="6.89">
            <text:p>6.89</text:p>
          </table:table-cell>
          <table:table-cell table:number-columns-repeated="1020"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M6D4A4</text:p>
          </table:table-cell>
          <table:table-cell office:value-type="float" office:value="3.8">
            <text:p>3.8</text:p>
          </table:table-cell>
          <table:table-cell office:value-type="float" office:value="5.85">
            <text:p>5.85</text:p>
          </table:table-cell>
          <table:table-cell table:number-columns-repeated="1020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M7D4A4</text:p>
          </table:table-cell>
          <table:table-cell office:value-type="float" office:value="5.17">
            <text:p>5.17</text:p>
          </table:table-cell>
          <table:table-cell office:value-type="float" office:value="6.36">
            <text:p>6.36</text:p>
          </table:table-cell>
          <table:table-cell table:number-columns-repeated="1020"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M8D4A4</text:p>
          </table:table-cell>
          <table:table-cell office:value-type="float" office:value="5.46">
            <text:p>5.46</text:p>
          </table:table-cell>
          <table:table-cell office:value-type="float" office:value="5.04">
            <text:p>5.04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bolite Change" table:style-name="ta7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Change from day 2 to day 3</text:p>
          </table:table-cell>
          <table:table-cell table:number-columns-repeated="1023"/>
        </table:table-row>
        <table:table-row table:style-name="ro1">
          <table:table-cell office:value-type="string">
            <text:p>units in uM</text:p>
          </table:table-cell>
          <table:table-cell table:number-columns-repeated="1023"/>
        </table:table-row>
        <table:table-row table:style-name="ro1">
          <table:table-cell office:value-type="string">
            <text:p>Mouse Number</text:p>
          </table:table-cell>
          <table:table-cell office:value-type="string">
            <text:p>Strain</text:p>
          </table:table-cell>
          <table:table-cell table:style-name="ce14" office:value-type="string">
            <text:p>Glucose</text:p>
          </table:table-cell>
          <table:table-cell table:style-name="ce14" office:value-type="string">
            <text:p>Lactate</text:p>
          </table:table-cell>
          <table:table-cell table:style-name="ce8" office:value-type="string">
            <text:p>Histidine</text:p>
          </table:table-cell>
          <table:table-cell table:style-name="ce8" office:value-type="string">
            <text:p>3-Methyl_Histidine</text:p>
          </table:table-cell>
          <table:table-cell table:style-name="ce8" office:value-type="string">
            <text:p>Hydroxyproline</text:p>
          </table:table-cell>
          <table:table-cell table:style-name="ce8" office:value-type="string">
            <text:p>1-Methyl_Histidine</text:p>
          </table:table-cell>
          <table:table-cell table:style-name="ce8" office:value-type="string">
            <text:p>Asparagine</text:p>
          </table:table-cell>
          <table:table-cell table:style-name="ce8" office:value-type="string">
            <text:p>Phosphoethanolamine</text:p>
          </table:table-cell>
          <table:table-cell table:style-name="ce8" office:value-type="string">
            <text:p>Arginine</text:p>
          </table:table-cell>
          <table:table-cell table:style-name="ce8" office:value-type="string">
            <text:p>Carnosine</text:p>
          </table:table-cell>
          <table:table-cell table:style-name="ce8" office:value-type="string">
            <text:p>Taurine</text:p>
          </table:table-cell>
          <table:table-cell table:style-name="ce8" office:value-type="string">
            <text:p>Anserine</text:p>
          </table:table-cell>
          <table:table-cell table:style-name="ce8" office:value-type="string">
            <text:p>Serine</text:p>
          </table:table-cell>
          <table:table-cell table:style-name="ce8" office:value-type="string">
            <text:p>Glutamine</text:p>
          </table:table-cell>
          <table:table-cell table:style-name="ce8" office:value-type="string">
            <text:p>S-sulfocysteine</text:p>
          </table:table-cell>
          <table:table-cell table:style-name="ce8" office:value-type="string">
            <text:p>Argininosuccinic_Acid</text:p>
          </table:table-cell>
          <table:table-cell table:style-name="ce8" office:value-type="string">
            <text:p>Ethanolamine</text:p>
          </table:table-cell>
          <table:table-cell table:style-name="ce8" office:value-type="string">
            <text:p>Glycine</text:p>
          </table:table-cell>
          <table:table-cell table:style-name="ce8" office:value-type="string">
            <text:p>Aspartic_Acid</text:p>
          </table:table-cell>
          <table:table-cell table:style-name="ce8" office:value-type="string">
            <text:p>Citrulline</text:p>
          </table:table-cell>
          <table:table-cell table:style-name="ce8" office:value-type="string">
            <text:p>Alanine</text:p>
          </table:table-cell>
          <table:table-cell table:style-name="ce8" office:value-type="string">
            <text:p>Beta_Alanine</text:p>
          </table:table-cell>
          <table:table-cell table:style-name="ce8" office:value-type="string">
            <text:p>Glutamic_Acid</text:p>
          </table:table-cell>
          <table:table-cell table:style-name="ce8" office:value-type="string">
            <text:p>Sarcosine</text:p>
          </table:table-cell>
          <table:table-cell table:style-name="ce8" office:value-type="string">
            <text:p>Cystine</text:p>
          </table:table-cell>
          <table:table-cell table:style-name="ce8" office:value-type="string">
            <text:p>Threonine</text:p>
          </table:table-cell>
          <table:table-cell table:style-name="ce8" office:value-type="string">
            <text:p>Homocitrulline</text:p>
          </table:table-cell>
          <table:table-cell table:style-name="ce8" office:value-type="string">
            <text:p>Gamma_Aminobutyric_Acid</text:p>
          </table:table-cell>
          <table:table-cell table:style-name="ce8" office:value-type="string">
            <text:p>Hydroxylysine</text:p>
          </table:table-cell>
          <table:table-cell table:style-name="ce8" office:value-type="string">
            <text:p>Alpha_Aminoadipic_Acid</text:p>
          </table:table-cell>
          <table:table-cell table:style-name="ce8" office:value-type="string">
            <text:p>Beta_Aminoisobutyric_Acid</text:p>
          </table:table-cell>
          <table:table-cell table:style-name="ce8" office:value-type="string">
            <text:p>Glycyl_Proline</text:p>
          </table:table-cell>
          <table:table-cell table:style-name="ce8" office:value-type="string">
            <text:p>Proline</text:p>
          </table:table-cell>
          <table:table-cell table:style-name="ce8" office:value-type="string">
            <text:p>Valine</text:p>
          </table:table-cell>
          <table:table-cell table:style-name="ce8" office:value-type="string">
            <text:p>Cystathionine</text:p>
          </table:table-cell>
          <table:table-cell table:style-name="ce8" office:value-type="string">
            <text:p>L-ornithine</text:p>
          </table:table-cell>
          <table:table-cell table:style-name="ce8" office:value-type="string">
            <text:p>Alpha_Aminobutyric_Acid</text:p>
          </table:table-cell>
          <table:table-cell table:style-name="ce8" office:value-type="string">
            <text:p>Lysine</text:p>
          </table:table-cell>
          <table:table-cell table:style-name="ce8" office:value-type="string">
            <text:p>Tyrosine</text:p>
          </table:table-cell>
          <table:table-cell table:style-name="ce8" office:value-type="string">
            <text:p>Methionine</text:p>
          </table:table-cell>
          <table:table-cell table:style-name="ce8" office:value-type="string">
            <text:p>Homocystine</text:p>
          </table:table-cell>
          <table:table-cell table:style-name="ce8" office:value-type="string">
            <text:p>Kynurenine</text:p>
          </table:table-cell>
          <table:table-cell table:style-name="ce8" office:value-type="string">
            <text:p>Isoleucine</text:p>
          </table:table-cell>
          <table:table-cell table:style-name="ce8" office:value-type="string">
            <text:p>All-isoleucine</text:p>
          </table:table-cell>
          <table:table-cell table:style-name="ce8" office:value-type="string">
            <text:p>Leucine</text:p>
          </table:table-cell>
          <table:table-cell table:style-name="ce8" office:value-type="string">
            <text:p>Phenylalanine</text:p>
          </table:table-cell>
          <table:table-cell table:style-name="ce8" office:value-type="string">
            <text:p>Tryptophan</text:p>
          </table:table-cell>
          <table:table-cell table:number-columns-repeated="97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6</text:p>
          </table:table-cell>
          <table:table-cell table:formula="of:=(AVERAGE([$NMR_Summary.C37];[$NMR_Summary.C45];[$NMR_Summary.C53];[$NMR_Summary.C61])-AVERAGE([$NMR_Summary.C4];[$NMR_Summary.C12];[$NMR_Summary.C20];[$NMR_Summary.C28]))*1000" office:value-type="float" office:value="-3197.5">
            <text:p>-3197.5</text:p>
          </table:table-cell>
          <table:table-cell table:formula="of:=(AVERAGE([$NMR_Summary.D37];[$NMR_Summary.D45];[$NMR_Summary.D53];[$NMR_Summary.D61])-AVERAGE([$NMR_Summary.D4];[$NMR_Summary.D12];[$NMR_Summary.D20];[$NMR_Summary.D28]))*1000" office:value-type="float" office:value="3192.5">
            <text:p>3192.5</text:p>
          </table:table-cell>
          <table:table-cell table:style-name="ce10" table:formula="of:=AVERAGE([$'Mass Spec Summary'.B41:.B44])-AVERAGE([$'Mass Spec Summary'.B9:.B12])" office:value-type="float" office:value="-19.8712362888097">
            <text:p>-19.87</text:p>
          </table:table-cell>
          <table:table-cell table:style-name="ce10" table:formula="of:=AVERAGE([$'Mass Spec Summary'.C41:.C44])-AVERAGE([$'Mass Spec Summary'.C9:.C12])" office:value-type="float" office:value="-0.00412049122010671">
            <text:p>0.00</text:p>
          </table:table-cell>
          <table:table-cell table:style-name="ce10" table:formula="of:=AVERAGE([$'Mass Spec Summary'.D41:.D44])-AVERAGE([$'Mass Spec Summary'.D9:.D12])" office:value-type="float" office:value="2.835230051227">
            <text:p>2.84</text:p>
          </table:table-cell>
          <table:table-cell table:style-name="ce10" table:formula="of:=AVERAGE([$'Mass Spec Summary'.E41:.E44])-AVERAGE([$'Mass Spec Summary'.E9:.E12])" office:value-type="float" office:value="0.00539402582877813">
            <text:p>0.01</text:p>
          </table:table-cell>
          <table:table-cell table:style-name="ce10" table:formula="of:=AVERAGE([$'Mass Spec Summary'.F41:.F44])-AVERAGE([$'Mass Spec Summary'.F9:.F12])" office:value-type="float" office:value="-39.3447436154918">
            <text:p>-39.34</text:p>
          </table:table-cell>
          <table:table-cell table:style-name="ce10" table:formula="of:=AVERAGE([$'Mass Spec Summary'.G41:.G44])-AVERAGE([$'Mass Spec Summary'.G9:.G12])" office:value-type="float" office:value="0.0261014960593268">
            <text:p>0.03</text:p>
          </table:table-cell>
          <table:table-cell table:style-name="ce10" table:formula="of:=AVERAGE([$'Mass Spec Summary'.H41:.H44])-AVERAGE([$'Mass Spec Summary'.H9:.H12])" office:value-type="float" office:value="-82.9553542175484">
            <text:p>-82.96</text:p>
          </table:table-cell>
          <table:table-cell table:style-name="ce10" table:formula="of:=AVERAGE([$'Mass Spec Summary'.I41:.I44])-AVERAGE([$'Mass Spec Summary'.I9:.I12])" office:value-type="float" office:value="-0.0685150770315477">
            <text:p>-0.07</text:p>
          </table:table-cell>
          <table:table-cell table:style-name="ce10" table:formula="of:=AVERAGE([$'Mass Spec Summary'.J41:.J44])-AVERAGE([$'Mass Spec Summary'.J9:.J12])" office:value-type="float" office:value="-2.5596232139855">
            <text:p>-2.56</text:p>
          </table:table-cell>
          <table:table-cell table:style-name="ce10" table:formula="of:=AVERAGE([$'Mass Spec Summary'.K41:.K44])-AVERAGE([$'Mass Spec Summary'.K9:.K12])" office:value-type="float" office:value="1.02326063446891">
            <text:p>1.02</text:p>
          </table:table-cell>
          <table:table-cell table:style-name="ce10" table:formula="of:=AVERAGE([$'Mass Spec Summary'.L41:.L44])-AVERAGE([$'Mass Spec Summary'.L9:.L12])" office:value-type="float" office:value="-90.4056588366283">
            <text:p>-90.41</text:p>
          </table:table-cell>
          <table:table-cell table:style-name="ce10" table:formula="of:=AVERAGE([$'Mass Spec Summary'.M41:.M44])-AVERAGE([$'Mass Spec Summary'.M9:.M12])" office:value-type="float" office:value="-1113.45308805193">
            <text:p>-1113.45</text:p>
          </table:table-cell>
          <table:table-cell table:style-name="ce10" table:formula="of:=AVERAGE([$'Mass Spec Summary'.N41:.N44])-AVERAGE([$'Mass Spec Summary'.N9:.N12])" office:value-type="float" office:value="-0.11617743239478">
            <text:p>-0.12</text:p>
          </table:table-cell>
          <table:table-cell table:style-name="ce10" table:formula="of:=AVERAGE([$'Mass Spec Summary'.O41:.O44])-AVERAGE([$'Mass Spec Summary'.O9:.O12])" office:value-type="float" office:value="-0.984402668330779">
            <text:p>-0.98</text:p>
          </table:table-cell>
          <table:table-cell table:style-name="ce10" table:formula="of:=AVERAGE([$'Mass Spec Summary'.P41:.P44])-AVERAGE([$'Mass Spec Summary'.P9:.P12])" office:value-type="float" office:value="0">
            <text:p>#DIV/0!</text:p>
          </table:table-cell>
          <table:table-cell table:style-name="ce10" table:formula="of:=AVERAGE([$'Mass Spec Summary'.Q41:.Q44])-AVERAGE([$'Mass Spec Summary'.Q9:.Q12])" office:value-type="float" office:value="13.1010703096668">
            <text:p>13.10</text:p>
          </table:table-cell>
          <table:table-cell table:style-name="ce10" table:formula="of:=AVERAGE([$'Mass Spec Summary'.R41:.R44])-AVERAGE([$'Mass Spec Summary'.R9:.R12])" office:value-type="float" office:value="14.847800276272">
            <text:p>14.85</text:p>
          </table:table-cell>
          <table:table-cell table:style-name="ce10" table:formula="of:=AVERAGE([$'Mass Spec Summary'.S41:.S44])-AVERAGE([$'Mass Spec Summary'.S9:.S12])" office:value-type="float" office:value="-1.39358923112039">
            <text:p>-1.39</text:p>
          </table:table-cell>
          <table:table-cell table:style-name="ce10" table:formula="of:=AVERAGE([$'Mass Spec Summary'.T41:.T44])-AVERAGE([$'Mass Spec Summary'.T9:.T12])" office:value-type="float" office:value="24.4614366077172">
            <text:p>24.46</text:p>
          </table:table-cell>
          <table:table-cell table:style-name="ce10" table:formula="of:=AVERAGE([$'Mass Spec Summary'.U41:.U44])-AVERAGE([$'Mass Spec Summary'.U9:.U12])" office:value-type="float" office:value="-0.363451735647362">
            <text:p>-0.36</text:p>
          </table:table-cell>
          <table:table-cell table:style-name="ce10" table:formula="of:=AVERAGE([$'Mass Spec Summary'.V41:.V44])-AVERAGE([$'Mass Spec Summary'.V9:.V12])" office:value-type="float" office:value="555.625233326533">
            <text:p>555.63</text:p>
          </table:table-cell>
          <table:table-cell table:style-name="ce10" table:formula="of:=AVERAGE([$'Mass Spec Summary'.W41:.W44])-AVERAGE([$'Mass Spec Summary'.W9:.W12])" office:value-type="float" office:value="-0.0420958691808472">
            <text:p>-0.04</text:p>
          </table:table-cell>
          <table:table-cell table:style-name="ce10" table:formula="of:=AVERAGE([$'Mass Spec Summary'.X41:.X44])-AVERAGE([$'Mass Spec Summary'.X9:.X12])" office:value-type="float" office:value="-61.0411651024196">
            <text:p>-61.04</text:p>
          </table:table-cell>
          <table:table-cell table:style-name="ce10" table:formula="of:=AVERAGE([$'Mass Spec Summary'.Y41:.Y44])-AVERAGE([$'Mass Spec Summary'.Y9:.Y12])" office:value-type="float" office:value="-50.1330801169167">
            <text:p>-50.13</text:p>
          </table:table-cell>
          <table:table-cell table:style-name="ce10" table:formula="of:=AVERAGE([$'Mass Spec Summary'.Z41:.Z44])-AVERAGE([$'Mass Spec Summary'.Z9:.Z12])" office:value-type="float" office:value="0">
            <text:p>#DIV/0!</text:p>
          </table:table-cell>
          <table:table-cell table:style-name="ce10" table:formula="of:=AVERAGE([$'Mass Spec Summary'.AA41:.AA44])-AVERAGE([$'Mass Spec Summary'.AA9:.AA12])" office:value-type="float" office:value="0">
            <text:p>#DIV/0!</text:p>
          </table:table-cell>
          <table:table-cell table:style-name="ce10" table:formula="of:=AVERAGE([$'Mass Spec Summary'.AB41:.AB44])-AVERAGE([$'Mass Spec Summary'.AB9:.AB12])" office:value-type="float" office:value="-0.00576957135861234">
            <text:p>-0.01</text:p>
          </table:table-cell>
          <table:table-cell table:style-name="ce10" table:formula="of:=AVERAGE([$'Mass Spec Summary'.AC41:.AC44])-AVERAGE([$'Mass Spec Summary'.AC9:.AC12])" office:value-type="float" office:value="-0.0855601051223327">
            <text:p>-0.09</text:p>
          </table:table-cell>
          <table:table-cell table:style-name="ce10" table:formula="of:=AVERAGE([$'Mass Spec Summary'.AD41:.AD44])-AVERAGE([$'Mass Spec Summary'.AD9:.AD12])" office:value-type="float" office:value="0">
            <text:p>#DIV/0!</text:p>
          </table:table-cell>
          <table:table-cell table:style-name="ce10" table:formula="of:=AVERAGE([$'Mass Spec Summary'.AE41:.AE44])-AVERAGE([$'Mass Spec Summary'.AE9:.AE12])" office:value-type="float" office:value="-0.207515545416237">
            <text:p>-0.21</text:p>
          </table:table-cell>
          <table:table-cell table:style-name="ce10" table:formula="of:=AVERAGE([$'Mass Spec Summary'.AF41:.AF44])-AVERAGE([$'Mass Spec Summary'.AF9:.AF12])" office:value-type="float" office:value="-11.3443315312805">
            <text:p>-11.34</text:p>
          </table:table-cell>
          <table:table-cell table:style-name="ce10" table:formula="of:=AVERAGE([$'Mass Spec Summary'.AG41:.AG44])-AVERAGE([$'Mass Spec Summary'.AG9:.AG12])" office:value-type="float" office:value="-15.5265282206035">
            <text:p>-15.53</text:p>
          </table:table-cell>
          <table:table-cell table:style-name="ce10" table:formula="of:=AVERAGE([$'Mass Spec Summary'.AH41:.AH44])-AVERAGE([$'Mass Spec Summary'.AH9:.AH12])" office:value-type="float" office:value="0">
            <text:p>#DIV/0!</text:p>
          </table:table-cell>
          <table:table-cell table:style-name="ce10" table:formula="of:=AVERAGE([$'Mass Spec Summary'.AI41:.AI44])-AVERAGE([$'Mass Spec Summary'.AI9:.AI12])" office:value-type="float" office:value="-24.3015261028663">
            <text:p>-24.30</text:p>
          </table:table-cell>
          <table:table-cell table:style-name="ce10" table:formula="of:=AVERAGE([$'Mass Spec Summary'.AJ41:.AJ44])-AVERAGE([$'Mass Spec Summary'.AJ9:.AJ12])" office:value-type="float" office:value="-0.351789210194344">
            <text:p>-0.35</text:p>
          </table:table-cell>
          <table:table-cell table:style-name="ce10" table:formula="of:=AVERAGE([$'Mass Spec Summary'.AK41:.AK44])-AVERAGE([$'Mass Spec Summary'.AK9:.AK12])" office:value-type="float" office:value="-79.375757528">
            <text:p>-79.38</text:p>
          </table:table-cell>
          <table:table-cell table:style-name="ce10" table:formula="of:=AVERAGE([$'Mass Spec Summary'.AL41:.AL44])-AVERAGE([$'Mass Spec Summary'.AL9:.AL12])" office:value-type="float" office:value="-25.6937606892881">
            <text:p>-25.69</text:p>
          </table:table-cell>
          <table:table-cell table:style-name="ce10" table:formula="of:=AVERAGE([$'Mass Spec Summary'.AM41:.AM44])-AVERAGE([$'Mass Spec Summary'.AM9:.AM12])" office:value-type="float" office:value="-26.8447859895955">
            <text:p>-26.84</text:p>
          </table:table-cell>
          <table:table-cell table:style-name="ce10" table:formula="of:=AVERAGE([$'Mass Spec Summary'.AN41:.AN44])-AVERAGE([$'Mass Spec Summary'.AN9:.AN12])" office:value-type="float" office:value="0.0380983948800324">
            <text:p>0.04</text:p>
          </table:table-cell>
          <table:table-cell table:style-name="ce10" table:formula="of:=AVERAGE([$'Mass Spec Summary'.AO41:.AO44])-AVERAGE([$'Mass Spec Summary'.AO9:.AO12])" office:value-type="float" office:value="0.0408406103905321">
            <text:p>0.04</text:p>
          </table:table-cell>
          <table:table-cell table:style-name="ce10" table:formula="of:=AVERAGE([$'Mass Spec Summary'.AP41:.AP44])-AVERAGE([$'Mass Spec Summary'.AP9:.AP12])" office:value-type="float" office:value="-74.1323922218612">
            <text:p>-74.13</text:p>
          </table:table-cell>
          <table:table-cell table:style-name="ce10" table:formula="of:=AVERAGE([$'Mass Spec Summary'.AQ41:.AQ44])-AVERAGE([$'Mass Spec Summary'.AQ9:.AQ12])" office:value-type="float" office:value="-80.0282005521353">
            <text:p>-80.03</text:p>
          </table:table-cell>
          <table:table-cell table:style-name="ce10" table:formula="of:=AVERAGE([$'Mass Spec Summary'.AR41:.AR44])-AVERAGE([$'Mass Spec Summary'.AR9:.AR12])" office:value-type="float" office:value="-75.203329887456">
            <text:p>-75.20</text:p>
          </table:table-cell>
          <table:table-cell table:style-name="ce10" table:formula="of:=AVERAGE([$'Mass Spec Summary'.AS41:.AS44])-AVERAGE([$'Mass Spec Summary'.AS9:.AS12])" office:value-type="float" office:value="-31.0081470668398">
            <text:p>-31.01</text:p>
          </table:table-cell>
          <table:table-cell table:style-name="ce10" table:formula="of:=AVERAGE([$'Mass Spec Summary'.AT41:.AT44])-AVERAGE([$'Mass Spec Summary'.AT9:.AT12])" office:value-type="float" office:value="-7.99569349500102">
            <text:p>-8.00</text:p>
          </table:table-cell>
          <table:table-cell table:number-columns-repeated="97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6</text:p>
          </table:table-cell>
          <table:table-cell table:formula="of:=(AVERAGE([$NMR_Summary.C38];[$NMR_Summary.C46];[$NMR_Summary.C54];[$NMR_Summary.C62])-AVERAGE([$NMR_Summary.C5];[$NMR_Summary.C13];[$NMR_Summary.C21];[$NMR_Summary.C29]))*1000" office:value-type="float" office:value="-3922.5">
            <text:p>-3922.5</text:p>
          </table:table-cell>
          <table:table-cell table:formula="of:=(AVERAGE([$NMR_Summary.D38];[$NMR_Summary.D46];[$NMR_Summary.D54];[$NMR_Summary.D62])-AVERAGE([$NMR_Summary.D5];[$NMR_Summary.D13];[$NMR_Summary.D21];[$NMR_Summary.D29]))*1000" office:value-type="float" office:value="3782.5">
            <text:p>3782.5</text:p>
          </table:table-cell>
          <table:table-cell table:style-name="ce10" table:formula="of:=AVERAGE([$'Mass Spec Summary'.B45:.B48])-AVERAGE([$'Mass Spec Summary'.B13:.B16])" office:value-type="float" office:value="-22.574031253603">
            <text:p>-22.57</text:p>
          </table:table-cell>
          <table:table-cell table:style-name="ce10" table:formula="of:=AVERAGE([$'Mass Spec Summary'.C45:.C48])-AVERAGE([$'Mass Spec Summary'.C13:.C16])" office:value-type="float" office:value="0.12909018129325">
            <text:p>0.13</text:p>
          </table:table-cell>
          <table:table-cell table:style-name="ce10" table:formula="of:=AVERAGE([$'Mass Spec Summary'.D45:.D48])-AVERAGE([$'Mass Spec Summary'.D13:.D16])" office:value-type="float" office:value="-12.5840245231587">
            <text:p>-12.58</text:p>
          </table:table-cell>
          <table:table-cell table:style-name="ce10" table:formula="of:=AVERAGE([$'Mass Spec Summary'.E45:.E48])-AVERAGE([$'Mass Spec Summary'.E13:.E16])" office:value-type="float" office:value="0.163478983548782">
            <text:p>0.16</text:p>
          </table:table-cell>
          <table:table-cell table:style-name="ce10" table:formula="of:=AVERAGE([$'Mass Spec Summary'.F45:.F48])-AVERAGE([$'Mass Spec Summary'.F13:.F16])" office:value-type="float" office:value="-48.3875756244318">
            <text:p>-48.39</text:p>
          </table:table-cell>
          <table:table-cell table:style-name="ce10" table:formula="of:=AVERAGE([$'Mass Spec Summary'.G45:.G48])-AVERAGE([$'Mass Spec Summary'.G13:.G16])" office:value-type="float" office:value="0.0646460107349363">
            <text:p>0.06</text:p>
          </table:table-cell>
          <table:table-cell table:style-name="ce10" table:formula="of:=AVERAGE([$'Mass Spec Summary'.H45:.H48])-AVERAGE([$'Mass Spec Summary'.H13:.H16])" office:value-type="float" office:value="-106.082616049911">
            <text:p>-106.08</text:p>
          </table:table-cell>
          <table:table-cell table:style-name="ce10" table:formula="of:=AVERAGE([$'Mass Spec Summary'.I45:.I48])-AVERAGE([$'Mass Spec Summary'.I13:.I16])" office:value-type="float" office:value="0.0964680193235457">
            <text:p>0.10</text:p>
          </table:table-cell>
          <table:table-cell table:style-name="ce10" table:formula="of:=AVERAGE([$'Mass Spec Summary'.J45:.J48])-AVERAGE([$'Mass Spec Summary'.J13:.J16])" office:value-type="float" office:value="-2.81327645614092">
            <text:p>-2.81</text:p>
          </table:table-cell>
          <table:table-cell table:style-name="ce10" table:formula="of:=AVERAGE([$'Mass Spec Summary'.K45:.K48])-AVERAGE([$'Mass Spec Summary'.K13:.K16])" office:value-type="float" office:value="-37.4626525618388">
            <text:p>-37.46</text:p>
          </table:table-cell>
          <table:table-cell table:style-name="ce10" table:formula="of:=AVERAGE([$'Mass Spec Summary'.L45:.L48])-AVERAGE([$'Mass Spec Summary'.L13:.L16])" office:value-type="float" office:value="-105.779951875699">
            <text:p>-105.78</text:p>
          </table:table-cell>
          <table:table-cell table:style-name="ce10" table:formula="of:=AVERAGE([$'Mass Spec Summary'.M45:.M48])-AVERAGE([$'Mass Spec Summary'.M13:.M16])" office:value-type="float" office:value="-1168.20026249459">
            <text:p>-1168.20</text:p>
          </table:table-cell>
          <table:table-cell table:style-name="ce10" table:formula="of:=AVERAGE([$'Mass Spec Summary'.N45:.N48])-AVERAGE([$'Mass Spec Summary'.N13:.N16])" office:value-type="float" office:value="-0.386957655771151">
            <text:p>-0.39</text:p>
          </table:table-cell>
          <table:table-cell table:style-name="ce10" table:formula="of:=AVERAGE([$'Mass Spec Summary'.O45:.O48])-AVERAGE([$'Mass Spec Summary'.O13:.O16])" office:value-type="float" office:value="-1.19485858906795">
            <text:p>-1.19</text:p>
          </table:table-cell>
          <table:table-cell table:style-name="ce10" table:formula="of:=AVERAGE([$'Mass Spec Summary'.P45:.P48])-AVERAGE([$'Mass Spec Summary'.P13:.P16])" office:value-type="float" office:value="0">
            <text:p>#DIV/0!</text:p>
          </table:table-cell>
          <table:table-cell table:style-name="ce10" table:formula="of:=AVERAGE([$'Mass Spec Summary'.Q45:.Q48])-AVERAGE([$'Mass Spec Summary'.Q13:.Q16])" office:value-type="float" office:value="7.944660372134">
            <text:p>7.94</text:p>
          </table:table-cell>
          <table:table-cell table:style-name="ce10" table:formula="of:=AVERAGE([$'Mass Spec Summary'.R45:.R48])-AVERAGE([$'Mass Spec Summary'.R13:.R16])" office:value-type="float" office:value="6.86608420085554">
            <text:p>6.87</text:p>
          </table:table-cell>
          <table:table-cell table:style-name="ce10" table:formula="of:=AVERAGE([$'Mass Spec Summary'.S45:.S48])-AVERAGE([$'Mass Spec Summary'.S13:.S16])" office:value-type="float" office:value="-1.65263865220364">
            <text:p>-1.65</text:p>
          </table:table-cell>
          <table:table-cell table:style-name="ce10" table:formula="of:=AVERAGE([$'Mass Spec Summary'.T45:.T48])-AVERAGE([$'Mass Spec Summary'.T13:.T16])" office:value-type="float" office:value="49.936330616449">
            <text:p>49.94</text:p>
          </table:table-cell>
          <table:table-cell table:style-name="ce10" table:formula="of:=AVERAGE([$'Mass Spec Summary'.U45:.U48])-AVERAGE([$'Mass Spec Summary'.U13:.U16])" office:value-type="float" office:value="-0.377387876358505">
            <text:p>-0.38</text:p>
          </table:table-cell>
          <table:table-cell table:style-name="ce10" table:formula="of:=AVERAGE([$'Mass Spec Summary'.V45:.V48])-AVERAGE([$'Mass Spec Summary'.V13:.V16])" office:value-type="float" office:value="550.703277379306">
            <text:p>550.70</text:p>
          </table:table-cell>
          <table:table-cell table:style-name="ce10" table:formula="of:=AVERAGE([$'Mass Spec Summary'.W45:.W48])-AVERAGE([$'Mass Spec Summary'.W13:.W16])" office:value-type="float" office:value="0.00306905392473672">
            <text:p>0.00</text:p>
          </table:table-cell>
          <table:table-cell table:style-name="ce10" table:formula="of:=AVERAGE([$'Mass Spec Summary'.X45:.X48])-AVERAGE([$'Mass Spec Summary'.X13:.X16])" office:value-type="float" office:value="-70.4750323458468">
            <text:p>-70.48</text:p>
          </table:table-cell>
          <table:table-cell table:style-name="ce10" table:formula="of:=AVERAGE([$'Mass Spec Summary'.Y45:.Y48])-AVERAGE([$'Mass Spec Summary'.Y13:.Y16])" office:value-type="float" office:value="-60.869544152837">
            <text:p>-60.87</text:p>
          </table:table-cell>
          <table:table-cell table:style-name="ce10" table:formula="of:=AVERAGE([$'Mass Spec Summary'.Z45:.Z48])-AVERAGE([$'Mass Spec Summary'.Z13:.Z16])" office:value-type="float" office:value="0">
            <text:p>#DIV/0!</text:p>
          </table:table-cell>
          <table:table-cell table:style-name="ce10" table:formula="of:=AVERAGE([$'Mass Spec Summary'.AA45:.AA48])-AVERAGE([$'Mass Spec Summary'.AA13:.AA16])" office:value-type="float" office:value="0">
            <text:p>#DIV/0!</text:p>
          </table:table-cell>
          <table:table-cell table:style-name="ce10" table:formula="of:=AVERAGE([$'Mass Spec Summary'.AB45:.AB48])-AVERAGE([$'Mass Spec Summary'.AB13:.AB16])" office:value-type="float" office:value="0.0541776188199492">
            <text:p>0.05</text:p>
          </table:table-cell>
          <table:table-cell table:style-name="ce10" table:formula="of:=AVERAGE([$'Mass Spec Summary'.AC45:.AC48])-AVERAGE([$'Mass Spec Summary'.AC13:.AC16])" office:value-type="float" office:value="-0.00485207154645551">
            <text:p>0.00</text:p>
          </table:table-cell>
          <table:table-cell table:style-name="ce10" table:formula="of:=AVERAGE([$'Mass Spec Summary'.AD45:.AD48])-AVERAGE([$'Mass Spec Summary'.AD13:.AD16])" office:value-type="float" office:value="0">
            <text:p>#DIV/0!</text:p>
          </table:table-cell>
          <table:table-cell table:style-name="ce10" table:formula="of:=AVERAGE([$'Mass Spec Summary'.AE45:.AE48])-AVERAGE([$'Mass Spec Summary'.AE13:.AE16])" office:value-type="float" office:value="-0.179520156479875">
            <text:p>-0.18</text:p>
          </table:table-cell>
          <table:table-cell table:style-name="ce10" table:formula="of:=AVERAGE([$'Mass Spec Summary'.AF45:.AF48])-AVERAGE([$'Mass Spec Summary'.AF13:.AF16])" office:value-type="float" office:value="-11.9264429314268">
            <text:p>-11.93</text:p>
          </table:table-cell>
          <table:table-cell table:style-name="ce10" table:formula="of:=AVERAGE([$'Mass Spec Summary'.AG45:.AG48])-AVERAGE([$'Mass Spec Summary'.AG13:.AG16])" office:value-type="float" office:value="-21.5612461137743">
            <text:p>-21.56</text:p>
          </table:table-cell>
          <table:table-cell table:style-name="ce10" table:formula="of:=AVERAGE([$'Mass Spec Summary'.AH45:.AH48])-AVERAGE([$'Mass Spec Summary'.AH13:.AH16])" office:value-type="float" office:value="0">
            <text:p>#DIV/0!</text:p>
          </table:table-cell>
          <table:table-cell table:style-name="ce10" table:formula="of:=AVERAGE([$'Mass Spec Summary'.AI45:.AI48])-AVERAGE([$'Mass Spec Summary'.AI13:.AI16])" office:value-type="float" office:value="-29.3826030067412">
            <text:p>-29.38</text:p>
          </table:table-cell>
          <table:table-cell table:style-name="ce10" table:formula="of:=AVERAGE([$'Mass Spec Summary'.AJ45:.AJ48])-AVERAGE([$'Mass Spec Summary'.AJ13:.AJ16])" office:value-type="float" office:value="0.484598768701746">
            <text:p>0.48</text:p>
          </table:table-cell>
          <table:table-cell table:style-name="ce10" table:formula="of:=AVERAGE([$'Mass Spec Summary'.AK45:.AK48])-AVERAGE([$'Mass Spec Summary'.AK13:.AK16])" office:value-type="float" office:value="-92.7128860866247">
            <text:p>-92.71</text:p>
          </table:table-cell>
          <table:table-cell table:style-name="ce10" table:formula="of:=AVERAGE([$'Mass Spec Summary'.AL45:.AL48])-AVERAGE([$'Mass Spec Summary'.AL13:.AL16])" office:value-type="float" office:value="-30.9836778818733">
            <text:p>-30.98</text:p>
          </table:table-cell>
          <table:table-cell table:style-name="ce10" table:formula="of:=AVERAGE([$'Mass Spec Summary'.AM45:.AM48])-AVERAGE([$'Mass Spec Summary'.AM13:.AM16])" office:value-type="float" office:value="-31.1752172708825">
            <text:p>-31.18</text:p>
          </table:table-cell>
          <table:table-cell table:style-name="ce10" table:formula="of:=AVERAGE([$'Mass Spec Summary'.AN45:.AN48])-AVERAGE([$'Mass Spec Summary'.AN13:.AN16])" office:value-type="float" office:value="0.0605690590520975">
            <text:p>0.06</text:p>
          </table:table-cell>
          <table:table-cell table:style-name="ce10" table:formula="of:=AVERAGE([$'Mass Spec Summary'.AO45:.AO48])-AVERAGE([$'Mass Spec Summary'.AO13:.AO16])" office:value-type="float" office:value="0.0111812811849727">
            <text:p>0.01</text:p>
          </table:table-cell>
          <table:table-cell table:style-name="ce10" table:formula="of:=AVERAGE([$'Mass Spec Summary'.AP45:.AP48])-AVERAGE([$'Mass Spec Summary'.AP13:.AP16])" office:value-type="float" office:value="-87.968427351266">
            <text:p>-87.97</text:p>
          </table:table-cell>
          <table:table-cell table:style-name="ce10" table:formula="of:=AVERAGE([$'Mass Spec Summary'.AQ45:.AQ48])-AVERAGE([$'Mass Spec Summary'.AQ13:.AQ16])" office:value-type="float" office:value="6.22946626172336">
            <text:p>6.23</text:p>
          </table:table-cell>
          <table:table-cell table:style-name="ce10" table:formula="of:=AVERAGE([$'Mass Spec Summary'.AR45:.AR48])-AVERAGE([$'Mass Spec Summary'.AR13:.AR16])" office:value-type="float" office:value="-104.653627162252">
            <text:p>-104.65</text:p>
          </table:table-cell>
          <table:table-cell table:style-name="ce10" table:formula="of:=AVERAGE([$'Mass Spec Summary'.AS45:.AS48])-AVERAGE([$'Mass Spec Summary'.AS13:.AS16])" office:value-type="float" office:value="-36.327656599759">
            <text:p>-36.33</text:p>
          </table:table-cell>
          <table:table-cell table:style-name="ce10" table:formula="of:=AVERAGE([$'Mass Spec Summary'.AT45:.AT48])-AVERAGE([$'Mass Spec Summary'.AT13:.AT16])" office:value-type="float" office:value="-9.1159129148408">
            <text:p>-9.12</text:p>
          </table:table-cell>
          <table:table-cell table:number-columns-repeated="97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6</text:p>
          </table:table-cell>
          <table:table-cell table:formula="of:=(AVERAGE([$NMR_Summary.C39];[$NMR_Summary.C47];[$NMR_Summary.C55];[$NMR_Summary.C63])-AVERAGE([$NMR_Summary.C6];[$NMR_Summary.C14];[$NMR_Summary.C22];[$NMR_Summary.C30]))*1000" office:value-type="float" office:value="-2967.5">
            <text:p>-2967.5</text:p>
          </table:table-cell>
          <table:table-cell table:formula="of:=(AVERAGE([$NMR_Summary.D39];[$NMR_Summary.D47];[$NMR_Summary.D55];[$NMR_Summary.D63])-AVERAGE([$NMR_Summary.D6];[$NMR_Summary.D14];[$NMR_Summary.D22];[$NMR_Summary.D30]))*1000" office:value-type="float" office:value="2565">
            <text:p>2565</text:p>
          </table:table-cell>
          <table:table-cell table:style-name="ce10" table:formula="of:=AVERAGE([$'Mass Spec Summary'.B49:.B52])-AVERAGE([$'Mass Spec Summary'.B17:.B20])" office:value-type="float" office:value="-16.004999350141">
            <text:p>-16.00</text:p>
          </table:table-cell>
          <table:table-cell table:style-name="ce10" table:formula="of:=AVERAGE([$'Mass Spec Summary'.C49:.C52])-AVERAGE([$'Mass Spec Summary'.C17:.C20])" office:value-type="float" office:value="-0.0324372477592751">
            <text:p>-0.03</text:p>
          </table:table-cell>
          <table:table-cell table:style-name="ce10" table:formula="of:=AVERAGE([$'Mass Spec Summary'.D49:.D52])-AVERAGE([$'Mass Spec Summary'.D17:.D20])" office:value-type="float" office:value="-2.90174831354426">
            <text:p>-2.90</text:p>
          </table:table-cell>
          <table:table-cell table:style-name="ce10" table:formula="of:=AVERAGE([$'Mass Spec Summary'.E49:.E52])-AVERAGE([$'Mass Spec Summary'.E17:.E20])" office:value-type="float" office:value="-0.169887409699972">
            <text:p>-0.17</text:p>
          </table:table-cell>
          <table:table-cell table:style-name="ce10" table:formula="of:=AVERAGE([$'Mass Spec Summary'.F49:.F52])-AVERAGE([$'Mass Spec Summary'.F17:.F20])" office:value-type="float" office:value="-32.696258629687">
            <text:p>-32.70</text:p>
          </table:table-cell>
          <table:table-cell table:style-name="ce10" table:formula="of:=AVERAGE([$'Mass Spec Summary'.G49:.G52])-AVERAGE([$'Mass Spec Summary'.G17:.G20])" office:value-type="float" office:value="0.0663882289919624">
            <text:p>0.07</text:p>
          </table:table-cell>
          <table:table-cell table:style-name="ce10" table:formula="of:=AVERAGE([$'Mass Spec Summary'.H49:.H52])-AVERAGE([$'Mass Spec Summary'.H17:.H20])" office:value-type="float" office:value="-75.217322906503">
            <text:p>-75.22</text:p>
          </table:table-cell>
          <table:table-cell table:style-name="ce10" table:formula="of:=AVERAGE([$'Mass Spec Summary'.I49:.I52])-AVERAGE([$'Mass Spec Summary'.I17:.I20])" office:value-type="float" office:value="-0.067652152408974">
            <text:p>-0.07</text:p>
          </table:table-cell>
          <table:table-cell table:style-name="ce10" table:formula="of:=AVERAGE([$'Mass Spec Summary'.J49:.J52])-AVERAGE([$'Mass Spec Summary'.J17:.J20])" office:value-type="float" office:value="-1.45761917612223">
            <text:p>-1.46</text:p>
          </table:table-cell>
          <table:table-cell table:style-name="ce10" table:formula="of:=AVERAGE([$'Mass Spec Summary'.K49:.K52])-AVERAGE([$'Mass Spec Summary'.K17:.K20])" office:value-type="float" office:value="-3.79729308855539">
            <text:p>-3.80</text:p>
          </table:table-cell>
          <table:table-cell table:style-name="ce10" table:formula="of:=AVERAGE([$'Mass Spec Summary'.L49:.L52])-AVERAGE([$'Mass Spec Summary'.L17:.L20])" office:value-type="float" office:value="-73.4750880750353">
            <text:p>-73.48</text:p>
          </table:table-cell>
          <table:table-cell table:style-name="ce10" table:formula="of:=AVERAGE([$'Mass Spec Summary'.M49:.M52])-AVERAGE([$'Mass Spec Summary'.M17:.M20])" office:value-type="float" office:value="-943.695929828567">
            <text:p>-943.70</text:p>
          </table:table-cell>
          <table:table-cell table:style-name="ce10" table:formula="of:=AVERAGE([$'Mass Spec Summary'.N49:.N52])-AVERAGE([$'Mass Spec Summary'.N17:.N20])" office:value-type="float" office:value="-0.222774403156408">
            <text:p>-0.22</text:p>
          </table:table-cell>
          <table:table-cell table:style-name="ce10" table:formula="of:=AVERAGE([$'Mass Spec Summary'.O49:.O52])-AVERAGE([$'Mass Spec Summary'.O17:.O20])" office:value-type="float" office:value="-0.725688232032665">
            <text:p>-0.73</text:p>
          </table:table-cell>
          <table:table-cell table:style-name="ce10" table:formula="of:=AVERAGE([$'Mass Spec Summary'.P49:.P52])-AVERAGE([$'Mass Spec Summary'.P17:.P20])" office:value-type="float" office:value="0">
            <text:p>#DIV/0!</text:p>
          </table:table-cell>
          <table:table-cell table:style-name="ce10" table:formula="of:=AVERAGE([$'Mass Spec Summary'.Q49:.Q52])-AVERAGE([$'Mass Spec Summary'.Q17:.Q20])" office:value-type="float" office:value="4.78987350005599">
            <text:p>4.79</text:p>
          </table:table-cell>
          <table:table-cell table:style-name="ce10" table:formula="of:=AVERAGE([$'Mass Spec Summary'.R49:.R52])-AVERAGE([$'Mass Spec Summary'.R17:.R20])" office:value-type="float" office:value="7.57860814438823">
            <text:p>7.58</text:p>
          </table:table-cell>
          <table:table-cell table:style-name="ce10" table:formula="of:=AVERAGE([$'Mass Spec Summary'.S49:.S52])-AVERAGE([$'Mass Spec Summary'.S17:.S20])" office:value-type="float" office:value="-0.615304731975829">
            <text:p>-0.62</text:p>
          </table:table-cell>
          <table:table-cell table:style-name="ce10" table:formula="of:=AVERAGE([$'Mass Spec Summary'.T49:.T52])-AVERAGE([$'Mass Spec Summary'.T17:.T20])" office:value-type="float" office:value="40.9179481136105">
            <text:p>40.92</text:p>
          </table:table-cell>
          <table:table-cell table:style-name="ce10" table:formula="of:=AVERAGE([$'Mass Spec Summary'.U49:.U52])-AVERAGE([$'Mass Spec Summary'.U17:.U20])" office:value-type="float" office:value="-0.268764594763482">
            <text:p>-0.27</text:p>
          </table:table-cell>
          <table:table-cell table:style-name="ce10" table:formula="of:=AVERAGE([$'Mass Spec Summary'.V49:.V52])-AVERAGE([$'Mass Spec Summary'.V17:.V20])" office:value-type="float" office:value="516.985222240153">
            <text:p>516.99</text:p>
          </table:table-cell>
          <table:table-cell table:style-name="ce10" table:formula="of:=AVERAGE([$'Mass Spec Summary'.W49:.W52])-AVERAGE([$'Mass Spec Summary'.W17:.W20])" office:value-type="float" office:value="-0.00371472755266">
            <text:p>0.00</text:p>
          </table:table-cell>
          <table:table-cell table:style-name="ce10" table:formula="of:=AVERAGE([$'Mass Spec Summary'.X49:.X52])-AVERAGE([$'Mass Spec Summary'.X17:.X20])" office:value-type="float" office:value="-47.6413524224187">
            <text:p>-47.64</text:p>
          </table:table-cell>
          <table:table-cell table:style-name="ce10" table:formula="of:=AVERAGE([$'Mass Spec Summary'.Y49:.Y52])-AVERAGE([$'Mass Spec Summary'.Y17:.Y20])" office:value-type="float" office:value="-42.7187047555062">
            <text:p>-42.72</text:p>
          </table:table-cell>
          <table:table-cell table:style-name="ce10" table:formula="of:=AVERAGE([$'Mass Spec Summary'.Z49:.Z52])-AVERAGE([$'Mass Spec Summary'.Z17:.Z20])" office:value-type="float" office:value="0">
            <text:p>#DIV/0!</text:p>
          </table:table-cell>
          <table:table-cell table:style-name="ce10" table:formula="of:=AVERAGE([$'Mass Spec Summary'.AA49:.AA52])-AVERAGE([$'Mass Spec Summary'.AA17:.AA20])" office:value-type="float" office:value="0">
            <text:p>#DIV/0!</text:p>
          </table:table-cell>
          <table:table-cell table:style-name="ce10" table:formula="of:=AVERAGE([$'Mass Spec Summary'.AB49:.AB52])-AVERAGE([$'Mass Spec Summary'.AB17:.AB20])" office:value-type="float" office:value="0.0433951546765499">
            <text:p>0.04</text:p>
          </table:table-cell>
          <table:table-cell table:style-name="ce10" table:formula="of:=AVERAGE([$'Mass Spec Summary'.AC49:.AC52])-AVERAGE([$'Mass Spec Summary'.AC17:.AC20])" office:value-type="float" office:value="0.0727582687089026">
            <text:p>0.07</text:p>
          </table:table-cell>
          <table:table-cell table:style-name="ce10" table:formula="of:=AVERAGE([$'Mass Spec Summary'.AD49:.AD52])-AVERAGE([$'Mass Spec Summary'.AD17:.AD20])" office:value-type="float" office:value="0">
            <text:p>#DIV/0!</text:p>
          </table:table-cell>
          <table:table-cell table:style-name="ce10" table:formula="of:=AVERAGE([$'Mass Spec Summary'.AE49:.AE52])-AVERAGE([$'Mass Spec Summary'.AE17:.AE20])" office:value-type="float" office:value="-0.114744182133945">
            <text:p>-0.11</text:p>
          </table:table-cell>
          <table:table-cell table:style-name="ce10" table:formula="of:=AVERAGE([$'Mass Spec Summary'.AF49:.AF52])-AVERAGE([$'Mass Spec Summary'.AF17:.AF20])" office:value-type="float" office:value="-9.95191065915077">
            <text:p>-9.95</text:p>
          </table:table-cell>
          <table:table-cell table:style-name="ce10" table:formula="of:=AVERAGE([$'Mass Spec Summary'.AG49:.AG52])-AVERAGE([$'Mass Spec Summary'.AG17:.AG20])" office:value-type="float" office:value="-16.7514868576108">
            <text:p>-16.75</text:p>
          </table:table-cell>
          <table:table-cell table:style-name="ce10" table:formula="of:=AVERAGE([$'Mass Spec Summary'.AH49:.AH52])-AVERAGE([$'Mass Spec Summary'.AH17:.AH20])" office:value-type="float" office:value="0">
            <text:p>#DIV/0!</text:p>
          </table:table-cell>
          <table:table-cell table:style-name="ce10" table:formula="of:=AVERAGE([$'Mass Spec Summary'.AI49:.AI52])-AVERAGE([$'Mass Spec Summary'.AI17:.AI20])" office:value-type="float" office:value="-32.066231075374">
            <text:p>-32.07</text:p>
          </table:table-cell>
          <table:table-cell table:style-name="ce10" table:formula="of:=AVERAGE([$'Mass Spec Summary'.AJ49:.AJ52])-AVERAGE([$'Mass Spec Summary'.AJ17:.AJ20])" office:value-type="float" office:value="0.463212681909096">
            <text:p>0.46</text:p>
          </table:table-cell>
          <table:table-cell table:style-name="ce10" table:formula="of:=AVERAGE([$'Mass Spec Summary'.AK49:.AK52])-AVERAGE([$'Mass Spec Summary'.AK17:.AK20])" office:value-type="float" office:value="-64.7006947553595">
            <text:p>-64.70</text:p>
          </table:table-cell>
          <table:table-cell table:style-name="ce10" table:formula="of:=AVERAGE([$'Mass Spec Summary'.AL49:.AL52])-AVERAGE([$'Mass Spec Summary'.AL17:.AL20])" office:value-type="float" office:value="-20.788129378662">
            <text:p>-20.79</text:p>
          </table:table-cell>
          <table:table-cell table:style-name="ce10" table:formula="of:=AVERAGE([$'Mass Spec Summary'.AM49:.AM52])-AVERAGE([$'Mass Spec Summary'.AM17:.AM20])" office:value-type="float" office:value="-21.3393876032982">
            <text:p>-21.34</text:p>
          </table:table-cell>
          <table:table-cell table:style-name="ce10" table:formula="of:=AVERAGE([$'Mass Spec Summary'.AN49:.AN52])-AVERAGE([$'Mass Spec Summary'.AN17:.AN20])" office:value-type="float" office:value="0.0363256900229598">
            <text:p>0.04</text:p>
          </table:table-cell>
          <table:table-cell table:style-name="ce10" table:formula="of:=AVERAGE([$'Mass Spec Summary'.AO49:.AO52])-AVERAGE([$'Mass Spec Summary'.AO17:.AO20])" office:value-type="float" office:value="-0.0416412805678927">
            <text:p>-0.04</text:p>
          </table:table-cell>
          <table:table-cell table:style-name="ce10" table:formula="of:=AVERAGE([$'Mass Spec Summary'.AP49:.AP52])-AVERAGE([$'Mass Spec Summary'.AP17:.AP20])" office:value-type="float" office:value="-44.970689516931">
            <text:p>-44.97</text:p>
          </table:table-cell>
          <table:table-cell table:style-name="ce10" table:formula="of:=AVERAGE([$'Mass Spec Summary'.AQ49:.AQ52])-AVERAGE([$'Mass Spec Summary'.AQ17:.AQ20])" office:value-type="float" office:value="-48.547244352482">
            <text:p>-48.55</text:p>
          </table:table-cell>
          <table:table-cell table:style-name="ce10" table:formula="of:=AVERAGE([$'Mass Spec Summary'.AR49:.AR52])-AVERAGE([$'Mass Spec Summary'.AR17:.AR20])" office:value-type="float" office:value="-74.2550242965585">
            <text:p>-74.26</text:p>
          </table:table-cell>
          <table:table-cell table:style-name="ce10" table:formula="of:=AVERAGE([$'Mass Spec Summary'.AS49:.AS52])-AVERAGE([$'Mass Spec Summary'.AS17:.AS20])" office:value-type="float" office:value="-24.7348151704458">
            <text:p>-24.73</text:p>
          </table:table-cell>
          <table:table-cell table:style-name="ce10" table:formula="of:=AVERAGE([$'Mass Spec Summary'.AT49:.AT52])-AVERAGE([$'Mass Spec Summary'.AT17:.AT20])" office:value-type="float" office:value="-6.28313343217158">
            <text:p>-6.28</text:p>
          </table:table-cell>
          <table:table-cell table:number-columns-repeated="97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6</text:p>
          </table:table-cell>
          <table:table-cell table:formula="of:=(AVERAGE([$NMR_Summary.C40];[$NMR_Summary.C48];[$NMR_Summary.C56];[$NMR_Summary.C64])-AVERAGE([$NMR_Summary.C7];[$NMR_Summary.C15];[$NMR_Summary.C23];[$NMR_Summary.C31]))*1000" office:value-type="float" office:value="-2487.5">
            <text:p>-2487.5</text:p>
          </table:table-cell>
          <table:table-cell table:formula="of:=(AVERAGE([$NMR_Summary.D40];[$NMR_Summary.D48];[$NMR_Summary.D56];[$NMR_Summary.D64])-AVERAGE([$NMR_Summary.D7];[$NMR_Summary.D15];[$NMR_Summary.D23];[$NMR_Summary.D31]))*1000" office:value-type="float" office:value="2077.5">
            <text:p>2077.5</text:p>
          </table:table-cell>
          <table:table-cell table:style-name="ce10" table:formula="of:=AVERAGE([$'Mass Spec Summary'.B53:.B56])-AVERAGE([$'Mass Spec Summary'.B21:.B24])" office:value-type="float" office:value="-13.2898685545997">
            <text:p>-13.29</text:p>
          </table:table-cell>
          <table:table-cell table:style-name="ce10" table:formula="of:=AVERAGE([$'Mass Spec Summary'.C53:.C56])-AVERAGE([$'Mass Spec Summary'.C21:.C24])" office:value-type="float" office:value="0.161693117493498">
            <text:p>0.16</text:p>
          </table:table-cell>
          <table:table-cell table:style-name="ce10" table:formula="of:=AVERAGE([$'Mass Spec Summary'.D53:.D56])-AVERAGE([$'Mass Spec Summary'.D21:.D24])" office:value-type="float" office:value="-3.20141514322151">
            <text:p>-3.20</text:p>
          </table:table-cell>
          <table:table-cell table:style-name="ce10" table:formula="of:=AVERAGE([$'Mass Spec Summary'.E53:.E56])-AVERAGE([$'Mass Spec Summary'.E21:.E24])" office:value-type="float" office:value="0.222609236683141">
            <text:p>0.22</text:p>
          </table:table-cell>
          <table:table-cell table:style-name="ce10" table:formula="of:=AVERAGE([$'Mass Spec Summary'.F53:.F56])-AVERAGE([$'Mass Spec Summary'.F21:.F24])" office:value-type="float" office:value="-29.1318103765912">
            <text:p>-29.13</text:p>
          </table:table-cell>
          <table:table-cell table:style-name="ce10" table:formula="of:=AVERAGE([$'Mass Spec Summary'.G53:.G56])-AVERAGE([$'Mass Spec Summary'.G21:.G24])" office:value-type="float" office:value="0.160766690302464">
            <text:p>0.16</text:p>
          </table:table-cell>
          <table:table-cell table:style-name="ce10" table:formula="of:=AVERAGE([$'Mass Spec Summary'.H53:.H56])-AVERAGE([$'Mass Spec Summary'.H21:.H24])" office:value-type="float" office:value="-72.6310045724338">
            <text:p>-72.63</text:p>
          </table:table-cell>
          <table:table-cell table:style-name="ce10" table:formula="of:=AVERAGE([$'Mass Spec Summary'.I53:.I56])-AVERAGE([$'Mass Spec Summary'.I21:.I24])" office:value-type="float" office:value="0.141972337474388">
            <text:p>0.14</text:p>
          </table:table-cell>
          <table:table-cell table:style-name="ce10" table:formula="of:=AVERAGE([$'Mass Spec Summary'.J53:.J56])-AVERAGE([$'Mass Spec Summary'.J21:.J24])" office:value-type="float" office:value="-3.14066371723595">
            <text:p>-3.14</text:p>
          </table:table-cell>
          <table:table-cell table:style-name="ce10" table:formula="of:=AVERAGE([$'Mass Spec Summary'.K53:.K56])-AVERAGE([$'Mass Spec Summary'.K21:.K24])" office:value-type="float" office:value="-14.6431488768256">
            <text:p>-14.64</text:p>
          </table:table-cell>
          <table:table-cell table:style-name="ce10" table:formula="of:=AVERAGE([$'Mass Spec Summary'.L53:.L56])-AVERAGE([$'Mass Spec Summary'.L21:.L24])" office:value-type="float" office:value="-58.431662633791">
            <text:p>-58.43</text:p>
          </table:table-cell>
          <table:table-cell table:style-name="ce10" table:formula="of:=AVERAGE([$'Mass Spec Summary'.M53:.M56])-AVERAGE([$'Mass Spec Summary'.M21:.M24])" office:value-type="float" office:value="-794.26751614885">
            <text:p>-794.27</text:p>
          </table:table-cell>
          <table:table-cell table:style-name="ce10" table:formula="of:=AVERAGE([$'Mass Spec Summary'.N53:.N56])-AVERAGE([$'Mass Spec Summary'.N21:.N24])" office:value-type="float" office:value="0.369444157573057">
            <text:p>0.37</text:p>
          </table:table-cell>
          <table:table-cell table:style-name="ce10" table:formula="of:=AVERAGE([$'Mass Spec Summary'.O53:.O56])-AVERAGE([$'Mass Spec Summary'.O21:.O24])" office:value-type="float" office:value="-0.702227720990322">
            <text:p>-0.70</text:p>
          </table:table-cell>
          <table:table-cell table:style-name="ce10" table:formula="of:=AVERAGE([$'Mass Spec Summary'.P53:.P56])-AVERAGE([$'Mass Spec Summary'.P21:.P24])" office:value-type="float" office:value="0">
            <text:p>#DIV/0!</text:p>
          </table:table-cell>
          <table:table-cell table:style-name="ce10" table:formula="of:=AVERAGE([$'Mass Spec Summary'.Q53:.Q56])-AVERAGE([$'Mass Spec Summary'.Q21:.Q24])" office:value-type="float" office:value="11.2607403622575">
            <text:p>11.26</text:p>
          </table:table-cell>
          <table:table-cell table:style-name="ce10" table:formula="of:=AVERAGE([$'Mass Spec Summary'.R53:.R56])-AVERAGE([$'Mass Spec Summary'.R21:.R24])" office:value-type="float" office:value="11.4670006031443">
            <text:p>11.47</text:p>
          </table:table-cell>
          <table:table-cell table:style-name="ce10" table:formula="of:=AVERAGE([$'Mass Spec Summary'.S53:.S56])-AVERAGE([$'Mass Spec Summary'.S21:.S24])" office:value-type="float" office:value="-0.799627002784181">
            <text:p>-0.80</text:p>
          </table:table-cell>
          <table:table-cell table:style-name="ce10" table:formula="of:=AVERAGE([$'Mass Spec Summary'.T53:.T56])-AVERAGE([$'Mass Spec Summary'.T21:.T24])" office:value-type="float" office:value="10.3290746996355">
            <text:p>10.33</text:p>
          </table:table-cell>
          <table:table-cell table:style-name="ce10" table:formula="of:=AVERAGE([$'Mass Spec Summary'.U53:.U56])-AVERAGE([$'Mass Spec Summary'.U21:.U24])" office:value-type="float" office:value="-0.187260293649475">
            <text:p>-0.19</text:p>
          </table:table-cell>
          <table:table-cell table:style-name="ce10" table:formula="of:=AVERAGE([$'Mass Spec Summary'.V53:.V56])-AVERAGE([$'Mass Spec Summary'.V21:.V24])" office:value-type="float" office:value="435.88849525463">
            <text:p>435.89</text:p>
          </table:table-cell>
          <table:table-cell table:style-name="ce10" table:formula="of:=AVERAGE([$'Mass Spec Summary'.W53:.W56])-AVERAGE([$'Mass Spec Summary'.W21:.W24])" office:value-type="float" office:value="0.042465728124176">
            <text:p>0.04</text:p>
          </table:table-cell>
          <table:table-cell table:style-name="ce10" table:formula="of:=AVERAGE([$'Mass Spec Summary'.X53:.X56])-AVERAGE([$'Mass Spec Summary'.X21:.X24])" office:value-type="float" office:value="-42.5514576335698">
            <text:p>-42.55</text:p>
          </table:table-cell>
          <table:table-cell table:style-name="ce10" table:formula="of:=AVERAGE([$'Mass Spec Summary'.Y53:.Y56])-AVERAGE([$'Mass Spec Summary'.Y21:.Y24])" office:value-type="float" office:value="-35.2143799841363">
            <text:p>-35.21</text:p>
          </table:table-cell>
          <table:table-cell table:style-name="ce10" table:formula="of:=AVERAGE([$'Mass Spec Summary'.Z53:.Z56])-AVERAGE([$'Mass Spec Summary'.Z21:.Z24])" office:value-type="float" office:value="0">
            <text:p>#DIV/0!</text:p>
          </table:table-cell>
          <table:table-cell table:style-name="ce10" table:formula="of:=AVERAGE([$'Mass Spec Summary'.AA53:.AA56])-AVERAGE([$'Mass Spec Summary'.AA21:.AA24])" office:value-type="float" office:value="0">
            <text:p>#DIV/0!</text:p>
          </table:table-cell>
          <table:table-cell table:style-name="ce10" table:formula="of:=AVERAGE([$'Mass Spec Summary'.AB53:.AB56])-AVERAGE([$'Mass Spec Summary'.AB21:.AB24])" office:value-type="float" office:value="0.0718295606629511">
            <text:p>0.07</text:p>
          </table:table-cell>
          <table:table-cell table:style-name="ce10" table:formula="of:=AVERAGE([$'Mass Spec Summary'.AC53:.AC56])-AVERAGE([$'Mass Spec Summary'.AC21:.AC24])" office:value-type="float" office:value="0.0678893262598375">
            <text:p>0.07</text:p>
          </table:table-cell>
          <table:table-cell table:style-name="ce10" table:formula="of:=AVERAGE([$'Mass Spec Summary'.AD53:.AD56])-AVERAGE([$'Mass Spec Summary'.AD21:.AD24])" office:value-type="float" office:value="0">
            <text:p>#DIV/0!</text:p>
          </table:table-cell>
          <table:table-cell table:style-name="ce10" table:formula="of:=AVERAGE([$'Mass Spec Summary'.AE53:.AE56])-AVERAGE([$'Mass Spec Summary'.AE21:.AE24])" office:value-type="float" office:value="-0.0723724200655496">
            <text:p>-0.07</text:p>
          </table:table-cell>
          <table:table-cell table:style-name="ce10" table:formula="of:=AVERAGE([$'Mass Spec Summary'.AF53:.AF56])-AVERAGE([$'Mass Spec Summary'.AF21:.AF24])" office:value-type="float" office:value="-11.2849015345575">
            <text:p>-11.28</text:p>
          </table:table-cell>
          <table:table-cell table:style-name="ce10" table:formula="of:=AVERAGE([$'Mass Spec Summary'.AG53:.AG56])-AVERAGE([$'Mass Spec Summary'.AG21:.AG24])" office:value-type="float" office:value="-21.4824838652597">
            <text:p>-21.48</text:p>
          </table:table-cell>
          <table:table-cell table:style-name="ce10" table:formula="of:=AVERAGE([$'Mass Spec Summary'.AH53:.AH56])-AVERAGE([$'Mass Spec Summary'.AH21:.AH24])" office:value-type="float" office:value="0">
            <text:p>#DIV/0!</text:p>
          </table:table-cell>
          <table:table-cell table:style-name="ce10" table:formula="of:=AVERAGE([$'Mass Spec Summary'.AI53:.AI56])-AVERAGE([$'Mass Spec Summary'.AI21:.AI24])" office:value-type="float" office:value="-0.901438532957513">
            <text:p>-0.90</text:p>
          </table:table-cell>
          <table:table-cell table:style-name="ce10" table:formula="of:=AVERAGE([$'Mass Spec Summary'.AJ53:.AJ56])-AVERAGE([$'Mass Spec Summary'.AJ21:.AJ24])" office:value-type="float" office:value="0.489977442705949">
            <text:p>0.49</text:p>
          </table:table-cell>
          <table:table-cell table:style-name="ce10" table:formula="of:=AVERAGE([$'Mass Spec Summary'.AK53:.AK56])-AVERAGE([$'Mass Spec Summary'.AK21:.AK24])" office:value-type="float" office:value="-58.881066548752">
            <text:p>-58.88</text:p>
          </table:table-cell>
          <table:table-cell table:style-name="ce10" table:formula="of:=AVERAGE([$'Mass Spec Summary'.AL53:.AL56])-AVERAGE([$'Mass Spec Summary'.AL21:.AL24])" office:value-type="float" office:value="-17.846743946501">
            <text:p>-17.85</text:p>
          </table:table-cell>
          <table:table-cell table:style-name="ce10" table:formula="of:=AVERAGE([$'Mass Spec Summary'.AM53:.AM56])-AVERAGE([$'Mass Spec Summary'.AM21:.AM24])" office:value-type="float" office:value="-19.1314552716562">
            <text:p>-19.13</text:p>
          </table:table-cell>
          <table:table-cell table:style-name="ce10" table:formula="of:=AVERAGE([$'Mass Spec Summary'.AN53:.AN56])-AVERAGE([$'Mass Spec Summary'.AN21:.AN24])" office:value-type="float" office:value="0.0163902463094123">
            <text:p>0.02</text:p>
          </table:table-cell>
          <table:table-cell table:style-name="ce10" table:formula="of:=AVERAGE([$'Mass Spec Summary'.AO53:.AO56])-AVERAGE([$'Mass Spec Summary'.AO21:.AO24])" office:value-type="float" office:value="0.0728527746307197">
            <text:p>0.07</text:p>
          </table:table-cell>
          <table:table-cell table:style-name="ce10" table:formula="of:=AVERAGE([$'Mass Spec Summary'.AP53:.AP56])-AVERAGE([$'Mass Spec Summary'.AP21:.AP24])" office:value-type="float" office:value="-45.2395886301782">
            <text:p>-45.24</text:p>
          </table:table-cell>
          <table:table-cell table:style-name="ce10" table:formula="of:=AVERAGE([$'Mass Spec Summary'.AQ53:.AQ56])-AVERAGE([$'Mass Spec Summary'.AQ21:.AQ24])" office:value-type="float" office:value="-48.8375292268568">
            <text:p>-48.84</text:p>
          </table:table-cell>
          <table:table-cell table:style-name="ce10" table:formula="of:=AVERAGE([$'Mass Spec Summary'.AR53:.AR56])-AVERAGE([$'Mass Spec Summary'.AR21:.AR24])" office:value-type="float" office:value="-66.7598987021535">
            <text:p>-66.76</text:p>
          </table:table-cell>
          <table:table-cell table:style-name="ce10" table:formula="of:=AVERAGE([$'Mass Spec Summary'.AS53:.AS56])-AVERAGE([$'Mass Spec Summary'.AS21:.AS24])" office:value-type="float" office:value="-21.9159960103728">
            <text:p>-21.92</text:p>
          </table:table-cell>
          <table:table-cell table:style-name="ce10" table:formula="of:=AVERAGE([$'Mass Spec Summary'.AT53:.AT56])-AVERAGE([$'Mass Spec Summary'.AT21:.AT24])" office:value-type="float" office:value="-5.71650294568123">
            <text:p>-5.72</text:p>
          </table:table-cell>
          <table:table-cell table:number-columns-repeated="97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C</text:p>
          </table:table-cell>
          <table:table-cell table:formula="of:=(AVERAGE([$NMR_Summary.C41];[$NMR_Summary.C49];[$NMR_Summary.C57];[$NMR_Summary.C65])-AVERAGE([$NMR_Summary.C8];[$NMR_Summary.C16];[$NMR_Summary.C24];[$NMR_Summary.C32]))*1000" office:value-type="float" office:value="-3790">
            <text:p>-3790</text:p>
          </table:table-cell>
          <table:table-cell table:formula="of:=(AVERAGE([$NMR_Summary.D41];[$NMR_Summary.D49];[$NMR_Summary.D57];[$NMR_Summary.D65])-AVERAGE([$NMR_Summary.D8];[$NMR_Summary.D16];[$NMR_Summary.D24];[$NMR_Summary.D32]))*1000" office:value-type="float" office:value="3527.5">
            <text:p>3527.5</text:p>
          </table:table-cell>
          <table:table-cell table:style-name="ce10" table:formula="of:=AVERAGE([$'Mass Spec Summary'.B57:.B60])-AVERAGE([$'Mass Spec Summary'.B25:.B28])" office:value-type="float" office:value="-13.0829800762179">
            <text:p>-13.08</text:p>
          </table:table-cell>
          <table:table-cell table:style-name="ce10" table:formula="of:=AVERAGE([$'Mass Spec Summary'.C57:.C60])-AVERAGE([$'Mass Spec Summary'.C25:.C28])" office:value-type="float" office:value="0.331904397263683">
            <text:p>0.33</text:p>
          </table:table-cell>
          <table:table-cell table:style-name="ce10" table:formula="of:=AVERAGE([$'Mass Spec Summary'.D57:.D60])-AVERAGE([$'Mass Spec Summary'.D25:.D28])" office:value-type="float" office:value="-3.18126428829123">
            <text:p>-3.18</text:p>
          </table:table-cell>
          <table:table-cell table:style-name="ce10" table:formula="of:=AVERAGE([$'Mass Spec Summary'.E57:.E60])-AVERAGE([$'Mass Spec Summary'.E25:.E28])" office:value-type="float" office:value="0.323991932172605">
            <text:p>0.32</text:p>
          </table:table-cell>
          <table:table-cell table:style-name="ce10" table:formula="of:=AVERAGE([$'Mass Spec Summary'.F57:.F60])-AVERAGE([$'Mass Spec Summary'.F25:.F28])" office:value-type="float" office:value="-28.0411723742107">
            <text:p>-28.04</text:p>
          </table:table-cell>
          <table:table-cell table:style-name="ce10" table:formula="of:=AVERAGE([$'Mass Spec Summary'.G57:.G60])-AVERAGE([$'Mass Spec Summary'.G25:.G28])" office:value-type="float" office:value="0.16703853943962">
            <text:p>0.17</text:p>
          </table:table-cell>
          <table:table-cell table:style-name="ce10" table:formula="of:=AVERAGE([$'Mass Spec Summary'.H57:.H60])-AVERAGE([$'Mass Spec Summary'.H25:.H28])" office:value-type="float" office:value="-68.872200947979">
            <text:p>-68.87</text:p>
          </table:table-cell>
          <table:table-cell table:style-name="ce10" table:formula="of:=AVERAGE([$'Mass Spec Summary'.I57:.I60])-AVERAGE([$'Mass Spec Summary'.I25:.I28])" office:value-type="float" office:value="0.150821095395947">
            <text:p>0.15</text:p>
          </table:table-cell>
          <table:table-cell table:style-name="ce10" table:formula="of:=AVERAGE([$'Mass Spec Summary'.J57:.J60])-AVERAGE([$'Mass Spec Summary'.J25:.J28])" office:value-type="float" office:value="-0.291676526844753">
            <text:p>-0.29</text:p>
          </table:table-cell>
          <table:table-cell table:style-name="ce10" table:formula="of:=AVERAGE([$'Mass Spec Summary'.K57:.K60])-AVERAGE([$'Mass Spec Summary'.K25:.K28])" office:value-type="float" office:value="-15.7695932288057">
            <text:p>-15.77</text:p>
          </table:table-cell>
          <table:table-cell table:style-name="ce10" table:formula="of:=AVERAGE([$'Mass Spec Summary'.L57:.L60])-AVERAGE([$'Mass Spec Summary'.L25:.L28])" office:value-type="float" office:value="-89.7372955751235">
            <text:p>-89.74</text:p>
          </table:table-cell>
          <table:table-cell table:style-name="ce10" table:formula="of:=AVERAGE([$'Mass Spec Summary'.M57:.M60])-AVERAGE([$'Mass Spec Summary'.M25:.M28])" office:value-type="float" office:value="-772.557466152797">
            <text:p>-772.56</text:p>
          </table:table-cell>
          <table:table-cell table:style-name="ce10" table:formula="of:=AVERAGE([$'Mass Spec Summary'.N57:.N60])-AVERAGE([$'Mass Spec Summary'.N25:.N28])" office:value-type="float" office:value="-0.531973544583817">
            <text:p>-0.53</text:p>
          </table:table-cell>
          <table:table-cell table:style-name="ce10" table:formula="of:=AVERAGE([$'Mass Spec Summary'.O57:.O60])-AVERAGE([$'Mass Spec Summary'.O25:.O28])" office:value-type="float" office:value="-0.696980470421494">
            <text:p>-0.70</text:p>
          </table:table-cell>
          <table:table-cell table:style-name="ce10" table:formula="of:=AVERAGE([$'Mass Spec Summary'.P57:.P60])-AVERAGE([$'Mass Spec Summary'.P25:.P28])" office:value-type="float" office:value="0">
            <text:p>#DIV/0!</text:p>
          </table:table-cell>
          <table:table-cell table:style-name="ce10" table:formula="of:=AVERAGE([$'Mass Spec Summary'.Q57:.Q60])-AVERAGE([$'Mass Spec Summary'.Q25:.Q28])" office:value-type="float" office:value="14.344420674967">
            <text:p>14.34</text:p>
          </table:table-cell>
          <table:table-cell table:style-name="ce10" table:formula="of:=AVERAGE([$'Mass Spec Summary'.R57:.R60])-AVERAGE([$'Mass Spec Summary'.R25:.R28])" office:value-type="float" office:value="11.7850763233373">
            <text:p>11.79</text:p>
          </table:table-cell>
          <table:table-cell table:style-name="ce10" table:formula="of:=AVERAGE([$'Mass Spec Summary'.S57:.S60])-AVERAGE([$'Mass Spec Summary'.S25:.S28])" office:value-type="float" office:value="-0.755945464713463">
            <text:p>-0.76</text:p>
          </table:table-cell>
          <table:table-cell table:style-name="ce10" table:formula="of:=AVERAGE([$'Mass Spec Summary'.T57:.T60])-AVERAGE([$'Mass Spec Summary'.T25:.T28])" office:value-type="float" office:value="84.3297996813645">
            <text:p>84.33</text:p>
          </table:table-cell>
          <table:table-cell table:style-name="ce10" table:formula="of:=AVERAGE([$'Mass Spec Summary'.U57:.U60])-AVERAGE([$'Mass Spec Summary'.U25:.U28])" office:value-type="float" office:value="-0.0289468086788371">
            <text:p>-0.03</text:p>
          </table:table-cell>
          <table:table-cell table:style-name="ce10" table:formula="of:=AVERAGE([$'Mass Spec Summary'.V57:.V60])-AVERAGE([$'Mass Spec Summary'.V25:.V28])" office:value-type="float" office:value="342.859385625728">
            <text:p>342.86</text:p>
          </table:table-cell>
          <table:table-cell table:style-name="ce10" table:formula="of:=AVERAGE([$'Mass Spec Summary'.W57:.W60])-AVERAGE([$'Mass Spec Summary'.W25:.W28])" office:value-type="float" office:value="0.0705540489155785">
            <text:p>0.07</text:p>
          </table:table-cell>
          <table:table-cell table:style-name="ce10" table:formula="of:=AVERAGE([$'Mass Spec Summary'.X57:.X60])-AVERAGE([$'Mass Spec Summary'.X25:.X28])" office:value-type="float" office:value="-48.8141366831443">
            <text:p>-48.81</text:p>
          </table:table-cell>
          <table:table-cell table:style-name="ce10" table:formula="of:=AVERAGE([$'Mass Spec Summary'.Y57:.Y60])-AVERAGE([$'Mass Spec Summary'.Y25:.Y28])" office:value-type="float" office:value="-42.8673774952304">
            <text:p>-42.87</text:p>
          </table:table-cell>
          <table:table-cell table:style-name="ce10" table:formula="of:=AVERAGE([$'Mass Spec Summary'.Z57:.Z60])-AVERAGE([$'Mass Spec Summary'.Z25:.Z28])" office:value-type="float" office:value="0">
            <text:p>#DIV/0!</text:p>
          </table:table-cell>
          <table:table-cell table:style-name="ce10" table:formula="of:=AVERAGE([$'Mass Spec Summary'.AA57:.AA60])-AVERAGE([$'Mass Spec Summary'.AA25:.AA28])" office:value-type="float" office:value="0">
            <text:p>#DIV/0!</text:p>
          </table:table-cell>
          <table:table-cell table:style-name="ce10" table:formula="of:=AVERAGE([$'Mass Spec Summary'.AB57:.AB60])-AVERAGE([$'Mass Spec Summary'.AB25:.AB28])" office:value-type="float" office:value="0.0803498256919444">
            <text:p>0.08</text:p>
          </table:table-cell>
          <table:table-cell table:style-name="ce10" table:formula="of:=AVERAGE([$'Mass Spec Summary'.AC57:.AC60])-AVERAGE([$'Mass Spec Summary'.AC25:.AC28])" office:value-type="float" office:value="0.130650658040985">
            <text:p>0.13</text:p>
          </table:table-cell>
          <table:table-cell table:style-name="ce10" table:formula="of:=AVERAGE([$'Mass Spec Summary'.AD57:.AD60])-AVERAGE([$'Mass Spec Summary'.AD25:.AD28])" office:value-type="float" office:value="0">
            <text:p>#DIV/0!</text:p>
          </table:table-cell>
          <table:table-cell table:style-name="ce10" table:formula="of:=AVERAGE([$'Mass Spec Summary'.AE57:.AE60])-AVERAGE([$'Mass Spec Summary'.AE25:.AE28])" office:value-type="float" office:value="-0.107175369440128">
            <text:p>-0.11</text:p>
          </table:table-cell>
          <table:table-cell table:style-name="ce10" table:formula="of:=AVERAGE([$'Mass Spec Summary'.AF57:.AF60])-AVERAGE([$'Mass Spec Summary'.AF25:.AF28])" office:value-type="float" office:value="18.1157492433867">
            <text:p>18.12</text:p>
          </table:table-cell>
          <table:table-cell table:style-name="ce10" table:formula="of:=AVERAGE([$'Mass Spec Summary'.AG57:.AG60])-AVERAGE([$'Mass Spec Summary'.AG25:.AG28])" office:value-type="float" office:value="5.13107273209897">
            <text:p>5.13</text:p>
          </table:table-cell>
          <table:table-cell table:style-name="ce10" table:formula="of:=AVERAGE([$'Mass Spec Summary'.AH57:.AH60])-AVERAGE([$'Mass Spec Summary'.AH25:.AH28])" office:value-type="float" office:value="0">
            <text:p>#DIV/0!</text:p>
          </table:table-cell>
          <table:table-cell table:style-name="ce10" table:formula="of:=AVERAGE([$'Mass Spec Summary'.AI57:.AI60])-AVERAGE([$'Mass Spec Summary'.AI25:.AI28])" office:value-type="float" office:value="2.52232680397822">
            <text:p>2.52</text:p>
          </table:table-cell>
          <table:table-cell table:style-name="ce10" table:formula="of:=AVERAGE([$'Mass Spec Summary'.AJ57:.AJ60])-AVERAGE([$'Mass Spec Summary'.AJ25:.AJ28])" office:value-type="float" office:value="0.595010680240255">
            <text:p>0.60</text:p>
          </table:table-cell>
          <table:table-cell table:style-name="ce10" table:formula="of:=AVERAGE([$'Mass Spec Summary'.AK57:.AK60])-AVERAGE([$'Mass Spec Summary'.AK25:.AK28])" office:value-type="float" office:value="-68.171904143682">
            <text:p>-68.17</text:p>
          </table:table-cell>
          <table:table-cell table:style-name="ce10" table:formula="of:=AVERAGE([$'Mass Spec Summary'.AL57:.AL60])-AVERAGE([$'Mass Spec Summary'.AL25:.AL28])" office:value-type="float" office:value="-20.4520793199935">
            <text:p>-20.45</text:p>
          </table:table-cell>
          <table:table-cell table:style-name="ce10" table:formula="of:=AVERAGE([$'Mass Spec Summary'.AM57:.AM60])-AVERAGE([$'Mass Spec Summary'.AM25:.AM28])" office:value-type="float" office:value="-22.2128479463047">
            <text:p>-22.21</text:p>
          </table:table-cell>
          <table:table-cell table:style-name="ce10" table:formula="of:=AVERAGE([$'Mass Spec Summary'.AN57:.AN60])-AVERAGE([$'Mass Spec Summary'.AN25:.AN28])" office:value-type="float" office:value="0.0591957254669602">
            <text:p>0.06</text:p>
          </table:table-cell>
          <table:table-cell table:style-name="ce10" table:formula="of:=AVERAGE([$'Mass Spec Summary'.AO57:.AO60])-AVERAGE([$'Mass Spec Summary'.AO25:.AO28])" office:value-type="float" office:value="0.0998974599782301">
            <text:p>0.10</text:p>
          </table:table-cell>
          <table:table-cell table:style-name="ce10" table:formula="of:=AVERAGE([$'Mass Spec Summary'.AP57:.AP60])-AVERAGE([$'Mass Spec Summary'.AP25:.AP28])" office:value-type="float" office:value="-35.7066908576855">
            <text:p>-35.71</text:p>
          </table:table-cell>
          <table:table-cell table:style-name="ce10" table:formula="of:=AVERAGE([$'Mass Spec Summary'.AQ57:.AQ60])-AVERAGE([$'Mass Spec Summary'.AQ25:.AQ28])" office:value-type="float" office:value="-38.5464724847945">
            <text:p>-38.55</text:p>
          </table:table-cell>
          <table:table-cell table:style-name="ce10" table:formula="of:=AVERAGE([$'Mass Spec Summary'.AR57:.AR60])-AVERAGE([$'Mass Spec Summary'.AR25:.AR28])" office:value-type="float" office:value="-76.593883691113">
            <text:p>-76.59</text:p>
          </table:table-cell>
          <table:table-cell table:style-name="ce10" table:formula="of:=AVERAGE([$'Mass Spec Summary'.AS57:.AS60])-AVERAGE([$'Mass Spec Summary'.AS25:.AS28])" office:value-type="float" office:value="-25.8672982266729">
            <text:p>-25.87</text:p>
          </table:table-cell>
          <table:table-cell table:style-name="ce10" table:formula="of:=AVERAGE([$'Mass Spec Summary'.AT57:.AT60])-AVERAGE([$'Mass Spec Summary'.AT25:.AT28])" office:value-type="float" office:value="-6.84833915149675">
            <text:p>-6.85</text:p>
          </table:table-cell>
          <table:table-cell table:number-columns-repeated="97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C</text:p>
          </table:table-cell>
          <table:table-cell table:formula="of:=(AVERAGE([$NMR_Summary.C42];[$NMR_Summary.C50];[$NMR_Summary.C58];[$NMR_Summary.C66])-AVERAGE([$NMR_Summary.C9];[$NMR_Summary.C17];[$NMR_Summary.C25];[$NMR_Summary.C33]))*1000" office:value-type="float" office:value="-4075">
            <text:p>-4075</text:p>
          </table:table-cell>
          <table:table-cell table:formula="of:=(AVERAGE([$NMR_Summary.D42];[$NMR_Summary.D50];[$NMR_Summary.D58];[$NMR_Summary.D66])-AVERAGE([$NMR_Summary.D9];[$NMR_Summary.D17];[$NMR_Summary.D25];[$NMR_Summary.D33]))*1000" office:value-type="float" office:value="3370">
            <text:p>3370</text:p>
          </table:table-cell>
          <table:table-cell table:style-name="ce10" table:formula="of:=AVERAGE([$'Mass Spec Summary'.B61:.B64])-AVERAGE([$'Mass Spec Summary'.B29:.B32])" office:value-type="float" office:value="-17.6193659461609">
            <text:p>-17.62</text:p>
          </table:table-cell>
          <table:table-cell table:style-name="ce10" table:formula="of:=AVERAGE([$'Mass Spec Summary'.C61:.C64])-AVERAGE([$'Mass Spec Summary'.C29:.C32])" office:value-type="float" office:value="-0.040800935008825">
            <text:p>-0.04</text:p>
          </table:table-cell>
          <table:table-cell table:style-name="ce10" table:formula="of:=AVERAGE([$'Mass Spec Summary'.D61:.D64])-AVERAGE([$'Mass Spec Summary'.D29:.D32])" office:value-type="float" office:value="3.97048410785999">
            <text:p>3.97</text:p>
          </table:table-cell>
          <table:table-cell table:style-name="ce10" table:formula="of:=AVERAGE([$'Mass Spec Summary'.E61:.E64])-AVERAGE([$'Mass Spec Summary'.E29:.E32])" office:value-type="float" office:value="-0.122756235994554">
            <text:p>-0.12</text:p>
          </table:table-cell>
          <table:table-cell table:style-name="ce10" table:formula="of:=AVERAGE([$'Mass Spec Summary'.F61:.F64])-AVERAGE([$'Mass Spec Summary'.F29:.F32])" office:value-type="float" office:value="-31.2236036212402">
            <text:p>-31.22</text:p>
          </table:table-cell>
          <table:table-cell table:style-name="ce10" table:formula="of:=AVERAGE([$'Mass Spec Summary'.G61:.G64])-AVERAGE([$'Mass Spec Summary'.G29:.G32])" office:value-type="float" office:value="-0.0146462226219021">
            <text:p>-0.01</text:p>
          </table:table-cell>
          <table:table-cell table:style-name="ce10" table:formula="of:=AVERAGE([$'Mass Spec Summary'.H61:.H64])-AVERAGE([$'Mass Spec Summary'.H29:.H32])" office:value-type="float" office:value="-65.338259750458">
            <text:p>-65.34</text:p>
          </table:table-cell>
          <table:table-cell table:style-name="ce10" table:formula="of:=AVERAGE([$'Mass Spec Summary'.I61:.I64])-AVERAGE([$'Mass Spec Summary'.I29:.I32])" office:value-type="float" office:value="-0.082351946555325">
            <text:p>-0.08</text:p>
          </table:table-cell>
          <table:table-cell table:style-name="ce10" table:formula="of:=AVERAGE([$'Mass Spec Summary'.J61:.J64])-AVERAGE([$'Mass Spec Summary'.J29:.J32])" office:value-type="float" office:value="1.21988829132369">
            <text:p>1.22</text:p>
          </table:table-cell>
          <table:table-cell table:style-name="ce10" table:formula="of:=AVERAGE([$'Mass Spec Summary'.K61:.K64])-AVERAGE([$'Mass Spec Summary'.K29:.K32])" office:value-type="float" office:value="-13.3529352657232">
            <text:p>-13.35</text:p>
          </table:table-cell>
          <table:table-cell table:style-name="ce10" table:formula="of:=AVERAGE([$'Mass Spec Summary'.L61:.L64])-AVERAGE([$'Mass Spec Summary'.L29:.L32])" office:value-type="float" office:value="-98.8838897440183">
            <text:p>-98.88</text:p>
          </table:table-cell>
          <table:table-cell table:style-name="ce10" table:formula="of:=AVERAGE([$'Mass Spec Summary'.M61:.M64])-AVERAGE([$'Mass Spec Summary'.M29:.M32])" office:value-type="float" office:value="-786.483794371345">
            <text:p>-786.48</text:p>
          </table:table-cell>
          <table:table-cell table:style-name="ce10" table:formula="of:=AVERAGE([$'Mass Spec Summary'.N61:.N64])-AVERAGE([$'Mass Spec Summary'.N29:.N32])" office:value-type="float" office:value="-1.18238412426127">
            <text:p>-1.18</text:p>
          </table:table-cell>
          <table:table-cell table:style-name="ce10" table:formula="of:=AVERAGE([$'Mass Spec Summary'.O61:.O64])-AVERAGE([$'Mass Spec Summary'.O29:.O32])" office:value-type="float" office:value="-0.68889429045386">
            <text:p>-0.69</text:p>
          </table:table-cell>
          <table:table-cell table:style-name="ce10" table:formula="of:=AVERAGE([$'Mass Spec Summary'.P61:.P64])-AVERAGE([$'Mass Spec Summary'.P29:.P32])" office:value-type="float" office:value="0">
            <text:p>#DIV/0!</text:p>
          </table:table-cell>
          <table:table-cell table:style-name="ce10" table:formula="of:=AVERAGE([$'Mass Spec Summary'.Q61:.Q64])-AVERAGE([$'Mass Spec Summary'.Q29:.Q32])" office:value-type="float" office:value="11.9145084062327">
            <text:p>11.91</text:p>
          </table:table-cell>
          <table:table-cell table:style-name="ce10" table:formula="of:=AVERAGE([$'Mass Spec Summary'.R61:.R64])-AVERAGE([$'Mass Spec Summary'.R29:.R32])" office:value-type="float" office:value="1.53021299489825">
            <text:p>1.53</text:p>
          </table:table-cell>
          <table:table-cell table:style-name="ce10" table:formula="of:=AVERAGE([$'Mass Spec Summary'.S61:.S64])-AVERAGE([$'Mass Spec Summary'.S29:.S32])" office:value-type="float" office:value="-0.893774534317664">
            <text:p>-0.89</text:p>
          </table:table-cell>
          <table:table-cell table:style-name="ce10" table:formula="of:=AVERAGE([$'Mass Spec Summary'.T61:.T64])-AVERAGE([$'Mass Spec Summary'.T29:.T32])" office:value-type="float" office:value="127.756910141117">
            <text:p>127.76</text:p>
          </table:table-cell>
          <table:table-cell table:style-name="ce10" table:formula="of:=AVERAGE([$'Mass Spec Summary'.U61:.U64])-AVERAGE([$'Mass Spec Summary'.U29:.U32])" office:value-type="float" office:value="0.420428032453815">
            <text:p>0.42</text:p>
          </table:table-cell>
          <table:table-cell table:style-name="ce10" table:formula="of:=AVERAGE([$'Mass Spec Summary'.V61:.V64])-AVERAGE([$'Mass Spec Summary'.V29:.V32])" office:value-type="float" office:value="219.222169194075">
            <text:p>219.22</text:p>
          </table:table-cell>
          <table:table-cell table:style-name="ce10" table:formula="of:=AVERAGE([$'Mass Spec Summary'.W61:.W64])-AVERAGE([$'Mass Spec Summary'.W29:.W32])" office:value-type="float" office:value="-0.0173734838265015">
            <text:p>-0.02</text:p>
          </table:table-cell>
          <table:table-cell table:style-name="ce10" table:formula="of:=AVERAGE([$'Mass Spec Summary'.X61:.X64])-AVERAGE([$'Mass Spec Summary'.X29:.X32])" office:value-type="float" office:value="-50.9649863935915">
            <text:p>-50.96</text:p>
          </table:table-cell>
          <table:table-cell table:style-name="ce10" table:formula="of:=AVERAGE([$'Mass Spec Summary'.Y61:.Y64])-AVERAGE([$'Mass Spec Summary'.Y29:.Y32])" office:value-type="float" office:value="-42.8079125257548">
            <text:p>-42.81</text:p>
          </table:table-cell>
          <table:table-cell table:style-name="ce10" table:formula="of:=AVERAGE([$'Mass Spec Summary'.Z61:.Z64])-AVERAGE([$'Mass Spec Summary'.Z29:.Z32])" office:value-type="float" office:value="0">
            <text:p>#DIV/0!</text:p>
          </table:table-cell>
          <table:table-cell table:style-name="ce10" table:formula="of:=AVERAGE([$'Mass Spec Summary'.AA61:.AA64])-AVERAGE([$'Mass Spec Summary'.AA29:.AA32])" office:value-type="float" office:value="0">
            <text:p>#DIV/0!</text:p>
          </table:table-cell>
          <table:table-cell table:style-name="ce10" table:formula="of:=AVERAGE([$'Mass Spec Summary'.AB61:.AB64])-AVERAGE([$'Mass Spec Summary'.AB29:.AB32])" office:value-type="float" office:value="0.0342223513319724">
            <text:p>0.03</text:p>
          </table:table-cell>
          <table:table-cell table:style-name="ce10" table:formula="of:=AVERAGE([$'Mass Spec Summary'.AC61:.AC64])-AVERAGE([$'Mass Spec Summary'.AC29:.AC32])" office:value-type="float" office:value="0.0639916846319704">
            <text:p>0.06</text:p>
          </table:table-cell>
          <table:table-cell table:style-name="ce10" table:formula="of:=AVERAGE([$'Mass Spec Summary'.AD61:.AD64])-AVERAGE([$'Mass Spec Summary'.AD29:.AD32])" office:value-type="float" office:value="0">
            <text:p>#DIV/0!</text:p>
          </table:table-cell>
          <table:table-cell table:style-name="ce10" table:formula="of:=AVERAGE([$'Mass Spec Summary'.AE61:.AE64])-AVERAGE([$'Mass Spec Summary'.AE29:.AE32])" office:value-type="float" office:value="-0.157077492645725">
            <text:p>-0.16</text:p>
          </table:table-cell>
          <table:table-cell table:style-name="ce10" table:formula="of:=AVERAGE([$'Mass Spec Summary'.AF61:.AF64])-AVERAGE([$'Mass Spec Summary'.AF29:.AF32])" office:value-type="float" office:value="34.8936022969457">
            <text:p>34.89</text:p>
          </table:table-cell>
          <table:table-cell table:style-name="ce10" table:formula="of:=AVERAGE([$'Mass Spec Summary'.AG61:.AG64])-AVERAGE([$'Mass Spec Summary'.AG29:.AG32])" office:value-type="float" office:value="14.1875756247735">
            <text:p>14.19</text:p>
          </table:table-cell>
          <table:table-cell table:style-name="ce10" table:formula="of:=AVERAGE([$'Mass Spec Summary'.AH61:.AH64])-AVERAGE([$'Mass Spec Summary'.AH29:.AH32])" office:value-type="float" office:value="0">
            <text:p>#DIV/0!</text:p>
          </table:table-cell>
          <table:table-cell table:style-name="ce10" table:formula="of:=AVERAGE([$'Mass Spec Summary'.AI61:.AI64])-AVERAGE([$'Mass Spec Summary'.AI29:.AI32])" office:value-type="float" office:value="-9.02705573175035">
            <text:p>-9.03</text:p>
          </table:table-cell>
          <table:table-cell table:style-name="ce10" table:formula="of:=AVERAGE([$'Mass Spec Summary'.AJ61:.AJ64])-AVERAGE([$'Mass Spec Summary'.AJ29:.AJ32])" office:value-type="float" office:value="0.949160733635339">
            <text:p>0.95</text:p>
          </table:table-cell>
          <table:table-cell table:style-name="ce10" table:formula="of:=AVERAGE([$'Mass Spec Summary'.AK61:.AK64])-AVERAGE([$'Mass Spec Summary'.AK29:.AK32])" office:value-type="float" office:value="-70.0716692623545">
            <text:p>-70.07</text:p>
          </table:table-cell>
          <table:table-cell table:style-name="ce10" table:formula="of:=AVERAGE([$'Mass Spec Summary'.AL61:.AL64])-AVERAGE([$'Mass Spec Summary'.AL29:.AL32])" office:value-type="float" office:value="-23.0485993760397">
            <text:p>-23.05</text:p>
          </table:table-cell>
          <table:table-cell table:style-name="ce10" table:formula="of:=AVERAGE([$'Mass Spec Summary'.AM61:.AM64])-AVERAGE([$'Mass Spec Summary'.AM29:.AM32])" office:value-type="float" office:value="-23.3664912066178">
            <text:p>-23.37</text:p>
          </table:table-cell>
          <table:table-cell table:style-name="ce10" table:formula="of:=AVERAGE([$'Mass Spec Summary'.AN61:.AN64])-AVERAGE([$'Mass Spec Summary'.AN29:.AN32])" office:value-type="float" office:value="0.0595886492874851">
            <text:p>0.06</text:p>
          </table:table-cell>
          <table:table-cell table:style-name="ce10" table:formula="of:=AVERAGE([$'Mass Spec Summary'.AO61:.AO64])-AVERAGE([$'Mass Spec Summary'.AO29:.AO32])" office:value-type="float" office:value="-0.0143273218673476">
            <text:p>-0.01</text:p>
          </table:table-cell>
          <table:table-cell table:style-name="ce10" table:formula="of:=AVERAGE([$'Mass Spec Summary'.AP61:.AP64])-AVERAGE([$'Mass Spec Summary'.AP29:.AP32])" office:value-type="float" office:value="-39.5004768108465">
            <text:p>-39.50</text:p>
          </table:table-cell>
          <table:table-cell table:style-name="ce10" table:formula="of:=AVERAGE([$'Mass Spec Summary'.AQ61:.AQ64])-AVERAGE([$'Mass Spec Summary'.AQ29:.AQ32])" office:value-type="float" office:value="-42.641981263235">
            <text:p>-42.64</text:p>
          </table:table-cell>
          <table:table-cell table:style-name="ce10" table:formula="of:=AVERAGE([$'Mass Spec Summary'.AR61:.AR64])-AVERAGE([$'Mass Spec Summary'.AR29:.AR32])" office:value-type="float" office:value="-72.8753280521897">
            <text:p>-72.88</text:p>
          </table:table-cell>
          <table:table-cell table:style-name="ce10" table:formula="of:=AVERAGE([$'Mass Spec Summary'.AS61:.AS64])-AVERAGE([$'Mass Spec Summary'.AS29:.AS32])" office:value-type="float" office:value="-26.8938478686625">
            <text:p>-26.89</text:p>
          </table:table-cell>
          <table:table-cell table:style-name="ce10" table:formula="of:=AVERAGE([$'Mass Spec Summary'.AT61:.AT64])-AVERAGE([$'Mass Spec Summary'.AT29:.AT32])" office:value-type="float" office:value="-7.20138850620972">
            <text:p>-7.20</text:p>
          </table:table-cell>
          <table:table-cell table:number-columns-repeated="97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C</text:p>
          </table:table-cell>
          <table:table-cell table:formula="of:=(AVERAGE([$NMR_Summary.C43];[$NMR_Summary.C51];[$NMR_Summary.C59];[$NMR_Summary.C67])-AVERAGE([$NMR_Summary.C10];[$NMR_Summary.C18];[$NMR_Summary.C26];[$NMR_Summary.C34]))*1000" office:value-type="float" office:value="-3320">
            <text:p>-3320</text:p>
          </table:table-cell>
          <table:table-cell table:formula="of:=(AVERAGE([$NMR_Summary.D43];[$NMR_Summary.D51];[$NMR_Summary.D59];[$NMR_Summary.D67])-AVERAGE([$NMR_Summary.D10];[$NMR_Summary.D18];[$NMR_Summary.D26];[$NMR_Summary.D34]))*1000" office:value-type="float" office:value="3430">
            <text:p>3430</text:p>
          </table:table-cell>
          <table:table-cell table:style-name="ce10" table:formula="of:=AVERAGE([$'Mass Spec Summary'.B65:.B68])-AVERAGE([$'Mass Spec Summary'.B25:.B28])" office:value-type="float" office:value="-15.6484064850975">
            <text:p>-15.65</text:p>
          </table:table-cell>
          <table:table-cell table:style-name="ce10" table:formula="of:=AVERAGE([$'Mass Spec Summary'.C65:.C68])-AVERAGE([$'Mass Spec Summary'.C25:.C28])" office:value-type="float" office:value="0.0749608969307678">
            <text:p>0.07</text:p>
          </table:table-cell>
          <table:table-cell table:style-name="ce10" table:formula="of:=AVERAGE([$'Mass Spec Summary'.D65:.D68])-AVERAGE([$'Mass Spec Summary'.D25:.D28])" office:value-type="float" office:value="0.324943773334979">
            <text:p>0.32</text:p>
          </table:table-cell>
          <table:table-cell table:style-name="ce10" table:formula="of:=AVERAGE([$'Mass Spec Summary'.E65:.E68])-AVERAGE([$'Mass Spec Summary'.E25:.E28])" office:value-type="float" office:value="-0.0602699853392981">
            <text:p>-0.06</text:p>
          </table:table-cell>
          <table:table-cell table:style-name="ce10" table:formula="of:=AVERAGE([$'Mass Spec Summary'.F65:.F68])-AVERAGE([$'Mass Spec Summary'.F25:.F28])" office:value-type="float" office:value="-29.9505305209163">
            <text:p>-29.95</text:p>
          </table:table-cell>
          <table:table-cell table:style-name="ce10" table:formula="of:=AVERAGE([$'Mass Spec Summary'.G65:.G68])-AVERAGE([$'Mass Spec Summary'.G25:.G28])" office:value-type="float" office:value="0.0708323897374783">
            <text:p>0.07</text:p>
          </table:table-cell>
          <table:table-cell table:style-name="ce10" table:formula="of:=AVERAGE([$'Mass Spec Summary'.H65:.H68])-AVERAGE([$'Mass Spec Summary'.H25:.H28])" office:value-type="float" office:value="-67.0645735820669">
            <text:p>-67.06</text:p>
          </table:table-cell>
          <table:table-cell table:style-name="ce10" table:formula="of:=AVERAGE([$'Mass Spec Summary'.I65:.I68])-AVERAGE([$'Mass Spec Summary'.I25:.I28])" office:value-type="float" office:value="-0.0117931882522766">
            <text:p>-0.01</text:p>
          </table:table-cell>
          <table:table-cell table:style-name="ce10" table:formula="of:=AVERAGE([$'Mass Spec Summary'.J65:.J68])-AVERAGE([$'Mass Spec Summary'.J25:.J28])" office:value-type="float" office:value="0.0906046375130991">
            <text:p>0.09</text:p>
          </table:table-cell>
          <table:table-cell table:style-name="ce10" table:formula="of:=AVERAGE([$'Mass Spec Summary'.K65:.K68])-AVERAGE([$'Mass Spec Summary'.K25:.K28])" office:value-type="float" office:value="-18.3944891881023">
            <text:p>-18.39</text:p>
          </table:table-cell>
          <table:table-cell table:style-name="ce10" table:formula="of:=AVERAGE([$'Mass Spec Summary'.L65:.L68])-AVERAGE([$'Mass Spec Summary'.L25:.L28])" office:value-type="float" office:value="-87.391895295755">
            <text:p>-87.39</text:p>
          </table:table-cell>
          <table:table-cell table:style-name="ce10" table:formula="of:=AVERAGE([$'Mass Spec Summary'.M65:.M68])-AVERAGE([$'Mass Spec Summary'.M25:.M28])" office:value-type="float" office:value="-768.408547728127">
            <text:p>-768.41</text:p>
          </table:table-cell>
          <table:table-cell table:style-name="ce10" table:formula="of:=AVERAGE([$'Mass Spec Summary'.N65:.N68])-AVERAGE([$'Mass Spec Summary'.N25:.N28])" office:value-type="float" office:value="-0.573014380841732">
            <text:p>-0.57</text:p>
          </table:table-cell>
          <table:table-cell table:style-name="ce10" table:formula="of:=AVERAGE([$'Mass Spec Summary'.O65:.O68])-AVERAGE([$'Mass Spec Summary'.O25:.O28])" office:value-type="float" office:value="-0.64716263078221">
            <text:p>-0.65</text:p>
          </table:table-cell>
          <table:table-cell table:style-name="ce10" table:formula="of:=AVERAGE([$'Mass Spec Summary'.P65:.P68])-AVERAGE([$'Mass Spec Summary'.P25:.P28])" office:value-type="float" office:value="0">
            <text:p>#DIV/0!</text:p>
          </table:table-cell>
          <table:table-cell table:style-name="ce10" table:formula="of:=AVERAGE([$'Mass Spec Summary'.Q65:.Q68])-AVERAGE([$'Mass Spec Summary'.Q25:.Q28])" office:value-type="float" office:value="3.96847411409101">
            <text:p>3.97</text:p>
          </table:table-cell>
          <table:table-cell table:style-name="ce10" table:formula="of:=AVERAGE([$'Mass Spec Summary'.R65:.R68])-AVERAGE([$'Mass Spec Summary'.R25:.R28])" office:value-type="float" office:value="3.66114200554881">
            <text:p>3.66</text:p>
          </table:table-cell>
          <table:table-cell table:style-name="ce10" table:formula="of:=AVERAGE([$'Mass Spec Summary'.S65:.S68])-AVERAGE([$'Mass Spec Summary'.S25:.S28])" office:value-type="float" office:value="-1.23359840395737">
            <text:p>-1.23</text:p>
          </table:table-cell>
          <table:table-cell table:style-name="ce10" table:formula="of:=AVERAGE([$'Mass Spec Summary'.T65:.T68])-AVERAGE([$'Mass Spec Summary'.T25:.T28])" office:value-type="float" office:value="79.1523328782115">
            <text:p>79.15</text:p>
          </table:table-cell>
          <table:table-cell table:style-name="ce10" table:formula="of:=AVERAGE([$'Mass Spec Summary'.U65:.U68])-AVERAGE([$'Mass Spec Summary'.U25:.U28])" office:value-type="float" office:value="-0.202602049348353">
            <text:p>-0.20</text:p>
          </table:table-cell>
          <table:table-cell table:style-name="ce10" table:formula="of:=AVERAGE([$'Mass Spec Summary'.V65:.V68])-AVERAGE([$'Mass Spec Summary'.V25:.V28])" office:value-type="float" office:value="258.516397987997">
            <text:p>258.52</text:p>
          </table:table-cell>
          <table:table-cell table:style-name="ce10" table:formula="of:=AVERAGE([$'Mass Spec Summary'.W65:.W68])-AVERAGE([$'Mass Spec Summary'.W25:.W28])" office:value-type="float" office:value="-0.012723989284276">
            <text:p>-0.01</text:p>
          </table:table-cell>
          <table:table-cell table:style-name="ce10" table:formula="of:=AVERAGE([$'Mass Spec Summary'.X65:.X68])-AVERAGE([$'Mass Spec Summary'.X25:.X28])" office:value-type="float" office:value="-47.4416797198971">
            <text:p>-47.44</text:p>
          </table:table-cell>
          <table:table-cell table:style-name="ce10" table:formula="of:=AVERAGE([$'Mass Spec Summary'.Y65:.Y68])-AVERAGE([$'Mass Spec Summary'.Y25:.Y28])" office:value-type="float" office:value="-43.1351258261093">
            <text:p>-43.14</text:p>
          </table:table-cell>
          <table:table-cell table:style-name="ce10" table:formula="of:=AVERAGE([$'Mass Spec Summary'.Z65:.Z68])-AVERAGE([$'Mass Spec Summary'.Z25:.Z28])" office:value-type="float" office:value="0">
            <text:p>#DIV/0!</text:p>
          </table:table-cell>
          <table:table-cell table:style-name="ce10" table:formula="of:=AVERAGE([$'Mass Spec Summary'.AA65:.AA68])-AVERAGE([$'Mass Spec Summary'.AA25:.AA28])" office:value-type="float" office:value="0">
            <text:p>#DIV/0!</text:p>
          </table:table-cell>
          <table:table-cell table:style-name="ce10" table:formula="of:=AVERAGE([$'Mass Spec Summary'.AB65:.AB68])-AVERAGE([$'Mass Spec Summary'.AB25:.AB28])" office:value-type="float" office:value="0.0556208547006745">
            <text:p>0.06</text:p>
          </table:table-cell>
          <table:table-cell table:style-name="ce10" table:formula="of:=AVERAGE([$'Mass Spec Summary'.AC65:.AC68])-AVERAGE([$'Mass Spec Summary'.AC25:.AC28])" office:value-type="float" office:value="0.0243949878347798">
            <text:p>0.02</text:p>
          </table:table-cell>
          <table:table-cell table:style-name="ce10" table:formula="of:=AVERAGE([$'Mass Spec Summary'.AD65:.AD68])-AVERAGE([$'Mass Spec Summary'.AD25:.AD28])" office:value-type="float" office:value="0">
            <text:p>#DIV/0!</text:p>
          </table:table-cell>
          <table:table-cell table:style-name="ce10" table:formula="of:=AVERAGE([$'Mass Spec Summary'.AE65:.AE68])-AVERAGE([$'Mass Spec Summary'.AE25:.AE28])" office:value-type="float" office:value="-0.131162418258968">
            <text:p>-0.13</text:p>
          </table:table-cell>
          <table:table-cell table:style-name="ce10" table:formula="of:=AVERAGE([$'Mass Spec Summary'.AF65:.AF68])-AVERAGE([$'Mass Spec Summary'.AF25:.AF28])" office:value-type="float" office:value="10.8871788676663">
            <text:p>10.89</text:p>
          </table:table-cell>
          <table:table-cell table:style-name="ce10" table:formula="of:=AVERAGE([$'Mass Spec Summary'.AG65:.AG68])-AVERAGE([$'Mass Spec Summary'.AG25:.AG28])" office:value-type="float" office:value="5.5219701620415">
            <text:p>5.52</text:p>
          </table:table-cell>
          <table:table-cell table:style-name="ce10" table:formula="of:=AVERAGE([$'Mass Spec Summary'.AH65:.AH68])-AVERAGE([$'Mass Spec Summary'.AH25:.AH28])" office:value-type="float" office:value="0">
            <text:p>#DIV/0!</text:p>
          </table:table-cell>
          <table:table-cell table:style-name="ce10" table:formula="of:=AVERAGE([$'Mass Spec Summary'.AI65:.AI68])-AVERAGE([$'Mass Spec Summary'.AI25:.AI28])" office:value-type="float" office:value="-11.7992361365518">
            <text:p>-11.80</text:p>
          </table:table-cell>
          <table:table-cell table:style-name="ce10" table:formula="of:=AVERAGE([$'Mass Spec Summary'.AJ65:.AJ68])-AVERAGE([$'Mass Spec Summary'.AJ25:.AJ28])" office:value-type="float" office:value="0.495011009488195">
            <text:p>0.50</text:p>
          </table:table-cell>
          <table:table-cell table:style-name="ce10" table:formula="of:=AVERAGE([$'Mass Spec Summary'.AK65:.AK68])-AVERAGE([$'Mass Spec Summary'.AK25:.AK28])" office:value-type="float" office:value="-66.0499445170233">
            <text:p>-66.05</text:p>
          </table:table-cell>
          <table:table-cell table:style-name="ce10" table:formula="of:=AVERAGE([$'Mass Spec Summary'.AL65:.AL68])-AVERAGE([$'Mass Spec Summary'.AL25:.AL28])" office:value-type="float" office:value="-20.8291636985768">
            <text:p>-20.83</text:p>
          </table:table-cell>
          <table:table-cell table:style-name="ce10" table:formula="of:=AVERAGE([$'Mass Spec Summary'.AM65:.AM68])-AVERAGE([$'Mass Spec Summary'.AM25:.AM28])" office:value-type="float" office:value="-21.8549100699761">
            <text:p>-21.85</text:p>
          </table:table-cell>
          <table:table-cell table:style-name="ce10" table:formula="of:=AVERAGE([$'Mass Spec Summary'.AN65:.AN68])-AVERAGE([$'Mass Spec Summary'.AN25:.AN28])" office:value-type="float" office:value="0.0465490135169451">
            <text:p>0.05</text:p>
          </table:table-cell>
          <table:table-cell table:style-name="ce10" table:formula="of:=AVERAGE([$'Mass Spec Summary'.AO65:.AO68])-AVERAGE([$'Mass Spec Summary'.AO25:.AO28])" office:value-type="float" office:value="0.00467299565069013">
            <text:p>0.00</text:p>
          </table:table-cell>
          <table:table-cell table:style-name="ce10" table:formula="of:=AVERAGE([$'Mass Spec Summary'.AP65:.AP68])-AVERAGE([$'Mass Spec Summary'.AP25:.AP28])" office:value-type="float" office:value="-34.7209089984282">
            <text:p>-34.72</text:p>
          </table:table-cell>
          <table:table-cell table:style-name="ce10" table:formula="of:=AVERAGE([$'Mass Spec Summary'.AQ65:.AQ68])-AVERAGE([$'Mass Spec Summary'.AQ25:.AQ28])" office:value-type="float" office:value="-37.4822906073608">
            <text:p>-37.48</text:p>
          </table:table-cell>
          <table:table-cell table:style-name="ce10" table:formula="of:=AVERAGE([$'Mass Spec Summary'.AR65:.AR68])-AVERAGE([$'Mass Spec Summary'.AR25:.AR28])" office:value-type="float" office:value="-70.0309824664447">
            <text:p>-70.03</text:p>
          </table:table-cell>
          <table:table-cell table:style-name="ce10" table:formula="of:=AVERAGE([$'Mass Spec Summary'.AS65:.AS68])-AVERAGE([$'Mass Spec Summary'.AS25:.AS28])" office:value-type="float" office:value="-25.430405152505">
            <text:p>-25.43</text:p>
          </table:table-cell>
          <table:table-cell table:style-name="ce10" table:formula="of:=AVERAGE([$'Mass Spec Summary'.AT65:.AT68])-AVERAGE([$'Mass Spec Summary'.AT25:.AT28])" office:value-type="float" office:value="-6.53671775615535">
            <text:p>-6.54</text:p>
          </table:table-cell>
          <table:table-cell table:number-columns-repeated="97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C</text:p>
          </table:table-cell>
          <table:table-cell table:formula="of:=(AVERAGE([$NMR_Summary.C44];[$NMR_Summary.C52];[$NMR_Summary.C60];[$NMR_Summary.C68])-AVERAGE([$NMR_Summary.C11];[$NMR_Summary.C19];[$NMR_Summary.C27];[$NMR_Summary.C35]))*1000" office:value-type="float" office:value="-3217.5">
            <text:p>-3217.5</text:p>
          </table:table-cell>
          <table:table-cell table:formula="of:=(AVERAGE([$NMR_Summary.D44];[$NMR_Summary.D52];[$NMR_Summary.D60];[$NMR_Summary.D68])-AVERAGE([$NMR_Summary.D11];[$NMR_Summary.D19];[$NMR_Summary.D27];[$NMR_Summary.D35]))*1000" office:value-type="float" office:value="3147.5">
            <text:p>3147.5</text:p>
          </table:table-cell>
          <table:table-cell table:style-name="ce10" table:formula="of:=AVERAGE([$'Mass Spec Summary'.B69:.B72])-AVERAGE([$'Mass Spec Summary'.B37:.B40])" office:value-type="float" office:value="-23.5493806347114">
            <text:p>-23.55</text:p>
          </table:table-cell>
          <table:table-cell table:style-name="ce10" table:formula="of:=AVERAGE([$'Mass Spec Summary'.C69:.C72])-AVERAGE([$'Mass Spec Summary'.C37:.C40])" office:value-type="float" office:value="-0.0361235204565968">
            <text:p>-0.04</text:p>
          </table:table-cell>
          <table:table-cell table:style-name="ce10" table:formula="of:=AVERAGE([$'Mass Spec Summary'.D69:.D72])-AVERAGE([$'Mass Spec Summary'.D37:.D40])" office:value-type="float" office:value="-7.09324414034347">
            <text:p>-7.09</text:p>
          </table:table-cell>
          <table:table-cell table:style-name="ce10" table:formula="of:=AVERAGE([$'Mass Spec Summary'.E69:.E72])-AVERAGE([$'Mass Spec Summary'.E37:.E40])" office:value-type="float" office:value="-0.059415092831653">
            <text:p>-0.06</text:p>
          </table:table-cell>
          <table:table-cell table:style-name="ce10" table:formula="of:=AVERAGE([$'Mass Spec Summary'.F69:.F72])-AVERAGE([$'Mass Spec Summary'.F37:.F40])" office:value-type="float" office:value="-44.2327756341397">
            <text:p>-44.23</text:p>
          </table:table-cell>
          <table:table-cell table:style-name="ce10" table:formula="of:=AVERAGE([$'Mass Spec Summary'.G69:.G72])-AVERAGE([$'Mass Spec Summary'.G37:.G40])" office:value-type="float" office:value="-0.048905067955989">
            <text:p>-0.05</text:p>
          </table:table-cell>
          <table:table-cell table:style-name="ce10" table:formula="of:=AVERAGE([$'Mass Spec Summary'.H69:.H72])-AVERAGE([$'Mass Spec Summary'.H37:.H40])" office:value-type="float" office:value="-100.184383414053">
            <text:p>-100.18</text:p>
          </table:table-cell>
          <table:table-cell table:style-name="ce10" table:formula="of:=AVERAGE([$'Mass Spec Summary'.I69:.I72])-AVERAGE([$'Mass Spec Summary'.I37:.I40])" office:value-type="float" office:value="-0.0998346369905051">
            <text:p>-0.10</text:p>
          </table:table-cell>
          <table:table-cell table:style-name="ce10" table:formula="of:=AVERAGE([$'Mass Spec Summary'.J69:.J72])-AVERAGE([$'Mass Spec Summary'.J37:.J40])" office:value-type="float" office:value="-2.83432334002081">
            <text:p>-2.83</text:p>
          </table:table-cell>
          <table:table-cell table:style-name="ce10" table:formula="of:=AVERAGE([$'Mass Spec Summary'.K69:.K72])-AVERAGE([$'Mass Spec Summary'.K37:.K40])" office:value-type="float" office:value="-14.4044415076067">
            <text:p>-14.40</text:p>
          </table:table-cell>
          <table:table-cell table:style-name="ce10" table:formula="of:=AVERAGE([$'Mass Spec Summary'.L69:.L72])-AVERAGE([$'Mass Spec Summary'.L37:.L40])" office:value-type="float" office:value="-103.507519419724">
            <text:p>-103.51</text:p>
          </table:table-cell>
          <table:table-cell table:style-name="ce10" table:formula="of:=AVERAGE([$'Mass Spec Summary'.M69:.M72])-AVERAGE([$'Mass Spec Summary'.M37:.M40])" office:value-type="float" office:value="-934.707016762347">
            <text:p>-934.71</text:p>
          </table:table-cell>
          <table:table-cell table:style-name="ce10" table:formula="of:=AVERAGE([$'Mass Spec Summary'.N69:.N72])-AVERAGE([$'Mass Spec Summary'.N37:.N40])" office:value-type="float" office:value="-0.640678746276802">
            <text:p>-0.64</text:p>
          </table:table-cell>
          <table:table-cell table:style-name="ce10" table:formula="of:=AVERAGE([$'Mass Spec Summary'.O69:.O72])-AVERAGE([$'Mass Spec Summary'.O37:.O40])" office:value-type="float" office:value="-0.759215567395499">
            <text:p>-0.76</text:p>
          </table:table-cell>
          <table:table-cell table:style-name="ce10" table:formula="of:=AVERAGE([$'Mass Spec Summary'.P69:.P72])-AVERAGE([$'Mass Spec Summary'.P37:.P40])" office:value-type="float" office:value="0">
            <text:p>#DIV/0!</text:p>
          </table:table-cell>
          <table:table-cell table:style-name="ce10" table:formula="of:=AVERAGE([$'Mass Spec Summary'.Q69:.Q72])-AVERAGE([$'Mass Spec Summary'.Q37:.Q40])" office:value-type="float" office:value="-1.98647822448572">
            <text:p>-1.99</text:p>
          </table:table-cell>
          <table:table-cell table:style-name="ce10" table:formula="of:=AVERAGE([$'Mass Spec Summary'.R69:.R72])-AVERAGE([$'Mass Spec Summary'.R37:.R40])" office:value-type="float" office:value="-4.47770972598204">
            <text:p>-4.48</text:p>
          </table:table-cell>
          <table:table-cell table:style-name="ce10" table:formula="of:=AVERAGE([$'Mass Spec Summary'.S69:.S72])-AVERAGE([$'Mass Spec Summary'.S37:.S40])" office:value-type="float" office:value="-1.78405943972543">
            <text:p>-1.78</text:p>
          </table:table-cell>
          <table:table-cell table:style-name="ce10" table:formula="of:=AVERAGE([$'Mass Spec Summary'.T69:.T72])-AVERAGE([$'Mass Spec Summary'.T37:.T40])" office:value-type="float" office:value="40.3432069232925">
            <text:p>40.34</text:p>
          </table:table-cell>
          <table:table-cell table:style-name="ce10" table:formula="of:=AVERAGE([$'Mass Spec Summary'.U69:.U72])-AVERAGE([$'Mass Spec Summary'.U37:.U40])" office:value-type="float" office:value="-0.253016104189593">
            <text:p>-0.25</text:p>
          </table:table-cell>
          <table:table-cell table:style-name="ce10" table:formula="of:=AVERAGE([$'Mass Spec Summary'.V69:.V72])-AVERAGE([$'Mass Spec Summary'.V37:.V40])" office:value-type="float" office:value="292.099532553698">
            <text:p>292.10</text:p>
          </table:table-cell>
          <table:table-cell table:style-name="ce10" table:formula="of:=AVERAGE([$'Mass Spec Summary'.W69:.W72])-AVERAGE([$'Mass Spec Summary'.W37:.W40])" office:value-type="float" office:value="-0.0761658834761452">
            <text:p>-0.08</text:p>
          </table:table-cell>
          <table:table-cell table:style-name="ce10" table:formula="of:=AVERAGE([$'Mass Spec Summary'.X69:.X72])-AVERAGE([$'Mass Spec Summary'.X37:.X40])" office:value-type="float" office:value="-61.7128584941919">
            <text:p>-61.71</text:p>
          </table:table-cell>
          <table:table-cell table:style-name="ce10" table:formula="of:=AVERAGE([$'Mass Spec Summary'.Y69:.Y72])-AVERAGE([$'Mass Spec Summary'.Y37:.Y40])" office:value-type="float" office:value="-52.8466414886405">
            <text:p>-52.85</text:p>
          </table:table-cell>
          <table:table-cell table:style-name="ce10" table:formula="of:=AVERAGE([$'Mass Spec Summary'.Z69:.Z72])-AVERAGE([$'Mass Spec Summary'.Z37:.Z40])" office:value-type="float" office:value="0">
            <text:p>#DIV/0!</text:p>
          </table:table-cell>
          <table:table-cell table:style-name="ce10" table:formula="of:=AVERAGE([$'Mass Spec Summary'.AA69:.AA72])-AVERAGE([$'Mass Spec Summary'.AA37:.AA40])" office:value-type="float" office:value="0">
            <text:p>#DIV/0!</text:p>
          </table:table-cell>
          <table:table-cell table:style-name="ce10" table:formula="of:=AVERAGE([$'Mass Spec Summary'.AB69:.AB72])-AVERAGE([$'Mass Spec Summary'.AB37:.AB40])" office:value-type="float" office:value="-0.0170811283094452">
            <text:p>-0.02</text:p>
          </table:table-cell>
          <table:table-cell table:style-name="ce10" table:formula="of:=AVERAGE([$'Mass Spec Summary'.AC69:.AC72])-AVERAGE([$'Mass Spec Summary'.AC37:.AC40])" office:value-type="float" office:value="-0.118909464353355">
            <text:p>-0.12</text:p>
          </table:table-cell>
          <table:table-cell table:style-name="ce10" table:formula="of:=AVERAGE([$'Mass Spec Summary'.AD69:.AD72])-AVERAGE([$'Mass Spec Summary'.AD37:.AD40])" office:value-type="float" office:value="0">
            <text:p>#DIV/0!</text:p>
          </table:table-cell>
          <table:table-cell table:style-name="ce10" table:formula="of:=AVERAGE([$'Mass Spec Summary'.AE69:.AE72])-AVERAGE([$'Mass Spec Summary'.AE37:.AE40])" office:value-type="float" office:value="-0.221658353754253">
            <text:p>-0.22</text:p>
          </table:table-cell>
          <table:table-cell table:style-name="ce10" table:formula="of:=AVERAGE([$'Mass Spec Summary'.AF69:.AF72])-AVERAGE([$'Mass Spec Summary'.AF37:.AF40])" office:value-type="float" office:value="-5.69215449163676">
            <text:p>-5.69</text:p>
          </table:table-cell>
          <table:table-cell table:style-name="ce10" table:formula="of:=AVERAGE([$'Mass Spec Summary'.AG69:.AG72])-AVERAGE([$'Mass Spec Summary'.AG37:.AG40])" office:value-type="float" office:value="-11.3598237125707">
            <text:p>-11.36</text:p>
          </table:table-cell>
          <table:table-cell table:style-name="ce10" table:formula="of:=AVERAGE([$'Mass Spec Summary'.AH69:.AH72])-AVERAGE([$'Mass Spec Summary'.AH37:.AH40])" office:value-type="float" office:value="0">
            <text:p>#DIV/0!</text:p>
          </table:table-cell>
          <table:table-cell table:style-name="ce10" table:formula="of:=AVERAGE([$'Mass Spec Summary'.AI69:.AI72])-AVERAGE([$'Mass Spec Summary'.AI37:.AI40])" office:value-type="float" office:value="-21.3935004675935">
            <text:p>-21.39</text:p>
          </table:table-cell>
          <table:table-cell table:style-name="ce10" table:formula="of:=AVERAGE([$'Mass Spec Summary'.AJ69:.AJ72])-AVERAGE([$'Mass Spec Summary'.AJ37:.AJ40])" office:value-type="float" office:value="-0.0713025396098823">
            <text:p>-0.07</text:p>
          </table:table-cell>
          <table:table-cell table:style-name="ce10" table:formula="of:=AVERAGE([$'Mass Spec Summary'.AK69:.AK72])-AVERAGE([$'Mass Spec Summary'.AK37:.AK40])" office:value-type="float" office:value="-82.3142398736288">
            <text:p>-82.31</text:p>
          </table:table-cell>
          <table:table-cell table:style-name="ce10" table:formula="of:=AVERAGE([$'Mass Spec Summary'.AL69:.AL72])-AVERAGE([$'Mass Spec Summary'.AL37:.AL40])" office:value-type="float" office:value="-28.123623677332">
            <text:p>-28.12</text:p>
          </table:table-cell>
          <table:table-cell table:style-name="ce10" table:formula="of:=AVERAGE([$'Mass Spec Summary'.AM69:.AM72])-AVERAGE([$'Mass Spec Summary'.AM37:.AM40])" office:value-type="float" office:value="-27.584127803528">
            <text:p>-27.58</text:p>
          </table:table-cell>
          <table:table-cell table:style-name="ce10" table:formula="of:=AVERAGE([$'Mass Spec Summary'.AN69:.AN72])-AVERAGE([$'Mass Spec Summary'.AN37:.AN40])" office:value-type="float" office:value="0.0402180309147799">
            <text:p>0.04</text:p>
          </table:table-cell>
          <table:table-cell table:style-name="ce10" table:formula="of:=AVERAGE([$'Mass Spec Summary'.AO69:.AO72])-AVERAGE([$'Mass Spec Summary'.AO37:.AO40])" office:value-type="float" office:value="-0.103004587099337">
            <text:p>-0.10</text:p>
          </table:table-cell>
          <table:table-cell table:style-name="ce10" table:formula="of:=AVERAGE([$'Mass Spec Summary'.AP69:.AP72])-AVERAGE([$'Mass Spec Summary'.AP37:.AP40])" office:value-type="float" office:value="-68.0340833735407">
            <text:p>-68.03</text:p>
          </table:table-cell>
          <table:table-cell table:style-name="ce10" table:formula="of:=AVERAGE([$'Mass Spec Summary'.AQ69:.AQ72])-AVERAGE([$'Mass Spec Summary'.AQ37:.AQ40])" office:value-type="float" office:value="-73.4448883330765">
            <text:p>-73.44</text:p>
          </table:table-cell>
          <table:table-cell table:style-name="ce10" table:formula="of:=AVERAGE([$'Mass Spec Summary'.AR69:.AR72])-AVERAGE([$'Mass Spec Summary'.AR37:.AR40])" office:value-type="float" office:value="-85.0385316149989">
            <text:p>-85.04</text:p>
          </table:table-cell>
          <table:table-cell table:style-name="ce10" table:formula="of:=AVERAGE([$'Mass Spec Summary'.AS69:.AS72])-AVERAGE([$'Mass Spec Summary'.AS37:.AS40])" office:value-type="float" office:value="-32.2651829863949">
            <text:p>-32.27</text:p>
          </table:table-cell>
          <table:table-cell table:style-name="ce10" table:formula="of:=AVERAGE([$'Mass Spec Summary'.AT69:.AT72])-AVERAGE([$'Mass Spec Summary'.AT37:.AT40])" office:value-type="float" office:value="-8.15720151203195">
            <text:p>-8.16</text:p>
          </table:table-cell>
          <table:table-cell table:number-columns-repeated="97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ux_Data" table:style-name="ta8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Mouse Number</text:p>
          </table:table-cell>
          <table:table-cell office:value-type="string">
            <text:p>Strain</text:p>
          </table:table-cell>
          <table:table-cell table:style-name="ce14" office:value-type="string">
            <text:p>Glucose</text:p>
          </table:table-cell>
          <table:table-cell table:style-name="ce14" office:value-type="string">
            <text:p>Lactate</text:p>
          </table:table-cell>
          <table:table-cell table:style-name="ce8" office:value-type="string">
            <text:p>Histidine</text:p>
          </table:table-cell>
          <table:table-cell table:style-name="ce8" office:value-type="string">
            <text:p>3-Methyl_Histidine</text:p>
          </table:table-cell>
          <table:table-cell table:style-name="ce8" office:value-type="string">
            <text:p>Hydroxyproline</text:p>
          </table:table-cell>
          <table:table-cell table:style-name="ce8" office:value-type="string">
            <text:p>1-Methyl_Histidine</text:p>
          </table:table-cell>
          <table:table-cell table:style-name="ce8" office:value-type="string">
            <text:p>Asparagine</text:p>
          </table:table-cell>
          <table:table-cell table:style-name="ce8" office:value-type="string">
            <text:p>Phosphoethanolamine</text:p>
          </table:table-cell>
          <table:table-cell table:style-name="ce8" office:value-type="string">
            <text:p>Arginine</text:p>
          </table:table-cell>
          <table:table-cell table:style-name="ce8" office:value-type="string">
            <text:p>Carnosine</text:p>
          </table:table-cell>
          <table:table-cell table:style-name="ce8" office:value-type="string">
            <text:p>Taurine</text:p>
          </table:table-cell>
          <table:table-cell table:style-name="ce8" office:value-type="string">
            <text:p>Anserine</text:p>
          </table:table-cell>
          <table:table-cell table:style-name="ce8" office:value-type="string">
            <text:p>Serine</text:p>
          </table:table-cell>
          <table:table-cell table:style-name="ce8" office:value-type="string">
            <text:p>Glutamine</text:p>
          </table:table-cell>
          <table:table-cell table:style-name="ce8" office:value-type="string">
            <text:p>S-sulfocysteine</text:p>
          </table:table-cell>
          <table:table-cell table:style-name="ce8" office:value-type="string">
            <text:p>Argininosuccinic_Acid</text:p>
          </table:table-cell>
          <table:table-cell table:style-name="ce8" office:value-type="string">
            <text:p>Ethanolamine</text:p>
          </table:table-cell>
          <table:table-cell table:style-name="ce8" office:value-type="string">
            <text:p>Glycine</text:p>
          </table:table-cell>
          <table:table-cell table:style-name="ce8" office:value-type="string">
            <text:p>Aspartic_Acid</text:p>
          </table:table-cell>
          <table:table-cell table:style-name="ce8" office:value-type="string">
            <text:p>Citrulline</text:p>
          </table:table-cell>
          <table:table-cell table:style-name="ce8" office:value-type="string">
            <text:p>Alanine</text:p>
          </table:table-cell>
          <table:table-cell table:style-name="ce8" office:value-type="string">
            <text:p>Beta_Alanine</text:p>
          </table:table-cell>
          <table:table-cell table:style-name="ce8" office:value-type="string">
            <text:p>Glutamic_Acid</text:p>
          </table:table-cell>
          <table:table-cell table:style-name="ce8" office:value-type="string">
            <text:p>Sarcosine</text:p>
          </table:table-cell>
          <table:table-cell table:style-name="ce8" office:value-type="string">
            <text:p>Cystine</text:p>
          </table:table-cell>
          <table:table-cell table:style-name="ce8" office:value-type="string">
            <text:p>Threonine</text:p>
          </table:table-cell>
          <table:table-cell table:style-name="ce8" office:value-type="string">
            <text:p>Homocitrulline</text:p>
          </table:table-cell>
          <table:table-cell table:style-name="ce8" office:value-type="string">
            <text:p>Gamma_Aminobutyric_Acid</text:p>
          </table:table-cell>
          <table:table-cell table:style-name="ce8" office:value-type="string">
            <text:p>Hydroxylysine</text:p>
          </table:table-cell>
          <table:table-cell table:style-name="ce8" office:value-type="string">
            <text:p>Alpha_Aminoadipic_Acid</text:p>
          </table:table-cell>
          <table:table-cell table:style-name="ce8" office:value-type="string">
            <text:p>Beta_Aminoisobutyric_Acid</text:p>
          </table:table-cell>
          <table:table-cell table:style-name="ce8" office:value-type="string">
            <text:p>Glycyl_Proline</text:p>
          </table:table-cell>
          <table:table-cell table:style-name="ce8" office:value-type="string">
            <text:p>Proline</text:p>
          </table:table-cell>
          <table:table-cell table:style-name="ce8" office:value-type="string">
            <text:p>Valine</text:p>
          </table:table-cell>
          <table:table-cell table:style-name="ce8" office:value-type="string">
            <text:p>Cystathionine</text:p>
          </table:table-cell>
          <table:table-cell table:style-name="ce8" office:value-type="string">
            <text:p>L-ornithine</text:p>
          </table:table-cell>
          <table:table-cell table:style-name="ce8" office:value-type="string">
            <text:p>Alpha_Aminobutyric_Acid</text:p>
          </table:table-cell>
          <table:table-cell table:style-name="ce8" office:value-type="string">
            <text:p>Lysine</text:p>
          </table:table-cell>
          <table:table-cell table:style-name="ce8" office:value-type="string">
            <text:p>Tyrosine</text:p>
          </table:table-cell>
          <table:table-cell table:style-name="ce8" office:value-type="string">
            <text:p>Methionine</text:p>
          </table:table-cell>
          <table:table-cell table:style-name="ce8" office:value-type="string">
            <text:p>Homocystine</text:p>
          </table:table-cell>
          <table:table-cell table:style-name="ce8" office:value-type="string">
            <text:p>Kynurenine</text:p>
          </table:table-cell>
          <table:table-cell table:style-name="ce8" office:value-type="string">
            <text:p>Isoleucine</text:p>
          </table:table-cell>
          <table:table-cell table:style-name="ce8" office:value-type="string">
            <text:p>All-isoleucine</text:p>
          </table:table-cell>
          <table:table-cell table:style-name="ce8" office:value-type="string">
            <text:p>Leucine</text:p>
          </table:table-cell>
          <table:table-cell table:style-name="ce8" office:value-type="string">
            <text:p>Phenylalanine</text:p>
          </table:table-cell>
          <table:table-cell table:style-name="ce8" office:value-type="string">
            <text:p>Tryptophan</text:p>
          </table:table-cell>
          <table:table-cell table:style-name="ce8" office:value-type="string">
            <text:p>Biomass</text:p>
          </table:table-cell>
          <table:table-cell table:number-columns-repeated="97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6</text:p>
          </table:table-cell>
          <table:table-cell table:formula="of:=[$'Metabolite Change'.C4]/[$'Integral of Cell Curve'.$D3]/24*1000000*0.5" office:value-type="float" office:value="-237.224265739522">
            <text:p>-237.2242657395</text:p>
          </table:table-cell>
          <table:table-cell table:formula="of:=[$'Metabolite Change'.D4]/[$'Integral of Cell Curve'.$D3]/24*1000000*0.5" office:value-type="float" office:value="236.85331301749">
            <text:p>236.8533130175</text:p>
          </table:table-cell>
          <table:table-cell table:formula="of:=[$'Metabolite Change'.E4]/[$'Integral of Cell Curve'.$D3]/24*1000000*0.5" office:value-type="float" office:value="-1.47425783829537">
            <text:p>-1.4742578383</text:p>
          </table:table-cell>
          <table:table-cell table:formula="of:=[$'Metabolite Change'.F4]/[$'Integral of Cell Curve'.$D3]/24*1000000*0.5" office:value-type="float" office:value="-0.000305701486841584">
            <text:p>-0.0003057015</text:p>
          </table:table-cell>
          <table:table-cell table:formula="of:=[$'Metabolite Change'.G4]/[$'Integral of Cell Curve'.$D3]/24*1000000*0.5" office:value-type="float" office:value="0.210347261017968">
            <text:p>0.210347261</text:p>
          </table:table-cell>
          <table:table-cell table:formula="of:=[$'Metabolite Change'.H4]/[$'Integral of Cell Curve'.$D3]/24*1000000*0.5" office:value-type="float" office:value="0.000400185712779331">
            <text:p>0.0004001857</text:p>
          </table:table-cell>
          <table:table-cell table:formula="of:=[$'Metabolite Change'.I4]/[$'Integral of Cell Curve'.$D3]/24*1000000*0.5" office:value-type="float" office:value="-2.91900794836428">
            <text:p>-2.9190079484</text:p>
          </table:table-cell>
          <table:table-cell table:formula="of:=[$'Metabolite Change'.J4]/[$'Integral of Cell Curve'.$D3]/24*1000000*0.5" office:value-type="float" office:value="0.00193648420246343">
            <text:p>0.0019364842</text:p>
          </table:table-cell>
          <table:table-cell table:formula="of:=[$'Metabolite Change'.K4]/[$'Integral of Cell Curve'.$D3]/24*1000000*0.5" office:value-type="float" office:value="-6.15450289082718">
            <text:p>-6.1545028908</text:p>
          </table:table-cell>
          <table:table-cell table:formula="of:=[$'Metabolite Change'.L4]/[$'Integral of Cell Curve'.$D3]/24*1000000*0.5" office:value-type="float" office:value="-0.00508317086501821">
            <text:p>-0.0050831709</text:p>
          </table:table-cell>
          <table:table-cell table:formula="of:=[$'Metabolite Change'.M4]/[$'Integral of Cell Curve'.$D3]/24*1000000*0.5" office:value-type="float" office:value="-0.18989983972089">
            <text:p>-0.1898998397</text:p>
          </table:table-cell>
          <table:table-cell table:formula="of:=[$'Metabolite Change'.N4]/[$'Integral of Cell Curve'.$D3]/24*1000000*0.5" office:value-type="float" office:value="0.0759162635409056">
            <text:p>0.0759162635</text:p>
          </table:table-cell>
          <table:table-cell table:formula="of:=[$'Metabolite Change'.O4]/[$'Integral of Cell Curve'.$D3]/24*1000000*0.5" office:value-type="float" office:value="-6.70724504651037">
            <text:p>-6.7072450465</text:p>
          </table:table-cell>
          <table:table-cell table:formula="of:=[$'Metabolite Change'.P4]/[$'Integral of Cell Curve'.$D3]/24*1000000*0.5" office:value-type="float" office:value="-82.6076907735801">
            <text:p>-82.6076907736</text:p>
          </table:table-cell>
          <table:table-cell table:formula="of:=[$'Metabolite Change'.Q4]/[$'Integral of Cell Curve'.$D3]/24*1000000*0.5" office:value-type="float" office:value="-0.00861926695710858">
            <text:p>-0.008619267</text:p>
          </table:table-cell>
          <table:table-cell table:formula="of:=[$'Metabolite Change'.R4]/[$'Integral of Cell Curve'.$D3]/24*1000000*0.5" office:value-type="float" office:value="-0.0730333698785912">
            <text:p>-0.0730333699</text:p>
          </table:table-cell>
          <table:table-cell table:formula="of:=[$'Metabolite Change'.S4]/[$'Integral of Cell Curve'.$D3]/24*1000000*0.5" office:value-type="float" office:value="0">
            <text:p>#DIV/0!</text:p>
          </table:table-cell>
          <table:table-cell table:formula="of:=[$'Metabolite Change'.T4]/[$'Integral of Cell Curve'.$D3]/24*1000000*0.5" office:value-type="float" office:value="0.97197553858094">
            <text:p>0.9719755386</text:p>
          </table:table-cell>
          <table:table-cell table:formula="of:=[$'Metabolite Change'.U4]/[$'Integral of Cell Curve'.$D3]/24*1000000*0.5" office:value-type="float" office:value="1.10156638573439">
            <text:p>1.1015663857</text:p>
          </table:table-cell>
          <table:table-cell table:formula="of:=[$'Metabolite Change'.V4]/[$'Integral of Cell Curve'.$D3]/24*1000000*0.5" office:value-type="float" office:value="-0.103391143735743">
            <text:p>-0.1033911437</text:p>
          </table:table-cell>
          <table:table-cell table:formula="of:=[$'Metabolite Change'.W4]/[$'Integral of Cell Curve'.$D3]/24*1000000*0.5" office:value-type="float" office:value="1.81480729888963">
            <text:p>1.8148072989</text:p>
          </table:table-cell>
          <table:table-cell table:formula="of:=[$'Metabolite Change'.X4]/[$'Integral of Cell Curve'.$D3]/24*1000000*0.5" office:value-type="float" office:value="-0.0269646821331354">
            <text:p>-0.0269646821</text:p>
          </table:table-cell>
          <table:table-cell table:formula="of:=[$'Metabolite Change'.Y4]/[$'Integral of Cell Curve'.$D3]/24*1000000*0.5" office:value-type="float" office:value="41.2221385464387">
            <text:p>41.2221385464</text:p>
          </table:table-cell>
          <table:table-cell table:formula="of:=[$'Metabolite Change'.Z4]/[$'Integral of Cell Curve'.$D3]/24*1000000*0.5" office:value-type="float" office:value="-0.00312311545178842">
            <text:p>-0.0031231155</text:p>
          </table:table-cell>
          <table:table-cell table:formula="of:=[$'Metabolite Change'.AA4]/[$'Integral of Cell Curve'.$D3]/24*1000000*0.5" office:value-type="float" office:value="-4.52867727015057">
            <text:p>-4.5286772702</text:p>
          </table:table-cell>
          <table:table-cell table:formula="of:=[$'Metabolite Change'.AB4]/[$'Integral of Cell Curve'.$D3]/24*1000000*0.5" office:value-type="float" office:value="-3.71940050664464">
            <text:p>-3.7194005066</text:p>
          </table:table-cell>
          <table:table-cell table:formula="of:=[$'Metabolite Change'.AC4]/[$'Integral of Cell Curve'.$D3]/24*1000000*0.5" office:value-type="float" office:value="0">
            <text:p>#DIV/0!</text:p>
          </table:table-cell>
          <table:table-cell table:formula="of:=[$'Metabolite Change'.AD4]/[$'Integral of Cell Curve'.$D3]/24*1000000*0.5" office:value-type="float" office:value="0">
            <text:p>#DIV/0!</text:p>
          </table:table-cell>
          <table:table-cell table:formula="of:=[$'Metabolite Change'.AE4]/[$'Integral of Cell Curve'.$D3]/24*1000000*0.5" office:value-type="float" office:value="-0.000428047640087127">
            <text:p>-0.0004280476</text:p>
          </table:table-cell>
          <table:table-cell table:formula="of:=[$'Metabolite Change'.AF4]/[$'Integral of Cell Curve'.$D3]/24*1000000*0.5" office:value-type="float" office:value="-0.00634775077849624">
            <text:p>-0.0063477508</text:p>
          </table:table-cell>
          <table:table-cell table:formula="of:=[$'Metabolite Change'.AG4]/[$'Integral of Cell Curve'.$D3]/24*1000000*0.5" office:value-type="float" office:value="0">
            <text:p>#DIV/0!</text:p>
          </table:table-cell>
          <table:table-cell table:formula="of:=[$'Metabolite Change'.AH4]/[$'Integral of Cell Curve'.$D3]/24*1000000*0.5" office:value-type="float" office:value="-0.0153956912872255">
            <text:p>-0.0153956913</text:p>
          </table:table-cell>
          <table:table-cell table:formula="of:=[$'Metabolite Change'.AI4]/[$'Integral of Cell Curve'.$D3]/24*1000000*0.5" office:value-type="float" office:value="-0.841642132232596">
            <text:p>-0.8416421322</text:p>
          </table:table-cell>
          <table:table-cell table:formula="of:=[$'Metabolite Change'.AJ4]/[$'Integral of Cell Curve'.$D3]/24*1000000*0.5" office:value-type="float" office:value="-1.15192158142819">
            <text:p>-1.1519215814</text:p>
          </table:table-cell>
          <table:table-cell table:formula="of:=[$'Metabolite Change'.AK4]/[$'Integral of Cell Curve'.$D3]/24*1000000*0.5" office:value-type="float" office:value="0">
            <text:p>#DIV/0!</text:p>
          </table:table-cell>
          <table:table-cell table:formula="of:=[$'Metabolite Change'.AL4]/[$'Integral of Cell Curve'.$D3]/24*1000000*0.5" office:value-type="float" office:value="-1.80294345147844">
            <text:p>-1.8029434515</text:p>
          </table:table-cell>
          <table:table-cell table:formula="of:=[$'Metabolite Change'.AM4]/[$'Integral of Cell Curve'.$D3]/24*1000000*0.5" office:value-type="float" office:value="-0.0260994330206223">
            <text:p>-0.026099433</text:p>
          </table:table-cell>
          <table:table-cell table:formula="of:=[$'Metabolite Change'.AN4]/[$'Integral of Cell Curve'.$D3]/24*1000000*0.5" office:value-type="float" office:value="-5.88893066367417">
            <text:p>-5.8889306637</text:p>
          </table:table-cell>
          <table:table-cell table:formula="of:=[$'Metabolite Change'.AO4]/[$'Integral of Cell Curve'.$D3]/24*1000000*0.5" office:value-type="float" office:value="-1.90623409338651">
            <text:p>-1.9062340934</text:p>
          </table:table-cell>
          <table:table-cell table:formula="of:=[$'Metabolite Change'.AP4]/[$'Integral of Cell Curve'.$D3]/24*1000000*0.5" office:value-type="float" office:value="-1.99162928704188">
            <text:p>-1.991629287</text:p>
          </table:table-cell>
          <table:table-cell table:formula="of:=[$'Metabolite Change'.AQ4]/[$'Integral of Cell Curve'.$D3]/24*1000000*0.5" office:value-type="float" office:value="0.0028265406571603">
            <text:p>0.0028265407</text:p>
          </table:table-cell>
          <table:table-cell table:formula="of:=[$'Metabolite Change'.AR4]/[$'Integral of Cell Curve'.$D3]/24*1000000*0.5" office:value-type="float" office:value="0.003029987118764">
            <text:p>0.0030299871</text:p>
          </table:table-cell>
          <table:table-cell table:formula="of:=[$'Metabolite Change'.AS4]/[$'Integral of Cell Curve'.$D3]/24*1000000*0.5" office:value-type="float" office:value="-5.49992253709001">
            <text:p>-5.4999225371</text:p>
          </table:table-cell>
          <table:table-cell table:formula="of:=[$'Metabolite Change'.AT4]/[$'Integral of Cell Curve'.$D3]/24*1000000*0.5" office:value-type="float" office:value="-5.93733576682894">
            <text:p>-5.9373357668</text:p>
          </table:table-cell>
          <table:table-cell table:formula="of:=[$'Metabolite Change'.AU4]/[$'Integral of Cell Curve'.$D3]/24*1000000*0.5" office:value-type="float" office:value="-5.57937598552582">
            <text:p>-5.5793759855</text:p>
          </table:table-cell>
          <table:table-cell table:formula="of:=[$'Metabolite Change'.AV4]/[$'Integral of Cell Curve'.$D3]/24*1000000*0.5" office:value-type="float" office:value="-2.30051131192313">
            <text:p>-2.3005113119</text:p>
          </table:table-cell>
          <table:table-cell table:formula="of:=[$'Metabolite Change'.AW4]/[$'Integral of Cell Curve'.$D3]/24*1000000*0.5" office:value-type="float" office:value="-0.593204853300983">
            <text:p>-0.5932048533</text:p>
          </table:table-cell>
          <table:table-cell table:formula="of:=LN(2)/(24/[$'Integral of Cell Curve'.B3])" office:value-type="float" office:value="0.0431788968445354">
            <text:p>0.0431788968</text:p>
          </table:table-cell>
          <table:table-cell table:number-columns-repeated="97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6</text:p>
          </table:table-cell>
          <table:table-cell table:formula="of:=[$'Metabolite Change'.C5]/[$'Integral of Cell Curve'.$D4]/24*1000000*0.5" office:value-type="float" office:value="-215.101145572811">
            <text:p>-215.1011455728</text:p>
          </table:table-cell>
          <table:table-cell table:formula="of:=[$'Metabolite Change'.D5]/[$'Integral of Cell Curve'.$D4]/24*1000000*0.5" office:value-type="float" office:value="207.423858031653">
            <text:p>207.4238580317</text:p>
          </table:table-cell>
          <table:table-cell table:formula="of:=[$'Metabolite Change'.E5]/[$'Integral of Cell Curve'.$D4]/24*1000000*0.5" office:value-type="float" office:value="-1.23790949212147">
            <text:p>-1.2379094921</text:p>
          </table:table-cell>
          <table:table-cell table:formula="of:=[$'Metabolite Change'.F5]/[$'Integral of Cell Curve'.$D4]/24*1000000*0.5" office:value-type="float" office:value="0.00707901743234673">
            <text:p>0.0070790174</text:p>
          </table:table-cell>
          <table:table-cell table:formula="of:=[$'Metabolite Change'.G5]/[$'Integral of Cell Curve'.$D4]/24*1000000*0.5" office:value-type="float" office:value="-0.690079819209126">
            <text:p>-0.6900798192</text:p>
          </table:table-cell>
          <table:table-cell table:formula="of:=[$'Metabolite Change'.H5]/[$'Integral of Cell Curve'.$D4]/24*1000000*0.5" office:value-type="float" office:value="0.00896482259743069">
            <text:p>0.0089648226</text:p>
          </table:table-cell>
          <table:table-cell table:formula="of:=[$'Metabolite Change'.I5]/[$'Integral of Cell Curve'.$D4]/24*1000000*0.5" office:value-type="float" office:value="-2.65346665348791">
            <text:p>-2.6534666535</text:p>
          </table:table-cell>
          <table:table-cell table:formula="of:=[$'Metabolite Change'.J5]/[$'Integral of Cell Curve'.$D4]/24*1000000*0.5" office:value-type="float" office:value="0.00354504294857796">
            <text:p>0.0035450429</text:p>
          </table:table-cell>
          <table:table-cell table:formula="of:=[$'Metabolite Change'.K5]/[$'Integral of Cell Curve'.$D4]/24*1000000*0.5" office:value-type="float" office:value="-5.81733390381047">
            <text:p>-5.8173339038</text:p>
          </table:table-cell>
          <table:table-cell table:formula="of:=[$'Metabolite Change'.L5]/[$'Integral of Cell Curve'.$D4]/24*1000000*0.5" office:value-type="float" office:value="0.00529009087766342">
            <text:p>0.0052900909</text:p>
          </table:table-cell>
          <table:table-cell table:formula="of:=[$'Metabolite Change'.M5]/[$'Integral of Cell Curve'.$D4]/24*1000000*0.5" office:value-type="float" office:value="-0.154273802046891">
            <text:p>-0.154273802</text:p>
          </table:table-cell>
          <table:table-cell table:formula="of:=[$'Metabolite Change'.N5]/[$'Integral of Cell Curve'.$D4]/24*1000000*0.5" office:value-type="float" office:value="-2.05436825551249">
            <text:p>-2.0543682555</text:p>
          </table:table-cell>
          <table:table-cell table:formula="of:=[$'Metabolite Change'.O5]/[$'Integral of Cell Curve'.$D4]/24*1000000*0.5" office:value-type="float" office:value="-5.80073647599736">
            <text:p>-5.800736476</text:p>
          </table:table-cell>
          <table:table-cell table:formula="of:=[$'Metabolite Change'.P5]/[$'Integral of Cell Curve'.$D4]/24*1000000*0.5" office:value-type="float" office:value="-64.0614951487688">
            <text:p>-64.0614951488</text:p>
          </table:table-cell>
          <table:table-cell table:formula="of:=[$'Metabolite Change'.Q5]/[$'Integral of Cell Curve'.$D4]/24*1000000*0.5" office:value-type="float" office:value="-0.0212198942114835">
            <text:p>-0.0212198942</text:p>
          </table:table-cell>
          <table:table-cell table:formula="of:=[$'Metabolite Change'.R5]/[$'Integral of Cell Curve'.$D4]/24*1000000*0.5" office:value-type="float" office:value="-0.0655233782806955">
            <text:p>-0.0655233783</text:p>
          </table:table-cell>
          <table:table-cell table:formula="of:=[$'Metabolite Change'.S5]/[$'Integral of Cell Curve'.$D4]/24*1000000*0.5" office:value-type="float" office:value="0">
            <text:p>#DIV/0!</text:p>
          </table:table-cell>
          <table:table-cell table:formula="of:=[$'Metabolite Change'.T5]/[$'Integral of Cell Curve'.$D4]/24*1000000*0.5" office:value-type="float" office:value="0.435667443526562">
            <text:p>0.4356674435</text:p>
          </table:table-cell>
          <table:table-cell table:formula="of:=[$'Metabolite Change'.U5]/[$'Integral of Cell Curve'.$D4]/24*1000000*0.5" office:value-type="float" office:value="0.37652073351266">
            <text:p>0.3765207335</text:p>
          </table:table-cell>
          <table:table-cell table:formula="of:=[$'Metabolite Change'.V5]/[$'Integral of Cell Curve'.$D4]/24*1000000*0.5" office:value-type="float" office:value="-0.0906270152471407">
            <text:p>-0.0906270152</text:p>
          </table:table-cell>
          <table:table-cell table:formula="of:=[$'Metabolite Change'.W5]/[$'Integral of Cell Curve'.$D4]/24*1000000*0.5" office:value-type="float" office:value="2.73839692066305">
            <text:p>2.7383969207</text:p>
          </table:table-cell>
          <table:table-cell table:formula="of:=[$'Metabolite Change'.X5]/[$'Integral of Cell Curve'.$D4]/24*1000000*0.5" office:value-type="float" office:value="-0.0206951088667954">
            <text:p>-0.0206951089</text:p>
          </table:table-cell>
          <table:table-cell table:formula="of:=[$'Metabolite Change'.Y5]/[$'Integral of Cell Curve'.$D4]/24*1000000*0.5" office:value-type="float" office:value="30.1993386449944">
            <text:p>30.199338645</text:p>
          </table:table-cell>
          <table:table-cell table:formula="of:=[$'Metabolite Change'.Z5]/[$'Integral of Cell Curve'.$D4]/24*1000000*0.5" office:value-type="float" office:value="0.000168300067568031">
            <text:p>0.0001683001</text:p>
          </table:table-cell>
          <table:table-cell table:formula="of:=[$'Metabolite Change'.AA5]/[$'Integral of Cell Curve'.$D4]/24*1000000*0.5" office:value-type="float" office:value="-3.864693484225">
            <text:p>-3.8646934842</text:p>
          </table:table-cell>
          <table:table-cell table:formula="of:=[$'Metabolite Change'.AB5]/[$'Integral of Cell Curve'.$D4]/24*1000000*0.5" office:value-type="float" office:value="-3.33794994971831">
            <text:p>-3.3379499497</text:p>
          </table:table-cell>
          <table:table-cell table:formula="of:=[$'Metabolite Change'.AC5]/[$'Integral of Cell Curve'.$D4]/24*1000000*0.5" office:value-type="float" office:value="0">
            <text:p>#DIV/0!</text:p>
          </table:table-cell>
          <table:table-cell table:formula="of:=[$'Metabolite Change'.AD5]/[$'Integral of Cell Curve'.$D4]/24*1000000*0.5" office:value-type="float" office:value="0">
            <text:p>#DIV/0!</text:p>
          </table:table-cell>
          <table:table-cell table:formula="of:=[$'Metabolite Change'.AE5]/[$'Integral of Cell Curve'.$D4]/24*1000000*0.5" office:value-type="float" office:value="0.00297097969982873">
            <text:p>0.0029709797</text:p>
          </table:table-cell>
          <table:table-cell table:formula="of:=[$'Metabolite Change'.AF5]/[$'Integral of Cell Curve'.$D4]/24*1000000*0.5" office:value-type="float" office:value="-0.000266076774517227">
            <text:p>-0.0002660768</text:p>
          </table:table-cell>
          <table:table-cell table:formula="of:=[$'Metabolite Change'.AG5]/[$'Integral of Cell Curve'.$D4]/24*1000000*0.5" office:value-type="float" office:value="0">
            <text:p>#DIV/0!</text:p>
          </table:table-cell>
          <table:table-cell table:formula="of:=[$'Metabolite Change'.AH5]/[$'Integral of Cell Curve'.$D4]/24*1000000*0.5" office:value-type="float" office:value="-0.00984448471949812">
            <text:p>-0.0098444847</text:p>
          </table:table-cell>
          <table:table-cell table:formula="of:=[$'Metabolite Change'.AI5]/[$'Integral of Cell Curve'.$D4]/24*1000000*0.5" office:value-type="float" office:value="-0.654019512341277">
            <text:p>-0.6540195123</text:p>
          </table:table-cell>
          <table:table-cell table:formula="of:=[$'Metabolite Change'.AJ5]/[$'Integral of Cell Curve'.$D4]/24*1000000*0.5" office:value-type="float" office:value="-1.18237061543663">
            <text:p>-1.1823706154</text:p>
          </table:table-cell>
          <table:table-cell table:formula="of:=[$'Metabolite Change'.AK5]/[$'Integral of Cell Curve'.$D4]/24*1000000*0.5" office:value-type="float" office:value="0">
            <text:p>#DIV/0!</text:p>
          </table:table-cell>
          <table:table-cell table:formula="of:=[$'Metabolite Change'.AL5]/[$'Integral of Cell Curve'.$D4]/24*1000000*0.5" office:value-type="float" office:value="-1.6112763713604">
            <text:p>-1.6112763714</text:p>
          </table:table-cell>
          <table:table-cell table:formula="of:=[$'Metabolite Change'.AM5]/[$'Integral of Cell Curve'.$D4]/24*1000000*0.5" office:value-type="float" office:value="0.0265743149243899">
            <text:p>0.0265743149</text:p>
          </table:table-cell>
          <table:table-cell table:formula="of:=[$'Metabolite Change'.AN5]/[$'Integral of Cell Curve'.$D4]/24*1000000*0.5" office:value-type="float" office:value="-5.08416775184055">
            <text:p>-5.0841677518</text:p>
          </table:table-cell>
          <table:table-cell table:formula="of:=[$'Metabolite Change'.AO5]/[$'Integral of Cell Curve'.$D4]/24*1000000*0.5" office:value-type="float" office:value="-1.6990757441555">
            <text:p>-1.6990757442</text:p>
          </table:table-cell>
          <table:table-cell table:formula="of:=[$'Metabolite Change'.AP5]/[$'Integral of Cell Curve'.$D4]/24*1000000*0.5" office:value-type="float" office:value="-1.70957933676179">
            <text:p>-1.7095793368</text:p>
          </table:table-cell>
          <table:table-cell table:formula="of:=[$'Metabolite Change'.AQ5]/[$'Integral of Cell Curve'.$D4]/24*1000000*0.5" office:value-type="float" office:value="0.00332147201743109">
            <text:p>0.003321472</text:p>
          </table:table-cell>
          <table:table-cell table:formula="of:=[$'Metabolite Change'.AR5]/[$'Integral of Cell Curve'.$D4]/24*1000000*0.5" office:value-type="float" office:value="0.000613156505254139">
            <text:p>0.0006131565</text:p>
          </table:table-cell>
          <table:table-cell table:formula="of:=[$'Metabolite Change'.AS5]/[$'Integral of Cell Curve'.$D4]/24*1000000*0.5" office:value-type="float" office:value="-4.82399222370833">
            <text:p>-4.8239922237</text:p>
          </table:table-cell>
          <table:table-cell table:formula="of:=[$'Metabolite Change'.AT5]/[$'Integral of Cell Curve'.$D4]/24*1000000*0.5" office:value-type="float" office:value="0.341610026565678">
            <text:p>0.3416100266</text:p>
          </table:table-cell>
          <table:table-cell table:formula="of:=[$'Metabolite Change'.AU5]/[$'Integral of Cell Curve'.$D4]/24*1000000*0.5" office:value-type="float" office:value="-5.73897134249845">
            <text:p>-5.7389713425</text:p>
          </table:table-cell>
          <table:table-cell table:formula="of:=[$'Metabolite Change'.AV5]/[$'Integral of Cell Curve'.$D4]/24*1000000*0.5" office:value-type="float" office:value="-1.99212761009149">
            <text:p>-1.9921276101</text:p>
          </table:table-cell>
          <table:table-cell table:formula="of:=[$'Metabolite Change'.AW5]/[$'Integral of Cell Curve'.$D4]/24*1000000*0.5" office:value-type="float" office:value="-0.49989631890994">
            <text:p>-0.4998963189</text:p>
          </table:table-cell>
          <table:table-cell table:formula="of:=LN(2)/(24/[$'Integral of Cell Curve'.B4])" office:value-type="float" office:value="0.0508894488442496">
            <text:p>0.0508894488</text:p>
          </table:table-cell>
          <table:table-cell table:number-columns-repeated="97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6</text:p>
          </table:table-cell>
          <table:table-cell table:formula="of:=[$'Metabolite Change'.C6]/[$'Integral of Cell Curve'.$D5]/24*1000000*0.5" office:value-type="float" office:value="-161.293753513142">
            <text:p>-161.2937535131</text:p>
          </table:table-cell>
          <table:table-cell table:formula="of:=[$'Metabolite Change'.D6]/[$'Integral of Cell Curve'.$D5]/24*1000000*0.5" office:value-type="float" office:value="139.416504721553">
            <text:p>139.4165047216</text:p>
          </table:table-cell>
          <table:table-cell table:formula="of:=[$'Metabolite Change'.E6]/[$'Integral of Cell Curve'.$D5]/24*1000000*0.5" office:value-type="float" office:value="-0.869926342092552">
            <text:p>-0.8699263421</text:p>
          </table:table-cell>
          <table:table-cell table:formula="of:=[$'Metabolite Change'.F6]/[$'Integral of Cell Curve'.$D5]/24*1000000*0.5" office:value-type="float" office:value="-0.00176307512880514">
            <text:p>-0.0017630751</text:p>
          </table:table-cell>
          <table:table-cell table:formula="of:=[$'Metabolite Change'.G6]/[$'Integral of Cell Curve'.$D5]/24*1000000*0.5" office:value-type="float" office:value="-0.157719924934114">
            <text:p>-0.1577199249</text:p>
          </table:table-cell>
          <table:table-cell table:formula="of:=[$'Metabolite Change'.H6]/[$'Integral of Cell Curve'.$D5]/24*1000000*0.5" office:value-type="float" office:value="-0.009233960567863">
            <text:p>-0.0092339606</text:p>
          </table:table-cell>
          <table:table-cell table:formula="of:=[$'Metabolite Change'.I6]/[$'Integral of Cell Curve'.$D5]/24*1000000*0.5" office:value-type="float" office:value="-1.77715325365415">
            <text:p>-1.7771532537</text:p>
          </table:table-cell>
          <table:table-cell table:formula="of:=[$'Metabolite Change'.J6]/[$'Integral of Cell Curve'.$D5]/24*1000000*0.5" office:value-type="float" office:value="0.00360842683848479">
            <text:p>0.0036084268</text:p>
          </table:table-cell>
          <table:table-cell table:formula="of:=[$'Metabolite Change'.K6]/[$'Integral of Cell Curve'.$D5]/24*1000000*0.5" office:value-type="float" office:value="-4.08831822773376">
            <text:p>-4.0883182277</text:p>
          </table:table-cell>
          <table:table-cell table:formula="of:=[$'Metabolite Change'.L6]/[$'Integral of Cell Curve'.$D5]/24*1000000*0.5" office:value-type="float" office:value="-0.00367712539015555">
            <text:p>-0.0036771254</text:p>
          </table:table-cell>
          <table:table-cell table:formula="of:=[$'Metabolite Change'.M6]/[$'Integral of Cell Curve'.$D5]/24*1000000*0.5" office:value-type="float" office:value="-0.0792265772904761">
            <text:p>-0.0792265773</text:p>
          </table:table-cell>
          <table:table-cell table:formula="of:=[$'Metabolite Change'.N6]/[$'Integral of Cell Curve'.$D5]/24*1000000*0.5" office:value-type="float" office:value="-0.206395840081756">
            <text:p>-0.2063958401</text:p>
          </table:table-cell>
          <table:table-cell table:formula="of:=[$'Metabolite Change'.O6]/[$'Integral of Cell Curve'.$D5]/24*1000000*0.5" office:value-type="float" office:value="-3.99362181814024">
            <text:p>-3.9936218181</text:p>
          </table:table-cell>
          <table:table-cell table:formula="of:=[$'Metabolite Change'.P6]/[$'Integral of Cell Curve'.$D5]/24*1000000*0.5" office:value-type="float" office:value="-51.2930947589299">
            <text:p>-51.2930947589</text:p>
          </table:table-cell>
          <table:table-cell table:formula="of:=[$'Metabolite Change'.Q6]/[$'Integral of Cell Curve'.$D5]/24*1000000*0.5" office:value-type="float" office:value="-0.012108549173293">
            <text:p>-0.0121085492</text:p>
          </table:table-cell>
          <table:table-cell table:formula="of:=[$'Metabolite Change'.R6]/[$'Integral of Cell Curve'.$D5]/24*1000000*0.5" office:value-type="float" office:value="-0.0394436322914455">
            <text:p>-0.0394436323</text:p>
          </table:table-cell>
          <table:table-cell table:formula="of:=[$'Metabolite Change'.S6]/[$'Integral of Cell Curve'.$D5]/24*1000000*0.5" office:value-type="float" office:value="0">
            <text:p>#DIV/0!</text:p>
          </table:table-cell>
          <table:table-cell table:formula="of:=[$'Metabolite Change'.T6]/[$'Integral of Cell Curve'.$D5]/24*1000000*0.5" office:value-type="float" office:value="0.260345973269473">
            <text:p>0.2603459733</text:p>
          </table:table-cell>
          <table:table-cell table:formula="of:=[$'Metabolite Change'.U6]/[$'Integral of Cell Curve'.$D5]/24*1000000*0.5" office:value-type="float" office:value="0.41192321954967">
            <text:p>0.4119232195</text:p>
          </table:table-cell>
          <table:table-cell table:formula="of:=[$'Metabolite Change'.V6]/[$'Integral of Cell Curve'.$D5]/24*1000000*0.5" office:value-type="float" office:value="-0.033443912308266">
            <text:p>-0.0334439123</text:p>
          </table:table-cell>
          <table:table-cell table:formula="of:=[$'Metabolite Change'.W6]/[$'Integral of Cell Curve'.$D5]/24*1000000*0.5" office:value-type="float" office:value="2.22403013893858">
            <text:p>2.2240301389</text:p>
          </table:table-cell>
          <table:table-cell table:formula="of:=[$'Metabolite Change'.X6]/[$'Integral of Cell Curve'.$D5]/24*1000000*0.5" office:value-type="float" office:value="-0.014608273058413">
            <text:p>-0.0146082731</text:p>
          </table:table-cell>
          <table:table-cell table:formula="of:=[$'Metabolite Change'.Y6]/[$'Integral of Cell Curve'.$D5]/24*1000000*0.5" office:value-type="float" office:value="28.0999113752115">
            <text:p>28.0999113752</text:p>
          </table:table-cell>
          <table:table-cell table:formula="of:=[$'Metabolite Change'.Z6]/[$'Integral of Cell Curve'.$D5]/24*1000000*0.5" office:value-type="float" office:value="-0.000201908121397547">
            <text:p>-0.0002019081</text:p>
          </table:table-cell>
          <table:table-cell table:formula="of:=[$'Metabolite Change'.AA6]/[$'Integral of Cell Curve'.$D5]/24*1000000*0.5" office:value-type="float" office:value="-2.58947011108823">
            <text:p>-2.5894701111</text:p>
          </table:table-cell>
          <table:table-cell table:formula="of:=[$'Metabolite Change'.AB6]/[$'Integral of Cell Curve'.$D5]/24*1000000*0.5" office:value-type="float" office:value="-2.32190740867239">
            <text:p>-2.3219074087</text:p>
          </table:table-cell>
          <table:table-cell table:formula="of:=[$'Metabolite Change'.AC6]/[$'Integral of Cell Curve'.$D5]/24*1000000*0.5" office:value-type="float" office:value="0">
            <text:p>#DIV/0!</text:p>
          </table:table-cell>
          <table:table-cell table:formula="of:=[$'Metabolite Change'.AD6]/[$'Integral of Cell Curve'.$D5]/24*1000000*0.5" office:value-type="float" office:value="0">
            <text:p>#DIV/0!</text:p>
          </table:table-cell>
          <table:table-cell table:formula="of:=[$'Metabolite Change'.AE6]/[$'Integral of Cell Curve'.$D5]/24*1000000*0.5" office:value-type="float" office:value="0.002358674770704">
            <text:p>0.0023586748</text:p>
          </table:table-cell>
          <table:table-cell table:formula="of:=[$'Metabolite Change'.AF6]/[$'Integral of Cell Curve'.$D5]/24*1000000*0.5" office:value-type="float" office:value="0.0039546602389812">
            <text:p>0.0039546602</text:p>
          </table:table-cell>
          <table:table-cell table:formula="of:=[$'Metabolite Change'.AG6]/[$'Integral of Cell Curve'.$D5]/24*1000000*0.5" office:value-type="float" office:value="0">
            <text:p>#DIV/0!</text:p>
          </table:table-cell>
          <table:table-cell table:formula="of:=[$'Metabolite Change'.AH6]/[$'Integral of Cell Curve'.$D5]/24*1000000*0.5" office:value-type="float" office:value="-0.00623673793771848">
            <text:p>-0.0062367379</text:p>
          </table:table-cell>
          <table:table-cell table:formula="of:=[$'Metabolite Change'.AI6]/[$'Integral of Cell Curve'.$D5]/24*1000000*0.5" office:value-type="float" office:value="-0.540920311656909">
            <text:p>-0.5409203117</text:p>
          </table:table-cell>
          <table:table-cell table:formula="of:=[$'Metabolite Change'.AJ6]/[$'Integral of Cell Curve'.$D5]/24*1000000*0.5" office:value-type="float" office:value="-0.910500485994982">
            <text:p>-0.910500486</text:p>
          </table:table-cell>
          <table:table-cell table:formula="of:=[$'Metabolite Change'.AK6]/[$'Integral of Cell Curve'.$D5]/24*1000000*0.5" office:value-type="float" office:value="0">
            <text:p>#DIV/0!</text:p>
          </table:table-cell>
          <table:table-cell table:formula="of:=[$'Metabolite Change'.AL6]/[$'Integral of Cell Curve'.$D5]/24*1000000*0.5" office:value-type="float" office:value="-1.74290910570071">
            <text:p>-1.7429091057</text:p>
          </table:table-cell>
          <table:table-cell table:formula="of:=[$'Metabolite Change'.AM6]/[$'Integral of Cell Curve'.$D5]/24*1000000*0.5" office:value-type="float" office:value="0.0251771902746444">
            <text:p>0.0251771903</text:p>
          </table:table-cell>
          <table:table-cell table:formula="of:=[$'Metabolite Change'.AN6]/[$'Integral of Cell Curve'.$D5]/24*1000000*0.5" office:value-type="float" office:value="-3.51670359292334">
            <text:p>-3.5167035929</text:p>
          </table:table-cell>
          <table:table-cell table:formula="of:=[$'Metabolite Change'.AO6]/[$'Integral of Cell Curve'.$D5]/24*1000000*0.5" office:value-type="float" office:value="-1.12990578466764">
            <text:p>-1.1299057847</text:p>
          </table:table-cell>
          <table:table-cell table:formula="of:=[$'Metabolite Change'.AP6]/[$'Integral of Cell Curve'.$D5]/24*1000000*0.5" office:value-type="float" office:value="-1.15986855070187">
            <text:p>-1.1598685507</text:p>
          </table:table-cell>
          <table:table-cell table:formula="of:=[$'Metabolite Change'.AQ6]/[$'Integral of Cell Curve'.$D5]/24*1000000*0.5" office:value-type="float" office:value="0.00197442523766069">
            <text:p>0.0019744252</text:p>
          </table:table-cell>
          <table:table-cell table:formula="of:=[$'Metabolite Change'.AR6]/[$'Integral of Cell Curve'.$D5]/24*1000000*0.5" office:value-type="float" office:value="-0.00226334572666867">
            <text:p>-0.0022633457</text:p>
          </table:table-cell>
          <table:table-cell table:formula="of:=[$'Metabolite Change'.AS6]/[$'Integral of Cell Curve'.$D5]/24*1000000*0.5" office:value-type="float" office:value="-2.44431046681042">
            <text:p>-2.4443104668</text:p>
          </table:table-cell>
          <table:table-cell table:formula="of:=[$'Metabolite Change'.AT6]/[$'Integral of Cell Curve'.$D5]/24*1000000*0.5" office:value-type="float" office:value="-2.63870842942933">
            <text:p>-2.6387084294</text:p>
          </table:table-cell>
          <table:table-cell table:formula="of:=[$'Metabolite Change'.AU6]/[$'Integral of Cell Curve'.$D5]/24*1000000*0.5" office:value-type="float" office:value="-4.03601401381684">
            <text:p>-4.0360140138</text:p>
          </table:table-cell>
          <table:table-cell table:formula="of:=[$'Metabolite Change'.AV6]/[$'Integral of Cell Curve'.$D5]/24*1000000*0.5" office:value-type="float" office:value="-1.34442162806909">
            <text:p>-1.3444216281</text:p>
          </table:table-cell>
          <table:table-cell table:formula="of:=[$'Metabolite Change'.AW6]/[$'Integral of Cell Curve'.$D5]/24*1000000*0.5" office:value-type="float" office:value="-0.341509747295321">
            <text:p>-0.3415097473</text:p>
          </table:table-cell>
          <table:table-cell table:formula="of:=LN(2)/(24/[$'Integral of Cell Curve'.B5])" office:value-type="float" office:value="0.0702246097856714">
            <text:p>0.0702246098</text:p>
          </table:table-cell>
          <table:table-cell table:number-columns-repeated="97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6</text:p>
          </table:table-cell>
          <table:table-cell table:formula="of:=[$'Metabolite Change'.C7]/[$'Integral of Cell Curve'.$D6]/24*1000000*0.5" office:value-type="float" office:value="-120.466682683125">
            <text:p>-120.4666826831</text:p>
          </table:table-cell>
          <table:table-cell table:formula="of:=[$'Metabolite Change'.D7]/[$'Integral of Cell Curve'.$D6]/24*1000000*0.5" office:value-type="float" office:value="100.610867647917">
            <text:p>100.6108676479</text:p>
          </table:table-cell>
          <table:table-cell table:formula="of:=[$'Metabolite Change'.E7]/[$'Integral of Cell Curve'.$D6]/24*1000000*0.5" office:value-type="float" office:value="-0.643612614298454">
            <text:p>-0.6436126143</text:p>
          </table:table-cell>
          <table:table-cell table:formula="of:=[$'Metabolite Change'.F7]/[$'Integral of Cell Curve'.$D6]/24*1000000*0.5" office:value-type="float" office:value="0.00783060642296865">
            <text:p>0.0078306064</text:p>
          </table:table-cell>
          <table:table-cell table:formula="of:=[$'Metabolite Change'.G7]/[$'Integral of Cell Curve'.$D6]/24*1000000*0.5" office:value-type="float" office:value="-0.155040748621273">
            <text:p>-0.1550407486</text:p>
          </table:table-cell>
          <table:table-cell table:formula="of:=[$'Metabolite Change'.H7]/[$'Integral of Cell Curve'.$D6]/24*1000000*0.5" office:value-type="float" office:value="0.0107807020212425">
            <text:p>0.010780702</text:p>
          </table:table-cell>
          <table:table-cell table:formula="of:=[$'Metabolite Change'.I7]/[$'Integral of Cell Curve'.$D6]/24*1000000*0.5" office:value-type="float" office:value="-1.41081911823992">
            <text:p>-1.4108191182</text:p>
          </table:table-cell>
          <table:table-cell table:formula="of:=[$'Metabolite Change'.J7]/[$'Integral of Cell Curve'.$D6]/24*1000000*0.5" office:value-type="float" office:value="0.00778574064992289">
            <text:p>0.0077857406</text:p>
          </table:table-cell>
          <table:table-cell table:formula="of:=[$'Metabolite Change'.K7]/[$'Integral of Cell Curve'.$D6]/24*1000000*0.5" office:value-type="float" office:value="-3.51743364051618">
            <text:p>-3.5174336405</text:p>
          </table:table-cell>
          <table:table-cell table:formula="of:=[$'Metabolite Change'.L7]/[$'Integral of Cell Curve'.$D6]/24*1000000*0.5" office:value-type="float" office:value="0.00687555237318942">
            <text:p>0.0068755524</text:p>
          </table:table-cell>
          <table:table-cell table:formula="of:=[$'Metabolite Change'.M7]/[$'Integral of Cell Curve'.$D6]/24*1000000*0.5" office:value-type="float" office:value="-0.152098628920067">
            <text:p>-0.1520986289</text:p>
          </table:table-cell>
          <table:table-cell table:formula="of:=[$'Metabolite Change'.N7]/[$'Integral of Cell Curve'.$D6]/24*1000000*0.5" office:value-type="float" office:value="-0.709150379588469">
            <text:p>-0.7091503796</text:p>
          </table:table-cell>
          <table:table-cell table:formula="of:=[$'Metabolite Change'.O7]/[$'Integral of Cell Curve'.$D6]/24*1000000*0.5" office:value-type="float" office:value="-2.82977630599088">
            <text:p>-2.829776306</text:p>
          </table:table-cell>
          <table:table-cell table:formula="of:=[$'Metabolite Change'.P7]/[$'Integral of Cell Curve'.$D6]/24*1000000*0.5" office:value-type="float" office:value="-38.4654363149417">
            <text:p>-38.4654363149</text:p>
          </table:table-cell>
          <table:table-cell table:formula="of:=[$'Metabolite Change'.Q7]/[$'Integral of Cell Curve'.$D6]/24*1000000*0.5" office:value-type="float" office:value="0.0178917435575831">
            <text:p>0.0178917436</text:p>
          </table:table-cell>
          <table:table-cell table:formula="of:=[$'Metabolite Change'.R7]/[$'Integral of Cell Curve'.$D6]/24*1000000*0.5" office:value-type="float" office:value="-0.0340080579038534">
            <text:p>-0.0340080579</text:p>
          </table:table-cell>
          <table:table-cell table:formula="of:=[$'Metabolite Change'.S7]/[$'Integral of Cell Curve'.$D6]/24*1000000*0.5" office:value-type="float" office:value="0">
            <text:p>#DIV/0!</text:p>
          </table:table-cell>
          <table:table-cell table:formula="of:=[$'Metabolite Change'.T7]/[$'Integral of Cell Curve'.$D6]/24*1000000*0.5" office:value-type="float" office:value="0.545344336079252">
            <text:p>0.5453443361</text:p>
          </table:table-cell>
          <table:table-cell table:formula="of:=[$'Metabolite Change'.U7]/[$'Integral of Cell Curve'.$D6]/24*1000000*0.5" office:value-type="float" office:value="0.555333275572338">
            <text:p>0.5553332756</text:p>
          </table:table-cell>
          <table:table-cell table:formula="of:=[$'Metabolite Change'.V7]/[$'Integral of Cell Curve'.$D6]/24*1000000*0.5" office:value-type="float" office:value="-0.0387249899132705">
            <text:p>-0.0387249899</text:p>
          </table:table-cell>
          <table:table-cell table:formula="of:=[$'Metabolite Change'.W7]/[$'Integral of Cell Curve'.$D6]/24*1000000*0.5" office:value-type="float" office:value="0.50022487005077">
            <text:p>0.5002248701</text:p>
          </table:table-cell>
          <table:table-cell table:formula="of:=[$'Metabolite Change'.X7]/[$'Integral of Cell Curve'.$D6]/24*1000000*0.5" office:value-type="float" office:value="-0.00906879452229954">
            <text:p>-0.0090687945</text:p>
          </table:table-cell>
          <table:table-cell table:formula="of:=[$'Metabolite Change'.Y7]/[$'Integral of Cell Curve'.$D6]/24*1000000*0.5" office:value-type="float" office:value="21.1095642384179">
            <text:p>21.1095642384</text:p>
          </table:table-cell>
          <table:table-cell table:formula="of:=[$'Metabolite Change'.Z7]/[$'Integral of Cell Curve'.$D6]/24*1000000*0.5" office:value-type="float" office:value="0.00205656498285145">
            <text:p>0.002056565</text:p>
          </table:table-cell>
          <table:table-cell table:formula="of:=[$'Metabolite Change'.AA7]/[$'Integral of Cell Curve'.$D6]/24*1000000*0.5" office:value-type="float" office:value="-2.06071676158701">
            <text:p>-2.0607167616</text:p>
          </table:table-cell>
          <table:table-cell table:formula="of:=[$'Metabolite Change'.AB7]/[$'Integral of Cell Curve'.$D6]/24*1000000*0.5" office:value-type="float" office:value="-1.70539076962088">
            <text:p>-1.7053907696</text:p>
          </table:table-cell>
          <table:table-cell table:formula="of:=[$'Metabolite Change'.AC7]/[$'Integral of Cell Curve'.$D6]/24*1000000*0.5" office:value-type="float" office:value="0">
            <text:p>#DIV/0!</text:p>
          </table:table-cell>
          <table:table-cell table:formula="of:=[$'Metabolite Change'.AD7]/[$'Integral of Cell Curve'.$D6]/24*1000000*0.5" office:value-type="float" office:value="0">
            <text:p>#DIV/0!</text:p>
          </table:table-cell>
          <table:table-cell table:formula="of:=[$'Metabolite Change'.AE7]/[$'Integral of Cell Curve'.$D6]/24*1000000*0.5" office:value-type="float" office:value="0.00347862065996061">
            <text:p>0.0034786207</text:p>
          </table:table-cell>
          <table:table-cell table:formula="of:=[$'Metabolite Change'.AF7]/[$'Integral of Cell Curve'.$D6]/24*1000000*0.5" office:value-type="float" office:value="0.00328779976848844">
            <text:p>0.0032877998</text:p>
          </table:table-cell>
          <table:table-cell table:formula="of:=[$'Metabolite Change'.AG7]/[$'Integral of Cell Curve'.$D6]/24*1000000*0.5" office:value-type="float" office:value="0">
            <text:p>#DIV/0!</text:p>
          </table:table-cell>
          <table:table-cell table:formula="of:=[$'Metabolite Change'.AH7]/[$'Integral of Cell Curve'.$D6]/24*1000000*0.5" office:value-type="float" office:value="-0.00350491069871212">
            <text:p>-0.0035049107</text:p>
          </table:table-cell>
          <table:table-cell table:formula="of:=[$'Metabolite Change'.AI7]/[$'Integral of Cell Curve'.$D6]/24*1000000*0.5" office:value-type="float" office:value="-0.546514433074916">
            <text:p>-0.5465144331</text:p>
          </table:table-cell>
          <table:table-cell table:formula="of:=[$'Metabolite Change'.AJ7]/[$'Integral of Cell Curve'.$D6]/24*1000000*0.5" office:value-type="float" office:value="-1.0403712832328">
            <text:p>-1.0403712832</text:p>
          </table:table-cell>
          <table:table-cell table:formula="of:=[$'Metabolite Change'.AK7]/[$'Integral of Cell Curve'.$D6]/24*1000000*0.5" office:value-type="float" office:value="0">
            <text:p>#DIV/0!</text:p>
          </table:table-cell>
          <table:table-cell table:formula="of:=[$'Metabolite Change'.AL7]/[$'Integral of Cell Curve'.$D6]/24*1000000*0.5" office:value-type="float" office:value="-0.0436556018927175">
            <text:p>-0.0436556019</text:p>
          </table:table-cell>
          <table:table-cell table:formula="of:=[$'Metabolite Change'.AM7]/[$'Integral of Cell Curve'.$D6]/24*1000000*0.5" office:value-type="float" office:value="0.023729027984863">
            <text:p>0.023729028</text:p>
          </table:table-cell>
          <table:table-cell table:formula="of:=[$'Metabolite Change'.AN7]/[$'Integral of Cell Curve'.$D6]/24*1000000*0.5" office:value-type="float" office:value="-2.85154040601909">
            <text:p>-2.851540406</text:p>
          </table:table-cell>
          <table:table-cell table:formula="of:=[$'Metabolite Change'.AO7]/[$'Integral of Cell Curve'.$D6]/24*1000000*0.5" office:value-type="float" office:value="-0.864296699469395">
            <text:p>-0.8642966995</text:p>
          </table:table-cell>
          <table:table-cell table:formula="of:=[$'Metabolite Change'.AP7]/[$'Integral of Cell Curve'.$D6]/24*1000000*0.5" office:value-type="float" office:value="-0.926513749337492">
            <text:p>-0.9265137493</text:p>
          </table:table-cell>
          <table:table-cell table:formula="of:=[$'Metabolite Change'.AQ7]/[$'Integral of Cell Curve'.$D6]/24*1000000*0.5" office:value-type="float" office:value="0.000793760241710247">
            <text:p>0.0007937602</text:p>
          </table:table-cell>
          <table:table-cell table:formula="of:=[$'Metabolite Change'.AR7]/[$'Integral of Cell Curve'.$D6]/24*1000000*0.5" office:value-type="float" office:value="0.00352817370212026">
            <text:p>0.0035281737</text:p>
          </table:table-cell>
          <table:table-cell table:formula="of:=[$'Metabolite Change'.AS7]/[$'Integral of Cell Curve'.$D6]/24*1000000*0.5" office:value-type="float" office:value="-2.19089976612133">
            <text:p>-2.1908997661</text:p>
          </table:table-cell>
          <table:table-cell table:formula="of:=[$'Metabolite Change'.AT7]/[$'Integral of Cell Curve'.$D6]/24*1000000*0.5" office:value-type="float" office:value="-2.36514377342698">
            <text:p>-2.3651437734</text:p>
          </table:table-cell>
          <table:table-cell table:formula="of:=[$'Metabolite Change'.AU7]/[$'Integral of Cell Curve'.$D6]/24*1000000*0.5" office:value-type="float" office:value="-3.23310292780298">
            <text:p>-3.2331029278</text:p>
          </table:table-cell>
          <table:table-cell table:formula="of:=[$'Metabolite Change'.AV7]/[$'Integral of Cell Curve'.$D6]/24*1000000*0.5" office:value-type="float" office:value="-1.06136576364471">
            <text:p>-1.0613657636</text:p>
          </table:table-cell>
          <table:table-cell table:formula="of:=[$'Metabolite Change'.AW7]/[$'Integral of Cell Curve'.$D6]/24*1000000*0.5" office:value-type="float" office:value="-0.27684347594554">
            <text:p>-0.2768434759</text:p>
          </table:table-cell>
          <table:table-cell table:formula="of:=LN(2)/(24/[$'Integral of Cell Curve'.B6])" office:value-type="float" office:value="0.0608265943517608">
            <text:p>0.0608265944</text:p>
          </table:table-cell>
          <table:table-cell table:number-columns-repeated="97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C</text:p>
          </table:table-cell>
          <table:table-cell table:formula="of:=[$'Metabolite Change'.C8]/[$'Integral of Cell Curve'.$D7]/24*1000000*0.5" office:value-type="float" office:value="-194.192845260865">
            <text:p>-194.1928452609</text:p>
          </table:table-cell>
          <table:table-cell table:formula="of:=[$'Metabolite Change'.D8]/[$'Integral of Cell Curve'.$D7]/24*1000000*0.5" office:value-type="float" office:value="180.742813102296">
            <text:p>180.7428131023</text:p>
          </table:table-cell>
          <table:table-cell table:formula="of:=[$'Metabolite Change'.E8]/[$'Integral of Cell Curve'.$D7]/24*1000000*0.5" office:value-type="float" office:value="-0.670348581924002">
            <text:p>-0.6703485819</text:p>
          </table:table-cell>
          <table:table-cell table:formula="of:=[$'Metabolite Change'.F8]/[$'Integral of Cell Curve'.$D7]/24*1000000*0.5" office:value-type="float" office:value="0.0170061897781602">
            <text:p>0.0170061898</text:p>
          </table:table-cell>
          <table:table-cell table:formula="of:=[$'Metabolite Change'.G8]/[$'Integral of Cell Curve'.$D7]/24*1000000*0.5" office:value-type="float" office:value="-0.163002312313999">
            <text:p>-0.1630023123</text:p>
          </table:table-cell>
          <table:table-cell table:formula="of:=[$'Metabolite Change'.H8]/[$'Integral of Cell Curve'.$D7]/24*1000000*0.5" office:value-type="float" office:value="0.0166007691689085">
            <text:p>0.0166007692</text:p>
          </table:table-cell>
          <table:table-cell table:formula="of:=[$'Metabolite Change'.I8]/[$'Integral of Cell Curve'.$D7]/24*1000000*0.5" office:value-type="float" office:value="-1.43677969598901">
            <text:p>-1.436779696</text:p>
          </table:table-cell>
          <table:table-cell table:formula="of:=[$'Metabolite Change'.J8]/[$'Integral of Cell Curve'.$D7]/24*1000000*0.5" office:value-type="float" office:value="0.00855875705593642">
            <text:p>0.0085587571</text:p>
          </table:table-cell>
          <table:table-cell table:formula="of:=[$'Metabolite Change'.K8]/[$'Integral of Cell Curve'.$D7]/24*1000000*0.5" office:value-type="float" office:value="-3.52888882888287">
            <text:p>-3.5288888289</text:p>
          </table:table-cell>
          <table:table-cell table:formula="of:=[$'Metabolite Change'.L8]/[$'Integral of Cell Curve'.$D7]/24*1000000*0.5" office:value-type="float" office:value="0.00772780412672805">
            <text:p>0.0077278041</text:p>
          </table:table-cell>
          <table:table-cell table:formula="of:=[$'Metabolite Change'.M8]/[$'Integral of Cell Curve'.$D7]/24*1000000*0.5" office:value-type="float" office:value="-0.0149449853941398">
            <text:p>-0.0149449854</text:p>
          </table:table-cell>
          <table:table-cell table:formula="of:=[$'Metabolite Change'.N8]/[$'Integral of Cell Curve'.$D7]/24*1000000*0.5" office:value-type="float" office:value="-0.808005851638061">
            <text:p>-0.8080058516</text:p>
          </table:table-cell>
          <table:table-cell table:formula="of:=[$'Metabolite Change'.O8]/[$'Integral of Cell Curve'.$D7]/24*1000000*0.5" office:value-type="float" office:value="-4.5979790906988">
            <text:p>-4.5979790907</text:p>
          </table:table-cell>
          <table:table-cell table:formula="of:=[$'Metabolite Change'.P8]/[$'Integral of Cell Curve'.$D7]/24*1000000*0.5" office:value-type="float" office:value="-39.5844676727536">
            <text:p>-39.5844676728</text:p>
          </table:table-cell>
          <table:table-cell table:formula="of:=[$'Metabolite Change'.Q8]/[$'Integral of Cell Curve'.$D7]/24*1000000*0.5" office:value-type="float" office:value="-0.0272573763129918">
            <text:p>-0.0272573763</text:p>
          </table:table-cell>
          <table:table-cell table:formula="of:=[$'Metabolite Change'.R8]/[$'Integral of Cell Curve'.$D7]/24*1000000*0.5" office:value-type="float" office:value="-0.0357120371088142">
            <text:p>-0.0357120371</text:p>
          </table:table-cell>
          <table:table-cell table:formula="of:=[$'Metabolite Change'.S8]/[$'Integral of Cell Curve'.$D7]/24*1000000*0.5" office:value-type="float" office:value="0">
            <text:p>#DIV/0!</text:p>
          </table:table-cell>
          <table:table-cell table:formula="of:=[$'Metabolite Change'.T8]/[$'Integral of Cell Curve'.$D7]/24*1000000*0.5" office:value-type="float" office:value="0.734982549997523">
            <text:p>0.73498255</text:p>
          </table:table-cell>
          <table:table-cell table:formula="of:=[$'Metabolite Change'.U8]/[$'Integral of Cell Curve'.$D7]/24*1000000*0.5" office:value-type="float" office:value="0.603846306819344">
            <text:p>0.6038463068</text:p>
          </table:table-cell>
          <table:table-cell table:formula="of:=[$'Metabolite Change'.V8]/[$'Integral of Cell Curve'.$D7]/24*1000000*0.5" office:value-type="float" office:value="-0.0387332983257926">
            <text:p>-0.0387332983</text:p>
          </table:table-cell>
          <table:table-cell table:formula="of:=[$'Metabolite Change'.W8]/[$'Integral of Cell Curve'.$D7]/24*1000000*0.5" office:value-type="float" office:value="4.32090863862875">
            <text:p>4.3209086386</text:p>
          </table:table-cell>
          <table:table-cell table:formula="of:=[$'Metabolite Change'.X8]/[$'Integral of Cell Curve'.$D7]/24*1000000*0.5" office:value-type="float" office:value="-0.00148318288616498">
            <text:p>-0.0014831829</text:p>
          </table:table-cell>
          <table:table-cell table:formula="of:=[$'Metabolite Change'.Y8]/[$'Integral of Cell Curve'.$D7]/24*1000000*0.5" office:value-type="float" office:value="17.5675038572697">
            <text:p>17.5675038573</text:p>
          </table:table-cell>
          <table:table-cell table:formula="of:=[$'Metabolite Change'.Z8]/[$'Integral of Cell Curve'.$D7]/24*1000000*0.5" office:value-type="float" office:value="0.00361506372126396">
            <text:p>0.0036150637</text:p>
          </table:table-cell>
          <table:table-cell table:formula="of:=[$'Metabolite Change'.AA8]/[$'Integral of Cell Curve'.$D7]/24*1000000*0.5" office:value-type="float" office:value="-2.50114936449935">
            <text:p>-2.5011493645</text:p>
          </table:table-cell>
          <table:table-cell table:formula="of:=[$'Metabolite Change'.AB8]/[$'Integral of Cell Curve'.$D7]/24*1000000*0.5" office:value-type="float" office:value="-2.19644802234047">
            <text:p>-2.1964480223</text:p>
          </table:table-cell>
          <table:table-cell table:formula="of:=[$'Metabolite Change'.AC8]/[$'Integral of Cell Curve'.$D7]/24*1000000*0.5" office:value-type="float" office:value="0">
            <text:p>#DIV/0!</text:p>
          </table:table-cell>
          <table:table-cell table:formula="of:=[$'Metabolite Change'.AD8]/[$'Integral of Cell Curve'.$D7]/24*1000000*0.5" office:value-type="float" office:value="0">
            <text:p>#DIV/0!</text:p>
          </table:table-cell>
          <table:table-cell table:formula="of:=[$'Metabolite Change'.AE8]/[$'Integral of Cell Curve'.$D7]/24*1000000*0.5" office:value-type="float" office:value="0.00411698186473172">
            <text:p>0.0041169819</text:p>
          </table:table-cell>
          <table:table-cell table:formula="of:=[$'Metabolite Change'.AF8]/[$'Integral of Cell Curve'.$D7]/24*1000000*0.5" office:value-type="float" office:value="0.00669430686548366">
            <text:p>0.0066943069</text:p>
          </table:table-cell>
          <table:table-cell table:formula="of:=[$'Metabolite Change'.AG8]/[$'Integral of Cell Curve'.$D7]/24*1000000*0.5" office:value-type="float" office:value="0">
            <text:p>#DIV/0!</text:p>
          </table:table-cell>
          <table:table-cell table:formula="of:=[$'Metabolite Change'.AH8]/[$'Integral of Cell Curve'.$D7]/24*1000000*0.5" office:value-type="float" office:value="-0.00549147491648095">
            <text:p>-0.0054914749</text:p>
          </table:table-cell>
          <table:table-cell table:formula="of:=[$'Metabolite Change'.AI8]/[$'Integral of Cell Curve'.$D7]/24*1000000*0.5" office:value-type="float" office:value="0.928218704381433">
            <text:p>0.9282187044</text:p>
          </table:table-cell>
          <table:table-cell table:formula="of:=[$'Metabolite Change'.AJ8]/[$'Integral of Cell Curve'.$D7]/24*1000000*0.5" office:value-type="float" office:value="0.262907021922622">
            <text:p>0.2629070219</text:p>
          </table:table-cell>
          <table:table-cell table:formula="of:=[$'Metabolite Change'.AK8]/[$'Integral of Cell Curve'.$D7]/24*1000000*0.5" office:value-type="float" office:value="0">
            <text:p>#DIV/0!</text:p>
          </table:table-cell>
          <table:table-cell table:formula="of:=[$'Metabolite Change'.AL8]/[$'Integral of Cell Curve'.$D7]/24*1000000*0.5" office:value-type="float" office:value="0.129239530011154">
            <text:p>0.12923953</text:p>
          </table:table-cell>
          <table:table-cell table:formula="of:=[$'Metabolite Change'.AM8]/[$'Integral of Cell Curve'.$D7]/24*1000000*0.5" office:value-type="float" office:value="0.0304872867958991">
            <text:p>0.0304872868</text:p>
          </table:table-cell>
          <table:table-cell table:formula="of:=[$'Metabolite Change'.AN8]/[$'Integral of Cell Curve'.$D7]/24*1000000*0.5" office:value-type="float" office:value="-3.49300686873682">
            <text:p>-3.4930068687</text:p>
          </table:table-cell>
          <table:table-cell table:formula="of:=[$'Metabolite Change'.AO8]/[$'Integral of Cell Curve'.$D7]/24*1000000*0.5" office:value-type="float" office:value="-1.04792809357531">
            <text:p>-1.0479280936</text:p>
          </table:table-cell>
          <table:table-cell table:formula="of:=[$'Metabolite Change'.AP8]/[$'Integral of Cell Curve'.$D7]/24*1000000*0.5" office:value-type="float" office:value="-1.13814673985221">
            <text:p>-1.1381467399</text:p>
          </table:table-cell>
          <table:table-cell table:formula="of:=[$'Metabolite Change'.AQ8]/[$'Integral of Cell Curve'.$D7]/24*1000000*0.5" office:value-type="float" office:value="0.0030330834711636">
            <text:p>0.0030330835</text:p>
          </table:table-cell>
          <table:table-cell table:formula="of:=[$'Metabolite Change'.AR8]/[$'Integral of Cell Curve'.$D7]/24*1000000*0.5" office:value-type="float" office:value="0.00511856780672978">
            <text:p>0.0051185678</text:p>
          </table:table-cell>
          <table:table-cell table:formula="of:=[$'Metabolite Change'.AS8]/[$'Integral of Cell Curve'.$D7]/24*1000000*0.5" office:value-type="float" office:value="-1.8295472011884">
            <text:p>-1.8295472012</text:p>
          </table:table-cell>
          <table:table-cell table:formula="of:=[$'Metabolite Change'.AT8]/[$'Integral of Cell Curve'.$D7]/24*1000000*0.5" office:value-type="float" office:value="-1.97505255055195">
            <text:p>-1.9750525506</text:p>
          </table:table-cell>
          <table:table-cell table:formula="of:=[$'Metabolite Change'.AU8]/[$'Integral of Cell Curve'.$D7]/24*1000000*0.5" office:value-type="float" office:value="-3.92453409064828">
            <text:p>-3.9245340906</text:p>
          </table:table-cell>
          <table:table-cell table:formula="of:=[$'Metabolite Change'.AV8]/[$'Integral of Cell Curve'.$D7]/24*1000000*0.5" office:value-type="float" office:value="-1.32539425906305">
            <text:p>-1.3253942591</text:p>
          </table:table-cell>
          <table:table-cell table:formula="of:=[$'Metabolite Change'.AW8]/[$'Integral of Cell Curve'.$D7]/24*1000000*0.5" office:value-type="float" office:value="-0.350896692649217">
            <text:p>-0.3508966926</text:p>
          </table:table-cell>
          <table:table-cell table:formula="of:=LN(2)/(24/[$'Integral of Cell Curve'.B7])" office:value-type="float" office:value="0.132604507529055">
            <text:p>0.1326045075</text:p>
          </table:table-cell>
          <table:table-cell table:number-columns-repeated="97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C</text:p>
          </table:table-cell>
          <table:table-cell table:formula="of:=[$'Metabolite Change'.C9]/[$'Integral of Cell Curve'.$D8]/24*1000000*0.5" office:value-type="float" office:value="-227.432163571566">
            <text:p>-227.4321635716</text:p>
          </table:table-cell>
          <table:table-cell table:formula="of:=[$'Metabolite Change'.D9]/[$'Integral of Cell Curve'.$D8]/24*1000000*0.5" office:value-type="float" office:value="188.085003984338">
            <text:p>188.0850039843</text:p>
          </table:table-cell>
          <table:table-cell table:formula="of:=[$'Metabolite Change'.E9]/[$'Integral of Cell Curve'.$D8]/24*1000000*0.5" office:value-type="float" office:value="-0.9833645442686">
            <text:p>-0.9833645443</text:p>
          </table:table-cell>
          <table:table-cell table:formula="of:=[$'Metabolite Change'.F9]/[$'Integral of Cell Curve'.$D8]/24*1000000*0.5" office:value-type="float" office:value="-0.00227716439872391">
            <text:p>-0.0022771644</text:p>
          </table:table-cell>
          <table:table-cell table:formula="of:=[$'Metabolite Change'.G9]/[$'Integral of Cell Curve'.$D8]/24*1000000*0.5" office:value-type="float" office:value="0.221598967135489">
            <text:p>0.2215989671</text:p>
          </table:table-cell>
          <table:table-cell table:formula="of:=[$'Metabolite Change'.H9]/[$'Integral of Cell Curve'.$D8]/24*1000000*0.5" office:value-type="float" office:value="-0.00685121873475903">
            <text:p>-0.0068512187</text:p>
          </table:table-cell>
          <table:table-cell table:formula="of:=[$'Metabolite Change'.I9]/[$'Integral of Cell Curve'.$D8]/24*1000000*0.5" office:value-type="float" office:value="-1.74263846038764">
            <text:p>-1.7426384604</text:p>
          </table:table-cell>
          <table:table-cell table:formula="of:=[$'Metabolite Change'.J9]/[$'Integral of Cell Curve'.$D8]/24*1000000*0.5" office:value-type="float" office:value="-0.00081742873596319">
            <text:p>-0.0008174287</text:p>
          </table:table-cell>
          <table:table-cell table:formula="of:=[$'Metabolite Change'.K9]/[$'Integral of Cell Curve'.$D8]/24*1000000*0.5" office:value-type="float" office:value="-3.64663111142273">
            <text:p>-3.6466311114</text:p>
          </table:table-cell>
          <table:table-cell table:formula="of:=[$'Metabolite Change'.L9]/[$'Integral of Cell Curve'.$D8]/24*1000000*0.5" office:value-type="float" office:value="-0.00459619174954786">
            <text:p>-0.0045961917</text:p>
          </table:table-cell>
          <table:table-cell table:formula="of:=[$'Metabolite Change'.M9]/[$'Integral of Cell Curve'.$D8]/24*1000000*0.5" office:value-type="float" office:value="0.068083885499722">
            <text:p>0.0680838855</text:p>
          </table:table-cell>
          <table:table-cell table:formula="of:=[$'Metabolite Change'.N9]/[$'Integral of Cell Curve'.$D8]/24*1000000*0.5" office:value-type="float" office:value="-0.745248333132387">
            <text:p>-0.7452483331</text:p>
          </table:table-cell>
          <table:table-cell table:formula="of:=[$'Metabolite Change'.O9]/[$'Integral of Cell Curve'.$D8]/24*1000000*0.5" office:value-type="float" office:value="-5.51886551824644">
            <text:p>-5.5188655182</text:p>
          </table:table-cell>
          <table:table-cell table:formula="of:=[$'Metabolite Change'.P9]/[$'Integral of Cell Curve'.$D8]/24*1000000*0.5" office:value-type="float" office:value="-43.8948983970183">
            <text:p>-43.894898397</text:p>
          </table:table-cell>
          <table:table-cell table:formula="of:=[$'Metabolite Change'.Q9]/[$'Integral of Cell Curve'.$D8]/24*1000000*0.5" office:value-type="float" office:value="-0.0659907189088127">
            <text:p>-0.0659907189</text:p>
          </table:table-cell>
          <table:table-cell table:formula="of:=[$'Metabolite Change'.R9]/[$'Integral of Cell Curve'.$D8]/24*1000000*0.5" office:value-type="float" office:value="-0.038448274588962">
            <text:p>-0.0384482746</text:p>
          </table:table-cell>
          <table:table-cell table:formula="of:=[$'Metabolite Change'.S9]/[$'Integral of Cell Curve'.$D8]/24*1000000*0.5" office:value-type="float" office:value="0">
            <text:p>#DIV/0!</text:p>
          </table:table-cell>
          <table:table-cell table:formula="of:=[$'Metabolite Change'.T9]/[$'Integral of Cell Curve'.$D8]/24*1000000*0.5" office:value-type="float" office:value="0.664967466189232">
            <text:p>0.6649674662</text:p>
          </table:table-cell>
          <table:table-cell table:formula="of:=[$'Metabolite Change'.U9]/[$'Integral of Cell Curve'.$D8]/24*1000000*0.5" office:value-type="float" office:value="0.0854035956208674">
            <text:p>0.0854035956</text:p>
          </table:table-cell>
          <table:table-cell table:formula="of:=[$'Metabolite Change'.V9]/[$'Integral of Cell Curve'.$D8]/24*1000000*0.5" office:value-type="float" office:value="-0.0498829634564504">
            <text:p>-0.0498829635</text:p>
          </table:table-cell>
          <table:table-cell table:formula="of:=[$'Metabolite Change'.W9]/[$'Integral of Cell Curve'.$D8]/24*1000000*0.5" office:value-type="float" office:value="7.13031422935273">
            <text:p>7.1303142294</text:p>
          </table:table-cell>
          <table:table-cell table:formula="of:=[$'Metabolite Change'.X9]/[$'Integral of Cell Curve'.$D8]/24*1000000*0.5" office:value-type="float" office:value="0.0234647501956092">
            <text:p>0.0234647502</text:p>
          </table:table-cell>
          <table:table-cell table:formula="of:=[$'Metabolite Change'.Y9]/[$'Integral of Cell Curve'.$D8]/24*1000000*0.5" office:value-type="float" office:value="12.2351342926774">
            <text:p>12.2351342927</text:p>
          </table:table-cell>
          <table:table-cell table:formula="of:=[$'Metabolite Change'.Z9]/[$'Integral of Cell Curve'.$D8]/24*1000000*0.5" office:value-type="float" office:value="-0.000969641476180821">
            <text:p>-0.0009696415</text:p>
          </table:table-cell>
          <table:table-cell table:formula="of:=[$'Metabolite Change'.AA9]/[$'Integral of Cell Curve'.$D8]/24*1000000*0.5" office:value-type="float" office:value="-2.84443610353127">
            <text:p>-2.8444361035</text:p>
          </table:table-cell>
          <table:table-cell table:formula="of:=[$'Metabolite Change'.AB9]/[$'Integral of Cell Curve'.$D8]/24*1000000*0.5" office:value-type="float" office:value="-2.38917697269074">
            <text:p>-2.3891769727</text:p>
          </table:table-cell>
          <table:table-cell table:formula="of:=[$'Metabolite Change'.AC9]/[$'Integral of Cell Curve'.$D8]/24*1000000*0.5" office:value-type="float" office:value="0">
            <text:p>#DIV/0!</text:p>
          </table:table-cell>
          <table:table-cell table:formula="of:=[$'Metabolite Change'.AD9]/[$'Integral of Cell Curve'.$D8]/24*1000000*0.5" office:value-type="float" office:value="0">
            <text:p>#DIV/0!</text:p>
          </table:table-cell>
          <table:table-cell table:formula="of:=[$'Metabolite Change'.AE9]/[$'Integral of Cell Curve'.$D8]/24*1000000*0.5" office:value-type="float" office:value="0.00191000328980043">
            <text:p>0.0019100033</text:p>
          </table:table-cell>
          <table:table-cell table:formula="of:=[$'Metabolite Change'.AF9]/[$'Integral of Cell Curve'.$D8]/24*1000000*0.5" office:value-type="float" office:value="0.0035714766347088">
            <text:p>0.0035714766</text:p>
          </table:table-cell>
          <table:table-cell table:formula="of:=[$'Metabolite Change'.AG9]/[$'Integral of Cell Curve'.$D8]/24*1000000*0.5" office:value-type="float" office:value="0">
            <text:p>#DIV/0!</text:p>
          </table:table-cell>
          <table:table-cell table:formula="of:=[$'Metabolite Change'.AH9]/[$'Integral of Cell Curve'.$D8]/24*1000000*0.5" office:value-type="float" office:value="-0.00876674208608931">
            <text:p>-0.0087667421</text:p>
          </table:table-cell>
          <table:table-cell table:formula="of:=[$'Metabolite Change'.AI9]/[$'Integral of Cell Curve'.$D8]/24*1000000*0.5" office:value-type="float" office:value="1.9474668626258">
            <text:p>1.9474668626</text:p>
          </table:table-cell>
          <table:table-cell table:formula="of:=[$'Metabolite Change'.AJ9]/[$'Integral of Cell Curve'.$D8]/24*1000000*0.5" office:value-type="float" office:value="0.79183092519692">
            <text:p>0.7918309252</text:p>
          </table:table-cell>
          <table:table-cell table:formula="of:=[$'Metabolite Change'.AK9]/[$'Integral of Cell Curve'.$D8]/24*1000000*0.5" office:value-type="float" office:value="0">
            <text:p>#DIV/0!</text:p>
          </table:table-cell>
          <table:table-cell table:formula="of:=[$'Metabolite Change'.AL9]/[$'Integral of Cell Curve'.$D8]/24*1000000*0.5" office:value-type="float" office:value="-0.503814187914868">
            <text:p>-0.5038141879</text:p>
          </table:table-cell>
          <table:table-cell table:formula="of:=[$'Metabolite Change'.AM9]/[$'Integral of Cell Curve'.$D8]/24*1000000*0.5" office:value-type="float" office:value="0.0529741544117448">
            <text:p>0.0529741544</text:p>
          </table:table-cell>
          <table:table-cell table:formula="of:=[$'Metabolite Change'.AN9]/[$'Integral of Cell Curve'.$D8]/24*1000000*0.5" office:value-type="float" office:value="-3.91081014611251">
            <text:p>-3.9108101461</text:p>
          </table:table-cell>
          <table:table-cell table:formula="of:=[$'Metabolite Change'.AO9]/[$'Integral of Cell Curve'.$D8]/24*1000000*0.5" office:value-type="float" office:value="-1.28637860696612">
            <text:p>-1.286378607</text:p>
          </table:table-cell>
          <table:table-cell table:formula="of:=[$'Metabolite Change'.AP9]/[$'Integral of Cell Curve'.$D8]/24*1000000*0.5" office:value-type="float" office:value="-1.30412065035511">
            <text:p>-1.3041206504</text:p>
          </table:table-cell>
          <table:table-cell table:formula="of:=[$'Metabolite Change'.AQ9]/[$'Integral of Cell Curve'.$D8]/24*1000000*0.5" office:value-type="float" office:value="0.00332573630227239">
            <text:p>0.0033257363</text:p>
          </table:table-cell>
          <table:table-cell table:formula="of:=[$'Metabolite Change'.AR9]/[$'Integral of Cell Curve'.$D8]/24*1000000*0.5" office:value-type="float" office:value="-0.000799630382939161">
            <text:p>-0.0007996304</text:p>
          </table:table-cell>
          <table:table-cell table:formula="of:=[$'Metabolite Change'.AS9]/[$'Integral of Cell Curve'.$D8]/24*1000000*0.5" office:value-type="float" office:value="-2.20458377992621">
            <text:p>-2.2045837799</text:p>
          </table:table-cell>
          <table:table-cell table:formula="of:=[$'Metabolite Change'.AT9]/[$'Integral of Cell Curve'.$D8]/24*1000000*0.5" office:value-type="float" office:value="-2.37991608777318">
            <text:p>-2.3799160878</text:p>
          </table:table-cell>
          <table:table-cell table:formula="of:=[$'Metabolite Change'.AU9]/[$'Integral of Cell Curve'.$D8]/24*1000000*0.5" office:value-type="float" office:value="-4.06728675580298">
            <text:p>-4.0672867558</text:p>
          </table:table-cell>
          <table:table-cell table:formula="of:=[$'Metabolite Change'.AV9]/[$'Integral of Cell Curve'.$D8]/24*1000000*0.5" office:value-type="float" office:value="-1.50098797730907">
            <text:p>-1.5009879773</text:p>
          </table:table-cell>
          <table:table-cell table:formula="of:=[$'Metabolite Change'.AW9]/[$'Integral of Cell Curve'.$D8]/24*1000000*0.5" office:value-type="float" office:value="-0.401920826671579">
            <text:p>-0.4019208267</text:p>
          </table:table-cell>
          <table:table-cell table:formula="of:=LN(2)/(24/[$'Integral of Cell Curve'.B8])" office:value-type="float" office:value="0.127696881043373">
            <text:p>0.127696881</text:p>
          </table:table-cell>
          <table:table-cell table:number-columns-repeated="97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C</text:p>
          </table:table-cell>
          <table:table-cell table:formula="of:=[$'Metabolite Change'.C10]/[$'Integral of Cell Curve'.$D9]/24*1000000*0.5" office:value-type="float" office:value="-152.381737151336">
            <text:p>-152.3817371513</text:p>
          </table:table-cell>
          <table:table-cell table:formula="of:=[$'Metabolite Change'.D10]/[$'Integral of Cell Curve'.$D9]/24*1000000*0.5" office:value-type="float" office:value="157.430529647314">
            <text:p>157.4305296473</text:p>
          </table:table-cell>
          <table:table-cell table:formula="of:=[$'Metabolite Change'.E10]/[$'Integral of Cell Curve'.$D9]/24*1000000*0.5" office:value-type="float" office:value="-0.718232338508855">
            <text:p>-0.7182323385</text:p>
          </table:table-cell>
          <table:table-cell table:formula="of:=[$'Metabolite Change'.F10]/[$'Integral of Cell Curve'.$D9]/24*1000000*0.5" office:value-type="float" office:value="0.00344056376287128">
            <text:p>0.0034405638</text:p>
          </table:table-cell>
          <table:table-cell table:formula="of:=[$'Metabolite Change'.G10]/[$'Integral of Cell Curve'.$D9]/24*1000000*0.5" office:value-type="float" office:value="0.0149143062220766">
            <text:p>0.0149143062</text:p>
          </table:table-cell>
          <table:table-cell table:formula="of:=[$'Metabolite Change'.H10]/[$'Integral of Cell Curve'.$D9]/24*1000000*0.5" office:value-type="float" office:value="-0.00276627863376139">
            <text:p>-0.0027662786</text:p>
          </table:table-cell>
          <table:table-cell table:formula="of:=[$'Metabolite Change'.I10]/[$'Integral of Cell Curve'.$D9]/24*1000000*0.5" office:value-type="float" office:value="-1.37467285222329">
            <text:p>-1.3746728522</text:p>
          </table:table-cell>
          <table:table-cell table:formula="of:=[$'Metabolite Change'.J10]/[$'Integral of Cell Curve'.$D9]/24*1000000*0.5" office:value-type="float" office:value="0.00325107307071609">
            <text:p>0.0032510731</text:p>
          </table:table-cell>
          <table:table-cell table:formula="of:=[$'Metabolite Change'.K10]/[$'Integral of Cell Curve'.$D9]/24*1000000*0.5" office:value-type="float" office:value="-3.07813741679186">
            <text:p>-3.0781374168</text:p>
          </table:table-cell>
          <table:table-cell table:formula="of:=[$'Metabolite Change'.L10]/[$'Integral of Cell Curve'.$D9]/24*1000000*0.5" office:value-type="float" office:value="-0.000541285094106819">
            <text:p>-0.0005412851</text:p>
          </table:table-cell>
          <table:table-cell table:formula="of:=[$'Metabolite Change'.M10]/[$'Integral of Cell Curve'.$D9]/24*1000000*0.5" office:value-type="float" office:value="0.00415858194524493">
            <text:p>0.0041585819</text:p>
          </table:table-cell>
          <table:table-cell table:formula="of:=[$'Metabolite Change'.N10]/[$'Integral of Cell Curve'.$D9]/24*1000000*0.5" office:value-type="float" office:value="-0.844272354365813">
            <text:p>-0.8442723544</text:p>
          </table:table-cell>
          <table:table-cell table:formula="of:=[$'Metabolite Change'.O10]/[$'Integral of Cell Curve'.$D9]/24*1000000*0.5" office:value-type="float" office:value="-4.01112313798639">
            <text:p>-4.011123138</text:p>
          </table:table-cell>
          <table:table-cell table:formula="of:=[$'Metabolite Change'.P10]/[$'Integral of Cell Curve'.$D9]/24*1000000*0.5" office:value-type="float" office:value="-35.268502814683">
            <text:p>-35.2685028147</text:p>
          </table:table-cell>
          <table:table-cell table:formula="of:=[$'Metabolite Change'.Q10]/[$'Integral of Cell Curve'.$D9]/24*1000000*0.5" office:value-type="float" office:value="-0.0263002791461929">
            <text:p>-0.0263002791</text:p>
          </table:table-cell>
          <table:table-cell table:formula="of:=[$'Metabolite Change'.R10]/[$'Integral of Cell Curve'.$D9]/24*1000000*0.5" office:value-type="float" office:value="-0.0297035439451873">
            <text:p>-0.0297035439</text:p>
          </table:table-cell>
          <table:table-cell table:formula="of:=[$'Metabolite Change'.S10]/[$'Integral of Cell Curve'.$D9]/24*1000000*0.5" office:value-type="float" office:value="0">
            <text:p>#DIV/0!</text:p>
          </table:table-cell>
          <table:table-cell table:formula="of:=[$'Metabolite Change'.T10]/[$'Integral of Cell Curve'.$D9]/24*1000000*0.5" office:value-type="float" office:value="0.182145475706415">
            <text:p>0.1821454757</text:p>
          </table:table-cell>
          <table:table-cell table:formula="of:=[$'Metabolite Change'.U10]/[$'Integral of Cell Curve'.$D9]/24*1000000*0.5" office:value-type="float" office:value="0.168039511675679">
            <text:p>0.1680395117</text:p>
          </table:table-cell>
          <table:table-cell table:formula="of:=[$'Metabolite Change'.V10]/[$'Integral of Cell Curve'.$D9]/24*1000000*0.5" office:value-type="float" office:value="-0.0566198396813674">
            <text:p>-0.0566198397</text:p>
          </table:table-cell>
          <table:table-cell table:formula="of:=[$'Metabolite Change'.W10]/[$'Integral of Cell Curve'.$D9]/24*1000000*0.5" office:value-type="float" office:value="3.63294276613334">
            <text:p>3.6329427661</text:p>
          </table:table-cell>
          <table:table-cell table:formula="of:=[$'Metabolite Change'.X10]/[$'Integral of Cell Curve'.$D9]/24*1000000*0.5" office:value-type="float" office:value="-0.00929905187654299">
            <text:p>-0.0092990519</text:p>
          </table:table-cell>
          <table:table-cell table:formula="of:=[$'Metabolite Change'.Y10]/[$'Integral of Cell Curve'.$D9]/24*1000000*0.5" office:value-type="float" office:value="11.8654150022642">
            <text:p>11.8654150023</text:p>
          </table:table-cell>
          <table:table-cell table:formula="of:=[$'Metabolite Change'.Z10]/[$'Integral of Cell Curve'.$D9]/24*1000000*0.5" office:value-type="float" office:value="-0.000584007105612338">
            <text:p>-0.0005840071</text:p>
          </table:table-cell>
          <table:table-cell table:formula="of:=[$'Metabolite Change'.AA10]/[$'Integral of Cell Curve'.$D9]/24*1000000*0.5" office:value-type="float" office:value="-2.17748360514917">
            <text:p>-2.1774836051</text:p>
          </table:table-cell>
          <table:table-cell table:formula="of:=[$'Metabolite Change'.AB10]/[$'Integral of Cell Curve'.$D9]/24*1000000*0.5" office:value-type="float" office:value="-1.97982090530844">
            <text:p>-1.9798209053</text:p>
          </table:table-cell>
          <table:table-cell table:formula="of:=[$'Metabolite Change'.AC10]/[$'Integral of Cell Curve'.$D9]/24*1000000*0.5" office:value-type="float" office:value="0">
            <text:p>#DIV/0!</text:p>
          </table:table-cell>
          <table:table-cell table:formula="of:=[$'Metabolite Change'.AD10]/[$'Integral of Cell Curve'.$D9]/24*1000000*0.5" office:value-type="float" office:value="0">
            <text:p>#DIV/0!</text:p>
          </table:table-cell>
          <table:table-cell table:formula="of:=[$'Metabolite Change'.AE10]/[$'Integral of Cell Curve'.$D9]/24*1000000*0.5" office:value-type="float" office:value="0.00255289230756953">
            <text:p>0.0025528923</text:p>
          </table:table-cell>
          <table:table-cell table:formula="of:=[$'Metabolite Change'.AF10]/[$'Integral of Cell Curve'.$D9]/24*1000000*0.5" office:value-type="float" office:value="0.00111968392290646">
            <text:p>0.0011196839</text:p>
          </table:table-cell>
          <table:table-cell table:formula="of:=[$'Metabolite Change'.AG10]/[$'Integral of Cell Curve'.$D9]/24*1000000*0.5" office:value-type="float" office:value="0">
            <text:p>#DIV/0!</text:p>
          </table:table-cell>
          <table:table-cell table:formula="of:=[$'Metabolite Change'.AH10]/[$'Integral of Cell Curve'.$D9]/24*1000000*0.5" office:value-type="float" office:value="-0.00602010757327459">
            <text:p>-0.0060201076</text:p>
          </table:table-cell>
          <table:table-cell table:formula="of:=[$'Metabolite Change'.AI10]/[$'Integral of Cell Curve'.$D9]/24*1000000*0.5" office:value-type="float" office:value="0.499700972449488">
            <text:p>0.4997009724</text:p>
          </table:table-cell>
          <table:table-cell table:formula="of:=[$'Metabolite Change'.AJ10]/[$'Integral of Cell Curve'.$D9]/24*1000000*0.5" office:value-type="float" office:value="0.253448013792087">
            <text:p>0.2534480138</text:p>
          </table:table-cell>
          <table:table-cell table:formula="of:=[$'Metabolite Change'.AK10]/[$'Integral of Cell Curve'.$D9]/24*1000000*0.5" office:value-type="float" office:value="0">
            <text:p>#DIV/0!</text:p>
          </table:table-cell>
          <table:table-cell table:formula="of:=[$'Metabolite Change'.AL10]/[$'Integral of Cell Curve'.$D9]/24*1000000*0.5" office:value-type="float" office:value="-0.541562680586322">
            <text:p>-0.5415626806</text:p>
          </table:table-cell>
          <table:table-cell table:formula="of:=[$'Metabolite Change'.AM10]/[$'Integral of Cell Curve'.$D9]/24*1000000*0.5" office:value-type="float" office:value="0.0227200715466409">
            <text:p>0.0227200715</text:p>
          </table:table-cell>
          <table:table-cell table:formula="of:=[$'Metabolite Change'.AN10]/[$'Integral of Cell Curve'.$D9]/24*1000000*0.5" office:value-type="float" office:value="-3.03156785670282">
            <text:p>-3.0315678567</text:p>
          </table:table-cell>
          <table:table-cell table:formula="of:=[$'Metabolite Change'.AO10]/[$'Integral of Cell Curve'.$D9]/24*1000000*0.5" office:value-type="float" office:value="-0.95601932162611">
            <text:p>-0.9560193216</text:p>
          </table:table-cell>
          <table:table-cell table:formula="of:=[$'Metabolite Change'.AP10]/[$'Integral of Cell Curve'.$D9]/24*1000000*0.5" office:value-type="float" office:value="-1.00309914510518">
            <text:p>-1.0030991451</text:p>
          </table:table-cell>
          <table:table-cell table:formula="of:=[$'Metabolite Change'.AQ10]/[$'Integral of Cell Curve'.$D9]/24*1000000*0.5" office:value-type="float" office:value="0.00213651191035937">
            <text:p>0.0021365119</text:p>
          </table:table-cell>
          <table:table-cell table:formula="of:=[$'Metabolite Change'.AR10]/[$'Integral of Cell Curve'.$D9]/24*1000000*0.5" office:value-type="float" office:value="0.000214481685226747">
            <text:p>0.0002144817</text:p>
          </table:table-cell>
          <table:table-cell table:formula="of:=[$'Metabolite Change'.AS10]/[$'Integral of Cell Curve'.$D9]/24*1000000*0.5" office:value-type="float" office:value="-1.59362422549818">
            <text:p>-1.5936242255</text:p>
          </table:table-cell>
          <table:table-cell table:formula="of:=[$'Metabolite Change'.AT10]/[$'Integral of Cell Curve'.$D9]/24*1000000*0.5" office:value-type="float" office:value="-1.72036643227736">
            <text:p>-1.7203664323</text:p>
          </table:table-cell>
          <table:table-cell table:formula="of:=[$'Metabolite Change'.AU10]/[$'Integral of Cell Curve'.$D9]/24*1000000*0.5" office:value-type="float" office:value="-3.21428998875048">
            <text:p>-3.2142899888</text:p>
          </table:table-cell>
          <table:table-cell table:formula="of:=[$'Metabolite Change'.AV10]/[$'Integral of Cell Curve'.$D9]/24*1000000*0.5" office:value-type="float" office:value="-1.16720762457861">
            <text:p>-1.1672076246</text:p>
          </table:table-cell>
          <table:table-cell table:formula="of:=[$'Metabolite Change'.AW10]/[$'Integral of Cell Curve'.$D9]/24*1000000*0.5" office:value-type="float" office:value="-0.300023014141848">
            <text:p>-0.3000230141</text:p>
          </table:table-cell>
          <table:table-cell table:formula="of:=LN(2)/(24/[$'Integral of Cell Curve'.B9])" office:value-type="float" office:value="0.10565745750674">
            <text:p>0.1056574575</text:p>
          </table:table-cell>
          <table:table-cell table:number-columns-repeated="97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C</text:p>
          </table:table-cell>
          <table:table-cell table:formula="of:=[$'Metabolite Change'.C11]/[$'Integral of Cell Curve'.$D10]/24*1000000*0.5" office:value-type="float" office:value="-111.688969975346">
            <text:p>-111.6889699753</text:p>
          </table:table-cell>
          <table:table-cell table:formula="of:=[$'Metabolite Change'.D11]/[$'Integral of Cell Curve'.$D10]/24*1000000*0.5" office:value-type="float" office:value="109.259062314655">
            <text:p>109.2590623147</text:p>
          </table:table-cell>
          <table:table-cell table:formula="of:=[$'Metabolite Change'.E11]/[$'Integral of Cell Curve'.$D10]/24*1000000*0.5" office:value-type="float" office:value="-0.81746886298315">
            <text:p>-0.817468863</text:p>
          </table:table-cell>
          <table:table-cell table:formula="of:=[$'Metabolite Change'.F11]/[$'Integral of Cell Curve'.$D10]/24*1000000*0.5" office:value-type="float" office:value="-0.00125395455840891">
            <text:p>-0.0012539546</text:p>
          </table:table-cell>
          <table:table-cell table:formula="of:=[$'Metabolite Change'.G11]/[$'Integral of Cell Curve'.$D10]/24*1000000*0.5" office:value-type="float" office:value="-0.246227546796775">
            <text:p>-0.2462275468</text:p>
          </table:table-cell>
          <table:table-cell table:formula="of:=[$'Metabolite Change'.H11]/[$'Integral of Cell Curve'.$D10]/24*1000000*0.5" office:value-type="float" office:value="-0.00206247413189026">
            <text:p>-0.0020624741</text:p>
          </table:table-cell>
          <table:table-cell table:formula="of:=[$'Metabolite Change'.I11]/[$'Integral of Cell Curve'.$D10]/24*1000000*0.5" office:value-type="float" office:value="-1.53545086238622">
            <text:p>-1.5354508624</text:p>
          </table:table-cell>
          <table:table-cell table:formula="of:=[$'Metabolite Change'.J11]/[$'Integral of Cell Curve'.$D10]/24*1000000*0.5" office:value-type="float" office:value="-0.00169763998961266">
            <text:p>-0.00169764</text:p>
          </table:table-cell>
          <table:table-cell table:formula="of:=[$'Metabolite Change'.K11]/[$'Integral of Cell Curve'.$D10]/24*1000000*0.5" office:value-type="float" office:value="-3.47769715342058">
            <text:p>-3.4776971534</text:p>
          </table:table-cell>
          <table:table-cell table:formula="of:=[$'Metabolite Change'.L11]/[$'Integral of Cell Curve'.$D10]/24*1000000*0.5" office:value-type="float" office:value="-0.00346555641750804">
            <text:p>-0.0034655564</text:p>
          </table:table-cell>
          <table:table-cell table:formula="of:=[$'Metabolite Change'.M11]/[$'Integral of Cell Curve'.$D10]/24*1000000*0.5" office:value-type="float" office:value="-0.098387771382753">
            <text:p>-0.0983877714</text:p>
          </table:table-cell>
          <table:table-cell table:formula="of:=[$'Metabolite Change'.N11]/[$'Integral of Cell Curve'.$D10]/24*1000000*0.5" office:value-type="float" office:value="-0.500020896675902">
            <text:p>-0.5000208967</text:p>
          </table:table-cell>
          <table:table-cell table:formula="of:=[$'Metabolite Change'.O11]/[$'Integral of Cell Curve'.$D10]/24*1000000*0.5" office:value-type="float" office:value="-3.59305306253057">
            <text:p>-3.5930530625</text:p>
          </table:table-cell>
          <table:table-cell table:formula="of:=[$'Metabolite Change'.P11]/[$'Integral of Cell Curve'.$D10]/24*1000000*0.5" office:value-type="float" office:value="-32.4464534361819">
            <text:p>-32.4464534362</text:p>
          </table:table-cell>
          <table:table-cell table:formula="of:=[$'Metabolite Change'.Q11]/[$'Integral of Cell Curve'.$D10]/24*1000000*0.5" office:value-type="float" office:value="-0.0222398599088585">
            <text:p>-0.0222398599</text:p>
          </table:table-cell>
          <table:table-cell table:formula="of:=[$'Metabolite Change'.R11]/[$'Integral of Cell Curve'.$D10]/24*1000000*0.5" office:value-type="float" office:value="-0.0263546246190059">
            <text:p>-0.0263546246</text:p>
          </table:table-cell>
          <table:table-cell table:formula="of:=[$'Metabolite Change'.S11]/[$'Integral of Cell Curve'.$D10]/24*1000000*0.5" office:value-type="float" office:value="0">
            <text:p>#DIV/0!</text:p>
          </table:table-cell>
          <table:table-cell table:formula="of:=[$'Metabolite Change'.T11]/[$'Integral of Cell Curve'.$D10]/24*1000000*0.5" office:value-type="float" office:value="-0.0689565522210614">
            <text:p>-0.0689565522</text:p>
          </table:table-cell>
          <table:table-cell table:formula="of:=[$'Metabolite Change'.U11]/[$'Integral of Cell Curve'.$D10]/24*1000000*0.5" office:value-type="float" office:value="-0.155434588078795">
            <text:p>-0.1554345881</text:p>
          </table:table-cell>
          <table:table-cell table:formula="of:=[$'Metabolite Change'.V11]/[$'Integral of Cell Curve'.$D10]/24*1000000*0.5" office:value-type="float" office:value="-0.061929995710249">
            <text:p>-0.0619299957</text:p>
          </table:table-cell>
          <table:table-cell table:formula="of:=[$'Metabolite Change'.W11]/[$'Integral of Cell Curve'.$D10]/24*1000000*0.5" office:value-type="float" office:value="1.40043239371089">
            <text:p>1.4004323937</text:p>
          </table:table-cell>
          <table:table-cell table:formula="of:=[$'Metabolite Change'.X11]/[$'Integral of Cell Curve'.$D10]/24*1000000*0.5" office:value-type="float" office:value="-0.00878293956926512">
            <text:p>-0.0087829396</text:p>
          </table:table-cell>
          <table:table-cell table:formula="of:=[$'Metabolite Change'.Y11]/[$'Integral of Cell Curve'.$D10]/24*1000000*0.5" office:value-type="float" office:value="10.1396413119511">
            <text:p>10.139641312</text:p>
          </table:table-cell>
          <table:table-cell table:formula="of:=[$'Metabolite Change'.Z11]/[$'Integral of Cell Curve'.$D10]/24*1000000*0.5" office:value-type="float" office:value="-0.00264394376774294">
            <text:p>-0.0026439438</text:p>
          </table:table-cell>
          <table:table-cell table:formula="of:=[$'Metabolite Change'.AA11]/[$'Integral of Cell Curve'.$D10]/24*1000000*0.5" office:value-type="float" office:value="-2.14223639454564">
            <text:p>-2.1422363945</text:p>
          </table:table-cell>
          <table:table-cell table:formula="of:=[$'Metabolite Change'.AB11]/[$'Integral of Cell Curve'.$D10]/24*1000000*0.5" office:value-type="float" office:value="-1.83446369992934">
            <text:p>-1.8344636999</text:p>
          </table:table-cell>
          <table:table-cell table:formula="of:=[$'Metabolite Change'.AC11]/[$'Integral of Cell Curve'.$D10]/24*1000000*0.5" office:value-type="float" office:value="0">
            <text:p>#DIV/0!</text:p>
          </table:table-cell>
          <table:table-cell table:formula="of:=[$'Metabolite Change'.AD11]/[$'Integral of Cell Curve'.$D10]/24*1000000*0.5" office:value-type="float" office:value="0">
            <text:p>#DIV/0!</text:p>
          </table:table-cell>
          <table:table-cell table:formula="of:=[$'Metabolite Change'.AE11]/[$'Integral of Cell Curve'.$D10]/24*1000000*0.5" office:value-type="float" office:value="-0.000592936636176741">
            <text:p>-0.0005929366</text:p>
          </table:table-cell>
          <table:table-cell table:formula="of:=[$'Metabolite Change'.AF11]/[$'Integral of Cell Curve'.$D10]/24*1000000*0.5" office:value-type="float" office:value="-0.00412770026229881">
            <text:p>-0.0041277003</text:p>
          </table:table-cell>
          <table:table-cell table:formula="of:=[$'Metabolite Change'.AG11]/[$'Integral of Cell Curve'.$D10]/24*1000000*0.5" office:value-type="float" office:value="0">
            <text:p>#DIV/0!</text:p>
          </table:table-cell>
          <table:table-cell table:formula="of:=[$'Metabolite Change'.AH11]/[$'Integral of Cell Curve'.$D10]/24*1000000*0.5" office:value-type="float" office:value="-0.00769441902633828">
            <text:p>-0.007694419</text:p>
          </table:table-cell>
          <table:table-cell table:formula="of:=[$'Metabolite Change'.AI11]/[$'Integral of Cell Curve'.$D10]/24*1000000*0.5" office:value-type="float" office:value="-0.197591568643807">
            <text:p>-0.1975915686</text:p>
          </table:table-cell>
          <table:table-cell table:formula="of:=[$'Metabolite Change'.AJ11]/[$'Integral of Cell Curve'.$D10]/24*1000000*0.5" office:value-type="float" office:value="-0.394333180903976">
            <text:p>-0.3943331809</text:p>
          </table:table-cell>
          <table:table-cell table:formula="of:=[$'Metabolite Change'.AK11]/[$'Integral of Cell Curve'.$D10]/24*1000000*0.5" office:value-type="float" office:value="0">
            <text:p>#DIV/0!</text:p>
          </table:table-cell>
          <table:table-cell table:formula="of:=[$'Metabolite Change'.AL11]/[$'Integral of Cell Curve'.$D10]/24*1000000*0.5" office:value-type="float" office:value="-0.74263186678869">
            <text:p>-0.7426318668</text:p>
          </table:table-cell>
          <table:table-cell table:formula="of:=[$'Metabolite Change'.AM11]/[$'Integral of Cell Curve'.$D10]/24*1000000*0.5" office:value-type="float" office:value="-0.00247512267463997">
            <text:p>-0.0024751227</text:p>
          </table:table-cell>
          <table:table-cell table:formula="of:=[$'Metabolite Change'.AN11]/[$'Integral of Cell Curve'.$D10]/24*1000000*0.5" office:value-type="float" office:value="-2.85737145789873">
            <text:p>-2.8573714579</text:p>
          </table:table-cell>
          <table:table-cell table:formula="of:=[$'Metabolite Change'.AO11]/[$'Integral of Cell Curve'.$D10]/24*1000000*0.5" office:value-type="float" office:value="-0.976254408856402">
            <text:p>-0.9762544089</text:p>
          </table:table-cell>
          <table:table-cell table:formula="of:=[$'Metabolite Change'.AP11]/[$'Integral of Cell Curve'.$D10]/24*1000000*0.5" office:value-type="float" office:value="-0.957526906618293">
            <text:p>-0.9575269066</text:p>
          </table:table-cell>
          <table:table-cell table:formula="of:=[$'Metabolite Change'.AQ11]/[$'Integral of Cell Curve'.$D10]/24*1000000*0.5" office:value-type="float" office:value="0.00139608716311062">
            <text:p>0.0013960872</text:p>
          </table:table-cell>
          <table:table-cell table:formula="of:=[$'Metabolite Change'.AR11]/[$'Integral of Cell Curve'.$D10]/24*1000000*0.5" office:value-type="float" office:value="-0.00357559478970033">
            <text:p>-0.0035755948</text:p>
          </table:table-cell>
          <table:table-cell table:formula="of:=[$'Metabolite Change'.AS11]/[$'Integral of Cell Curve'.$D10]/24*1000000*0.5" office:value-type="float" office:value="-2.36166486253538">
            <text:p>-2.3616648625</text:p>
          </table:table-cell>
          <table:table-cell table:formula="of:=[$'Metabolite Change'.AT11]/[$'Integral of Cell Curve'.$D10]/24*1000000*0.5" office:value-type="float" office:value="-2.54948995427371">
            <text:p>-2.5494899543</text:p>
          </table:table-cell>
          <table:table-cell table:formula="of:=[$'Metabolite Change'.AU11]/[$'Integral of Cell Curve'.$D10]/24*1000000*0.5" office:value-type="float" office:value="-2.95193970607464">
            <text:p>-2.9519397061</text:p>
          </table:table-cell>
          <table:table-cell table:formula="of:=[$'Metabolite Change'.AV11]/[$'Integral of Cell Curve'.$D10]/24*1000000*0.5" office:value-type="float" office:value="-1.12002021874639">
            <text:p>-1.1200202187</text:p>
          </table:table-cell>
          <table:table-cell table:formula="of:=[$'Metabolite Change'.AW11]/[$'Integral of Cell Curve'.$D10]/24*1000000*0.5" office:value-type="float" office:value="-0.283160663484129">
            <text:p>-0.2831606635</text:p>
          </table:table-cell>
          <table:table-cell table:formula="of:=LN(2)/(24/[$'Integral of Cell Curve'.B10])" office:value-type="float" office:value="0.0663711921034537">
            <text:p>0.0663711921</text:p>
          </table:table-cell>
          <table:table-cell table:number-columns-repeated="97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ux_data_aggregate" table:style-name="ta9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Mouse Number</text:p>
          </table:table-cell>
          <table:table-cell office:value-type="string">
            <text:p>Strain</text:p>
          </table:table-cell>
          <table:table-cell table:style-name="ce14" office:value-type="string">
            <text:p>Glucose</text:p>
          </table:table-cell>
          <table:table-cell table:style-name="ce14" office:value-type="string">
            <text:p>Lactate</text:p>
          </table:table-cell>
          <table:table-cell table:style-name="ce8" office:value-type="string">
            <text:p>Histidine</text:p>
          </table:table-cell>
          <table:table-cell table:style-name="ce8" office:value-type="string">
            <text:p>3-Methyl_Histidine</text:p>
          </table:table-cell>
          <table:table-cell table:style-name="ce8" office:value-type="string">
            <text:p>Hydroxyproline</text:p>
          </table:table-cell>
          <table:table-cell table:style-name="ce8" office:value-type="string">
            <text:p>1-Methyl_Histidine</text:p>
          </table:table-cell>
          <table:table-cell table:style-name="ce8" office:value-type="string">
            <text:p>Asparagine</text:p>
          </table:table-cell>
          <table:table-cell table:style-name="ce8" office:value-type="string">
            <text:p>Phosphoethanolamine</text:p>
          </table:table-cell>
          <table:table-cell table:style-name="ce8" office:value-type="string">
            <text:p>Arginine</text:p>
          </table:table-cell>
          <table:table-cell table:style-name="ce8" office:value-type="string">
            <text:p>Carnosine</text:p>
          </table:table-cell>
          <table:table-cell table:style-name="ce8" office:value-type="string">
            <text:p>Taurine</text:p>
          </table:table-cell>
          <table:table-cell table:style-name="ce8" office:value-type="string">
            <text:p>Anserine</text:p>
          </table:table-cell>
          <table:table-cell table:style-name="ce8" office:value-type="string">
            <text:p>Serine</text:p>
          </table:table-cell>
          <table:table-cell table:style-name="ce8" office:value-type="string">
            <text:p>Glutamine</text:p>
          </table:table-cell>
          <table:table-cell table:style-name="ce8" office:value-type="string">
            <text:p>S-sulfocysteine</text:p>
          </table:table-cell>
          <table:table-cell table:style-name="ce8" office:value-type="string">
            <text:p>Argininosuccinic_Acid</text:p>
          </table:table-cell>
          <table:table-cell table:style-name="ce8" office:value-type="string">
            <text:p>Ethanolamine</text:p>
          </table:table-cell>
          <table:table-cell table:style-name="ce8" office:value-type="string">
            <text:p>Glycine</text:p>
          </table:table-cell>
          <table:table-cell table:style-name="ce8" office:value-type="string">
            <text:p>Aspartic_Acid</text:p>
          </table:table-cell>
          <table:table-cell table:style-name="ce8" office:value-type="string">
            <text:p>Citrulline</text:p>
          </table:table-cell>
          <table:table-cell table:style-name="ce8" office:value-type="string">
            <text:p>Alanine</text:p>
          </table:table-cell>
          <table:table-cell table:style-name="ce8" office:value-type="string">
            <text:p>Beta_Alanine</text:p>
          </table:table-cell>
          <table:table-cell table:style-name="ce8" office:value-type="string">
            <text:p>Glutamic_Acid</text:p>
          </table:table-cell>
          <table:table-cell table:style-name="ce8" office:value-type="string">
            <text:p>Sarcosine</text:p>
          </table:table-cell>
          <table:table-cell table:style-name="ce8" office:value-type="string">
            <text:p>Cystine</text:p>
          </table:table-cell>
          <table:table-cell table:style-name="ce8" office:value-type="string">
            <text:p>Threonine</text:p>
          </table:table-cell>
          <table:table-cell table:style-name="ce8" office:value-type="string">
            <text:p>Homocitrulline</text:p>
          </table:table-cell>
          <table:table-cell table:style-name="ce8" office:value-type="string">
            <text:p>Gamma_Aminobutyric_Acid</text:p>
          </table:table-cell>
          <table:table-cell table:style-name="ce8" office:value-type="string">
            <text:p>Hydroxylysine</text:p>
          </table:table-cell>
          <table:table-cell table:style-name="ce8" office:value-type="string">
            <text:p>Alpha_Aminoadipic_Acid</text:p>
          </table:table-cell>
          <table:table-cell table:style-name="ce8" office:value-type="string">
            <text:p>Beta_Aminoisobutyric_Acid</text:p>
          </table:table-cell>
          <table:table-cell table:style-name="ce8" office:value-type="string">
            <text:p>Glycyl_Proline</text:p>
          </table:table-cell>
          <table:table-cell table:style-name="ce8" office:value-type="string">
            <text:p>Proline</text:p>
          </table:table-cell>
          <table:table-cell table:style-name="ce8" office:value-type="string">
            <text:p>Valine</text:p>
          </table:table-cell>
          <table:table-cell table:style-name="ce8" office:value-type="string">
            <text:p>Cystathionine</text:p>
          </table:table-cell>
          <table:table-cell table:style-name="ce8" office:value-type="string">
            <text:p>L-ornithine</text:p>
          </table:table-cell>
          <table:table-cell table:style-name="ce8" office:value-type="string">
            <text:p>Alpha_Aminobutyric_Acid</text:p>
          </table:table-cell>
          <table:table-cell table:style-name="ce8" office:value-type="string">
            <text:p>Lysine</text:p>
          </table:table-cell>
          <table:table-cell table:style-name="ce8" office:value-type="string">
            <text:p>Tyrosine</text:p>
          </table:table-cell>
          <table:table-cell table:style-name="ce8" office:value-type="string">
            <text:p>Methionine</text:p>
          </table:table-cell>
          <table:table-cell table:style-name="ce8" office:value-type="string">
            <text:p>Homocystine</text:p>
          </table:table-cell>
          <table:table-cell table:style-name="ce8" office:value-type="string">
            <text:p>Kynurenine</text:p>
          </table:table-cell>
          <table:table-cell table:style-name="ce8" office:value-type="string">
            <text:p>Isoleucine</text:p>
          </table:table-cell>
          <table:table-cell table:style-name="ce8" office:value-type="string">
            <text:p>All-isoleucine</text:p>
          </table:table-cell>
          <table:table-cell table:style-name="ce8" office:value-type="string">
            <text:p>Leucine</text:p>
          </table:table-cell>
          <table:table-cell table:style-name="ce8" office:value-type="string">
            <text:p>Phenylalanine</text:p>
          </table:table-cell>
          <table:table-cell table:style-name="ce8" office:value-type="string">
            <text:p>Tryptophan</text:p>
          </table:table-cell>
          <table:table-cell table:style-name="ce8"/>
          <table:table-cell table:number-columns-repeated="97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6</text:p>
          </table:table-cell>
          <table:table-cell table:style-name="ce10" table:formula="of:=[$'Metabolite Change'.C4]/[$'Processing Cell Count For Agg'.$E$28]/24*1000000*0.5" office:value-type="float" office:value="-182.104347404408">
            <text:p>-182.10</text:p>
          </table:table-cell>
          <table:table-cell table:style-name="ce10" table:formula="of:=[$'Metabolite Change'.D4]/[$'Processing Cell Count For Agg'.$E$28]/24*1000000*0.5" office:value-type="float" office:value="181.819586892439">
            <text:p>181.82</text:p>
          </table:table-cell>
          <table:table-cell table:style-name="ce10" table:formula="of:=[$'Metabolite Change'.E4]/[$'Processing Cell Count For Agg'.$E$28]/24*1000000*0.5" office:value-type="float" office:value="-1.13170868381313">
            <text:p>-1.13</text:p>
          </table:table-cell>
          <table:table-cell table:style-name="ce10" table:formula="of:=[$'Metabolite Change'.F4]/[$'Processing Cell Count For Agg'.$E$28]/24*1000000*0.5" office:value-type="float" office:value="-0.000234670637880572">
            <text:p>0.00</text:p>
          </table:table-cell>
          <table:table-cell table:style-name="ce10" table:formula="of:=[$'Metabolite Change'.G4]/[$'Processing Cell Count For Agg'.$E$28]/24*1000000*0.5" office:value-type="float" office:value="0.161472312187666">
            <text:p>0.16</text:p>
          </table:table-cell>
          <table:table-cell table:style-name="ce10" table:formula="of:=[$'Metabolite Change'.H4]/[$'Processing Cell Count For Agg'.$E$28]/24*1000000*0.5" office:value-type="float" office:value="0.000307201111315767">
            <text:p>0.00</text:p>
          </table:table-cell>
          <table:table-cell table:style-name="ce10" table:formula="of:=[$'Metabolite Change'.I4]/[$'Processing Cell Count For Agg'.$E$28]/24*1000000*0.5" office:value-type="float" office:value="-2.24076586705016">
            <text:p>-2.24</text:p>
          </table:table-cell>
          <table:table-cell table:style-name="ce10" table:formula="of:=[$'Metabolite Change'.J4]/[$'Processing Cell Count For Agg'.$E$28]/24*1000000*0.5" office:value-type="float" office:value="0.00148653507620405">
            <text:p>0.00</text:p>
          </table:table-cell>
          <table:table-cell table:style-name="ce10" table:formula="of:=[$'Metabolite Change'.K4]/[$'Processing Cell Count For Agg'.$E$28]/24*1000000*0.5" office:value-type="float" office:value="-4.72448182751781">
            <text:p>-4.72</text:p>
          </table:table-cell>
          <table:table-cell table:style-name="ce10" table:formula="of:=[$'Metabolite Change'.L4]/[$'Processing Cell Count For Agg'.$E$28]/24*1000000*0.5" office:value-type="float" office:value="-0.00390207768262479">
            <text:p>0.00</text:p>
          </table:table-cell>
          <table:table-cell table:style-name="ce10" table:formula="of:=[$'Metabolite Change'.M4]/[$'Processing Cell Count For Agg'.$E$28]/24*1000000*0.5" office:value-type="float" office:value="-0.145775923372636">
            <text:p>-0.15</text:p>
          </table:table-cell>
          <table:table-cell table:style-name="ce10" table:formula="of:=[$'Metabolite Change'.N4]/[$'Processing Cell Count For Agg'.$E$28]/24*1000000*0.5" office:value-type="float" office:value="0.0582768444298929">
            <text:p>0.06</text:p>
          </table:table-cell>
          <table:table-cell table:style-name="ce10" table:formula="of:=[$'Metabolite Change'.O4]/[$'Processing Cell Count For Agg'.$E$28]/24*1000000*0.5" office:value-type="float" office:value="-5.14879233904919">
            <text:p>-5.15</text:p>
          </table:table-cell>
          <table:table-cell table:style-name="ce10" table:formula="of:=[$'Metabolite Change'.P4]/[$'Processing Cell Count For Agg'.$E$28]/24*1000000*0.5" office:value-type="float" office:value="-63.4134942815073">
            <text:p>-63.41</text:p>
          </table:table-cell>
          <table:table-cell table:style-name="ce10" table:formula="of:=[$'Metabolite Change'.Q4]/[$'Processing Cell Count For Agg'.$E$28]/24*1000000*0.5" office:value-type="float" office:value="-0.00661654902560475">
            <text:p>-0.01</text:p>
          </table:table-cell>
          <table:table-cell table:style-name="ce10" table:formula="of:=[$'Metabolite Change'.R4]/[$'Processing Cell Count For Agg'.$E$28]/24*1000000*0.5" office:value-type="float" office:value="-0.0560638015635762">
            <text:p>-0.06</text:p>
          </table:table-cell>
          <table:table-cell table:style-name="ce10" table:formula="of:=[$'Metabolite Change'.S4]/[$'Processing Cell Count For Agg'.$E$28]/24*1000000*0.5" office:value-type="float" office:value="0">
            <text:p>#DIV/0!</text:p>
          </table:table-cell>
          <table:table-cell table:style-name="ce10" table:formula="of:=[$'Metabolite Change'.T4]/[$'Processing Cell Count For Agg'.$E$28]/24*1000000*0.5" office:value-type="float" office:value="0.74613349774547">
            <text:p>0.75</text:p>
          </table:table-cell>
          <table:table-cell table:style-name="ce10" table:formula="of:=[$'Metabolite Change'.U4]/[$'Processing Cell Count For Agg'.$E$28]/24*1000000*0.5" office:value-type="float" office:value="0.845613441658016">
            <text:p>0.85</text:p>
          </table:table-cell>
          <table:table-cell table:style-name="ce10" table:formula="of:=[$'Metabolite Change'.V4]/[$'Processing Cell Count For Agg'.$E$28]/24*1000000*0.5" office:value-type="float" office:value="-0.0793678365857669">
            <text:p>-0.08</text:p>
          </table:table-cell>
          <table:table-cell table:style-name="ce10" table:formula="of:=[$'Metabolite Change'.W4]/[$'Processing Cell Count For Agg'.$E$28]/24*1000000*0.5" office:value-type="float" office:value="1.39313024238394">
            <text:p>1.39</text:p>
          </table:table-cell>
          <table:table-cell table:style-name="ce10" table:formula="of:=[$'Metabolite Change'.X4]/[$'Processing Cell Count For Agg'.$E$28]/24*1000000*0.5" office:value-type="float" office:value="-0.0206993404638194">
            <text:p>-0.02</text:p>
          </table:table-cell>
          <table:table-cell table:style-name="ce10" table:formula="of:=[$'Metabolite Change'.Y4]/[$'Processing Cell Count For Agg'.$E$28]/24*1000000*0.5" office:value-type="float" office:value="31.6440251810322">
            <text:p>31.64</text:p>
          </table:table-cell>
          <table:table-cell table:style-name="ce10" table:formula="of:=[$'Metabolite Change'.Z4]/[$'Processing Cell Count For Agg'.$E$28]/24*1000000*0.5" office:value-type="float" office:value="-0.00239744825194669">
            <text:p>0.00</text:p>
          </table:table-cell>
          <table:table-cell table:style-name="ce10" table:formula="of:=[$'Metabolite Change'.AA4]/[$'Processing Cell Count For Agg'.$E$28]/24*1000000*0.5" office:value-type="float" office:value="-3.4764226851543">
            <text:p>-3.48</text:p>
          </table:table-cell>
          <table:table-cell table:style-name="ce10" table:formula="of:=[$'Metabolite Change'.AB4]/[$'Processing Cell Count For Agg'.$E$28]/24*1000000*0.5" office:value-type="float" office:value="-2.85518431213887">
            <text:p>-2.86</text:p>
          </table:table-cell>
          <table:table-cell table:style-name="ce10" table:formula="of:=[$'Metabolite Change'.AC4]/[$'Processing Cell Count For Agg'.$E$28]/24*1000000*0.5" office:value-type="float" office:value="0">
            <text:p>#DIV/0!</text:p>
          </table:table-cell>
          <table:table-cell table:style-name="ce10" table:formula="of:=[$'Metabolite Change'.AD4]/[$'Processing Cell Count For Agg'.$E$28]/24*1000000*0.5" office:value-type="float" office:value="0">
            <text:p>#DIV/0!</text:p>
          </table:table-cell>
          <table:table-cell table:style-name="ce10" table:formula="of:=[$'Metabolite Change'.AE4]/[$'Processing Cell Count For Agg'.$E$28]/24*1000000*0.5" office:value-type="float" office:value="-0.000328589218784446">
            <text:p>0.00</text:p>
          </table:table-cell>
          <table:table-cell table:style-name="ce10" table:formula="of:=[$'Metabolite Change'.AF4]/[$'Processing Cell Count For Agg'.$E$28]/24*1000000*0.5" office:value-type="float" office:value="-0.00487282786775762">
            <text:p>0.00</text:p>
          </table:table-cell>
          <table:table-cell table:style-name="ce10" table:formula="of:=[$'Metabolite Change'.AG4]/[$'Processing Cell Count For Agg'.$E$28]/24*1000000*0.5" office:value-type="float" office:value="0">
            <text:p>#DIV/0!</text:p>
          </table:table-cell>
          <table:table-cell table:style-name="ce10" table:formula="of:=[$'Metabolite Change'.AH4]/[$'Processing Cell Count For Agg'.$E$28]/24*1000000*0.5" office:value-type="float" office:value="-0.0118184465908659">
            <text:p>-0.01</text:p>
          </table:table-cell>
          <table:table-cell table:style-name="ce10" table:formula="of:=[$'Metabolite Change'.AI4]/[$'Processing Cell Count For Agg'.$E$28]/24*1000000*0.5" office:value-type="float" office:value="-0.646083530959527">
            <text:p>-0.65</text:p>
          </table:table-cell>
          <table:table-cell table:style-name="ce10" table:formula="of:=[$'Metabolite Change'.AJ4]/[$'Processing Cell Count For Agg'.$E$28]/24*1000000*0.5" office:value-type="float" office:value="-0.884268425041169">
            <text:p>-0.88</text:p>
          </table:table-cell>
          <table:table-cell table:style-name="ce10" table:formula="of:=[$'Metabolite Change'.AK4]/[$'Processing Cell Count For Agg'.$E$28]/24*1000000*0.5" office:value-type="float" office:value="0">
            <text:p>#DIV/0!</text:p>
          </table:table-cell>
          <table:table-cell table:style-name="ce10" table:formula="of:=[$'Metabolite Change'.AL4]/[$'Processing Cell Count For Agg'.$E$28]/24*1000000*0.5" office:value-type="float" office:value="-1.38402300293782">
            <text:p>-1.38</text:p>
          </table:table-cell>
          <table:table-cell table:style-name="ce10" table:formula="of:=[$'Metabolite Change'.AM4]/[$'Processing Cell Count For Agg'.$E$28]/24*1000000*0.5" office:value-type="float" office:value="-0.020035135120048">
            <text:p>-0.02</text:p>
          </table:table-cell>
          <table:table-cell table:style-name="ce10" table:formula="of:=[$'Metabolite Change'.AN4]/[$'Processing Cell Count For Agg'.$E$28]/24*1000000*0.5" office:value-type="float" office:value="-4.52061627032588">
            <text:p>-4.52</text:p>
          </table:table-cell>
          <table:table-cell table:style-name="ce10" table:formula="of:=[$'Metabolite Change'.AO4]/[$'Processing Cell Count For Agg'.$E$28]/24*1000000*0.5" office:value-type="float" office:value="-1.46331368966">
            <text:p>-1.46</text:p>
          </table:table-cell>
          <table:table-cell table:style-name="ce10" table:formula="of:=[$'Metabolite Change'.AP4]/[$'Processing Cell Count For Agg'.$E$28]/24*1000000*0.5" office:value-type="float" office:value="-1.52886700042105">
            <text:p>-1.53</text:p>
          </table:table-cell>
          <table:table-cell table:style-name="ce10" table:formula="of:=[$'Metabolite Change'.AQ4]/[$'Processing Cell Count For Agg'.$E$28]/24*1000000*0.5" office:value-type="float" office:value="0.00216978368624981">
            <text:p>0.00</text:p>
          </table:table-cell>
          <table:table-cell table:style-name="ce10" table:formula="of:=[$'Metabolite Change'.AR4]/[$'Processing Cell Count For Agg'.$E$28]/24*1000000*0.5" office:value-type="float" office:value="0.00232595862478985">
            <text:p>0.00</text:p>
          </table:table-cell>
          <table:table-cell table:style-name="ce10" table:formula="of:=[$'Metabolite Change'.AS4]/[$'Processing Cell Count For Agg'.$E$28]/24*1000000*0.5" office:value-type="float" office:value="-4.22199559252219">
            <text:p>-4.22</text:p>
          </table:table-cell>
          <table:table-cell table:style-name="ce10" table:formula="of:=[$'Metabolite Change'.AT4]/[$'Processing Cell Count For Agg'.$E$28]/24*1000000*0.5" office:value-type="float" office:value="-4.5577742722426">
            <text:p>-4.56</text:p>
          </table:table-cell>
          <table:table-cell table:style-name="ce10" table:formula="of:=[$'Metabolite Change'.AU4]/[$'Processing Cell Count For Agg'.$E$28]/24*1000000*0.5" office:value-type="float" office:value="-4.2829877441106">
            <text:p>-4.28</text:p>
          </table:table-cell>
          <table:table-cell table:style-name="ce10" table:formula="of:=[$'Metabolite Change'.AV4]/[$'Processing Cell Count For Agg'.$E$28]/24*1000000*0.5" office:value-type="float" office:value="-1.76597916679493">
            <text:p>-1.77</text:p>
          </table:table-cell>
          <table:table-cell table:style-name="ce10" table:formula="of:=[$'Metabolite Change'.AW4]/[$'Processing Cell Count For Agg'.$E$28]/24*1000000*0.5" office:value-type="float" office:value="-0.455371554637322">
            <text:p>-0.46</text:p>
          </table:table-cell>
          <table:table-cell table:style-name="ce2"/>
          <table:table-cell table:number-columns-repeated="97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6</text:p>
          </table:table-cell>
          <table:table-cell table:style-name="ce10" table:formula="of:=[$'Metabolite Change'.C5]/[$'Processing Cell Count For Agg'.$E$28]/24*1000000*0.5" office:value-type="float" office:value="-223.394621639966">
            <text:p>-223.39</text:p>
          </table:table-cell>
          <table:table-cell table:style-name="ce10" table:formula="of:=[$'Metabolite Change'.D5]/[$'Processing Cell Count For Agg'.$E$28]/24*1000000*0.5" office:value-type="float" office:value="215.421327304824">
            <text:p>215.42</text:p>
          </table:table-cell>
          <table:table-cell table:style-name="ce10" table:formula="of:=[$'Metabolite Change'.E5]/[$'Processing Cell Count For Agg'.$E$28]/24*1000000*0.5" office:value-type="float" office:value="-1.28563853939768">
            <text:p>-1.29</text:p>
          </table:table-cell>
          <table:table-cell table:style-name="ce10" table:formula="of:=[$'Metabolite Change'.F5]/[$'Processing Cell Count For Agg'.$E$28]/24*1000000*0.5" office:value-type="float" office:value="0.00735195722305681">
            <text:p>0.01</text:p>
          </table:table-cell>
          <table:table-cell table:style-name="ce10" table:formula="of:=[$'Metabolite Change'.G5]/[$'Processing Cell Count For Agg'.$E$28]/24*1000000*0.5" office:value-type="float" office:value="-0.716686653169944">
            <text:p>-0.72</text:p>
          </table:table-cell>
          <table:table-cell table:style-name="ce10" table:formula="of:=[$'Metabolite Change'.H5]/[$'Processing Cell Count For Agg'.$E$28]/24*1000000*0.5" office:value-type="float" office:value="0.00931047181031652">
            <text:p>0.01</text:p>
          </table:table-cell>
          <table:table-cell table:style-name="ce10" table:formula="of:=[$'Metabolite Change'.I5]/[$'Processing Cell Count For Agg'.$E$28]/24*1000000*0.5" office:value-type="float" office:value="-2.7557741615539">
            <text:p>-2.76</text:p>
          </table:table-cell>
          <table:table-cell table:style-name="ce10" table:formula="of:=[$'Metabolite Change'.J5]/[$'Processing Cell Count For Agg'.$E$28]/24*1000000*0.5" office:value-type="float" office:value="0.0036817262227315">
            <text:p>0.00</text:p>
          </table:table-cell>
          <table:table-cell table:style-name="ce10" table:formula="of:=[$'Metabolite Change'.K5]/[$'Processing Cell Count For Agg'.$E$28]/24*1000000*0.5" office:value-type="float" office:value="-6.04162801148444">
            <text:p>-6.04</text:p>
          </table:table-cell>
          <table:table-cell table:style-name="ce10" table:formula="of:=[$'Metabolite Change'.L5]/[$'Processing Cell Count For Agg'.$E$28]/24*1000000*0.5" office:value-type="float" office:value="0.00549405651424868">
            <text:p>0.01</text:p>
          </table:table-cell>
          <table:table-cell table:style-name="ce10" table:formula="of:=[$'Metabolite Change'.M5]/[$'Processing Cell Count For Agg'.$E$28]/24*1000000*0.5" office:value-type="float" office:value="-0.16022200879241">
            <text:p>-0.16</text:p>
          </table:table-cell>
          <table:table-cell table:style-name="ce10" table:formula="of:=[$'Metabolite Change'.N5]/[$'Processing Cell Count For Agg'.$E$28]/24*1000000*0.5" office:value-type="float" office:value="-2.13357682464793">
            <text:p>-2.13</text:p>
          </table:table-cell>
          <table:table-cell table:style-name="ce10" table:formula="of:=[$'Metabolite Change'.O5]/[$'Processing Cell Count For Agg'.$E$28]/24*1000000*0.5" office:value-type="float" office:value="-6.02439065044374">
            <text:p>-6.02</text:p>
          </table:table-cell>
          <table:table-cell table:style-name="ce10" table:formula="of:=[$'Metabolite Change'.P5]/[$'Processing Cell Count For Agg'.$E$28]/24*1000000*0.5" office:value-type="float" office:value="-66.5314609661412">
            <text:p>-66.53</text:p>
          </table:table-cell>
          <table:table-cell table:style-name="ce10" table:formula="of:=[$'Metabolite Change'.Q5]/[$'Processing Cell Count For Agg'.$E$28]/24*1000000*0.5" office:value-type="float" office:value="-0.0220380520335716">
            <text:p>-0.02</text:p>
          </table:table-cell>
          <table:table-cell table:style-name="ce10" table:formula="of:=[$'Metabolite Change'.R5]/[$'Processing Cell Count For Agg'.$E$28]/24*1000000*0.5" office:value-type="float" office:value="-0.0680497087107961">
            <text:p>-0.07</text:p>
          </table:table-cell>
          <table:table-cell table:style-name="ce10" table:formula="of:=[$'Metabolite Change'.S5]/[$'Processing Cell Count For Agg'.$E$28]/24*1000000*0.5" office:value-type="float" office:value="0">
            <text:p>#DIV/0!</text:p>
          </table:table-cell>
          <table:table-cell table:style-name="ce10" table:formula="of:=[$'Metabolite Change'.T5]/[$'Processing Cell Count For Agg'.$E$28]/24*1000000*0.5" office:value-type="float" office:value="0.45246511099832">
            <text:p>0.45</text:p>
          </table:table-cell>
          <table:table-cell table:style-name="ce10" table:formula="of:=[$'Metabolite Change'.U5]/[$'Processing Cell Count For Agg'.$E$28]/24*1000000*0.5" office:value-type="float" office:value="0.391037930452077">
            <text:p>0.39</text:p>
          </table:table-cell>
          <table:table-cell table:style-name="ce10" table:formula="of:=[$'Metabolite Change'.V5]/[$'Processing Cell Count For Agg'.$E$28]/24*1000000*0.5" office:value-type="float" office:value="-0.0941212457403737">
            <text:p>-0.09</text:p>
          </table:table-cell>
          <table:table-cell table:style-name="ce10" table:formula="of:=[$'Metabolite Change'.W5]/[$'Processing Cell Count For Agg'.$E$28]/24*1000000*0.5" office:value-type="float" office:value="2.84397901444229">
            <text:p>2.84</text:p>
          </table:table-cell>
          <table:table-cell table:style-name="ce10" table:formula="of:=[$'Metabolite Change'.X5]/[$'Processing Cell Count For Agg'.$E$28]/24*1000000*0.5" office:value-type="float" office:value="-0.0214930329765758">
            <text:p>-0.02</text:p>
          </table:table-cell>
          <table:table-cell table:style-name="ce10" table:formula="of:=[$'Metabolite Change'.Y5]/[$'Processing Cell Count For Agg'.$E$28]/24*1000000*0.5" office:value-type="float" office:value="31.3637094419476">
            <text:p>31.36</text:p>
          </table:table-cell>
          <table:table-cell table:style-name="ce10" table:formula="of:=[$'Metabolite Change'.Z5]/[$'Processing Cell Count For Agg'.$E$28]/24*1000000*0.5" office:value-type="float" office:value="0.000174789073373923">
            <text:p>0.00</text:p>
          </table:table-cell>
          <table:table-cell table:style-name="ce10" table:formula="of:=[$'Metabolite Change'.AA5]/[$'Processing Cell Count For Agg'.$E$28]/24*1000000*0.5" office:value-type="float" office:value="-4.01370125837217">
            <text:p>-4.01</text:p>
          </table:table-cell>
          <table:table-cell table:style-name="ce10" table:formula="of:=[$'Metabolite Change'.AB5]/[$'Processing Cell Count For Agg'.$E$28]/24*1000000*0.5" office:value-type="float" office:value="-3.46664851126074">
            <text:p>-3.47</text:p>
          </table:table-cell>
          <table:table-cell table:style-name="ce10" table:formula="of:=[$'Metabolite Change'.AC5]/[$'Processing Cell Count For Agg'.$E$28]/24*1000000*0.5" office:value-type="float" office:value="0">
            <text:p>#DIV/0!</text:p>
          </table:table-cell>
          <table:table-cell table:style-name="ce10" table:formula="of:=[$'Metabolite Change'.AD5]/[$'Processing Cell Count For Agg'.$E$28]/24*1000000*0.5" office:value-type="float" office:value="0">
            <text:p>#DIV/0!</text:p>
          </table:table-cell>
          <table:table-cell table:style-name="ce10" table:formula="of:=[$'Metabolite Change'.AE5]/[$'Processing Cell Count For Agg'.$E$28]/24*1000000*0.5" office:value-type="float" office:value="0.00308552929448996">
            <text:p>0.00</text:p>
          </table:table-cell>
          <table:table-cell table:style-name="ce10" table:formula="of:=[$'Metabolite Change'.AF5]/[$'Processing Cell Count For Agg'.$E$28]/24*1000000*0.5" office:value-type="float" office:value="-0.000276335675536131">
            <text:p>0.00</text:p>
          </table:table-cell>
          <table:table-cell table:style-name="ce10" table:formula="of:=[$'Metabolite Change'.AG5]/[$'Processing Cell Count For Agg'.$E$28]/24*1000000*0.5" office:value-type="float" office:value="0">
            <text:p>#DIV/0!</text:p>
          </table:table-cell>
          <table:table-cell table:style-name="ce10" table:formula="of:=[$'Metabolite Change'.AH5]/[$'Processing Cell Count For Agg'.$E$28]/24*1000000*0.5" office:value-type="float" office:value="-0.0102240503336059">
            <text:p>-0.01</text:p>
          </table:table-cell>
          <table:table-cell table:style-name="ce10" table:formula="of:=[$'Metabolite Change'.AI5]/[$'Processing Cell Count For Agg'.$E$28]/24*1000000*0.5" office:value-type="float" office:value="-0.679235999025299">
            <text:p>-0.68</text:p>
          </table:table-cell>
          <table:table-cell table:style-name="ce10" table:formula="of:=[$'Metabolite Change'.AJ5]/[$'Processing Cell Count For Agg'.$E$28]/24*1000000*0.5" office:value-type="float" office:value="-1.22795829641117">
            <text:p>-1.23</text:p>
          </table:table-cell>
          <table:table-cell table:style-name="ce10" table:formula="of:=[$'Metabolite Change'.AK5]/[$'Processing Cell Count For Agg'.$E$28]/24*1000000*0.5" office:value-type="float" office:value="0">
            <text:p>#DIV/0!</text:p>
          </table:table-cell>
          <table:table-cell table:style-name="ce10" table:formula="of:=[$'Metabolite Change'.AL5]/[$'Processing Cell Count For Agg'.$E$28]/24*1000000*0.5" office:value-type="float" office:value="-1.67340101503844">
            <text:p>-1.67</text:p>
          </table:table-cell>
          <table:table-cell table:style-name="ce10" table:formula="of:=[$'Metabolite Change'.AM5]/[$'Processing Cell Count For Agg'.$E$28]/24*1000000*0.5" office:value-type="float" office:value="0.0275989186950465">
            <text:p>0.03</text:p>
          </table:table-cell>
          <table:table-cell table:style-name="ce10" table:formula="of:=[$'Metabolite Change'.AN5]/[$'Processing Cell Count For Agg'.$E$28]/24*1000000*0.5" office:value-type="float" office:value="-5.28019378163692">
            <text:p>-5.28</text:p>
          </table:table-cell>
          <table:table-cell table:style-name="ce10" table:formula="of:=[$'Metabolite Change'.AO5]/[$'Processing Cell Count For Agg'.$E$28]/24*1000000*0.5" office:value-type="float" office:value="-1.76458559526723">
            <text:p>-1.76</text:p>
          </table:table-cell>
          <table:table-cell table:style-name="ce10" table:formula="of:=[$'Metabolite Change'.AP5]/[$'Processing Cell Count For Agg'.$E$28]/24*1000000*0.5" office:value-type="float" office:value="-1.77549416616253">
            <text:p>-1.78</text:p>
          </table:table-cell>
          <table:table-cell table:style-name="ce10" table:formula="of:=[$'Metabolite Change'.AQ5]/[$'Processing Cell Count For Agg'.$E$28]/24*1000000*0.5" office:value-type="float" office:value="0.00344953525303559">
            <text:p>0.00</text:p>
          </table:table-cell>
          <table:table-cell table:style-name="ce10" table:formula="of:=[$'Metabolite Change'.AR5]/[$'Processing Cell Count For Agg'.$E$28]/24*1000000*0.5" office:value-type="float" office:value="0.000636797470941252">
            <text:p>0.00</text:p>
          </table:table-cell>
          <table:table-cell table:style-name="ce10" table:formula="of:=[$'Metabolite Change'.AS5]/[$'Processing Cell Count For Agg'.$E$28]/24*1000000*0.5" office:value-type="float" office:value="-5.00998688193727">
            <text:p>-5.01</text:p>
          </table:table-cell>
          <table:table-cell table:style-name="ce10" table:formula="of:=[$'Metabolite Change'.AT5]/[$'Processing Cell Count For Agg'.$E$28]/24*1000000*0.5" office:value-type="float" office:value="0.354781200396845">
            <text:p>0.35</text:p>
          </table:table-cell>
          <table:table-cell table:style-name="ce10" table:formula="of:=[$'Metabolite Change'.AU5]/[$'Processing Cell Count For Agg'.$E$28]/24*1000000*0.5" office:value-type="float" office:value="-5.96024409003474">
            <text:p>-5.96</text:p>
          </table:table-cell>
          <table:table-cell table:style-name="ce10" table:formula="of:=[$'Metabolite Change'.AV5]/[$'Processing Cell Count For Agg'.$E$28]/24*1000000*0.5" office:value-type="float" office:value="-2.06893641839893">
            <text:p>-2.07</text:p>
          </table:table-cell>
          <table:table-cell table:style-name="ce10" table:formula="of:=[$'Metabolite Change'.AW5]/[$'Processing Cell Count For Agg'.$E$28]/24*1000000*0.5" office:value-type="float" office:value="-0.519170405739641">
            <text:p>-0.52</text:p>
          </table:table-cell>
          <table:table-cell table:style-name="ce2"/>
          <table:table-cell table:number-columns-repeated="97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6</text:p>
          </table:table-cell>
          <table:table-cell table:style-name="ce10" table:formula="of:=[$'Metabolite Change'.C6]/[$'Processing Cell Count For Agg'.$E$28]/24*1000000*0.5" office:value-type="float" office:value="-169.005363853818">
            <text:p>-169.01</text:p>
          </table:table-cell>
          <table:table-cell table:style-name="ce10" table:formula="of:=[$'Metabolite Change'.D6]/[$'Processing Cell Count For Agg'.$E$28]/24*1000000*0.5" office:value-type="float" office:value="146.082142640284">
            <text:p>146.08</text:p>
          </table:table-cell>
          <table:table-cell table:style-name="ce10" table:formula="of:=[$'Metabolite Change'.E6]/[$'Processing Cell Count For Agg'.$E$28]/24*1000000*0.5" office:value-type="float" office:value="-0.911518361803101">
            <text:p>-0.91</text:p>
          </table:table-cell>
          <table:table-cell table:style-name="ce10" table:formula="of:=[$'Metabolite Change'.F6]/[$'Processing Cell Count For Agg'.$E$28]/24*1000000*0.5" office:value-type="float" office:value="-0.00184736945576166">
            <text:p>0.00</text:p>
          </table:table-cell>
          <table:table-cell table:style-name="ce10" table:formula="of:=[$'Metabolite Change'.G6]/[$'Processing Cell Count For Agg'.$E$28]/24*1000000*0.5" office:value-type="float" office:value="-0.165260667074221">
            <text:p>-0.17</text:p>
          </table:table-cell>
          <table:table-cell table:style-name="ce10" table:formula="of:=[$'Metabolite Change'.H6]/[$'Processing Cell Count For Agg'.$E$28]/24*1000000*0.5" office:value-type="float" office:value="-0.00967544515266263">
            <text:p>-0.01</text:p>
          </table:table-cell>
          <table:table-cell table:style-name="ce10" table:formula="of:=[$'Metabolite Change'.I6]/[$'Processing Cell Count For Agg'.$E$28]/24*1000000*0.5" office:value-type="float" office:value="-1.86212066937448">
            <text:p>-1.86</text:p>
          </table:table-cell>
          <table:table-cell table:style-name="ce10" table:formula="of:=[$'Metabolite Change'.J6]/[$'Processing Cell Count For Agg'.$E$28]/24*1000000*0.5" office:value-type="float" office:value="0.00378094921529812">
            <text:p>0.00</text:p>
          </table:table-cell>
          <table:table-cell table:style-name="ce10" table:formula="of:=[$'Metabolite Change'.K6]/[$'Processing Cell Count For Agg'.$E$28]/24*1000000*0.5" office:value-type="float" office:value="-4.28378467596416">
            <text:p>-4.28</text:p>
          </table:table-cell>
          <table:table-cell table:style-name="ce10" table:formula="of:=[$'Metabolite Change'.L6]/[$'Processing Cell Count For Agg'.$E$28]/24*1000000*0.5" office:value-type="float" office:value="-0.00385293231116178">
            <text:p>0.00</text:p>
          </table:table-cell>
          <table:table-cell table:style-name="ce10" table:formula="of:=[$'Metabolite Change'.M6]/[$'Processing Cell Count For Agg'.$E$28]/24*1000000*0.5" office:value-type="float" office:value="-0.0830144765697857">
            <text:p>-0.08</text:p>
          </table:table-cell>
          <table:table-cell table:style-name="ce10" table:formula="of:=[$'Metabolite Change'.N6]/[$'Processing Cell Count For Agg'.$E$28]/24*1000000*0.5" office:value-type="float" office:value="-0.216263824798952">
            <text:p>-0.22</text:p>
          </table:table-cell>
          <table:table-cell table:style-name="ce10" table:formula="of:=[$'Metabolite Change'.O6]/[$'Processing Cell Count For Agg'.$E$28]/24*1000000*0.5" office:value-type="float" office:value="-4.18456073944824">
            <text:p>-4.18</text:p>
          </table:table-cell>
          <table:table-cell table:style-name="ce10" table:formula="of:=[$'Metabolite Change'.P6]/[$'Processing Cell Count For Agg'.$E$28]/24*1000000*0.5" office:value-type="float" office:value="-53.7454672242776">
            <text:p>-53.75</text:p>
          </table:table-cell>
          <table:table-cell table:style-name="ce10" table:formula="of:=[$'Metabolite Change'.Q6]/[$'Processing Cell Count For Agg'.$E$28]/24*1000000*0.5" office:value-type="float" office:value="-0.0126874706192977">
            <text:p>-0.01</text:p>
          </table:table-cell>
          <table:table-cell table:style-name="ce10" table:formula="of:=[$'Metabolite Change'.R6]/[$'Processing Cell Count For Agg'.$E$28]/24*1000000*0.5" office:value-type="float" office:value="-0.0413294704967529">
            <text:p>-0.04</text:p>
          </table:table-cell>
          <table:table-cell table:style-name="ce10" table:formula="of:=[$'Metabolite Change'.S6]/[$'Processing Cell Count For Agg'.$E$28]/24*1000000*0.5" office:value-type="float" office:value="0">
            <text:p>#DIV/0!</text:p>
          </table:table-cell>
          <table:table-cell table:style-name="ce10" table:formula="of:=[$'Metabolite Change'.T6]/[$'Processing Cell Count For Agg'.$E$28]/24*1000000*0.5" office:value-type="float" office:value="0.272793366028887">
            <text:p>0.27</text:p>
          </table:table-cell>
          <table:table-cell table:style-name="ce10" table:formula="of:=[$'Metabolite Change'.U6]/[$'Processing Cell Count For Agg'.$E$28]/24*1000000*0.5" office:value-type="float" office:value="0.431617667042237">
            <text:p>0.43</text:p>
          </table:table-cell>
          <table:table-cell table:style-name="ce10" table:formula="of:=[$'Metabolite Change'.V6]/[$'Processing Cell Count For Agg'.$E$28]/24*1000000*0.5" office:value-type="float" office:value="-0.0350428980989219">
            <text:p>-0.04</text:p>
          </table:table-cell>
          <table:table-cell table:style-name="ce10" table:formula="of:=[$'Metabolite Change'.W6]/[$'Processing Cell Count For Agg'.$E$28]/24*1000000*0.5" office:value-type="float" office:value="2.33036317071352">
            <text:p>2.33</text:p>
          </table:table-cell>
          <table:table-cell table:style-name="ce10" table:formula="of:=[$'Metabolite Change'.X6]/[$'Processing Cell Count For Agg'.$E$28]/24*1000000*0.5" office:value-type="float" office:value="-0.0153067087208176">
            <text:p>-0.02</text:p>
          </table:table-cell>
          <table:table-cell table:style-name="ce10" table:formula="of:=[$'Metabolite Change'.Y6]/[$'Processing Cell Count For Agg'.$E$28]/24*1000000*0.5" office:value-type="float" office:value="29.4433953131403">
            <text:p>29.44</text:p>
          </table:table-cell>
          <table:table-cell table:style-name="ce10" table:formula="of:=[$'Metabolite Change'.Z6]/[$'Processing Cell Count For Agg'.$E$28]/24*1000000*0.5" office:value-type="float" office:value="-0.000211561543944433">
            <text:p>0.00</text:p>
          </table:table-cell>
          <table:table-cell table:style-name="ce10" table:formula="of:=[$'Metabolite Change'.AA6]/[$'Processing Cell Count For Agg'.$E$28]/24*1000000*0.5" office:value-type="float" office:value="-2.71327518134417">
            <text:p>-2.71</text:p>
          </table:table-cell>
          <table:table-cell table:style-name="ce10" table:formula="of:=[$'Metabolite Change'.AB6]/[$'Processing Cell Count For Agg'.$E$28]/24*1000000*0.5" office:value-type="float" office:value="-2.43292004736922">
            <text:p>-2.43</text:p>
          </table:table-cell>
          <table:table-cell table:style-name="ce10" table:formula="of:=[$'Metabolite Change'.AC6]/[$'Processing Cell Count For Agg'.$E$28]/24*1000000*0.5" office:value-type="float" office:value="0">
            <text:p>#DIV/0!</text:p>
          </table:table-cell>
          <table:table-cell table:style-name="ce10" table:formula="of:=[$'Metabolite Change'.AD6]/[$'Processing Cell Count For Agg'.$E$28]/24*1000000*0.5" office:value-type="float" office:value="0">
            <text:p>#DIV/0!</text:p>
          </table:table-cell>
          <table:table-cell table:style-name="ce10" table:formula="of:=[$'Metabolite Change'.AE6]/[$'Processing Cell Count For Agg'.$E$28]/24*1000000*0.5" office:value-type="float" office:value="0.00247144529253682">
            <text:p>0.00</text:p>
          </table:table-cell>
          <table:table-cell table:style-name="ce10" table:formula="of:=[$'Metabolite Change'.AF6]/[$'Processing Cell Count For Agg'.$E$28]/24*1000000*0.5" office:value-type="float" office:value="0.00414373636951034">
            <text:p>0.00</text:p>
          </table:table-cell>
          <table:table-cell table:style-name="ce10" table:formula="of:=[$'Metabolite Change'.AG6]/[$'Processing Cell Count For Agg'.$E$28]/24*1000000*0.5" office:value-type="float" office:value="0">
            <text:p>#DIV/0!</text:p>
          </table:table-cell>
          <table:table-cell table:style-name="ce10" table:formula="of:=[$'Metabolite Change'.AH6]/[$'Processing Cell Count For Agg'.$E$28]/24*1000000*0.5" office:value-type="float" office:value="-0.00653492240999362">
            <text:p>-0.01</text:p>
          </table:table-cell>
          <table:table-cell table:style-name="ce10" table:formula="of:=[$'Metabolite Change'.AI6]/[$'Processing Cell Count For Agg'.$E$28]/24*1000000*0.5" office:value-type="float" office:value="-0.56678223487463">
            <text:p>-0.57</text:p>
          </table:table-cell>
          <table:table-cell table:style-name="ce10" table:formula="of:=[$'Metabolite Change'.AJ6]/[$'Processing Cell Count For Agg'.$E$28]/24*1000000*0.5" office:value-type="float" office:value="-0.954032394764264">
            <text:p>-0.95</text:p>
          </table:table-cell>
          <table:table-cell table:style-name="ce10" table:formula="of:=[$'Metabolite Change'.AK6]/[$'Processing Cell Count For Agg'.$E$28]/24*1000000*0.5" office:value-type="float" office:value="0">
            <text:p>#DIV/0!</text:p>
          </table:table-cell>
          <table:table-cell table:style-name="ce10" table:formula="of:=[$'Metabolite Change'.AL6]/[$'Processing Cell Count For Agg'.$E$28]/24*1000000*0.5" office:value-type="float" office:value="-1.82623927559029">
            <text:p>-1.83</text:p>
          </table:table-cell>
          <table:table-cell table:style-name="ce10" table:formula="of:=[$'Metabolite Change'.AM6]/[$'Processing Cell Count For Agg'.$E$28]/24*1000000*0.5" office:value-type="float" office:value="0.0263809360902273">
            <text:p>0.03</text:p>
          </table:table-cell>
          <table:table-cell table:style-name="ce10" table:formula="of:=[$'Metabolite Change'.AN6]/[$'Processing Cell Count For Agg'.$E$28]/24*1000000*0.5" office:value-type="float" office:value="-3.68484059266195">
            <text:p>-3.68</text:p>
          </table:table-cell>
          <table:table-cell table:style-name="ce10" table:formula="of:=[$'Metabolite Change'.AO6]/[$'Processing Cell Count For Agg'.$E$28]/24*1000000*0.5" office:value-type="float" office:value="-1.18392767295064">
            <text:p>-1.18</text:p>
          </table:table-cell>
          <table:table-cell table:style-name="ce10" table:formula="of:=[$'Metabolite Change'.AP6]/[$'Processing Cell Count For Agg'.$E$28]/24*1000000*0.5" office:value-type="float" office:value="-1.21532298780558">
            <text:p>-1.22</text:p>
          </table:table-cell>
          <table:table-cell table:style-name="ce10" table:formula="of:=[$'Metabolite Change'.AQ6]/[$'Processing Cell Count For Agg'.$E$28]/24*1000000*0.5" office:value-type="float" office:value="0.00206882441771569">
            <text:p>0.00</text:p>
          </table:table-cell>
          <table:table-cell table:style-name="ce10" table:formula="of:=[$'Metabolite Change'.AR6]/[$'Processing Cell Count For Agg'.$E$28]/24*1000000*0.5" office:value-type="float" office:value="-0.00237155847471462">
            <text:p>0.00</text:p>
          </table:table-cell>
          <table:table-cell table:style-name="ce10" table:formula="of:=[$'Metabolite Change'.AS6]/[$'Processing Cell Count For Agg'.$E$28]/24*1000000*0.5" office:value-type="float" office:value="-2.56117531409132">
            <text:p>-2.56</text:p>
          </table:table-cell>
          <table:table-cell table:style-name="ce10" table:formula="of:=[$'Metabolite Change'.AT6]/[$'Processing Cell Count For Agg'.$E$28]/24*1000000*0.5" office:value-type="float" office:value="-2.76486763130292">
            <text:p>-2.76</text:p>
          </table:table-cell>
          <table:table-cell table:style-name="ce10" table:formula="of:=[$'Metabolite Change'.AU6]/[$'Processing Cell Count For Agg'.$E$28]/24*1000000*0.5" office:value-type="float" office:value="-4.22897974699712">
            <text:p>-4.23</text:p>
          </table:table-cell>
          <table:table-cell table:style-name="ce10" table:formula="of:=[$'Metabolite Change'.AV6]/[$'Processing Cell Count For Agg'.$E$28]/24*1000000*0.5" office:value-type="float" office:value="-1.40869972628075">
            <text:p>-1.41</text:p>
          </table:table-cell>
          <table:table-cell table:style-name="ce10" table:formula="of:=[$'Metabolite Change'.AW6]/[$'Processing Cell Count For Agg'.$E$28]/24*1000000*0.5" office:value-type="float" office:value="-0.357837658583402">
            <text:p>-0.36</text:p>
          </table:table-cell>
          <table:table-cell table:style-name="ce2"/>
          <table:table-cell table:number-columns-repeated="97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6</text:p>
          </table:table-cell>
          <table:table-cell table:style-name="ce10" table:formula="of:=[$'Metabolite Change'.C7]/[$'Processing Cell Count For Agg'.$E$28]/24*1000000*0.5" office:value-type="float" office:value="-141.668354704759">
            <text:p>-141.67</text:p>
          </table:table-cell>
          <table:table-cell table:style-name="ce10" table:formula="of:=[$'Metabolite Change'.D7]/[$'Processing Cell Count For Agg'.$E$28]/24*1000000*0.5" office:value-type="float" office:value="118.317992723271">
            <text:p>118.32</text:p>
          </table:table-cell>
          <table:table-cell table:style-name="ce10" table:formula="of:=[$'Metabolite Change'.E7]/[$'Processing Cell Count For Agg'.$E$28]/24*1000000*0.5" office:value-type="float" office:value="-0.756885954722673">
            <text:p>-0.76</text:p>
          </table:table-cell>
          <table:table-cell table:style-name="ce10" table:formula="of:=[$'Metabolite Change'.F7]/[$'Processing Cell Count For Agg'.$E$28]/24*1000000*0.5" office:value-type="float" office:value="0.00920876298387423">
            <text:p>0.01</text:p>
          </table:table-cell>
          <table:table-cell table:style-name="ce10" table:formula="of:=[$'Metabolite Change'.G7]/[$'Processing Cell Count For Agg'.$E$28]/24*1000000*0.5" office:value-type="float" office:value="-0.182327323042047">
            <text:p>-0.18</text:p>
          </table:table-cell>
          <table:table-cell table:style-name="ce10" table:formula="of:=[$'Metabolite Change'.H7]/[$'Processing Cell Count For Agg'.$E$28]/24*1000000*0.5" office:value-type="float" office:value="0.0126780640414001">
            <text:p>0.01</text:p>
          </table:table-cell>
          <table:table-cell table:style-name="ce10" table:formula="of:=[$'Metabolite Change'.I7]/[$'Processing Cell Count For Agg'.$E$28]/24*1000000*0.5" office:value-type="float" office:value="-1.65911784748651">
            <text:p>-1.66</text:p>
          </table:table-cell>
          <table:table-cell table:style-name="ce10" table:formula="of:=[$'Metabolite Change'.J7]/[$'Processing Cell Count For Agg'.$E$28]/24*1000000*0.5" office:value-type="float" office:value="0.00915600100762998">
            <text:p>0.01</text:p>
          </table:table-cell>
          <table:table-cell table:style-name="ce10" table:formula="of:=[$'Metabolite Change'.K7]/[$'Processing Cell Count For Agg'.$E$28]/24*1000000*0.5" office:value-type="float" office:value="-4.1364884093791">
            <text:p>-4.14</text:p>
          </table:table-cell>
          <table:table-cell table:style-name="ce10" table:formula="of:=[$'Metabolite Change'.L7]/[$'Processing Cell Count For Agg'.$E$28]/24*1000000*0.5" office:value-type="float" office:value="0.00808562310093883">
            <text:p>0.01</text:p>
          </table:table-cell>
          <table:table-cell table:style-name="ce10" table:formula="of:=[$'Metabolite Change'.M7]/[$'Processing Cell Count For Agg'.$E$28]/24*1000000*0.5" office:value-type="float" office:value="-0.178867401608743">
            <text:p>-0.18</text:p>
          </table:table-cell>
          <table:table-cell table:style-name="ce10" table:formula="of:=[$'Metabolite Change'.N7]/[$'Processing Cell Count For Agg'.$E$28]/24*1000000*0.5" office:value-type="float" office:value="-0.833958114201699">
            <text:p>-0.83</text:p>
          </table:table-cell>
          <table:table-cell table:style-name="ce10" table:formula="of:=[$'Metabolite Change'.O7]/[$'Processing Cell Count For Agg'.$E$28]/24*1000000*0.5" office:value-type="float" office:value="-3.3278060333639">
            <text:p>-3.33</text:p>
          </table:table-cell>
          <table:table-cell table:style-name="ce10" table:formula="of:=[$'Metabolite Change'.P7]/[$'Processing Cell Count For Agg'.$E$28]/24*1000000*0.5" office:value-type="float" office:value="-45.2352049078364">
            <text:p>-45.24</text:p>
          </table:table-cell>
          <table:table-cell table:style-name="ce10" table:formula="of:=[$'Metabolite Change'.Q7]/[$'Processing Cell Count For Agg'.$E$28]/24*1000000*0.5" office:value-type="float" office:value="0.0210406214909189">
            <text:p>0.02</text:p>
          </table:table-cell>
          <table:table-cell table:style-name="ce10" table:formula="of:=[$'Metabolite Change'.R7]/[$'Processing Cell Count For Agg'.$E$28]/24*1000000*0.5" office:value-type="float" office:value="-0.0399933450696568">
            <text:p>-0.04</text:p>
          </table:table-cell>
          <table:table-cell table:style-name="ce10" table:formula="of:=[$'Metabolite Change'.S7]/[$'Processing Cell Count For Agg'.$E$28]/24*1000000*0.5" office:value-type="float" office:value="0">
            <text:p>#DIV/0!</text:p>
          </table:table-cell>
          <table:table-cell table:style-name="ce10" table:formula="of:=[$'Metabolite Change'.T7]/[$'Processing Cell Count For Agg'.$E$28]/24*1000000*0.5" office:value-type="float" office:value="0.641322838142108">
            <text:p>0.64</text:p>
          </table:table-cell>
          <table:table-cell table:style-name="ce10" table:formula="of:=[$'Metabolite Change'.U7]/[$'Processing Cell Count For Agg'.$E$28]/24*1000000*0.5" office:value-type="float" office:value="0.653069792500876">
            <text:p>0.65</text:p>
          </table:table-cell>
          <table:table-cell table:style-name="ce10" table:formula="of:=[$'Metabolite Change'.V7]/[$'Processing Cell Count For Agg'.$E$28]/24*1000000*0.5" office:value-type="float" office:value="-0.0455404389394704">
            <text:p>-0.05</text:p>
          </table:table-cell>
          <table:table-cell table:style-name="ce10" table:formula="of:=[$'Metabolite Change'.W7]/[$'Processing Cell Count For Agg'.$E$28]/24*1000000*0.5" office:value-type="float" office:value="0.588262519927604">
            <text:p>0.59</text:p>
          </table:table-cell>
          <table:table-cell table:style-name="ce10" table:formula="of:=[$'Metabolite Change'.X7]/[$'Processing Cell Count For Agg'.$E$28]/24*1000000*0.5" office:value-type="float" office:value="-0.0106648674182316">
            <text:p>-0.01</text:p>
          </table:table-cell>
          <table:table-cell table:style-name="ce10" table:formula="of:=[$'Metabolite Change'.Y7]/[$'Processing Cell Count For Agg'.$E$28]/24*1000000*0.5" office:value-type="float" office:value="24.8247662140529">
            <text:p>24.82</text:p>
          </table:table-cell>
          <table:table-cell table:style-name="ce10" table:formula="of:=[$'Metabolite Change'.Z7]/[$'Processing Cell Count For Agg'.$E$28]/24*1000000*0.5" office:value-type="float" office:value="0.00241851249635844">
            <text:p>0.00</text:p>
          </table:table-cell>
          <table:table-cell table:style-name="ce10" table:formula="of:=[$'Metabolite Change'.AA7]/[$'Processing Cell Count For Agg'.$E$28]/24*1000000*0.5" office:value-type="float" office:value="-2.42339497215561">
            <text:p>-2.42</text:p>
          </table:table-cell>
          <table:table-cell table:style-name="ce10" table:formula="of:=[$'Metabolite Change'.AB7]/[$'Processing Cell Count For Agg'.$E$28]/24*1000000*0.5" office:value-type="float" office:value="-2.00553297459328">
            <text:p>-2.01</text:p>
          </table:table-cell>
          <table:table-cell table:style-name="ce10" table:formula="of:=[$'Metabolite Change'.AC7]/[$'Processing Cell Count For Agg'.$E$28]/24*1000000*0.5" office:value-type="float" office:value="0">
            <text:p>#DIV/0!</text:p>
          </table:table-cell>
          <table:table-cell table:style-name="ce10" table:formula="of:=[$'Metabolite Change'.AD7]/[$'Processing Cell Count For Agg'.$E$28]/24*1000000*0.5" office:value-type="float" office:value="0">
            <text:p>#DIV/0!</text:p>
          </table:table-cell>
          <table:table-cell table:style-name="ce10" table:formula="of:=[$'Metabolite Change'.AE7]/[$'Processing Cell Count For Agg'.$E$28]/24*1000000*0.5" office:value-type="float" office:value="0.0040908444937833">
            <text:p>0.00</text:p>
          </table:table-cell>
          <table:table-cell table:style-name="ce10" table:formula="of:=[$'Metabolite Change'.AF7]/[$'Processing Cell Count For Agg'.$E$28]/24*1000000*0.5" office:value-type="float" office:value="0.00386643986060131">
            <text:p>0.00</text:p>
          </table:table-cell>
          <table:table-cell table:style-name="ce10" table:formula="of:=[$'Metabolite Change'.AG7]/[$'Processing Cell Count For Agg'.$E$28]/24*1000000*0.5" office:value-type="float" office:value="0">
            <text:p>#DIV/0!</text:p>
          </table:table-cell>
          <table:table-cell table:style-name="ce10" table:formula="of:=[$'Metabolite Change'.AH7]/[$'Processing Cell Count For Agg'.$E$28]/24*1000000*0.5" office:value-type="float" office:value="-0.00412176147806556">
            <text:p>0.00</text:p>
          </table:table-cell>
          <table:table-cell table:style-name="ce10" table:formula="of:=[$'Metabolite Change'.AI7]/[$'Processing Cell Count For Agg'.$E$28]/24*1000000*0.5" office:value-type="float" office:value="-0.642698867700893">
            <text:p>-0.64</text:p>
          </table:table-cell>
          <table:table-cell table:style-name="ce10" table:formula="of:=[$'Metabolite Change'.AJ7]/[$'Processing Cell Count For Agg'.$E$28]/24*1000000*0.5" office:value-type="float" office:value="-1.22347262076899">
            <text:p>-1.22</text:p>
          </table:table-cell>
          <table:table-cell table:style-name="ce10" table:formula="of:=[$'Metabolite Change'.AK7]/[$'Processing Cell Count For Agg'.$E$28]/24*1000000*0.5" office:value-type="float" office:value="0">
            <text:p>#DIV/0!</text:p>
          </table:table-cell>
          <table:table-cell table:style-name="ce10" table:formula="of:=[$'Metabolite Change'.AL7]/[$'Processing Cell Count For Agg'.$E$28]/24*1000000*0.5" office:value-type="float" office:value="-0.0513388196307789">
            <text:p>-0.05</text:p>
          </table:table-cell>
          <table:table-cell table:style-name="ce10" table:formula="of:=[$'Metabolite Change'.AM7]/[$'Processing Cell Count For Agg'.$E$28]/24*1000000*0.5" office:value-type="float" office:value="0.0279052454876772">
            <text:p>0.03</text:p>
          </table:table-cell>
          <table:table-cell table:style-name="ce10" table:formula="of:=[$'Metabolite Change'.AN7]/[$'Processing Cell Count For Agg'.$E$28]/24*1000000*0.5" office:value-type="float" office:value="-3.35340053114497">
            <text:p>-3.35</text:p>
          </table:table-cell>
          <table:table-cell table:style-name="ce10" table:formula="of:=[$'Metabolite Change'.AO7]/[$'Processing Cell Count For Agg'.$E$28]/24*1000000*0.5" office:value-type="float" office:value="-1.01640958863836">
            <text:p>-1.02</text:p>
          </table:table-cell>
          <table:table-cell table:style-name="ce10" table:formula="of:=[$'Metabolite Change'.AP7]/[$'Processing Cell Count For Agg'.$E$28]/24*1000000*0.5" office:value-type="float" office:value="-1.08957659957516">
            <text:p>-1.09</text:p>
          </table:table-cell>
          <table:table-cell table:style-name="ce10" table:formula="of:=[$'Metabolite Change'.AQ7]/[$'Processing Cell Count For Agg'.$E$28]/24*1000000*0.5" office:value-type="float" office:value="0.000933458986074448">
            <text:p>0.00</text:p>
          </table:table-cell>
          <table:table-cell table:style-name="ce10" table:formula="of:=[$'Metabolite Change'.AR7]/[$'Processing Cell Count For Agg'.$E$28]/24*1000000*0.5" office:value-type="float" office:value="0.00414911868044649">
            <text:p>0.00</text:p>
          </table:table-cell>
          <table:table-cell table:style-name="ce10" table:formula="of:=[$'Metabolite Change'.AS7]/[$'Processing Cell Count For Agg'.$E$28]/24*1000000*0.5" office:value-type="float" office:value="-2.5764896839226">
            <text:p>-2.58</text:p>
          </table:table-cell>
          <table:table-cell table:style-name="ce10" table:formula="of:=[$'Metabolite Change'.AT7]/[$'Processing Cell Count For Agg'.$E$28]/24*1000000*0.5" office:value-type="float" office:value="-2.78139996519171">
            <text:p>-2.78</text:p>
          </table:table-cell>
          <table:table-cell table:style-name="ce10" table:formula="of:=[$'Metabolite Change'.AU7]/[$'Processing Cell Count For Agg'.$E$28]/24*1000000*0.5" office:value-type="float" office:value="-3.80211658668963">
            <text:p>-3.80</text:p>
          </table:table-cell>
          <table:table-cell table:style-name="ce10" table:formula="of:=[$'Metabolite Change'.AV7]/[$'Processing Cell Count For Agg'.$E$28]/24*1000000*0.5" office:value-type="float" office:value="-1.24816204884646">
            <text:p>-1.25</text:p>
          </table:table-cell>
          <table:table-cell table:style-name="ce10" table:formula="of:=[$'Metabolite Change'.AW7]/[$'Processing Cell Count For Agg'.$E$28]/24*1000000*0.5" office:value-type="float" office:value="-0.325566861097313">
            <text:p>-0.33</text:p>
          </table:table-cell>
          <table:table-cell table:style-name="ce2"/>
          <table:table-cell table:number-columns-repeated="97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C</text:p>
          </table:table-cell>
          <table:table-cell table:style-name="ce10" table:formula="of:=[$'Metabolite Change'.C8]/[$'Processing Cell Count For Agg'.$E$29]/24*1000000*0.5" office:value-type="float" office:value="-233.878208316608">
            <text:p>-233.88</text:p>
          </table:table-cell>
          <table:table-cell table:style-name="ce10" table:formula="of:=[$'Metabolite Change'.D8]/[$'Processing Cell Count For Agg'.$E$29]/24*1000000*0.5" office:value-type="float" office:value="217.679519745867">
            <text:p>217.68</text:p>
          </table:table-cell>
          <table:table-cell table:style-name="ce10" table:formula="of:=[$'Metabolite Change'.E8]/[$'Processing Cell Count For Agg'.$E$29]/24*1000000*0.5" office:value-type="float" office:value="-0.807341408883306">
            <text:p>-0.81</text:p>
          </table:table-cell>
          <table:table-cell table:style-name="ce10" table:formula="of:=[$'Metabolite Change'.F8]/[$'Processing Cell Count For Agg'.$E$29]/24*1000000*0.5" office:value-type="float" office:value="0.0204815846344153">
            <text:p>0.02</text:p>
          </table:table-cell>
          <table:table-cell table:style-name="ce10" table:formula="of:=[$'Metabolite Change'.G8]/[$'Processing Cell Count For Agg'.$E$29]/24*1000000*0.5" office:value-type="float" office:value="-0.196313559875241">
            <text:p>-0.20</text:p>
          </table:table-cell>
          <table:table-cell table:style-name="ce10" table:formula="of:=[$'Metabolite Change'.H8]/[$'Processing Cell Count For Agg'.$E$29]/24*1000000*0.5" office:value-type="float" office:value="0.0199933120331306">
            <text:p>0.02</text:p>
          </table:table-cell>
          <table:table-cell table:style-name="ce10" table:formula="of:=[$'Metabolite Change'.I8]/[$'Processing Cell Count For Agg'.$E$29]/24*1000000*0.5" office:value-type="float" office:value="-1.73040083218406">
            <text:p>-1.73</text:p>
          </table:table-cell>
          <table:table-cell table:style-name="ce10" table:formula="of:=[$'Metabolite Change'.J8]/[$'Processing Cell Count For Agg'.$E$29]/24*1000000*0.5" office:value-type="float" office:value="0.0103078296369291">
            <text:p>0.01</text:p>
          </table:table-cell>
          <table:table-cell table:style-name="ce10" table:formula="of:=[$'Metabolite Change'.K8]/[$'Processing Cell Count For Agg'.$E$29]/24*1000000*0.5" office:value-type="float" office:value="-4.25005460700124">
            <text:p>-4.25</text:p>
          </table:table-cell>
          <table:table-cell table:style-name="ce10" table:formula="of:=[$'Metabolite Change'.L8]/[$'Processing Cell Count For Agg'.$E$29]/24*1000000*0.5" office:value-type="float" office:value="0.00930706268273149">
            <text:p>0.01</text:p>
          </table:table-cell>
          <table:table-cell table:style-name="ce10" table:formula="of:=[$'Metabolite Change'.M8]/[$'Processing Cell Count For Agg'.$E$29]/24*1000000*0.5" office:value-type="float" office:value="-0.0179991513209662">
            <text:p>-0.02</text:p>
          </table:table-cell>
          <table:table-cell table:style-name="ce10" table:formula="of:=[$'Metabolite Change'.N8]/[$'Processing Cell Count For Agg'.$E$29]/24*1000000*0.5" office:value-type="float" office:value="-0.973130398478838">
            <text:p>-0.97</text:p>
          </table:table-cell>
          <table:table-cell table:style-name="ce10" table:formula="of:=[$'Metabolite Change'.O8]/[$'Processing Cell Count For Agg'.$E$29]/24*1000000*0.5" office:value-type="float" office:value="-5.53762477791234">
            <text:p>-5.54</text:p>
          </table:table-cell>
          <table:table-cell table:style-name="ce10" table:formula="of:=[$'Metabolite Change'.P8]/[$'Processing Cell Count For Agg'.$E$29]/24*1000000*0.5" office:value-type="float" office:value="-47.6739725608007">
            <text:p>-47.67</text:p>
          </table:table-cell>
          <table:table-cell table:style-name="ce10" table:formula="of:=[$'Metabolite Change'.Q8]/[$'Processing Cell Count For Agg'.$E$29]/24*1000000*0.5" office:value-type="float" office:value="-0.0328277096250919">
            <text:p>-0.03</text:p>
          </table:table-cell>
          <table:table-cell table:style-name="ce10" table:formula="of:=[$'Metabolite Change'.R8]/[$'Processing Cell Count For Agg'.$E$29]/24*1000000*0.5" office:value-type="float" office:value="-0.0430101698295107">
            <text:p>-0.04</text:p>
          </table:table-cell>
          <table:table-cell table:style-name="ce10" table:formula="of:=[$'Metabolite Change'.S8]/[$'Processing Cell Count For Agg'.$E$29]/24*1000000*0.5" office:value-type="float" office:value="0">
            <text:p>#DIV/0!</text:p>
          </table:table-cell>
          <table:table-cell table:style-name="ce10" table:formula="of:=[$'Metabolite Change'.T8]/[$'Processing Cell Count For Agg'.$E$29]/24*1000000*0.5" office:value-type="float" office:value="0.885184012348545">
            <text:p>0.89</text:p>
          </table:table-cell>
          <table:table-cell table:style-name="ce10" table:formula="of:=[$'Metabolite Change'.U8]/[$'Processing Cell Count For Agg'.$E$29]/24*1000000*0.5" office:value-type="float" office:value="0.72724869007298">
            <text:p>0.73</text:p>
          </table:table-cell>
          <table:table-cell table:style-name="ce10" table:formula="of:=[$'Metabolite Change'.V8]/[$'Processing Cell Count For Agg'.$E$29]/24*1000000*0.5" office:value-type="float" office:value="-0.0466488577499341">
            <text:p>-0.05</text:p>
          </table:table-cell>
          <table:table-cell table:style-name="ce10" table:formula="of:=[$'Metabolite Change'.W8]/[$'Processing Cell Count For Agg'.$E$29]/24*1000000*0.5" office:value-type="float" office:value="5.20393204674828">
            <text:p>5.20</text:p>
          </table:table-cell>
          <table:table-cell table:style-name="ce10" table:formula="of:=[$'Metabolite Change'.X8]/[$'Processing Cell Count For Agg'.$E$29]/24*1000000*0.5" office:value-type="float" office:value="-0.00178628700535358">
            <text:p>0.00</text:p>
          </table:table-cell>
          <table:table-cell table:style-name="ce10" table:formula="of:=[$'Metabolite Change'.Y8]/[$'Processing Cell Count For Agg'.$E$29]/24*1000000*0.5" office:value-type="float" office:value="21.1576091859309">
            <text:p>21.16</text:p>
          </table:table-cell>
          <table:table-cell table:style-name="ce10" table:formula="of:=[$'Metabolite Change'.Z8]/[$'Processing Cell Count For Agg'.$E$29]/24*1000000*0.5" office:value-type="float" office:value="0.00435384025062212">
            <text:p>0.00</text:p>
          </table:table-cell>
          <table:table-cell table:style-name="ce10" table:formula="of:=[$'Metabolite Change'.AA8]/[$'Processing Cell Count For Agg'.$E$29]/24*1000000*0.5" office:value-type="float" office:value="-3.01228570658992">
            <text:p>-3.01</text:p>
          </table:table-cell>
          <table:table-cell table:style-name="ce10" table:formula="of:=[$'Metabolite Change'.AB8]/[$'Processing Cell Count For Agg'.$E$29]/24*1000000*0.5" office:value-type="float" office:value="-2.64531542053197">
            <text:p>-2.65</text:p>
          </table:table-cell>
          <table:table-cell table:style-name="ce10" table:formula="of:=[$'Metabolite Change'.AC8]/[$'Processing Cell Count For Agg'.$E$29]/24*1000000*0.5" office:value-type="float" office:value="0">
            <text:p>#DIV/0!</text:p>
          </table:table-cell>
          <table:table-cell table:style-name="ce10" table:formula="of:=[$'Metabolite Change'.AD8]/[$'Processing Cell Count For Agg'.$E$29]/24*1000000*0.5" office:value-type="float" office:value="0">
            <text:p>#DIV/0!</text:p>
          </table:table-cell>
          <table:table-cell table:style-name="ce10" table:formula="of:=[$'Metabolite Change'.AE8]/[$'Processing Cell Count For Agg'.$E$29]/24*1000000*0.5" office:value-type="float" office:value="0.00495833067846536">
            <text:p>0.00</text:p>
          </table:table-cell>
          <table:table-cell table:style-name="ce10" table:formula="of:=[$'Metabolite Change'.AF8]/[$'Processing Cell Count For Agg'.$E$29]/24*1000000*0.5" office:value-type="float" office:value="0.00806235931873649">
            <text:p>0.01</text:p>
          </table:table-cell>
          <table:table-cell table:style-name="ce10" table:formula="of:=[$'Metabolite Change'.AG8]/[$'Processing Cell Count For Agg'.$E$29]/24*1000000*0.5" office:value-type="float" office:value="0">
            <text:p>#DIV/0!</text:p>
          </table:table-cell>
          <table:table-cell table:style-name="ce10" table:formula="of:=[$'Metabolite Change'.AH8]/[$'Processing Cell Count For Agg'.$E$29]/24*1000000*0.5" office:value-type="float" office:value="-0.00661371593148488">
            <text:p>-0.01</text:p>
          </table:table-cell>
          <table:table-cell table:style-name="ce10" table:formula="of:=[$'Metabolite Change'.AI8]/[$'Processing Cell Count For Agg'.$E$29]/24*1000000*0.5" office:value-type="float" office:value="1.11791001988291">
            <text:p>1.12</text:p>
          </table:table-cell>
          <table:table-cell table:style-name="ce10" table:formula="of:=[$'Metabolite Change'.AJ8]/[$'Processing Cell Count For Agg'.$E$29]/24*1000000*0.5" office:value-type="float" office:value="0.316634854175596">
            <text:p>0.32</text:p>
          </table:table-cell>
          <table:table-cell table:style-name="ce10" table:formula="of:=[$'Metabolite Change'.AK8]/[$'Processing Cell Count For Agg'.$E$29]/24*1000000*0.5" office:value-type="float" office:value="0">
            <text:p>#DIV/0!</text:p>
          </table:table-cell>
          <table:table-cell table:style-name="ce10" table:formula="of:=[$'Metabolite Change'.AL8]/[$'Processing Cell Count For Agg'.$E$29]/24*1000000*0.5" office:value-type="float" office:value="0.155650995700101">
            <text:p>0.16</text:p>
          </table:table-cell>
          <table:table-cell table:style-name="ce10" table:formula="of:=[$'Metabolite Change'.AM8]/[$'Processing Cell Count For Agg'.$E$29]/24*1000000*0.5" office:value-type="float" office:value="0.0367176864970546">
            <text:p>0.04</text:p>
          </table:table-cell>
          <table:table-cell table:style-name="ce10" table:formula="of:=[$'Metabolite Change'.AN8]/[$'Processing Cell Count For Agg'.$E$29]/24*1000000*0.5" office:value-type="float" office:value="-4.20683978856356">
            <text:p>-4.21</text:p>
          </table:table-cell>
          <table:table-cell table:style-name="ce10" table:formula="of:=[$'Metabolite Change'.AO8]/[$'Processing Cell Count For Agg'.$E$29]/24*1000000*0.5" office:value-type="float" office:value="-1.26208328963304">
            <text:p>-1.26</text:p>
          </table:table-cell>
          <table:table-cell table:style-name="ce10" table:formula="of:=[$'Metabolite Change'.AP8]/[$'Processing Cell Count For Agg'.$E$29]/24*1000000*0.5" office:value-type="float" office:value="-1.37073907105303">
            <text:p>-1.37</text:p>
          </table:table-cell>
          <table:table-cell table:style-name="ce10" table:formula="of:=[$'Metabolite Change'.AQ8]/[$'Processing Cell Count For Agg'.$E$29]/24*1000000*0.5" office:value-type="float" office:value="0.00365292617736529">
            <text:p>0.00</text:p>
          </table:table-cell>
          <table:table-cell table:style-name="ce10" table:formula="of:=[$'Metabolite Change'.AR8]/[$'Processing Cell Count For Agg'.$E$29]/24*1000000*0.5" office:value-type="float" office:value="0.00616460130741121">
            <text:p>0.01</text:p>
          </table:table-cell>
          <table:table-cell table:style-name="ce10" table:formula="of:=[$'Metabolite Change'.AS8]/[$'Processing Cell Count For Agg'.$E$29]/24*1000000*0.5" office:value-type="float" office:value="-2.2034345336967">
            <text:p>-2.20</text:p>
          </table:table-cell>
          <table:table-cell table:style-name="ce10" table:formula="of:=[$'Metabolite Change'.AT8]/[$'Processing Cell Count For Agg'.$E$29]/24*1000000*0.5" office:value-type="float" office:value="-2.37867544107366">
            <text:p>-2.38</text:p>
          </table:table-cell>
          <table:table-cell table:style-name="ce10" table:formula="of:=[$'Metabolite Change'.AU8]/[$'Processing Cell Count For Agg'.$E$29]/24*1000000*0.5" office:value-type="float" office:value="-4.72655416508922">
            <text:p>-4.73</text:p>
          </table:table-cell>
          <table:table-cell table:style-name="ce10" table:formula="of:=[$'Metabolite Change'.AV8]/[$'Processing Cell Count For Agg'.$E$29]/24*1000000*0.5" office:value-type="float" office:value="-1.59625260243948">
            <text:p>-1.60</text:p>
          </table:table-cell>
          <table:table-cell table:style-name="ce10" table:formula="of:=[$'Metabolite Change'.AW8]/[$'Processing Cell Count For Agg'.$E$29]/24*1000000*0.5" office:value-type="float" office:value="-0.422606145302517">
            <text:p>-0.42</text:p>
          </table:table-cell>
          <table:table-cell table:number-columns-repeated="97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C</text:p>
          </table:table-cell>
          <table:table-cell table:style-name="ce10" table:formula="of:=[$'Metabolite Change'.C9]/[$'Processing Cell Count For Agg'.$E$29]/24*1000000*0.5" office:value-type="float" office:value="-251.465355907699">
            <text:p>-251.47</text:p>
          </table:table-cell>
          <table:table-cell table:style-name="ce10" table:formula="of:=[$'Metabolite Change'.D9]/[$'Processing Cell Count For Agg'.$E$29]/24*1000000*0.5" office:value-type="float" office:value="207.960306603422">
            <text:p>207.96</text:p>
          </table:table-cell>
          <table:table-cell table:style-name="ce10" table:formula="of:=[$'Metabolite Change'.E9]/[$'Processing Cell Count For Agg'.$E$29]/24*1000000*0.5" office:value-type="float" office:value="-1.08727855914585">
            <text:p>-1.09</text:p>
          </table:table-cell>
          <table:table-cell table:style-name="ce10" table:formula="of:=[$'Metabolite Change'.F9]/[$'Processing Cell Count For Agg'.$E$29]/24*1000000*0.5" office:value-type="float" office:value="-0.00251779672229719">
            <text:p>0.00</text:p>
          </table:table-cell>
          <table:table-cell table:style-name="ce10" table:formula="of:=[$'Metabolite Change'.G9]/[$'Processing Cell Count For Agg'.$E$29]/24*1000000*0.5" office:value-type="float" office:value="0.245015754431625">
            <text:p>0.25</text:p>
          </table:table-cell>
          <table:table-cell table:style-name="ce10" table:formula="of:=[$'Metabolite Change'.H9]/[$'Processing Cell Count For Agg'.$E$29]/24*1000000*0.5" office:value-type="float" office:value="-0.00757520014092266">
            <text:p>-0.01</text:p>
          </table:table-cell>
          <table:table-cell table:style-name="ce10" table:formula="of:=[$'Metabolite Change'.I9]/[$'Processing Cell Count For Agg'.$E$29]/24*1000000*0.5" office:value-type="float" office:value="-1.92678640425425">
            <text:p>-1.93</text:p>
          </table:table-cell>
          <table:table-cell table:style-name="ce10" table:formula="of:=[$'Metabolite Change'.J9]/[$'Processing Cell Count For Agg'.$E$29]/24*1000000*0.5" office:value-type="float" office:value="-0.000903807996152145">
            <text:p>0.00</text:p>
          </table:table-cell>
          <table:table-cell table:style-name="ce10" table:formula="of:=[$'Metabolite Change'.K9]/[$'Processing Cell Count For Agg'.$E$29]/24*1000000*0.5" office:value-type="float" office:value="-4.03197760553094">
            <text:p>-4.03</text:p>
          </table:table-cell>
          <table:table-cell table:style-name="ce10" table:formula="of:=[$'Metabolite Change'.L9]/[$'Processing Cell Count For Agg'.$E$29]/24*1000000*0.5" office:value-type="float" office:value="-0.00508188013502492">
            <text:p>-0.01</text:p>
          </table:table-cell>
          <table:table-cell table:style-name="ce10" table:formula="of:=[$'Metabolite Change'.M9]/[$'Processing Cell Count For Agg'.$E$29]/24*1000000*0.5" office:value-type="float" office:value="0.0752784400847474">
            <text:p>0.08</text:p>
          </table:table-cell>
          <table:table-cell table:style-name="ce10" table:formula="of:=[$'Metabolite Change'.N9]/[$'Processing Cell Count For Agg'.$E$29]/24*1000000*0.5" office:value-type="float" office:value="-0.824000151903689">
            <text:p>-0.82</text:p>
          </table:table-cell>
          <table:table-cell table:style-name="ce10" table:formula="of:=[$'Metabolite Change'.O9]/[$'Processing Cell Count For Agg'.$E$29]/24*1000000*0.5" office:value-type="float" office:value="-6.10205460810238">
            <text:p>-6.10</text:p>
          </table:table-cell>
          <table:table-cell table:style-name="ce10" table:formula="of:=[$'Metabolite Change'.P9]/[$'Processing Cell Count For Agg'.$E$29]/24*1000000*0.5" office:value-type="float" office:value="-48.5333563845957">
            <text:p>-48.53</text:p>
          </table:table-cell>
          <table:table-cell table:style-name="ce10" table:formula="of:=[$'Metabolite Change'.Q9]/[$'Processing Cell Count For Agg'.$E$29]/24*1000000*0.5" office:value-type="float" office:value="-0.0729640845710362">
            <text:p>-0.07</text:p>
          </table:table-cell>
          <table:table-cell table:style-name="ce10" table:formula="of:=[$'Metabolite Change'.R9]/[$'Processing Cell Count For Agg'.$E$29]/24*1000000*0.5" office:value-type="float" office:value="-0.0425111774065672">
            <text:p>-0.04</text:p>
          </table:table-cell>
          <table:table-cell table:style-name="ce10" table:formula="of:=[$'Metabolite Change'.S9]/[$'Processing Cell Count For Agg'.$E$29]/24*1000000*0.5" office:value-type="float" office:value="0">
            <text:p>#DIV/0!</text:p>
          </table:table-cell>
          <table:table-cell table:style-name="ce10" table:formula="of:=[$'Metabolite Change'.T9]/[$'Processing Cell Count For Agg'.$E$29]/24*1000000*0.5" office:value-type="float" office:value="0.735235851984927">
            <text:p>0.74</text:p>
          </table:table-cell>
          <table:table-cell table:style-name="ce10" table:formula="of:=[$'Metabolite Change'.U9]/[$'Processing Cell Count For Agg'.$E$29]/24*1000000*0.5" office:value-type="float" office:value="0.09442835714765">
            <text:p>0.09</text:p>
          </table:table-cell>
          <table:table-cell table:style-name="ce10" table:formula="of:=[$'Metabolite Change'.V9]/[$'Processing Cell Count For Agg'.$E$29]/24*1000000*0.5" office:value-type="float" office:value="-0.0551541917480807">
            <text:p>-0.06</text:p>
          </table:table-cell>
          <table:table-cell table:style-name="ce10" table:formula="of:=[$'Metabolite Change'.W9]/[$'Processing Cell Count For Agg'.$E$29]/24*1000000*0.5" office:value-type="float" office:value="7.88378819099481">
            <text:p>7.88</text:p>
          </table:table-cell>
          <table:table-cell table:style-name="ce10" table:formula="of:=[$'Metabolite Change'.X9]/[$'Processing Cell Count For Agg'.$E$29]/24*1000000*0.5" office:value-type="float" office:value="0.0259443152919195">
            <text:p>0.03</text:p>
          </table:table-cell>
          <table:table-cell table:style-name="ce10" table:formula="of:=[$'Metabolite Change'.Y9]/[$'Processing Cell Count For Agg'.$E$29]/24*1000000*0.5" office:value-type="float" office:value="13.528044367913">
            <text:p>13.53</text:p>
          </table:table-cell>
          <table:table-cell table:style-name="ce10" table:formula="of:=[$'Metabolite Change'.Z9]/[$'Processing Cell Count For Agg'.$E$29]/24*1000000*0.5" office:value-type="float" office:value="-0.0010721053481688">
            <text:p>0.00</text:p>
          </table:table-cell>
          <table:table-cell table:style-name="ce10" table:formula="of:=[$'Metabolite Change'.AA9]/[$'Processing Cell Count For Agg'.$E$29]/24*1000000*0.5" office:value-type="float" office:value="-3.14501311467374">
            <text:p>-3.15</text:p>
          </table:table-cell>
          <table:table-cell table:style-name="ce10" table:formula="of:=[$'Metabolite Change'.AB9]/[$'Processing Cell Count For Agg'.$E$29]/24*1000000*0.5" office:value-type="float" office:value="-2.64164587949805">
            <text:p>-2.64</text:p>
          </table:table-cell>
          <table:table-cell table:style-name="ce10" table:formula="of:=[$'Metabolite Change'.AC9]/[$'Processing Cell Count For Agg'.$E$29]/24*1000000*0.5" office:value-type="float" office:value="0">
            <text:p>#DIV/0!</text:p>
          </table:table-cell>
          <table:table-cell table:style-name="ce10" table:formula="of:=[$'Metabolite Change'.AD9]/[$'Processing Cell Count For Agg'.$E$29]/24*1000000*0.5" office:value-type="float" office:value="0">
            <text:p>#DIV/0!</text:p>
          </table:table-cell>
          <table:table-cell table:style-name="ce10" table:formula="of:=[$'Metabolite Change'.AE9]/[$'Processing Cell Count For Agg'.$E$29]/24*1000000*0.5" office:value-type="float" office:value="0.00211183699575282">
            <text:p>0.00</text:p>
          </table:table-cell>
          <table:table-cell table:style-name="ce10" table:formula="of:=[$'Metabolite Change'.AF9]/[$'Processing Cell Count For Agg'.$E$29]/24*1000000*0.5" office:value-type="float" office:value="0.00394888141131574">
            <text:p>0.00</text:p>
          </table:table-cell>
          <table:table-cell table:style-name="ce10" table:formula="of:=[$'Metabolite Change'.AG9]/[$'Processing Cell Count For Agg'.$E$29]/24*1000000*0.5" office:value-type="float" office:value="0">
            <text:p>#DIV/0!</text:p>
          </table:table-cell>
          <table:table-cell table:style-name="ce10" table:formula="of:=[$'Metabolite Change'.AH9]/[$'Processing Cell Count For Agg'.$E$29]/24*1000000*0.5" office:value-type="float" office:value="-0.00969314051368002">
            <text:p>-0.01</text:p>
          </table:table-cell>
          <table:table-cell table:style-name="ce10" table:formula="of:=[$'Metabolite Change'.AI9]/[$'Processing Cell Count For Agg'.$E$29]/24*1000000*0.5" office:value-type="float" office:value="2.15325941607439">
            <text:p>2.15</text:p>
          </table:table-cell>
          <table:table-cell table:style-name="ce10" table:formula="of:=[$'Metabolite Change'.AJ9]/[$'Processing Cell Count For Agg'.$E$29]/24*1000000*0.5" office:value-type="float" office:value="0.875505215693511">
            <text:p>0.88</text:p>
          </table:table-cell>
          <table:table-cell table:style-name="ce10" table:formula="of:=[$'Metabolite Change'.AK9]/[$'Processing Cell Count For Agg'.$E$29]/24*1000000*0.5" office:value-type="float" office:value="0">
            <text:p>#DIV/0!</text:p>
          </table:table-cell>
          <table:table-cell table:style-name="ce10" table:formula="of:=[$'Metabolite Change'.AL9]/[$'Processing Cell Count For Agg'.$E$29]/24*1000000*0.5" office:value-type="float" office:value="-0.557053198130855">
            <text:p>-0.56</text:p>
          </table:table-cell>
          <table:table-cell table:style-name="ce10" table:formula="of:=[$'Metabolite Change'.AM9]/[$'Processing Cell Count For Agg'.$E$29]/24*1000000*0.5" office:value-type="float" office:value="0.0585720347723246">
            <text:p>0.06</text:p>
          </table:table-cell>
          <table:table-cell table:style-name="ce10" table:formula="of:=[$'Metabolite Change'.AN9]/[$'Processing Cell Count For Agg'.$E$29]/24*1000000*0.5" office:value-type="float" office:value="-4.32407294481093">
            <text:p>-4.32</text:p>
          </table:table-cell>
          <table:table-cell table:style-name="ce10" table:formula="of:=[$'Metabolite Change'.AO9]/[$'Processing Cell Count For Agg'.$E$29]/24*1000000*0.5" office:value-type="float" office:value="-1.42231269822571">
            <text:p>-1.42</text:p>
          </table:table-cell>
          <table:table-cell table:style-name="ce10" table:formula="of:=[$'Metabolite Change'.AP9]/[$'Processing Cell Count For Agg'.$E$29]/24*1000000*0.5" office:value-type="float" office:value="-1.44192957732178">
            <text:p>-1.44</text:p>
          </table:table-cell>
          <table:table-cell table:style-name="ce10" table:formula="of:=[$'Metabolite Change'.AQ9]/[$'Processing Cell Count For Agg'.$E$29]/24*1000000*0.5" office:value-type="float" office:value="0.00367717322727275">
            <text:p>0.00</text:p>
          </table:table-cell>
          <table:table-cell table:style-name="ce10" table:formula="of:=[$'Metabolite Change'.AR9]/[$'Processing Cell Count For Agg'.$E$29]/24*1000000*0.5" office:value-type="float" office:value="-0.000884128857074044">
            <text:p>0.00</text:p>
          </table:table-cell>
          <table:table-cell table:style-name="ce10" table:formula="of:=[$'Metabolite Change'.AS9]/[$'Processing Cell Count For Agg'.$E$29]/24*1000000*0.5" office:value-type="float" office:value="-2.43754637049406">
            <text:p>-2.44</text:p>
          </table:table-cell>
          <table:table-cell table:style-name="ce10" table:formula="of:=[$'Metabolite Change'.AT9]/[$'Processing Cell Count For Agg'.$E$29]/24*1000000*0.5" office:value-type="float" office:value="-2.63140637913345">
            <text:p>-2.63</text:p>
          </table:table-cell>
          <table:table-cell table:style-name="ce10" table:formula="of:=[$'Metabolite Change'.AU9]/[$'Processing Cell Count For Agg'.$E$29]/24*1000000*0.5" office:value-type="float" office:value="-4.4970847375544">
            <text:p>-4.50</text:p>
          </table:table-cell>
          <table:table-cell table:style-name="ce10" table:formula="of:=[$'Metabolite Change'.AV9]/[$'Processing Cell Count For Agg'.$E$29]/24*1000000*0.5" office:value-type="float" office:value="-1.65960025178422">
            <text:p>-1.66</text:p>
          </table:table-cell>
          <table:table-cell table:style-name="ce10" table:formula="of:=[$'Metabolite Change'.AW9]/[$'Processing Cell Count For Agg'.$E$29]/24*1000000*0.5" office:value-type="float" office:value="-0.444392570243837">
            <text:p>-0.44</text:p>
          </table:table-cell>
          <table:table-cell table:number-columns-repeated="97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C</text:p>
          </table:table-cell>
          <table:table-cell table:style-name="ce10" table:formula="of:=[$'Metabolite Change'.C10]/[$'Processing Cell Count For Agg'.$E$29]/24*1000000*0.5" office:value-type="float" office:value="-204.874842113757">
            <text:p>-204.87</text:p>
          </table:table-cell>
          <table:table-cell table:style-name="ce10" table:formula="of:=[$'Metabolite Change'.D10]/[$'Processing Cell Count For Agg'.$E$29]/24*1000000*0.5" office:value-type="float" office:value="211.66286399102">
            <text:p>211.66</text:p>
          </table:table-cell>
          <table:table-cell table:style-name="ce10" table:formula="of:=[$'Metabolite Change'.E10]/[$'Processing Cell Count For Agg'.$E$29]/24*1000000*0.5" office:value-type="float" office:value="-0.965652050592243">
            <text:p>-0.97</text:p>
          </table:table-cell>
          <table:table-cell table:style-name="ce10" table:formula="of:=[$'Metabolite Change'.F10]/[$'Processing Cell Count For Agg'.$E$29]/24*1000000*0.5" office:value-type="float" office:value="0.00462578371186646">
            <text:p>0.00</text:p>
          </table:table-cell>
          <table:table-cell table:style-name="ce10" table:formula="of:=[$'Metabolite Change'.G10]/[$'Processing Cell Count For Agg'.$E$29]/24*1000000*0.5" office:value-type="float" office:value="0.0200520494752567">
            <text:p>0.02</text:p>
          </table:table-cell>
          <table:table-cell table:style-name="ce10" table:formula="of:=[$'Metabolite Change'.H10]/[$'Processing Cell Count For Agg'.$E$29]/24*1000000*0.5" office:value-type="float" office:value="-0.0037192179911407">
            <text:p>0.00</text:p>
          </table:table-cell>
          <table:table-cell table:style-name="ce10" table:formula="of:=[$'Metabolite Change'.I10]/[$'Processing Cell Count For Agg'.$E$29]/24*1000000*0.5" office:value-type="float" office:value="-1.84822596737831">
            <text:p>-1.85</text:p>
          </table:table-cell>
          <table:table-cell table:style-name="ce10" table:formula="of:=[$'Metabolite Change'.J10]/[$'Processing Cell Count For Agg'.$E$29]/24*1000000*0.5" office:value-type="float" office:value="0.00437101646506204">
            <text:p>0.00</text:p>
          </table:table-cell>
          <table:table-cell table:style-name="ce10" table:formula="of:=[$'Metabolite Change'.K10]/[$'Processing Cell Count For Agg'.$E$29]/24*1000000*0.5" office:value-type="float" office:value="-4.13850720603988">
            <text:p>-4.14</text:p>
          </table:table-cell>
          <table:table-cell table:style-name="ce10" table:formula="of:=[$'Metabolite Change'.L10]/[$'Processing Cell Count For Agg'.$E$29]/24*1000000*0.5" office:value-type="float" office:value="-0.000727749271446681">
            <text:p>0.00</text:p>
          </table:table-cell>
          <table:table-cell table:style-name="ce10" table:formula="of:=[$'Metabolite Change'.M10]/[$'Processing Cell Count For Agg'.$E$29]/24*1000000*0.5" office:value-type="float" office:value="0.00559114783291276">
            <text:p>0.01</text:p>
          </table:table-cell>
          <table:table-cell table:style-name="ce10" table:formula="of:=[$'Metabolite Change'.N10]/[$'Processing Cell Count For Agg'.$E$29]/24*1000000*0.5" office:value-type="float" office:value="-1.13511086390833">
            <text:p>-1.14</text:p>
          </table:table-cell>
          <table:table-cell table:style-name="ce10" table:formula="of:=[$'Metabolite Change'.O10]/[$'Processing Cell Count For Agg'.$E$29]/24*1000000*0.5" office:value-type="float" office:value="-5.3928917923915">
            <text:p>-5.39</text:p>
          </table:table-cell>
          <table:table-cell table:style-name="ce10" table:formula="of:=[$'Metabolite Change'.P10]/[$'Processing Cell Count For Agg'.$E$29]/24*1000000*0.5" office:value-type="float" office:value="-47.417945751404">
            <text:p>-47.42</text:p>
          </table:table-cell>
          <table:table-cell table:style-name="ce10" table:formula="of:=[$'Metabolite Change'.Q10]/[$'Processing Cell Count For Agg'.$E$29]/24*1000000*0.5" office:value-type="float" office:value="-0.035360310483091">
            <text:p>-0.04</text:p>
          </table:table-cell>
          <table:table-cell table:style-name="ce10" table:formula="of:=[$'Metabolite Change'.R10]/[$'Processing Cell Count For Agg'.$E$29]/24*1000000*0.5" office:value-type="float" office:value="-0.039935946326334">
            <text:p>-0.04</text:p>
          </table:table-cell>
          <table:table-cell table:style-name="ce10" table:formula="of:=[$'Metabolite Change'.S10]/[$'Processing Cell Count For Agg'.$E$29]/24*1000000*0.5" office:value-type="float" office:value="0">
            <text:p>#DIV/0!</text:p>
          </table:table-cell>
          <table:table-cell table:style-name="ce10" table:formula="of:=[$'Metabolite Change'.T10]/[$'Processing Cell Count For Agg'.$E$29]/24*1000000*0.5" office:value-type="float" office:value="0.244891719143653">
            <text:p>0.24</text:p>
          </table:table-cell>
          <table:table-cell table:style-name="ce10" table:formula="of:=[$'Metabolite Change'.U10]/[$'Processing Cell Count For Agg'.$E$29]/24*1000000*0.5" office:value-type="float" office:value="0.225926472994836">
            <text:p>0.23</text:p>
          </table:table-cell>
          <table:table-cell table:style-name="ce10" table:formula="of:=[$'Metabolite Change'.V10]/[$'Processing Cell Count For Agg'.$E$29]/24*1000000*0.5" office:value-type="float" office:value="-0.076124481398358">
            <text:p>-0.08</text:p>
          </table:table-cell>
          <table:table-cell table:style-name="ce10" table:formula="of:=[$'Metabolite Change'.W10]/[$'Processing Cell Count For Agg'.$E$29]/24*1000000*0.5" office:value-type="float" office:value="4.88443424739732">
            <text:p>4.88</text:p>
          </table:table-cell>
          <table:table-cell table:style-name="ce10" table:formula="of:=[$'Metabolite Change'.X10]/[$'Processing Cell Count For Agg'.$E$29]/24*1000000*0.5" office:value-type="float" office:value="-0.012502428575954">
            <text:p>-0.01</text:p>
          </table:table-cell>
          <table:table-cell table:style-name="ce10" table:formula="of:=[$'Metabolite Change'.Y10]/[$'Processing Cell Count For Agg'.$E$29]/24*1000000*0.5" office:value-type="float" office:value="15.9528633197614">
            <text:p>15.95</text:p>
          </table:table-cell>
          <table:table-cell table:style-name="ce10" table:formula="of:=[$'Metabolite Change'.Z10]/[$'Processing Cell Count For Agg'.$E$29]/24*1000000*0.5" office:value-type="float" office:value="-0.000785188342070234">
            <text:p>0.00</text:p>
          </table:table-cell>
          <table:table-cell table:style-name="ce10" table:formula="of:=[$'Metabolite Change'.AA10]/[$'Processing Cell Count For Agg'.$E$29]/24*1000000*0.5" office:value-type="float" office:value="-2.92759236211607">
            <text:p>-2.93</text:p>
          </table:table-cell>
          <table:table-cell table:style-name="ce10" table:formula="of:=[$'Metabolite Change'.AB10]/[$'Processing Cell Count For Agg'.$E$29]/24*1000000*0.5" office:value-type="float" office:value="-2.66183797987385">
            <text:p>-2.66</text:p>
          </table:table-cell>
          <table:table-cell table:style-name="ce10" table:formula="of:=[$'Metabolite Change'.AC10]/[$'Processing Cell Count For Agg'.$E$29]/24*1000000*0.5" office:value-type="float" office:value="0">
            <text:p>#DIV/0!</text:p>
          </table:table-cell>
          <table:table-cell table:style-name="ce10" table:formula="of:=[$'Metabolite Change'.AD10]/[$'Processing Cell Count For Agg'.$E$29]/24*1000000*0.5" office:value-type="float" office:value="0">
            <text:p>#DIV/0!</text:p>
          </table:table-cell>
          <table:table-cell table:style-name="ce10" table:formula="of:=[$'Metabolite Change'.AE10]/[$'Processing Cell Count For Agg'.$E$29]/24*1000000*0.5" office:value-type="float" office:value="0.00343232344127497">
            <text:p>0.00</text:p>
          </table:table-cell>
          <table:table-cell table:style-name="ce10" table:formula="of:=[$'Metabolite Change'.AF10]/[$'Processing Cell Count For Agg'.$E$29]/24*1000000*0.5" office:value-type="float" office:value="0.00150539737380046">
            <text:p>0.00</text:p>
          </table:table-cell>
          <table:table-cell table:style-name="ce10" table:formula="of:=[$'Metabolite Change'.AG10]/[$'Processing Cell Count For Agg'.$E$29]/24*1000000*0.5" office:value-type="float" office:value="0">
            <text:p>#DIV/0!</text:p>
          </table:table-cell>
          <table:table-cell table:style-name="ce10" table:formula="of:=[$'Metabolite Change'.AH10]/[$'Processing Cell Count For Agg'.$E$29]/24*1000000*0.5" office:value-type="float" office:value="-0.00809393967833269">
            <text:p>-0.01</text:p>
          </table:table-cell>
          <table:table-cell table:style-name="ce10" table:formula="of:=[$'Metabolite Change'.AI10]/[$'Processing Cell Count For Agg'.$E$29]/24*1000000*0.5" office:value-type="float" office:value="0.671840075776311">
            <text:p>0.67</text:p>
          </table:table-cell>
          <table:table-cell table:style-name="ce10" table:formula="of:=[$'Metabolite Change'.AJ10]/[$'Processing Cell Count For Agg'.$E$29]/24*1000000*0.5" office:value-type="float" office:value="0.340756856959376">
            <text:p>0.34</text:p>
          </table:table-cell>
          <table:table-cell table:style-name="ce10" table:formula="of:=[$'Metabolite Change'.AK10]/[$'Processing Cell Count For Agg'.$E$29]/24*1000000*0.5" office:value-type="float" office:value="0">
            <text:p>#DIV/0!</text:p>
          </table:table-cell>
          <table:table-cell table:style-name="ce10" table:formula="of:=[$'Metabolite Change'.AL10]/[$'Processing Cell Count For Agg'.$E$29]/24*1000000*0.5" office:value-type="float" office:value="-0.728122482090057">
            <text:p>-0.73</text:p>
          </table:table-cell>
          <table:table-cell table:style-name="ce10" table:formula="of:=[$'Metabolite Change'.AM10]/[$'Processing Cell Count For Agg'.$E$29]/24*1000000*0.5" office:value-type="float" office:value="0.0305467778353811">
            <text:p>0.03</text:p>
          </table:table-cell>
          <table:table-cell table:style-name="ce10" table:formula="of:=[$'Metabolite Change'.AN10]/[$'Processing Cell Count For Agg'.$E$29]/24*1000000*0.5" office:value-type="float" office:value="-4.07589516703239">
            <text:p>-4.08</text:p>
          </table:table-cell>
          <table:table-cell table:style-name="ce10" table:formula="of:=[$'Metabolite Change'.AO10]/[$'Processing Cell Count For Agg'.$E$29]/24*1000000*0.5" office:value-type="float" office:value="-1.28535289882757">
            <text:p>-1.29</text:p>
          </table:table-cell>
          <table:table-cell table:style-name="ce10" table:formula="of:=[$'Metabolite Change'.AP10]/[$'Processing Cell Count For Agg'.$E$29]/24*1000000*0.5" office:value-type="float" office:value="-1.34865097891467">
            <text:p>-1.35</text:p>
          </table:table-cell>
          <table:table-cell table:style-name="ce10" table:formula="of:=[$'Metabolite Change'.AQ10]/[$'Processing Cell Count For Agg'.$E$29]/24*1000000*0.5" office:value-type="float" office:value="0.00287250656470941">
            <text:p>0.00</text:p>
          </table:table-cell>
          <table:table-cell table:style-name="ce10" table:formula="of:=[$'Metabolite Change'.AR10]/[$'Processing Cell Count For Agg'.$E$29]/24*1000000*0.5" office:value-type="float" office:value="0.000288367242811269">
            <text:p>0.00</text:p>
          </table:table-cell>
          <table:table-cell table:style-name="ce10" table:formula="of:=[$'Metabolite Change'.AS10]/[$'Processing Cell Count For Agg'.$E$29]/24*1000000*0.5" office:value-type="float" office:value="-2.14260263527081">
            <text:p>-2.14</text:p>
          </table:table-cell>
          <table:table-cell table:style-name="ce10" table:formula="of:=[$'Metabolite Change'.AT10]/[$'Processing Cell Count For Agg'.$E$29]/24*1000000*0.5" office:value-type="float" office:value="-2.31300553320632">
            <text:p>-2.31</text:p>
          </table:table-cell>
          <table:table-cell table:style-name="ce10" table:formula="of:=[$'Metabolite Change'.AU10]/[$'Processing Cell Count For Agg'.$E$29]/24*1000000*0.5" office:value-type="float" office:value="-4.32156219153137">
            <text:p>-4.32</text:p>
          </table:table-cell>
          <table:table-cell table:style-name="ce10" table:formula="of:=[$'Metabolite Change'.AV10]/[$'Processing Cell Count For Agg'.$E$29]/24*1000000*0.5" office:value-type="float" office:value="-1.56929224111697">
            <text:p>-1.57</text:p>
          </table:table-cell>
          <table:table-cell table:style-name="ce10" table:formula="of:=[$'Metabolite Change'.AW10]/[$'Processing Cell Count For Agg'.$E$29]/24*1000000*0.5" office:value-type="float" office:value="-0.403376210311602">
            <text:p>-0.40</text:p>
          </table:table-cell>
          <table:table-cell table:number-columns-repeated="97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C</text:p>
          </table:table-cell>
          <table:table-cell table:style-name="ce10" table:formula="of:=[$'Metabolite Change'.C11]/[$'Processing Cell Count For Agg'.$E$29]/24*1000000*0.5" office:value-type="float" office:value="-198.549639909944">
            <text:p>-198.55</text:p>
          </table:table-cell>
          <table:table-cell table:style-name="ce10" table:formula="of:=[$'Metabolite Change'.D11]/[$'Processing Cell Count For Agg'.$E$29]/24*1000000*0.5" office:value-type="float" office:value="194.229989624413">
            <text:p>194.23</text:p>
          </table:table-cell>
          <table:table-cell table:style-name="ce10" table:formula="of:=[$'Metabolite Change'.E11]/[$'Processing Cell Count For Agg'.$E$29]/24*1000000*0.5" office:value-type="float" office:value="-1.45321555404014">
            <text:p>-1.45</text:p>
          </table:table-cell>
          <table:table-cell table:style-name="ce10" table:formula="of:=[$'Metabolite Change'.F11]/[$'Processing Cell Count For Agg'.$E$29]/24*1000000*0.5" office:value-type="float" office:value="-0.00222915679221034">
            <text:p>0.00</text:p>
          </table:table-cell>
          <table:table-cell table:style-name="ce10" table:formula="of:=[$'Metabolite Change'.G11]/[$'Processing Cell Count For Agg'.$E$29]/24*1000000*0.5" office:value-type="float" office:value="-0.437719058231084">
            <text:p>-0.44</text:p>
          </table:table-cell>
          <table:table-cell table:style-name="ce10" table:formula="of:=[$'Metabolite Change'.H11]/[$'Processing Cell Count For Agg'.$E$29]/24*1000000*0.5" office:value-type="float" office:value="-0.00366646318164431">
            <text:p>0.00</text:p>
          </table:table-cell>
          <table:table-cell table:style-name="ce10" table:formula="of:=[$'Metabolite Change'.I11]/[$'Processing Cell Count For Agg'.$E$29]/24*1000000*0.5" office:value-type="float" office:value="-2.72957316996916">
            <text:p>-2.73</text:p>
          </table:table-cell>
          <table:table-cell table:style-name="ce10" table:formula="of:=[$'Metabolite Change'.J11]/[$'Processing Cell Count For Agg'.$E$29]/24*1000000*0.5" office:value-type="float" office:value="-0.00301789701085717">
            <text:p>0.00</text:p>
          </table:table-cell>
          <table:table-cell table:style-name="ce10" table:formula="of:=[$'Metabolite Change'.K11]/[$'Processing Cell Count For Agg'.$E$29]/24*1000000*0.5" office:value-type="float" office:value="-6.18230714886088">
            <text:p>-6.18</text:p>
          </table:table-cell>
          <table:table-cell table:style-name="ce10" table:formula="of:=[$'Metabolite Change'.L11]/[$'Processing Cell Count For Agg'.$E$29]/24*1000000*0.5" office:value-type="float" office:value="-0.00616072454545601">
            <text:p>-0.01</text:p>
          </table:table-cell>
          <table:table-cell table:style-name="ce10" table:formula="of:=[$'Metabolite Change'.M11]/[$'Processing Cell Count For Agg'.$E$29]/24*1000000*0.5" office:value-type="float" office:value="-0.174904080357259">
            <text:p>-0.17</text:p>
          </table:table-cell>
          <table:table-cell table:style-name="ce10" table:formula="of:=[$'Metabolite Change'.N11]/[$'Processing Cell Count For Agg'.$E$29]/24*1000000*0.5" office:value-type="float" office:value="-0.888887855303544">
            <text:p>-0.89</text:p>
          </table:table-cell>
          <table:table-cell table:style-name="ce10" table:formula="of:=[$'Metabolite Change'.O11]/[$'Processing Cell Count For Agg'.$E$29]/24*1000000*0.5" office:value-type="float" office:value="-6.38737551165739">
            <text:p>-6.39</text:p>
          </table:table-cell>
          <table:table-cell table:style-name="ce10" table:formula="of:=[$'Metabolite Change'.P11]/[$'Processing Cell Count For Agg'.$E$29]/24*1000000*0.5" office:value-type="float" office:value="-57.6801061692188">
            <text:p>-57.68</text:p>
          </table:table-cell>
          <table:table-cell table:style-name="ce10" table:formula="of:=[$'Metabolite Change'.Q11]/[$'Processing Cell Count For Agg'.$E$29]/24*1000000*0.5" office:value-type="float" office:value="-0.0395358304184035">
            <text:p>-0.04</text:p>
          </table:table-cell>
          <table:table-cell table:style-name="ce10" table:formula="of:=[$'Metabolite Change'.R11]/[$'Processing Cell Count For Agg'.$E$29]/24*1000000*0.5" office:value-type="float" office:value="-0.0468506534639937">
            <text:p>-0.05</text:p>
          </table:table-cell>
          <table:table-cell table:style-name="ce10" table:formula="of:=[$'Metabolite Change'.S11]/[$'Processing Cell Count For Agg'.$E$29]/24*1000000*0.5" office:value-type="float" office:value="0">
            <text:p>#DIV/0!</text:p>
          </table:table-cell>
          <table:table-cell table:style-name="ce10" table:formula="of:=[$'Metabolite Change'.T11]/[$'Processing Cell Count For Agg'.$E$29]/24*1000000*0.5" office:value-type="float" office:value="-0.12258416042287">
            <text:p>-0.12</text:p>
          </table:table-cell>
          <table:table-cell table:style-name="ce10" table:formula="of:=[$'Metabolite Change'.U11]/[$'Processing Cell Count For Agg'.$E$29]/24*1000000*0.5" office:value-type="float" office:value="-0.276316287090905">
            <text:p>-0.28</text:p>
          </table:table-cell>
          <table:table-cell table:style-name="ce10" table:formula="of:=[$'Metabolite Change'.V11]/[$'Processing Cell Count For Agg'.$E$29]/24*1000000*0.5" office:value-type="float" office:value="-0.110093040974489">
            <text:p>-0.11</text:p>
          </table:table-cell>
          <table:table-cell table:style-name="ce10" table:formula="of:=[$'Metabolite Change'.W11]/[$'Processing Cell Count For Agg'.$E$29]/24*1000000*0.5" office:value-type="float" office:value="2.48955064722053">
            <text:p>2.49</text:p>
          </table:table-cell>
          <table:table-cell table:style-name="ce10" table:formula="of:=[$'Metabolite Change'.X11]/[$'Processing Cell Count For Agg'.$E$29]/24*1000000*0.5" office:value-type="float" office:value="-0.0156134440958074">
            <text:p>-0.02</text:p>
          </table:table-cell>
          <table:table-cell table:style-name="ce10" table:formula="of:=[$'Metabolite Change'.Y11]/[$'Processing Cell Count For Agg'.$E$29]/24*1000000*0.5" office:value-type="float" office:value="18.0252547028437">
            <text:p>18.03</text:p>
          </table:table-cell>
          <table:table-cell table:style-name="ce10" table:formula="of:=[$'Metabolite Change'.Z11]/[$'Processing Cell Count For Agg'.$E$29]/24*1000000*0.5" office:value-type="float" office:value="-0.00470014257579219">
            <text:p>0.00</text:p>
          </table:table-cell>
          <table:table-cell table:style-name="ce10" table:formula="of:=[$'Metabolite Change'.AA11]/[$'Processing Cell Count For Agg'.$E$29]/24*1000000*0.5" office:value-type="float" office:value="-3.80825666879102">
            <text:p>-3.81</text:p>
          </table:table-cell>
          <table:table-cell table:style-name="ce10" table:formula="of:=[$'Metabolite Change'.AB11]/[$'Processing Cell Count For Agg'.$E$29]/24*1000000*0.5" office:value-type="float" office:value="-3.26112871422516">
            <text:p>-3.26</text:p>
          </table:table-cell>
          <table:table-cell table:style-name="ce10" table:formula="of:=[$'Metabolite Change'.AC11]/[$'Processing Cell Count For Agg'.$E$29]/24*1000000*0.5" office:value-type="float" office:value="0">
            <text:p>#DIV/0!</text:p>
          </table:table-cell>
          <table:table-cell table:style-name="ce10" table:formula="of:=[$'Metabolite Change'.AD11]/[$'Processing Cell Count For Agg'.$E$29]/24*1000000*0.5" office:value-type="float" office:value="0">
            <text:p>#DIV/0!</text:p>
          </table:table-cell>
          <table:table-cell table:style-name="ce10" table:formula="of:=[$'Metabolite Change'.AE11]/[$'Processing Cell Count For Agg'.$E$29]/24*1000000*0.5" office:value-type="float" office:value="-0.0010540642968441">
            <text:p>0.00</text:p>
          </table:table-cell>
          <table:table-cell table:style-name="ce10" table:formula="of:=[$'Metabolite Change'.AF11]/[$'Processing Cell Count For Agg'.$E$29]/24*1000000*0.5" office:value-type="float" office:value="-0.00733781859494731">
            <text:p>-0.01</text:p>
          </table:table-cell>
          <table:table-cell table:style-name="ce10" table:formula="of:=[$'Metabolite Change'.AG11]/[$'Processing Cell Count For Agg'.$E$29]/24*1000000*0.5" office:value-type="float" office:value="0">
            <text:p>#DIV/0!</text:p>
          </table:table-cell>
          <table:table-cell table:style-name="ce10" table:formula="of:=[$'Metabolite Change'.AH11]/[$'Processing Cell Count For Agg'.$E$29]/24*1000000*0.5" office:value-type="float" office:value="-0.013678379586927">
            <text:p>-0.01</text:p>
          </table:table-cell>
          <table:table-cell table:style-name="ce10" table:formula="of:=[$'Metabolite Change'.AI11]/[$'Processing Cell Count For Agg'.$E$29]/24*1000000*0.5" office:value-type="float" office:value="-0.351258811072648">
            <text:p>-0.35</text:p>
          </table:table-cell>
          <table:table-cell table:style-name="ce10" table:formula="of:=[$'Metabolite Change'.AJ11]/[$'Processing Cell Count For Agg'.$E$29]/24*1000000*0.5" office:value-type="float" office:value="-0.701006653479832">
            <text:p>-0.70</text:p>
          </table:table-cell>
          <table:table-cell table:style-name="ce10" table:formula="of:=[$'Metabolite Change'.AK11]/[$'Processing Cell Count For Agg'.$E$29]/24*1000000*0.5" office:value-type="float" office:value="0">
            <text:p>#DIV/0!</text:p>
          </table:table-cell>
          <table:table-cell table:style-name="ce10" table:formula="of:=[$'Metabolite Change'.AL11]/[$'Processing Cell Count For Agg'.$E$29]/24*1000000*0.5" office:value-type="float" office:value="-1.32017772004783">
            <text:p>-1.32</text:p>
          </table:table-cell>
          <table:table-cell table:style-name="ce10" table:formula="of:=[$'Metabolite Change'.AM11]/[$'Processing Cell Count For Agg'.$E$29]/24*1000000*0.5" office:value-type="float" office:value="-0.0044000290797845">
            <text:p>0.00</text:p>
          </table:table-cell>
          <table:table-cell table:style-name="ce10" table:formula="of:=[$'Metabolite Change'.AN11]/[$'Processing Cell Count For Agg'.$E$29]/24*1000000*0.5" office:value-type="float" office:value="-5.07955328247699">
            <text:p>-5.08</text:p>
          </table:table-cell>
          <table:table-cell table:style-name="ce10" table:formula="of:=[$'Metabolite Change'.AO11]/[$'Processing Cell Count For Agg'.$E$29]/24*1000000*0.5" office:value-type="float" office:value="-1.7354888435422">
            <text:p>-1.74</text:p>
          </table:table-cell>
          <table:table-cell table:style-name="ce10" table:formula="of:=[$'Metabolite Change'.AP11]/[$'Processing Cell Count For Agg'.$E$29]/24*1000000*0.5" office:value-type="float" office:value="-1.70219693632334">
            <text:p>-1.70</text:p>
          </table:table-cell>
          <table:table-cell table:style-name="ce10" table:formula="of:=[$'Metabolite Change'.AQ11]/[$'Processing Cell Count For Agg'.$E$29]/24*1000000*0.5" office:value-type="float" office:value="0.00248182612463606">
            <text:p>0.00</text:p>
          </table:table-cell>
          <table:table-cell table:style-name="ce10" table:formula="of:=[$'Metabolite Change'.AR11]/[$'Processing Cell Count For Agg'.$E$29]/24*1000000*0.5" office:value-type="float" office:value="-0.00635633991535223">
            <text:p>-0.01</text:p>
          </table:table-cell>
          <table:table-cell table:style-name="ce10" table:formula="of:=[$'Metabolite Change'.AS11]/[$'Processing Cell Count For Agg'.$E$29]/24*1000000*0.5" office:value-type="float" office:value="-4.19833496671938">
            <text:p>-4.20</text:p>
          </table:table-cell>
          <table:table-cell table:style-name="ce10" table:formula="of:=[$'Metabolite Change'.AT11]/[$'Processing Cell Count For Agg'.$E$29]/24*1000000*0.5" office:value-type="float" office:value="-4.5322318979824">
            <text:p>-4.53</text:p>
          </table:table-cell>
          <table:table-cell table:style-name="ce10" table:formula="of:=[$'Metabolite Change'.AU11]/[$'Processing Cell Count For Agg'.$E$29]/24*1000000*0.5" office:value-type="float" office:value="-5.2476673910267">
            <text:p>-5.25</text:p>
          </table:table-cell>
          <table:table-cell table:style-name="ce10" table:formula="of:=[$'Metabolite Change'.AV11]/[$'Processing Cell Count For Agg'.$E$29]/24*1000000*0.5" office:value-type="float" office:value="-1.9910615271413">
            <text:p>-1.99</text:p>
          </table:table-cell>
          <table:table-cell table:style-name="ce10" table:formula="of:=[$'Metabolite Change'.AW11]/[$'Processing Cell Count For Agg'.$E$29]/24*1000000*0.5" office:value-type="float" office:value="-0.503375112008327">
            <text:p>-0.50</text:p>
          </table:table-cell>
          <table:table-cell table:number-columns-repeated="975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aggregate" table:style-name="ta10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Mouse Number</text:p>
          </table:table-cell>
          <table:table-cell office:value-type="string">
            <text:p>Strain</text:p>
          </table:table-cell>
          <table:table-cell table:style-name="ce8"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6</text:p>
          </table:table-cell>
          <table:table-cell table:style-name="ce15" table:formula="of:=LN(2)/(24/[$'Processing Cell Count For Agg'.$B$28])" office:value-type="float" office:value="0.0562798874565543">
            <text:p>0.05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6</text:p>
          </table:table-cell>
          <table:table-cell table:style-name="ce15" table:formula="of:=LN(2)/(24/[$'Processing Cell Count For Agg'.$B$28])" office:value-type="float" office:value="0.0562798874565543">
            <text:p>0.056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6</text:p>
          </table:table-cell>
          <table:table-cell table:style-name="ce15" table:formula="of:=LN(2)/(24/[$'Processing Cell Count For Agg'.$B$28])" office:value-type="float" office:value="0.0562798874565543">
            <text:p>0.056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6</text:p>
          </table:table-cell>
          <table:table-cell table:style-name="ce15" table:formula="of:=LN(2)/(24/[$'Processing Cell Count For Agg'.$B$28])" office:value-type="float" office:value="0.0562798874565543">
            <text:p>0.056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C</text:p>
          </table:table-cell>
          <table:table-cell table:style-name="ce15" table:formula="of:=LN(2)/(24/[$'Processing Cell Count For Agg'.$B$29])" office:value-type="float" office:value="0.0786362901276843">
            <text:p>0.07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C</text:p>
          </table:table-cell>
          <table:table-cell table:style-name="ce15" table:formula="of:=LN(2)/(24/[$'Processing Cell Count For Agg'.$B$29])" office:value-type="float" office:value="0.0786362901276843">
            <text:p>0.079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C</text:p>
          </table:table-cell>
          <table:table-cell table:style-name="ce15" table:formula="of:=LN(2)/(24/[$'Processing Cell Count For Agg'.$B$29])" office:value-type="float" office:value="0.0786362901276843">
            <text:p>0.079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C</text:p>
          </table:table-cell>
          <table:table-cell table:style-name="ce15" table:formula="of:=LN(2)/(24/[$'Processing Cell Count For Agg'.$B$29])" office:value-type="float" office:value="0.0786362901276843">
            <text:p>0.079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_analysis" table:style-name="ta1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Mouse Number</text:p>
          </table:table-cell>
          <table:table-cell office:value-type="string">
            <text:p>Strain</text:p>
          </table:table-cell>
          <table:table-cell table:style-name="ce8" office:value-type="string">
            <text:p>Histidin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6</text:p>
          </table:table-cell>
          <table:table-cell table:formula="of:=[$Flux_Data.E2]" office:value-type="float" office:value="-1.47425783829537">
            <text:p>-1.4742578383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6</text:p>
          </table:table-cell>
          <table:table-cell table:formula="of:=[$Flux_Data.E3]" office:value-type="float" office:value="-1.23790949212147">
            <text:p>-1.237909492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6</text:p>
          </table:table-cell>
          <table:table-cell table:formula="of:=[$Flux_Data.E4]" office:value-type="float" office:value="-0.869926342092552">
            <text:p>-0.869926342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6</text:p>
          </table:table-cell>
          <table:table-cell table:formula="of:=[$Flux_Data.E5]" office:value-type="float" office:value="-0.643612614298454">
            <text:p>-0.6436126143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C</text:p>
          </table:table-cell>
          <table:table-cell table:formula="of:=[$Flux_Data.E6]" office:value-type="float" office:value="-0.670348581924002">
            <text:p>-0.670348581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C</text:p>
          </table:table-cell>
          <table:table-cell table:formula="of:=[$Flux_Data.E7]" office:value-type="float" office:value="-0.9833645442686">
            <text:p>-0.9833645443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C</text:p>
          </table:table-cell>
          <table:table-cell table:formula="of:=[$Flux_Data.E8]" office:value-type="float" office:value="-0.718232338508855">
            <text:p>-0.7182323385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C</text:p>
          </table:table-cell>
          <table:table-cell table:formula="of:=[$Flux_Data.E9]" office:value-type="float" office:value="-0.81746886298315">
            <text:p>-0.817468863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number:number-style style:name="N8141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19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ell_20_Count" style:display-name="PageStyle_Cell 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gral_20_of_20_Cell_20_Curve" style:display-name="PageStyle_Integral of Cell Cur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sing_20_Cell_20_Count_20_For_20_Agg" style:display-name="PageStyle_Processing Cell Count For Ag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gregated_20_Integral_20_of_20_Cell_20_Cur" style:display-name="PageStyle_aggregated Integral of Cell C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s_20_Spec_20_Summary" style:display-name="PageStyle_Mass Spec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MR_5f_Summary" style:display-name="PageStyle_NMR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bolite_20_Change" style:display-name="PageStyle_Metabolite Ch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ux_5f_Data" style:display-name="PageStyle_Flux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ux_5f_data_5f_aggregate" style:display-name="PageStyle_flux_data_aggreg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mass_5f_aggregate" style:display-name="PageStyle_Biomass_aggreg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_5f_analysis" style:display-name="PageStyle_AA_analy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1T19:34:12.90</dc:date>
    <meta:editing-duration>PT22S</meta:editing-duration>
    <meta:editing-cycles>1</meta:editing-cycles>
    <meta:document-statistic meta:table-count="11" meta:cell-count="6460" meta:object-count="0"/>
    <meta:generator>OpenOffice/4.1.14$Win32 OpenOffice.org_project/4114m1$Build-9811</meta:generator>
  </office:meta>
</office:document-meta>
</file>